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13d9545" officeooo:paragraph-rsid="02bfcc86"/>
    </style:style>
    <style:style style:name="P228" style:family="paragraph" style:parent-style-name="Standard">
      <style:paragraph-properties fo:margin-top="0cm" fo:margin-bottom="0cm" loext:contextual-spacing="false"/>
      <style:text-properties officeooo:rsid="0141103c" officeooo:paragraph-rsid="02bfcc86"/>
    </style:style>
    <style:style style:name="P229" style:family="paragraph" style:parent-style-name="Standard">
      <style:paragraph-properties fo:margin-top="0cm" fo:margin-bottom="0cm" loext:contextual-spacing="false"/>
      <style:text-properties officeooo:rsid="0279c15c" officeooo:paragraph-rsid="02bfcc86"/>
    </style:style>
    <style:style style:name="P230" style:family="paragraph" style:parent-style-name="Standard">
      <style:paragraph-properties fo:margin-top="0cm" fo:margin-bottom="0cm" loext:contextual-spacing="false"/>
      <style:text-properties officeooo:rsid="027da3a5" officeooo:paragraph-rsid="02bfcc86"/>
    </style:style>
    <style:style style:name="P231" style:family="paragraph" style:parent-style-name="Standard">
      <style:paragraph-properties fo:margin-top="0cm" fo:margin-bottom="0cm" loext:contextual-spacing="false"/>
      <style:text-properties officeooo:rsid="02913156" officeooo:paragraph-rsid="02bfcc86"/>
    </style:style>
    <style:style style:name="P232" style:family="paragraph" style:parent-style-name="Standard">
      <style:paragraph-properties fo:margin-top="0cm" fo:margin-bottom="0cm" loext:contextual-spacing="false"/>
      <style:text-properties officeooo:rsid="011d0ab3" officeooo:paragraph-rsid="02bfcc86"/>
    </style:style>
    <style:style style:name="P233" style:family="paragraph" style:parent-style-name="Standard">
      <style:paragraph-properties fo:margin-top="0cm" fo:margin-bottom="0cm" loext:contextual-spacing="false"/>
      <style:text-properties officeooo:paragraph-rsid="02bfcc86"/>
    </style:style>
    <style:style style:name="P234" style:family="paragraph" style:parent-style-name="Standard">
      <style:paragraph-properties fo:margin-top="0cm" fo:margin-bottom="0cm" loext:contextual-spacing="false"/>
      <style:text-properties officeooo:rsid="02bfcc86" officeooo:paragraph-rsid="02bfcc86"/>
    </style:style>
    <style:style style:name="P235" style:family="paragraph" style:parent-style-name="Standard">
      <style:paragraph-properties fo:margin-top="0cm" fo:margin-bottom="0cm" loext:contextual-spacing="false"/>
      <style:text-properties officeooo:paragraph-rsid="02d0bc9d"/>
    </style:style>
    <style:style style:name="P236" style:family="paragraph" style:parent-style-name="Standard">
      <style:paragraph-properties fo:margin-top="0cm" fo:margin-bottom="0cm" loext:contextual-spacing="false"/>
      <style:text-properties officeooo:rsid="02d0bc9d" officeooo:paragraph-rsid="02d0bc9d"/>
    </style:style>
    <style:style style:name="P237" style:family="paragraph" style:parent-style-name="Standard">
      <style:paragraph-properties fo:margin-top="0cm" fo:margin-bottom="0cm" loext:contextual-spacing="false"/>
      <style:text-properties officeooo:paragraph-rsid="02d21d2b"/>
    </style:style>
    <style:style style:name="P238" style:family="paragraph" style:parent-style-name="Standard">
      <style:paragraph-properties fo:margin-top="0cm" fo:margin-bottom="0cm" loext:contextual-spacing="false"/>
      <style:text-properties officeooo:rsid="02d21d2b" officeooo:paragraph-rsid="02d21d2b"/>
    </style:style>
    <style:style style:name="P239" style:family="paragraph" style:parent-style-name="Standard">
      <style:paragraph-properties fo:margin-top="0cm" fo:margin-bottom="0cm" loext:contextual-spacing="false"/>
      <style:text-properties fo:font-size="7pt" style:font-size-asian="7pt" style:font-size-complex="7pt"/>
    </style:style>
    <style:style style:name="P240" style:family="paragraph" style:parent-style-name="Standard">
      <style:paragraph-properties fo:margin-top="0cm" fo:margin-bottom="0cm" loext:contextual-spacing="false"/>
      <style:text-properties officeooo:rsid="02f12614" officeooo:paragraph-rsid="02f12614"/>
    </style:style>
    <style:style style:name="P241" style:family="paragraph" style:parent-style-name="Standard">
      <style:paragraph-properties fo:margin-top="0cm" fo:margin-bottom="0cm" loext:contextual-spacing="false"/>
      <style:text-properties officeooo:rsid="0198e463" officeooo:paragraph-rsid="0198e463"/>
    </style:style>
    <style:style style:name="P242" style:family="paragraph" style:parent-style-name="Standard">
      <style:paragraph-properties fo:margin-top="0cm" fo:margin-bottom="0cm" loext:contextual-spacing="false"/>
      <style:text-properties officeooo:rsid="019b50e6" officeooo:paragraph-rsid="019b50e6"/>
    </style:style>
    <style:style style:name="P243" style:family="paragraph" style:parent-style-name="Standard">
      <style:paragraph-properties fo:margin-top="0cm" fo:margin-bottom="0cm" loext:contextual-spacing="false"/>
      <style:text-properties officeooo:rsid="019b50e6" officeooo:paragraph-rsid="019d35f3"/>
    </style:style>
    <style:style style:name="P244" style:family="paragraph" style:parent-style-name="Standard">
      <style:paragraph-properties fo:margin-top="0cm" fo:margin-bottom="0cm" loext:contextual-spacing="false"/>
      <style:text-properties officeooo:rsid="019b50e6" officeooo:paragraph-rsid="019d3b7a"/>
    </style:style>
    <style:style style:name="P245" style:family="paragraph" style:parent-style-name="Standard">
      <style:paragraph-properties fo:margin-top="0cm" fo:margin-bottom="0cm" loext:contextual-spacing="false"/>
      <style:text-properties officeooo:rsid="02818d38" officeooo:paragraph-rsid="02bfcc86"/>
    </style:style>
    <style:style style:name="P246" style:family="paragraph" style:parent-style-name="Standard">
      <style:paragraph-properties fo:margin-top="0cm" fo:margin-bottom="0cm" loext:contextual-spacing="false"/>
      <style:text-properties officeooo:rsid="02fb9ed8" officeooo:paragraph-rsid="02fb9ed8"/>
    </style:style>
    <style:style style:name="P247" style:family="paragraph" style:parent-style-name="Standard">
      <style:paragraph-properties fo:margin-top="0cm" fo:margin-bottom="0cm" loext:contextual-spacing="false"/>
      <style:text-properties officeooo:rsid="02fe2529" officeooo:paragraph-rsid="02fe2529"/>
    </style:style>
    <style:style style:name="P248" style:family="paragraph" style:parent-style-name="Standard">
      <style:paragraph-properties fo:margin-top="0cm" fo:margin-bottom="0cm" loext:contextual-spacing="false"/>
      <style:text-properties officeooo:rsid="02ff4117" officeooo:paragraph-rsid="02ff4117"/>
    </style:style>
    <style:style style:name="P249" style:family="paragraph" style:parent-style-name="Standard">
      <style:paragraph-properties fo:margin-top="0cm" fo:margin-bottom="0cm" loext:contextual-spacing="false"/>
      <style:text-properties officeooo:rsid="03006d88" officeooo:paragraph-rsid="03006d88"/>
    </style:style>
    <style:style style:name="P250" style:family="paragraph" style:parent-style-name="Standard">
      <style:paragraph-properties fo:margin-top="0cm" fo:margin-bottom="0cm" loext:contextual-spacing="false"/>
      <style:text-properties officeooo:paragraph-rsid="01c622e8"/>
    </style:style>
    <style:style style:name="P251" style:family="paragraph" style:parent-style-name="Standard">
      <style:paragraph-properties fo:margin-top="0cm" fo:margin-bottom="0cm" loext:contextual-spacing="false"/>
      <style:text-properties officeooo:rsid="0301ff28" officeooo:paragraph-rsid="0301ff28"/>
    </style:style>
    <style:style style:name="P252" style:family="paragraph" style:parent-style-name="Standard">
      <style:paragraph-properties fo:margin-top="0cm" fo:margin-bottom="0cm" loext:contextual-spacing="false"/>
      <style:text-properties officeooo:rsid="03081a34" officeooo:paragraph-rsid="03081a34"/>
    </style:style>
    <style:style style:name="P253" style:family="paragraph" style:parent-style-name="Standard">
      <style:paragraph-properties fo:margin-top="0cm" fo:margin-bottom="0cm" loext:contextual-spacing="false"/>
      <style:text-properties officeooo:paragraph-rsid="031d8588"/>
    </style:style>
    <style:style style:name="P254" style:family="paragraph" style:parent-style-name="Standard">
      <style:paragraph-properties fo:margin-top="0cm" fo:margin-bottom="0cm" loext:contextual-spacing="false"/>
      <style:text-properties officeooo:rsid="0094e06a" officeooo:paragraph-rsid="031cd3ff"/>
    </style:style>
    <style:style style:name="P255" style:family="paragraph" style:parent-style-name="Standard">
      <style:paragraph-properties fo:margin-top="0cm" fo:margin-bottom="0cm" loext:contextual-spacing="false"/>
      <style:text-properties officeooo:rsid="0096b83b" officeooo:paragraph-rsid="031cd3ff"/>
    </style:style>
    <style:style style:name="P256" style:family="paragraph" style:parent-style-name="Standard">
      <style:paragraph-properties fo:margin-top="0cm" fo:margin-bottom="0cm" loext:contextual-spacing="false"/>
      <style:text-properties officeooo:rsid="00975451" officeooo:paragraph-rsid="031cd3ff"/>
    </style:style>
    <style:style style:name="P257" style:family="paragraph" style:parent-style-name="Standard">
      <style:paragraph-properties fo:margin-top="0cm" fo:margin-bottom="0cm" loext:contextual-spacing="false"/>
      <style:text-properties officeooo:paragraph-rsid="031cd3ff"/>
    </style:style>
    <style:style style:name="P258" style:family="paragraph" style:parent-style-name="Standard">
      <style:paragraph-properties fo:margin-top="0cm" fo:margin-bottom="0cm" loext:contextual-spacing="false"/>
      <style:text-properties officeooo:paragraph-rsid="0320016e"/>
    </style:style>
    <style:style style:name="P259" style:family="paragraph" style:parent-style-name="Standard">
      <style:paragraph-properties fo:margin-top="0cm" fo:margin-bottom="0cm" loext:contextual-spacing="false"/>
      <style:text-properties officeooo:paragraph-rsid="03215eb8"/>
    </style:style>
    <style:style style:name="P260" style:family="paragraph" style:parent-style-name="Listenabsatz">
      <style:paragraph-properties fo:margin-top="0cm" fo:margin-bottom="0cm" loext:contextual-spacing="false"/>
    </style:style>
    <style:style style:name="P261" style:family="paragraph" style:parent-style-name="Listenabsatz">
      <style:paragraph-properties fo:margin-top="0cm" fo:margin-bottom="0cm" loext:contextual-spacing="false"/>
      <style:text-properties officeooo:paragraph-rsid="0086d125"/>
    </style:style>
    <style:style style:name="P262" style:family="paragraph" style:parent-style-name="Listenabsatz">
      <style:paragraph-properties fo:margin-top="0cm" fo:margin-bottom="0cm" loext:contextual-spacing="false"/>
      <style:text-properties fo:color="#000000" officeooo:paragraph-rsid="0086d125"/>
    </style:style>
    <style:style style:name="P263" style:family="paragraph" style:parent-style-name="Listenabsatz">
      <style:paragraph-properties fo:margin-top="0cm" fo:margin-bottom="0cm" loext:contextual-spacing="false"/>
      <style:text-properties officeooo:rsid="00a8ed90" officeooo:paragraph-rsid="00aa0c2e"/>
    </style:style>
    <style:style style:name="P264" style:family="paragraph" style:parent-style-name="Listenabsatz">
      <style:paragraph-properties fo:margin-top="0cm" fo:margin-bottom="0cm" loext:contextual-spacing="false"/>
      <style:text-properties officeooo:rsid="011797a2" officeooo:paragraph-rsid="011797a2"/>
    </style:style>
    <style:style style:name="P26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6" style:family="paragraph" style:parent-style-name="Listenabsatz">
      <style:paragraph-properties fo:margin-top="0cm" fo:margin-bottom="0cm" loext:contextual-spacing="false"/>
      <style:text-properties officeooo:paragraph-rsid="015c8561"/>
    </style:style>
    <style:style style:name="P267" style:family="paragraph" style:parent-style-name="Listenabsatz">
      <style:paragraph-properties fo:margin-top="0cm" fo:margin-bottom="0cm" loext:contextual-spacing="false"/>
      <style:text-properties officeooo:paragraph-rsid="019b50e6"/>
    </style:style>
    <style:style style:name="P268" style:family="paragraph" style:parent-style-name="Listenabsatz">
      <style:paragraph-properties fo:margin-top="0cm" fo:margin-bottom="0cm" loext:contextual-spacing="false"/>
      <style:text-properties officeooo:paragraph-rsid="019d35f3"/>
    </style:style>
    <style:style style:name="P269" style:family="paragraph" style:parent-style-name="Listenabsatz">
      <style:paragraph-properties fo:margin-top="0cm" fo:margin-bottom="0cm" loext:contextual-spacing="false"/>
      <style:text-properties officeooo:paragraph-rsid="019d3b7a"/>
    </style:style>
    <style:style style:name="P270" style:family="paragraph" style:parent-style-name="Listenabsatz">
      <style:paragraph-properties fo:margin-top="0cm" fo:margin-bottom="0cm" loext:contextual-spacing="false"/>
      <style:text-properties officeooo:paragraph-rsid="00f09459"/>
    </style:style>
    <style:style style:name="P271" style:family="paragraph" style:parent-style-name="Listenabsatz">
      <style:paragraph-properties fo:margin-top="0cm" fo:margin-bottom="0cm" loext:contextual-spacing="false"/>
      <style:text-properties officeooo:rsid="01c6e085" officeooo:paragraph-rsid="01c6e085"/>
    </style:style>
    <style:style style:name="P272" style:family="paragraph" style:parent-style-name="Listenabsatz">
      <style:paragraph-properties fo:margin-top="0cm" fo:margin-bottom="0cm" loext:contextual-spacing="false"/>
      <style:text-properties officeooo:rsid="01f9ea0c" officeooo:paragraph-rsid="020ce3ce"/>
    </style:style>
    <style:style style:name="P273" style:family="paragraph" style:parent-style-name="Listenabsatz">
      <style:paragraph-properties fo:margin-top="0cm" fo:margin-bottom="0cm" loext:contextual-spacing="false"/>
      <style:text-properties officeooo:rsid="01f9ea0c" officeooo:paragraph-rsid="0301ff28"/>
    </style:style>
    <style:style style:name="P274" style:family="paragraph" style:parent-style-name="Listenabsatz">
      <style:paragraph-properties fo:margin-top="0cm" fo:margin-bottom="0cm" loext:contextual-spacing="false"/>
      <style:text-properties officeooo:paragraph-rsid="02bfcc86"/>
    </style:style>
    <style:style style:name="P275" style:family="paragraph" style:parent-style-name="Listenabsatz">
      <style:paragraph-properties fo:margin-top="0cm" fo:margin-bottom="0cm" loext:contextual-spacing="false"/>
      <style:text-properties officeooo:rsid="02fb9ed8" officeooo:paragraph-rsid="02fb9ed8"/>
    </style:style>
    <style:style style:name="P27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7" style:family="paragraph" style:parent-style-name="Text_20_body">
      <style:paragraph-properties fo:margin-top="0cm" fo:margin-bottom="0cm" loext:contextual-spacing="false"/>
    </style:style>
    <style:style style:name="P278" style:family="paragraph" style:parent-style-name="Text_20_body">
      <style:paragraph-properties fo:margin-top="0cm" fo:margin-bottom="0cm" loext:contextual-spacing="false"/>
      <style:text-properties officeooo:rsid="009235af" officeooo:paragraph-rsid="009235af"/>
    </style:style>
    <style:style style:name="P279" style:family="paragraph" style:parent-style-name="Text_20_body">
      <style:paragraph-properties fo:margin-top="0cm" fo:margin-bottom="0cm" loext:contextual-spacing="false"/>
      <style:text-properties officeooo:rsid="00926609" officeooo:paragraph-rsid="00926609"/>
    </style:style>
    <style:style style:name="P280" style:family="paragraph" style:parent-style-name="Listenabsatz">
      <style:paragraph-properties fo:margin-left="0cm" fo:margin-right="0cm" fo:text-indent="0cm" style:auto-text-indent="false"/>
    </style:style>
    <style:style style:name="P281" style:family="paragraph" style:parent-style-name="Listenabsatz">
      <style:paragraph-properties fo:margin-left="0cm" fo:margin-right="0cm" fo:line-height="100%" fo:text-indent="0cm" style:auto-text-indent="false"/>
    </style:style>
    <style:style style:name="P282" style:family="paragraph" style:parent-style-name="Listenabsatz">
      <style:paragraph-properties fo:margin-left="0cm" fo:margin-right="0cm" fo:text-indent="0cm" style:auto-text-indent="false">
        <style:tab-stops/>
      </style:paragraph-properties>
    </style:style>
    <style:style style:name="P283" style:family="paragraph" style:parent-style-name="Standard">
      <style:paragraph-properties fo:margin-left="0cm" fo:margin-right="0cm" fo:margin-top="0cm" fo:margin-bottom="0cm" loext:contextual-spacing="false" fo:text-indent="0cm" style:auto-text-indent="false"/>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3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3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4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4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49"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50"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2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2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32"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34" style:family="paragraph" style:parent-style-name="Listenabsatz">
      <style:paragraph-properties fo:margin-left="0cm" fo:margin-right="0cm" fo:margin-top="0cm" fo:margin-bottom="0cm" loext:contextual-spacing="false" fo:text-indent="0cm" style:auto-text-indent="false"/>
    </style:style>
    <style:style style:name="P43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36"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3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3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3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4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4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4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4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46"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50"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51"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52"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53"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54"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59" style:family="paragraph" style:parent-style-name="Standard">
      <style:paragraph-properties fo:margin-left="-1.249cm" fo:margin-right="0cm" fo:margin-top="0cm" fo:margin-bottom="0cm" loext:contextual-spacing="false" fo:text-indent="0cm" style:auto-text-indent="false"/>
    </style:style>
    <style:style style:name="P460" style:family="paragraph" style:parent-style-name="Standard">
      <style:paragraph-properties fo:margin-left="1.249cm" fo:margin-right="0cm" fo:margin-top="0cm" fo:margin-bottom="0cm" loext:contextual-spacing="false" fo:text-indent="0cm" style:auto-text-indent="false"/>
    </style:style>
    <style:style style:name="P461"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62" style:family="paragraph" style:parent-style-name="Listenabsatz">
      <style:paragraph-properties fo:margin-left="1.249cm" fo:margin-right="0cm" fo:margin-top="0cm" fo:margin-bottom="0cm" loext:contextual-spacing="false" fo:text-indent="0cm" style:auto-text-indent="false"/>
    </style:style>
    <style:style style:name="P463" style:family="paragraph" style:parent-style-name="Table_20_Contents">
      <style:paragraph-properties fo:text-align="center" style:justify-single-word="false"/>
      <style:text-properties fo:font-size="9pt" style:font-size-asian="9pt" style:font-size-complex="9pt"/>
    </style:style>
    <style:style style:name="P464"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6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6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6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6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6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7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7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7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7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7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7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7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7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7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7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8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8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8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8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8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85"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86"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87"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88"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89"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90"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91"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92"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93"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94"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95"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97"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99"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01"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03"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05"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07"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09"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11"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12"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13"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15"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17"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18"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19"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20"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2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22" style:family="paragraph" style:parent-style-name="Listenabsatz">
      <style:text-properties officeooo:rsid="0054c81a" officeooo:paragraph-rsid="0054c81a"/>
    </style:style>
    <style:style style:name="P523" style:family="paragraph" style:parent-style-name="Verzeichnis_20_1">
      <style:paragraph-properties>
        <style:tab-stops>
          <style:tab-stop style:position="16.002cm" style:type="right" style:leader-style="dotted" style:leader-text="."/>
        </style:tab-stops>
      </style:paragraph-properties>
    </style:style>
    <style:style style:name="P524" style:family="paragraph" style:parent-style-name="Listenabsatz" style:list-style-name="L2"/>
    <style:style style:name="P525" style:family="paragraph" style:parent-style-name="Listenabsatz" style:list-style-name="L3"/>
    <style:style style:name="P526" style:family="paragraph" style:parent-style-name="Listenabsatz" style:list-style-name="L3">
      <style:text-properties officeooo:paragraph-rsid="02789215"/>
    </style:style>
    <style:style style:name="P527" style:family="paragraph" style:parent-style-name="Listenabsatz" style:list-style-name="L1">
      <style:paragraph-properties fo:line-height="100%"/>
    </style:style>
    <style:style style:name="P528" style:family="paragraph" style:parent-style-name="Listenabsatz" style:list-style-name="L37"/>
    <style:style style:name="P529" style:family="paragraph" style:parent-style-name="Listenabsatz" style:list-style-name="L37">
      <style:text-properties officeooo:paragraph-rsid="0304ee4f"/>
    </style:style>
    <style:style style:name="P530" style:family="paragraph" style:parent-style-name="Listenabsatz" style:list-style-name="L1">
      <style:paragraph-properties fo:margin-top="0cm" fo:margin-bottom="0cm" loext:contextual-spacing="false"/>
    </style:style>
    <style:style style:name="P531" style:family="paragraph" style:parent-style-name="Listenabsatz" style:list-style-name="L1">
      <style:paragraph-properties fo:margin-top="0cm" fo:margin-bottom="0cm" loext:contextual-spacing="false"/>
      <style:text-properties officeooo:rsid="02782a58" officeooo:paragraph-rsid="02782a58"/>
    </style:style>
    <style:style style:name="P532" style:family="paragraph" style:parent-style-name="Listenabsatz" style:list-style-name="L1">
      <style:paragraph-properties fo:margin-top="0cm" fo:margin-bottom="0cm" loext:contextual-spacing="false"/>
      <style:text-properties officeooo:rsid="004b697e" officeooo:paragraph-rsid="004b697e"/>
    </style:style>
    <style:style style:name="P533" style:family="paragraph" style:parent-style-name="Listenabsatz" style:list-style-name="L11">
      <style:paragraph-properties fo:margin-top="0cm" fo:margin-bottom="0cm" loext:contextual-spacing="false"/>
    </style:style>
    <style:style style:name="P534" style:family="paragraph" style:parent-style-name="Listenabsatz" style:list-style-name="L11">
      <style:paragraph-properties fo:margin-top="0cm" fo:margin-bottom="0cm" loext:contextual-spacing="false"/>
      <style:text-properties officeooo:rsid="02ab125b" officeooo:paragraph-rsid="02ab125b"/>
    </style:style>
    <style:style style:name="P535" style:family="paragraph" style:parent-style-name="Listenabsatz" style:list-style-name="L12">
      <style:paragraph-properties fo:margin-top="0cm" fo:margin-bottom="0cm" loext:contextual-spacing="false"/>
    </style:style>
    <style:style style:name="P536" style:family="paragraph" style:parent-style-name="Listenabsatz" style:list-style-name="L13">
      <style:paragraph-properties fo:margin-top="0cm" fo:margin-bottom="0cm" loext:contextual-spacing="false"/>
    </style:style>
    <style:style style:name="P537" style:family="paragraph" style:parent-style-name="Listenabsatz" style:list-style-name="L13">
      <style:paragraph-properties fo:margin-top="0cm" fo:margin-bottom="0cm" loext:contextual-spacing="false"/>
      <style:text-properties officeooo:rsid="02762e21" officeooo:paragraph-rsid="02762e21"/>
    </style:style>
    <style:style style:name="P538" style:family="paragraph" style:parent-style-name="Listenabsatz" style:list-style-name="L14">
      <style:paragraph-properties fo:margin-top="0cm" fo:margin-bottom="0cm" loext:contextual-spacing="false"/>
    </style:style>
    <style:style style:name="P539" style:family="paragraph" style:parent-style-name="Listenabsatz" style:list-style-name="L14">
      <style:paragraph-properties fo:margin-top="0cm" fo:margin-bottom="0cm" loext:contextual-spacing="false"/>
      <style:text-properties officeooo:paragraph-rsid="00734d24"/>
    </style:style>
    <style:style style:name="P540" style:family="paragraph" style:parent-style-name="Listenabsatz" style:list-style-name="L14">
      <style:paragraph-properties fo:margin-top="0cm" fo:margin-bottom="0cm" loext:contextual-spacing="false"/>
      <style:text-properties officeooo:paragraph-rsid="01b9563f"/>
    </style:style>
    <style:style style:name="P541" style:family="paragraph" style:parent-style-name="Listenabsatz" style:list-style-name="L14">
      <style:paragraph-properties fo:margin-top="0cm" fo:margin-bottom="0cm" loext:contextual-spacing="false"/>
      <style:text-properties officeooo:paragraph-rsid="00aa0c2e"/>
    </style:style>
    <style:style style:name="P542" style:family="paragraph" style:parent-style-name="Listenabsatz" style:list-style-name="L14">
      <style:paragraph-properties fo:margin-top="0cm" fo:margin-bottom="0cm" loext:contextual-spacing="false"/>
      <style:text-properties officeooo:rsid="00a8ed90" officeooo:paragraph-rsid="00aa0c2e"/>
    </style:style>
    <style:style style:name="P543" style:family="paragraph" style:parent-style-name="Listenabsatz" style:list-style-name="L15">
      <style:paragraph-properties fo:margin-top="0cm" fo:margin-bottom="0cm" loext:contextual-spacing="false"/>
      <style:text-properties officeooo:rsid="00adfe6c" officeooo:paragraph-rsid="02324977"/>
    </style:style>
    <style:style style:name="P544" style:family="paragraph" style:parent-style-name="Listenabsatz" style:list-style-name="L15">
      <style:paragraph-properties fo:margin-top="0cm" fo:margin-bottom="0cm" loext:contextual-spacing="false"/>
      <style:text-properties officeooo:paragraph-rsid="02324977"/>
    </style:style>
    <style:style style:name="P545" style:family="paragraph" style:parent-style-name="Listenabsatz" style:list-style-name="L15">
      <style:paragraph-properties fo:margin-top="0cm" fo:margin-bottom="0cm" loext:contextual-spacing="false"/>
      <style:text-properties officeooo:rsid="02324977" officeooo:paragraph-rsid="02324977"/>
    </style:style>
    <style:style style:name="P546" style:family="paragraph" style:parent-style-name="Listenabsatz" style:list-style-name="L31">
      <style:paragraph-properties fo:margin-top="0cm" fo:margin-bottom="0cm" loext:contextual-spacing="false"/>
    </style:style>
    <style:style style:name="P547" style:family="paragraph" style:parent-style-name="Listenabsatz" style:list-style-name="L31">
      <style:paragraph-properties fo:margin-top="0cm" fo:margin-bottom="0cm" loext:contextual-spacing="false"/>
      <style:text-properties officeooo:rsid="02ba3400"/>
    </style:style>
    <style:style style:name="P548" style:family="paragraph" style:parent-style-name="Listenabsatz" style:list-style-name="L32">
      <style:paragraph-properties fo:margin-top="0cm" fo:margin-bottom="0cm" loext:contextual-spacing="false"/>
    </style:style>
    <style:style style:name="P549" style:family="paragraph" style:parent-style-name="Listenabsatz" style:list-style-name="L32">
      <style:paragraph-properties fo:margin-top="0cm" fo:margin-bottom="0cm" loext:contextual-spacing="false"/>
      <style:text-properties officeooo:paragraph-rsid="031cd3ff"/>
    </style:style>
    <style:style style:name="P550" style:family="paragraph" style:parent-style-name="Listenabsatz" style:list-style-name="L32">
      <style:paragraph-properties fo:margin-top="0cm" fo:margin-bottom="0cm" loext:contextual-spacing="false"/>
      <style:text-properties officeooo:paragraph-rsid="0320016e"/>
    </style:style>
    <style:style style:name="P551" style:family="paragraph" style:parent-style-name="Listenabsatz" style:list-style-name="L32">
      <style:paragraph-properties fo:margin-top="0cm" fo:margin-bottom="0cm" loext:contextual-spacing="false"/>
      <style:text-properties officeooo:paragraph-rsid="03215eb8"/>
    </style:style>
    <style:style style:name="P552" style:family="paragraph" style:parent-style-name="Listenabsatz" style:list-style-name="L32">
      <style:paragraph-properties fo:margin-top="0cm" fo:margin-bottom="0cm" loext:contextual-spacing="false"/>
      <style:text-properties officeooo:paragraph-rsid="019b50e6"/>
    </style:style>
    <style:style style:name="P553" style:family="paragraph" style:parent-style-name="Listenabsatz" style:list-style-name="L32">
      <style:paragraph-properties fo:margin-top="0cm" fo:margin-bottom="0cm" loext:contextual-spacing="false"/>
      <style:text-properties officeooo:paragraph-rsid="019d35f3"/>
    </style:style>
    <style:style style:name="P554" style:family="paragraph" style:parent-style-name="Listenabsatz" style:list-style-name="L32">
      <style:paragraph-properties fo:margin-top="0cm" fo:margin-bottom="0cm" loext:contextual-spacing="false"/>
      <style:text-properties officeooo:paragraph-rsid="019d3b7a"/>
    </style:style>
    <style:style style:name="P555" style:family="paragraph" style:parent-style-name="Listenabsatz" style:list-style-name="L32">
      <style:paragraph-properties fo:margin-top="0cm" fo:margin-bottom="0cm" loext:contextual-spacing="false" fo:text-align="justify" style:justify-single-word="false"/>
    </style:style>
    <style:style style:name="P556" style:family="paragraph" style:parent-style-name="Listenabsatz" style:list-style-name="L32">
      <style:paragraph-properties fo:margin-top="0cm" fo:margin-bottom="0cm" loext:contextual-spacing="false" fo:text-align="start" style:justify-single-word="false"/>
    </style:style>
    <style:style style:name="P557" style:family="paragraph" style:parent-style-name="Listenabsatz" style:list-style-name="L33">
      <style:paragraph-properties fo:margin-top="0cm" fo:margin-bottom="0cm" loext:contextual-spacing="false"/>
      <style:text-properties officeooo:paragraph-rsid="031cd3ff"/>
    </style:style>
    <style:style style:name="P558" style:family="paragraph" style:parent-style-name="Listenabsatz" style:list-style-name="L32">
      <style:paragraph-properties fo:margin-top="0cm" fo:margin-bottom="0cm" loext:contextual-spacing="false"/>
      <style:text-properties officeooo:rsid="00926609" officeooo:paragraph-rsid="031cd3ff"/>
    </style:style>
    <style:style style:name="P559" style:family="paragraph" style:parent-style-name="Listenabsatz" style:list-style-name="L37">
      <style:paragraph-properties fo:margin-top="0cm" fo:margin-bottom="0cm" loext:contextual-spacing="false"/>
    </style:style>
    <style:style style:name="P560" style:family="paragraph" style:parent-style-name="Listenabsatz" style:list-style-name="L37">
      <style:paragraph-properties fo:margin-top="0cm" fo:margin-bottom="0cm" loext:contextual-spacing="false"/>
      <style:text-properties officeooo:paragraph-rsid="01729de3"/>
    </style:style>
    <style:style style:name="P561" style:family="paragraph" style:parent-style-name="Listenabsatz" style:list-style-name="L37">
      <style:paragraph-properties fo:margin-top="0cm" fo:margin-bottom="0cm" loext:contextual-spacing="false"/>
      <style:text-properties officeooo:paragraph-rsid="0258176a"/>
    </style:style>
    <style:style style:name="P562" style:family="paragraph" style:parent-style-name="Listenabsatz" style:list-style-name="L37">
      <style:paragraph-properties fo:margin-top="0cm" fo:margin-bottom="0cm" loext:contextual-spacing="false"/>
      <style:text-properties officeooo:paragraph-rsid="007f78d4"/>
    </style:style>
    <style:style style:name="P563" style:family="paragraph" style:parent-style-name="Listenabsatz" style:list-style-name="L37">
      <style:paragraph-properties fo:margin-top="0cm" fo:margin-bottom="0cm" loext:contextual-spacing="false"/>
      <style:text-properties officeooo:paragraph-rsid="008267cf"/>
    </style:style>
    <style:style style:name="P564" style:family="paragraph" style:parent-style-name="Listenabsatz" style:list-style-name="L37">
      <style:paragraph-properties fo:margin-top="0cm" fo:margin-bottom="0cm" loext:contextual-spacing="false"/>
      <style:text-properties officeooo:paragraph-rsid="0084cb60"/>
    </style:style>
    <style:style style:name="P565" style:family="paragraph" style:parent-style-name="Listenabsatz" style:list-style-name="L37">
      <style:paragraph-properties fo:margin-top="0cm" fo:margin-bottom="0cm" loext:contextual-spacing="false"/>
      <style:text-properties officeooo:paragraph-rsid="00854889"/>
    </style:style>
    <style:style style:name="P566" style:family="paragraph" style:parent-style-name="Listenabsatz" style:list-style-name="L37">
      <style:paragraph-properties fo:margin-top="0cm" fo:margin-bottom="0cm" loext:contextual-spacing="false"/>
      <style:text-properties officeooo:paragraph-rsid="0086d125"/>
    </style:style>
    <style:style style:name="P567" style:family="paragraph" style:parent-style-name="Listenabsatz" style:list-style-name="L37">
      <style:paragraph-properties fo:margin-top="0cm" fo:margin-bottom="0cm" loext:contextual-spacing="false"/>
      <style:text-properties officeooo:paragraph-rsid="00875b60"/>
    </style:style>
    <style:style style:name="P568" style:family="paragraph" style:parent-style-name="Listenabsatz" style:list-style-name="L37">
      <style:paragraph-properties fo:margin-top="0cm" fo:margin-bottom="0cm" loext:contextual-spacing="false"/>
      <style:text-properties officeooo:paragraph-rsid="025ab9f4"/>
    </style:style>
    <style:style style:name="P569" style:family="paragraph" style:parent-style-name="Listenabsatz" style:list-style-name="L37">
      <style:paragraph-properties fo:margin-top="0cm" fo:margin-bottom="0cm" loext:contextual-spacing="false"/>
      <style:text-properties officeooo:paragraph-rsid="01ff6811"/>
    </style:style>
    <style:style style:name="P570" style:family="paragraph" style:parent-style-name="Listenabsatz" style:list-style-name="L37">
      <style:paragraph-properties fo:margin-top="0cm" fo:margin-bottom="0cm" loext:contextual-spacing="false"/>
      <style:text-properties officeooo:paragraph-rsid="008a5197"/>
    </style:style>
    <style:style style:name="P571" style:family="paragraph" style:parent-style-name="Listenabsatz" style:list-style-name="L37">
      <style:paragraph-properties fo:margin-top="0cm" fo:margin-bottom="0cm" loext:contextual-spacing="false"/>
      <style:text-properties officeooo:paragraph-rsid="008b8610"/>
    </style:style>
    <style:style style:name="P572" style:family="paragraph" style:parent-style-name="Listenabsatz" style:list-style-name="L37">
      <style:paragraph-properties fo:margin-top="0cm" fo:margin-bottom="0cm" loext:contextual-spacing="false"/>
      <style:text-properties officeooo:paragraph-rsid="0111ecb1"/>
    </style:style>
    <style:style style:name="P573" style:family="paragraph" style:parent-style-name="Listenabsatz" style:list-style-name="L37">
      <style:paragraph-properties fo:margin-top="0cm" fo:margin-bottom="0cm" loext:contextual-spacing="false"/>
      <style:text-properties officeooo:paragraph-rsid="012c6d9a"/>
    </style:style>
    <style:style style:name="P574" style:family="paragraph" style:parent-style-name="Listenabsatz" style:list-style-name="L37">
      <style:paragraph-properties fo:margin-top="0cm" fo:margin-bottom="0cm" loext:contextual-spacing="false"/>
      <style:text-properties officeooo:paragraph-rsid="01f9ea0c"/>
    </style:style>
    <style:style style:name="P575" style:family="paragraph" style:parent-style-name="Listenabsatz" style:list-style-name="L37">
      <style:paragraph-properties fo:margin-top="0cm" fo:margin-bottom="0cm" loext:contextual-spacing="false"/>
      <style:text-properties officeooo:paragraph-rsid="01e37e9b"/>
    </style:style>
    <style:style style:name="P576" style:family="paragraph" style:parent-style-name="Listenabsatz" style:list-style-name="L37">
      <style:paragraph-properties fo:margin-top="0cm" fo:margin-bottom="0cm" loext:contextual-spacing="false"/>
      <style:text-properties officeooo:paragraph-rsid="02bfcc86"/>
    </style:style>
    <style:style style:name="P577" style:family="paragraph" style:parent-style-name="Listenabsatz" style:list-style-name="L37">
      <style:paragraph-properties fo:margin-top="0cm" fo:margin-bottom="0cm" loext:contextual-spacing="false"/>
      <style:text-properties officeooo:paragraph-rsid="02f77521"/>
    </style:style>
    <style:style style:name="P578" style:family="paragraph" style:parent-style-name="Listenabsatz" style:list-style-name="L37">
      <style:paragraph-properties fo:margin-top="0cm" fo:margin-bottom="0cm" loext:contextual-spacing="false"/>
      <style:text-properties officeooo:paragraph-rsid="02d0bc9d"/>
    </style:style>
    <style:style style:name="P579" style:family="paragraph" style:parent-style-name="Listenabsatz" style:list-style-name="L37">
      <style:paragraph-properties fo:margin-top="0cm" fo:margin-bottom="0cm" loext:contextual-spacing="false"/>
      <style:text-properties officeooo:paragraph-rsid="025b30dd"/>
    </style:style>
    <style:style style:name="P580" style:family="paragraph" style:parent-style-name="Listenabsatz" style:list-style-name="L37">
      <style:paragraph-properties fo:margin-top="0cm" fo:margin-bottom="0cm" loext:contextual-spacing="false"/>
      <style:text-properties officeooo:paragraph-rsid="006879ea"/>
    </style:style>
    <style:style style:name="P581" style:family="paragraph" style:parent-style-name="Listenabsatz" style:list-style-name="L37">
      <style:paragraph-properties fo:margin-top="0cm" fo:margin-bottom="0cm" loext:contextual-spacing="false"/>
      <style:text-properties officeooo:paragraph-rsid="025b3859"/>
    </style:style>
    <style:style style:name="P582" style:family="paragraph" style:parent-style-name="Listenabsatz" style:list-style-name="L37">
      <style:paragraph-properties fo:margin-top="0cm" fo:margin-bottom="0cm" loext:contextual-spacing="false"/>
      <style:text-properties officeooo:paragraph-rsid="00698dda"/>
    </style:style>
    <style:style style:name="P583" style:family="paragraph" style:parent-style-name="Listenabsatz" style:list-style-name="L37">
      <style:paragraph-properties fo:margin-top="0cm" fo:margin-bottom="0cm" loext:contextual-spacing="false"/>
      <style:text-properties officeooo:paragraph-rsid="025bfb36"/>
    </style:style>
    <style:style style:name="P584" style:family="paragraph" style:parent-style-name="Listenabsatz" style:list-style-name="L37">
      <style:paragraph-properties fo:margin-top="0cm" fo:margin-bottom="0cm" loext:contextual-spacing="false"/>
      <style:text-properties officeooo:paragraph-rsid="006a0fc7"/>
    </style:style>
    <style:style style:name="P585" style:family="paragraph" style:parent-style-name="Listenabsatz" style:list-style-name="L37">
      <style:paragraph-properties fo:margin-top="0cm" fo:margin-bottom="0cm" loext:contextual-spacing="false"/>
      <style:text-properties officeooo:paragraph-rsid="029ba821"/>
    </style:style>
    <style:style style:name="P586" style:family="paragraph" style:parent-style-name="Listenabsatz" style:list-style-name="L37">
      <style:paragraph-properties fo:margin-top="0cm" fo:margin-bottom="0cm" loext:contextual-spacing="false"/>
      <style:text-properties officeooo:paragraph-rsid="029ef39e"/>
    </style:style>
    <style:style style:name="P587" style:family="paragraph" style:parent-style-name="Listenabsatz" style:list-style-name="L37">
      <style:paragraph-properties fo:margin-top="0cm" fo:margin-bottom="0cm" loext:contextual-spacing="false"/>
      <style:text-properties officeooo:paragraph-rsid="02a0b50c"/>
    </style:style>
    <style:style style:name="P588" style:family="paragraph" style:parent-style-name="Listenabsatz" style:list-style-name="L37">
      <style:paragraph-properties fo:margin-top="0cm" fo:margin-bottom="0cm" loext:contextual-spacing="false"/>
      <style:text-properties officeooo:paragraph-rsid="02d21d2b"/>
    </style:style>
    <style:style style:name="P589" style:family="paragraph" style:parent-style-name="Listenabsatz" style:list-style-name="L37">
      <style:paragraph-properties fo:margin-top="0cm" fo:margin-bottom="0cm" loext:contextual-spacing="false"/>
      <style:text-properties officeooo:paragraph-rsid="02a16251"/>
    </style:style>
    <style:style style:name="P590" style:family="paragraph" style:parent-style-name="Listenabsatz" style:list-style-name="L37">
      <style:paragraph-properties fo:margin-top="0cm" fo:margin-bottom="0cm" loext:contextual-spacing="false"/>
      <style:text-properties officeooo:paragraph-rsid="015c2ca6"/>
    </style:style>
    <style:style style:name="P591" style:family="paragraph" style:parent-style-name="Listenabsatz" style:list-style-name="L37">
      <style:paragraph-properties fo:margin-top="0cm" fo:margin-bottom="0cm" loext:contextual-spacing="false"/>
      <style:text-properties officeooo:paragraph-rsid="015c8561"/>
    </style:style>
    <style:style style:name="P592" style:family="paragraph" style:parent-style-name="Listenabsatz" style:list-style-name="L37">
      <style:paragraph-properties fo:margin-top="0cm" fo:margin-bottom="0cm" loext:contextual-spacing="false"/>
      <style:text-properties officeooo:paragraph-rsid="02fb9ed8"/>
    </style:style>
    <style:style style:name="P593" style:family="paragraph" style:parent-style-name="Listenabsatz" style:list-style-name="L37">
      <style:paragraph-properties fo:margin-top="0cm" fo:margin-bottom="0cm" loext:contextual-spacing="false"/>
      <style:text-properties officeooo:paragraph-rsid="03081a34"/>
    </style:style>
    <style:style style:name="P594" style:family="paragraph" style:parent-style-name="Listenabsatz" style:list-style-name="L37">
      <style:paragraph-properties fo:margin-top="0cm" fo:margin-bottom="0cm" loext:contextual-spacing="false"/>
      <style:text-properties officeooo:paragraph-rsid="01f06d78"/>
    </style:style>
    <style:style style:name="P595" style:family="paragraph" style:parent-style-name="Listenabsatz" style:list-style-name="L37">
      <style:paragraph-properties fo:margin-top="0cm" fo:margin-bottom="0cm" loext:contextual-spacing="false"/>
      <style:text-properties officeooo:paragraph-rsid="00f09459"/>
    </style:style>
    <style:style style:name="P596" style:family="paragraph" style:parent-style-name="Listenabsatz" style:list-style-name="L37">
      <style:paragraph-properties fo:margin-top="0cm" fo:margin-bottom="0cm" loext:contextual-spacing="false"/>
      <style:text-properties officeooo:paragraph-rsid="01a202d8"/>
    </style:style>
    <style:style style:name="P597" style:family="paragraph" style:parent-style-name="Listenabsatz" style:list-style-name="L37">
      <style:paragraph-properties fo:margin-top="0cm" fo:margin-bottom="0cm" loext:contextual-spacing="false"/>
      <style:text-properties officeooo:paragraph-rsid="02ff4117"/>
    </style:style>
    <style:style style:name="P598" style:family="paragraph" style:parent-style-name="Listenabsatz" style:list-style-name="L37">
      <style:paragraph-properties fo:margin-top="0cm" fo:margin-bottom="0cm" loext:contextual-spacing="false"/>
      <style:text-properties officeooo:paragraph-rsid="004f8c8a"/>
    </style:style>
    <style:style style:name="P599" style:family="paragraph" style:parent-style-name="Listenabsatz" style:list-style-name="L37">
      <style:paragraph-properties fo:margin-top="0cm" fo:margin-bottom="0cm" loext:contextual-spacing="false"/>
      <style:text-properties officeooo:paragraph-rsid="0304ee4f"/>
    </style:style>
    <style:style style:name="P600" style:family="paragraph" style:parent-style-name="Listenabsatz" style:list-style-name="L37">
      <style:paragraph-properties fo:margin-top="0cm" fo:margin-bottom="0cm" loext:contextual-spacing="false"/>
      <style:text-properties officeooo:paragraph-rsid="00d8a24f"/>
    </style:style>
    <style:style style:name="P601" style:family="paragraph" style:parent-style-name="Listenabsatz" style:list-style-name="L37">
      <style:paragraph-properties fo:margin-top="0cm" fo:margin-bottom="0cm" loext:contextual-spacing="false"/>
      <style:text-properties officeooo:paragraph-rsid="01f9f8d1"/>
    </style:style>
    <style:style style:name="P602" style:family="paragraph" style:parent-style-name="Listenabsatz" style:list-style-name="L37">
      <style:paragraph-properties fo:margin-top="0cm" fo:margin-bottom="0cm" loext:contextual-spacing="false"/>
      <style:text-properties officeooo:paragraph-rsid="020df501"/>
    </style:style>
    <style:style style:name="P603" style:family="paragraph" style:parent-style-name="Listenabsatz" style:list-style-name="L37">
      <style:paragraph-properties fo:margin-top="0cm" fo:margin-bottom="0cm" loext:contextual-spacing="false"/>
      <style:text-properties officeooo:paragraph-rsid="01789679"/>
    </style:style>
    <style:style style:name="P604" style:family="paragraph" style:parent-style-name="Listenabsatz" style:list-style-name="L37">
      <style:paragraph-properties fo:margin-top="0cm" fo:margin-bottom="0cm" loext:contextual-spacing="false"/>
      <style:text-properties officeooo:paragraph-rsid="012cbe33"/>
    </style:style>
    <style:style style:name="P605" style:family="paragraph" style:parent-style-name="Listenabsatz" style:list-style-name="L37">
      <style:paragraph-properties fo:margin-top="0cm" fo:margin-bottom="0cm" loext:contextual-spacing="false"/>
      <style:text-properties officeooo:paragraph-rsid="033081e6"/>
    </style:style>
    <style:style style:name="P606" style:family="paragraph" style:parent-style-name="Listenabsatz" style:list-style-name="L37">
      <style:paragraph-properties fo:margin-top="0cm" fo:margin-bottom="0cm" loext:contextual-spacing="false"/>
      <style:text-properties officeooo:paragraph-rsid="033494f5"/>
    </style:style>
    <style:style style:name="P607" style:family="paragraph" style:parent-style-name="Listenabsatz" style:list-style-name="L37">
      <style:paragraph-properties fo:margin-top="0cm" fo:margin-bottom="0cm" loext:contextual-spacing="false"/>
      <style:text-properties officeooo:paragraph-rsid="03350da6"/>
    </style:style>
    <style:style style:name="P608" style:family="paragraph" style:parent-style-name="Listenabsatz" style:list-style-name="L37">
      <style:paragraph-properties fo:margin-top="0cm" fo:margin-bottom="0cm" loext:contextual-spacing="false"/>
      <style:text-properties officeooo:paragraph-rsid="03380205"/>
    </style:style>
    <style:style style:name="P609" style:family="paragraph" style:parent-style-name="Listenabsatz" style:list-style-name="L37">
      <style:paragraph-properties fo:margin-top="0cm" fo:margin-bottom="0cm" loext:contextual-spacing="false"/>
      <style:text-properties officeooo:paragraph-rsid="0338cffc"/>
    </style:style>
    <style:style style:name="P610" style:family="paragraph" style:parent-style-name="Listenabsatz" style:list-style-name="L37">
      <style:paragraph-properties fo:margin-top="0cm" fo:margin-bottom="0cm" loext:contextual-spacing="false"/>
      <style:text-properties officeooo:rsid="0084699c" officeooo:paragraph-rsid="0084699c"/>
    </style:style>
    <style:style style:name="P611" style:family="paragraph" style:parent-style-name="Listenabsatz" style:list-style-name="L37">
      <style:paragraph-properties fo:margin-top="0cm" fo:margin-bottom="0cm" loext:contextual-spacing="false"/>
      <style:text-properties officeooo:rsid="0084699c" officeooo:paragraph-rsid="00875b60"/>
    </style:style>
    <style:style style:name="P612" style:family="paragraph" style:parent-style-name="Listenabsatz" style:list-style-name="L37">
      <style:paragraph-properties fo:margin-top="0cm" fo:margin-bottom="0cm" loext:contextual-spacing="false"/>
      <style:text-properties officeooo:rsid="0084699c" officeooo:paragraph-rsid="008a5197"/>
    </style:style>
    <style:style style:name="P613" style:family="paragraph" style:parent-style-name="Listenabsatz" style:list-style-name="L37">
      <style:paragraph-properties fo:margin-top="0cm" fo:margin-bottom="0cm" loext:contextual-spacing="false"/>
      <style:text-properties officeooo:rsid="0084699c" officeooo:paragraph-rsid="008b8610"/>
    </style:style>
    <style:style style:name="P614" style:family="paragraph" style:parent-style-name="Listenabsatz" style:list-style-name="L37">
      <style:paragraph-properties fo:margin-top="0cm" fo:margin-bottom="0cm" loext:contextual-spacing="false"/>
      <style:text-properties officeooo:rsid="009a90c1" officeooo:paragraph-rsid="009a90c1"/>
    </style:style>
    <style:style style:name="P615" style:family="paragraph" style:parent-style-name="Listenabsatz" style:list-style-name="L37">
      <style:paragraph-properties fo:margin-top="0cm" fo:margin-bottom="0cm" loext:contextual-spacing="false"/>
      <style:text-properties officeooo:rsid="0084cb60" officeooo:paragraph-rsid="0084cb60"/>
    </style:style>
    <style:style style:name="P616" style:family="paragraph" style:parent-style-name="Listenabsatz" style:list-style-name="L37">
      <style:paragraph-properties fo:margin-top="0cm" fo:margin-bottom="0cm" loext:contextual-spacing="false"/>
      <style:text-properties fo:color="#000000" officeooo:paragraph-rsid="0086d125"/>
    </style:style>
    <style:style style:name="P617" style:family="paragraph" style:parent-style-name="Listenabsatz" style:list-style-name="L37">
      <style:paragraph-properties fo:margin-top="0cm" fo:margin-bottom="0cm" loext:contextual-spacing="false"/>
      <style:text-properties officeooo:rsid="008a5197" officeooo:paragraph-rsid="008a5197"/>
    </style:style>
    <style:style style:name="P618" style:family="paragraph" style:parent-style-name="Listenabsatz" style:list-style-name="L37">
      <style:paragraph-properties fo:margin-top="0cm" fo:margin-bottom="0cm" loext:contextual-spacing="false"/>
      <style:text-properties officeooo:rsid="008a5197" officeooo:paragraph-rsid="008b8610"/>
    </style:style>
    <style:style style:name="P619" style:family="paragraph" style:parent-style-name="Listenabsatz" style:list-style-name="L38">
      <style:paragraph-properties fo:margin-top="0cm" fo:margin-bottom="0cm" loext:contextual-spacing="false"/>
    </style:style>
    <style:style style:name="P620" style:family="paragraph" style:parent-style-name="Listenabsatz" style:list-style-name="L38">
      <style:paragraph-properties fo:margin-top="0cm" fo:margin-bottom="0cm" loext:contextual-spacing="false"/>
      <style:text-properties officeooo:paragraph-rsid="0154fa7f"/>
    </style:style>
    <style:style style:name="P621" style:family="paragraph" style:parent-style-name="Listenabsatz" style:list-style-name="L38">
      <style:paragraph-properties fo:margin-top="0cm" fo:margin-bottom="0cm" loext:contextual-spacing="false"/>
      <style:text-properties officeooo:rsid="0152a26e" officeooo:paragraph-rsid="0152a26e"/>
    </style:style>
    <style:style style:name="P622" style:family="paragraph" style:parent-style-name="Listenabsatz" style:list-style-name="L38">
      <style:paragraph-properties fo:margin-top="0cm" fo:margin-bottom="0cm" loext:contextual-spacing="false"/>
      <style:text-properties officeooo:rsid="0152a26e" officeooo:paragraph-rsid="0154fa7f"/>
    </style:style>
    <style:style style:name="P623" style:family="paragraph" style:parent-style-name="Listenabsatz" style:list-style-name="L37">
      <style:paragraph-properties fo:margin-top="0cm" fo:margin-bottom="0cm" loext:contextual-spacing="false"/>
      <style:text-properties officeooo:rsid="012c6d9a" officeooo:paragraph-rsid="012c6d9a"/>
    </style:style>
    <style:style style:name="P624" style:family="paragraph" style:parent-style-name="Listenabsatz" style:list-style-name="L37">
      <style:paragraph-properties fo:margin-top="0cm" fo:margin-bottom="0cm" loext:contextual-spacing="false"/>
      <style:text-properties officeooo:rsid="014b878d" officeooo:paragraph-rsid="014c29b5"/>
    </style:style>
    <style:style style:name="P625" style:family="paragraph" style:parent-style-name="Listenabsatz" style:list-style-name="L37">
      <style:paragraph-properties fo:margin-top="0cm" fo:margin-bottom="0cm" loext:contextual-spacing="false"/>
      <style:text-properties officeooo:rsid="013d9545" officeooo:paragraph-rsid="01e3dfd4"/>
    </style:style>
    <style:style style:name="P626" style:family="paragraph" style:parent-style-name="Listenabsatz" style:list-style-name="L37">
      <style:paragraph-properties fo:margin-top="0cm" fo:margin-bottom="0cm" loext:contextual-spacing="false"/>
      <style:text-properties officeooo:rsid="013d9545" officeooo:paragraph-rsid="0325abae"/>
    </style:style>
    <style:style style:name="P627" style:family="paragraph" style:parent-style-name="Listenabsatz" style:list-style-name="L37">
      <style:paragraph-properties fo:margin-top="0cm" fo:margin-bottom="0cm" loext:contextual-spacing="false"/>
      <style:text-properties officeooo:rsid="013d9545" officeooo:paragraph-rsid="01ea9b4c"/>
    </style:style>
    <style:style style:name="P628" style:family="paragraph" style:parent-style-name="Listenabsatz" style:list-style-name="L37">
      <style:paragraph-properties fo:margin-top="0cm" fo:margin-bottom="0cm" loext:contextual-spacing="false"/>
      <style:text-properties officeooo:rsid="013d9545" officeooo:paragraph-rsid="02bfcc86"/>
    </style:style>
    <style:style style:name="P629" style:family="paragraph" style:parent-style-name="Listenabsatz" style:list-style-name="L37">
      <style:paragraph-properties fo:margin-top="0cm" fo:margin-bottom="0cm" loext:contextual-spacing="false"/>
      <style:text-properties officeooo:rsid="01e3dfd4" officeooo:paragraph-rsid="01e3dfd4"/>
    </style:style>
    <style:style style:name="P630" style:family="paragraph" style:parent-style-name="Listenabsatz" style:list-style-name="L37">
      <style:paragraph-properties fo:margin-top="0cm" fo:margin-bottom="0cm" loext:contextual-spacing="false"/>
      <style:text-properties officeooo:rsid="01e44a78" officeooo:paragraph-rsid="01e44a78"/>
    </style:style>
    <style:style style:name="P631" style:family="paragraph" style:parent-style-name="Listenabsatz" style:list-style-name="L37">
      <style:paragraph-properties fo:margin-top="0cm" fo:margin-bottom="0cm" loext:contextual-spacing="false"/>
      <style:text-properties officeooo:rsid="01e5625e" officeooo:paragraph-rsid="01e5625e"/>
    </style:style>
    <style:style style:name="P632" style:family="paragraph" style:parent-style-name="Listenabsatz" style:list-style-name="L37">
      <style:paragraph-properties fo:margin-top="0cm" fo:margin-bottom="0cm" loext:contextual-spacing="false"/>
      <style:text-properties officeooo:rsid="01e6aff2" officeooo:paragraph-rsid="01e6aff2"/>
    </style:style>
    <style:style style:name="P633" style:family="paragraph" style:parent-style-name="Listenabsatz" style:list-style-name="L37">
      <style:paragraph-properties fo:margin-top="0cm" fo:margin-bottom="0cm" loext:contextual-spacing="false"/>
      <style:text-properties officeooo:rsid="01e6fe7c" officeooo:paragraph-rsid="0325abae"/>
    </style:style>
    <style:style style:name="P634" style:family="paragraph" style:parent-style-name="Listenabsatz" style:list-style-name="L37">
      <style:paragraph-properties fo:margin-top="0cm" fo:margin-bottom="0cm" loext:contextual-spacing="false"/>
      <style:text-properties officeooo:rsid="01e9269c" officeooo:paragraph-rsid="01e9269c"/>
    </style:style>
    <style:style style:name="P635" style:family="paragraph" style:parent-style-name="Listenabsatz" style:list-style-name="L37">
      <style:paragraph-properties fo:margin-top="0cm" fo:margin-bottom="0cm" loext:contextual-spacing="false"/>
      <style:text-properties officeooo:rsid="01eb1790" officeooo:paragraph-rsid="0325abae"/>
    </style:style>
    <style:style style:name="P636" style:family="paragraph" style:parent-style-name="Listenabsatz" style:list-style-name="L37">
      <style:paragraph-properties fo:margin-top="0cm" fo:margin-bottom="0cm" loext:contextual-spacing="false"/>
      <style:text-properties officeooo:rsid="01e9e1c3" officeooo:paragraph-rsid="01e9e1c3"/>
    </style:style>
    <style:style style:name="P637" style:family="paragraph" style:parent-style-name="Listenabsatz" style:list-style-name="L37">
      <style:paragraph-properties fo:margin-top="0cm" fo:margin-bottom="0cm" loext:contextual-spacing="false"/>
      <style:text-properties officeooo:rsid="01f9ea0c" officeooo:paragraph-rsid="01f9ea0c"/>
    </style:style>
    <style:style style:name="P638" style:family="paragraph" style:parent-style-name="Listenabsatz" style:list-style-name="L37">
      <style:paragraph-properties fo:margin-top="0cm" fo:margin-bottom="0cm" loext:contextual-spacing="false"/>
      <style:text-properties officeooo:rsid="01f9ea0c" officeooo:paragraph-rsid="01f9f8d1"/>
    </style:style>
    <style:style style:name="P639" style:family="paragraph" style:parent-style-name="Listenabsatz" style:list-style-name="L37">
      <style:paragraph-properties fo:margin-top="0cm" fo:margin-bottom="0cm" loext:contextual-spacing="false"/>
      <style:text-properties officeooo:rsid="01f9ea0c" officeooo:paragraph-rsid="020ce3ce"/>
    </style:style>
    <style:style style:name="P640" style:family="paragraph" style:parent-style-name="Listenabsatz" style:list-style-name="L37">
      <style:paragraph-properties fo:margin-top="0cm" fo:margin-bottom="0cm" loext:contextual-spacing="false"/>
      <style:text-properties officeooo:rsid="00f4daf9" officeooo:paragraph-rsid="02bfcc86"/>
    </style:style>
    <style:style style:name="P641" style:family="paragraph" style:parent-style-name="Listenabsatz" style:list-style-name="L37">
      <style:paragraph-properties fo:margin-top="0cm" fo:margin-bottom="0cm" loext:contextual-spacing="false"/>
      <style:text-properties officeooo:rsid="0143020f" officeooo:paragraph-rsid="02bfcc86"/>
    </style:style>
    <style:style style:name="P642" style:family="paragraph" style:parent-style-name="Listenabsatz" style:list-style-name="L37">
      <style:paragraph-properties fo:margin-top="0cm" fo:margin-bottom="0cm" loext:contextual-spacing="false"/>
      <style:text-properties officeooo:rsid="01447dc4" officeooo:paragraph-rsid="02bfcc86"/>
    </style:style>
    <style:style style:name="P643" style:family="paragraph" style:parent-style-name="Listenabsatz" style:list-style-name="L37">
      <style:paragraph-properties fo:margin-top="0cm" fo:margin-bottom="0cm" loext:contextual-spacing="false"/>
      <style:text-properties officeooo:rsid="014500dd" officeooo:paragraph-rsid="02bfcc86"/>
    </style:style>
    <style:style style:name="P644" style:family="paragraph" style:parent-style-name="Listenabsatz" style:list-style-name="L37">
      <style:paragraph-properties fo:margin-top="0cm" fo:margin-bottom="0cm" loext:contextual-spacing="false"/>
      <style:text-properties officeooo:rsid="0284a3f1" officeooo:paragraph-rsid="02bfcc86"/>
    </style:style>
    <style:style style:name="P645" style:family="paragraph" style:parent-style-name="Listenabsatz" style:list-style-name="L37">
      <style:paragraph-properties fo:margin-top="0cm" fo:margin-bottom="0cm" loext:contextual-spacing="false"/>
      <style:text-properties officeooo:rsid="0284a3f1" officeooo:paragraph-rsid="02a0b50c"/>
    </style:style>
    <style:style style:name="P646" style:family="paragraph" style:parent-style-name="Listenabsatz" style:list-style-name="L37">
      <style:paragraph-properties fo:margin-top="0cm" fo:margin-bottom="0cm" loext:contextual-spacing="false"/>
      <style:text-properties officeooo:rsid="02892673" officeooo:paragraph-rsid="02bfcc86"/>
    </style:style>
    <style:style style:name="P647" style:family="paragraph" style:parent-style-name="Listenabsatz" style:list-style-name="L37">
      <style:paragraph-properties fo:margin-top="0cm" fo:margin-bottom="0cm" loext:contextual-spacing="false"/>
      <style:text-properties officeooo:rsid="02892673" officeooo:paragraph-rsid="029ba821"/>
    </style:style>
    <style:style style:name="P648" style:family="paragraph" style:parent-style-name="Listenabsatz" style:list-style-name="L37">
      <style:paragraph-properties fo:margin-top="0cm" fo:margin-bottom="0cm" loext:contextual-spacing="false"/>
      <style:text-properties officeooo:rsid="02913156" officeooo:paragraph-rsid="02bfcc86"/>
    </style:style>
    <style:style style:name="P649" style:family="paragraph" style:parent-style-name="Listenabsatz" style:list-style-name="L37">
      <style:paragraph-properties fo:margin-top="0cm" fo:margin-bottom="0cm" loext:contextual-spacing="false"/>
      <style:text-properties officeooo:rsid="02818d38" officeooo:paragraph-rsid="02bfcc86"/>
    </style:style>
    <style:style style:name="P650" style:family="paragraph" style:parent-style-name="Listenabsatz" style:list-style-name="L37">
      <style:paragraph-properties fo:margin-top="0cm" fo:margin-bottom="0cm" loext:contextual-spacing="false"/>
      <style:text-properties officeooo:rsid="03295dd2" officeooo:paragraph-rsid="03295dd2"/>
    </style:style>
    <style:style style:name="P651" style:family="paragraph" style:parent-style-name="Listenabsatz" style:list-style-name="L37">
      <style:paragraph-properties fo:margin-top="0cm" fo:margin-bottom="0cm" loext:contextual-spacing="false"/>
      <style:text-properties officeooo:rsid="02fb9ed8" officeooo:paragraph-rsid="02fb9ed8"/>
    </style:style>
    <style:style style:name="P652" style:family="paragraph" style:parent-style-name="Listenabsatz" style:list-style-name="L37">
      <style:paragraph-properties fo:margin-top="0cm" fo:margin-bottom="0cm" loext:contextual-spacing="false"/>
      <style:text-properties officeooo:rsid="02fb9ed8" officeooo:paragraph-rsid="03081a34"/>
    </style:style>
    <style:style style:name="P653" style:family="paragraph" style:parent-style-name="Listenabsatz">
      <style:paragraph-properties fo:margin-top="0cm" fo:margin-bottom="0cm" loext:contextual-spacing="false"/>
      <style:text-properties officeooo:rsid="02fb9ed8" officeooo:paragraph-rsid="02fb9ed8"/>
    </style:style>
    <style:style style:name="P654" style:family="paragraph" style:parent-style-name="Listenabsatz" style:list-style-name="L37">
      <style:paragraph-properties fo:margin-top="0cm" fo:margin-bottom="0cm" loext:contextual-spacing="false"/>
      <style:text-properties officeooo:rsid="03081a34" officeooo:paragraph-rsid="03081a34"/>
    </style:style>
    <style:style style:name="P655" style:family="paragraph" style:parent-style-name="Listenabsatz" style:list-style-name="L37">
      <style:paragraph-properties fo:margin-top="0cm" fo:margin-bottom="0cm" loext:contextual-spacing="false"/>
      <style:text-properties officeooo:rsid="03081a34" officeooo:paragraph-rsid="033494f5"/>
    </style:style>
    <style:style style:name="P656" style:family="paragraph" style:parent-style-name="Listenabsatz" style:list-style-name="L37">
      <style:paragraph-properties fo:margin-top="0cm" fo:margin-bottom="0cm" loext:contextual-spacing="false"/>
      <style:text-properties officeooo:rsid="03081a34" officeooo:paragraph-rsid="03350da6"/>
    </style:style>
    <style:style style:name="P657" style:family="paragraph" style:parent-style-name="Listenabsatz" style:list-style-name="L37">
      <style:paragraph-properties fo:margin-top="0cm" fo:margin-bottom="0cm" loext:contextual-spacing="false"/>
      <style:text-properties officeooo:rsid="03081a34" officeooo:paragraph-rsid="03380205"/>
    </style:style>
    <style:style style:name="P658" style:family="paragraph" style:parent-style-name="Listenabsatz" style:list-style-name="L37">
      <style:paragraph-properties fo:margin-top="0cm" fo:margin-bottom="0cm" loext:contextual-spacing="false"/>
      <style:text-properties officeooo:rsid="03081a34" officeooo:paragraph-rsid="0338cffc"/>
    </style:style>
    <style:style style:name="P659" style:family="paragraph" style:parent-style-name="Listenabsatz">
      <style:paragraph-properties fo:margin-top="0cm" fo:margin-bottom="0cm" loext:contextual-spacing="false"/>
      <style:text-properties officeooo:rsid="03081a34" officeooo:paragraph-rsid="03081a34"/>
    </style:style>
    <style:style style:name="P660" style:family="paragraph" style:parent-style-name="Listenabsatz">
      <style:paragraph-properties fo:margin-top="0cm" fo:margin-bottom="0cm" loext:contextual-spacing="false"/>
      <style:text-properties officeooo:rsid="03081a34" officeooo:paragraph-rsid="033494f5"/>
    </style:style>
    <style:style style:name="P661" style:family="paragraph" style:parent-style-name="Listenabsatz">
      <style:paragraph-properties fo:margin-top="0cm" fo:margin-bottom="0cm" loext:contextual-spacing="false"/>
      <style:text-properties officeooo:rsid="03081a34" officeooo:paragraph-rsid="03380205"/>
    </style:style>
    <style:style style:name="P662" style:family="paragraph" style:parent-style-name="Listenabsatz" style:list-style-name="L37">
      <style:paragraph-properties fo:margin-top="0cm" fo:margin-bottom="0cm" loext:contextual-spacing="false"/>
      <style:text-properties officeooo:rsid="01c6e085" officeooo:paragraph-rsid="01c94192"/>
    </style:style>
    <style:style style:name="P663" style:family="paragraph" style:parent-style-name="Listenabsatz" style:list-style-name="L37">
      <style:paragraph-properties fo:margin-top="0cm" fo:margin-bottom="0cm" loext:contextual-spacing="false"/>
      <style:text-properties officeooo:rsid="01c6e085" officeooo:paragraph-rsid="01c6e085"/>
    </style:style>
    <style:style style:name="P664" style:family="paragraph" style:parent-style-name="Listenabsatz" style:list-style-name="L37">
      <style:paragraph-properties fo:margin-top="0cm" fo:margin-bottom="0cm" loext:contextual-spacing="false"/>
      <style:text-properties officeooo:rsid="01c6e085" officeooo:paragraph-rsid="01c8365c"/>
    </style:style>
    <style:style style:name="P665" style:family="paragraph" style:parent-style-name="Listenabsatz" style:list-style-name="L49">
      <style:paragraph-properties fo:margin-top="0cm" fo:margin-bottom="0cm" loext:contextual-spacing="false"/>
    </style:style>
    <style:style style:name="P666" style:family="paragraph" style:parent-style-name="Listenabsatz" style:list-style-name="L49">
      <style:paragraph-properties fo:margin-top="0cm" fo:margin-bottom="0cm" loext:contextual-spacing="false"/>
      <style:text-properties officeooo:rsid="00f09459" officeooo:paragraph-rsid="00f09459"/>
    </style:style>
    <style:style style:name="P667" style:family="paragraph" style:parent-style-name="Listenabsatz" style:list-style-name="L37">
      <style:paragraph-properties fo:margin-top="0cm" fo:margin-bottom="0cm" loext:contextual-spacing="false"/>
      <style:text-properties officeooo:rsid="02ff4117" officeooo:paragraph-rsid="02ff4117"/>
    </style:style>
    <style:style style:name="P668" style:family="paragraph" style:parent-style-name="Listenabsatz" style:list-style-name="L37">
      <style:paragraph-properties fo:margin-top="0cm" fo:margin-bottom="0cm" loext:contextual-spacing="false"/>
      <style:text-properties officeooo:rsid="02ff4117" officeooo:paragraph-rsid="03006d88"/>
    </style:style>
    <style:style style:name="P669" style:family="paragraph" style:parent-style-name="Listenabsatz" style:list-style-name="L37">
      <style:paragraph-properties fo:margin-top="0cm" fo:margin-bottom="0cm" loext:contextual-spacing="false"/>
      <style:text-properties officeooo:rsid="02ffd398" officeooo:paragraph-rsid="02ffd398"/>
    </style:style>
    <style:style style:name="P670" style:family="paragraph" style:parent-style-name="Listenabsatz" style:list-style-name="L37">
      <style:paragraph-properties fo:margin-top="0cm" fo:margin-bottom="0cm" loext:contextual-spacing="false"/>
      <style:text-properties officeooo:rsid="004f8c8a" officeooo:paragraph-rsid="004f8c8a"/>
    </style:style>
    <style:style style:name="P671" style:family="paragraph" style:parent-style-name="Listenabsatz" style:list-style-name="L37">
      <style:paragraph-properties fo:margin-top="0cm" fo:margin-bottom="0cm" loext:contextual-spacing="false"/>
      <style:text-properties officeooo:rsid="004f8c8a" officeooo:paragraph-rsid="0051ddc4"/>
    </style:style>
    <style:style style:name="P672" style:family="paragraph" style:parent-style-name="Listenabsatz" style:list-style-name="L37">
      <style:paragraph-properties fo:margin-top="0cm" fo:margin-bottom="0cm" loext:contextual-spacing="false"/>
      <style:text-properties officeooo:rsid="00da9f98" officeooo:paragraph-rsid="00da9f98"/>
    </style:style>
    <style:style style:name="P673" style:family="paragraph" style:parent-style-name="Listenabsatz" style:list-style-name="L59">
      <style:paragraph-properties fo:margin-top="0cm" fo:margin-bottom="0cm" loext:contextual-spacing="false"/>
    </style:style>
    <style:style style:name="P674" style:family="paragraph" style:parent-style-name="Listenabsatz" style:list-style-name="L60">
      <style:paragraph-properties fo:margin-top="0cm" fo:margin-bottom="0cm" loext:contextual-spacing="false"/>
    </style:style>
    <style:style style:name="P675" style:family="paragraph" style:parent-style-name="Listenabsatz" style:list-style-name="L60">
      <style:paragraph-properties fo:margin-top="0cm" fo:margin-bottom="0cm" loext:contextual-spacing="false"/>
      <style:text-properties officeooo:paragraph-rsid="025f05bd"/>
    </style:style>
    <style:style style:name="P676" style:family="paragraph" style:parent-style-name="Listenabsatz" style:list-style-name="L61">
      <style:paragraph-properties fo:margin-top="0cm" fo:margin-bottom="0cm" loext:contextual-spacing="false"/>
    </style:style>
    <style:style style:name="P677" style:family="paragraph" style:parent-style-name="Listenabsatz" style:list-style-name="L1">
      <style:paragraph-properties fo:margin-left="0cm" fo:margin-right="0cm" fo:margin-top="0cm" fo:margin-bottom="0cm" loext:contextual-spacing="false" fo:text-indent="0cm" style:auto-text-indent="false"/>
    </style:style>
    <style:style style:name="P678" style:family="paragraph" style:parent-style-name="Listenabsatz" style:list-style-name="L12">
      <style:paragraph-properties fo:margin-left="0cm" fo:margin-right="0cm" fo:margin-top="0cm" fo:margin-bottom="0cm" loext:contextual-spacing="false" fo:text-indent="0cm" style:auto-text-indent="false"/>
    </style:style>
    <style:style style:name="P679" style:family="paragraph" style:parent-style-name="Listenabsatz" style:list-style-name="L14">
      <style:paragraph-properties fo:margin-left="0cm" fo:margin-right="0cm" fo:margin-top="0cm" fo:margin-bottom="0cm" loext:contextual-spacing="false" fo:text-indent="0cm" style:auto-text-indent="false"/>
    </style:style>
    <style:style style:name="P680" style:family="paragraph" style:parent-style-name="Listenabsatz" style:list-style-name="L21">
      <style:paragraph-properties fo:margin-left="0cm" fo:margin-right="0cm" fo:margin-top="0cm" fo:margin-bottom="0cm" loext:contextual-spacing="false" fo:text-indent="0cm" style:auto-text-indent="false"/>
    </style:style>
    <style:style style:name="P681" style:family="paragraph" style:parent-style-name="Listenabsatz" style:list-style-name="L32">
      <style:paragraph-properties fo:margin-left="0cm" fo:margin-right="0cm" fo:margin-top="0cm" fo:margin-bottom="0cm" loext:contextual-spacing="false" fo:text-indent="0cm" style:auto-text-indent="false"/>
    </style:style>
    <style:style style:name="P682" style:family="paragraph" style:parent-style-name="Listenabsatz" style:list-style-name="L37">
      <style:paragraph-properties fo:margin-left="0cm" fo:margin-right="0cm" fo:margin-top="0cm" fo:margin-bottom="0cm" loext:contextual-spacing="false" fo:text-indent="0cm" style:auto-text-indent="false"/>
    </style:style>
    <style:style style:name="P68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68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68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68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68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68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68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690" style:family="paragraph" style:parent-style-name="Listenabsatz" style:list-style-name="L38">
      <style:paragraph-properties fo:margin-left="0cm" fo:margin-right="0cm" fo:margin-top="0cm" fo:margin-bottom="0cm" loext:contextual-spacing="false" fo:text-indent="0cm" style:auto-text-indent="false"/>
    </style:style>
    <style:style style:name="P691"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692"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693"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694"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695"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696"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697" style:family="paragraph" style:parent-style-name="Listenabsatz" style:list-style-name="L59">
      <style:paragraph-properties fo:margin-left="0cm" fo:margin-right="0cm" fo:margin-top="0cm" fo:margin-bottom="0cm" loext:contextual-spacing="false" fo:text-indent="0cm" style:auto-text-indent="false"/>
    </style:style>
    <style:style style:name="P698" style:family="paragraph" style:parent-style-name="Listenabsatz" style:list-style-name="L37">
      <style:paragraph-properties fo:margin-left="0cm" fo:margin-right="0cm" fo:text-indent="0cm" style:auto-text-indent="false"/>
    </style:style>
    <style:style style:name="P699"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700"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701" style:family="paragraph" style:parent-style-name="Standard" style:master-page-name="MP0">
      <style:paragraph-properties style:page-number="auto" fo:break-before="page"/>
      <style:text-properties fo:font-weight="bold" style:font-weight-asian="bold" style:font-weight-complex="bold"/>
    </style:style>
    <style:style style:name="P702" style:family="paragraph" style:parent-style-name="Standard" style:list-style-name="L1"/>
    <style:style style:name="P703" style:family="paragraph" style:parent-style-name="Standard" style:list-style-name="L48">
      <style:text-properties officeooo:paragraph-rsid="02106cc0"/>
    </style:style>
    <style:style style:name="P70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70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70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70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70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70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71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71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71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71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71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71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71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71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71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71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72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72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72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72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72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72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72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72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72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72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73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73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73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73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73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73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73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73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73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73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74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74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74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74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74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74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74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74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74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74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75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75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75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75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75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75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75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75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75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75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76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76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76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76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76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76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76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76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76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76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770"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771"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772"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77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77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775"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77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77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77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779"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780"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781"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78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783"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784"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785"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786"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787"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788"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789"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790"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791"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792"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793"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794"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795"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796"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797"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79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79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80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801"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802"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803"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804"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805"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806"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807"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808"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809"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810"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81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81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81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81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81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816"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817"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818"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819"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820"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821"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822"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823"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824"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82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826"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827"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828"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829"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830"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831"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832"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833"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834"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835"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836"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837"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838"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839"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8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8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842"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84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84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845" style:family="paragraph" style:parent-style-name="Standard" style:list-style-name="L22">
      <style:paragraph-properties fo:margin-top="0cm" fo:margin-bottom="0cm" loext:contextual-spacing="false"/>
      <style:text-properties style:use-window-font-color="true" officeooo:paragraph-rsid="01b09c48"/>
    </style:style>
    <style:style style:name="P846" style:family="paragraph" style:parent-style-name="Standard" style:list-style-name="L1">
      <style:paragraph-properties fo:margin-top="0cm" fo:margin-bottom="0cm" loext:contextual-spacing="false"/>
    </style:style>
    <style:style style:name="P847" style:family="paragraph" style:parent-style-name="Standard" style:list-style-name="L16">
      <style:paragraph-properties fo:margin-top="0cm" fo:margin-bottom="0cm" loext:contextual-spacing="false"/>
      <style:text-properties officeooo:rsid="00b3a71e" officeooo:paragraph-rsid="00b3a71e"/>
    </style:style>
    <style:style style:name="P848" style:family="paragraph" style:parent-style-name="Standard" style:list-style-name="L16">
      <style:paragraph-properties fo:margin-top="0cm" fo:margin-bottom="0cm" loext:contextual-spacing="false"/>
      <style:text-properties officeooo:rsid="00b45507" officeooo:paragraph-rsid="00b45507"/>
    </style:style>
    <style:style style:name="P849" style:family="paragraph" style:parent-style-name="Standard" style:list-style-name="L17">
      <style:paragraph-properties fo:margin-top="0cm" fo:margin-bottom="0cm" loext:contextual-spacing="false"/>
      <style:text-properties officeooo:rsid="00b45507" officeooo:paragraph-rsid="00b45507"/>
    </style:style>
    <style:style style:name="P850" style:family="paragraph" style:parent-style-name="Standard" style:list-style-name="L18">
      <style:paragraph-properties fo:margin-top="0cm" fo:margin-bottom="0cm" loext:contextual-spacing="false"/>
      <style:text-properties officeooo:rsid="00b63fbb" officeooo:paragraph-rsid="00b7bf2f"/>
    </style:style>
    <style:style style:name="P851" style:family="paragraph" style:parent-style-name="Standard" style:list-style-name="L18">
      <style:paragraph-properties fo:margin-top="0cm" fo:margin-bottom="0cm" loext:contextual-spacing="false"/>
      <style:text-properties officeooo:rsid="00b63fbb" officeooo:paragraph-rsid="00b63fbb"/>
    </style:style>
    <style:style style:name="P852" style:family="paragraph" style:parent-style-name="Standard" style:list-style-name="L19">
      <style:paragraph-properties fo:margin-top="0cm" fo:margin-bottom="0cm" loext:contextual-spacing="false"/>
    </style:style>
    <style:style style:name="P853" style:family="paragraph" style:parent-style-name="Standard" style:list-style-name="L19">
      <style:paragraph-properties fo:margin-top="0cm" fo:margin-bottom="0cm" loext:contextual-spacing="false"/>
      <style:text-properties officeooo:rsid="00a752c4" officeooo:paragraph-rsid="00a752c4"/>
    </style:style>
    <style:style style:name="P854" style:family="paragraph" style:parent-style-name="Standard" style:list-style-name="L20">
      <style:paragraph-properties fo:margin-top="0cm" fo:margin-bottom="0cm" loext:contextual-spacing="false"/>
    </style:style>
    <style:style style:name="P855" style:family="paragraph" style:parent-style-name="Standard" style:list-style-name="L22">
      <style:paragraph-properties fo:margin-top="0cm" fo:margin-bottom="0cm" loext:contextual-spacing="false"/>
      <style:text-properties officeooo:rsid="009eaa36" officeooo:paragraph-rsid="01b09c48"/>
    </style:style>
    <style:style style:name="P856" style:family="paragraph" style:parent-style-name="Standard" style:list-style-name="L22">
      <style:paragraph-properties fo:margin-top="0cm" fo:margin-bottom="0cm" loext:contextual-spacing="false"/>
      <style:text-properties officeooo:rsid="01ad253b" officeooo:paragraph-rsid="01b09c48"/>
    </style:style>
    <style:style style:name="P857" style:family="paragraph" style:parent-style-name="Standard" style:list-style-name="L22">
      <style:paragraph-properties fo:margin-top="0cm" fo:margin-bottom="0cm" loext:contextual-spacing="false"/>
      <style:text-properties officeooo:paragraph-rsid="01b09c48"/>
    </style:style>
    <style:style style:name="P858" style:family="paragraph" style:parent-style-name="Standard" style:list-style-name="L23">
      <style:paragraph-properties fo:margin-top="0cm" fo:margin-bottom="0cm" loext:contextual-spacing="false"/>
      <style:text-properties officeooo:paragraph-rsid="01b09c48"/>
    </style:style>
    <style:style style:name="P859" style:family="paragraph" style:parent-style-name="Standard" style:list-style-name="L24">
      <style:paragraph-properties fo:margin-top="0cm" fo:margin-bottom="0cm" loext:contextual-spacing="false"/>
      <style:text-properties officeooo:paragraph-rsid="01b09c48"/>
    </style:style>
    <style:style style:name="P860" style:family="paragraph" style:parent-style-name="Standard" style:list-style-name="L25">
      <style:paragraph-properties fo:margin-top="0cm" fo:margin-bottom="0cm" loext:contextual-spacing="false"/>
      <style:text-properties officeooo:rsid="00c0f176" officeooo:paragraph-rsid="01b09c48"/>
    </style:style>
    <style:style style:name="P861" style:family="paragraph" style:parent-style-name="Standard" style:list-style-name="L26">
      <style:paragraph-properties fo:margin-top="0cm" fo:margin-bottom="0cm" loext:contextual-spacing="false"/>
      <style:text-properties officeooo:paragraph-rsid="0228279a"/>
    </style:style>
    <style:style style:name="P862" style:family="paragraph" style:parent-style-name="Standard" style:list-style-name="L27">
      <style:paragraph-properties fo:margin-top="0cm" fo:margin-bottom="0cm" loext:contextual-spacing="false"/>
      <style:text-properties officeooo:paragraph-rsid="0228279a"/>
    </style:style>
    <style:style style:name="P863" style:family="paragraph" style:parent-style-name="Standard" style:list-style-name="L28">
      <style:paragraph-properties fo:margin-top="0cm" fo:margin-bottom="0cm" loext:contextual-spacing="false"/>
      <style:text-properties officeooo:paragraph-rsid="023987a3"/>
    </style:style>
    <style:style style:name="P864" style:family="paragraph" style:parent-style-name="Standard" style:list-style-name="L29">
      <style:paragraph-properties fo:margin-top="0cm" fo:margin-bottom="0cm" loext:contextual-spacing="false"/>
    </style:style>
    <style:style style:name="P865" style:family="paragraph" style:parent-style-name="Standard" style:list-style-name="L30">
      <style:paragraph-properties fo:margin-top="0cm" fo:margin-bottom="0cm" loext:contextual-spacing="false"/>
    </style:style>
    <style:style style:name="P866" style:family="paragraph" style:parent-style-name="Standard" style:list-style-name="L31">
      <style:paragraph-properties fo:margin-top="0cm" fo:margin-bottom="0cm" loext:contextual-spacing="false"/>
    </style:style>
    <style:style style:name="P867" style:family="paragraph" style:parent-style-name="Standard" style:list-style-name="L34">
      <style:paragraph-properties fo:margin-top="0cm" fo:margin-bottom="0cm" loext:contextual-spacing="false"/>
      <style:text-properties officeooo:paragraph-rsid="031d8588"/>
    </style:style>
    <style:style style:name="P868" style:family="paragraph" style:parent-style-name="Standard" style:list-style-name="L35">
      <style:paragraph-properties fo:margin-top="0cm" fo:margin-bottom="0cm" loext:contextual-spacing="false"/>
      <style:text-properties officeooo:paragraph-rsid="031d8588"/>
    </style:style>
    <style:style style:name="P869" style:family="paragraph" style:parent-style-name="Standard" style:list-style-name="L36">
      <style:paragraph-properties fo:margin-top="0cm" fo:margin-bottom="0cm" loext:contextual-spacing="false"/>
      <style:text-properties officeooo:paragraph-rsid="031d8588"/>
    </style:style>
    <style:style style:name="P870" style:family="paragraph" style:parent-style-name="Standard" style:list-style-name="L37">
      <style:paragraph-properties fo:margin-top="0cm" fo:margin-bottom="0cm" loext:contextual-spacing="false"/>
      <style:text-properties officeooo:rsid="01729de3" officeooo:paragraph-rsid="01729de3"/>
    </style:style>
    <style:style style:name="P871" style:family="paragraph" style:parent-style-name="Standard" style:list-style-name="L37">
      <style:paragraph-properties fo:margin-top="0cm" fo:margin-bottom="0cm" loext:contextual-spacing="false"/>
      <style:text-properties officeooo:rsid="01729de3" officeooo:paragraph-rsid="01789679"/>
    </style:style>
    <style:style style:name="P872" style:family="paragraph" style:parent-style-name="Standard" style:list-style-name="L37">
      <style:paragraph-properties fo:margin-top="0cm" fo:margin-bottom="0cm" loext:contextual-spacing="false"/>
      <style:text-properties officeooo:rsid="0176b34c" officeooo:paragraph-rsid="0176b34c"/>
    </style:style>
    <style:style style:name="P873" style:family="paragraph" style:parent-style-name="Standard" style:list-style-name="L37">
      <style:paragraph-properties fo:margin-top="0cm" fo:margin-bottom="0cm" loext:contextual-spacing="false"/>
      <style:text-properties officeooo:rsid="0176b34c" officeooo:paragraph-rsid="01789679"/>
    </style:style>
    <style:style style:name="P874" style:family="paragraph" style:parent-style-name="Standard" style:list-style-name="L37">
      <style:paragraph-properties fo:margin-top="0cm" fo:margin-bottom="0cm" loext:contextual-spacing="false"/>
    </style:style>
    <style:style style:name="P875" style:family="paragraph" style:parent-style-name="Standard" style:list-style-name="L37">
      <style:paragraph-properties fo:margin-top="0cm" fo:margin-bottom="0cm" loext:contextual-spacing="false"/>
      <style:text-properties officeooo:paragraph-rsid="01caa465"/>
    </style:style>
    <style:style style:name="P876" style:family="paragraph" style:parent-style-name="Standard" style:list-style-name="L39">
      <style:paragraph-properties fo:margin-top="0cm" fo:margin-bottom="0cm" loext:contextual-spacing="false"/>
    </style:style>
    <style:style style:name="P877" style:family="paragraph" style:parent-style-name="Standard" style:list-style-name="L41">
      <style:paragraph-properties fo:margin-top="0cm" fo:margin-bottom="0cm" loext:contextual-spacing="false"/>
      <style:text-properties officeooo:paragraph-rsid="02bfcc86"/>
    </style:style>
    <style:style style:name="P878" style:family="paragraph" style:parent-style-name="Standard" style:list-style-name="L41">
      <style:paragraph-properties fo:margin-top="0cm" fo:margin-bottom="0cm" loext:contextual-spacing="false"/>
      <style:text-properties officeooo:rsid="02c8e80a" officeooo:paragraph-rsid="02c8e80a"/>
    </style:style>
    <style:style style:name="P879" style:family="paragraph" style:parent-style-name="Standard" style:list-style-name="L42">
      <style:paragraph-properties fo:margin-top="0cm" fo:margin-bottom="0cm" loext:contextual-spacing="false"/>
      <style:text-properties officeooo:paragraph-rsid="02bfcc86"/>
    </style:style>
    <style:style style:name="P880" style:family="paragraph" style:parent-style-name="Standard" style:list-style-name="L42">
      <style:paragraph-properties fo:margin-top="0cm" fo:margin-bottom="0cm" loext:contextual-spacing="false"/>
      <style:text-properties officeooo:paragraph-rsid="02f12614"/>
    </style:style>
    <style:style style:name="P881" style:family="paragraph" style:parent-style-name="Standard" style:list-style-name="L42">
      <style:paragraph-properties fo:margin-top="0cm" fo:margin-bottom="0cm" loext:contextual-spacing="false"/>
      <style:text-properties officeooo:paragraph-rsid="02f16f0f"/>
    </style:style>
    <style:style style:name="P882" style:family="paragraph" style:parent-style-name="Standard" style:list-style-name="L43">
      <style:paragraph-properties fo:margin-top="0cm" fo:margin-bottom="0cm" loext:contextual-spacing="false"/>
      <style:text-properties officeooo:paragraph-rsid="02bfcc86"/>
    </style:style>
    <style:style style:name="P883" style:family="paragraph" style:parent-style-name="Standard" style:list-style-name="L44">
      <style:paragraph-properties fo:margin-top="0cm" fo:margin-bottom="0cm" loext:contextual-spacing="false"/>
      <style:text-properties officeooo:rsid="027c66c2" officeooo:paragraph-rsid="02bfcc86"/>
    </style:style>
    <style:style style:name="P884" style:family="paragraph" style:parent-style-name="Standard" style:list-style-name="L44">
      <style:paragraph-properties fo:margin-top="0cm" fo:margin-bottom="0cm" loext:contextual-spacing="false"/>
      <style:text-properties officeooo:rsid="02cbc4ce" officeooo:paragraph-rsid="02cbc4ce"/>
    </style:style>
    <style:style style:name="P885" style:family="paragraph" style:parent-style-name="Standard" style:list-style-name="L45">
      <style:paragraph-properties fo:margin-top="0cm" fo:margin-bottom="0cm" loext:contextual-spacing="false"/>
      <style:text-properties officeooo:rsid="02818d38" officeooo:paragraph-rsid="02bfcc86"/>
    </style:style>
    <style:style style:name="P886" style:family="paragraph" style:parent-style-name="Standard" style:list-style-name="L46">
      <style:paragraph-properties fo:margin-top="0cm" fo:margin-bottom="0cm" loext:contextual-spacing="false"/>
    </style:style>
    <style:style style:name="P887" style:family="paragraph" style:parent-style-name="Standard" style:list-style-name="L46">
      <style:paragraph-properties fo:margin-top="0cm" fo:margin-bottom="0cm" loext:contextual-spacing="false"/>
      <style:text-properties officeooo:rsid="0203650f"/>
    </style:style>
    <style:style style:name="P888" style:family="paragraph" style:parent-style-name="Standard" style:list-style-name="L47">
      <style:paragraph-properties fo:margin-top="0cm" fo:margin-bottom="0cm" loext:contextual-spacing="false" fo:line-height="100%"/>
    </style:style>
    <style:style style:name="P889"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890" style:family="paragraph" style:parent-style-name="Standard" style:list-style-name="L48">
      <style:paragraph-properties fo:margin-top="0cm" fo:margin-bottom="0cm" loext:contextual-spacing="false"/>
      <style:text-properties officeooo:paragraph-rsid="02106cc0"/>
    </style:style>
    <style:style style:name="P891" style:family="paragraph" style:parent-style-name="Standard" style:list-style-name="L37">
      <style:paragraph-properties fo:margin-top="0cm" fo:margin-bottom="0cm" loext:contextual-spacing="false"/>
      <style:text-properties officeooo:rsid="01caa465" officeooo:paragraph-rsid="01caa465"/>
    </style:style>
    <style:style style:name="P892" style:family="paragraph" style:parent-style-name="Standard" style:list-style-name="L37">
      <style:paragraph-properties fo:margin-top="0cm" fo:margin-bottom="0cm" loext:contextual-spacing="false"/>
      <style:text-properties officeooo:rsid="03224bd5" officeooo:paragraph-rsid="03224bd5"/>
    </style:style>
    <style:style style:name="P893" style:family="paragraph" style:parent-style-name="Standard" style:list-style-name="L50">
      <style:paragraph-properties fo:margin-top="0cm" fo:margin-bottom="0cm" loext:contextual-spacing="false"/>
    </style:style>
    <style:style style:name="P894" style:family="paragraph" style:parent-style-name="Standard" style:list-style-name="L51">
      <style:paragraph-properties fo:margin-top="0cm" fo:margin-bottom="0cm" loext:contextual-spacing="false"/>
    </style:style>
    <style:style style:name="P895" style:family="paragraph" style:parent-style-name="Standard" style:list-style-name="L52">
      <style:paragraph-properties fo:margin-top="0cm" fo:margin-bottom="0cm" loext:contextual-spacing="false"/>
    </style:style>
    <style:style style:name="P896" style:family="paragraph" style:parent-style-name="Standard" style:list-style-name="L52">
      <style:paragraph-properties fo:margin-top="0cm" fo:margin-bottom="0cm" loext:contextual-spacing="false"/>
      <style:text-properties officeooo:paragraph-rsid="001b004e"/>
    </style:style>
    <style:style style:name="P897" style:family="paragraph" style:parent-style-name="Standard" style:list-style-name="L53">
      <style:paragraph-properties fo:margin-top="0cm" fo:margin-bottom="0cm" loext:contextual-spacing="false"/>
      <style:text-properties officeooo:rsid="001f99d5" officeooo:paragraph-rsid="001f99d5"/>
    </style:style>
    <style:style style:name="P898" style:family="paragraph" style:parent-style-name="Standard" style:list-style-name="L54">
      <style:paragraph-properties fo:margin-top="0cm" fo:margin-bottom="0cm" loext:contextual-spacing="false"/>
      <style:text-properties officeooo:rsid="00242510" officeooo:paragraph-rsid="00242510"/>
    </style:style>
    <style:style style:name="P899" style:family="paragraph" style:parent-style-name="Standard" style:list-style-name="L55">
      <style:paragraph-properties fo:margin-top="0cm" fo:margin-bottom="0cm" loext:contextual-spacing="false"/>
      <style:text-properties officeooo:rsid="002794e2" officeooo:paragraph-rsid="002794e2"/>
    </style:style>
    <style:style style:name="P900" style:family="paragraph" style:parent-style-name="Standard" style:list-style-name="L56">
      <style:paragraph-properties fo:margin-top="0cm" fo:margin-bottom="0cm" loext:contextual-spacing="false"/>
      <style:text-properties officeooo:rsid="02fe2529" officeooo:paragraph-rsid="02ffd398"/>
    </style:style>
    <style:style style:name="P901" style:family="paragraph" style:parent-style-name="Standard" style:list-style-name="L57">
      <style:paragraph-properties fo:margin-top="0cm" fo:margin-bottom="0cm" loext:contextual-spacing="false"/>
      <style:text-properties officeooo:rsid="002b0512" officeooo:paragraph-rsid="002b0512"/>
    </style:style>
    <style:style style:name="P902" style:family="paragraph" style:parent-style-name="Standard" style:list-style-name="L58">
      <style:paragraph-properties fo:margin-top="0cm" fo:margin-bottom="0cm" loext:contextual-spacing="false"/>
      <style:text-properties officeooo:rsid="0035b470" officeooo:paragraph-rsid="00362c79"/>
    </style:style>
    <style:style style:name="P903" style:family="paragraph" style:parent-style-name="Standard" style:list-style-name="L58">
      <style:paragraph-properties fo:margin-top="0cm" fo:margin-bottom="0cm" loext:contextual-spacing="false"/>
      <style:text-properties officeooo:rsid="0035b470" officeooo:paragraph-rsid="0035b470"/>
    </style:style>
    <style:style style:name="P904" style:family="paragraph" style:parent-style-name="Standard" style:list-style-name="L58">
      <style:paragraph-properties fo:margin-top="0cm" fo:margin-bottom="0cm" loext:contextual-spacing="false"/>
      <style:text-properties officeooo:rsid="00424da1" officeooo:paragraph-rsid="0044002e"/>
    </style:style>
    <style:style style:name="P905" style:family="paragraph" style:parent-style-name="Standard" style:list-style-name="L37">
      <style:paragraph-properties fo:margin-top="0cm" fo:margin-bottom="0cm" loext:contextual-spacing="false"/>
      <style:text-properties officeooo:rsid="0038b914" officeooo:paragraph-rsid="003ccc33"/>
    </style:style>
    <style:style style:name="P906" style:family="paragraph" style:parent-style-name="Standard" style:list-style-name="L37">
      <style:paragraph-properties fo:margin-top="0cm" fo:margin-bottom="0cm" loext:contextual-spacing="false"/>
      <style:text-properties officeooo:rsid="003ccc33" officeooo:paragraph-rsid="003ccc33"/>
    </style:style>
    <style:style style:name="P907" style:family="paragraph" style:parent-style-name="Standard" style:list-style-name="L37">
      <style:paragraph-properties fo:margin-top="0cm" fo:margin-bottom="0cm" loext:contextual-spacing="false"/>
      <style:text-properties officeooo:rsid="003dde4c" officeooo:paragraph-rsid="003dde4c"/>
    </style:style>
    <style:style style:name="P908" style:family="paragraph" style:parent-style-name="Standard">
      <style:paragraph-properties fo:margin-top="0cm" fo:margin-bottom="0cm" loext:contextual-spacing="false"/>
      <style:text-properties officeooo:rsid="03081a34" officeooo:paragraph-rsid="0338cffc"/>
    </style:style>
    <style:style style:name="P909" style:family="paragraph" style:parent-style-name="Standard">
      <style:paragraph-properties fo:margin-top="0cm" fo:margin-bottom="0cm" loext:contextual-spacing="false"/>
      <style:text-properties officeooo:rsid="0332aac5" officeooo:paragraph-rsid="0332aac5"/>
    </style:style>
    <style:style style:name="P910" style:family="paragraph" style:parent-style-name="Standard">
      <style:paragraph-properties fo:margin-top="0cm" fo:margin-bottom="0cm" loext:contextual-spacing="false"/>
      <style:text-properties officeooo:rsid="0332aac5" officeooo:paragraph-rsid="03380205"/>
    </style:style>
    <style:style style:name="P911" style:family="paragraph" style:parent-style-name="Standard">
      <style:paragraph-properties fo:margin-top="0cm" fo:margin-bottom="0cm" loext:contextual-spacing="false"/>
      <style:text-properties officeooo:rsid="033494f5" officeooo:paragraph-rsid="033494f5"/>
    </style:style>
    <style:style style:name="P912" style:family="paragraph" style:parent-style-name="Standard">
      <style:paragraph-properties fo:margin-top="0cm" fo:margin-bottom="0cm" loext:contextual-spacing="false"/>
      <style:text-properties officeooo:rsid="033494f5" officeooo:paragraph-rsid="03380205"/>
    </style:style>
    <style:style style:name="P913" style:family="paragraph" style:parent-style-name="Standard">
      <style:paragraph-properties fo:margin-top="0cm" fo:margin-bottom="0cm" loext:contextual-spacing="false"/>
      <style:text-properties officeooo:rsid="03350da6" officeooo:paragraph-rsid="03350da6"/>
    </style:style>
    <style:style style:name="P914" style:family="paragraph" style:parent-style-name="Standard">
      <style:paragraph-properties fo:margin-top="0cm" fo:margin-bottom="0cm" loext:contextual-spacing="false"/>
      <style:text-properties officeooo:rsid="03350da6" officeooo:paragraph-rsid="03380205"/>
    </style:style>
    <style:style style:name="P915" style:family="paragraph" style:parent-style-name="Standard" style:list-style-name="L37">
      <style:paragraph-properties fo:margin-left="0cm" fo:margin-right="0cm" fo:margin-top="0cm" fo:margin-bottom="0cm" loext:contextual-spacing="false" fo:text-indent="0cm" style:auto-text-indent="false"/>
    </style:style>
    <style:style style:name="P916"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917"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918"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919"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920"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921"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922"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923" style:family="paragraph" style:parent-style-name="Heading_20_3">
      <style:text-properties officeooo:rsid="00abe3bb" officeooo:paragraph-rsid="01b09c48"/>
    </style:style>
    <style:style style:name="P924" style:family="paragraph" style:parent-style-name="Heading_20_3">
      <style:text-properties officeooo:paragraph-rsid="02bfcc86"/>
    </style:style>
    <style:style style:name="P925" style:family="paragraph" style:parent-style-name="Heading_20_3">
      <style:text-properties officeooo:paragraph-rsid="02ba3400"/>
    </style:style>
    <style:style style:name="P926" style:family="paragraph" style:parent-style-name="Heading_20_3">
      <style:text-properties officeooo:paragraph-rsid="00de9f7f"/>
    </style:style>
    <style:style style:name="P927" style:family="paragraph" style:parent-style-name="Heading_20_3">
      <style:text-properties officeooo:paragraph-rsid="001af535"/>
    </style:style>
    <style:style style:name="P928" style:family="paragraph" style:parent-style-name="Heading_20_3">
      <style:text-properties officeooo:paragraph-rsid="0029db5c"/>
    </style:style>
    <style:style style:name="P929" style:family="paragraph" style:parent-style-name="Heading_20_3">
      <style:text-properties officeooo:rsid="0035b470" officeooo:paragraph-rsid="0035b470"/>
    </style:style>
    <style:style style:name="P93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931" style:family="paragraph" style:parent-style-name="Heading_20_2">
      <style:text-properties officeooo:paragraph-rsid="01b09c48"/>
    </style:style>
    <style:style style:name="P932" style:family="paragraph" style:parent-style-name="Heading_20_2">
      <style:text-properties officeooo:paragraph-rsid="0031c3eb"/>
    </style:style>
    <style:style style:name="P933" style:family="paragraph" style:parent-style-name="Heading_20_2">
      <style:text-properties officeooo:paragraph-rsid="028c309e"/>
    </style:style>
    <style:style style:name="P934"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935" style:family="paragraph" style:parent-style-name="Heading_20_4">
      <style:paragraph-properties fo:line-height="100%"/>
    </style:style>
    <style:style style:name="P936" style:family="paragraph" style:parent-style-name="Heading_20_4">
      <style:text-properties officeooo:paragraph-rsid="00aa0c2e"/>
    </style:style>
    <style:style style:name="P937" style:family="paragraph" style:parent-style-name="Heading_20_4">
      <style:text-properties officeooo:rsid="02ba3400"/>
    </style:style>
    <style:style style:name="P938" style:family="paragraph" style:parent-style-name="Heading_20_4">
      <style:text-properties officeooo:paragraph-rsid="031cd3ff"/>
    </style:style>
    <style:style style:name="P939" style:family="paragraph" style:parent-style-name="Heading_20_4">
      <style:text-properties officeooo:paragraph-rsid="031d8588"/>
    </style:style>
    <style:style style:name="P940" style:family="paragraph" style:parent-style-name="Heading_20_4">
      <style:text-properties officeooo:paragraph-rsid="0176b34c"/>
    </style:style>
    <style:style style:name="P941" style:family="paragraph" style:parent-style-name="Heading_20_4">
      <style:text-properties officeooo:paragraph-rsid="007f78d4"/>
    </style:style>
    <style:style style:name="P942" style:family="paragraph" style:parent-style-name="Heading_20_4">
      <style:text-properties officeooo:rsid="008267cf" officeooo:paragraph-rsid="009a90c1"/>
    </style:style>
    <style:style style:name="P943" style:family="paragraph" style:parent-style-name="Heading_20_4">
      <style:text-properties officeooo:rsid="0084cb60" officeooo:paragraph-rsid="0084cb60"/>
    </style:style>
    <style:style style:name="P944" style:family="paragraph" style:parent-style-name="Heading_20_4">
      <style:text-properties officeooo:rsid="00854889" officeooo:paragraph-rsid="00854889"/>
    </style:style>
    <style:style style:name="P945" style:family="paragraph" style:parent-style-name="Heading_20_4">
      <style:text-properties officeooo:rsid="0086d125" officeooo:paragraph-rsid="0086d125"/>
    </style:style>
    <style:style style:name="P946" style:family="paragraph" style:parent-style-name="Heading_20_4">
      <style:text-properties officeooo:rsid="00875b60" officeooo:paragraph-rsid="00875b60"/>
    </style:style>
    <style:style style:name="P947" style:family="paragraph" style:parent-style-name="Heading_20_4">
      <style:text-properties officeooo:rsid="008a5197" officeooo:paragraph-rsid="01ff6811"/>
    </style:style>
    <style:style style:name="P948" style:family="paragraph" style:parent-style-name="Heading_20_4">
      <style:text-properties officeooo:rsid="008a5197" officeooo:paragraph-rsid="008a5197"/>
    </style:style>
    <style:style style:name="P949" style:family="paragraph" style:parent-style-name="Heading_20_4">
      <style:text-properties officeooo:rsid="008a5197" officeooo:paragraph-rsid="008b8610"/>
    </style:style>
    <style:style style:name="P950" style:family="paragraph" style:parent-style-name="Heading_20_4">
      <style:text-properties officeooo:rsid="011d0ab3" officeooo:paragraph-rsid="02bd950f"/>
    </style:style>
    <style:style style:name="P951" style:family="paragraph" style:parent-style-name="Heading_20_4">
      <style:text-properties officeooo:rsid="0054c81a" officeooo:paragraph-rsid="0054c81a"/>
    </style:style>
    <style:style style:name="P952" style:family="paragraph" style:parent-style-name="Heading_20_4">
      <style:text-properties officeooo:paragraph-rsid="0150b005"/>
    </style:style>
    <style:style style:name="P953" style:family="paragraph" style:parent-style-name="Heading_20_4">
      <style:text-properties officeooo:rsid="00911605" officeooo:paragraph-rsid="00911605"/>
    </style:style>
    <style:style style:name="P954" style:family="paragraph" style:parent-style-name="Heading_20_4">
      <style:text-properties officeooo:rsid="009235af" officeooo:paragraph-rsid="009235af"/>
    </style:style>
    <style:style style:name="P955" style:family="paragraph" style:parent-style-name="Heading_20_4">
      <style:text-properties officeooo:rsid="00926609" officeooo:paragraph-rsid="00926609"/>
    </style:style>
    <style:style style:name="P956" style:family="paragraph" style:parent-style-name="Heading_20_4">
      <style:text-properties officeooo:rsid="013d9545" officeooo:paragraph-rsid="01e37e9b"/>
    </style:style>
    <style:style style:name="P957" style:family="paragraph" style:parent-style-name="Heading_20_4">
      <style:text-properties officeooo:rsid="013d9545" officeooo:paragraph-rsid="02bfcc86"/>
    </style:style>
    <style:style style:name="P958" style:family="paragraph" style:parent-style-name="Heading_20_4">
      <style:text-properties officeooo:rsid="01f9ea0c" officeooo:paragraph-rsid="01f9ea0c"/>
    </style:style>
    <style:style style:name="P959" style:family="paragraph" style:parent-style-name="Heading_20_4">
      <style:text-properties officeooo:paragraph-rsid="02bfcc86"/>
    </style:style>
    <style:style style:name="P960" style:family="paragraph" style:parent-style-name="Heading_20_4">
      <style:text-properties officeooo:rsid="01bece4a" officeooo:paragraph-rsid="02bfcc86"/>
    </style:style>
    <style:style style:name="P961" style:family="paragraph" style:parent-style-name="Heading_20_4">
      <style:text-properties officeooo:rsid="027c66c2" officeooo:paragraph-rsid="02bfcc86"/>
    </style:style>
    <style:style style:name="P962" style:family="paragraph" style:parent-style-name="Heading_20_4">
      <style:text-properties officeooo:rsid="0284a3f1" officeooo:paragraph-rsid="02bfcc86"/>
    </style:style>
    <style:style style:name="P963" style:family="paragraph" style:parent-style-name="Heading_20_4">
      <style:text-properties officeooo:rsid="0284a3f1" officeooo:paragraph-rsid="02f77521"/>
    </style:style>
    <style:style style:name="P964" style:family="paragraph" style:parent-style-name="Heading_20_4">
      <style:text-properties officeooo:rsid="0284a3f1" officeooo:paragraph-rsid="02a0b50c"/>
    </style:style>
    <style:style style:name="P965" style:family="paragraph" style:parent-style-name="Heading_20_4">
      <style:text-properties officeooo:rsid="0284a3f1" officeooo:paragraph-rsid="02d21d2b"/>
    </style:style>
    <style:style style:name="P966" style:family="paragraph" style:parent-style-name="Heading_20_4">
      <style:text-properties officeooo:rsid="02913156" officeooo:paragraph-rsid="02bfcc86"/>
    </style:style>
    <style:style style:name="P967" style:family="paragraph" style:parent-style-name="Heading_20_4">
      <style:text-properties officeooo:rsid="02953a30" officeooo:paragraph-rsid="02bfcc86"/>
    </style:style>
    <style:style style:name="P968" style:family="paragraph" style:parent-style-name="Heading_20_4">
      <style:text-properties officeooo:rsid="02953a30" officeooo:paragraph-rsid="02a16251"/>
    </style:style>
    <style:style style:name="P969" style:family="paragraph" style:parent-style-name="Heading_20_4">
      <style:text-properties officeooo:paragraph-rsid="02d0bc9d"/>
    </style:style>
    <style:style style:name="P970" style:family="paragraph" style:parent-style-name="Heading_20_4">
      <style:text-properties officeooo:paragraph-rsid="02ba3400"/>
    </style:style>
    <style:style style:name="P971" style:family="paragraph" style:parent-style-name="Heading_20_4">
      <style:text-properties officeooo:paragraph-rsid="006879ea"/>
    </style:style>
    <style:style style:name="P972" style:family="paragraph" style:parent-style-name="Heading_20_4">
      <style:text-properties officeooo:paragraph-rsid="00698dda"/>
    </style:style>
    <style:style style:name="P973" style:family="paragraph" style:parent-style-name="Heading_20_4">
      <style:text-properties officeooo:paragraph-rsid="006a0fc7"/>
    </style:style>
    <style:style style:name="P974" style:family="paragraph" style:parent-style-name="Heading_20_4">
      <style:text-properties officeooo:paragraph-rsid="029ba821"/>
    </style:style>
    <style:style style:name="P975" style:family="paragraph" style:parent-style-name="Heading_20_4">
      <style:text-properties officeooo:rsid="029ef39e" officeooo:paragraph-rsid="029ef39e"/>
    </style:style>
    <style:style style:name="P976" style:family="paragraph" style:parent-style-name="Heading_20_4">
      <style:text-properties officeooo:rsid="02d21d2b" officeooo:paragraph-rsid="02d21d2b"/>
    </style:style>
    <style:style style:name="P977" style:family="paragraph" style:parent-style-name="Heading_20_4">
      <style:text-properties officeooo:paragraph-rsid="015af7de"/>
    </style:style>
    <style:style style:name="P978" style:family="paragraph" style:parent-style-name="Heading_20_4">
      <style:text-properties officeooo:rsid="015c2ca6" officeooo:paragraph-rsid="015c2ca6"/>
    </style:style>
    <style:style style:name="P979" style:family="paragraph" style:parent-style-name="Heading_20_4">
      <style:text-properties officeooo:rsid="015c8561" officeooo:paragraph-rsid="015c8561"/>
    </style:style>
    <style:style style:name="P980" style:family="paragraph" style:parent-style-name="Heading_20_4">
      <style:text-properties officeooo:rsid="015d776e" officeooo:paragraph-rsid="015d776e"/>
    </style:style>
    <style:style style:name="P981" style:family="paragraph" style:parent-style-name="Heading_20_4">
      <style:text-properties officeooo:rsid="015e0ca3" officeooo:paragraph-rsid="015e0ca3"/>
    </style:style>
    <style:style style:name="P982" style:family="paragraph" style:parent-style-name="Heading_20_4">
      <style:text-properties officeooo:paragraph-rsid="015fc106"/>
    </style:style>
    <style:style style:name="P983" style:family="paragraph" style:parent-style-name="Heading_20_4">
      <style:text-properties officeooo:paragraph-rsid="03295dd2"/>
    </style:style>
    <style:style style:name="P984" style:family="paragraph" style:parent-style-name="Heading_20_4">
      <style:text-properties officeooo:paragraph-rsid="02fb9ed8"/>
    </style:style>
    <style:style style:name="P985" style:family="paragraph" style:parent-style-name="Heading_20_4">
      <style:text-properties officeooo:paragraph-rsid="03081a34"/>
    </style:style>
    <style:style style:name="P986" style:family="paragraph" style:parent-style-name="Heading_20_4">
      <style:text-properties officeooo:rsid="032b1943" officeooo:paragraph-rsid="032b1943"/>
    </style:style>
    <style:style style:name="P987" style:family="paragraph" style:parent-style-name="Heading_20_4">
      <style:text-properties officeooo:rsid="032b1943" officeooo:paragraph-rsid="032ccecc"/>
    </style:style>
    <style:style style:name="P988" style:family="paragraph" style:parent-style-name="Heading_20_4">
      <style:text-properties officeooo:rsid="020fc401"/>
    </style:style>
    <style:style style:name="P989" style:family="paragraph" style:parent-style-name="Heading_20_4">
      <style:text-properties officeooo:rsid="020fc401" officeooo:paragraph-rsid="020fc401"/>
    </style:style>
    <style:style style:name="P990" style:family="paragraph" style:parent-style-name="Heading_20_4">
      <style:text-properties officeooo:rsid="020fc401" officeooo:paragraph-rsid="02106cc0"/>
    </style:style>
    <style:style style:name="P991" style:family="paragraph" style:parent-style-name="Heading_20_4">
      <style:text-properties officeooo:paragraph-rsid="01f06d78"/>
    </style:style>
    <style:style style:name="P992" style:family="paragraph" style:parent-style-name="Heading_20_4">
      <style:text-properties officeooo:paragraph-rsid="0262ba6c"/>
    </style:style>
    <style:style style:name="P993" style:family="paragraph" style:parent-style-name="Heading_20_4">
      <style:text-properties officeooo:paragraph-rsid="01c94192"/>
    </style:style>
    <style:style style:name="P994" style:family="paragraph" style:parent-style-name="Heading_20_4">
      <style:text-properties officeooo:rsid="01c8365c" officeooo:paragraph-rsid="01c94192"/>
    </style:style>
    <style:style style:name="P995" style:family="paragraph" style:parent-style-name="Heading_20_4">
      <style:text-properties officeooo:rsid="01c8365c" officeooo:paragraph-rsid="01c8365c"/>
    </style:style>
    <style:style style:name="P996" style:family="paragraph" style:parent-style-name="Heading_20_4">
      <style:text-properties officeooo:paragraph-rsid="01c6e085"/>
    </style:style>
    <style:style style:name="P997" style:family="paragraph" style:parent-style-name="Heading_20_4">
      <style:text-properties officeooo:paragraph-rsid="01c8365c"/>
    </style:style>
    <style:style style:name="P998" style:family="paragraph" style:parent-style-name="Heading_20_4">
      <style:text-properties officeooo:paragraph-rsid="01caa465"/>
    </style:style>
    <style:style style:name="P999" style:family="paragraph" style:parent-style-name="Heading_20_4">
      <style:text-properties officeooo:paragraph-rsid="03224bd5"/>
    </style:style>
    <style:style style:name="P1000" style:family="paragraph" style:parent-style-name="Heading_20_4">
      <style:text-properties officeooo:paragraph-rsid="00f09459"/>
    </style:style>
    <style:style style:name="P1001" style:family="paragraph" style:parent-style-name="Heading_20_4">
      <style:text-properties officeooo:rsid="001f99d5" officeooo:paragraph-rsid="00255fed"/>
    </style:style>
    <style:style style:name="P1002" style:family="paragraph" style:parent-style-name="Heading_20_4">
      <style:text-properties officeooo:rsid="00271a68" officeooo:paragraph-rsid="00271a68"/>
    </style:style>
    <style:style style:name="P1003" style:family="paragraph" style:parent-style-name="Heading_20_4">
      <style:text-properties officeooo:rsid="00271a68" officeooo:paragraph-rsid="002794e2"/>
    </style:style>
    <style:style style:name="P1004" style:family="paragraph" style:parent-style-name="Heading_20_4">
      <style:text-properties officeooo:rsid="00213d35" officeooo:paragraph-rsid="00271a68"/>
    </style:style>
    <style:style style:name="P1005" style:family="paragraph" style:parent-style-name="Heading_20_4">
      <style:text-properties officeooo:rsid="00228dc3" officeooo:paragraph-rsid="00271a68"/>
    </style:style>
    <style:style style:name="P1006" style:family="paragraph" style:parent-style-name="Heading_20_4">
      <style:text-properties officeooo:rsid="00242510" officeooo:paragraph-rsid="00271a68"/>
    </style:style>
    <style:style style:name="P1007" style:family="paragraph" style:parent-style-name="Heading_20_4">
      <style:text-properties officeooo:rsid="00291a07" officeooo:paragraph-rsid="00291a07"/>
    </style:style>
    <style:style style:name="P1008" style:family="paragraph" style:parent-style-name="Heading_20_4">
      <style:text-properties officeooo:rsid="00291a07" officeooo:paragraph-rsid="0029db5c"/>
    </style:style>
    <style:style style:name="P1009" style:family="paragraph" style:parent-style-name="Heading_20_4">
      <style:text-properties officeooo:rsid="00291a07" officeooo:paragraph-rsid="02fe2529"/>
    </style:style>
    <style:style style:name="P1010" style:family="paragraph" style:parent-style-name="Heading_20_4">
      <style:text-properties officeooo:rsid="002f625f" officeooo:paragraph-rsid="02ff4117"/>
    </style:style>
    <style:style style:name="P1011" style:family="paragraph" style:parent-style-name="Heading_20_4">
      <style:text-properties officeooo:rsid="002f625f" officeooo:paragraph-rsid="03006d88"/>
    </style:style>
    <style:style style:name="P1012" style:family="paragraph" style:parent-style-name="Heading_20_4">
      <style:text-properties officeooo:rsid="002f625f" officeooo:paragraph-rsid="002f625f"/>
    </style:style>
    <style:style style:name="P1013" style:family="paragraph" style:parent-style-name="Heading_20_4">
      <style:text-properties officeooo:rsid="002b0512" officeooo:paragraph-rsid="002b0512"/>
    </style:style>
    <style:style style:name="P1014" style:family="paragraph" style:parent-style-name="Heading_20_4">
      <style:text-properties officeooo:rsid="002b0512" officeooo:paragraph-rsid="002b217c"/>
    </style:style>
    <style:style style:name="P1015" style:family="paragraph" style:parent-style-name="Heading_20_4">
      <style:text-properties officeooo:rsid="002b217c" officeooo:paragraph-rsid="002b217c"/>
    </style:style>
    <style:style style:name="P1016" style:family="paragraph" style:parent-style-name="Heading_20_4">
      <style:text-properties officeooo:rsid="002c23c7" officeooo:paragraph-rsid="002c23c7"/>
    </style:style>
    <style:style style:name="P1017" style:family="paragraph" style:parent-style-name="Heading_20_4">
      <style:text-properties officeooo:rsid="002e1787" officeooo:paragraph-rsid="002e1787"/>
    </style:style>
    <style:style style:name="P1018" style:family="paragraph" style:parent-style-name="Heading_20_4">
      <style:text-properties officeooo:paragraph-rsid="002a2442"/>
    </style:style>
    <style:style style:name="P1019" style:family="paragraph" style:parent-style-name="Heading_20_4">
      <style:text-properties officeooo:paragraph-rsid="0029db5c"/>
    </style:style>
    <style:style style:name="P1020" style:family="paragraph" style:parent-style-name="Heading_20_4">
      <style:text-properties officeooo:paragraph-rsid="00d8a24f"/>
    </style:style>
    <style:style style:name="P1021" style:family="paragraph" style:parent-style-name="Heading_20_4">
      <style:text-properties officeooo:paragraph-rsid="001a5d31"/>
    </style:style>
    <style:style style:name="P1022" style:family="paragraph" style:parent-style-name="Heading_20_4">
      <style:text-properties officeooo:paragraph-rsid="01c622e8"/>
    </style:style>
    <style:style style:name="P1023" style:family="paragraph" style:parent-style-name="Heading_20_4">
      <style:text-properties officeooo:rsid="01c67655" officeooo:paragraph-rsid="0301ff28"/>
    </style:style>
    <style:style style:name="P1024" style:family="paragraph" style:parent-style-name="Heading_20_4">
      <style:text-properties officeooo:rsid="01c67655" officeooo:paragraph-rsid="01c67655"/>
    </style:style>
    <style:style style:name="P1025" style:family="paragraph" style:parent-style-name="Heading_20_4">
      <style:text-properties officeooo:rsid="01c67655" officeooo:paragraph-rsid="01f9f8d1"/>
    </style:style>
    <style:style style:name="P1026" style:family="paragraph" style:parent-style-name="Heading_20_4">
      <style:text-properties officeooo:rsid="01c67655" officeooo:paragraph-rsid="020ce3ce"/>
    </style:style>
    <style:style style:name="P1027" style:family="paragraph" style:parent-style-name="Heading_20_4">
      <style:text-properties officeooo:paragraph-rsid="003749a0"/>
    </style:style>
    <style:style style:name="P1028" style:family="paragraph" style:parent-style-name="Heading_20_4">
      <style:text-properties officeooo:paragraph-rsid="003e7458"/>
    </style:style>
    <style:style style:name="P1029" style:family="paragraph" style:parent-style-name="Heading_20_4">
      <style:text-properties officeooo:paragraph-rsid="01789679"/>
    </style:style>
    <style:style style:name="P1030" style:family="paragraph" style:parent-style-name="Heading_20_4">
      <style:text-properties officeooo:paragraph-rsid="0154fa7f"/>
    </style:style>
    <style:style style:name="P1031" style:family="paragraph" style:parent-style-name="Heading_20_4">
      <style:text-properties officeooo:paragraph-rsid="0191524b"/>
    </style:style>
    <style:style style:name="P1032" style:family="paragraph" style:parent-style-name="Heading_20_4">
      <style:text-properties officeooo:paragraph-rsid="01e06d91"/>
    </style:style>
    <style:style style:name="P1033" style:family="paragraph" style:parent-style-name="Heading_20_4">
      <style:text-properties officeooo:paragraph-rsid="018a6446"/>
    </style:style>
    <style:style style:name="P1034" style:family="paragraph" style:parent-style-name="Heading_20_4">
      <style:text-properties officeooo:rsid="008c27dd" officeooo:paragraph-rsid="018a6446"/>
    </style:style>
    <style:style style:name="P1035" style:family="paragraph" style:parent-style-name="Heading_20_4">
      <style:text-properties officeooo:rsid="008c27dd" officeooo:paragraph-rsid="019b50e6"/>
    </style:style>
    <style:style style:name="P1036" style:family="paragraph" style:parent-style-name="Heading_20_4">
      <style:text-properties officeooo:rsid="019658f0" officeooo:paragraph-rsid="019658f0"/>
    </style:style>
    <style:style style:name="P1037" style:family="paragraph" style:parent-style-name="Heading_20_4">
      <style:text-properties officeooo:rsid="019658f0" officeooo:paragraph-rsid="025f05bd"/>
    </style:style>
    <style:style style:name="P1038" style:family="paragraph" style:parent-style-name="Heading_20_4">
      <style:text-properties officeooo:rsid="0198e463" officeooo:paragraph-rsid="0198e463"/>
    </style:style>
    <style:style style:name="P1039" style:family="paragraph" style:parent-style-name="Heading_20_4">
      <style:text-properties officeooo:rsid="019b50e6" officeooo:paragraph-rsid="0325eb80"/>
    </style:style>
    <style:style style:name="P1040" style:family="paragraph" style:parent-style-name="Heading_20_4">
      <style:text-properties officeooo:rsid="019b50e6" officeooo:paragraph-rsid="019d35f3"/>
    </style:style>
    <style:style style:name="P1041" style:family="paragraph" style:parent-style-name="Heading_20_4">
      <style:text-properties officeooo:rsid="019d3b7a" officeooo:paragraph-rsid="019d3b7a"/>
    </style:style>
    <style:style style:name="P1042" style:family="paragraph" style:parent-style-name="Heading_20_4">
      <style:text-properties officeooo:rsid="0332aac5" officeooo:paragraph-rsid="0332aac5"/>
    </style:style>
    <style:style style:name="P1043" style:family="paragraph" style:parent-style-name="Heading_20_4">
      <style:text-properties officeooo:rsid="0332aac5" officeooo:paragraph-rsid="03380205"/>
    </style:style>
    <style:style style:name="P1044" style:family="paragraph" style:parent-style-name="Heading_20_4">
      <style:text-properties officeooo:rsid="033494f5" officeooo:paragraph-rsid="033494f5"/>
    </style:style>
    <style:style style:name="P1045" style:family="paragraph" style:parent-style-name="Heading_20_4">
      <style:text-properties officeooo:rsid="033494f5" officeooo:paragraph-rsid="03380205"/>
    </style:style>
    <style:style style:name="P1046" style:family="paragraph" style:parent-style-name="Heading_20_4">
      <style:text-properties officeooo:rsid="03350da6" officeooo:paragraph-rsid="03350da6"/>
    </style:style>
    <style:style style:name="P1047" style:family="paragraph" style:parent-style-name="Heading_20_4">
      <style:text-properties officeooo:rsid="03350da6" officeooo:paragraph-rsid="03380205"/>
    </style:style>
    <style:style style:name="P1048" style:family="paragraph" style:parent-style-name="Heading_20_4">
      <style:text-properties officeooo:paragraph-rsid="0338cffc"/>
    </style:style>
    <style:style style:name="P1049" style:family="paragraph" style:parent-style-name="Heading_20_4">
      <style:paragraph-properties fo:margin-left="0cm" fo:margin-right="0cm" fo:margin-top="0cm" fo:margin-bottom="0cm" loext:contextual-spacing="false" fo:text-indent="0cm" style:auto-text-indent="false"/>
    </style:style>
    <style:style style:name="P105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105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105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105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105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105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105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1057"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1058"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1059"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1060"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1061"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1062"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106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106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1065"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1066"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1067"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1068"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1069"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1070"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1071"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1072" style:family="paragraph" style:parent-style-name="Heading_20_4">
      <style:paragraph-properties fo:margin-left="0cm" fo:margin-right="0cm" fo:text-indent="0cm" style:auto-text-indent="false"/>
      <style:text-properties officeooo:paragraph-rsid="00f09459"/>
    </style:style>
    <style:style style:name="P1073" style:family="paragraph" style:parent-style-name="Heading_20_4">
      <style:paragraph-properties fo:margin-left="0cm" fo:margin-right="0cm" fo:text-indent="0cm" style:auto-text-indent="false"/>
      <style:text-properties officeooo:paragraph-rsid="01a202d8"/>
    </style:style>
    <style:style style:name="P1074" style:family="paragraph" style:parent-style-name="Heading_20_4">
      <style:paragraph-properties fo:margin-top="0cm" fo:margin-bottom="0cm" loext:contextual-spacing="false"/>
    </style:style>
    <style:style style:name="P1075" style:family="paragraph" style:parent-style-name="Heading_20_4">
      <style:paragraph-properties fo:margin-top="0cm" fo:margin-bottom="0cm" loext:contextual-spacing="false"/>
      <style:text-properties officeooo:rsid="004f8c8a" officeooo:paragraph-rsid="004f8c8a"/>
    </style:style>
    <style:style style:name="P1076" style:family="paragraph" style:parent-style-name="Heading_20_4">
      <style:paragraph-properties fo:margin-top="0cm" fo:margin-bottom="0cm" loext:contextual-spacing="false"/>
      <style:text-properties officeooo:rsid="0051ddc4" officeooo:paragraph-rsid="0051ddc4"/>
    </style:style>
    <style:style style:name="P1077" style:family="paragraph" style:parent-style-name="Verzeichnis_20_2">
      <style:paragraph-properties>
        <style:tab-stops>
          <style:tab-stop style:position="16.002cm" style:type="right" style:leader-style="dotted" style:leader-text="."/>
        </style:tab-stops>
      </style:paragraph-properties>
    </style:style>
    <style:style style:name="P1078" style:family="paragraph" style:parent-style-name="Text_20_body" style:list-style-name="L40"/>
    <style:style style:name="P1079" style:family="paragraph" style:parent-style-name="Text_20_body" style:list-style-name="L40">
      <style:paragraph-properties fo:margin-top="0cm" fo:margin-bottom="0cm" loext:contextual-spacing="false"/>
    </style:style>
    <style:style style:name="P1080"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T487" style:family="text">
      <style:text-properties officeooo:rsid="0323c38b"/>
    </style:style>
    <style:style style:name="T488" style:family="text">
      <style:text-properties officeooo:rsid="0325abae"/>
    </style:style>
    <style:style style:name="T489" style:family="text">
      <style:text-properties officeooo:rsid="0325eb80"/>
    </style:style>
    <style:style style:name="T490" style:family="text">
      <style:text-properties officeooo:rsid="03295dd2"/>
    </style:style>
    <style:style style:name="T491" style:family="text">
      <style:text-properties officeooo:rsid="032b1943"/>
    </style:style>
    <style:style style:name="T492" style:family="text">
      <style:text-properties officeooo:rsid="033081e6"/>
    </style:style>
    <style:style style:name="T493" style:family="text">
      <style:text-properties officeooo:rsid="0330fa94"/>
    </style:style>
    <style:style style:name="T494" style:family="text">
      <style:text-properties officeooo:rsid="0332aac5"/>
    </style:style>
    <style:style style:name="T495" style:family="text">
      <style:text-properties officeooo:rsid="033494f5"/>
    </style:style>
    <style:style style:name="T496" style:family="text">
      <style:text-properties officeooo:rsid="03350da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1"/>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23"><text:a xlink:type="simple" xlink:href="#__RefHeading__11955_1500227590" text:style-name="Line_20_numbering" text:visited-style-name="Line_20_numbering">ScriptCommunicator History<text:tab/>8</text:a></text:p>
          <text:p text:style-name="P523"><text:a xlink:type="simple" xlink:href="#__RefHeading__18460_749916436" text:style-name="Line_20_numbering" text:visited-style-name="Line_20_numbering">GUI documentation<text:tab/>17</text:a></text:p>
          <text:p text:style-name="P1077"><text:a xlink:type="simple" xlink:href="#__RefHeading__5894_596565095" text:style-name="Line_20_numbering" text:visited-style-name="Line_20_numbering">Main window<text:tab/>17</text:a></text:p>
          <text:p text:style-name="P1077"><text:a xlink:type="simple" xlink:href="#__RefHeading__18462_749916436" text:style-name="Line_20_numbering" text:visited-style-name="Line_20_numbering">Settings dialog<text:tab/>18</text:a></text:p>
          <text:p text:style-name="P1077"><text:a xlink:type="simple" xlink:href="#__RefHeading__19794_324193177" text:style-name="Line_20_numbering" text:visited-style-name="Line_20_numbering">Send dialog<text:tab/>19</text:a></text:p>
          <text:p text:style-name="P1080"><text:a xlink:type="simple" xlink:href="#__RefHeading__5900_596565095" text:style-name="Line_20_numbering" text:visited-style-name="Line_20_numbering">Single sequence table<text:tab/>19</text:a></text:p>
          <text:p text:style-name="P1080"><text:a xlink:type="simple" xlink:href="#__RefHeading__5902_596565095" text:style-name="Line_20_numbering" text:visited-style-name="Line_20_numbering">Cyclic sequence area<text:tab/>19</text:a></text:p>
          <text:p text:style-name="P1077"><text:a xlink:type="simple" xlink:href="#__RefHeading__5904_596565095" text:style-name="Line_20_numbering" text:visited-style-name="Line_20_numbering">Scripts dialog<text:tab/>20</text:a></text:p>
          <text:p text:style-name="P1077"><text:a xlink:type="simple" xlink:href="#__RefHeading___Toc26705_580090528" text:style-name="Line_20_numbering" text:visited-style-name="Line_20_numbering">Create sce file dialog<text:tab/>22</text:a></text:p>
          <text:p text:style-name="P1077"><text:a xlink:type="simple" xlink:href="#__RefHeading__5844_1858286537" text:style-name="Line_20_numbering" text:visited-style-name="Line_20_numbering">Add message dialog<text:tab/>24</text:a></text:p>
          <text:p text:style-name="P1077"><text:a xlink:type="simple" xlink:href="#__RefHeading__5846_1858286537" text:style-name="Line_20_numbering" text:visited-style-name="Line_20_numbering">Sending and receiving a file<text:tab/>24</text:a></text:p>
          <text:p text:style-name="P523"><text:a xlink:type="simple" xlink:href="#__RefHeading__18464_749916436" text:style-name="Line_20_numbering" text:visited-style-name="Line_20_numbering">Configuration files<text:tab/>24</text:a></text:p>
          <text:p text:style-name="P1077"><text:a xlink:type="simple" xlink:href="#__RefHeading__20288_1662152207" text:style-name="Line_20_numbering" text:visited-style-name="Line_20_numbering">Main configuration file<text:tab/>25</text:a></text:p>
          <text:p text:style-name="P1077"><text:a xlink:type="simple" xlink:href="#__RefHeading__20290_1662152207" text:style-name="Line_20_numbering" text:visited-style-name="Line_20_numbering">Sequence configuration file<text:tab/>25</text:a></text:p>
          <text:p text:style-name="P1077"><text:a xlink:type="simple" xlink:href="#__RefHeading__20292_1662152207" text:style-name="Line_20_numbering" text:visited-style-name="Line_20_numbering">Script configuration file<text:tab/>25</text:a></text:p>
          <text:p text:style-name="P1077"><text:a xlink:type="simple" xlink:href="#__RefHeading___Toc26707_580090528" text:style-name="Line_20_numbering" text:visited-style-name="Line_20_numbering">SCE configuration file<text:tab/>25</text:a></text:p>
          <text:p text:style-name="P523"><text:a xlink:type="simple" xlink:href="#__RefHeading___Toc26655_1604035878" text:style-name="Line_20_numbering" text:visited-style-name="Line_20_numbering">Command-line arguments<text:tab/>25</text:a></text:p>
          <text:p text:style-name="P1077"><text:a xlink:type="simple" xlink:href="#__RefHeading___Toc26131_1035592857" text:style-name="Line_20_numbering" text:visited-style-name="Line_20_numbering">Command-line mode<text:tab/>26</text:a></text:p>
          <text:p text:style-name="P1080"><text:a xlink:type="simple" xlink:href="#__RefHeading___Toc24451_580090528" text:style-name="Line_20_numbering" text:visited-style-name="Line_20_numbering">SCE files<text:tab/>26</text:a></text:p>
          <text:p text:style-name="P1080"><text:a xlink:type="simple" xlink:href="#__RefHeading___Toc24453_580090528" text:style-name="Line_20_numbering" text:visited-style-name="Line_20_numbering">SCEZ files<text:tab/>27</text:a></text:p>
          <text:p text:style-name="P523"><text:a xlink:type="simple" xlink:href="#__RefHeading___Toc28537_1676676238" text:style-name="Line_20_numbering" text:visited-style-name="Line_20_numbering">Self extracting zip (exe) files (only on windows)<text:tab/>27</text:a></text:p>
          <text:p text:style-name="P523"><text:a xlink:type="simple" xlink:href="#__RefHeading__14268_2020384652" text:style-name="Line_20_numbering" text:visited-style-name="Line_20_numbering">Internal architecture<text:tab/>28</text:a></text:p>
          <text:p text:style-name="P523"><text:a xlink:type="simple" xlink:href="#__RefHeading__5906_596565095" text:style-name="Line_20_numbering" text:visited-style-name="Line_20_numbering">Script interface<text:tab/>28</text:a></text:p>
          <text:p text:style-name="P1077"><text:a xlink:type="simple" xlink:href="#__RefHeading___Toc23996_1050142399" text:style-name="Line_20_numbering" text:visited-style-name="Line_20_numbering">Script debugging<text:tab/>29</text:a></text:p>
          <text:p text:style-name="P523"><text:a xlink:type="simple" xlink:href="#__RefHeading__14164_479808360" text:style-name="Line_20_numbering" text:visited-style-name="Line_20_numbering">Worker scripts<text:tab/>29</text:a></text:p>
          <text:p text:style-name="P1077"><text:a xlink:type="simple" xlink:href="#__RefHeading__12387_269575752" text:style-name="Line_20_numbering" text:visited-style-name="Line_20_numbering">void stopScript(void)<text:tab/>30</text:a></text:p>
          <text:p text:style-name="P1077"><text:a xlink:type="simple" xlink:href="#__RefHeading__5910_596565095" text:style-name="Line_20_numbering" text:visited-style-name="Line_20_numbering">The scriptThread object/class<text:tab/>30</text:a></text:p>
          <text:p text:style-name="P1080"><text:a xlink:type="simple" xlink:href="#__RefHeading__14793_1904129960" text:style-name="Line_20_numbering" text:visited-style-name="Line_20_numbering">Main interface<text:tab/>30</text:a></text:p>
          <text:p text:style-name="P1080"><text:a xlink:type="simple" xlink:href="#__RefHeading__14795_1904129960" text:style-name="Line_20_numbering" text:visited-style-name="Line_20_numbering">Separate interfaces<text:tab/>30</text:a></text:p>
          <text:p text:style-name="P1080"><text:a xlink:type="simple" xlink:href="#__RefHeading__14797_1904129960" text:style-name="Line_20_numbering" text:visited-style-name="Line_20_numbering">Standard dialogs<text:tab/>30</text:a></text:p>
          <text:p text:style-name="P1080"><text:a xlink:type="simple" xlink:href="#__RefHeading___Toc34491_989418187" text:style-name="Line_20_numbering" text:visited-style-name="Line_20_numbering">Filesystem<text:tab/>36</text:a></text:p>
          <text:p text:style-name="P1080"><text:a xlink:type="simple" xlink:href="#__RefHeading___Toc34493_989418187" text:style-name="Line_20_numbering" text:visited-style-name="Line_20_numbering">SQL support<text:tab/>41</text:a></text:p>
          <text:p text:style-name="P1080"><text:a xlink:type="simple" xlink:href="#__RefHeading__24575_1329481546" text:style-name="Line_20_numbering" text:visited-style-name="Line_20_numbering">XML support<text:tab/>42</text:a></text:p>
          <text:p text:style-name="P1080"><text:a xlink:type="simple" xlink:href="#__RefHeading__14801_1904129960" text:style-name="Line_20_numbering" text:visited-style-name="Line_20_numbering">CRC functions<text:tab/>46</text:a></text:p>
          <text:p text:style-name="P1080"><text:soft-page-break/><text:a xlink:type="simple" xlink:href="#__RefHeading__14128_1927423904" text:style-name="Line_20_numbering" text:visited-style-name="Line_20_numbering">Inter-WorkerScript communication<text:tab/>50</text:a></text:p>
          <text:p text:style-name="P1080"><text:a xlink:type="simple" xlink:href="#__RefHeading___Toc23434_517021428" text:style-name="Line_20_numbering" text:visited-style-name="Line_20_numbering">Process<text:tab/>52</text:a></text:p>
          <text:p text:style-name="P1080"><text:a xlink:type="simple" xlink:href="#__RefHeading__5912_596565095" text:style-name="Line_20_numbering" text:visited-style-name="Line_20_numbering">Miscellaneous<text:tab/>56</text:a></text:p>
          <text:p text:style-name="P1077"><text:a xlink:type="simple" xlink:href="#__RefHeading___Toc28833_1169487438" text:style-name="Line_20_numbering" text:visited-style-name="Line_20_numbering">The scriptInf object/class<text:tab/>64</text:a></text:p>
          <text:p text:style-name="P1080"><text:a xlink:type="simple" xlink:href="#__RefHeading___Toc31895_1169487438" text:style-name="Line_20_numbering" text:visited-style-name="Line_20_numbering">Main interface<text:tab/>64</text:a></text:p>
          <text:p text:style-name="P1080"><text:a xlink:type="simple" xlink:href="#__RefHeading___Toc30810_1169487438" text:style-name="Line_20_numbering" text:visited-style-name="Line_20_numbering">Separate interfaces<text:tab/>78</text:a></text:p>
          <text:p text:style-name="P1077"><text:a xlink:type="simple" xlink:href="#__RefHeading__5964_596565095" text:style-name="Line_20_numbering" text:visited-style-name="Line_20_numbering">Script UDP socket class<text:tab/>79</text:a></text:p>
          <text:p text:style-name="P1077"><text:a xlink:type="simple" xlink:href="#__RefHeading__5980_596565095" text:style-name="Line_20_numbering" text:visited-style-name="Line_20_numbering">Script TCP client class<text:tab/>81</text:a></text:p>
          <text:p text:style-name="P1077"><text:a xlink:type="simple" xlink:href="#__RefHeading__5992_596565095" text:style-name="Line_20_numbering" text:visited-style-name="Line_20_numbering">Script TCP server class<text:tab/>86</text:a></text:p>
          <text:p text:style-name="P1077"><text:a xlink:type="simple" xlink:href="#__RefHeading__6004_596565095" text:style-name="Line_20_numbering" text:visited-style-name="Line_20_numbering">Script serial port class<text:tab/>87</text:a></text:p>
          <text:p text:style-name="P1077"><text:a xlink:type="simple" xlink:href="#__RefHeading__11097_1399518882" text:style-name="Line_20_numbering" text:visited-style-name="Line_20_numbering">Script PCAN class<text:tab/>91</text:a></text:p>
          <text:p text:style-name="P1077"><text:a xlink:type="simple" xlink:href="#__RefHeading___Toc28805_1340973868" text:style-name="Line_20_numbering" text:visited-style-name="Line_20_numbering">Script Aardvark I2C/SPI class<text:tab/>93</text:a></text:p>
          <text:p text:style-name="P1077"><text:a xlink:type="simple" xlink:href="#__RefHeading__6483_254725059" text:style-name="Line_20_numbering" text:visited-style-name="Line_20_numbering">Script timer class<text:tab/>99</text:a></text:p>
          <text:p text:style-name="P1077"><text:a xlink:type="simple" xlink:href="#__RefHeading__6012_596565095" text:style-name="Line_20_numbering" text:visited-style-name="Line_20_numbering">Script plot window class<text:tab/>101</text:a></text:p>
          <text:p text:style-name="P1077"><text:a xlink:type="simple" xlink:href="#__RefHeading__6018_596565095" text:style-name="Line_20_numbering" text:visited-style-name="Line_20_numbering">User interface classes<text:tab/>105</text:a></text:p>
          <text:p text:style-name="P1080"><text:a xlink:type="simple" xlink:href="#__RefHeading__6020_596565095" text:style-name="Line_20_numbering" text:visited-style-name="Line_20_numbering">Script dialog<text:tab/>106</text:a></text:p>
          <text:p text:style-name="P1080"><text:a xlink:type="simple" xlink:href="#__RefHeading__6022_596565095" text:style-name="Line_20_numbering" text:visited-style-name="Line_20_numbering">Script main window<text:tab/>107</text:a></text:p>
          <text:p text:style-name="P1080"><text:a xlink:type="simple" xlink:href="#__RefHeading__6024_596565095" text:style-name="Line_20_numbering" text:visited-style-name="Line_20_numbering">Script tab widget<text:tab/>107</text:a></text:p>
          <text:p text:style-name="P1080"><text:a xlink:type="simple" xlink:href="#__RefHeading__12773_232518582" text:style-name="Line_20_numbering" text:visited-style-name="Line_20_numbering">Script tool box<text:tab/>108</text:a></text:p>
          <text:p text:style-name="P1080"><text:a xlink:type="simple" xlink:href="#__RefHeading__6026_596565095" text:style-name="Line_20_numbering" text:visited-style-name="Line_20_numbering">Script group box<text:tab/>109</text:a></text:p>
          <text:p text:style-name="P1080"><text:a xlink:type="simple" xlink:href="#__RefHeading__6028_596565095" text:style-name="Line_20_numbering" text:visited-style-name="Line_20_numbering">Script label<text:tab/>110</text:a></text:p>
          <text:p text:style-name="P1080"><text:a xlink:type="simple" xlink:href="#__RefHeading__6030_596565095" text:style-name="Line_20_numbering" text:visited-style-name="Line_20_numbering">Script action (menu entry)<text:tab/>110</text:a></text:p>
          <text:p text:style-name="P1080"><text:a xlink:type="simple" xlink:href="#__RefHeading__6034_596565095" text:style-name="Line_20_numbering" text:visited-style-name="Line_20_numbering">Script button<text:tab/>111</text:a></text:p>
          <text:p text:style-name="P1080"><text:a xlink:type="simple" xlink:href="#__RefHeading__9453_1653467284" text:style-name="Line_20_numbering" text:visited-style-name="Line_20_numbering">Script tool button<text:tab/>112</text:a></text:p>
          <text:p text:style-name="P1080"><text:a xlink:type="simple" xlink:href="#__RefHeading__6036_596565095" text:style-name="Line_20_numbering" text:visited-style-name="Line_20_numbering">Script check box<text:tab/>113</text:a></text:p>
          <text:p text:style-name="P1080"><text:a xlink:type="simple" xlink:href="#__RefHeading__5856_1858286537" text:style-name="Line_20_numbering" text:visited-style-name="Line_20_numbering">Script radio button<text:tab/>114</text:a></text:p>
          <text:p text:style-name="P1080"><text:a xlink:type="simple" xlink:href="#__RefHeading__6038_596565095" text:style-name="Line_20_numbering" text:visited-style-name="Line_20_numbering">Script combo box and font combo box<text:tab/>114</text:a></text:p>
          <text:p text:style-name="P1080"><text:a xlink:type="simple" xlink:href="#__RefHeading__6040_596565095" text:style-name="Line_20_numbering" text:visited-style-name="Line_20_numbering">Script line edit<text:tab/>116</text:a></text:p>
          <text:p text:style-name="P1080"><text:a xlink:type="simple" xlink:href="#__RefHeading__6042_596565095" text:style-name="Line_20_numbering" text:visited-style-name="Line_20_numbering">Script table widget<text:tab/>118</text:a></text:p>
          <text:p text:style-name="P1080"><text:a xlink:type="simple" xlink:href="#__RefHeading__7821_763700208" text:style-name="Line_20_numbering" text:visited-style-name="Line_20_numbering">Script list widget<text:tab/>124</text:a></text:p>
          <text:p text:style-name="P1080"><text:a xlink:type="simple" xlink:href="#__RefHeading__9855_1845819620" text:style-name="Line_20_numbering" text:visited-style-name="Line_20_numbering">Script tree widget<text:tab/>126</text:a></text:p>
          <text:p text:style-name="P1080"><text:a xlink:type="simple" xlink:href="#__RefHeading__8847_1845819620" text:style-name="Line_20_numbering" text:visited-style-name="Line_20_numbering">Script tree widget item<text:tab/>129</text:a></text:p>
          <text:p text:style-name="P1080"><text:a xlink:type="simple" xlink:href="#__RefHeading__6044_596565095" text:style-name="Line_20_numbering" text:visited-style-name="Line_20_numbering">Script text edit<text:tab/>130</text:a></text:p>
          <text:p text:style-name="P1080"><text:a xlink:type="simple" xlink:href="#__RefHeading__6046_596565095" text:style-name="Line_20_numbering" text:visited-style-name="Line_20_numbering">Script progress bar<text:tab/>132</text:a></text:p>
          <text:p text:style-name="P1080"><text:a xlink:type="simple" xlink:href="#__RefHeading__6048_596565095" text:style-name="Line_20_numbering" text:visited-style-name="Line_20_numbering">Script slider<text:tab/>133</text:a></text:p>
          <text:p text:style-name="P1080"><text:soft-page-break/><text:a xlink:type="simple" xlink:href="#__RefHeading__5858_1858286537" text:style-name="Line_20_numbering" text:visited-style-name="Line_20_numbering">Script spin box<text:tab/>134</text:a></text:p>
          <text:p text:style-name="P1080"><text:a xlink:type="simple" xlink:href="#__RefHeading__12494_1820169016" text:style-name="Line_20_numbering" text:visited-style-name="Line_20_numbering">Script double spin box<text:tab/>135</text:a></text:p>
          <text:p text:style-name="P1080"><text:a xlink:type="simple" xlink:href="#__RefHeading__5860_1858286537" text:style-name="Line_20_numbering" text:visited-style-name="Line_20_numbering">Script time edit<text:tab/>136</text:a></text:p>
          <text:p text:style-name="P1080"><text:a xlink:type="simple" xlink:href="#__RefHeading__5862_1858286537" text:style-name="Line_20_numbering" text:visited-style-name="Line_20_numbering">Script date edit<text:tab/>137</text:a></text:p>
          <text:p text:style-name="P1080"><text:a xlink:type="simple" xlink:href="#__RefHeading__13355_711374296" text:style-name="Line_20_numbering" text:visited-style-name="Line_20_numbering">Script date time edit<text:tab/>139</text:a></text:p>
          <text:p text:style-name="P1080"><text:a xlink:type="simple" xlink:href="#__RefHeading__13073_443172521" text:style-name="Line_20_numbering" text:visited-style-name="Line_20_numbering">Script calendar widget<text:tab/>140</text:a></text:p>
          <text:p text:style-name="P1080"><text:a xlink:type="simple" xlink:href="#__RefHeading__12245_1844571973" text:style-name="Line_20_numbering" text:visited-style-name="Line_20_numbering">Script splitter<text:tab/>141</text:a></text:p>
          <text:p text:style-name="P1080"><text:a xlink:type="simple" xlink:href="#__RefHeading__12454_975909755" text:style-name="Line_20_numbering" text:visited-style-name="Line_20_numbering">Script dial<text:tab/>142</text:a></text:p>
          <text:p text:style-name="P1080"><text:a xlink:type="simple" xlink:href="#__RefHeading__15672_1003207465" text:style-name="Line_20_numbering" text:visited-style-name="Line_20_numbering">Script plot widget<text:tab/>143</text:a></text:p>
          <text:p text:style-name="P1080"><text:a xlink:type="simple" xlink:href="#__RefHeading___Toc20641_1050142399" text:style-name="Line_20_numbering" text:visited-style-name="Line_20_numbering">Script Canvas2D<text:tab/>148</text:a></text:p>
          <text:p text:style-name="P1080"><text:a xlink:type="simple" xlink:href="#__RefHeading___Toc23998_1050142399" text:style-name="Line_20_numbering" text:visited-style-name="Line_20_numbering">ScriptWidget class<text:tab/>154</text:a></text:p>
          <text:p text:style-name="P1080"><text:a xlink:type="simple" xlink:href="#__RefHeading___Toc22440_34290344" text:style-name="Line_20_numbering" text:visited-style-name="Line_20_numbering">Custom script widget<text:tab/>159</text:a></text:p>
          <text:p text:style-name="P1077"><text:a xlink:type="simple" xlink:href="#__RefHeading__6052_596565095" text:style-name="Line_20_numbering" text:visited-style-name="Line_20_numbering">Dynamic link libraries<text:tab/>160</text:a></text:p>
          <text:p text:style-name="P523"><text:a xlink:type="simple" xlink:href="#__RefHeading__14278_479808360" text:style-name="Line_20_numbering" text:visited-style-name="Line_20_numbering">Sequence script<text:tab/>161</text:a></text:p>
          <text:p text:style-name="P523"><text:a xlink:type="simple" xlink:href="#__RefHeading___Toc24520_138078026" text:style-name="Line_20_numbering" text:visited-style-name="Line_20_numbering">Script converter object/class<text:tab/>169</text:a></text:p>
          <text:p text:style-name="P523"><text:a xlink:type="simple" xlink:href="#__RefHeading__6054_596565095" text:style-name="Line_20_numbering" text:visited-style-name="Line_20_numbering">Example scripts<text:tab/>17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2037892600277223589" text:style-name="L1">
        <text:list-item>
          <text:p text:style-name="P530">Serial port (RS232, USB to serial)</text:p>
        </text:list-item>
        <text:list-item>
          <text:p text:style-name="P530">UDP</text:p>
        </text:list-item>
        <text:list-item>
          <text:p text:style-name="P530">TCP client/server (network proxy support for TCP clients) </text:p>
        </text:list-item>
        <text:list-item>
          <text:p text:style-name="P530">SPI (<text:span text:style-name="T430">Aardvark</text:span> <text:span text:style-name="T430">I2C/</text:span>SPI)</text:p>
        </text:list-item>
        <text:list-item>
          <text:p text:style-name="P531">I2C (Aardvark I2C/SPI)</text:p>
        </text:list-item>
        <text:list-item>
          <text:p text:style-name="P530">CAN (PCAN-USB, only on windows)</text:p>
        </text:list-item>
      </text:list>
      <text:p text:style-name="P434"><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5693136071537082742" text:style-name="L2">
        <text:list-item>
          <text:p text:style-name="P524">Scripts can send and receive data with the main interface.</text:p>
        </text:list-item>
      </text:list>
      <text:list xml:id="list7576180824759062368" text:style-name="L3">
        <text:list-item>
          <text:p text:style-name="P526">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525"><text:span text:style-name="Absatz-Standardschriftart">Scripts can be connected to GUI files which have been created with the QtDesigner or QtCreator. All elements in the GUI (files) can be accessed from the script.</text:span></text:p>
        </text:list-item>
        <text:list-item>
          <text:p text:style-name="P525"><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34"><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702"><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28">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6">Revision</text:p>
          </table:table-cell>
          <table:table-cell table:style-name="Table1.A1" office:value-type="string">
            <text:p text:style-name="P276">Date</text:p>
          </table:table-cell>
          <table:table-cell table:style-name="Table1.C1" office:value-type="string">
            <text:p text:style-name="P276">Changes</text:p>
          </table:table-cell>
        </table:table-row>
        <table:table-row>
          <table:table-cell table:style-name="Table1.A2" office:value-type="string">
            <text:p text:style-name="P463">02.00</text:p>
          </table:table-cell>
          <table:table-cell table:style-name="Table1.A2" office:value-type="string">
            <text:p text:style-name="P463">2014-12-31</text:p>
          </table:table-cell>
          <table:table-cell table:style-name="Table1.C2" office:value-type="string">
            <text:list xml:id="list1978453092426193538" text:style-name="L4">
              <text:list-item>
                <text:p text:style-name="P704">PCAN interface added <text:s/>(only on windows)</text:p>
              </text:list-item>
              <text:list-item>
                <text:p text:style-name="P704">command-line mode added</text:p>
              </text:list-item>
              <text:list-item>
                <text:p text:style-name="P704">worker script, changed behavior:</text:p>
                <text:list>
                  <text:list-item>
                    <text:p text:style-name="P704">loadUserInterfaceFile</text:p>
                  </text:list-item>
                  <text:list-item>
                    <text:p text:style-name="P704">renameDirectory</text:p>
                  </text:list-item>
                  <text:list-item>
                    <text:p text:style-name="P704">renameFile</text:p>
                  </text:list-item>
                </text:list>
              </text:list-item>
              <text:list-item>
                <text:p text:style-name="P704">worker script functions added:</text:p>
                <text:list>
                  <text:list-item>
                    <text:p text:style-name="P704">isConnectedWithCan, canMessageReceivedSignal, createPcanInterface, sendCanMessage</text:p>
                  </text:list-item>
                  <text:list-item>
                    <text:p text:style-name="P704">showMultiLineTextInputDialog, showGetItemDialog,showGetIntDialog, showGetDoubleDialog</text:p>
                  </text:list-item>
                  <text:list-item>
                    <text:p text:style-name="P704">disconnect, connectPcan, connectSocket, connectSerialPort, connectCheetahSpi</text:p>
                  </text:list-item>
                  <text:list-item>
                    <text:p text:style-name="P704">showReceivedDataInConsoles, showTransmitDataInConsoles</text:p>
                  </text:list-item>
                  <text:list-item>
                    <text:p text:style-name="P704">addMessageToLogAndConsoles</text:p>
                  </text:list-item>
                </text:list>
              </text:list-item>
              <text:list-item>
                <text:p text:style-name="P704">ScriptWidget functions added:</text:p>
                <text:list>
                  <text:list-item>
                    <text:p text:style-name="P704">setAdditionalData</text:p>
                  </text:list-item>
                  <text:list-item>
                    <text:p text:style-name="P704">getAdditionalData</text:p>
                  </text:list-item>
                </text:list>
              </text:list-item>
              <text:list-item>
                <text:p text:style-name="P704">ScriptTableWidget function added:</text:p>
                <text:list>
                  <text:list-item>
                    <text:p text:style-name="P704">insertWidget</text:p>
                  </text:list-item>
                </text:list>
              </text:list-item>
              <text:list-item>
                <text:p text:style-name="P704">worker script, default parameter added:</text:p>
                <text:list>
                  <text:list-item>
                    <text:p text:style-name="P70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63">2.01</text:p>
          </table:table-cell>
          <table:table-cell table:style-name="Table1.A2" office:value-type="string">
            <text:p text:style-name="P463">2015-01-05</text:p>
          </table:table-cell>
          <table:table-cell table:style-name="Table1.C2" office:value-type="string">
            <text:list xml:id="list180751681001793" text:continue-numbering="true" text:style-name="L4">
              <text:list-item>
                <text:p text:style-name="P704">bug fixes:</text:p>
                <text:list>
                  <text:list-item>
                    <text:p text:style-name="P704">received CAN ids have been displayed not correctly </text:p>
                  </text:list-item>
                </text:list>
              </text:list-item>
            </text:list>
          </table:table-cell>
        </table:table-row>
        <table:table-row>
          <table:table-cell table:style-name="Table1.A2" office:value-type="string">
            <text:p text:style-name="P463">2.02</text:p>
          </table:table-cell>
          <table:table-cell table:style-name="Table1.A2" office:value-type="string">
            <text:p text:style-name="P463">2015-01-18</text:p>
          </table:table-cell>
          <table:table-cell table:style-name="Table1.C2" office:value-type="string">
            <text:list xml:id="list7290810357724999372" text:style-name="L5">
              <text:list-item>
                <text:p text:style-name="P705">command-line mode: The script window is now invisible per default (it can be made visible by the command line argument -withScriptWindow)</text:p>
              </text:list-item>
              <text:list-item>
                <text:p text:style-name="P705">send window: remove script menu added</text:p>
              </text:list-item>
              <text:list-item>
                <text:p text:style-name="P705">ScriptWidget function added:</text:p>
                <text:list>
                  <text:list-item>
                    <text:p text:style-name="P705">blockSignals</text:p>
                  </text:list-item>
                </text:list>
              </text:list-item>
              <text:list-item>
                <text:p text:style-name="P705">ScriptSplitter added</text:p>
              </text:list-item>
            </text:list>
          </table:table-cell>
        </table:table-row>
        <table:table-row>
          <table:table-cell table:style-name="Table1.A2" office:value-type="string">
            <text:p text:style-name="P463">2.03</text:p>
          </table:table-cell>
          <table:table-cell table:style-name="Table1.A2" office:value-type="string">
            <text:p text:style-name="P463">2015-01-30</text:p>
          </table:table-cell>
          <table:table-cell table:style-name="Table1.C2" office:value-type="string">
            <text:list xml:id="list180751541584143" text:continue-numbering="true" text:style-name="L5">
              <text:list-item>
                <text:p text:style-name="P705">bug fixes:</text:p>
                <text:list>
                  <text:list-item>
                    <text:p text:style-name="P705">writeFile and writeBinaryFile: calling this functions with the argument replaceFile=true did not replace an existing file</text:p>
                  </text:list-item>
                </text:list>
              </text:list-item>
              <text:list-item>
                <text:p text:style-name="P705">the number of sent bytes are now displayed in the main window </text:p>
              </text:list-item>
              <text:list-item>
                <text:p text:style-name="P705">the console-colors are adjustable now</text:p>
              </text:list-item>
            </text:list>
          </table:table-cell>
        </table:table-row>
        <table:table-row>
          <table:table-cell table:style-name="Table1.A2" office:value-type="string">
            <text:p text:style-name="P463">2.04</text:p>
          </table:table-cell>
          <table:table-cell table:style-name="Table1.A2" office:value-type="string">
            <text:p text:style-name="P463">2015-02-05</text:p>
          </table:table-cell>
          <table:table-cell table:style-name="Table1.C2" office:value-type="string">
            <text:list xml:id="list180752963255240" text:continue-numbering="true" text:style-name="L5">
              <text:list-item>
                <text:p text:style-name="P705">ScriptSpinBox functions added:</text:p>
                <text:list>
                  <text:list-item>
                    <text:p text:style-name="P705">value, setSingleStep, singleStep</text:p>
                  </text:list-item>
                </text:list>
              </text:list-item>
              <text:list-item>
                <text:p text:style-name="P705">ScriptTabWidget signal added:</text:p>
                <text:list>
                  <text:list-item>
                    <text:p text:style-name="P705">currentTabChangedSignal</text:p>
                  </text:list-item>
                </text:list>
              </text:list-item>
              <text:list-item>
                <text:p text:style-name="P705">ScriptTableWidget functions added:</text:p>
                <text:list>
                  <text:list-item>
                    <text:p text:style-name="P705">verticalScrollBarWidth, isVerticalScrollBarVisible</text:p>
                  </text:list-item>
                </text:list>
              </text:list-item>
              <text:list-item>
                <text:p text:style-name="P705">script widgets added:</text:p>
                <text:list>
                  <text:list-item>
                    <text:p text:style-name="P705">ScriptDoubleSpinBox, ScriptToolBox, ScriptDial, ScriptCalendarWidget, ScriptDateTimeEdit</text:p>
                  </text:list-item>
                </text:list>
              </text:list-item>
            </text:list>
          </table:table-cell>
        </table:table-row>
        <table:table-row>
          <table:table-cell table:style-name="Table1.A2" office:value-type="string">
            <text:p text:style-name="P463">2.05</text:p>
          </table:table-cell>
          <table:table-cell table:style-name="Table1.A2" office:value-type="string">
            <text:p text:style-name="P463">2015-02-07</text:p>
          </table:table-cell>
          <table:table-cell table:style-name="Table1.C2" office:value-type="string">
            <text:list xml:id="list180752574037395" text:continue-numbering="true" text:style-name="L5">
              <text:list-item>
                <text:p text:style-name="P705">internal improvements</text:p>
              </text:list-item>
              <text:list-item>
                <text:p text:style-name="P705">ScriptSlider function added:</text:p>
                <text:list>
                  <text:list-item>
                    <text:p text:style-name="P705">value</text:p>
                  </text:list-item>
                </text:list>
              </text:list-item>
              <text:list-item>
                <text:p text:style-name="P705">ScriptDial function added:</text:p>
                <text:list>
                  <text:list-item>
                    <text:p text:style-name="P705">value</text:p>
                  </text:list-item>
                </text:list>
              </text:list-item>
            </text:list>
          </table:table-cell>
        </table:table-row>
        <table:table-row>
          <table:table-cell table:style-name="Table1.A2" office:value-type="string">
            <text:p text:style-name="P463">2.06</text:p>
          </table:table-cell>
          <table:table-cell table:style-name="Table1.A2" office:value-type="string">
            <text:p text:style-name="P463">2015-02-13</text:p>
          </table:table-cell>
          <table:table-cell table:style-name="Table1.C2" office:value-type="string">
            <text:list xml:id="list180751886432929" text:continue-numbering="true" text:style-name="L5">
              <text:list-item>
                <text:p text:style-name="P705">internal improvements</text:p>
              </text:list-item>
              <text:list-item>
                <text:p text:style-name="P705">text console's wrapping mode changed</text:p>
              </text:list-item>
              <text:list-item>
                <text:p text:style-name="P705">new console/log options:</text:p>
                <text:list>
                  <text:list-item>
                    <text:p text:style-name="P705"><text:soft-page-break/>new line after x sent/received bytes</text:p>
                  </text:list-item>
                  <text:list-item>
                    <text:p text:style-name="P705">new line after x milliseconds without sending or receiving data</text:p>
                  </text:list-item>
                </text:list>
              </text:list-item>
              <text:list-item>
                <text:p text:style-name="P705">the sequence table is now disabled during sending of data with the send window </text:p>
              </text:list-item>
              <text:list-item>
                <text:p text:style-name="P705">the RTS and the DTR pin (serial port) can manually be set/cleared now (check boxes in the main window)</text:p>
              </text:list-item>
              <text:list-item>
                <text:p text:style-name="P705">worker script function added:</text:p>
                <text:list>
                  <text:list-item>
                    <text:p text:style-name="P705">setSerialPortPins</text:p>
                  </text:list-item>
                </text:list>
              </text:list-item>
              <text:list-item>
                <text:p text:style-name="P705">ScriptSerialPort function added:</text:p>
                <text:list>
                  <text:list-item>
                    <text:p text:style-name="P705">setDTR, setRTS</text:p>
                  </text:list-item>
                </text:list>
              </text:list-item>
            </text:list>
          </table:table-cell>
        </table:table-row>
        <table:table-row>
          <table:table-cell table:style-name="Table1.A2" office:value-type="string">
            <text:p text:style-name="P463">2.07</text:p>
          </table:table-cell>
          <table:table-cell table:style-name="Table1.A2" office:value-type="string">
            <text:p text:style-name="P463">2015-02-28</text:p>
          </table:table-cell>
          <table:table-cell table:style-name="Table1.C2" office:value-type="string">
            <text:list xml:id="list180752202620496" text:continue-numbering="true" text:style-name="L5">
              <text:list-item>
                <text:p text:style-name="P705">Bug fix: no time stamps after running ScriptCommunicator longer then a day </text:p>
              </text:list-item>
              <text:list-item>
                <text:p text:style-name="P705">all local IPv6 and IPv4 addresses are displayed in the socket tab (settings dialog) now</text:p>
              </text:list-item>
            </text:list>
          </table:table-cell>
        </table:table-row>
        <table:table-row>
          <table:table-cell table:style-name="Table1.A2" office:value-type="string">
            <text:p text:style-name="P463">2.08</text:p>
          </table:table-cell>
          <table:table-cell table:style-name="Table1.A2" office:value-type="string">
            <text:p text:style-name="P463">2015-03-02</text:p>
          </table:table-cell>
          <table:table-cell table:style-name="Table1.C2" office:value-type="string">
            <text:list xml:id="list180752178551476" text:continue-numbering="true" text:style-name="L5">
              <text:list-item>
                <text:p text:style-name="P705">Console send mode: if the send input check box in the main window is checked all text entered in a console will be sent</text:p>
              </text:list-item>
              <text:list-item>
                <text:p text:style-name="P705">ScriptTableWidget function added:</text:p>
                <text:list>
                  <text:list-item>
                    <text:p text:style-name="P705">setCellIcon</text:p>
                  </text:list-item>
                </text:list>
              </text:list-item>
              <text:list-item>
                <text:p text:style-name="P705">Bug fix: error while changing the format of a sequence in the send window</text:p>
              </text:list-item>
            </text:list>
          </table:table-cell>
        </table:table-row>
        <table:table-row>
          <table:table-cell table:style-name="Table1.A2" office:value-type="string">
            <text:p text:style-name="P463">2.09</text:p>
          </table:table-cell>
          <table:table-cell table:style-name="Table1.A2" office:value-type="string">
            <text:p text:style-name="P463">2015-03-05</text:p>
          </table:table-cell>
          <table:table-cell table:style-name="Table1.C2" office:value-type="string">
            <text:list xml:id="list180751638854939" text:continue-numbering="true" text:style-name="L5">
              <text:list-item>
                <text:p text:style-name="P705">sequence script functions added:</text:p>
                <text:list>
                  <text:list-item>
                    <text:p text:style-name="P705">calculateCrc8, calculateCrc16, calculateCrc32, calculateCrc64</text:p>
                  </text:list-item>
                </text:list>
              </text:list-item>
              <text:list-item>
                <text:p text:style-name="P705">new console/log option:</text:p>
                <text:list>
                  <text:list-item>
                    <text:p text:style-name="P710">new line at byte (CR, LF, none and custom)</text:p>
                  </text:list-item>
                </text:list>
              </text:list-item>
              <text:list-item>
                <text:p text:style-name="P710">when the serial port combo box is clicked (settings dialog) a serial port scan is performed now</text:p>
              </text:list-item>
            </text:list>
          </table:table-cell>
        </table:table-row>
        <table:table-row>
          <table:table-cell table:style-name="Table1.A2" office:value-type="string">
            <text:p text:style-name="P463">2.10</text:p>
          </table:table-cell>
          <table:table-cell table:style-name="Table1.A2" office:value-type="string">
            <text:p text:style-name="P463">2015-03-13</text:p>
          </table:table-cell>
          <table:table-cell table:style-name="Table1.C2" office:value-type="string">
            <text:list xml:id="list180752392770565" text:continue-numbering="true" text:style-name="L5">
              <text:list-item>
                <text:p text:style-name="P705">Bug fixes:</text:p>
                <text:list>
                  <text:list-item>
                    <text:p text:style-name="P705">error while parsing a sequence or script config file with no entries</text:p>
                  </text:list-item>
                  <text:list-item>
                    <text:p text:style-name="P705">moving a window while a script shows/opens a dialog caused a complete freeze of ScriptCommunicator</text:p>
                  </text:list-item>
                </text:list>
              </text:list-item>
            </text:list>
          </table:table-cell>
        </table:table-row>
        <table:table-row>
          <table:table-cell table:style-name="Table1.A2" office:value-type="string">
            <text:p text:style-name="P463">2.11</text:p>
          </table:table-cell>
          <table:table-cell table:style-name="Table1.A2" office:value-type="string">
            <text:p text:style-name="P463">2015-03-27</text:p>
          </table:table-cell>
          <table:table-cell table:style-name="Table1.C2" office:value-type="string">
            <text:list xml:id="list180753056647480" text:continue-numbering="true" text:style-name="L5">
              <text:list-item>
                <text:p text:style-name="P705">improved console speed</text:p>
              </text:list-item>
              <text:list-item>
                <text:p text:style-name="P710">new line at byte (CR, LF, none and custom) can be adjusted for the log and the console separately now</text:p>
              </text:list-item>
            </text:list>
          </table:table-cell>
        </table:table-row>
        <table:table-row>
          <table:table-cell table:style-name="Table1.A2" office:value-type="string">
            <text:p text:style-name="P463">2.12</text:p>
          </table:table-cell>
          <table:table-cell table:style-name="Table1.A2" office:value-type="string">
            <text:p text:style-name="P463">2015-04-10</text:p>
          </table:table-cell>
          <table:table-cell table:style-name="Table1.C2" office:value-type="string">
            <text:list xml:id="list180751826902786" text:continue-numbering="true" text:style-name="L5">
              <text:list-item>
                <text:p text:style-name="P705">socket address input filter removed (no IPv6 addresses could be entered)</text:p>
              </text:list-item>
              <text:list-item>
                <text:p text:style-name="P705">bug fix: sporadically crash after receiving a 'new line' character</text:p>
              </text:list-item>
            </text:list>
          </table:table-cell>
        </table:table-row>
        <table:table-row>
          <table:table-cell table:style-name="Table1.A2" office:value-type="string">
            <text:p text:style-name="P463">2.13</text:p>
          </table:table-cell>
          <table:table-cell table:style-name="Table1.A2" office:value-type="string">
            <text:p text:style-name="P463">2015-05-01</text:p>
          </table:table-cell>
          <table:table-cell table:style-name="Table1.C2" office:value-type="string">
            <text:list xml:id="list180753468837816" text:continue-numbering="true" text:style-name="L5">
              <text:list-item>
                <text:p text:style-name="P705">bug fixes:</text:p>
                <text:list>
                  <text:list-item>
                    <text:p text:style-name="P705">scriptThread.calculateCrc64 did not work correctly</text:p>
                  </text:list-item>
                  <text:list-item>
                    <text:p text:style-name="P705">uncaught exceptions in script functions connected to a signal have been ignored</text:p>
                  </text:list-item>
                </text:list>
              </text:list-item>
              <text:list-item>
                <text:p text:style-name="P705">ScriptComboBox functions added:</text:p>
                <text:list>
                  <text:list-item>
                    <text:p text:style-name="P705">count, clear</text:p>
                  </text:list-item>
                </text:list>
              </text:list-item>
              <text:list-item>
                <text:p text:style-name="P705">ScriptTable function added:</text:p>
                <text:list>
                  <text:list-item>
                    <text:p text:style-name="P705">rowsCanBeMovedByUser</text:p>
                  </text:list-item>
                </text:list>
              </text:list-item>
            </text:list>
          </table:table-cell>
        </table:table-row>
        <table:table-row>
          <table:table-cell table:style-name="Table1.A2" office:value-type="string">
            <text:p text:style-name="P463">2.14</text:p>
          </table:table-cell>
          <table:table-cell table:style-name="Table1.A2" office:value-type="string">
            <text:p text:style-name="P463">2015-05-31</text:p>
          </table:table-cell>
          <table:table-cell table:style-name="Table1.C2" office:value-type="string">
            <text:list xml:id="list180753149964614" text:continue-numbering="true" text:style-name="L5">
              <text:list-item>
                <text:p text:style-name="P705">fixed some issues in the manual</text:p>
              </text:list-item>
              <text:list-item>
                <text:p text:style-name="P705">internal improvements</text:p>
              </text:list-item>
            </text:list>
          </table:table-cell>
        </table:table-row>
        <table:table-row>
          <table:table-cell table:style-name="Table1.A2" office:value-type="string">
            <text:p text:style-name="P463">2.15</text:p>
          </table:table-cell>
          <table:table-cell table:style-name="Table1.A2" office:value-type="string">
            <text:p text:style-name="P463">2015-06-12</text:p>
          </table:table-cell>
          <table:table-cell table:style-name="Table1.C2" office:value-type="string">
            <text:list xml:id="list180753449805867" text:continue-numbering="true" text:style-name="L5">
              <text:list-item>
                <text:p text:style-name="P705">Script- and sequence-buttons added in the main window</text:p>
              </text:list-item>
              <text:list-item>
                <text:p text:style-name="P705">Copy button added in the send window</text:p>
              </text:list-item>
              <text:list-item>
                <text:p text:style-name="P705">worker and sequence script functions added:</text:p>
                <text:list>
                  <text:list-item>
                    <text:p text:style-name="P705">setGlobalString, getGlobalString</text:p>
                  </text:list-item>
                  <text:list-item>
                    <text:p text:style-name="P705">setGlobalDataArray, getGlobalDataArray</text:p>
                  </text:list-item>
                  <text:list-item>
                    <text:p text:style-name="P705">setGlobalUnsignedNumber, getGlobalUnsignedNumber</text:p>
                  </text:list-item>
                  <text:list-item>
                    <text:p text:style-name="P705">setGlobalSignedNumber, getGlobalSignedNumber</text:p>
                  </text:list-item>
                </text:list>
              </text:list-item>
              <text:list-item>
                <text:p text:style-name="P705">renamed the sequence script main object: table-&gt;seq</text:p>
              </text:list-item>
              <text:list-item>
                <text:p text:style-name="P705">sent on enter added (settings dialog-&gt;console tab)</text:p>
              </text:list-item>
              <text:list-item>
                <text:p text:style-name="P705">the console/log time-stamp format can be adjusted now </text:p>
              </text:list-item>
              <text:list-item>
                <text:p text:style-name="P705">new default argument in scriptThread.appendTextToConsole</text:p>
              </text:list-item>
            </text:list>
          </table:table-cell>
        </table:table-row>
        <table:table-row>
          <table:table-cell table:style-name="Table1.A18" office:value-type="float" office:value="0">
            <text:p text:style-name="P463">2.16</text:p>
          </table:table-cell>
          <table:table-cell table:style-name="Table1.A2" office:value-type="string">
            <text:p text:style-name="P463">2015-06-14</text:p>
          </table:table-cell>
          <table:table-cell table:style-name="Table1.C2" office:value-type="string">
            <text:list xml:id="list180752540841744" text:continue-numbering="true" text:style-name="L5">
              <text:list-item>
                <text:p text:style-name="P705">bug fix: Crash while ScriptCommunicator is closed <text:s/>and a script is running</text:p>
              </text:list-item>
            </text:list>
          </table:table-cell>
        </table:table-row>
        <table:table-row>
          <table:table-cell table:style-name="Table1.A18" office:value-type="float" office:value="36586">
            <text:p text:style-name="P464">3.00</text:p>
          </table:table-cell>
          <table:table-cell table:style-name="Table1.A2" office:value-type="string">
            <text:p text:style-name="P463">2015-06-19</text:p>
          </table:table-cell>
          <table:table-cell table:style-name="Table1.C2" office:value-type="string">
            <text:list xml:id="list180753153571685" text:continue-numbering="true" text:style-name="L5">
              <text:list-item>
                <text:p text:style-name="P705">custom console and custom log added</text:p>
              </text:list-item>
              <text:list-item>
                <text:p text:style-name="P705"><text:soft-page-break/>new default argument in scriptThread.addMessageToLogAndConsoles</text:p>
              </text:list-item>
              <text:list-item>
                <text:p text:style-name="P705">new menu in the send window: edit sequence script </text:p>
              </text:list-item>
            </text:list>
          </table:table-cell>
        </table:table-row>
        <table:table-row>
          <table:table-cell table:style-name="Table1.A18" office:value-type="float" office:value="0">
            <text:p text:style-name="P464">3.01</text:p>
          </table:table-cell>
          <table:table-cell table:style-name="Table1.A2" office:value-type="string">
            <text:p text:style-name="P463">2015-06-24</text:p>
          </table:table-cell>
          <table:table-cell table:style-name="Table1.C2" office:value-type="string">
            <text:list xml:id="list180752745301922" text:continue-numbering="true" text:style-name="L5">
              <text:list-item>
                <text:p text:style-name="P705">new manual chapter added: Internal architecture</text:p>
              </text:list-item>
              <text:list-item>
                <text:p text:style-name="P705">new custom console example (exampleScripts\CustomLogConsoleScripts\CustomConsole_QRCode)</text:p>
              </text:list-item>
              <text:list-item>
                <text:p text:style-name="P705">new main window menus added:</text:p>
                <text:list>
                  <text:list-item>
                    <text:p text:style-name="P705">Console/print console, Console/save console</text:p>
                  </text:list-item>
                  <text:list-item>
                    <text:p text:style-name="P705">Help/report a bug, Help/feature request</text:p>
                  </text:list-item>
                </text:list>
              </text:list-item>
            </text:list>
          </table:table-cell>
        </table:table-row>
        <table:table-row>
          <table:table-cell table:style-name="Table1.A18" office:value-type="float" office:value="0">
            <text:p text:style-name="P464">3.02</text:p>
          </table:table-cell>
          <table:table-cell table:style-name="Table1.A2" office:value-type="string">
            <text:p text:style-name="P463">2015-07-02</text:p>
          </table:table-cell>
          <table:table-cell table:style-name="Table1.C2" office:value-type="string">
            <text:list xml:id="list180751966276022" text:continue-numbering="true" text:style-name="L5">
              <text:list-item>
                <text:p text:style-name="P705">bug fix: missing Qt libraries for printing a console </text:p>
              </text:list-item>
            </text:list>
          </table:table-cell>
        </table:table-row>
        <table:table-row>
          <table:table-cell table:style-name="Table1.A18" office:value-type="float" office:value="0">
            <text:p text:style-name="P464">3.03</text:p>
          </table:table-cell>
          <table:table-cell table:style-name="Table1.A2" office:value-type="string">
            <text:p text:style-name="P463">2015-07-04</text:p>
          </table:table-cell>
          <table:table-cell table:style-name="Table1.C2" office:value-type="string">
            <text:list xml:id="list180752146315308" text:continue-numbering="true" text:style-name="L5">
              <text:list-item>
                <text:p text:style-name="P705">fixed some issues in the manual</text:p>
              </text:list-item>
              <text:list-item>
                <text:p text:style-name="P70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64">3.04</text:p>
          </table:table-cell>
          <table:table-cell table:style-name="Table1.A2" office:value-type="string">
            <text:p text:style-name="P463">2015-07-31</text:p>
          </table:table-cell>
          <table:table-cell table:style-name="Table1.C2" office:value-type="string">
            <text:list xml:id="list5544028525358103291" text:style-name="L6">
              <text:list-item>
                <text:p text:style-name="P706">the log and the console tab (settings dialog) have been redesigned</text:p>
              </text:list-item>
            </text:list>
            <text:list xml:id="list180751829593174" text:continue-list="list180752146315308" text:style-name="L5">
              <text:list-item>
                <text:p text:style-name="P705">internal improvements</text:p>
              </text:list-item>
              <text:list-item>
                <text:p text:style-name="P705">fixed some issues in the manual</text:p>
              </text:list-item>
            </text:list>
          </table:table-cell>
        </table:table-row>
        <table:table-row>
          <table:table-cell table:style-name="Table1.A18" office:value-type="float" office:value="0">
            <text:p text:style-name="P464">3.05</text:p>
          </table:table-cell>
          <table:table-cell table:style-name="Table1.A2" office:value-type="string">
            <text:p text:style-name="P463">2015-08-02</text:p>
          </table:table-cell>
          <table:table-cell table:style-name="Table1.C2" office:value-type="string">
            <text:list xml:id="list180752260313972" text:continue-list="list5544028525358103291" text:style-name="L6">
              <text:list-item>
                <text:p text:style-name="P706">the console mixed mode utilize the width of the console better now</text:p>
              </text:list-item>
              <text:list-item>
                <text:p text:style-name="P706">bug fix: save console crashed on Linux if no file ending has been given</text:p>
              </text:list-item>
            </text:list>
          </table:table-cell>
        </table:table-row>
        <table:table-row>
          <table:table-cell table:style-name="Table1.A18" office:value-type="float" office:value="0">
            <text:p text:style-name="P464">3.06</text:p>
          </table:table-cell>
          <table:table-cell table:style-name="Table1.A2" office:value-type="string">
            <text:p text:style-name="P463">2015-08-08</text:p>
          </table:table-cell>
          <table:table-cell table:style-name="Table1.C2" office:value-type="string">
            <text:list xml:id="list180752493852498" text:continue-numbering="true" text:style-name="L6">
              <text:list-item>
                <text:p text:style-name="P706">main window: </text:p>
                <text:list>
                  <text:list-item>
                    <text:p text:style-name="P706">find text in console area added</text:p>
                  </text:list-item>
                  <text:list-item>
                    <text:p text:style-name="P706">the send and the receive data rates are now displayed</text:p>
                  </text:list-item>
                </text:list>
              </text:list-item>
              <text:list-item>
                <text:p text:style-name="P706">sending data with the main interface is faster now</text:p>
              </text:list-item>
              <text:list-item>
                <text:p text:style-name="P706">new example worker scripts:</text:p>
                <text:list>
                  <text:list-item>
                    <text:p text:style-name="P706">WorkerScripts\CyclicSendReceive\CyclicReceive.js</text:p>
                  </text:list-item>
                  <text:list-item>
                    <text:p text:style-name="P706">WorkerScripts\CyclicSendReceive\CyclicSend.js</text:p>
                  </text:list-item>
                </text:list>
              </text:list-item>
              <text:list-item>
                <text:p text:style-name="P706">worker script function added: setScriptThreadPriority</text:p>
              </text:list-item>
            </text:list>
          </table:table-cell>
        </table:table-row>
        <table:table-row>
          <table:table-cell table:style-name="Table1.A18" office:value-type="float" office:value="0">
            <text:p text:style-name="P464">3.07</text:p>
          </table:table-cell>
          <table:table-cell table:style-name="Table1.A2" office:value-type="string">
            <text:p text:style-name="P463">2015-08-13</text:p>
          </table:table-cell>
          <table:table-cell table:style-name="Table1.C2" office:value-type="string">
            <text:list xml:id="list180753289834138" text:continue-numbering="true" text:style-name="L6">
              <text:list-item>
                <text:p text:style-name="P706">new script widget:</text:p>
                <text:list>
                  <text:list-item>
                    <text:p text:style-name="P706">ScriptPlotWidget</text:p>
                  </text:list-item>
                </text:list>
              </text:list-item>
              <text:list-item>
                <text:p text:style-name="P706">ScriptPlotWindow:</text:p>
                <text:list>
                  <text:list-item>
                    <text:p text:style-name="P706">functions added: clearGraphs, removeAllGraphs, showHelperElements, clearButtonPressedSignal</text:p>
                  </text:list-item>
                  <text:list-item>
                    <text:p text:style-name="P706">function removed: showFromScript (use show instead)</text:p>
                  </text:list-item>
                </text:list>
              </text:list-item>
              <text:list-item>
                <text:p text:style-name="P706">ScriptGroupBox function added: addPlotWidget</text:p>
              </text:list-item>
              <text:list-item>
                <text:p text:style-name="P706">the CAN tab has been improved</text:p>
              </text:list-item>
            </text:list>
          </table:table-cell>
        </table:table-row>
        <table:table-row>
          <table:table-cell table:style-name="Table1.A18" office:value-type="float" office:value="0">
            <text:p text:style-name="P464">3.08</text:p>
          </table:table-cell>
          <table:table-cell table:style-name="Table1.A2" office:value-type="string">
            <text:p text:style-name="P463">2015-09-12</text:p>
          </table:table-cell>
          <table:table-cell table:style-name="Table1.C2" office:value-type="string">
            <text:list xml:id="list180752221496225" text:continue-numbering="true" text:style-name="L6">
              <text:list-item>
                <text:p text:style-name="P706">bug fix: possible crash while stopping a script </text:p>
              </text:list-item>
              <text:list-item>
                <text:p text:style-name="P706">TCP client: connection errors are now displayed </text:p>
              </text:list-item>
              <text:list-item>
                <text:p text:style-name="P706">ScriptTcpClient functions/signals added:</text:p>
                <text:list>
                  <text:list-item>
                    <text:p text:style-name="P706">errorSignal, getErrorString</text:p>
                  </text:list-item>
                </text:list>
              </text:list-item>
              <text:list-item>
                <text:p text:style-name="P706">new main window menus added:</text:p>
                <text:list>
                  <text:list-item>
                    <text:p text:style-name="P706">Help/video, Help/get support</text:p>
                  </text:list-item>
                </text:list>
              </text:list-item>
            </text:list>
          </table:table-cell>
        </table:table-row>
        <table:table-row>
          <table:table-cell table:style-name="Table1.A18" office:value-type="float" office:value="0">
            <text:p text:style-name="P464">3.09</text:p>
          </table:table-cell>
          <table:table-cell table:style-name="Table1.A2" office:value-type="string">
            <text:p text:style-name="P463">2015-09-12</text:p>
          </table:table-cell>
          <table:table-cell table:style-name="Table1.C2" office:value-type="string">
            <text:list xml:id="list180751997458862" text:continue-numbering="true" text:style-name="L6">
              <text:list-item>
                <text:p text:style-name="P706">worker script functions added: </text:p>
                <text:list>
                  <text:list-item>
                    <text:p text:style-name="P706">getCurrentVersion</text:p>
                  </text:list-item>
                </text:list>
              </text:list-item>
              <text:list-item>
                <text:p text:style-name="P706">custom log/console and sequence script function added: getCurrentVersion</text:p>
              </text:list-item>
              <text:list-item>
                <text:p text:style-name="P70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64">3.10</text:p>
          </table:table-cell>
          <table:table-cell table:style-name="Table1.A2" office:value-type="string">
            <text:p text:style-name="P463">2015-09-26</text:p>
          </table:table-cell>
          <table:table-cell table:style-name="Table1.C2" office:value-type="string">
            <text:list xml:id="list180753419252102" text:continue-numbering="true" text:style-name="L6">
              <text:list-item>
                <text:p text:style-name="P706">network proxy support implemented (only for TCP clients)</text:p>
              </text:list-item>
              <text:list-item>
                <text:p text:style-name="P706">ScriptTcpClient function added: setProxy</text:p>
              </text:list-item>
            </text:list>
          </table:table-cell>
        </table:table-row>
        <table:table-row>
          <table:table-cell table:style-name="Table1.A18" office:value-type="float" office:value="0">
            <text:p text:style-name="P464">3.11</text:p>
          </table:table-cell>
          <table:table-cell table:style-name="Table1.A2" office:value-type="string">
            <text:p text:style-name="P463">2015-10-04</text:p>
          </table:table-cell>
          <table:table-cell table:style-name="Table1.C2" office:value-type="string">
            <text:list xml:id="list180753151448330" text:continue-numbering="true" text:style-name="L6">
              <text:list-item>
                <text:p text:style-name="P706">bug fix: exceptions in the script function 'stopScript' are displayed now</text:p>
              </text:list-item>
              <text:list-item>
                <text:p text:style-name="P706">worker script function added: </text:p>
                <text:list>
                  <text:list-header>
                    <text:p text:style-name="P706">getFileSize</text:p>
                  </text:list-header>
                </text:list>
              </text:list-item>
              <text:list-item>
                <text:p text:style-name="P706">new arguments in worker script functions:</text:p>
                <text:list>
                  <text:list-item>
                    <text:p text:style-name="P706">readFile, readBinaryFile, writeFile, <text:span text:style-name="T1">writeBinaryFile</text:span></text:p>
                  </text:list-item>
                </text:list>
              </text:list-item>
              <text:list-item>
                <text:p text:style-name="P714">ScriptPlotWidget and ScriptPlotWindow function added/changed:</text:p>
                <text:list>
                  <text:list-item>
                    <text:p text:style-name="P714">load button, showHelperElements</text:p>
                  </text:list-item>
                </text:list>
              </text:list-item>
            </text:list>
          </table:table-cell>
        </table:table-row>
        <table:table-row>
          <table:table-cell table:style-name="Table1.A18" office:value-type="float" office:value="0">
            <text:p text:style-name="P464">3.12</text:p>
          </table:table-cell>
          <table:table-cell table:style-name="Table1.A2" office:value-type="string">
            <text:p text:style-name="P463">2015-10-15</text:p>
          </table:table-cell>
          <table:table-cell table:style-name="Table1.C2" office:value-type="string">
            <text:list xml:id="list180753196724614" text:continue-numbering="true" text:style-name="L6">
              <text:list-item>
                <text:p text:style-name="P706">console and log time stamp format extended (now date and time can be created)</text:p>
              </text:list-item>
              <text:list-item>
                <text:p text:style-name="P706">new option 'time stamp after byte' added</text:p>
              </text:list-item>
            </text:list>
          </table:table-cell>
        </table:table-row>
        <text:soft-page-break/>
        <table:table-row>
          <table:table-cell table:style-name="Table1.A18" office:value-type="float" office:value="0">
            <text:p text:style-name="P464">3.13</text:p>
          </table:table-cell>
          <table:table-cell table:style-name="Table1.A2" office:value-type="string">
            <text:p text:style-name="P463">2015-10-18</text:p>
          </table:table-cell>
          <table:table-cell table:style-name="Table1.C2" office:value-type="string">
            <text:list xml:id="list180752784424559" text:continue-numbering="true" text:style-name="L6">
              <text:list-item>
                <text:p text:style-name="P706">command-line option '-<text:span text:style-name="T179">notMinimized' added</text:span></text:p>
              </text:list-item>
              <text:list-item>
                <text:p text:style-name="P844">worker script function added: exitScriptCommunicator</text:p>
              </text:list-item>
              <text:list-item>
                <text:p text:style-name="P706">the template scripts have been modified</text:p>
              </text:list-item>
              <text:list-item>
                <text:p text:style-name="P706">manual chapter 'Worker scripts' has been modified</text:p>
              </text:list-item>
            </text:list>
          </table:table-cell>
        </table:table-row>
        <table:table-row>
          <table:table-cell table:style-name="Table1.A18" office:value-type="float" office:value="0">
            <text:p text:style-name="P464">3.14</text:p>
          </table:table-cell>
          <table:table-cell table:style-name="Table1.A2" office:value-type="string">
            <text:p text:style-name="P463">2015-10-24</text:p>
          </table:table-cell>
          <table:table-cell table:style-name="Table1.C2" office:value-type="string">
            <text:list xml:id="list180752636584278" text:continue-numbering="true" text:style-name="L6">
              <text:list-item>
                <text:p text:style-name="P70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64">3.15</text:p>
          </table:table-cell>
          <table:table-cell table:style-name="Table1.A2" office:value-type="string">
            <text:p text:style-name="P463">2015-11-01</text:p>
          </table:table-cell>
          <table:table-cell table:style-name="Table1.C2" office:value-type="string">
            <text:list xml:id="list180753187184667" text:continue-numbering="true" text:style-name="L6">
              <text:list-item>
                <text:p text:style-name="P714">increased performance at high data rates</text:p>
              </text:list-item>
              <text:list-item>
                <text:p text:style-name="P70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714">sequence script function changed: messageBox</text:p>
              </text:list-item>
              <text:list-item>
                <text:p text:style-name="P71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64">3.16</text:p>
          </table:table-cell>
          <table:table-cell table:style-name="Table1.A2" office:value-type="string">
            <text:p text:style-name="P463">2015-11-06</text:p>
          </table:table-cell>
          <table:table-cell table:style-name="Table1.C2" office:value-type="string">
            <text:list xml:id="list180753116651880" text:continue-numbering="true" text:style-name="L6">
              <text:list-item>
                <text:p text:style-name="P714">SQL support for worker and custom log/console scripts implemented</text:p>
              </text:list-item>
              <text:list-item>
                <text:p text:style-name="P714">worker script function removed: deleteObject</text:p>
              </text:list-item>
              <text:list-item>
                <text:p text:style-name="P714">all created script objects (except ScriptTreeWidgetItem) are automatically deleted by the garbage collector now</text:p>
              </text:list-item>
            </text:list>
          </table:table-cell>
        </table:table-row>
        <table:table-row>
          <table:table-cell table:style-name="Table1.A18" office:value-type="float" office:value="0">
            <text:p text:style-name="P464">3.17</text:p>
          </table:table-cell>
          <table:table-cell table:style-name="Table1.A2" office:value-type="string">
            <text:p text:style-name="P463">2015-11-08</text:p>
          </table:table-cell>
          <table:table-cell table:style-name="Table1.C2" office:value-type="string">
            <text:list xml:id="list180753511866030" text:continue-numbering="true" text:style-name="L6">
              <text:list-item>
                <text:p text:style-name="P714">bug fix: The script SQL classes did not handle byte arrays correctly.</text:p>
              </text:list-item>
            </text:list>
          </table:table-cell>
        </table:table-row>
        <table:table-row>
          <table:table-cell table:style-name="Table1.A18" office:value-type="float" office:value="0">
            <text:p text:style-name="P464">3.18</text:p>
          </table:table-cell>
          <table:table-cell table:style-name="Table1.A2" office:value-type="string">
            <text:p text:style-name="P463">2015-11-14</text:p>
          </table:table-cell>
          <table:table-cell table:style-name="Table1.C2" office:value-type="string">
            <text:list xml:id="list180752036906301" text:continue-numbering="true" text:style-name="L6">
              <text:list-item>
                <text:p text:style-name="P714">sequence and custom console/log scripts are running in their own thread now</text:p>
              </text:list-item>
              <text:list-item>
                <text:p text:style-name="P714">worker, sequence and custom console/log script function added: setBlockTime</text:p>
              </text:list-item>
              <text:list-item>
                <text:p text:style-name="P714">blocked worker scripts are terminated now (after the block-time (can be set with setBlockTime) has elapsed)</text:p>
              </text:list-item>
              <text:list-item>
                <text:p text:style-name="P714">custom console/log script functions changed: readFile, readBinaryFile</text:p>
              </text:list-item>
              <text:list-item>
                <text:p text:style-name="P71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64">3.19</text:p>
          </table:table-cell>
          <table:table-cell table:style-name="Table1.A2" office:value-type="string">
            <text:p text:style-name="P463">2015-11-18</text:p>
          </table:table-cell>
          <table:table-cell table:style-name="Table1.C2" office:value-type="string">
            <text:list xml:id="list180752571193703" text:continue-numbering="true" text:style-name="L6">
              <text:list-item>
                <text:p text:style-name="P714">new send window menus: create script, add script</text:p>
              </text:list-item>
              <text:list-item>
                <text:p text:style-name="P714">'edit custom console script' button added (console tab)</text:p>
              </text:list-item>
              <text:list-item>
                <text:p text:style-name="P714">'edit custom log script' button added (log tab)</text:p>
              </text:list-item>
            </text:list>
          </table:table-cell>
        </table:table-row>
        <table:table-row>
          <table:table-cell table:style-name="Table1.A18" office:value-type="float" office:value="0">
            <text:p text:style-name="P464">3.20</text:p>
          </table:table-cell>
          <table:table-cell table:style-name="Table1.A2" office:value-type="string">
            <text:p text:style-name="P463">2015-11-21</text:p>
          </table:table-cell>
          <table:table-cell table:style-name="Table1.C2" office:value-type="string">
            <text:list xml:id="list180751976522253" text:continue-numbering="true" text:style-name="L6">
              <text:list-item>
                <text:p text:style-name="P714">bug fix: possible crash while starting a worker script with a syntax error</text:p>
              </text:list-item>
            </text:list>
          </table:table-cell>
        </table:table-row>
        <table:table-row>
          <table:table-cell table:style-name="Table1.A18" office:value-type="float" office:value="0">
            <text:p text:style-name="P464">3.21</text:p>
          </table:table-cell>
          <table:table-cell table:style-name="Table1.A18" office:value-type="float" office:value="42310">
            <text:p text:style-name="P463">2015-12-02</text:p>
          </table:table-cell>
          <table:table-cell table:style-name="Table1.C2" office:value-type="string">
            <text:list xml:id="list4230867514101269935" text:style-name="L7">
              <text:list-item>
                <text:p text:style-name="P715">new send area in the main window</text:p>
              </text:list-item>
              <text:list-item>
                <text:p text:style-name="P715">new option in the settings dialog: target endianess</text:p>
              </text:list-item>
            </text:list>
            <text:list xml:id="list180753520828765" text:continue-list="list180751976522253" text:style-name="L6">
              <text:list-item>
                <text:p text:style-name="P714">new decimal types for the decimal console and the log (uint8, uint16, uint32, int8, int16 and int32)</text:p>
              </text:list-item>
              <text:list-item>
                <text:p text:style-name="P714">new data formats in the send window (binary, uint8, uint16, uint32, int8, int16 and int32)</text:p>
              </text:list-item>
            </text:list>
          </table:table-cell>
        </table:table-row>
        <table:table-row>
          <table:table-cell table:style-name="Table1.A18" office:value-type="float" office:value="0">
            <text:p text:style-name="P464">3.22</text:p>
          </table:table-cell>
          <table:table-cell table:style-name="Table1.A18" office:value-type="float" office:value="0">
            <text:p text:style-name="P463">2015-12-04</text:p>
          </table:table-cell>
          <table:table-cell table:style-name="Table1.C2" office:value-type="string">
            <text:list xml:id="list180753628806786" text:continue-list="list4230867514101269935" text:style-name="L7">
              <text:list-item>
                <text:p text:style-name="P715">worker script function added: getScriptFolder</text:p>
              </text:list-item>
              <text:list-item>
                <text:p text:style-name="P715">Mac OS X support</text:p>
              </text:list-item>
            </text:list>
          </table:table-cell>
        </table:table-row>
        <table:table-row>
          <table:table-cell table:style-name="Table1.A18" office:value-type="float" office:value="0">
            <text:p text:style-name="P464">3.23</text:p>
          </table:table-cell>
          <table:table-cell table:style-name="Table1.A18" office:value-type="float" office:value="0">
            <text:p text:style-name="P463">2015-12-13</text:p>
          </table:table-cell>
          <table:table-cell table:style-name="Table1.C2" office:value-type="string">
            <text:list xml:id="list180751942784833" text:continue-numbering="true" text:style-name="L7">
              <text:list-item>
                <text:p text:style-name="P715">bug fix: sometimes up to 3 extra bytes were written into the log if the 'write decimal into log' option was disabled and then enabled again </text:p>
              </text:list-item>
              <text:list-item>
                <text:p text:style-name="P715">worker and sequence script function added: showColorDialog</text:p>
              </text:list-item>
            </text:list>
            <text:p text:style-name="P39"/>
          </table:table-cell>
        </table:table-row>
        <table:table-row>
          <table:table-cell table:style-name="Table1.A18" office:value-type="float" office:value="0">
            <text:p text:style-name="P464">3.24</text:p>
          </table:table-cell>
          <table:table-cell table:style-name="Table1.A18" office:value-type="float" office:value="0">
            <text:p text:style-name="P463">2015-12-21</text:p>
          </table:table-cell>
          <table:table-cell table:style-name="Table1.C2" office:value-type="string">
            <text:list xml:id="list180752706890254" text:continue-numbering="true" text:style-name="L7">
              <text:list-item>
                <text:p text:style-name="P715">the sizes of the tool box pages in the main window (Sequences, Scripts, …) are saved now</text:p>
              </text:list-item>
              <text:list-item>
                <text:p text:style-name="P715">send history added in the main window <text:s/></text:p>
              </text:list-item>
              <text:list-item>
                <text:p text:style-name="P715">main window send area: the data can be sent with 'alt+enter' now</text:p>
              </text:list-item>
              <text:list-item>
                <text:p text:style-name="P715">main config file lock implemented</text:p>
              </text:list-item>
            </text:list>
          </table:table-cell>
        </table:table-row>
        <table:table-row>
          <table:table-cell table:style-name="Table1.A18" office:value-type="float" office:value="0">
            <text:p text:style-name="P464">3.24.1 (Mac OS X only)</text:p>
          </table:table-cell>
          <table:table-cell table:style-name="Table1.A18" office:value-type="float" office:value="0">
            <text:p text:style-name="P463">2015-12-23</text:p>
          </table:table-cell>
          <table:table-cell table:style-name="Table1.C2" office:value-type="string">
            <text:list xml:id="list180752154554767" text:continue-numbering="true" text:style-name="L7">
              <text:list-item>
                <text:p text:style-name="P715">bug fix: error while starting the external script editor on Mac OS X</text:p>
              </text:list-item>
              <text:list-item>
                <text:p text:style-name="P715">QtCreator is now used for editing worker script user interfaces on Mac OS X </text:p>
              </text:list-item>
            </text:list>
          </table:table-cell>
        </table:table-row>
        <text:soft-page-break/>
        <table:table-row>
          <table:table-cell table:style-name="Table1.A18" office:value-type="float" office:value="0">
            <text:p text:style-name="P464">3.25</text:p>
          </table:table-cell>
          <table:table-cell table:style-name="Table1.A18" office:value-type="float" office:value="0">
            <text:p text:style-name="P463">2015-12-28</text:p>
          </table:table-cell>
          <table:table-cell table:style-name="Table1.C2" office:value-type="string">
            <text:list xml:id="list180752177670085" text:continue-numbering="true" text:style-name="L7">
              <text:list-item>
                <text:p text:style-name="P715">XML support for worker and custom console/log scripts <text:s/>implemented</text:p>
              </text:list-item>
              <text:list-item>
                <text:p text:style-name="P715">new color dialog for selecting the colors of the consoles (background, receive data …)</text:p>
              </text:list-item>
              <text:list-item>
                <text:p text:style-name="P715">new manual chapter: 'Configuration files' </text:p>
              </text:list-item>
            </text:list>
          </table:table-cell>
        </table:table-row>
        <table:table-row>
          <table:table-cell table:style-name="Table1.A18" office:value-type="float" office:value="0">
            <text:p text:style-name="P464">3.26</text:p>
          </table:table-cell>
          <table:table-cell table:style-name="Table1.A18" office:value-type="float" office:value="0">
            <text:p text:style-name="P463">2015-12-30</text:p>
          </table:table-cell>
          <table:table-cell table:style-name="Table1.C2" office:value-type="string">
            <text:list xml:id="list180752325756836" text:continue-numbering="true" text:style-name="L7">
              <text:list-item>
                <text:p text:style-name="P715">bug fix: </text:p>
                <text:list>
                  <text:list-item>
                    <text:p text:style-name="P715">possible crash while saving the content of a script plot widget/window</text:p>
                  </text:list-item>
                  <text:list-item>
                    <text:p text:style-name="P715">menu 'Config/create new config' did not work correctly</text:p>
                  </text:list-item>
                </text:list>
              </text:list-item>
              <text:list-item>
                <text:p text:style-name="P715">settings dialog elements adjusted (especially for Linux and Mac OS X)</text:p>
              </text:list-item>
            </text:list>
          </table:table-cell>
        </table:table-row>
        <table:table-row>
          <table:table-cell table:style-name="Table1.A18" office:value-type="float" office:value="0">
            <text:p text:style-name="P464">3.27</text:p>
          </table:table-cell>
          <table:table-cell table:style-name="Table1.A18" office:value-type="float" office:value="0">
            <text:p text:style-name="P463">2016-01-04</text:p>
          </table:table-cell>
          <table:table-cell table:style-name="Table1.C2" office:value-type="string">
            <text:list xml:id="list180752853156000" text:continue-numbering="true" text:style-name="L7">
              <text:list-item>
                <text:p text:style-name="P715">send history: create script button added </text:p>
              </text:list-item>
              <text:list-item>
                <text:p text:style-name="P715">ScriptTcpClient, ScriptUdpSocket and ScriptSerialPort functions added: canReadLine, readLine, readAllLines</text:p>
              </text:list-item>
              <text:list-item>
                <text:p text:style-name="P715">ScriptPlotWidget and ScriptPlotWindow: </text:p>
                <text:list>
                  <text:list-item>
                    <text:p text:style-name="P715">the x-range, y-min and y-max input fields accept floats now</text:p>
                  </text:list-item>
                  <text:list-item>
                    <text:p text:style-name="P715">function setMaxDataPointsPerGraph added</text:p>
                  </text:list-item>
                  <text:list-item>
                    <text:p text:style-name="P715">QCustomPlot has been updated to version 1.3.2</text:p>
                  </text:list-item>
                  <text:list-item>
                    <text:p text:style-name="P715">show legend check box added</text:p>
                  </text:list-item>
                  <text:list-item>
                    <text:p text:style-name="P715">showHelperElements has new arguments</text:p>
                  </text:list-item>
                  <text:list-item>
                    <text:p text:style-name="P715">signal plotMousePressSignal added</text:p>
                  </text:list-item>
                </text:list>
              </text:list-item>
              <text:list-item>
                <text:p text:style-name="P71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64">3.28</text:p>
          </table:table-cell>
          <table:table-cell table:style-name="Table1.A18" office:value-type="float" office:value="0">
            <text:p text:style-name="P463">201<text:span text:style-name="T230">6</text:span>-01-10</text:p>
          </table:table-cell>
          <table:table-cell table:style-name="Table1.C2" office:value-type="string">
            <text:list xml:id="list180752938929437" text:continue-numbering="true" text:style-name="L7">
              <text:list-item>
                <text:p text:style-name="P715">a simple default script editor is included now</text:p>
              </text:list-item>
              <text:list-item>
                <text:p text:style-name="P715">the sequences- and worker-scripts in the main window tool box are organized in a list view now</text:p>
              </text:list-item>
              <text:list-item>
                <text:p text:style-name="P715">ScriptPlotWidget and ScriptPlotWindow: </text:p>
                <text:list>
                  <text:list-item>
                    <text:p text:style-name="P715">show legend check box added</text:p>
                  </text:list-item>
                  <text:list-item>
                    <text:p text:style-name="P715">showHelperElements has new arguments</text:p>
                  </text:list-item>
                  <text:list-item>
                    <text:p text:style-name="P715">signal plotMousePressSignal added</text:p>
                  </text:list-item>
                </text:list>
              </text:list-item>
              <text:list-item>
                <text:p text:style-name="P715">ScriptThread function added: getScriptTableName</text:p>
              </text:list-item>
            </text:list>
          </table:table-cell>
        </table:table-row>
        <table:table-row>
          <table:table-cell table:style-name="Table1.A18" office:value-type="float" office:value="0">
            <text:p text:style-name="P464">3.29</text:p>
          </table:table-cell>
          <table:table-cell table:style-name="Table1.A18" office:value-type="float" office:value="0">
            <text:p text:style-name="P463">201<text:span text:style-name="T230">6</text:span>-01-16</text:p>
          </table:table-cell>
          <table:table-cell table:style-name="Table1.C2" office:value-type="string">
            <text:list xml:id="list180753433942422" text:continue-numbering="true" text:style-name="L7">
              <text:list-item>
                <text:p text:style-name="P715">bug fix: crash if the start button (main window scripts tab) has been pressed with an empty script list </text:p>
              </text:list-item>
              <text:list-item>
                <text:p text:style-name="P707"><text:span text:style-name="T1">GUI's of paused worker-scripts are disabled (</text:span><text:span text:style-name="T166">greyed</text:span><text:span text:style-name="T1"> out) now</text:span></text:p>
              </text:list-item>
              <text:list-item>
                <text:p text:style-name="P715">ScriptThread functions added: currentCpuArchitecture, productType, productVersion</text:p>
              </text:list-item>
              <text:list-item>
                <text:p text:style-name="P715">new sequences and scripts are inserted at the front of their tables now</text:p>
              </text:list-item>
              <text:list-item>
                <text:p text:style-name="P715">new menus in the script and the send window: move up/down</text:p>
              </text:list-item>
              <text:list-item>
                <text:p text:style-name="P715">ScriptPlotWidget and ScriptPlotWindow new function added: setUpdateInterval</text:p>
              </text:list-item>
              <text:list-item>
                <text:p text:style-name="P715">script editor: </text:p>
                <text:list>
                  <text:list-item>
                    <text:p text:style-name="P715">the line number is displayed now</text:p>
                  </text:list-item>
                  <text:list-item>
                    <text:p text:style-name="P715">zoom in/out implemented</text:p>
                  </text:list-item>
                </text:list>
              </text:list-item>
            </text:list>
          </table:table-cell>
        </table:table-row>
        <table:table-row>
          <table:table-cell table:style-name="Table1.A18" office:value-type="float" office:value="0">
            <text:p text:style-name="P464"><text:span text:style-name="T195">4</text:span>.<text:span text:style-name="T195">0</text:span>0</text:p>
          </table:table-cell>
          <table:table-cell table:style-name="Table1.A18" office:value-type="float" office:value="0">
            <text:p text:style-name="P465">201<text:span text:style-name="T230">6</text:span>-01-30</text:p>
          </table:table-cell>
          <table:table-cell table:style-name="Table1.C2" office:value-type="string">
            <text:list xml:id="list180752508014929" text:continue-numbering="true" text:style-name="L7">
              <text:list-item>
                <text:p text:style-name="P718">new features:</text:p>
                <text:list>
                  <text:list-item>
                    <text:p text:style-name="P719">script debugger (worker-scripts) </text:p>
                  </text:list-item>
                  <text:list-item>
                    <text:p text:style-name="P720">custom script widget</text:p>
                  </text:list-item>
                </text:list>
              </text:list-item>
              <text:list-item>
                <text:p text:style-name="P721">new script widget class: ScriptCanvas2D</text:p>
              </text:list-item>
              <text:list-item>
                <text:p text:style-name="P716">ScriptTableWidget functions changed/added: insertWidget, getWidget, cellSelectionChangedSignal, getAllSelectedCells,, <text:span text:style-name="T212">addCanvas2DWidget</text:span></text:p>
              </text:list-item>
              <text:list-item>
                <text:p text:style-name="P717">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66">4.01</text:p>
          </table:table-cell>
          <table:table-cell table:style-name="Table1.A18" office:value-type="float" office:value="0">
            <text:p text:style-name="P467">2016-02-05</text:p>
          </table:table-cell>
          <table:table-cell table:style-name="Table1.C2" office:value-type="string">
            <text:list xml:id="list180753478121352" text:continue-numbering="true" text:style-name="L7">
              <text:list-item>
                <text:p text:style-name="P723">main window send area: sequence-script<text:span text:style-name="T226">s can be used now</text:span></text:p>
              </text:list-item>
              <text:list-item>
                <text:p text:style-name="P730">main window 'Top' button added</text:p>
              </text:list-item>
              <text:list-item>
                <text:p text:style-name="P731">sequence and custom console/log scripts: debug support added</text:p>
              </text:list-item>
              <text:list-item>
                <text:p text:style-name="P733">new custom script widget: <text:span text:style-name="T227">Script</text:span>WebView</text:p>
              </text:list-item>
              <text:list-item>
                <text:p text:style-name="P722">ScriptCanvas2D <text:span text:style-name="T227">functions added: print, saveToFile</text:span></text:p>
              </text:list-item>
              <text:list-item>
                <text:p text:style-name="P733">new command-line argument: -P'plug-in path'</text:p>
              </text:list-item>
            </text:list>
          </table:table-cell>
        </table:table-row>
        <table:table-row>
          <table:table-cell table:style-name="Table1.A18" office:value-type="float" office:value="0">
            <text:p text:style-name="P468">4.02</text:p>
          </table:table-cell>
          <table:table-cell table:style-name="Table1.A18" office:value-type="float" office:value="0">
            <text:p text:style-name="P469">2016-02-07</text:p>
          </table:table-cell>
          <table:table-cell table:style-name="Table1.C2" office:value-type="string">
            <text:list xml:id="list180751615802717" text:continue-numbering="true" text:style-name="L7">
              <text:list-item>
                <text:p text:style-name="P724">ScriptThread function added: <text:span text:style-name="T230">availableSerialPorts</text:span></text:p>
              </text:list-item>
              <text:list-item>
                <text:p text:style-name="P735">script editor: multi-document support, 'open all included scripts' button added</text:p>
              </text:list-item>
              <text:list-item>
                <text:p text:style-name="P736">ScriptSerialPort, ScriptUdpSocket and ScriptTcpClient function added: <text:soft-page-break/>writeString</text:p>
              </text:list-item>
            </text:list>
          </table:table-cell>
        </table:table-row>
        <table:table-row>
          <table:table-cell table:style-name="Table1.A18" office:value-type="float" office:value="0">
            <text:p text:style-name="P470">4.0<text:span text:style-name="T256">3</text:span></text:p>
          </table:table-cell>
          <table:table-cell table:style-name="Table1.A18" office:value-type="float" office:value="0">
            <text:p text:style-name="P471">2016-02-13</text:p>
          </table:table-cell>
          <table:table-cell table:style-name="Table1.C2" office:value-type="string">
            <text:list xml:id="list180752676269053" text:continue-numbering="true" text:style-name="L7">
              <text:list-item>
                <text:p text:style-name="P737"><text:span text:style-name="T245">n</text:span>ew script editor buttons and menus: new script, edit user interface</text:p>
              </text:list-item>
              <text:list-item>
                <text:p text:style-name="P708"><text:span text:style-name="T129">script editor auto completion</text:span> and <text:span text:style-name="T247">call tips</text:span> <text:span text:style-name="T248">for several objects/functions added: </text:span></text:p>
                <text:list>
                  <text:list-item>
                    <text:p text:style-name="P708">scriptThread object</text:p>
                  </text:list-item>
                  <text:list-item>
                    <text:p text:style-name="P708"><text:span text:style-name="T248">s</text:span>everal QtScript functions and objects</text:p>
                  </text:list-item>
                </text:list>
              </text:list-item>
              <text:list-item>
                <text:p text:style-name="P738">script window and send window menu: 'edit all scripts'</text:p>
              </text:list-item>
              <text:list-item>
                <text:p text:style-name="P725">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732">sequence and custom console/log script <text:span text:style-name="T249">functions added: byteArrayToString, byteArrayToHexString, stringToArray, addStringToArray</text:span></text:p>
              </text:list-item>
              <text:list-item>
                <text:p text:style-name="P739">new example script: TestProcess<text:tab/></text:p>
              </text:list-item>
            </text:list>
          </table:table-cell>
        </table:table-row>
        <table:table-row>
          <table:table-cell table:style-name="Table1.A18" office:value-type="float" office:value="0">
            <text:p text:style-name="P472">4.04</text:p>
          </table:table-cell>
          <table:table-cell table:style-name="Table1.A18" office:value-type="float" office:value="0">
            <text:p text:style-name="P473">2016-02-23</text:p>
          </table:table-cell>
          <table:table-cell table:style-name="Table1.C2" office:value-type="string">
            <text:list xml:id="list180753578434016" text:continue-numbering="true" text:style-name="L7">
              <text:list-item>
                <text:p text:style-name="P726">ScriptThread function<text:span text:style-name="T249">s</text:span> added: <text:span text:style-name="T256">getScriptCommunicatorFolder, getScriptArguments, zipDirectory, zipFiles, extractZipFile and getUserDocumentsFolder</text:span></text:p>
              </text:list-item>
              <text:list-item>
                <text:p text:style-name="P727"><text:span text:style-name="T261">new default argument in </text:span>ScriptThread.<text:span text:style-name="T261">ceateProcessAsynchronous</text:span></text:p>
              </text:list-item>
              <text:list-item>
                <text:p text:style-name="P734">new command-line argument: <text:span text:style-name="T262">-minScVersion'version', -A'argument' and -L'library path'</text:span></text:p>
              </text:list-item>
              <text:list-item>
                <text:p text:style-name="P740">new main window menu: check for updates</text:p>
              </text:list-item>
              <text:list-item>
                <text:p text:style-name="P741">new file types: .sce (ScriptCommuncator executable) and .scez (ScriptCommuncator executable, zipped)</text:p>
              </text:list-item>
              <text:list-item>
                <text:p text:style-name="P742">new dialog: create sce file</text:p>
              </text:list-item>
            </text:list>
          </table:table-cell>
        </table:table-row>
        <table:table-row>
          <table:table-cell table:style-name="Table1.A18" office:value-type="float" office:value="0">
            <text:p text:style-name="P474">4.05</text:p>
          </table:table-cell>
          <table:table-cell table:style-name="Table1.A18" office:value-type="float" office:value="0">
            <text:p text:style-name="P475">2016-02-27</text:p>
          </table:table-cell>
          <table:table-cell table:style-name="Table1.C2" office:value-type="string">
            <text:list xml:id="list6604440456410847580" text:style-name="L8">
              <text:list-item>
                <text:p text:style-name="P743">bug fix: deleting the scez temporary folder failed in some cases</text:p>
              </text:list-item>
              <text:list-item>
                <text:p text:style-name="P743">drag&amp;drop for several GUI elements implemented</text:p>
              </text:list-item>
            </text:list>
          </table:table-cell>
        </table:table-row>
        <table:table-row>
          <table:table-cell table:style-name="Table1.A18" office:value-type="float" office:value="0">
            <text:p text:style-name="P476">4.06</text:p>
          </table:table-cell>
          <table:table-cell table:style-name="Table1.A18" office:value-type="float" office:value="0">
            <text:p text:style-name="P477">2016-03-05</text:p>
          </table:table-cell>
          <table:table-cell table:style-name="Table1.C2" office:value-type="string">
            <text:list xml:id="list180752538287210" text:continue-numbering="true" text:style-name="L8">
              <text:list-item>
                <text:p text:style-name="P744">bug fix<text:span text:style-name="T283">es</text:span>: wrong 'send history button' text after sending the history, <text:span text:style-name="T283">the console message color has not been saved</text:span></text:p>
              </text:list-item>
              <text:list-item>
                <text:p text:style-name="P745">new log option: <text:span text:style-name="T281">'</text:span>append time stamp at log file name<text:span text:style-name="T281">'</text:span></text:p>
              </text:list-item>
              <text:list-item>
                <text:p text:style-name="P746">new main window button: reopen (is only visible if the log option <text:span text:style-name="T281">'append time stamp at log file name' </text:span>is selected)</text:p>
              </text:list-item>
              <text:list-item>
                <text:p text:style-name="P747">the default text-log file extension is 'txt' <text:span text:style-name="T284">now</text:span></text:p>
              </text:list-item>
            </text:list>
          </table:table-cell>
        </table:table-row>
        <table:table-row>
          <table:table-cell table:style-name="Table1.A18" office:value-type="float" office:value="0">
            <text:p text:style-name="P478">4.07</text:p>
          </table:table-cell>
          <table:table-cell table:style-name="Table1.A18" office:value-type="float" office:value="0">
            <text:p text:style-name="P479">2016-03-12</text:p>
          </table:table-cell>
          <table:table-cell table:style-name="Table1.C2" office:value-type="string">
            <text:list xml:id="list180751583428226" text:continue-numbering="true" text:style-name="L8">
              <text:list-item>
                <text:p text:style-name="P748">new ScriptWidget function: setPaletteColorRgb</text:p>
              </text:list-item>
              <text:list-item>
                <text:p text:style-name="P750">new script widget: ScriptFontComboBox</text:p>
              </text:list-item>
              <text:list-item>
                <text:p text:style-name="P751">new and changed ScriptTextEdit functions: lockScrolling, insertHtml and insertPlainText</text:p>
              </text:list-item>
              <text:list-item>
                <text:p text:style-name="P752">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80">4.08</text:p>
          </table:table-cell>
          <table:table-cell table:style-name="Table1.A18" office:value-type="float" office:value="0">
            <text:p text:style-name="P481">2016-03-19</text:p>
          </table:table-cell>
          <table:table-cell table:style-name="Table1.C2" office:value-type="string">
            <text:list xml:id="list180752479543311" text:continue-numbering="true" text:style-name="L8">
              <text:list-item>
                <text:p text:style-name="P753">bug fix: 0xd ('\r') was changed to 0x<text:span text:style-name="T312">a</text:span> ('\n') in the data input fields (main and send window) if the format was changed to 'ascii'</text:p>
              </text:list-item>
              <text:list-item>
                <text:p text:style-name="P754">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82">4.09</text:p>
          </table:table-cell>
          <table:table-cell table:style-name="Table1.A18" office:value-type="float" office:value="0">
            <text:p text:style-name="P483">2016-04-02</text:p>
          </table:table-cell>
          <table:table-cell table:style-name="Table1.C2" office:value-type="string">
            <text:list xml:id="list6445447778546325704" text:style-name="L9">
              <text:list-item>
                <text:p text:style-name="P709"><text:span text:style-name="T132">Linux: changed the config-file directory to </text:span><text:span text:style-name="T125">'/${USER}/home/.config/ScriptCommunicator'</text:span><text:span text:style-name="T132"> </text:span></text:p>
              </text:list-item>
              <text:list-item>
                <text:p text:style-name="P755">send history: repetition count added </text:p>
              </text:list-item>
              <text:list-item>
                <text:p text:style-name="P756">main window: quit button added, <text:span text:style-name="T318">merged the connect and disconnect buttons to one button, Action menu added</text:span></text:p>
              </text:list-item>
              <text:list-item>
                <text:p text:style-name="P749">new <text:span text:style-name="T300">ScriptThread</text:span> function: <text:span text:style-name="T315">addToolBoxPagesToMainWindow</text:span></text:p>
              </text:list-item>
              <text:list-item>
                <text:p text:style-name="P757">mixed console: the background-color for the different data types (ascii, bin, hex and dec) can be adjusted now</text:p>
              </text:list-item>
            </text:list>
          </table:table-cell>
        </table:table-row>
        <table:table-row>
          <table:table-cell table:style-name="Table1.A18" office:value-type="float" office:value="0">
            <text:p text:style-name="P484">4.10</text:p>
          </table:table-cell>
          <table:table-cell table:style-name="Table1.A18" office:value-type="float" office:value="0">
            <text:p text:style-name="P485">2016-05-01</text:p>
          </table:table-cell>
          <table:table-cell table:style-name="Table1.C2" office:value-type="string">
            <text:list xml:id="list180751596204025" text:continue-numbering="true" text:style-name="L9">
              <text:list-item>
                <text:p text:style-name="P711">the console font size can be modified with 'Ctrl' + 'mouse scroll up/down' now</text:p>
              </text:list-item>
              <text:list-item>
                <text:p text:style-name="P712">send history: the max. number o<text:span text:style-name="T322">f</text:span> repetition<text:span text:style-name="T322">s</text:span> <text:span text:style-name="T321">have been </text:span>changed from 99 to 999999999</text:p>
              </text:list-item>
              <text:list-item>
                <text:p text:style-name="P713">increased performance at high data rates</text:p>
              </text:list-item>
            </text:list>
          </table:table-cell>
        </table:table-row>
        <table:table-row>
          <table:table-cell table:style-name="Table1.A18" office:value-type="float" office:value="0">
            <text:p text:style-name="P486">4.11</text:p>
          </table:table-cell>
          <table:table-cell table:style-name="Table1.A18" office:value-type="float" office:value="0">
            <text:p text:style-name="P487">2016-0<text:span text:style-name="T324">5</text:span>-0<text:span text:style-name="T324">6</text:span></text:p>
          </table:table-cell>
          <table:table-cell table:style-name="Table1.C2" office:value-type="string">
            <text:list xml:id="list180753567941579" text:continue-numbering="true" text:style-name="L9">
              <text:list-item>
                <text:p text:style-name="P728"><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758">new worker scripts: exampleScripts\WorkerScripts\AdditionalInterface</text:p>
              </text:list-item>
            </text:list>
          </table:table-cell>
        </table:table-row>
        <text:soft-page-break/>
        <table:table-row>
          <table:table-cell table:style-name="Table1.A18" office:value-type="float" office:value="0">
            <text:p text:style-name="P488">4.12</text:p>
          </table:table-cell>
          <table:table-cell table:style-name="Table1.A18" office:value-type="float" office:value="0">
            <text:p text:style-name="P489">2016-05-28</text:p>
          </table:table-cell>
          <table:table-cell table:style-name="Table1.C2" office:value-type="string">
            <text:list xml:id="list180751727245500" text:continue-numbering="true" text:style-name="L9">
              <text:list-item>
                <text:p text:style-name="P759">bug fix: the state of a script which has been started at the start-up of ScriptCommunicator was not shown correct if the user interface could not be found</text:p>
              </text:list-item>
              <text:list-item>
                <text:p text:style-name="P760">worker, sequence and custom console/log script function added: getAllObjectPropertiesAndFunctions</text:p>
              </text:list-item>
              <text:list-item>
                <text:p text:style-name="P762">the arrangem<text:span text:style-name="T326">ent of the </text:span>main window script-buttons changed</text:p>
              </text:list-item>
            </text:list>
          </table:table-cell>
        </table:table-row>
        <table:table-row>
          <table:table-cell table:style-name="Table1.A18" office:value-type="float" office:value="0">
            <text:p text:style-name="P490">4.13</text:p>
          </table:table-cell>
          <table:table-cell table:style-name="Table1.A18" office:value-type="float" office:value="0">
            <text:p text:style-name="P491">2016-07-03</text:p>
          </table:table-cell>
          <table:table-cell table:style-name="Table1.C2" office:value-type="string">
            <text:list xml:id="list180752724914218" text:continue-numbering="true" text:style-name="L9">
              <text:list-item>
                <text:p text:style-name="P763">bug fix: the stop bits, the data bits and the parity (main interface serial port) <text:s/>were not set correctly (except the default settings) </text:p>
              </text:list-item>
              <text:list-item>
                <text:p text:style-name="P764">script exception-handling improved (in some cases more information is displayed)</text:p>
              </text:list-item>
              <text:list-item>
                <text:p text:style-name="P765">the TCP server (main interface) can handle multiple TCP clients now</text:p>
              </text:list-item>
              <text:list-item>
                <text:p text:style-name="P729"><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766">new argument in <text:span text:style-name="T328">scriptThread::</text:span>appendTextToConsole</text:p>
              </text:list-item>
              <text:list-item>
                <text:p text:style-name="P761">sequence and custom console/log script function added: <text:span text:style-name="T342">appendTextToConsole</text:span></text:p>
              </text:list-item>
              <text:list-item>
                <text:p text:style-name="P767">main window save console: the background color is saved now</text:p>
              </text:list-item>
            </text:list>
          </table:table-cell>
        </table:table-row>
        <table:table-row>
          <table:table-cell table:style-name="Table1.A18" office:value-type="float" office:value="0">
            <text:p text:style-name="P492">4.14</text:p>
          </table:table-cell>
          <table:table-cell table:style-name="Table1.A18" office:value-type="float" office:value="0">
            <text:p text:style-name="P493">2016-07-16</text:p>
          </table:table-cell>
          <table:table-cell table:style-name="Table1.C2" office:value-type="string">
            <text:list xml:id="list180752493252049" text:continue-numbering="true" text:style-name="L9">
              <text:list-item>
                <text:p text:style-name="P768">new ScriptTimer functions <text:span text:style-name="T347">and signals</text:span>: setSingleShot, isSingleShot, setInterval, interval, isActive, remainingTime, <text:span text:style-name="T347">timeoutSignal</text:span></text:p>
              </text:list-item>
              <text:list-item>
                <text:p text:style-name="P769">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94">4.15</text:p>
          </table:table-cell>
          <table:table-cell table:style-name="Table1.A18" office:value-type="float" office:value="0">
            <text:p text:style-name="P495">2016-07-30</text:p>
          </table:table-cell>
          <table:table-cell table:style-name="Table1.C2" office:value-type="string">
            <text:list xml:id="list2112171038518397805" text:style-name="L10">
              <text:list-item>
                <text:p text:style-name="P770">ScriptEditor: </text:p>
                <text:list>
                  <text:list-item>
                    <text:p text:style-name="P770">if the enter key is pressed after a<text:span text:style-name="T348">n unclosed</text:span> '{' then '\n}' is added</text:p>
                  </text:list-item>
                  <text:list-item>
                    <text:p text:style-name="P771">improved auto-completion</text:p>
                  </text:list-item>
                  <text:list-item>
                    <text:p text:style-name="P772">the auto-completion can be manually started with 'CTRL+Shift' now</text:p>
                  </text:list-item>
                </text:list>
              </text:list-item>
            </text:list>
          </table:table-cell>
        </table:table-row>
        <table:table-row>
          <table:table-cell table:style-name="Table1.A18" office:value-type="float" office:value="0">
            <text:p text:style-name="P496">4.16</text:p>
          </table:table-cell>
          <table:table-cell table:style-name="Table1.A18" office:value-type="float" office:value="0">
            <text:p text:style-name="P497">2016-10-11</text:p>
          </table:table-cell>
          <table:table-cell table:style-name="Table1.C2" office:value-type="string">
            <text:list xml:id="list180751704539978" text:continue-numbering="true" text:style-name="L10">
              <text:list-item>
                <text:p text:style-name="P773">bug fix: </text:p>
                <text:list>
                  <text:list-item>
                    <text:p text:style-name="P773">possible crash while running a custom log/console script in the script debugger</text:p>
                  </text:list-item>
                  <text:list-item>
                    <text:p text:style-name="P775">possible crash while running a worker script in the script debugger and receiving data at high data rates</text:p>
                  </text:list-item>
                </text:list>
              </text:list-item>
              <text:list-item>
                <text:p text:style-name="P776"><text:span text:style-name="T351">n</text:span>ew <text:span text:style-name="T350">worker, </text:span>and <text:span text:style-name="T350">sequence </text:span>script function: calculateCrc8WithPolynomial</text:p>
              </text:list-item>
              <text:list-item>
                <text:p text:style-name="P777"><text:span text:style-name="T351">n</text:span>ew <text:span text:style-name="T350">worker </text:span>script function: <text:span text:style-name="T352">getMainWindowTitle, setMainWindowTitle</text:span></text:p>
              </text:list-item>
              <text:list-item>
                <text:p text:style-name="P774">ScriptEditor: removed the adding of '\n' by the script editor</text:p>
              </text:list-item>
              <text:list-item>
                <text:p text:style-name="P779">main window: worker scripts can be started and stopped by a double click in the script area </text:p>
              </text:list-item>
              <text:list-item>
                <text:p text:style-name="P778"><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498">4.17</text:p>
          </table:table-cell>
          <table:table-cell table:style-name="Table1.A18" office:value-type="float" office:value="0">
            <text:p text:style-name="P499">2016-11-01</text:p>
          </table:table-cell>
          <table:table-cell table:style-name="Table1.C2" office:value-type="string">
            <text:list xml:id="list180752151228996" text:continue-numbering="true" text:style-name="L10">
              <text:list-item>
                <text:p text:style-name="P780">bug fix: </text:p>
                <text:list>
                  <text:list-item>
                    <text:p text:style-name="P780">error in conv.byteArrayToUint32 (big numbers)</text:p>
                  </text:list-item>
                  <text:list-item>
                    <text:p text:style-name="P781">under some circumstances the order of the received and sent bytes were wrong</text:p>
                  </text:list-item>
                </text:list>
              </text:list-item>
              <text:list-item>
                <text:p text:style-name="P782">new script converter (conv object) function: unsignedCharToSignedChar</text:p>
              </text:list-item>
              <text:list-item>
                <text:p text:style-name="P783">new command line option: -C'config file'</text:p>
              </text:list-item>
              <text:list-item>
                <text:p text:style-name="P784">ScriptEditor: auto-completion texts for the script SQL classes added</text:p>
              </text:list-item>
            </text:list>
          </table:table-cell>
        </table:table-row>
        <table:table-row>
          <table:table-cell table:style-name="Table1.A18" office:value-type="float" office:value="0">
            <text:p text:style-name="P500">4.18</text:p>
          </table:table-cell>
          <table:table-cell table:style-name="Table1.A18" office:value-type="float" office:value="0">
            <text:p text:style-name="P501">2016-12-29</text:p>
          </table:table-cell>
          <table:table-cell table:style-name="Table1.C2" office:value-type="string">
            <text:list xml:id="list180751695606787" text:continue-numbering="true" text:style-name="L10">
              <text:list-item>
                <text:p text:style-name="P785">new shortcuts in ScriptEditor and ScriptCommunicator</text:p>
              </text:list-item>
              <text:list-item>
                <text:p text:style-name="P786">ScriptEditor: the font is adjustable now</text:p>
              </text:list-item>
              <text:list-item>
                <text:p text:style-name="P787">new worker script function<text:span text:style-name="T379">s</text:span>: getSerialPortSignals, <text:span text:style-name="T380">getTimestamp</text:span></text:p>
              </text:list-item>
              <text:list-item>
                <text:p text:style-name="P788">new ScriptWidget functions: getObjectName, setObjectName</text:p>
              </text:list-item>
              <text:list-item>
                <text:p text:style-name="P789">new ScriptButton and ScriptToolButton functions: <text:s/>setCheckable, isCheckable, isChecked, setChecked</text:p>
              </text:list-item>
              <text:list-item>
                <text:p text:style-name="P790">new ScriptTableWidget function: insertRowWithContent</text:p>
              </text:list-item>
            </text:list>
          </table:table-cell>
        </table:table-row>
        <table:table-row>
          <table:table-cell table:style-name="Table1.A18" office:value-type="float" office:value="0">
            <text:p text:style-name="P502">4.19</text:p>
          </table:table-cell>
          <table:table-cell table:style-name="Table1.A18" office:value-type="float" office:value="0">
            <text:p text:style-name="P503">2017-02-23</text:p>
          </table:table-cell>
          <table:table-cell table:style-name="Table1.C2" office:value-type="string">
            <text:list xml:id="list180752602593042" text:continue-numbering="true" text:style-name="L10">
              <text:list-item>
                <text:p text:style-name="P791">ScriptStatusBar class removed (replaced by ScriptMainWindow::showMessage)</text:p>
              </text:list-item>
              <text:list-item>
                <text:p text:style-name="P792">ScriptEditor:</text:p>
                <text:list>
                  <text:list-item>
                    <text:p text:style-name="P792"><text:span text:style-name="T382">bug fix: </text:span>ScriptButton::clickedSignal was missing in the auto-completion list</text:p>
                  </text:list-item>
                  <text:list-item>
                    <text:p text:style-name="P793">script file locks added (to prevent opening the same file in multiple instances of Script<text:span text:style-name="T381">Editor</text:span>)</text:p>
                  </text:list-item>
                </text:list>
              </text:list-item>
              <text:list-item>
                <text:p text:style-name="P794"><text:soft-page-break/>settings dialog: connect button added</text:p>
              </text:list-item>
              <text:list-item>
                <text:p text:style-name="P795">if ScriptCommunicator detects that a script file is opened by an instance of ScriptEditor and contains unsaved changes then a message box is displayed</text:p>
              </text:list-item>
              <text:list-item>
                <text:p text:style-name="P796">new config file extensions (.config, .scripts and .seq)</text:p>
              </text:list-item>
              <text:list-item>
                <text:p text:style-name="P797">new script converter function: byteArrayToUtf8String</text:p>
              </text:list-item>
              <text:list-item>
                <text:p text:style-name="P798">new scriptThread function<text:span text:style-name="T393">s</text:span>: getConsoleSettings, <text:span text:style-name="T393">setMainWindowAndTaskBarIcon</text:span></text:p>
              </text:list-item>
              <text:list-item>
                <text:p text:style-name="P801">new command-line <text:span text:style-name="T391">argument</text:span> -I</text:p>
              </text:list-item>
              <text:list-item>
                <text:p text:style-name="P802">new ScriptWidget function: setWindowIcon</text:p>
              </text:list-item>
            </text:list>
          </table:table-cell>
        </table:table-row>
        <table:table-row>
          <table:table-cell table:style-name="Table1.A18" office:value-type="float" office:value="0">
            <text:p text:style-name="P504">4.20</text:p>
          </table:table-cell>
          <table:table-cell table:style-name="Table1.A18" office:value-type="float" office:value="0">
            <text:p text:style-name="P505">2017-03-31</text:p>
          </table:table-cell>
          <table:table-cell table:style-name="Table1.C2" office:value-type="string">
            <text:list xml:id="list180751734556722" text:continue-numbering="true" text:style-name="L10">
              <text:list-item>
                <text:p text:style-name="P799"><text:span text:style-name="T399">new </text:span>scriptThread function: <text:span text:style-name="T395">processIsRunning</text:span></text:p>
              </text:list-item>
              <text:list-item>
                <text:p text:style-name="P803">scriptThread function changed: getTimestamp</text:p>
              </text:list-item>
              <text:list-item>
                <text:p text:style-name="P800"><text:span text:style-name="T399">new ScriptWidget </text:span>function: <text:span text:style-name="T400">createShortCut</text:span></text:p>
              </text:list-item>
              <text:list-item>
                <text:p text:style-name="P804">bug fix: readAllStandardOutputFromProcess and readAllStandardErrorFromProcess return now if the process has stopped (if isBlocking is true)</text:p>
              </text:list-item>
              <text:list-item>
                <text:p text:style-name="P805">SCE files are now created in a separate folder.</text:p>
              </text:list-item>
              <text:list-item>
                <text:p text:style-name="P806">new ScriptLed (CustomWidget) functions: setColorRgb, setFlashRate</text:p>
              </text:list-item>
              <text:list-item>
                <text:p text:style-name="P807">ScriptEditor: UTF-8 support added</text:p>
              </text:list-item>
              <text:list-item>
                <text:p text:style-name="P808">new worker and custom log/console script object: scriptFile </text:p>
              </text:list-item>
            </text:list>
          </table:table-cell>
        </table:table-row>
        <table:table-row>
          <table:table-cell table:style-name="Table1.A18" office:value-type="float" office:value="0">
            <text:p text:style-name="P506">4.21</text:p>
          </table:table-cell>
          <table:table-cell table:style-name="Table1.A18" office:value-type="float" office:value="0">
            <text:p text:style-name="P507">2017-05-09</text:p>
          </table:table-cell>
          <table:table-cell table:style-name="Table1.C2" office:value-type="string">
            <text:list xml:id="list180753070424473" text:continue-numbering="true" text:style-name="L10">
              <text:list-item>
                <text:p text:style-name="P809">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810">update tab added (settings dialog)</text:p>
              </text:list-item>
              <text:list-item>
                <text:p text:style-name="P811">ScriptEditor: </text:p>
                <text:list>
                  <text:list-item>
                    <text:p text:style-name="P811">global variable<text:span text:style-name="T413">s</text:span> are now displayed in the outline window</text:p>
                  </text:list-item>
                  <text:list-item>
                    <text:p text:style-name="P812">ui window added</text:p>
                  </text:list-item>
                  <text:list-item>
                    <text:p text:style-name="P813">reload/<text:span text:style-name="T415">close</text:span> button added</text:p>
                  </text:list-item>
                  <text:list-item>
                    <text:p text:style-name="P814">goto definition added (Ctrl+DoubleClick)</text:p>
                  </text:list-item>
                  <text:list-item>
                    <text:p text:style-name="P814">improved source parsing</text:p>
                  </text:list-item>
                  <text:list-item>
                    <text:p text:style-name="P816">icons in the outline windows added</text:p>
                  </text:list-item>
                  <text:list-item>
                    <text:p text:style-name="P817">find/<text:span text:style-name="T414">replace</text:span> all added</text:p>
                  </text:list-item>
                  <text:list-item>
                    <text:p text:style-name="P818">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08">4.22</text:p>
          </table:table-cell>
          <table:table-cell table:style-name="Table1.A18" office:value-type="float" office:value="0">
            <text:p text:style-name="P509">2017-05-2<text:span text:style-name="T426">7</text:span></text:p>
          </table:table-cell>
          <table:table-cell table:style-name="Table1.C2" office:value-type="string">
            <text:list xml:id="list180751822019331" text:continue-numbering="true" text:style-name="L10">
              <text:list-item>
                <text:p text:style-name="P819">option 'None' for 'send on enter key' added</text:p>
              </text:list-item>
              <text:list-item>
                <text:p text:style-name="P820">bug fix: ScriptCommunicator could not open the manual if the installation folder contains spaces</text:p>
              </text:list-item>
              <text:list-item>
                <text:p text:style-name="P821">ScriptEditor:</text:p>
                <text:list>
                  <text:list-item>
                    <text:p text:style-name="P842">tabs can be moved now</text:p>
                  </text:list-item>
                  <text:list-item>
                    <text:p text:style-name="P821">Number.api added</text:p>
                  </text:list-item>
                  <text:list-item>
                    <text:p text:style-name="P823">bool.api added</text:p>
                  </text:list-item>
                  <text:list-item>
                    <text:p text:style-name="P815">improved source parsing</text:p>
                  </text:list-item>
                </text:list>
              </text:list-item>
            </text:list>
          </table:table-cell>
        </table:table-row>
        <table:table-row>
          <table:table-cell table:style-name="Table1.A18" office:value-type="float" office:value="0">
            <text:p text:style-name="P510">5.00</text:p>
          </table:table-cell>
          <table:table-cell table:style-name="Table1.A18" office:value-type="float" office:value="0">
            <text:p text:style-name="P511">2017-06-16</text:p>
          </table:table-cell>
          <table:table-cell table:style-name="Table1.C2" office:value-type="string">
            <text:list xml:id="list180752133432737" text:continue-numbering="true" text:style-name="L10">
              <text:list-item>
                <text:p text:style-name="P824">all text pasted in the consoles ('Ctrl+V') is sent now (if the 'send input' check box is checked)</text:p>
              </text:list-item>
              <text:list-item>
                <text:p text:style-name="P826">Cheetah SPI removed</text:p>
              </text:list-item>
              <text:list-item>
                <text:p text:style-name="P827">Aardvark I2C/SPI support added</text:p>
              </text:list-item>
            </text:list>
          </table:table-cell>
        </table:table-row>
        <table:table-row>
          <table:table-cell table:style-name="Table1.A18" office:value-type="float" office:value="0">
            <text:p text:style-name="P512">5.01</text:p>
          </table:table-cell>
          <table:table-cell table:style-name="Table1.A18" office:value-type="float" office:value="0">
            <text:p text:style-name="P513">2017-06-22</text:p>
          </table:table-cell>
          <table:table-cell table:style-name="Table1.C2" office:value-type="string">
            <text:list xml:id="list180753541691819" text:continue-numbering="true" text:style-name="L10">
              <text:list-item>
                <text:p text:style-name="P825"><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14">5.02</text:p>
          </table:table-cell>
          <table:table-cell table:style-name="Table1.A18" office:value-type="float" office:value="0">
            <text:p text:style-name="P515">2017-06-30</text:p>
          </table:table-cell>
          <table:table-cell table:style-name="Table1.C2" office:value-type="string">
            <text:list xml:id="list180752970047567" text:continue-numbering="true" text:style-name="L10">
              <text:list-item>
                <text:p text:style-name="P828">bug fix: instead of one timestamp several timestamps were added to the consoles</text:p>
              </text:list-item>
              <text:list-item>
                <text:p text:style-name="P828">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829">I2C/SPI slave support added</text:p>
              </text:list-item>
              <text:list-item>
                <text:p text:style-name="P829">scriptInf object added (worker scripts)</text:p>
              </text:list-item>
              <text:list-item>
                <text:p text:style-name="P830">the toolbar position (main window) is saved/restored now</text:p>
              </text:list-item>
            </text:list>
          </table:table-cell>
        </table:table-row>
        <table:table-row>
          <table:table-cell table:style-name="Table1.A18" office:value-type="float" office:value="0">
            <text:p text:style-name="P516">5.03</text:p>
          </table:table-cell>
          <table:table-cell table:style-name="Table1.A18" office:value-type="float" office:value="0">
            <text:p text:style-name="P517">2017-08-02</text:p>
          </table:table-cell>
          <table:table-cell table:style-name="Table1.C2" office:value-type="string">
            <text:list xml:id="list180753360189242" text:continue-numbering="true" text:style-name="L10">
              <text:list-item>
                <text:p text:style-name="P831">consoles: <text:span text:style-name="T453">performance optimization</text:span><text:span text:style-name="T456">s</text:span></text:p>
              </text:list-item>
              <text:list-item>
                <text:p text:style-name="P833">the main window 'Scripts tab' accepts Drag&amp;Drop now</text:p>
              </text:list-item>
              <text:list-item>
                <text:p text:style-name="P833">scripts can be started/stopped with 'Enter' from the main window 'Scripts tab' now</text:p>
              </text:list-item>
              <text:list-item>
                <text:p text:style-name="P834"><text:soft-page-break/><text:span text:style-name="T476">n</text:span>ew ScriptPlotWindow and ScriptPlotWidget functions: setScatterStyle, setLineStyle, <text:span text:style-name="T482">removeDataRangeFromGraph</text:span></text:p>
              </text:list-item>
              <text:list-item>
                <text:p text:style-name="P835">new ScriptCanvas2D properties and functions: textAlign, setFont, fillText</text:p>
              </text:list-item>
              <text:list-item>
                <text:p text:style-name="P836">new ScriptWidget function: setAutoFillBackground</text:p>
              </text:list-item>
              <text:list-item>
                <text:p text:style-name="P837">switched from QCustomPlot 1.3.2 to QCustomPlot 2.0</text:p>
              </text:list-item>
              <text:list-item>
                <text:p text:style-name="P833">sequences can be sent with 'Alt+Enter' from all input elements now (main window send area and send window)</text:p>
              </text:list-item>
              <text:list-item>
                <text:p text:style-name="P833">sequences can be send with 'Enter' from the main window 'Sequences tab' now</text:p>
              </text:list-item>
            </text:list>
          </table:table-cell>
        </table:table-row>
        <table:table-row>
          <table:table-cell table:style-name="Table1.A18" office:value-type="float" office:value="0">
            <text:p text:style-name="P518">5.04</text:p>
          </table:table-cell>
          <table:table-cell table:style-name="Table1.A18" office:value-type="float" office:value="0">
            <text:p text:style-name="P519">2017-08-11</text:p>
          </table:table-cell>
          <table:table-cell table:style-name="Table1.C2" office:value-type="string">
            <text:list xml:id="list180752006142815" text:continue-numbering="true" text:style-name="L10">
              <text:list-item>
                <text:p text:style-name="P838">custom console/log script <text:span text:style-name="T483">functionality removed (worker scripts are much more flexible (exampleScripts\WorkerScripts\MainWindowConsole))</text:span></text:p>
              </text:list-item>
              <text:list-item>
                <text:p text:style-name="P839">bug fix: print/save console didn't find any console</text:p>
              </text:list-item>
              <text:list-item>
                <text:p text:style-name="P832">consoles: <text:span text:style-name="T453">performance optimization</text:span><text:span text:style-name="T456">s</text:span></text:p>
              </text:list-item>
            </text:list>
          </table:table-cell>
        </table:table-row>
        <table:table-row>
          <table:table-cell table:style-name="Table1.A18" office:value-type="float" office:value="0">
            <text:p text:style-name="P520">5.05</text:p>
          </table:table-cell>
          <table:table-cell table:style-name="Table1.A18">
            <text:p text:style-name="P519"/>
          </table:table-cell>
          <table:table-cell table:style-name="Table1.C2" office:value-type="string">
            <text:list xml:id="list180753243712434" text:continue-numbering="true" text:style-name="L10">
              <text:list-item>
                <text:p text:style-name="P841">Bug fix: <text:s/><text:span text:style-name="T490">ScriptPlotWidget::</text:span>plotMousePressSignal <text:span text:style-name="T490">and ScriptPlotWindow:: </text:span>plotMousePressSignal returned wrong mouse positions.</text:p>
              </text:list-item>
              <text:list-item>
                <text:p text:style-name="P840">ScriptPlotWidget and ScriptPlotWindow: new argument in setInitialAxisRanges, <text:span text:style-name="T493">addGraph accepts now the whole subset of svg color keywords</text:span></text:p>
              </text:list-item>
              <text:list-item>
                <text:p text:style-name="P840">ScriptPlotWidget and ScriptPlotWindow <text:span text:style-name="T491">new functions and new signal: xRangeChangedSignal, setCurrentAxisRanges, setAutoUpdateEnabled, isAutoUpdateEnabled, updatePlot, setLineWidth, getDataFromGraph</text:span></text:p>
              </text:list-item>
              <text:list-item>
                <text:p text:style-name="P822">ScriptEditor: <text:span text:style-name="T413">improved source parsing</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180753610957679" text:continue-list="list40164633" text:style-name="L1">
        <text:list-item>
          <text:p text:style-name="P530">the consoles which shows:</text:p>
          <text:list>
            <text:list-item>
              <text:p text:style-name="P530">the sent data</text:p>
            </text:list-item>
            <text:list-item>
              <text:p text:style-name="P530">the received data</text:p>
            </text:list-item>
            <text:list-item>
              <text:p text:style-name="P530">time stamps</text:p>
            </text:list-item>
            <text:list-item>
              <text:p text:style-name="P530">messages added with the add message dialog</text:p>
              <text:p text:style-name="P677"/>
            </text:list-item>
          </text:list>
        </text:list-item>
      </text:list>
      <text:p text:style-name="P264">Note: <text:span text:style-name="T320">T</text:span><text:span text:style-name="T319">he console font size can be modified with 'Ctrl' + 'mouse scroll up/down'.</text:span></text:p>
      <text:p text:style-name="P265"/>
      <text:list xml:id="list180752600513871" text:continue-numbering="true" text:style-name="L1">
        <text:list-item>
          <text:p text:style-name="P530">a multi-line send area</text:p>
        </text:list-item>
        <text:list-item>
          <text:p text:style-name="P530">the send input check box: if checked all text entered in a console will be sent</text:p>
        </text:list-item>
        <text:list-item>
          <text:p text:style-name="P846">a menu and the following buttons:</text:p>
          <text:list>
            <text:list-item>
              <text:p text:style-name="P530">Connect: connects the main interface (the configuration of the main interface is done in the configure dialog)</text:p>
            </text:list-item>
            <text:list-item>
              <text:p text:style-name="P530">Disconnect: disconnects the main interface</text:p>
            </text:list-item>
            <text:list-item>
              <text:p text:style-name="P530">Settings: shows the settings dialog</text:p>
            </text:list-item>
            <text:list-item>
              <text:p text:style-name="P530">Sending: shows the send dialog</text:p>
            </text:list-item>
            <text:list-item>
              <text:p text:style-name="P530">Scripts: shows the scripts dialog</text:p>
            </text:list-item>
            <text:list-item>
              <text:p text:style-name="P530">Clear button: clears all consoles</text:p>
            </text:list-item>
            <text:list-item>
              <text:p text:style-name="P530">Lock scrolling: prevents the automatic scrolling in the consoles (if new data is added to a console the <text:span text:style-name="T282">cursor</text:span> moves to the end of the console)</text:p>
            </text:list-item>
            <text:list-item>
              <text:p text:style-name="P530">Add message: shows the add message dialog</text:p>
            </text:list-item>
            <text:list-item>
              <text:p text:style-name="P532"><text:soft-page-break/>Top: brings all windows to top/foreground</text:p>
            </text:list-item>
            <text:list-item>
              <text:p text:style-name="P843">Reopen: reopen all logs (is only visible if the log option <text:span text:style-name="T281">'append time stamp at log file name' </text:span>is selected)</text:p>
            </text:list-item>
          </text:list>
        </text:list-item>
        <text:list-item>
          <text:p text:style-name="P527">if the current connection type is serial port:</text:p>
          <text:list>
            <text:list-item>
              <text:p text:style-name="P530">a check box for setting/clearing the DTR (data terminal ready) pin (default=1)</text:p>
            </text:list-item>
            <text:list-item>
              <text:p text:style-name="P530">a check box for setting/clearing the RTS (request to send) pin (default=0)</text:p>
            </text:list-item>
          </text:list>
        </text:list-item>
      </text:list>
      <text:p text:style-name="P260"/>
      <text:list xml:id="list180752636495944" text:continue-numbering="true" text:style-name="L1">
        <text:list-item>
          <text:p text:style-name="P530">a sequence area in which the sequences from the send window can be sent</text:p>
        </text:list-item>
        <text:list-item>
          <text:p text:style-name="P530">a script area in which the scripts from the script window can be started <text:span text:style-name="T213">(normal and in a script-debugger</text:span>, stopped and paused<text:span text:style-name="T353">)</text:span></text:p>
        </text:list-item>
        <text:list-item>
          <text:p text:style-name="P530">a find text in console area in which a console text can be searched (in the visible console)</text:p>
        </text:list-item>
        <text:list-item>
          <text:p text:style-name="P530">the send history</text:p>
        </text:list-item>
      </text:list>
      <text:p text:style-name="P260"/>
      <text:p text:style-name="P438"><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34"/>
      <text:h text:style-name="Heading_20_2" text:outline-level="2"><text:bookmark-start text:name="_Toc403041628"/><text:bookmark-start text:name="__RefHeading__18462_749916436"/>Settings dialog<text:bookmark-end text:name="_Toc403041628"/><text:bookmark-end text:name="__RefHeading__18462_749916436"/></text:h>
      <text:p text:style-name="P32"/>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74">several</text:span> settings can be accessed:</text:p>
      <text:list xml:id="list580366562477026176" text:style-name="L11">
        <text:list-item>
          <text:p text:style-name="P533">the main interface settings (serial port tab, sockets tab, <text:span text:style-name="T447">aardvark</text:span> <text:span text:style-name="T430">I2c/</text:span>S<text:span text:style-name="T447">pi</text:span> tab and <text:span text:style-name="T447">pcan</text:span> tab)</text:p>
        </text:list-item>
        <text:list-item>
          <text:p text:style-name="P533">the console settings (the console options <text:span text:style-name="T448">and the colors </text:span>tab)</text:p>
        </text:list-item>
        <text:list-item>
          <text:p text:style-name="P533">the log settings (the log options tab)</text:p>
        </text:list-item>
        <text:list-item>
          <text:p text:style-name="P534">the update proxy settings (the update tab)</text:p>
        </text:list-item>
        <text:list-item>
          <text:p text:style-name="P533">the path to the external script editor (for editing a script in the script window)</text:p>
        </text:list-item>
      </text:list>
      <text:p text:style-name="P434">Note:</text:p>
      <text:p text:style-name="P434"/>
      <text:p text:style-name="P443"><text:soft-page-break/>To close this dialog press the close button + press Ctrl+<text:span text:style-name="T371">Shift+</text:span>X.</text:p>
      <text:p text:style-name="P434"/>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7928108158751230279" text:style-name="L12">
        <text:list-item>
          <text:p text:style-name="P535">a data input field</text:p>
        </text:list-item>
        <text:list-item>
          <text:p text:style-name="P535">a script path filed</text:p>
        </text:list-item>
        <text:list-item>
          <text:p text:style-name="P535">a send button which sends the data</text:p>
        </text:list-item>
        <text:list-item>
          <text:p text:style-name="P535">a format combo box which sets the format of the data which shall be sent </text:p>
        </text:list-item>
        <text:list-item>
          <text:p text:style-name="P535">a Repetition field which sets the number repetitions (if 0 is entered the data is sent only once, if 1 is entered the data is sent twice)</text:p>
        </text:list-item>
        <text:list-item>
          <text:p text:style-name="P535">a pause field which sets the pause in milliseconds between two repetitions</text:p>
        </text:list-item>
        <text:list-item>
          <text:p text:style-name="P535">a progress bar which shows the progress while sending data</text:p>
          <text:p text:style-name="P678"/>
          <text:p text:style-name="P678"><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80"/>
      <text:p text:style-name="P451">Note: </text:p>
      <text:p text:style-name="P451">If ScriptCommunicator is connected to a CAN interface the send bytes <text:span text:style-name="T429">are</text:span>:</text:p>
      <text:list xml:id="list7589381219285519313" text:style-name="L13">
        <text:list-item>
          <text:p text:style-name="P536">Byte 0= <text:s/>message type (0=standard, 1=standard remote-transfer-request, 2=extended, 3= extended remote-transfer-request)</text:p>
        </text:list-item>
        <text:list-item>
          <text:p text:style-name="P536">Byte 1-4 <text:span text:style-name="T429">(MSB)</text:span>= can id</text:p>
        </text:list-item>
        <text:list-item>
          <text:p text:style-name="P536"><text:soft-page-break/>Byte 5-12= the data</text:p>
        </text:list-item>
      </text:list>
      <text:p text:style-name="P434">If more then 8 data bytes are given, several can messages with the same <text:span text:style-name="T231">CAN</text:span> id will be sent.</text:p>
      <text:p text:style-name="P434"/>
      <text:p text:style-name="P451">If ScriptCommunicator is connected to a <text:span text:style-name="T429">I2C</text:span> <text:span text:style-name="T450">master </text:span>interface the send bytes <text:span text:style-name="T429">are</text:span>:</text:p>
      <text:list xml:id="list180753179313071" text:continue-numbering="true" text:style-name="L13">
        <text:list-item>
          <text:p text:style-name="P537">Byte 0= flags bits (1=10 bit address, 2=combined FMT, 4=no stop condition)</text:p>
        </text:list-item>
        <text:list-item>
          <text:p text:style-name="P537">Byte 1-2 (MSB)= I2C address</text:p>
        </text:list-item>
        <text:list-item>
          <text:p text:style-name="P537">Byte 3-4 (MSB)= number of bytes to read</text:p>
        </text:list-item>
        <text:list-item>
          <text:p text:style-name="P537">Byte 5-n= the data which shall be sent</text:p>
        </text:list-item>
      </text:list>
      <text:p text:style-name="P434"/>
      <text:h text:style-name="P935" text:outline-level="4"><text:bookmark-start text:name="__RefHeading__20016_1662152207"/>Change the sequence configuration<text:bookmark-end text:name="__RefHeading__20016_1662152207"/></text:h>
      <text:p text:style-name="Standard">Following is implemented:</text:p>
      <text:list xml:id="list6904822387049455382" text:style-name="L14">
        <text:list-item>
          <text:p text:style-name="P538"><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539"><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539"><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539"><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539"><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539"><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538"><text:span text:style-name="Absatz-Standardschriftart">move the selected sequence up: select the corresponding sequence and press Ctrl+Up or menu sequence/move up</text:span></text:p>
        </text:list-item>
        <text:list-item>
          <text:p text:style-name="P538"><text:span text:style-name="Absatz-Standardschriftart">move the selected sequence down: select the corresponding sequence and press Ctrl+Down or menu sequence/move down</text:span></text:p>
        </text:list-item>
        <text:list-item>
          <text:p text:style-name="P539"><text:span text:style-name="Absatz-Standardschriftart"><text:span text:style-name="T246">edit all sequence scripts: press <text:s/>Ctrl+Shift+A or menu single sequence/edit all sequence scripts</text:span></text:span></text:p>
        </text:list-item>
        <text:list-item>
          <text:p text:style-name="P538"><text:span text:style-name="Absatz-Standardschriftart">save the sequence config: <text:s/>Ctrl+S or menu config/save config </text:span></text:p>
        </text:list-item>
        <text:list-item>
          <text:p text:style-name="P538"><text:span text:style-name="Absatz-Standardschriftart">save the sequence config under a new name (save as): <text:s/>Menu config/save config as</text:span></text:p>
        </text:list-item>
        <text:list-item>
          <text:p text:style-name="P538"><text:span text:style-name="Absatz-Standardschriftart">load another sequence config: <text:s/>Ctrl+L or menu config/load config </text:span></text:p>
        </text:list-item>
        <text:list-item>
          <text:p text:style-name="P538"><text:span text:style-name="Absatz-Standardschriftart">unload the current sequence config: menu config/unload config </text:span></text:p>
        </text:list-item>
      </text:list>
      <text:p text:style-name="P260"><text:span text:style-name="Absatz-Standardschriftart"/></text:p>
      <text:p text:style-name="P447"><text:span text:style-name="Absatz-Standardschriftart"><text:span text:style-name="T370">Note:</text:span></text:span></text:p>
      <text:p text:style-name="P445"><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80752809802534" text:continue-list="list7928108158751230279" text:style-name="L12">
        <text:list-header>
          <text:p text:style-name="P678">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34"><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180752855259605" text:continue-list="list180753179313071" text:style-name="L13">
        <text:list-item>
          <text:p text:style-name="P536">Change the script configuration (the content of the script table)</text:p>
        </text:list-item>
        <text:list-item>
          <text:p text:style-name="P536">Create and edit scripts and ui (user interface) files</text:p>
        </text:list-item>
        <text:list-item>
          <text:p text:style-name="P536">Load and save the script configuration (the content of the script table)</text:p>
        </text:list-item>
        <text:list-item>
          <text:p text:style-name="P536">Start, <text:span text:style-name="T213">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935" text:outline-level="4"><text:bookmark-start text:name="__RefHeading__6580_596565095"/>Change the script configuration<text:bookmark-end text:name="__RefHeading__6580_596565095"/></text:h>
      <text:p text:style-name="Standard">Following is implemented:</text:p>
      <text:list xml:id="list180751724881173" text:continue-list="list6904822387049455382" text:style-name="L14">
        <text:list-item>
          <text:p text:style-name="P538">Add scripts to the script table: <text:s/>Ctrl+A or menu script/addscript</text:p>
        </text:list-item>
        <text:list-item>
          <text:p text:style-name="P538">Remove script from the script table: select the corresponding row and press Ctrl+R or menu script/remove script</text:p>
        </text:list-item>
        <text:list-item>
          <text:p text:style-name="P538">Change the path to a script in the script table: double click on the corresponding entry in path column</text:p>
        </text:list-item>
        <text:list-item>
          <text:p text:style-name="P538">Add an ui file to a script: double click on the corresponding empty entry in ui column</text:p>
        </text:list-item>
        <text:list-item>
          <text:p text:style-name="P538">Remove an ui file from the script table: select the corresponding row and press Ctrl+Shift+R or menu script/remove ui</text:p>
        </text:list-item>
        <text:list-item>
          <text:p text:style-name="P538">Change the path to an ui file in the script table: double click on the corresponding entry in ui column</text:p>
        </text:list-item>
        <text:list-item>
          <text:p text:style-name="P538"><text:span text:style-name="Absatz-Standardschriftart">move the selected script up: select the corresponding script and press <text:s/>Ctrl+Up or menu script/move up</text:span></text:p>
        </text:list-item>
        <text:list-item>
          <text:p text:style-name="P538"><text:span text:style-name="Absatz-Standardschriftart">move the selected script down: select the corresponding script and press <text:s/>Ctrl+Down or menu script/move down</text:span></text:p>
        </text:list-item>
      </text:list>
      <text:p text:style-name="P434">Note:</text:p>
      <text:p text:style-name="P434">If a script is added and in the same directory a file with the name “scriptName”.ui exists then it will be added automatically to the ui column. Example: If the script name is myScript.js then the file myScript.ui will be added automatically.</text:p>
      <text:p text:style-name="P434"/>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80753369091379" text:continue-numbering="true" text:style-name="L14">
        <text:list-item>
          <text:p text:style-name="P538">Edit a script (with an external script editor): select the corresponding row and press Ctrl+E menu script/edit script</text:p>
        </text:list-item>
        <text:list-item>
          <text:p text:style-name="P538">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538">Edit an ui file (with QtDesigner): select the corresponding row <text:s/>and press Ctrl+Shift+E or the menu script/edit ui</text:p>
        </text:list-item>
        <text:list-item>
          <text:p text:style-name="P538">Create <text:span text:style-name="T340">new </text:span>ui file: select the corresponding row and press Ctrl+Shift+<text:span text:style-name="T340">N</text:span> or the menu script/<text:span text:style-name="T340">new</text:span> ui</text:p>
        </text:list-item>
        <text:list-item>
          <text:p text:style-name="P539"><text:span text:style-name="Absatz-Standardschriftart"><text:span text:style-name="T246">Edit all scripts: press Ctrl+Shift+A or menu script/edit all sequence scripts</text:span></text:span></text:p>
          <text:p text:style-name="P67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80752723128316" text:continue-numbering="true" text:style-name="L14">
        <text:list-item>
          <text:p text:style-name="P538">Load a script configuration from a file: Ctrl+L or menu script config/load config</text:p>
        </text:list-item>
        <text:list-item>
          <text:p text:style-name="P538">Unload the current script configuration: Ctrl+U or menu script config/unload config</text:p>
        </text:list-item>
        <text:list-item>
          <text:p text:style-name="P538">Save the current script configuration: Ctrl+S or menu script config/save config</text:p>
        </text:list-item>
        <text:list-item>
          <text:p text:style-name="P538">Save config as (opens a save dialog, where a file name can be chosen): Ctrl+Shift+S or menu script config/save config as</text:p>
          <text:p text:style-name="P538"/>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180753273653823" text:continue-numbering="true" text:style-name="L14">
        <text:list-item>
          <text:p text:style-name="P538">Start a script: select the corresponding row and press the start button <text:span text:style-name="T369">or press Ctrl+1</text:span></text:p>
        </text:list-item>
        <text:list-item>
          <text:p text:style-name="P540"><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540">Pause a running script: select the corresponding row and press the pause button <text:span text:style-name="T369">or press Ctrl+2</text:span></text:p>
        </text:list-item>
        <text:list-item>
          <text:p text:style-name="P540">Stop a running <text:span text:style-name="T369">or paused </text:span>script: select the corresponding row and press the stop button <text:span text:style-name="T369">or press Ctrl+3</text:span></text:p>
        </text:list-item>
      </text:list>
      <text:p text:style-name="P437"/>
      <text:p text:style-name="P437">Note:</text:p>
      <text:p text:style-name="P437">If ScriptCommunicator is closed it saves the state (running, paused and not running) of all scripts. If ScriptCommunicator is started again all script status are restored. </text:p>
      <text:p text:style-name="P282">This means if a script is running while ScriptCommunicator is closing then this script will be automatically started after ScriptCommunicator has been started the next time.</text:p>
      <text:p text:style-name="P446">To clear the console press the clear button or press or press Ctrl+Shift+C.</text:p>
      <text:p text:style-name="P444">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soft-page-break/></text:p>
      <text:h text:style-name="P936"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180751655773346" text:continue-numbering="true" text:style-name="L14">
        <text:list-item>
          <text:p text:style-name="P541">Load a configuration from a file: Ctrl+L or menu <text:span text:style-name="T266">Config</text:span>/load config</text:p>
        </text:list-item>
        <text:list-item>
          <text:p text:style-name="P541">Unload the current configuration: Ctrl+U or menu <text:span text:style-name="T266">Config</text:span>/unload config</text:p>
        </text:list-item>
        <text:list-item>
          <text:p text:style-name="P541">Save the current configuration: Ctrl+S or menu <text:span text:style-name="T266">Config</text:span>/save config</text:p>
        </text:list-item>
        <text:list-item>
          <text:p text:style-name="P542">Save config as (opens a save dialog, where a file name can be <text:span text:style-name="T266">chosen</text:span>): Ctrl+Shift+S or menu <text:span text:style-name="T266">Config</text:span>/save config as</text:p>
        </text:list-item>
      </text:list>
      <text:p text:style-name="P263"/>
      <text:h text:style-name="Heading_20_4" text:outline-level="4">Generate a sce or scez file</text:h>
      <text:p text:style-name="P440">To create a sce <text:span text:style-name="T267">or a scez file the corresponding entries in the 'Generate' menu must be used.</text:span></text:p>
      <text:p text:style-name="P440"/>
      <text:p text:style-name="P442">Note: </text:p>
      <text:list xml:id="list6448506871600275185" text:style-name="L15">
        <text:list-item>
          <text:p text:style-name="P543">To generate a sce or a scez file at least one 'executable script' must be in the file table (a file marked with this type is started by ScriptCommunicator as script) and the sce file name must be set.</text:p>
        </text:list-item>
        <text:list-item>
          <text:p text:style-name="P543">To close this dialog press Ctrl+Shift+X.</text:p>
        </text:list-item>
        <text:list-item>
          <text:p text:style-name="P544"><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545"><text:span text:style-name="T412">I</text:span>f you have associated the .scez and the .sce file ending with ScriptCommunicator then you can simply double click on the file to execute it.</text:p>
        </text:list-item>
      </text:list>
      <text:p text:style-name="P441"/>
      <text:h text:style-name="Heading_20_5" text:outline-level="5">File table</text:h>
      <text:p text:style-name="P118">The file table contains following columns:</text:p>
      <text:list xml:id="list5649404478457284951" text:style-name="L16">
        <text:list-item>
          <text:p text:style-name="P847">sub directory: contains the directory of the file entry inside the sce folder</text:p>
        </text:list-item>
        <text:list-item>
          <text:p text:style-name="P848">file type: the type of the file entry</text:p>
        </text:list-item>
        <text:list-item>
          <text:p text:style-name="P848">source: the source of the file entry</text:p>
        </text:list-item>
      </text:list>
      <text:p text:style-name="P119"/>
      <text:p text:style-name="P119"><text:soft-page-break/>The file type is used by ScriptCommunicator to suggest the sub directory (which can be changed manually). </text:p>
      <text:p text:style-name="P119">Furthermore following file types have a special meaning:</text:p>
      <text:list xml:id="list1443263299530192135" text:style-name="L17">
        <text:list-item>
          <text:p text:style-name="P849">executable script: a file marked with this type is started by ScriptCommunicator (during the sce or scez file execution)the </text:p>
        </text:list-item>
        <text:list-item>
          <text:p text:style-name="P849">lib: the sub directory of this file is added to the ScriptCommunicator library path (if you need extra libraries (e.g. for a custom widget) then add the libraries with this file type)</text:p>
        </text:list-item>
        <text:list-item>
          <text:p text:style-name="P849">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5171320748119470273" text:style-name="L18">
        <text:list-item>
          <text:p text:style-name="P850">min. version: <text:span text:style-name="T271">the minimum version of ScriptCommunicator which is needed to execute the current scripts</text:span></text:p>
        </text:list-item>
        <text:list-item>
          <text:p text:style-name="P850">with script window: <text:span text:style-name="T271">the script windows shall be shown (per default minimized)</text:span></text:p>
        </text:list-item>
        <text:list-item>
          <text:p text:style-name="P850">not minim<text:span text:style-name="T271">i</text:span>zed: <text:span text:style-name="T271">the script window shall not be minimized</text:span></text:p>
        </text:list-item>
        <text:list-item>
          <text:p text:style-name="P851">sce file: <text:span text:style-name="T271">the sce file path</text:span></text:p>
        </text:list-item>
      </text:list>
      <text:p text:style-name="P120"/>
      <text:p text:style-name="P204">Note:</text:p>
      <text:p text:style-name="P376"><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39"/>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2262251679728088550" text:style-name="L19">
        <text:list-item>
          <text:p text:style-name="P852"><text:soft-page-break/>the main configuration file</text:p>
        </text:list-item>
        <text:list-item>
          <text:p text:style-name="P852">the sequences configuration file</text:p>
        </text:list-item>
        <text:list-item>
          <text:p text:style-name="P852">the scripts configuration file</text:p>
        </text:list-item>
        <text:list-item>
          <text:p text:style-name="P853">the sce configuration file</text:p>
        </text:list-item>
      </text:list>
      <text:p text:style-name="P127"/>
      <text:p text:style-name="P128">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209627085682161633" text:style-name="L20">
        <text:list-item>
          <text:p text:style-name="P854">all settings from the settings dialog</text:p>
        </text:list-item>
        <text:list-item>
          <text:p text:style-name="P854">the sizes and positions of all ScriptCommunicator windows</text:p>
        </text:list-item>
        <text:list-item>
          <text:p text:style-name="P854">the data of the cyclic send area in the send window</text:p>
        </text:list-item>
        <text:list-item>
          <text:p text:style-name="P854">the send history</text:p>
        </text:list-item>
        <text:list-item>
          <text:p text:style-name="P854">the data of the send area in the main window</text:p>
        </text:list-item>
        <text:list-item>
          <text:p text:style-name="P854">the name/path of the used sequence configuration file</text:p>
        </text:list-item>
        <text:list-item>
          <text:p text:style-name="P854">the name/path of the use script configuration file</text:p>
          <text:p text:style-name="P854"/>
        </text:list-item>
      </text:list>
      <text:p text:style-name="P32">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4792671602346995086" text:style-name="L21">
        <text:list-header>
          <text:p text:style-name="P680">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80753653037782" text:continue-numbering="true" text:style-name="L21">
        <text:list-header>
          <text:p text:style-name="P680">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34"/>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5"><text:span text:style-name="T365">ScriptCommunicator has several </text:span>command-line arguments. <text:span text:style-name="T365">These arguments are</text:span>:</text:p>
      <text:list xml:id="list1504247139488160859" text:style-name="L22">
        <text:list-item>
          <text:p text:style-name="P855"><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855"><text:span text:style-name="T185">-L: </text:span><text:span text:style-name="T188">adds an additional library path (e.g. for loading a custom script widget)</text:span></text:p>
        </text:list-item>
        <text:list-item>
          <text:p text:style-name="P855"><text:span text:style-name="T188">-</text:span><text:span text:style-name="T189">C: the configuration file to start with</text:span></text:p>
        </text:list-item>
        <text:list-item>
          <text:p text:style-name="P855"><text:soft-page-break/><text:span text:style-name="T189">-</text:span><text:span text:style-name="T185">P: adds an additional folder to the ScriptCommunicator plug-in (custom script widgets) search path</text:span></text:p>
        </text:list-item>
        <text:list-item>
          <text:p text:style-name="P855"><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845">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5">Example:</text:p>
      <text:p text:style-name="P422"><text:span text:style-name="T167">ScriptCommunicator.exe -</text:span><text:span text:style-name="T168">C</text:span><text:span text:style-name="T167">C:\initialSettingsWin2.</text:span><text:span text:style-name="T169">config -</text:span><text:span text:style-name="T170">IC:\myIcon.ico</text:span></text:p>
      <text:h text:style-name="P931" text:outline-level="2"><text:bookmark-start text:name="__RefHeading___Toc26131_1035592857"/>Command-line mode<text:bookmark-end text:name="__RefHeading___Toc26131_1035592857"/></text:h>
      <text:p text:style-name="P165">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9"/>
      <text:p text:style-name="P166"><text:span text:style-name="T367">Additional command-</text:span>line arguments for the command-line mode:</text:p>
      <text:list xml:id="list180752735567040" text:continue-numbering="true" text:style-name="L22">
        <text:list-item>
          <text:p text:style-name="P856">-withScriptWindow: the script windows shall be shown (per default minimized)</text:p>
        </text:list-item>
        <text:list-item>
          <text:p text:style-name="P857">-<text:span text:style-name="T179">notMinimized: the script window shall not be minimized</text:span></text:p>
        </text:list-item>
        <text:list-item>
          <text:p text:style-name="P857"><text:span text:style-name="T185">-minScVersion: </text:span><text:span text:style-name="T187">the minimum version of ScriptCommunicator which is needed to execute the current scripts</text:span></text:p>
        </text:list-item>
      </text:list>
      <text:p text:style-name="P165">Example:</text:p>
      <text:p text:style-name="P324">ScriptCommunicator.exe -withScriptWindow -notMinimized <text:span text:style-name="T185">-minScVersion</text:span><text:span text:style-name="T186">04.04 </text:span>-<text:span text:style-name="T263">PC:/dir1 -LC:/dir2 -Aarg1 -Aarg2 C</text:span>:/script1.js <text:span text:style-name="T263">C</text:span>:/script2.js </text:p>
      <text:p text:style-name="P294"/>
      <text:p text:style-name="P165">Command-line mode limitations:</text:p>
      <text:list xml:id="list180753472948354" text:continue-numbering="true" text:style-name="L22">
        <text:list-item>
          <text:p text:style-name="P857">no ScriptCommunicator window is visible per default (only the script window can be shown (-withScriptWindow))</text:p>
          <text:p text:style-name="P857"/>
        </text:list-item>
      </text:list>
      <text:p text:style-name="P165">Program termination without the argument withScriptWindow:</text:p>
      <text:list xml:id="list5347867069021663157" text:style-name="L23">
        <text:list-item>
          <text:p text:style-name="P858">if all worker scripts are stopped ScriptCommunicator exits automatically</text:p>
        </text:list-item>
        <text:list-item>
          <text:p text:style-name="P858">a call to scriptThread.exitScriptCommunicator() exits ScriptCommunicator</text:p>
        </text:list-item>
      </text:list>
      <text:p text:style-name="P165"/>
      <text:p text:style-name="P165">Program termination with the argument withScriptWindow:</text:p>
      <text:list xml:id="list262879658776384953" text:style-name="L24">
        <text:list-item>
          <text:p text:style-name="P859">ScriptCommunicator exits automatically if the script window has been closed</text:p>
        </text:list-item>
        <text:list-item>
          <text:p text:style-name="P859">a call to scriptThread.exitScriptCommunicator() exits ScriptCommunicator</text:p>
        </text:list-item>
      </text:list>
      <text:h text:style-name="P923"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1">&lt;ExecutableConfig version="04.04"&gt; <text:span text:style-name="T276">&lt;!--ScriptCommunicator version with which this file has been created--&gt;</text:span></text:p>
      <text:p text:style-name="P51"><text:s text:c="2"/>&lt;Scripts&gt;</text:p>
      <text:p text:style-name="P51"><text:s text:c="4"/>&lt;Script path="./scripts/scrip1.js"/&gt;<text:span text:style-name="T276">&lt;!--script which shall be started--&gt;</text:span></text:p>
      <text:p text:style-name="P51"><text:s text:c="4"/>&lt;Script path="./scripts/scrip<text:span text:style-name="T275">2</text:span>.js"/&gt;<text:span text:style-name="T276">&lt;!--script which shall be started--&gt;</text:span></text:p>
      <text:p text:style-name="P51"><text:s text:c="2"/>&lt;/Scripts&gt;</text:p>
      <text:p text:style-name="P51"><text:s text:c="2"/>&lt;LibraryPaths&gt;</text:p>
      <text:p text:style-name="P51"><text:s text:c="4"/>&lt;LibraryPath path="./libs1"/&gt;<text:span text:style-name="T276">&lt;!--additional library path--&gt;</text:span></text:p>
      <text:p text:style-name="P51"><text:s text:c="4"/>&lt;LibraryPath path="./libs2"/&gt;<text:span text:style-name="T276">&lt;!--additional library path--&gt;</text:span></text:p>
      <text:p text:style-name="P51"><text:s text:c="2"/>&lt;/LibraryPaths&gt;</text:p>
      <text:p text:style-name="P51"><text:s text:c="2"/>&lt;PluginPaths&gt;</text:p>
      <text:p text:style-name="P51"><text:s text:c="4"/>&lt;PluginPath path="./plugins1"/&gt;<text:span text:style-name="T276">&lt;!--additional plugin path--&gt;</text:span></text:p>
      <text:p text:style-name="P51"><text:s text:c="4"/>&lt;PluginPath path="./plugins2"/&gt;<text:span text:style-name="T276">&lt;!--additional plugin path--&gt;</text:span></text:p>
      <text:p text:style-name="P51"><text:s text:c="2"/>&lt;/PluginPaths&gt;</text:p>
      <text:p text:style-name="P51"><text:s text:c="2"/>&lt;ScriptArguments&gt;</text:p>
      <text:p text:style-name="P51"><text:s text:c="4"/>&lt;ScriptArgument value="arg1"/&gt;<text:span text:style-name="T276">&lt;!--script argument (getScriptArguments())--&gt;</text:span></text:p>
      <text:p text:style-name="P51"><text:soft-page-break/><text:s text:c="4"/>&lt;ScriptArgument value="arg2"/&gt;<text:span text:style-name="T276">&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923" text:outline-level="3"><text:bookmark-start text:name="__RefHeading___Toc24453_580090528"/>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9"><text:span text:style-name="T278">If </text:span>ScriptCommunicator <text:span text:style-name="T278">is started with this kind of file then ScriptCommunicator:</text:span></text:p>
      <text:list xml:id="list836271035996328184" text:style-name="L25">
        <text:list-item>
          <text:p text:style-name="P860">checks the SHA-512 hash</text:p>
        </text:list-item>
        <text:list-item>
          <text:p text:style-name="P860">unzips <text:span text:style-name="T279">the scez file </text:span>into the temporary folder 'user documents folder'/'time in milliseconds since epoche'</text:p>
        </text:list-item>
        <text:list-item>
          <text:p text:style-name="P860">starts all executable scripts</text:p>
        </text:list-item>
        <text:list-item>
          <text:p text:style-name="P860"><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1"><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4093940606013787170" text:style-name="L26">
        <text:list-item>
          <text:p text:style-name="P861"><text:span text:style-name="Absatz-Standardschriftart"><text:span text:style-name="T134">contains all necessary ScriptCommunictor files</text:span></text:span></text:p>
        </text:list-item>
        <text:list-item>
          <text:p text:style-name="P861"><text:span text:style-name="Absatz-Standardschriftart"><text:span text:style-name="T134">a script (and it's resources) which shall be executed</text:span></text:span></text:p>
        </text:list-item>
      </text:list>
      <text:p text:style-name="P201"><text:span text:style-name="Absatz-Standardschriftart"><text:span text:style-name="T134"/></text:span></text:p>
      <text:p text:style-name="P201"><text:span text:style-name="Absatz-Standardschriftart"><text:span text:style-name="T134">If the created executable is started all files are extracted in a temporary folder und the script is executed. After the script is finished the temporary is deleted.</text:span></text:span></text:p>
      <text:p text:style-name="P201"><text:span text:style-name="Absatz-Standardschriftart"><text:span text:style-name="T134"/></text:span></text:p>
      <text:p text:style-name="P201"><text:span text:style-name="Absatz-Standardschriftart"><text:span text:style-name="T134">To create a sfx file:</text:span></text:span></text:p>
      <text:list xml:id="list6983103581804863400" text:style-name="L27">
        <text:list-item>
          <text:p text:style-name="P862"><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862"><text:span text:style-name="Absatz-Standardschriftart"><text:span text:style-name="T134">copy the created sce folder to ScriptCommunicator\winRarSfx</text:span></text:span></text:p>
        </text:list-item>
        <text:list-item>
          <text:p text:style-name="P862"><text:span text:style-name="Absatz-Standardschriftart"><text:span text:style-name="T134">open ScriptCommunicator\winRarSfx\create.bat</text:span></text:span></text:p>
        </text:list-item>
        <text:list-item>
          <text:p text:style-name="P862"><text:span text:style-name="Absatz-Standardschriftart"><text:span text:style-name="T134">replace the path to winrar (1. argument)</text:span></text:span></text:p>
        </text:list-item>
        <text:list-item>
          <text:p text:style-name="P862"><text:span text:style-name="Absatz-Standardschriftart"><text:span text:style-name="T134">replace name the sfx file name (2. argument)</text:span></text:span></text:p>
        </text:list-item>
        <text:list-item>
          <text:p text:style-name="P862"><text:span text:style-name="Absatz-Standardschriftart"><text:span text:style-name="T134">replace the sce folder name (3. argument)</text:span></text:span></text:p>
        </text:list-item>
        <text:list-item>
          <text:p text:style-name="P862"><text:span text:style-name="Absatz-Standardschriftart"><text:span text:style-name="T134">replace the name of the sce file within the sce folder (4. argument)</text:span></text:span></text:p>
        </text:list-item>
        <text:list-item>
          <text:p text:style-name="P862"><text:span text:style-name="Absatz-Standardschriftart"><text:span text:style-name="T134">replace or remove (the argument is optional) the name of the icon file (5. argument, this file must be within the sce folder)</text:span></text:span></text:p>
        </text:list-item>
        <text:list-item>
          <text:p text:style-name="P862"><text:span text:style-name="Absatz-Standardschriftart"><text:span text:style-name="T134">execute create.bat</text:span></text:span></text:p>
        </text:list-item>
      </text:list>
      <text:p text:style-name="P202"><text:span text:style-name="Absatz-Standardschriftart"><text:span text:style-name="T134"/></text:span></text:p>
      <text:p text:style-name="P205"><text:span text:style-name="Absatz-Standardschriftart"><text:span text:style-name="T135">Note: </text:span></text:span></text:p>
      <text:list xml:id="list8905039648531940155" text:style-name="L28">
        <text:list-item>
          <text:p text:style-name="P863"><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863"><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text:span></text:span><text:soft-page-break/><text:span text:style-name="Absatz-Standardschriftart"><text:span text:style-name="T142">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5"/></text:span></text:p>
      <text:p text:style-name="P203"><text:span text:style-name="Absatz-Standardschriftart"><text:span text:style-name="T135"/></text:span></text:p>
      <text:p text:style-name="P203"><text:span text:style-name="Absatz-Standardschriftart"><text:span text:style-name="T135"/></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1382491714656516000" text:style-name="L29">
        <text:list-item>
          <text:p text:style-name="P864">worker scripts (chapter <text:span text:style-name="Absatz-Standardschriftart"><text:span text:style-name="T152"><text:bookmark-ref text:reference-format="text" text:ref-name="__RefHeading__14164_479808360">Worker scripts</text:bookmark-ref></text:span></text:span>)</text:p>
        </text:list-item>
        <text:list-item>
          <text:p text:style-name="P864">sequence scripts (chapter <text:span text:style-name="Absatz-Standardschriftart"><text:span text:style-name="T152"><text:bookmark-ref text:reference-format="text" text:ref-name="__RefHeading__14278_479808360">Sequence script</text:bookmark-ref></text:span></text:span>)</text:p>
        </text:list-item>
      </text:list>
      <text:p text:style-name="P32"/>
      <text:h text:style-name="P932" text:outline-level="2"><text:bookmark-start text:name="__RefHeading___Toc23996_1050142399"/><text:soft-page-break/><text:span text:style-name="Absatz-Standardschriftart"><text:span text:style-name="T201">Script debugging</text:span></text:span><text:bookmark-end text:name="__RefHeading___Toc23996_1050142399"/></text:h>
      <text:p text:style-name="P85"><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5"/>
      <text:p text:style-name="P86">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7624470140130358544" text:style-name="L30">
        <text:list-item>
          <text:p text:style-name="P865"><text:span text:style-name="Absatz-Standardschriftart">set the path to the user interface in the script window (the user interface will be loaded automatically when the script starts)</text:span></text:p>
        </text:list-item>
        <text:list-item>
          <text:p text:style-name="P865"><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2"><text:span text:style-name="Absatz-Standardschriftart"><text:span text:style-name="T152"/></text:span></text:p>
      <text:p text:style-name="P32"><text:span text:style-name="Absatz-Standardschriftart"><text:span text:style-name="T179">Note:</text:span></text:span></text:p>
      <text:p text:style-name="P32"><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79">Example:</text:span></text:span></text:p>
      <text:p text:style-name="P284"><text:span text:style-name="Absatz-Standardschriftart"><text:span text:style-name="T193">//Asynchronous data receive callback.</text:span></text:span></text:p>
      <text:p text:style-name="P284"><text:span text:style-name="Absatz-Standardschriftart"><text:span text:style-name="T193">function dataReceived()</text:span></text:span></text:p>
      <text:p text:style-name="P284"><text:span text:style-name="Absatz-Standardschriftart"><text:span text:style-name="T193">{</text:span></text:span></text:p>
      <text:p text:style-name="P284"><text:span text:style-name="Absatz-Standardschriftart"><text:span text:style-name="T193"><text:tab/>//Working code.</text:span></text:span></text:p>
      <text:p text:style-name="P284"><text:span text:style-name="Absatz-Standardschriftart"><text:span text:style-name="T193"><text:tab/>if(workDone)</text:span></text:span></text:p>
      <text:p text:style-name="P284"><text:span text:style-name="Absatz-Standardschriftart"><text:span text:style-name="T193"><text:tab/>{</text:span></text:span></text:p>
      <text:p text:style-name="P284"><text:span text:style-name="Absatz-Standardschriftart"><text:span text:style-name="T193"><text:tab/><text:tab/>scriptThread.stopScript();</text:span></text:span></text:p>
      <text:p text:style-name="P284"><text:span text:style-name="Absatz-Standardschriftart"><text:span text:style-name="T193"><text:tab/>}</text:span></text:span></text:p>
      <text:p text:style-name="P284"><text:span text:style-name="Absatz-Standardschriftart"><text:span text:style-name="T193">}</text:span></text:span></text:p>
      <text:p text:style-name="P284"><text:span text:style-name="Absatz-Standardschriftart"><text:span text:style-name="T193">//Initialization code.</text:span></text:span></text:p>
      <text:p text:style-name="P284"><text:span text:style-name="Absatz-Standardschriftart"><text:span text:style-name="T193">var workDone = false;</text:span></text:span></text:p>
      <text:p text:style-name="P284"><text:span text:style-name="Absatz-Standardschriftart"><text:span text:style-name="T193">scriptThread.appendTextToConsole('script has started');</text:span></text:span></text:p>
      <text:p text:style-name="P284"><text:span text:style-name="Absatz-Standardschriftart"><text:span text:style-name="T193">scriptThread.dataReceivedSignal.connect(dataReceived);</text:span></text:span></text:p>
      <text:p text:style-name="P284"><text:span text:style-name="Absatz-Standardschriftart"><text:span text:style-name="T179"/></text:span></text:p>
      <text:p text:style-name="P283"><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83"><text:span text:style-name="Absatz-Standardschriftart"><text:span text:style-name="T72">Example:</text:span></text:span></text:p>
      <text:p text:style-name="P284"><text:soft-page-break/><text:span text:style-name="Absatz-Standardschriftart"><text:span text:style-name="T193">scriptThread.appendTextToConsole('script has started');</text:span></text:span></text:p>
      <text:p text:style-name="P284"><text:span text:style-name="Absatz-Standardschriftart"><text:span text:style-name="T193">while(!scriptThread.scriptShallExit())</text:span></text:span></text:p>
      <text:p text:style-name="P284"><text:span text:style-name="Absatz-Standardschriftart"><text:span text:style-name="T193">{</text:span></text:span></text:p>
      <text:p text:style-name="P284"><text:span text:style-name="Absatz-Standardschriftart"><text:span text:style-name="T193"><text:tab/>//Working code.</text:span></text:span></text:p>
      <text:p text:style-name="P365"><text:span text:style-name="Absatz-Standardschriftart"><text:span text:style-name="T184">}</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2">This script function can be added to a worker script. It is called if the script shall be informed that it will be stopped (for example if the user presses the stop button)</text:p>
      <text:p text:style-name="P32">Example:</text:p>
      <text:p text:style-name="P295">function stopScript() </text:p>
      <text:p text:style-name="P295">{</text:p>
      <text:p text:style-name="P295"><text:s text:c="4"/>scriptThread.appendTextToConsole("script has been stopped ");</text:p>
      <text:p text:style-name="P295">}</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4">Note:</text:p>
      <text:p text:style-name="P233">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2">Shows a save file dialog (QFileDialog::getSaveFileName) or an open file dialog (QFileDialog::getOpenFileName).</text:p>
      <text:p text:style-name="P32">Arguments:</text:p>
      <text:list xml:id="list7239248690065910856" text:style-name="L31">
        <text:list-item>
          <text:p text:style-name="P546">isSaveDialog: True for a QFileDialog::getSaveFileName and false for a QFileDialog::getOpenFileName dialog</text:p>
        </text:list-item>
        <text:list-item>
          <text:p text:style-name="P546">caption: The caption of the dialog</text:p>
        </text:list-item>
        <text:list-item>
          <text:p text:style-name="P546">dir: The initial dir for showing the dialog</text:p>
        </text:list-item>
        <text:list-item>
          <text:p text:style-name="P546">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46">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55"/>
      <text:p text:style-name="P226">Return: The path of the selected file</text:p>
      <text:p text:style-name="P226">Example: <text:s/></text:p>
      <text:p text:style-name="P283"><text:span text:style-name="Absatz-Standardschriftart"><text:span text:style-name="T13">var path = scriptThread.showFileDialog(true, "Save File", "c:/TestDir/","Files (*)")</text:span></text:span></text:p>
      <text:p text:style-name="P283"><text:soft-page-break/><text:span text:style-name="Absatz-Standardschriftart"><text:span text:style-name="T2"/></text:span></text:p>
      <text:p text:style-name="P283"><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pan text:style-name="Absatz-Standardschriftart"><text:span text:style-name="T2"/></text:span></text:p>
      <text:h text:style-name="P937"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6">Shows a QFileDialog::getExistingDirectory dialog (is used to select a directory).</text:p>
      <text:p text:style-name="P226">Arguments:</text:p>
      <text:list xml:id="list180752401871658" text:continue-numbering="true" text:style-name="L31">
        <text:list-item>
          <text:p text:style-name="P547">caption: The caption of the dialog</text:p>
        </text:list-item>
        <text:list-item>
          <text:p text:style-name="P547">dir: The initial dir for showing the dialog</text:p>
        </text:list-item>
        <text:list-item>
          <text:p text:style-name="P546"><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83"><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83"><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32">Convenience function to get a string from the user. Shows a QInputDialog::getText dialog (line edit).</text:p>
      <text:p text:style-name="P32">Arguments:</text:p>
      <text:list xml:id="list180752553169695" text:continue-numbering="true" text:style-name="L31">
        <text:list-item>
          <text:p text:style-name="P546">title: The title of the dialog</text:p>
        </text:list-item>
        <text:list-item>
          <text:p text:style-name="P546">label: The label over the input area</text:p>
        </text:list-item>
        <text:list-item>
          <text:p text:style-name="P546">displayedText: The initial displayed text in the input area</text:p>
        </text:list-item>
        <text:list-item>
          <text:p text:style-name="P86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text:soft-page-break/>Example: <text:s/></text:p>
      <text:p text:style-name="P283"><text:span text:style-name="Absatz-Standardschriftart"><text:span text:style-name="T12">var input = scriptThread.showTextInputDialog("Title", "label", "initial text");</text:span></text:span></text:p>
      <text:p text:style-name="P283"><text:span text:style-name="Absatz-Standardschriftart"><text:span text:style-name="T12">if(input != "")</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pressed: input=" + input);</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not pressed or empty input");</text:span></text:span></text:p>
      <text:p text:style-name="P283"><text:span text:style-name="Absatz-Standardschriftart"><text:span text:style-name="T12">}</text:span></text:span></text:p>
      <text:p text:style-name="P283"><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80752535456004" text:continue-numbering="true" text:style-name="L31">
        <text:list-item>
          <text:p text:style-name="P546">title: The title of the dialog</text:p>
        </text:list-item>
        <text:list-item>
          <text:p text:style-name="P546">label: The label over the input area</text:p>
        </text:list-item>
        <text:list-item>
          <text:p text:style-name="P546">displayedText: The initial displayed text in the input area</text:p>
        </text:list-item>
        <text:list-item>
          <text:p text:style-name="P54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83"><text:span text:style-name="Absatz-Standardschriftart"><text:span text:style-name="T12">var input = scriptThread.showMultiLineTextInputDialog("Enter name", "item name", "newItem");</text:span></text:span></text:p>
      <text:p text:style-name="P283"><text:span text:style-name="Absatz-Standardschriftart"><text:span text:style-name="T12">if(input != "")</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pressed: input=" + input);</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not pressed or empty input");</text:span></text:span></text:p>
      <text:p text:style-name="P283"><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80751768436426" text:continue-numbering="true" text:style-name="L31">
        <text:list-item>
          <text:p text:style-name="P546">title: The title of the dialog</text:p>
        </text:list-item>
        <text:list-item>
          <text:p text:style-name="P546">label: The label over the input area</text:p>
        </text:list-item>
        <text:list-item>
          <text:p text:style-name="P546"><text:soft-page-break/>displayedItems: The displayed items</text:p>
        </text:list-item>
        <text:list-item>
          <text:p text:style-name="P546">currentItemIndex: The current combobox index</text:p>
        </text:list-item>
        <text:list-item>
          <text:p text:style-name="P546">editable: True if the combobox shall be editable</text:p>
        </text:list-item>
        <text:list-item>
          <text:p text:style-name="P54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83"><text:span text:style-name="Absatz-Standardschriftart"><text:span text:style-name="T12">var input = scriptThread.showGetItemDialog("Enter name", "item name", Array("item1", "item2"), 1, true);</text:span></text:span></text:p>
      <text:p text:style-name="P283"><text:span text:style-name="Absatz-Standardschriftart"><text:span text:style-name="T12">if(input != "")</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pressed: input=" + input);</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not pressed or empty input");</text:span></text:span></text:p>
      <text:p text:style-name="P283"><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180752370857496" text:continue-numbering="true" text:style-name="L31">
        <text:list-item>
          <text:p text:style-name="P546">title: The title of the dialog</text:p>
        </text:list-item>
        <text:list-item>
          <text:p text:style-name="P546">label: The label over the input area</text:p>
        </text:list-item>
        <text:list-item>
          <text:p text:style-name="P546">intialValue: The initial value.</text:p>
        </text:list-item>
        <text:list-item>
          <text:p text:style-name="P546">min: The minimum value</text:p>
        </text:list-item>
        <text:list-item>
          <text:p text:style-name="P546">max: The maximum value.</text:p>
        </text:list-item>
        <text:list-item>
          <text:p text:style-name="P546">step: The amount by which the values change as the user presses the arrow buttons to increment or decrement the value</text:p>
        </text:list-item>
        <text:list-item>
          <text:p text:style-name="P54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80752017098353" text:continue-numbering="true" text:style-name="L31">
        <text:list-item>
          <text:p text:style-name="P546">array item 0: 1 if the ok button has been pressed, 0 otherwise</text:p>
        </text:list-item>
        <text:list-item>
          <text:p text:style-name="P546">array item 1: The value of the spinbox after closing the dialog</text:p>
        </text:list-item>
      </text:list>
      <text:p text:style-name="P32">Example: <text:s/></text:p>
      <text:p text:style-name="P283"><text:span text:style-name="Absatz-Standardschriftart"><text:span text:style-name="T12">var resultArray = scriptThread.showGetIntDialog("Enter value", "value item name", 10, 0, 20, 2);</text:span></text:span></text:p>
      <text:p text:style-name="P283"><text:span text:style-name="Absatz-Standardschriftart"><text:span text:style-name="T12">if(resultArray[0] == 1)</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pressed: input=" + <text:tab/><text:tab/><text:tab/><text:tab/><text:tab/><text:tab/><text:tab/><text:tab/><text:tab/>resultArray[1]);</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not pressed");</text:span></text:span></text:p>
      <text:p text:style-name="P283"><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80752131631437" text:continue-numbering="true" text:style-name="L31">
        <text:list-item>
          <text:p text:style-name="P546">title: The title of the dialog</text:p>
        </text:list-item>
        <text:list-item>
          <text:p text:style-name="P546">label: The label over the input area</text:p>
        </text:list-item>
        <text:list-item>
          <text:p text:style-name="P546">intialValue: The initial value.</text:p>
        </text:list-item>
        <text:list-item>
          <text:p text:style-name="P546">min: The minimum value</text:p>
        </text:list-item>
        <text:list-item>
          <text:p text:style-name="P546">max: The maximum value.</text:p>
        </text:list-item>
        <text:list-item>
          <text:p text:style-name="P546">decimals: The maximum number of decimal places the number may have</text:p>
        </text:list-item>
        <text:list-item>
          <text:p text:style-name="P54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80753311221571" text:continue-numbering="true" text:style-name="L31">
        <text:list-item>
          <text:p text:style-name="P546">array item 0: 1.0 if the ok button has been pressed, 0 otherwise</text:p>
        </text:list-item>
        <text:list-item>
          <text:p text:style-name="P546">array item 1: The value of the spinbox after closing the dialog</text:p>
        </text:list-item>
      </text:list>
      <text:p text:style-name="P32">Example: <text:s/></text:p>
      <text:p text:style-name="P283"><text:span text:style-name="Absatz-Standardschriftart"><text:span text:style-name="T12">var resultArray = scriptThread.showGetDoubleDialog("Enter value", "value", 10, 0, 20, 2);</text:span></text:span></text:p>
      <text:p text:style-name="P283"><text:span text:style-name="Absatz-Standardschriftart"><text:span text:style-name="T12">if(resultArray[0] &gt;= 1.0)</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pressed: input=" + <text:tab/><text:tab/><text:tab/><text:tab/><text:tab/><text:tab/>resultArray[1]);</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text:span></text:span></text:p>
      <text:p text:style-name="P283"><text:span text:style-name="Absatz-Standardschriftart"><text:span text:style-name="T12"><text:tab/>scriptThread.appendTextToConsole("ok button not pressed");</text:span></text:span></text:p>
      <text:p text:style-name="P283"><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2">This function shows a <text:s/>message box.</text:p>
      <text:p text:style-name="P32">Arguments:</text:p>
      <text:list xml:id="list6252878565111753009" text:style-name="L32">
        <text:list-item>
          <text:p text:style-name="P548">icon: The icon of the message box. Possible values are: "Information"," Warning", "Critical" and "Question"</text:p>
        </text:list-item>
        <text:list-item>
          <text:p text:style-name="P548">title: The title of the message box</text:p>
        </text:list-item>
        <text:list-item>
          <text:p text:style-name="P548">text: The text of the message box</text:p>
        </text:list-item>
        <text:list-item>
          <text:p text:style-name="P54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Example: <text:s/></text:p>
      <text:p text:style-name="P283"><text:span text:style-name="Absatz-Standardschriftart"><text:span text:style-name="T12">scriptThread.messageBox("Information", "Title", "test text");</text:span></text:span></text:p>
      <text:p text:style-name="P283"><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_RefHeading__10723_700384511"/><text:bookmark-start text:name="_Toc4030416531"/><text:soft-page-break/>bool showYesNoDialog(String icon, String title, String text, QWidget* parent=0)<text:bookmark-end text:name="__RefHeading__10723_700384511"/><text:bookmark-end text:name="_Toc4030416531"/></text:h>
      <text:p text:style-name="P32">This function shows a <text:s/>yes/no dialog.</text:p>
      <text:p text:style-name="P32">Arguments:</text:p>
      <text:list xml:id="list180751789173323" text:continue-numbering="true" text:style-name="L32">
        <text:list-item>
          <text:p text:style-name="P548">icon: The icon of the dialog. Possible values are: "Information"," Warning", "Critical" and "Question"</text:p>
        </text:list-item>
        <text:list-item>
          <text:p text:style-name="P548">title: The title of the dialog</text:p>
        </text:list-item>
        <text:list-item>
          <text:p text:style-name="P548">text: The text of the dialog</text:p>
        </text:list-item>
        <text:list-item>
          <text:p text:style-name="P54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681">Return: True if the user has pressed the yes button</text:p>
        </text:list-item>
      </text:list>
      <text:p text:style-name="P32">Example: <text:s/></text:p>
      <text:p text:style-name="P283"><text:span text:style-name="Absatz-Standardschriftart"><text:span text:style-name="T12">if(scriptThread.showYesNoDialog("Information", "Title", "yes or no?"))</text:span></text:span></text:p>
      <text:p text:style-name="P283"><text:span text:style-name="Absatz-Standardschriftart"><text:span text:style-name="T12">{//Yes clicked.</text:span></text:span></text:p>
      <text:p text:style-name="P283"><text:span text:style-name="Absatz-Standardschriftart"><text:span text:style-name="T12"><text:tab/>//Do something.</text:span></text:span></text:p>
      <text:p text:style-name="P283"><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80752057839493" text:continue-numbering="true" text:style-name="L32">
        <text:list-item>
          <text:p text:style-name="P548">initialRed: The initial value for red</text:p>
        </text:list-item>
        <text:list-item>
          <text:p text:style-name="P548">initialGreen: The initial value for green</text:p>
        </text:list-item>
        <text:list-item>
          <text:p text:style-name="P555">initialBlue: The initial value for blue</text:p>
        </text:list-item>
        <text:list-item>
          <text:p text:style-name="P555">initialAlpha: The initial value for alpha</text:p>
        </text:list-item>
        <text:list-item>
          <text:p text:style-name="P555">alphaIsEnabled: True if the alpha value should be visible/editable</text:p>
        </text:list-item>
        <text:list-item>
          <text:p text:style-name="P54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681">Return: integer list which contains:</text:p>
        </text:list-item>
        <text:list-item>
          <text:p text:style-name="P556">element 0: 1 = OK button press, 0 OK button not pressed</text:p>
        </text:list-item>
        <text:list-item>
          <text:p text:style-name="P556">element 1: red <text:s/>(0-255)</text:p>
        </text:list-item>
        <text:list-item>
          <text:p text:style-name="P556">element 2: green <text:s/>(0-255)</text:p>
        </text:list-item>
        <text:list-item>
          <text:p text:style-name="P556">element 3: blue (0-255)</text:p>
        </text:list-item>
        <text:list-item>
          <text:p text:style-name="P556">element 4: alpha (0-255)</text:p>
        </text:list-item>
      </text:list>
      <text:p text:style-name="P32">Example: <text:s/></text:p>
      <text:p text:style-name="P283"><text:span text:style-name="Absatz-Standardschriftart"><text:span text:style-name="T12">var resultArray = scriptThread.showColorDialog(1,2,3,4,true);</text:span></text:span></text:p>
      <text:p text:style-name="P283"><text:span text:style-name="Absatz-Standardschriftart"><text:span text:style-name="T12">var data = Array();</text:span></text:span></text:p>
      <text:p text:style-name="P283"><text:span text:style-name="Absatz-Standardschriftart"><text:span text:style-name="T12">if(resultArray[0])</text:span></text:span></text:p>
      <text:p text:style-name="P283"><text:span text:style-name="Absatz-Standardschriftart"><text:span text:style-name="T12">{//OK clicked.</text:span></text:span></text:p>
      <text:p text:style-name="P283"><text:soft-page-break/><text:span text:style-name="Absatz-Standardschriftart"><text:span text:style-name="T12"><text:tab/>data.push(resultArray[1]);<text:tab/>//Red</text:span></text:span></text:p>
      <text:p text:style-name="P283"><text:span text:style-name="Absatz-Standardschriftart"><text:span text:style-name="T12"><text:tab/>data.push(resultArray[2]);<text:tab/>//Green</text:span></text:span></text:p>
      <text:p text:style-name="P283"><text:span text:style-name="Absatz-Standardschriftart"><text:span text:style-name="T12"><text:tab/>data.push(resultArray[3]);<text:tab/>//Blue</text:span></text:span></text:p>
      <text:p text:style-name="P283"><text:span text:style-name="Absatz-Standardschriftart"><text:span text:style-name="T12"><text:tab/>data.push(resultArray[4]);<text:tab/>//Alpha</text:span></text:span></text:p>
      <text:p text:style-name="P283"><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7"><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7"><text:span text:style-name="Absatz-Standardschriftart"/></text:p>
      <text:h text:style-name="P938" text:outline-level="4">bool checkFileExists(String path, bool isRelativePath=true)</text:h>
      <text:p text:style-name="P257">Checks if a file exists.</text:p>
      <text:p text:style-name="P257">Arguments:</text:p>
      <text:list xml:id="list180753668198704" text:continue-numbering="true" text:style-name="L32">
        <text:list-item>
          <text:p text:style-name="P549">path: The file path</text:p>
        </text:list-item>
        <text:list-item>
          <text:p text:style-name="P549">isRelativePath: True if the file path is relative to the current script (which executes this function)</text:p>
        </text:list-item>
      </text:list>
      <text:p text:style-name="P257">Return: True if the file exists and false if not</text:p>
      <text:p text:style-name="P257">Example: <text:s/></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30"><text:span text:style-name="Absatz-Standardschriftart"><text:span text:style-name="T2"/></text:span></text:p>
      <text:h text:style-name="P938" text:outline-level="4">String createAbsolutePath(String fileName)</text:h>
      <text:p text:style-name="P257">Converts a relative path (relative to the current script) into an absolute path.</text:p>
      <text:p text:style-name="P257">Arguments:</text:p>
      <text:list xml:id="list7121329393863884780" text:style-name="L33">
        <text:list-item>
          <text:p text:style-name="P557">fileName: The relative path</text:p>
        </text:list-item>
      </text:list>
      <text:p text:style-name="P257"><text:s/>Return: The created absolute path</text:p>
      <text:p text:style-name="P257">Example: <text:s/></text:p>
      <text:p text:style-name="P430"><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30"><text:span text:style-name="Absatz-Standardschriftart"><text:span text:style-name="T2"/></text:span></text:p>
      <text:h text:style-name="P938" text:outline-level="4">String getScriptFolder(void)</text:h>
      <text:p text:style-name="P257">Returns the folder in which the main script resides.</text:p>
      <text:p text:style-name="P257">Example: <text:s/></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30"><text:span text:style-name="Absatz-Standardschriftart"><text:span text:style-name="T2"/></text:span></text:p>
      <text:h text:style-name="P938" text:outline-level="4">Number getFileSize(String path, bool isRelativePath=true)</text:h>
      <text:p text:style-name="P257">Returns the size of a file.</text:p>
      <text:p text:style-name="P257">Arguments:</text:p>
      <text:list xml:id="list180751811637291" text:continue-list="list180753668198704" text:style-name="L32">
        <text:list-item>
          <text:p text:style-name="P549"><text:soft-page-break/>path: The file path</text:p>
        </text:list-item>
        <text:list-item>
          <text:p text:style-name="P549">isRelativePath: True if the file path is relative to the current script (which executes this function)</text:p>
        </text:list-item>
      </text:list>
      <text:p text:style-name="P257">Return: The file size if the file exists, -1 if the file doesn't exists</text:p>
      <text:p text:style-name="P257">Example: <text:s/></text:p>
      <text:p text:style-name="P430"><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30"><text:span text:style-name="Absatz-Standardschriftart"><text:span text:style-name="T2"/></text:span></text:p>
      <text:h text:style-name="P938" text:outline-level="4">String readFile (String path, bool isRelativePath=true, Number startPosition=0, Number numberOfBytes=-1)</text:h>
      <text:p text:style-name="P257">Reads a text file and returns the content.</text:p>
      <text:p text:style-name="P257">Arguments:</text:p>
      <text:list xml:id="list180752025582070" text:continue-numbering="true" text:style-name="L32">
        <text:list-item>
          <text:p text:style-name="P549">path: The file path</text:p>
        </text:list-item>
        <text:list-item>
          <text:p text:style-name="P549">isRelativePath: True if the file path is relative to the current script (which executes this function)</text:p>
        </text:list-item>
        <text:list-item>
          <text:p text:style-name="P549">startPosition: Start position (the file is read from this position)</text:p>
        </text:list-item>
        <text:list-item>
          <text:p text:style-name="P549">numberOfBytes: The number of bytes which shall be read. If numberOfBytes is &lt; 0 then all bytes from startPosition are read</text:p>
        </text:list-item>
      </text:list>
      <text:p text:style-name="P257">Return: The file as string</text:p>
      <text:p text:style-name="P257">Example: <text:s/></text:p>
      <text:p text:style-name="P430"><text:span text:style-name="Absatz-Standardschriftart"><text:span text:style-name="T12">//Read the complete file.</text:span></text:span></text:p>
      <text:p text:style-name="P430"><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30"><text:span text:style-name="Absatz-Standardschriftart"><text:span text:style-name="T12">//Read 20000 bytes from byte 100.</text:span></text:span></text:p>
      <text:p text:style-name="P430"><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30"><text:span text:style-name="Absatz-Standardschriftart"><text:span text:style-name="T2"/></text:span></text:p>
      <text:h text:style-name="P938" text:outline-level="4">Array&lt;Number&gt; readBinaryFile (String path, bool isRelativePath=true, Number startPosition=0, Number numberOfBytes=-1)</text:h>
      <text:p text:style-name="P257">Reads a binary file and returns the content <text:span text:style-name="T424">(byte array)</text:span>.</text:p>
      <text:p text:style-name="P257">Arguments:</text:p>
      <text:list xml:id="list180753339908328" text:continue-numbering="true" text:style-name="L32">
        <text:list-item>
          <text:p text:style-name="P549">path: The file path</text:p>
        </text:list-item>
        <text:list-item>
          <text:p text:style-name="P549">isRelativePath: True if the file path is relative to the current script (which executes this function)</text:p>
        </text:list-item>
        <text:list-item>
          <text:p text:style-name="P549">startPosition: Start position (the file is read from this position)</text:p>
        </text:list-item>
        <text:list-item>
          <text:p text:style-name="P549">numberOfBytes: The number of bytes which shall be read. If numberOfBytes is &lt; 0 then all bytes from startPosition are read</text:p>
        </text:list-item>
      </text:list>
      <text:p text:style-name="P257">Return: The file as byte array</text:p>
      <text:p text:style-name="P257">Example: <text:s/></text:p>
      <text:p text:style-name="P430"><text:span text:style-name="Absatz-Standardschriftart"><text:span text:style-name="T12">//Read the complete file.</text:span></text:span></text:p>
      <text:p text:style-name="P430"><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30"><text:span text:style-name="Absatz-Standardschriftart"><text:span text:style-name="T12">//Read 20000 bytes from byte 100.</text:span></text:span></text:p>
      <text:p text:style-name="P430"><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30"><text:span text:style-name="Absatz-Standardschriftart"><text:span text:style-name="T2"/></text:span></text:p>
      <text:h text:style-name="P938" text:outline-level="4">bool writeFile(String path, bool isRelativePath, String content, bool replaceFile, Number startPosition=-1)</text:h>
      <text:p text:style-name="P257">Writes a text file. </text:p>
      <text:p text:style-name="P257">Arguments:</text:p>
      <text:list xml:id="list180753272124791" text:continue-numbering="true" text:style-name="L32">
        <text:list-item>
          <text:p text:style-name="P549">path: The file path</text:p>
        </text:list-item>
        <text:list-item>
          <text:p text:style-name="P549">isRelativePath: True if the file path is relative to the current script (which executes this function)</text:p>
        </text:list-item>
        <text:list-item>
          <text:p text:style-name="P549">content: The content to write</text:p>
        </text:list-item>
        <text:list-item>
          <text:p text:style-name="P549"><text:soft-page-break/>replaceFile: If replaceFile is true, the existing file will be overwritten, else the content is appended</text:p>
        </text:list-item>
        <text:list-item>
          <text:p text:style-name="P549">startPosition: If replaceFile is false then this is the start position at which the data will be written. For appending the data at the end of the file startPosition must be &lt; 0.</text:p>
        </text:list-item>
      </text:list>
      <text:p text:style-name="P257">Return: True on success</text:p>
      <text:p text:style-name="P257">Example: <text:s/></text:p>
      <text:p text:style-name="P430"><text:span text:style-name="Absatz-Standardschriftart"><text:span text:style-name="T12">//Replace the file.</text:span></text:span></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30"><text:span text:style-name="Absatz-Standardschriftart"><text:span text:style-name="T12">//Append text.</text:span></text:span></text:p>
      <text:p text:style-name="P43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30"><text:span text:style-name="Absatz-Standardschriftart"><text:span text:style-name="T12">//Write from position 3.</text:span></text:span></text:p>
      <text:p text:style-name="P43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30"><text:span text:style-name="Absatz-Standardschriftart"><text:span text:style-name="T2"/></text:span></text:p>
      <text:h text:style-name="P938" text:outline-level="4">bool writeBinaryFile(String path, bool isRelativePath, Array&lt;Number&gt; content, bool replaceFile, Number startPosition=-1))</text:h>
      <text:p text:style-name="P257">Writes a binary file. </text:p>
      <text:p text:style-name="P257">Arguments:</text:p>
      <text:list xml:id="list180752598447049" text:continue-numbering="true" text:style-name="L32">
        <text:list-item>
          <text:p text:style-name="P549">path: The file path</text:p>
        </text:list-item>
        <text:list-item>
          <text:p text:style-name="P549">isRelativePath: True if the file path is relative to the current script (which executes this function)</text:p>
        </text:list-item>
        <text:list-item>
          <text:p text:style-name="P549">content: The content to write <text:span text:style-name="T424">(byte array)</text:span></text:p>
        </text:list-item>
        <text:list-item>
          <text:p text:style-name="P549">replaceFile: If replaceFile is true, the existing file is overwritten, else the content is appended</text:p>
        </text:list-item>
        <text:list-item>
          <text:p text:style-name="P549">startPosition: If replaceFile is false then this is the start position at which the data will be written. For appending the data at the end of the file startPosition must be &lt; 0.</text:p>
        </text:list-item>
      </text:list>
      <text:p text:style-name="P257">Return: True on success</text:p>
      <text:p text:style-name="P257">Example: <text:s/></text:p>
      <text:p text:style-name="P430"><text:span text:style-name="Absatz-Standardschriftart"><text:span text:style-name="T12">var array = Array(1,2,3,4,5,6);</text:span></text:span></text:p>
      <text:p text:style-name="P430"><text:span text:style-name="Absatz-Standardschriftart"><text:span text:style-name="T12">//Replace the file.</text:span></text:span></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30"><text:span text:style-name="Absatz-Standardschriftart"><text:span text:style-name="T12">//Append data.</text:span></text:span></text:p>
      <text:p text:style-name="P43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30"><text:span text:style-name="Absatz-Standardschriftart"><text:span text:style-name="T12">//Write from position 3.</text:span></text:span></text:p>
      <text:p text:style-name="P43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30"><text:span text:style-name="Absatz-Standardschriftart"><text:span text:style-name="T2"/></text:span></text:p>
      <text:h text:style-name="P938" text:outline-level="4">bool deleteFile(String path, bool isRelativePath=true)</text:h>
      <text:p text:style-name="P257">Deletes a file.</text:p>
      <text:p text:style-name="P257">Arguments:</text:p>
      <text:list xml:id="list180753191027036" text:continue-numbering="true" text:style-name="L32">
        <text:list-item>
          <text:p text:style-name="P549">path: The file path.</text:p>
        </text:list-item>
        <text:list-item>
          <text:p text:style-name="P549">isRelativePath: True if the file path is relative to the current script (which executes this function)</text:p>
        </text:list-item>
      </text:list>
      <text:p text:style-name="P257">Return: True on success</text:p>
      <text:p text:style-name="P257">Example: </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30"><text:span text:style-name="Absatz-Standardschriftart"><text:span text:style-name="T2"/></text:span></text:p>
      <text:h text:style-name="P938" text:outline-level="4">bool renameFile(String path, String newName)</text:h>
      <text:p text:style-name="P257">Renames a file.</text:p>
      <text:p text:style-name="P257">Arguments:</text:p>
      <text:list xml:id="list180753601859243" text:continue-numbering="true" text:style-name="L32">
        <text:list-item>
          <text:p text:style-name="P549">path: The file path.</text:p>
        </text:list-item>
        <text:list-item>
          <text:p text:style-name="P549">newName: The new name </text:p>
        </text:list-item>
      </text:list>
      <text:p text:style-name="P257">Return: True on success</text:p>
      <text:p text:style-name="P257">Example: <text:s/></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30"><text:soft-page-break/><text:span text:style-name="Absatz-Standardschriftart"><text:span text:style-name="T2"/></text:span></text:p>
      <text:h text:style-name="P938" text:outline-level="4">Array&lt;String&gt; readDirectory(String directory, bool isRelativePath=true, bool recursive=true, bool returnFiles=true, bool returnDirectories=true)</text:h>
      <text:p text:style-name="P257">Reads the content of a directory and his sub directories.</text:p>
      <text:p text:style-name="P257">Arguments:</text:p>
      <text:list xml:id="list180753757269290" text:continue-numbering="true" text:style-name="L32">
        <text:list-item>
          <text:p text:style-name="P549">directory: The directory path</text:p>
        </text:list-item>
        <text:list-item>
          <text:p text:style-name="P549">isRelativePath: True if the directory path is relative to the current script (which executes this function)</text:p>
        </text:list-item>
        <text:list-item>
          <text:p text:style-name="P549">recursive: If true the result includes the contents of all sub directories (and their sub directories)</text:p>
        </text:list-item>
        <text:list-item>
          <text:p text:style-name="P549">returnFiles: If true the result contains all found files</text:p>
        </text:list-item>
        <text:list-item>
          <text:p text:style-name="P549">returnDirectories: If true the result contains all found directories</text:p>
          <text:p text:style-name="P549"/>
        </text:list-item>
      </text:list>
      <text:p text:style-name="P257">Return: The found entries</text:p>
      <text:p text:style-name="P257">Example: <text:s/></text:p>
      <text:p text:style-name="P430"><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30"><text:span text:style-name="Absatz-Standardschriftart"><text:span text:style-name="T2"/></text:span></text:p>
      <text:h text:style-name="P938" text:outline-level="4">bool checkDirectoryExists(String path, bool isRelativePath=true)</text:h>
      <text:p text:style-name="P257">Checks if a directory exists.</text:p>
      <text:p text:style-name="P257">Arguments:</text:p>
      <text:list xml:id="list180752633225325" text:continue-numbering="true" text:style-name="L32">
        <text:list-item>
          <text:p text:style-name="P549">path: The directory path.</text:p>
        </text:list-item>
        <text:list-item>
          <text:p text:style-name="P549">isRelativePath: True if the directory path is relative to the current script (which executes this function)</text:p>
        </text:list-item>
      </text:list>
      <text:p text:style-name="P257">Return: True if the directory exists and false if not </text:p>
      <text:p text:style-name="P257">Example: <text:s/></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30"><text:span text:style-name="Absatz-Standardschriftart"><text:span text:style-name="T2"/></text:span></text:p>
      <text:h text:style-name="P938" text:outline-level="4">bool deleteDirectory(String directory, bool isRelativePath=true)</text:h>
      <text:p text:style-name="P257">Deletes a directory (must be empty).</text:p>
      <text:p text:style-name="P257">Arguments:</text:p>
      <text:list xml:id="list180753029429661" text:continue-numbering="true" text:style-name="L32">
        <text:list-item>
          <text:p text:style-name="P549">directory: The directory path.</text:p>
        </text:list-item>
        <text:list-item>
          <text:p text:style-name="P549">isRelativePath: True if the directory path is relative to the current script (which executes this function)</text:p>
        </text:list-item>
      </text:list>
      <text:p text:style-name="P257">Return: True on success</text:p>
      <text:p text:style-name="P257">Example: <text:s/></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30"><text:span text:style-name="Absatz-Standardschriftart"><text:span text:style-name="T2"/></text:span></text:p>
      <text:h text:style-name="P938" text:outline-level="4">bool deleteDirectoryRecursively(String directory, bool isRelativePath=true)</text:h>
      <text:p text:style-name="P257">Removes the directory, including all its contents.</text:p>
      <text:p text:style-name="P257">If a file or directory cannot be removed, deleteDirectoryRecursively() keeps going and attempts</text:p>
      <text:p text:style-name="P257">to delete as many files and sub-directories as possible, then returns false.</text:p>
      <text:p text:style-name="P257">If the directory was already removed, the method returns true (expected result already reached).</text:p>
      <text:p text:style-name="P257">Arguments:</text:p>
      <text:list xml:id="list180752845495941" text:continue-numbering="true" text:style-name="L32">
        <text:list-item>
          <text:p text:style-name="P549">directory: The directory path.</text:p>
        </text:list-item>
        <text:list-item>
          <text:p text:style-name="P549">isRelativePath: True if the directory path is relative to the current script (which executes this function)</text:p>
        </text:list-item>
      </text:list>
      <text:p text:style-name="P257">Return: True on success</text:p>
      <text:p text:style-name="P257"><text:soft-page-break/>Example: <text:s/></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30"><text:span text:style-name="Absatz-Standardschriftart"><text:span text:style-name="T2"/></text:span></text:p>
      <text:h text:style-name="P938" text:outline-level="4">bool createDirectory(String path, bool isRelativePath=true)</text:h>
      <text:p text:style-name="P257">Creates a directory.</text:p>
      <text:p text:style-name="P257">Arguments:</text:p>
      <text:list xml:id="list180752787989152" text:continue-numbering="true" text:style-name="L32">
        <text:list-item>
          <text:p text:style-name="P549">path: The directory path.</text:p>
        </text:list-item>
        <text:list-item>
          <text:p text:style-name="P549">isRelativePath: True if the directory path is relative to the current script (which executes this function)</text:p>
        </text:list-item>
      </text:list>
      <text:p text:style-name="P257">Return: True on success</text:p>
      <text:p text:style-name="P257">Example: <text:s text:c="2"/></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30"><text:span text:style-name="Absatz-Standardschriftart"><text:span text:style-name="T12"/></text:span></text:p>
      <text:h text:style-name="P938" text:outline-level="4">bool renameDirectory(String path, String newName)</text:h>
      <text:p text:style-name="P257">Renames a directory.</text:p>
      <text:p text:style-name="P257">Arguments:</text:p>
      <text:list xml:id="list180752870733655" text:continue-numbering="true" text:style-name="L32">
        <text:list-item>
          <text:p text:style-name="P549">path: The directory path.</text:p>
        </text:list-item>
        <text:list-item>
          <text:p text:style-name="P549">newName: The new name (always relative path)</text:p>
        </text:list-item>
      </text:list>
      <text:p text:style-name="P257">Return: True on success:</text:p>
      <text:p text:style-name="P257">Example: <text:s text:c="2"/></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30"><text:span text:style-name="Absatz-Standardschriftart"><text:span text:style-name="T2"/></text:span></text:p>
      <text:h text:style-name="P938" text:outline-level="4">bool zipDirectory(String fileName, String sourceDirName, String comment="")</text:h>
      <text:p text:style-name="P116">Zips a directory.</text:p>
      <text:p text:style-name="P257">Arguments:</text:p>
      <text:list xml:id="list180751779101816" text:continue-numbering="true" text:style-name="L32">
        <text:list-item>
          <text:p text:style-name="P549"><text:span text:style-name="T257">fileName</text:span>: <text:span text:style-name="T257">The zip file name.</text:span></text:p>
        </text:list-item>
        <text:list-item>
          <text:p text:style-name="P549"><text:span text:style-name="T257">sourceDirName</text:span>: <text:span text:style-name="T257">The source directory.</text:span></text:p>
        </text:list-item>
        <text:list-item>
          <text:p text:style-name="P558">comment: The zip file comment.</text:p>
        </text:list-item>
      </text:list>
      <text:p text:style-name="P257">Return: True on success:</text:p>
      <text:p text:style-name="P257">Example: <text:s text:c="2"/></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30"><text:span text:style-name="Absatz-Standardschriftart"><text:span text:style-name="T2"/></text:span></text:p>
      <text:h text:style-name="P938" text:outline-level="4">bool zipFiles(String fileName, <text:span text:style-name="T407">Array&lt;String&gt;</text:span> fileList, String comment="")</text:h>
      <text:p text:style-name="P254">Adds files to a zip file.</text:p>
      <text:p text:style-name="P257">Arguments:</text:p>
      <text:list xml:id="list180753560570334" text:continue-numbering="true" text:style-name="L32">
        <text:list-item>
          <text:p text:style-name="P549"><text:span text:style-name="T257">fileName</text:span>: <text:span text:style-name="T257">The zip file name.</text:span></text:p>
        </text:list-item>
        <text:list-item>
          <text:p text:style-name="P549"><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58">comment: The zip file comment.</text:p>
        </text:list-item>
      </text:list>
      <text:p text:style-name="P257">Return: True on success:</text:p>
      <text:p text:style-name="P257">Example: <text:s text:c="2"/></text:p>
      <text:p text:style-name="P255"><text:span text:style-name="Absatz-Standardschriftart"><text:span text:style-name="T12">var fileList = Array();</text:span></text:span></text:p>
      <text:p text:style-name="P255"><text:span text:style-name="Absatz-Standardschriftart"><text:span text:style-name="T12">fileList[0] = Array("C:/file1", "file1");</text:span></text:span></text:p>
      <text:p text:style-name="P255"><text:span text:style-name="Absatz-Standardschriftart"><text:span text:style-name="T12">fileList[1] = Array("C:/file2", "dir1/file2");</text:span></text:span></text:p>
      <text:p text:style-name="P255"><text:span text:style-name="Absatz-Standardschriftart"><text:span text:style-name="T12">fileList[2] = Array("C:/file3", "dir2/dir/file3");</text:span></text:span></text:p>
      <text:p text:style-name="P43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30"><text:span text:style-name="Absatz-Standardschriftart"><text:span text:style-name="T2"/></text:span></text:p>
      <text:h text:style-name="P938" text:outline-level="4">bool extractZipFile(String fileName, String destinationDirectory)</text:h>
      <text:p text:style-name="P256">Extracts a zip file.</text:p>
      <text:p text:style-name="P257"><text:soft-page-break/>Arguments:</text:p>
      <text:list xml:id="list180753537770873" text:continue-numbering="true" text:style-name="L32">
        <text:list-item>
          <text:p text:style-name="P549"><text:span text:style-name="T257">fileName</text:span>: <text:span text:style-name="T257">The zip file name.</text:span></text:p>
        </text:list-item>
        <text:list-item>
          <text:p text:style-name="P549"><text:span text:style-name="T259">destinationDirectory</text:span>: <text:span text:style-name="T259">The destination directory.</text:span></text:p>
        </text:list-item>
      </text:list>
      <text:p text:style-name="P257">Return: True on success:</text:p>
      <text:p text:style-name="P257">Example: <text:s text:c="2"/></text:p>
      <text:p text:style-name="P430"><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3"><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3"/>
      <text:h text:style-name="P939" text:outline-level="4">Static QSqlDatabase function</text:h>
      <text:p text:style-name="P30">All static QSqlDatabase function are available via the scriptSql Object. Example:</text:p>
      <text:p text:style-name="P431"><text:span text:style-name="Absatz-Standardschriftart"><text:span text:style-name="T12">var db = scriptSql.addDatabase("QSQLITE");</text:span></text:span></text:p>
      <text:p text:style-name="P431"><text:span text:style-name="Absatz-Standardschriftart"><text:span text:style-name="T12"/></text:span></text:p>
      <text:h text:style-name="P939" text:outline-level="4">Creating objects</text:h>
      <text:p text:style-name="P30">For creating SQL related Objects the scriptSql Object has following functions:</text:p>
      <text:list xml:id="list5719497192660153464" text:style-name="L34">
        <text:list-item>
          <text:p text:style-name="P867">QSqlQuery createQuery(QSqlDatabase dataBase, String query = "")</text:p>
        </text:list-item>
        <text:list-item>
          <text:p text:style-name="P867">QSqlField createField()</text:p>
        </text:list-item>
        <text:list-item>
          <text:p text:style-name="P867">QSqlRecord createRecord()</text:p>
        </text:list-item>
      </text:list>
      <text:p text:style-name="P253"/>
      <text:p text:style-name="P253">Examples of creating SQL related Objects can be found under:</text:p>
      <text:list xml:id="list7735538987217644321" text:style-name="L35">
        <text:list-item>
          <text:p text:style-name="P868">exampleScripts\WorkerScripts\TestSql</text:p>
        </text:list-item>
      </text:list>
      <text:p text:style-name="P253"/>
      <text:h text:style-name="P939" text:outline-level="4">Not supported functions</text:h>
      <text:p text:style-name="P30">Following functions are not supported:</text:p>
      <text:list xml:id="list8080276607009029745" text:style-name="L36">
        <text:list-item>
          <text:p text:style-name="P869">QSqlDriver* QSqlDatabase::driver()</text:p>
        </text:list-item>
        <text:list-item>
          <text:p text:style-name="P869">void QsqlDatabase::registerSqlDriver(const String &amp;name, QSqlDriverCreatorBase *creator)</text:p>
        </text:list-item>
        <text:list-item>
          <text:p text:style-name="P869">QSqlDatabase QSqlDatabase::addDatabase(QSqlDriver* driver, const String&amp; connectionName = QLatin1String(defaultConnection))</text:p>
        </text:list-item>
        <text:list-item>
          <text:p text:style-name="P869">QsqlDriver* QSqlQuery::driver()</text:p>
        </text:list-item>
        <text:list-item>
          <text:p text:style-name="P869">QsqlResult* QsqlQuery::result()</text:p>
          <text:p text:style-name="P869"/>
        </text:list-item>
      </text:list>
      <text:h text:style-name="P939" text:outline-level="4">Mapping of SQL related enumerations</text:h>
      <text:p text:style-name="P253">The enumeration are wrapped in quint32 values. These values can be found at the Qt SQL class descriptions. Example:</text:p>
      <text:p text:style-name="P253"/>
      <text:p text:style-name="P431"><text:span text:style-name="Absatz-Standardschriftart"><text:span text:style-name="T12">var db = scriptSql.addDatabase("QSQLITE");</text:span></text:span></text:p>
      <text:p text:style-name="P431"><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31"><text:span text:style-name="Absatz-Standardschriftart"><text:span text:style-name="T12">db.setNumericalPrecisionPolicy(0x1);</text:span></text:span></text:p>
      <text:p text:style-name="P431"><text:span text:style-name="Absatz-Standardschriftart"><text:span text:style-name="T12"/></text:span></text:p>
      <text:h text:style-name="P939" text:outline-level="4">SQL example scripts</text:h>
      <text:p text:style-name="P253">Examples scripts which demonstrates the usage of the SQL script functionalities can be found under:</text:p>
      <text:list xml:id="list180753398318394" text:continue-list="list7735538987217644321" text:style-name="L35">
        <text:list-item>
          <text:p text:style-name="P868"><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8"><text:span text:style-name="Absatz-Standardschriftart">Worker scripts can access XML files with the ScriptXmlReader and the ScriptXmlWriter classes. This 2 classes contain a subset of the Qt XML functionality.</text:span></text:p>
      <text:p text:style-name="P258"><text:span text:style-name="Absatz-Standardschriftart"/></text:p>
      <text:p text:style-name="P259"><text:span text:style-name="Absatz-Standardschriftart">Note: Example scripts which demonstrate the usage of the XML script classes class can be found under exampleScripts/WorkerScripts/TestXml.</text:span></text:p>
      <text:p text:style-name="P259"><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2">n</text:span></text:span><text:span text:style-name="Absatz-Standardschriftart"> XML reader.</text:span></text:p>
      <text:p text:style-name="P32"><text:span text:style-name="Absatz-Standardschriftart">Example: <text:s/></text:span></text:p>
      <text:p text:style-name="P283"><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2">n</text:span></text:span><text:span text:style-name="Absatz-Standardschriftart"> XML writer.</text:span></text:p>
      <text:p text:style-name="P32"><text:span text:style-name="Absatz-Standardschriftart">Example: <text:s/></text:span></text:p>
      <text:p text:style-name="P283"><text:span text:style-name="Absatz-Standardschriftart"><text:span text:style-name="T12">var writer = cust.createXmlWriter();</text:span></text:span></text:p>
      <text:p text:style-name="P283"><text:span text:style-name="Absatz-Standardschriftart"><text:span text:style-name="T12"/></text:span></text:p>
      <text:h text:style-name="Heading_20_4" text:outline-level="4"><text:span text:style-name="Absatz-Standardschriftart">ScriptXmlReader</text:span></text:h>
      <text:p text:style-name="P258"><text:span text:style-name="Absatz-Standardschriftart">Class for reading a xml file.</text:span></text:p>
      <text:h text:style-name="Heading_20_5" text:outline-level="5"><text:span text:style-name="Absatz-Standardschriftart">Number readFile(String fileName, bool isRelativePath=true)</text:span></text:h>
      <text:p text:style-name="P258"><text:span text:style-name="Absatz-Standardschriftart">Reads and parses a xml file. The parsed xml file is stored internally.</text:span></text:p>
      <text:p text:style-name="P258">Arguments:</text:p>
      <text:list xml:id="list180752335172690" text:continue-list="list180753537770873" text:style-name="L32">
        <text:list-item>
          <text:p text:style-name="P550">fileName: The name of the xml file.</text:p>
        </text:list-item>
        <text:list-item>
          <text:p text:style-name="P550">isRelativePath: True if the file path is relative to the main script.</text:p>
        </text:list-item>
      </text:list>
      <text:p text:style-name="P258"><text:span text:style-name="Absatz-Standardschriftart">Return: </text:span></text:p>
      <text:p text:style-name="P461"><text:span text:style-name="Absatz-Standardschriftart">0: success</text:span></text:p>
      <text:p text:style-name="P461"><text:span text:style-name="Absatz-Standardschriftart">1: file could not be opened</text:span></text:p>
      <text:p text:style-name="P461"><text:span text:style-name="Absatz-Standardschriftart">2: parse error</text:span></text:p>
      <text:h text:style-name="Heading_20_5" text:outline-level="5"><text:span text:style-name="Absatz-Standardschriftart">Array&lt;ScriptXmlElement*&gt; elementsByTagName(String name)</text:span></text:h>
      <text:p text:style-name="P258"><text:span text:style-name="Absatz-Standardschriftart">Returns a list containing all xml elements with the name 'name'.</text:span></text:p>
      <text:p text:style-name="P258"><text:span text:style-name="Absatz-Standardschriftart">Note: The xml root element is not included.</text:span></text:p>
      <text:p text:style-name="P258">Arguments:</text:p>
      <text:list xml:id="list180753084277218" text:continue-numbering="true" text:style-name="L32">
        <text:list-item>
          <text:p text:style-name="P550">name: The name of the xml elements.</text:p>
        </text:list-item>
      </text:list>
      <text:p text:style-name="P432"><text:span text:style-name="Absatz-Standardschriftart">Return: A list containing all xml elements.</text:span></text:p>
      <text:h text:style-name="Heading_20_5" text:outline-level="5"><text:span text:style-name="Absatz-Standardschriftart">ScriptXmlElement *getRootElement(void)</text:span></text:h>
      <text:p text:style-name="P258"><text:span text:style-name="Absatz-Standardschriftart">Returns the root </text:span><text:span text:style-name="Absatz-Standardschriftart"><text:span text:style-name="T240">XML</text:span></text:span><text:span text:style-name="Absatz-Standardschriftart"> element.</text:span></text:p>
      <text:p text:style-name="P258"><text:span text:style-name="Absatz-Standardschriftart"/></text:p>
      <text:h text:style-name="Heading_20_4" text:outline-level="4"><text:span text:style-name="Absatz-Standardschriftart">ScriptXmlElement</text:span></text:h>
      <text:p text:style-name="P258"><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8"><text:span text:style-name="Absatz-Standardschriftart">Returns the name of this element.</text:span></text:p>
      <text:p text:style-name="P258"><text:span text:style-name="Absatz-Standardschriftart"/></text:p>
      <text:h text:style-name="Heading_20_5" text:outline-level="5"><text:soft-page-break/><text:span text:style-name="Absatz-Standardschriftart">Array&lt;ScriptXmlElement*&gt; childElements(void)</text:span></text:h>
      <text:p text:style-name="P258"><text:span text:style-name="Absatz-Standardschriftart">Returns all child elements.</text:span></text:p>
      <text:h text:style-name="Heading_20_5" text:outline-level="5"><text:span text:style-name="Absatz-Standardschriftart">Array&lt;String&gt; childTextElements(void)</text:span></text:h>
      <text:p text:style-name="P258"><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8"><text:span text:style-name="Absatz-Standardschriftart">Returns all child CDATA elements.</text:span></text:p>
      <text:h text:style-name="Heading_20_5" text:outline-level="5"><text:span text:style-name="Absatz-Standardschriftart">Array&lt;String&gt; childCommentElements(void)</text:span></text:h>
      <text:p text:style-name="P258"><text:span text:style-name="Absatz-Standardschriftart">Returns all child comment elements.</text:span></text:p>
      <text:h text:style-name="Heading_20_5" text:outline-level="5"><text:span text:style-name="Absatz-Standardschriftart">String attributeValue(String attrName)</text:span></text:h>
      <text:p text:style-name="P258"><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8"><text:span text:style-name="Absatz-Standardschriftart">Returns all attributes of this element.</text:span></text:p>
      <text:p text:style-name="P258"><text:span text:style-name="Absatz-Standardschriftart"/></text:p>
      <text:h text:style-name="Heading_20_4" text:outline-level="4"><text:span text:style-name="Absatz-Standardschriftart">ScriptXmlAttribute</text:span></text:h>
      <text:p text:style-name="P258"><text:span text:style-name="Absatz-Standardschriftart">This class represents a xml attributte.</text:span></text:p>
      <text:h text:style-name="Heading_20_5" text:outline-level="5"><text:span text:style-name="Absatz-Standardschriftart">String value(void)</text:span></text:h>
      <text:p text:style-name="P258"><text:span text:style-name="Absatz-Standardschriftart">Returns the value of the attribute.</text:span></text:p>
      <text:h text:style-name="Heading_20_5" text:outline-level="5"><text:span text:style-name="Absatz-Standardschriftart">String name(void)</text:span></text:h>
      <text:p text:style-name="P258"><text:span text:style-name="Absatz-Standardschriftart">Returns the name of the attribute.</text:span></text:p>
      <text:p text:style-name="P258"><text:span text:style-name="Absatz-Standardschriftart"/></text:p>
      <text:h text:style-name="Heading_20_4" text:outline-level="4"><text:span text:style-name="Absatz-Standardschriftart">ScriptXmlWriter</text:span></text:h>
      <text:p text:style-name="P258"><text:span text:style-name="Absatz-Standardschriftart">This class provides functions for creating/writing XML files.</text:span></text:p>
      <text:p text:style-name="P258"><text:span text:style-name="Absatz-Standardschriftart">Note: All function are working on an internal XML buffer.</text:span></text:p>
      <text:p text:style-name="P258"><text:span text:style-name="Absatz-Standardschriftart">The function writteBufferToFile must be used to write the content of the internal XML buffer</text:span></text:p>
      <text:p text:style-name="P258"><text:span text:style-name="Absatz-Standardschriftart">to a file.</text:span></text:p>
      <text:h text:style-name="Heading_20_5" text:outline-level="5"><text:span text:style-name="Absatz-Standardschriftart">bool writeBufferToFile(String fileName, bool isRelativePath=true)</text:span></text:h>
      <text:p text:style-name="P258"><text:span text:style-name="Absatz-Standardschriftart">Writes the internal XML Buffer to a file.</text:span></text:p>
      <text:p text:style-name="P258">Arguments:</text:p>
      <text:list xml:id="list180753550475537" text:continue-numbering="true" text:style-name="L32">
        <text:list-item>
          <text:p text:style-name="P550">fileName: The name of the xml file.</text:p>
        </text:list-item>
        <text:list-item>
          <text:p text:style-name="P550">isRelativePath: True if the file path is relative to the main script.</text:p>
        </text:list-item>
      </text:list>
      <text:p text:style-name="P258"><text:span text:style-name="Absatz-Standardschriftart">Return: True on success.</text:span></text:p>
      <text:h text:style-name="Heading_20_5" text:outline-level="5"><text:span text:style-name="Absatz-Standardschriftart">String getInternalBuffer(void)</text:span></text:h>
      <text:p text:style-name="P258"><text:span text:style-name="Absatz-Standardschriftart">Returns the content of the internal buffer.</text:span></text:p>
      <text:h text:style-name="Heading_20_5" text:outline-level="5"><text:span text:style-name="Absatz-Standardschriftart">String clearInternalBuffer(void)</text:span></text:h>
      <text:p text:style-name="P258"><text:span text:style-name="Absatz-Standardschriftart">Clears the internal buffer.</text:span></text:p>
      <text:h text:style-name="Heading_20_5" text:outline-level="5"><text:span text:style-name="Absatz-Standardschriftart">void setCodec(String codecName)</text:span></text:h>
      <text:p text:style-name="P258"><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8"><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8"><text:span text:style-name="Absatz-Standardschriftart">Note: </text:span><text:span text:style-name="Absatz-Standardschriftart"><text:span text:style-name="T176">Common values for codecName are "ISO 8859-1", "UTF-8", and "UTF-16". If the encoding isn't recognized, nothing happens.</text:span></text:span></text:p>
      <text:p text:style-name="P258">Arguments:</text:p>
      <text:list xml:id="list180752305863651" text:continue-numbering="true" text:style-name="L32">
        <text:list-item>
          <text:p text:style-name="P550"><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8"><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8">Arguments:</text:p>
      <text:list xml:id="list180752456826082" text:continue-numbering="true" text:style-name="L32">
        <text:list-item>
          <text:p text:style-name="P550"><text:span text:style-name="Absatz-Standardschriftart">autoFormatting: The new value.</text:span></text:p>
        </text:list-item>
      </text:list>
      <text:h text:style-name="Heading_20_5" text:outline-level="5"><text:span text:style-name="Absatz-Standardschriftart">bool autoFormatting(void)</text:span></text:h>
      <text:p text:style-name="P432"><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8"><text:span text:style-name="Absatz-Standardschriftart">Set the autoFormatingIndent property. This property holds the number of spaces or tabs used for indentation when auto-formatting is enabled. Positive numbers indicate spaces, negative numbers tabs.</text:span></text:p>
      <text:p text:style-name="P258">Arguments:</text:p>
      <text:list xml:id="list180753662795922" text:continue-numbering="true" text:style-name="L32">
        <text:list-item>
          <text:p text:style-name="P550"><text:span text:style-name="Absatz-Standardschriftart">spacesOrTabs: The new value.</text:span></text:p>
        </text:list-item>
      </text:list>
      <text:h text:style-name="Heading_20_5" text:outline-level="5"><text:span text:style-name="Absatz-Standardschriftart">Number autoFormattingIndent(void)</text:span></text:h>
      <text:p text:style-name="P432"><text:span text:style-name="Absatz-Standardschriftart">Returns the autoFormatingIndent property.</text:span></text:p>
      <text:h text:style-name="Heading_20_5" text:outline-level="5"><text:span text:style-name="Absatz-Standardschriftart">void writeStartDocument(String version="1.0")</text:span></text:h>
      <text:p text:style-name="P258"><text:span text:style-name="Absatz-Standardschriftart">Writes a document start <text:s/>with the attribute version.</text:span></text:p>
      <text:p text:style-name="P258">Arguments:</text:p>
      <text:list xml:id="list180752832474077" text:continue-numbering="true" text:style-name="L32">
        <text:list-item>
          <text:p text:style-name="P550"><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8"><text:span text:style-name="Absatz-Standardschriftart">Writes a document start with the attributes version and standalone.</text:span></text:p>
      <text:p text:style-name="P258">Arguments:</text:p>
      <text:list xml:id="list180752452626300" text:continue-numbering="true" text:style-name="L32">
        <text:list-item>
          <text:p text:style-name="P550"><text:span text:style-name="Absatz-Standardschriftart">standalone: True if the standalone attributes shall be written.</text:span></text:p>
        </text:list-item>
        <text:list-item>
          <text:p text:style-name="P550"><text:span text:style-name="Absatz-Standardschriftart">version: The XML version.</text:span></text:p>
        </text:list-item>
      </text:list>
      <text:h text:style-name="Heading_20_5" text:outline-level="5"><text:span text:style-name="Absatz-Standardschriftart">void writeEndDocument(void)</text:span></text:h>
      <text:p text:style-name="P432"><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8"><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8"><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8">Arguments:</text:p>
      <text:list xml:id="list180753034021490" text:continue-numbering="true" text:style-name="L32">
        <text:list-item>
          <text:p text:style-name="P550"><text:span text:style-name="Absatz-Standardschriftart">namespaceUri: The namespace URI.</text:span></text:p>
        </text:list-item>
        <text:list-item>
          <text:p text:style-name="P550"><text:span text:style-name="Absatz-Standardschriftart">prefix: The prefix.</text:span></text:p>
        </text:list-item>
      </text:list>
      <text:h text:style-name="Heading_20_5" text:outline-level="5"><text:span text:style-name="Absatz-Standardschriftart">void writeDefaultNamespace(String namespaceUri)</text:span></text:h>
      <text:p text:style-name="P258"><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8"><text:span text:style-name="Absatz-Standardschriftart">Note that the namespaces http://www.w3.org/XML/1998/namespace (bound to xmlns) and http://www.w3.org/2000/xmlns/ (bound to xml) by definition cannot be declared as default.</text:span></text:p>
      <text:p text:style-name="P258">Arguments:</text:p>
      <text:list xml:id="list180751962551014" text:continue-numbering="true" text:style-name="L32">
        <text:list-item>
          <text:p text:style-name="P550"><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8"><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8">Arguments:</text:p>
      <text:list xml:id="list180753331097974" text:continue-numbering="true" text:style-name="L32">
        <text:list-item>
          <text:p text:style-name="P550"><text:span text:style-name="Absatz-Standardschriftart">name: The name of the element.</text:span></text:p>
        </text:list-item>
        <text:list-item>
          <text:p text:style-name="P550"><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8"><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8">Arguments:</text:p>
      <text:list xml:id="list180752017511342" text:continue-numbering="true" text:style-name="L32">
        <text:list-item>
          <text:p text:style-name="P550"><text:span text:style-name="Absatz-Standardschriftart">name: The name of the element.</text:span></text:p>
        </text:list-item>
        <text:list-item>
          <text:p text:style-name="P550"><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8"><text:span text:style-name="Absatz-Standardschriftart">Writes a text element with name, prefixed for the specified namespaceUri, and text. If the namespace has not been declared, ScriptXmlWriter will generate a namespace declaration for it.</text:span></text:p>
      <text:p text:style-name="P258"><text:span text:style-name="Absatz-Standardschriftart">This is a convenience function equivalent to:</text:span></text:p>
      <text:p text:style-name="P432"><text:span text:style-name="Absatz-Standardschriftart"><text:span text:style-name="T12">writeStartElement(name, namespaceUri);</text:span></text:span></text:p>
      <text:p text:style-name="P432"><text:span text:style-name="Absatz-Standardschriftart"><text:span text:style-name="T12">writeCharacters(text);</text:span></text:span></text:p>
      <text:p text:style-name="P432"><text:span text:style-name="Absatz-Standardschriftart"><text:span text:style-name="T12">writeEndElement();</text:span></text:span></text:p>
      <text:p text:style-name="P258">Arguments:</text:p>
      <text:list xml:id="list180753663491123" text:continue-numbering="true" text:style-name="L32">
        <text:list-item>
          <text:p text:style-name="P550"><text:span text:style-name="Absatz-Standardschriftart">name: The name of the element.</text:span></text:p>
        </text:list-item>
        <text:list-item>
          <text:p text:style-name="P550"><text:span text:style-name="Absatz-Standardschriftart">text: The text.</text:span></text:p>
        </text:list-item>
        <text:list-item>
          <text:p text:style-name="P550"><text:span text:style-name="Absatz-Standardschriftart">namespaceUri: The namespace URI.</text:span></text:p>
        </text:list-item>
      </text:list>
      <text:h text:style-name="Heading_20_5" text:outline-level="5"><text:span text:style-name="Absatz-Standardschriftart">void writeEndElement(void)</text:span></text:h>
      <text:p text:style-name="P432"><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8"><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8">Arguments:</text:p>
      <text:list xml:id="list180753023661040" text:continue-numbering="true" text:style-name="L32">
        <text:list-item>
          <text:p text:style-name="P550"><text:span text:style-name="Absatz-Standardschriftart">name: The name of the attribute.</text:span></text:p>
        </text:list-item>
        <text:list-item>
          <text:p text:style-name="P550"><text:span text:style-name="Absatz-Standardschriftart">value: The value of the attribute.</text:span></text:p>
        </text:list-item>
        <text:list-item>
          <text:p text:style-name="P550"><text:span text:style-name="Absatz-Standardschriftart">namespaceUri: The namespace URI.</text:span></text:p>
        </text:list-item>
      </text:list>
      <text:h text:style-name="Heading_20_5" text:outline-level="5"><text:span text:style-name="Absatz-Standardschriftart">void writeCDATA(String text)</text:span></text:h>
      <text:p text:style-name="P258"><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8"><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8"><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8"><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8"><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8"><text:span text:style-name="Absatz-Standardschriftart">Writes an XML processing instruction with target and data, where data must not contain the sequence "?&gt;".</text:span></text:p>
      <text:p text:style-name="P258">Arguments:</text:p>
      <text:list xml:id="list180753741757163" text:continue-numbering="true" text:style-name="L32">
        <text:list-item>
          <text:p text:style-name="P551"><text:span text:style-name="Absatz-Standardschriftart">target: The target</text:span></text:p>
        </text:list-item>
        <text:list-item>
          <text:p text:style-name="P551"><text:span text:style-name="Absatz-Standardschriftart"><text:span text:style-name="T72">data: The data.</text:span></text:span></text:p>
        </text:list-item>
      </text:list>
      <text:p text:style-name="P283"><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1663826279625798921" text:style-name="L37">
        <text:list-item>
          <text:p text:style-name="P559">data: The data for calculating the CRC</text:p>
        </text:list-item>
      </text:list>
      <text:p text:style-name="P33">Return: The CRC</text:p>
      <text:p text:style-name="P32">Example: <text:s/></text:p>
      <text:p text:style-name="P283"><text:span text:style-name="Absatz-Standardschriftart"><text:span text:style-name="T12">var dataArray = Array(0, 1, 2, 3, 4, 5, 6, 7)</text:span></text:span></text:p>
      <text:p text:style-name="P283"><text:span text:style-name="Absatz-Standardschriftart"><text:span text:style-name="T12">var crc = <text:s/>scriptThread.calculateCrc8(dataArray);</text:span></text:span></text:p>
      <text:p text:style-name="P283"/>
      <text:p text:style-name="P283">Following code is used to calculate the CRC8: <text:s/></text:p>
      <text:p text:style-name="P283"><text:soft-page-break/></text:p>
      <text:p text:style-name="P283"><text:span text:style-name="Absatz-Standardschriftart"><text:span text:style-name="T12">quint8 ScriptThread::calculateCrc8(Array&lt;unsigned char&gt; data)</text:span></text:span></text:p>
      <text:p text:style-name="P283"><text:span text:style-name="Absatz-Standardschriftart"><text:span text:style-name="T12">{</text:span></text:span></text:p>
      <text:p text:style-name="P283"><text:span text:style-name="Absatz-Standardschriftart"><text:span text:style-name="T12"><text:s text:c="4"/>static const quint8 crc8Table[] = {</text:span></text:span></text:p>
      <text:p text:style-name="P283"><text:span text:style-name="Absatz-Standardschriftart"><text:span text:style-name="T12"><text:s text:c="8"/>0x00, 0x3e, 0x7c, 0x42, 0xf8, 0xc6, 0x84, 0xba, 0x95, 0xab, 0xe9, 0xd7,</text:span></text:span></text:p>
      <text:p text:style-name="P283"><text:span text:style-name="Absatz-Standardschriftart"><text:span text:style-name="T12"><text:s text:c="8"/>0x6d, 0x53, 0x11, 0x2f, 0x4f, 0x71, 0x33, 0x0d, 0xb7, 0x89, 0xcb, 0xf5,</text:span></text:span></text:p>
      <text:p text:style-name="P283"><text:span text:style-name="Absatz-Standardschriftart"><text:span text:style-name="T12"><text:s text:c="8"/>0xda, 0xe4, 0xa6, 0x98, 0x22, 0x1c, 0x5e, 0x60, 0x9e, 0xa0, 0xe2, 0xdc,</text:span></text:span></text:p>
      <text:p text:style-name="P283"><text:span text:style-name="Absatz-Standardschriftart"><text:span text:style-name="T12"><text:s text:c="8"/>0x66, 0x58, 0x1a, 0x24, 0x0b, 0x35, 0x77, 0x49, 0xf3, 0xcd, 0x8f, 0xb1,</text:span></text:span></text:p>
      <text:p text:style-name="P283"><text:span text:style-name="Absatz-Standardschriftart"><text:span text:style-name="T12"><text:s text:c="8"/>0xd1, 0xef, 0xad, 0x93, 0x29, 0x17, 0x55, 0x6b, 0x44, 0x7a, 0x38, 0x06,</text:span></text:span></text:p>
      <text:p text:style-name="P283"><text:span text:style-name="Absatz-Standardschriftart"><text:span text:style-name="T12"><text:s text:c="8"/>0xbc, 0x82, 0xc0, 0xfe, 0x59, 0x67, 0x25, 0x1b, 0xa1, 0x9f, 0xdd, 0xe3,</text:span></text:span></text:p>
      <text:p text:style-name="P283"><text:span text:style-name="Absatz-Standardschriftart"><text:span text:style-name="T12"><text:s text:c="8"/>0xcc, 0xf2, 0xb0, 0x8e, 0x34, 0x0a, 0x48, 0x76, 0x16, 0x28, 0x6a, 0x54,</text:span></text:span></text:p>
      <text:p text:style-name="P283"><text:span text:style-name="Absatz-Standardschriftart"><text:span text:style-name="T12"><text:s text:c="8"/>0xee, 0xd0, 0x92, 0xac, 0x83, 0xbd, 0xff, 0xc1, 0x7b, 0x45, 0x07, 0x39,</text:span></text:span></text:p>
      <text:p text:style-name="P283"><text:span text:style-name="Absatz-Standardschriftart"><text:span text:style-name="T12"><text:s text:c="8"/>0xc7, 0xf9, 0xbb, 0x85, 0x3f, 0x01, 0x43, 0x7d, 0x52, 0x6c, 0x2e, 0x10,</text:span></text:span></text:p>
      <text:p text:style-name="P283"><text:span text:style-name="Absatz-Standardschriftart"><text:span text:style-name="T12"><text:s text:c="8"/>0xaa, 0x94, 0xd6, 0xe8, 0x88, 0xb6, 0xf4, 0xca, 0x70, 0x4e, 0x0c, 0x32,</text:span></text:span></text:p>
      <text:p text:style-name="P283"><text:span text:style-name="Absatz-Standardschriftart"><text:span text:style-name="T12"><text:s text:c="8"/>0x1d, 0x23, 0x61, 0x5f, 0xe5, 0xdb, 0x99, 0xa7, 0xb2, 0x8c, 0xce, 0xf0,</text:span></text:span></text:p>
      <text:p text:style-name="P283"><text:span text:style-name="Absatz-Standardschriftart"><text:span text:style-name="T12"><text:s text:c="8"/>0x4a, 0x74, 0x36, 0x08, 0x27, 0x19, 0x5b, 0x65, 0xdf, 0xe1, 0xa3, 0x9d,</text:span></text:span></text:p>
      <text:p text:style-name="P283"><text:span text:style-name="Absatz-Standardschriftart"><text:span text:style-name="T12"><text:s text:c="8"/>0xfd, 0xc3, 0x81, 0xbf, 0x05, 0x3b, 0x79, 0x47, 0x68, 0x56, 0x14, 0x2a,</text:span></text:span></text:p>
      <text:p text:style-name="P283"><text:span text:style-name="Absatz-Standardschriftart"><text:span text:style-name="T12"><text:s text:c="8"/>0x90, 0xae, 0xec, 0xd2, 0x2c, 0x12, 0x50, 0x6e, 0xd4, 0xea, 0xa8, 0x96,</text:span></text:span></text:p>
      <text:p text:style-name="P283"><text:span text:style-name="Absatz-Standardschriftart"><text:span text:style-name="T12"><text:s text:c="8"/>0xb9, 0x87, 0xc5, 0xfb, 0x41, 0x7f, 0x3d, 0x03, 0x63, 0x5d, 0x1f, 0x21,</text:span></text:span></text:p>
      <text:p text:style-name="P283"><text:span text:style-name="Absatz-Standardschriftart"><text:span text:style-name="T12"><text:s text:c="8"/>0x9b, 0xa5, 0xe7, 0xd9, 0xf6, 0xc8, 0x8a, 0xb4, 0x0e, 0x30, 0x72, 0x4c,</text:span></text:span></text:p>
      <text:p text:style-name="P283"><text:span text:style-name="Absatz-Standardschriftart"><text:span text:style-name="T12"><text:s text:c="8"/>0xeb, 0xd5, 0x97, 0xa9, 0x13, 0x2d, 0x6f, 0x51, 0x7e, 0x40, 0x02, 0x3c,</text:span></text:span></text:p>
      <text:p text:style-name="P283"><text:span text:style-name="Absatz-Standardschriftart"><text:span text:style-name="T12"><text:s text:c="8"/>0x86, 0xb8, 0xfa, 0xc4, 0xa4, 0x9a, 0xd8, 0xe6, 0x5c, 0x62, 0x20, 0x1e,</text:span></text:span></text:p>
      <text:p text:style-name="P283"><text:span text:style-name="Absatz-Standardschriftart"><text:span text:style-name="T12"><text:s text:c="8"/>0x31, 0x0f, 0x4d, 0x73, 0xc9, 0xf7, 0xb5, 0x8b, 0x75, 0x4b, 0x09, 0x37,</text:span></text:span></text:p>
      <text:p text:style-name="P283"><text:span text:style-name="Absatz-Standardschriftart"><text:span text:style-name="T12"><text:s text:c="8"/>0x8d, 0xb3, 0xf1, 0xcf, 0xe0, 0xde, 0x9c, 0xa2, 0x18, 0x26, 0x64, 0x5a,</text:span></text:span></text:p>
      <text:p text:style-name="P283"><text:span text:style-name="Absatz-Standardschriftart"><text:span text:style-name="T12"><text:s text:c="8"/>0x3a, 0x04, 0x46, 0x78, 0xc2, 0xfc, 0xbe, 0x80, 0xaf, 0x91, 0xd3, 0xed,</text:span></text:span></text:p>
      <text:p text:style-name="P283"><text:span text:style-name="Absatz-Standardschriftart"><text:span text:style-name="T12"><text:s text:c="8"/>0x57, 0x69, 0x2b, 0x15};</text:span></text:span></text:p>
      <text:p text:style-name="P283"><text:span text:style-name="Absatz-Standardschriftart"><text:span text:style-name="T12"/></text:span></text:p>
      <text:p text:style-name="P283"><text:span text:style-name="Absatz-Standardschriftart"><text:span text:style-name="T12"><text:s text:c="4"/>quint8 crc <text:s/>= 0xff;</text:span></text:span></text:p>
      <text:p text:style-name="P283"><text:span text:style-name="Absatz-Standardschriftart"><text:span text:style-name="T12"><text:s text:c="4"/>for (auto val : data)</text:span></text:span></text:p>
      <text:p text:style-name="P283"><text:span text:style-name="Absatz-Standardschriftart"><text:span text:style-name="T12"><text:s text:c="4"/>{</text:span></text:span></text:p>
      <text:p text:style-name="P283"><text:span text:style-name="Absatz-Standardschriftart"><text:span text:style-name="T12"><text:s text:c="8"/>crc = crc8Table[(crc ^ val) &amp; 0xff];</text:span></text:span></text:p>
      <text:p text:style-name="P283"><text:span text:style-name="Absatz-Standardschriftart"><text:span text:style-name="T12"><text:s text:c="4"/>}</text:span></text:span></text:p>
      <text:p text:style-name="P283"><text:span text:style-name="Absatz-Standardschriftart"><text:span text:style-name="T12"><text:s text:c="4"/>crc = ~crc;</text:span></text:span></text:p>
      <text:p text:style-name="P283"><text:span text:style-name="Absatz-Standardschriftart"><text:span text:style-name="T12"><text:s text:c="4"/>return crc;</text:span></text:span></text:p>
      <text:p text:style-name="P283"><text:span text:style-name="Absatz-Standardschriftart"><text:span text:style-name="T12">}</text:span></text:span></text:p>
      <text:p text:style-name="P283"><text:span text:style-name="Absatz-Standardschriftart"><text:span text:style-name="T2"/></text:span></text:p>
      <text:h text:style-name="P940"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50">Calculates a crc8 with a given polynomial.</text:p>
      <text:p text:style-name="P149">Arguments:</text:p>
      <text:list xml:id="list180752348342127" text:continue-numbering="true" text:style-name="L37">
        <text:list-item>
          <text:p text:style-name="P560">data: The data <text:span text:style-name="T418">(byte array) </text:span>for calculating the CRC</text:p>
        </text:list-item>
        <text:list-item>
          <text:p text:style-name="P870">polynomial: The used polynomial</text:p>
        </text:list-item>
        <text:list-item>
          <text:p text:style-name="P872">startValue: The CRC start value</text:p>
        </text:list-item>
      </text:list>
      <text:p text:style-name="P40">Return: The CRC</text:p>
      <text:p text:style-name="P149">Example: <text:s/></text:p>
      <text:p text:style-name="P359"><text:span text:style-name="Absatz-Standardschriftart"><text:span text:style-name="T12">var dataArray = Array(0, 1, 2, 3, 4, 5, 6, 7)</text:span></text:span></text:p>
      <text:p text:style-name="P359"><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59"><text:span text:style-name="Absatz-Standardschriftart"><text:span text:style-name="T2"/></text:span></text:p>
      <text:p text:style-name="P359">Following code is used to calculate the CRC8: <text:s/></text:p>
      <text:p text:style-name="P359"/>
      <text:p text:style-name="P359"><text:span text:style-name="Absatz-Standardschriftart"><text:span text:style-name="T14">quint8 CRC::calculateCrc8(const QVector&lt;unsigned char&gt; data,</text:span></text:span></text:p>
      <text:p text:style-name="P360"><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59"><text:span text:style-name="Absatz-Standardschriftart"><text:span text:style-name="T14">{</text:span></text:span></text:p>
      <text:p text:style-name="P36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59"><text:span text:style-name="Absatz-Standardschriftart"><text:span text:style-name="T14"><text:s text:c="4"/>const qint32 BITS_PER_BYTE = 8;</text:span></text:span></text:p>
      <text:p text:style-name="P359"><text:span text:style-name="Absatz-Standardschriftart"><text:span text:style-name="T14"><text:tab/></text:span></text:span></text:p>
      <text:p text:style-name="P359"><text:span text:style-name="Absatz-Standardschriftart"><text:span text:style-name="T14"><text:tab/>for( auto val: data )</text:span></text:span></text:p>
      <text:p text:style-name="P359"><text:span text:style-name="Absatz-Standardschriftart"><text:span text:style-name="T14"><text:tab/>{</text:span></text:span></text:p>
      <text:p text:style-name="P521"><text:span text:style-name="Absatz-Standardschriftart"><text:span text:style-name="T14"><text:tab/>crc = crc ^ val;</text:span></text:span></text:p>
      <text:p text:style-name="P521"><text:span text:style-name="Absatz-Standardschriftart"><text:span text:style-name="T14"><text:tab/>for( qint32 i = 0; i &lt; BITS_PER_BYTE; ++i )</text:span></text:span></text:p>
      <text:p text:style-name="P521"><text:span text:style-name="Absatz-Standardschriftart"><text:span text:style-name="T14"><text:tab/>{</text:span></text:span></text:p>
      <text:p text:style-name="P359"><text:span text:style-name="Absatz-Standardschriftart"><text:span text:style-name="T14"><text:tab/><text:tab/><text:tab/>if( (crc &amp; 0x80) != 0 )</text:span></text:span></text:p>
      <text:p text:style-name="P359"><text:span text:style-name="Absatz-Standardschriftart"><text:span text:style-name="T14"><text:tab/><text:tab/><text:tab/>{</text:span></text:span></text:p>
      <text:p text:style-name="P359"><text:span text:style-name="Absatz-Standardschriftart"><text:span text:style-name="T14"><text:s text:c="16"/><text:tab/><text:tab/>crc = ((crc &lt;&lt; 1)) ^ polynomial;</text:span></text:span></text:p>
      <text:p text:style-name="P359"><text:span text:style-name="Absatz-Standardschriftart"><text:span text:style-name="T14"><text:tab/><text:tab/><text:tab/>}</text:span></text:span></text:p>
      <text:p text:style-name="P359"><text:span text:style-name="Absatz-Standardschriftart"><text:span text:style-name="T14"><text:tab/><text:tab/><text:tab/>else</text:span></text:span></text:p>
      <text:p text:style-name="P359"><text:span text:style-name="Absatz-Standardschriftart"><text:span text:style-name="T14"><text:tab/><text:tab/><text:tab/>{</text:span></text:span></text:p>
      <text:p text:style-name="P359"><text:span text:style-name="Absatz-Standardschriftart"><text:span text:style-name="T14"><text:tab/><text:tab/><text:tab/><text:tab/>crc = (crc &lt;&lt; 1);</text:span></text:span></text:p>
      <text:p text:style-name="P359"><text:span text:style-name="Absatz-Standardschriftart"><text:span text:style-name="T14"><text:tab/><text:tab/><text:tab/>}</text:span></text:span></text:p>
      <text:p text:style-name="P359"><text:soft-page-break/><text:span text:style-name="Absatz-Standardschriftart"><text:span text:style-name="T14"><text:tab/><text:tab/>}</text:span></text:span></text:p>
      <text:p text:style-name="P359"><text:span text:style-name="Absatz-Standardschriftart"><text:span text:style-name="T14"><text:tab/>}</text:span></text:span></text:p>
      <text:p text:style-name="P359"><text:span text:style-name="Absatz-Standardschriftart"><text:span text:style-name="T14"><text:tab/></text:span></text:span></text:p>
      <text:p text:style-name="P359"><text:span text:style-name="Absatz-Standardschriftart"><text:span text:style-name="T14"><text:tab/>return crc;<text:tab/></text:span></text:span></text:p>
      <text:p text:style-name="P359"><text:span text:style-name="Absatz-Standardschriftart"><text:span text:style-name="T14">}</text:span></text:span></text:p>
      <text:p text:style-name="P283"><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2">Calculates a CRC16.</text:p>
      <text:p text:style-name="P32">Arguments:</text:p>
      <text:list xml:id="list180752925599404" text:continue-numbering="true" text:style-name="L37">
        <text:list-item>
          <text:p text:style-name="P561">data: The data <text:span text:style-name="T418">(byte array) </text:span>for calculating the CRC</text:p>
        </text:list-item>
      </text:list>
      <text:p text:style-name="P33">Return: The CRC</text:p>
      <text:p text:style-name="P32">Example: <text:s/></text:p>
      <text:p text:style-name="P283"><text:span text:style-name="Absatz-Standardschriftart"><text:span text:style-name="T12">var dataArray = Array(0, 1, 2, 3, 4, 5, 6, 7)</text:span></text:span></text:p>
      <text:p text:style-name="P283"><text:span text:style-name="Absatz-Standardschriftart"><text:span text:style-name="T12">var crc = <text:s/>scriptThread.calculateCrc16(dataArray);</text:span></text:span></text:p>
      <text:p text:style-name="P283"/>
      <text:p text:style-name="P283">Following code is used to calculate the CRC16: <text:s/></text:p>
      <text:p text:style-name="P283"/>
      <text:p text:style-name="P283"><text:span text:style-name="Absatz-Standardschriftart"><text:span text:style-name="T12">quint16 ScriptThread::calculateCrc16(Array&lt;unsigned char&gt; data)</text:span></text:span></text:p>
      <text:p text:style-name="P283"><text:span text:style-name="Absatz-Standardschriftart"><text:span text:style-name="T12">{</text:span></text:span></text:p>
      <text:p text:style-name="P283"><text:span text:style-name="Absatz-Standardschriftart"><text:span text:style-name="T12"><text:s text:c="4"/>static const quint16 crc16Table[256] =</text:span></text:span></text:p>
      <text:p text:style-name="P283"><text:span text:style-name="Absatz-Standardschriftart"><text:span text:style-name="T12"><text:s text:c="4"/>{</text:span></text:span></text:p>
      <text:p text:style-name="P283"><text:span text:style-name="Absatz-Standardschriftart"><text:span text:style-name="T12"><text:s text:c="5"/>0x0000, 0xC0C1, 0xC181, 0x0140, 0xC301, 0x03C0, 0x0280, 0xC241,</text:span></text:span></text:p>
      <text:p text:style-name="P283"><text:span text:style-name="Absatz-Standardschriftart"><text:span text:style-name="T12"><text:s text:c="5"/>0xC601, 0x06C0, 0x0780, 0xC741, 0x0500, 0xC5C1, 0xC481, 0x0440,</text:span></text:span></text:p>
      <text:p text:style-name="P283"><text:span text:style-name="Absatz-Standardschriftart"><text:span text:style-name="T12"><text:s text:c="5"/>0xCC01, 0x0CC0, 0x0D80, 0xCD41, 0x0F00, 0xCFC1, 0xCE81, 0x0E40,</text:span></text:span></text:p>
      <text:p text:style-name="P283"><text:span text:style-name="Absatz-Standardschriftart"><text:span text:style-name="T12"><text:s text:c="5"/>0x0A00, 0xCAC1, 0xCB81, 0x0B40, 0xC901, 0x09C0, 0x0880, 0xC841,</text:span></text:span></text:p>
      <text:p text:style-name="P283"><text:span text:style-name="Absatz-Standardschriftart"><text:span text:style-name="T12"><text:s text:c="5"/>0xD801, 0x18C0, 0x1980, 0xD941, 0x1B00, 0xDBC1, 0xDA81, 0x1A40,</text:span></text:span></text:p>
      <text:p text:style-name="P283"><text:span text:style-name="Absatz-Standardschriftart"><text:span text:style-name="T12"><text:s text:c="5"/>0x1E00, 0xDEC1, 0xDF81, 0x1F40, 0xDD01, 0x1DC0, 0x1C80, 0xDC41,</text:span></text:span></text:p>
      <text:p text:style-name="P283"><text:span text:style-name="Absatz-Standardschriftart"><text:span text:style-name="T12"><text:s text:c="5"/>0x1400, 0xD4C1, 0xD581, 0x1540, 0xD701, 0x17C0, 0x1680, 0xD641,</text:span></text:span></text:p>
      <text:p text:style-name="P283"><text:span text:style-name="Absatz-Standardschriftart"><text:span text:style-name="T12"><text:s text:c="5"/>0xD201, 0x12C0, 0x1380, 0xD341, 0x1100, 0xD1C1, 0xD081, 0x1040,</text:span></text:span></text:p>
      <text:p text:style-name="P283"><text:span text:style-name="Absatz-Standardschriftart"><text:span text:style-name="T12"><text:s text:c="5"/>0xF001, 0x30C0, 0x3180, 0xF141, 0x3300, 0xF3C1, 0xF281, 0x3240,</text:span></text:span></text:p>
      <text:p text:style-name="P283"><text:span text:style-name="Absatz-Standardschriftart"><text:span text:style-name="T12"><text:s text:c="5"/>0x3600, 0xF6C1, 0xF781, 0x3740, 0xF501, 0x35C0, 0x3480, 0xF441,</text:span></text:span></text:p>
      <text:p text:style-name="P283"><text:span text:style-name="Absatz-Standardschriftart"><text:span text:style-name="T12"><text:s text:c="5"/>0x3C00, 0xFCC1, 0xFD81, 0x3D40, 0xFF01, 0x3FC0, 0x3E80, 0xFE41,</text:span></text:span></text:p>
      <text:p text:style-name="P283"><text:span text:style-name="Absatz-Standardschriftart"><text:span text:style-name="T12"><text:s text:c="5"/>0xFA01, 0x3AC0, 0x3B80, 0xFB41, 0x3900, 0xF9C1, 0xF881, 0x3840,</text:span></text:span></text:p>
      <text:p text:style-name="P283"><text:span text:style-name="Absatz-Standardschriftart"><text:span text:style-name="T12"><text:s text:c="5"/>0x2800, 0xE8C1, 0xE981, 0x2940, 0xEB01, 0x2BC0, 0x2A80, 0xEA41,</text:span></text:span></text:p>
      <text:p text:style-name="P283"><text:span text:style-name="Absatz-Standardschriftart"><text:span text:style-name="T12"><text:s text:c="5"/>0xEE01, 0x2EC0, 0x2F80, 0xEF41, 0x2D00, 0xEDC1, 0xEC81, 0x2C40,</text:span></text:span></text:p>
      <text:p text:style-name="P283"><text:span text:style-name="Absatz-Standardschriftart"><text:span text:style-name="T12"><text:s text:c="5"/>0xE401, 0x24C0, 0x2580, 0xE541, 0x2700, 0xE7C1, 0xE681, 0x2640,</text:span></text:span></text:p>
      <text:p text:style-name="P283"><text:span text:style-name="Absatz-Standardschriftart"><text:span text:style-name="T12"><text:s text:c="5"/>0x2200, 0xE2C1, 0xE381, 0x2340, 0xE101, 0x21C0, 0x2080, 0xE041,</text:span></text:span></text:p>
      <text:p text:style-name="P283"><text:span text:style-name="Absatz-Standardschriftart"><text:span text:style-name="T12"><text:s text:c="5"/>0xA001, 0x60C0, 0x6180, 0xA141, 0x6300, 0xA3C1, 0xA281, 0x6240,</text:span></text:span></text:p>
      <text:p text:style-name="P283"><text:span text:style-name="Absatz-Standardschriftart"><text:span text:style-name="T12"><text:s text:c="5"/>0x6600, 0xA6C1, 0xA781, 0x6740, 0xA501, 0x65C0, 0x6480, 0xA441,</text:span></text:span></text:p>
      <text:p text:style-name="P283"><text:span text:style-name="Absatz-Standardschriftart"><text:span text:style-name="T12"><text:s text:c="5"/>0x6C00, 0xACC1, 0xAD81, 0x6D40, 0xAF01, 0x6FC0, 0x6E80, 0xAE41,</text:span></text:span></text:p>
      <text:p text:style-name="P283"><text:span text:style-name="Absatz-Standardschriftart"><text:span text:style-name="T12"><text:s text:c="5"/>0xAA01, 0x6AC0, 0x6B80, 0xAB41, 0x6900, 0xA9C1, 0xA881, 0x6840,</text:span></text:span></text:p>
      <text:p text:style-name="P283"><text:span text:style-name="Absatz-Standardschriftart"><text:span text:style-name="T12"><text:s text:c="5"/>0x7800, 0xB8C1, 0xB981, 0x7940, 0xBB01, 0x7BC0, 0x7A80, 0xBA41,</text:span></text:span></text:p>
      <text:p text:style-name="P283"><text:span text:style-name="Absatz-Standardschriftart"><text:span text:style-name="T12"><text:s text:c="5"/>0xBE01, 0x7EC0, 0x7F80, 0xBF41, 0x7D00, 0xBDC1, 0xBC81, 0x7C40,</text:span></text:span></text:p>
      <text:p text:style-name="P283"><text:span text:style-name="Absatz-Standardschriftart"><text:span text:style-name="T12"><text:s text:c="5"/>0xB401, 0x74C0, 0x7580, 0xB541, 0x7700, 0xB7C1, 0xB681, 0x7640,</text:span></text:span></text:p>
      <text:p text:style-name="P283"><text:span text:style-name="Absatz-Standardschriftart"><text:span text:style-name="T12"><text:s text:c="5"/>0x7200, 0xB2C1, 0xB381, 0x7340, 0xB101, 0x71C0, 0x7080, 0xB041,</text:span></text:span></text:p>
      <text:p text:style-name="P283"><text:span text:style-name="Absatz-Standardschriftart"><text:span text:style-name="T12"><text:s text:c="5"/>0x5000, 0x90C1, 0x9181, 0x5140, 0x9301, 0x53C0, 0x5280, 0x9241,</text:span></text:span></text:p>
      <text:p text:style-name="P283"><text:span text:style-name="Absatz-Standardschriftart"><text:span text:style-name="T12"><text:s text:c="5"/>0x9601, 0x56C0, 0x5780, 0x9741, 0x5500, 0x95C1, 0x9481, 0x5440,</text:span></text:span></text:p>
      <text:p text:style-name="P283"><text:span text:style-name="Absatz-Standardschriftart"><text:span text:style-name="T12"><text:s text:c="5"/>0x9C01, 0x5CC0, 0x5D80, 0x9D41, 0x5F00, 0x9FC1, 0x9E81, 0x5E40,</text:span></text:span></text:p>
      <text:p text:style-name="P283"><text:span text:style-name="Absatz-Standardschriftart"><text:span text:style-name="T12"><text:s text:c="5"/>0x5A00, 0x9AC1, 0x9B81, 0x5B40, 0x9901, 0x59C0, 0x5880, 0x9841,</text:span></text:span></text:p>
      <text:p text:style-name="P283"><text:span text:style-name="Absatz-Standardschriftart"><text:span text:style-name="T12"><text:s text:c="5"/>0x8801, 0x48C0, 0x4980, 0x8941, 0x4B00, 0x8BC1, 0x8A81, 0x4A40,</text:span></text:span></text:p>
      <text:p text:style-name="P283"><text:span text:style-name="Absatz-Standardschriftart"><text:span text:style-name="T12"><text:s text:c="5"/>0x4E00, 0x8EC1, 0x8F81, 0x4F40, 0x8D01, 0x4DC0, 0x4C80, 0x8C41,</text:span></text:span></text:p>
      <text:p text:style-name="P283"><text:span text:style-name="Absatz-Standardschriftart"><text:span text:style-name="T12"><text:s text:c="5"/>0x4400, 0x84C1, 0x8581, 0x4540, 0x8701, 0x47C0, 0x4680, 0x8641,</text:span></text:span></text:p>
      <text:p text:style-name="P283"><text:span text:style-name="Absatz-Standardschriftart"><text:span text:style-name="T12"><text:s text:c="5"/>0x8201, 0x42C0, 0x4380, 0x8341, 0x4100, 0x81C1, 0x8081, 0x4040 };</text:span></text:span></text:p>
      <text:p text:style-name="P283"><text:span text:style-name="Absatz-Standardschriftart"><text:span text:style-name="T12"/></text:span></text:p>
      <text:p text:style-name="P283"><text:span text:style-name="Absatz-Standardschriftart"><text:span text:style-name="T12"><text:s text:c="4"/>quint16 crc = 0xFFFF;</text:span></text:span></text:p>
      <text:p text:style-name="P283"><text:span text:style-name="Absatz-Standardschriftart"><text:span text:style-name="T12"><text:s text:c="4"/>for (auto val : data)</text:span></text:span></text:p>
      <text:p text:style-name="P283"><text:span text:style-name="Absatz-Standardschriftart"><text:span text:style-name="T12"><text:s text:c="4"/>{</text:span></text:span></text:p>
      <text:p text:style-name="P283"><text:span text:style-name="Absatz-Standardschriftart"><text:span text:style-name="T12"><text:s text:c="8"/>crc = (crc &gt;&gt; 8) ^ crc16Table[(crc ^ val) &amp; 0xff];</text:span></text:span></text:p>
      <text:p text:style-name="P283"><text:span text:style-name="Absatz-Standardschriftart"><text:span text:style-name="T12"><text:s text:c="4"/>}</text:span></text:span></text:p>
      <text:p text:style-name="P283"><text:span text:style-name="Absatz-Standardschriftart"><text:span text:style-name="T12"><text:s text:c="4"/>crc = ~crc;</text:span></text:span></text:p>
      <text:p text:style-name="P283"><text:span text:style-name="Absatz-Standardschriftart"><text:span text:style-name="T12"><text:s text:c="4"/>return crc;</text:span></text:span></text:p>
      <text:p text:style-name="P283"><text:span text:style-name="Absatz-Standardschriftart"><text:span text:style-name="T12"/></text:span></text:p>
      <text:p text:style-name="P283"><text:span text:style-name="Absatz-Standardschriftart"><text:span text:style-name="T12">}</text:span></text:span></text:p>
      <text:p text:style-name="P283"><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2">Calculates a CRC32.</text:p>
      <text:p text:style-name="P32">Arguments:</text:p>
      <text:list xml:id="list180752746035130" text:continue-numbering="true" text:style-name="L37">
        <text:list-item>
          <text:p text:style-name="P561">data: The data <text:span text:style-name="T418">(byte array) </text:span>for calculating the CRC</text:p>
        </text:list-item>
      </text:list>
      <text:p text:style-name="P33"><text:soft-page-break/>Return: The CRC</text:p>
      <text:p text:style-name="P32">Example: <text:s/></text:p>
      <text:p text:style-name="P283"><text:span text:style-name="Absatz-Standardschriftart"><text:span text:style-name="T12">var dataArray = Array(0, 1, 2, 3, 4, 5, 6, 7)</text:span></text:span></text:p>
      <text:p text:style-name="P283"><text:span text:style-name="Absatz-Standardschriftart"><text:span text:style-name="T12">var crc = <text:s/>scriptThread.calculateCrc32(dataArray);</text:span></text:span></text:p>
      <text:p text:style-name="P283"/>
      <text:p text:style-name="P283">Following code is used to calculate the CRC32: <text:s/></text:p>
      <text:p text:style-name="P283"/>
      <text:p text:style-name="P283"><text:span text:style-name="Absatz-Standardschriftart"><text:span text:style-name="T12">quint32 ScriptThread::calculateCrc32(Array&lt;unsigned char&gt; data)</text:span></text:span></text:p>
      <text:p text:style-name="P283"><text:span text:style-name="Absatz-Standardschriftart"><text:span text:style-name="T12">{</text:span></text:span></text:p>
      <text:p text:style-name="P283"><text:span text:style-name="Absatz-Standardschriftart"><text:span text:style-name="T12"><text:s text:c="4"/>static bool crc32TableCreated = false;</text:span></text:span></text:p>
      <text:p text:style-name="P283"><text:span text:style-name="Absatz-Standardschriftart"><text:span text:style-name="T12"><text:s text:c="4"/>static quint32 crc32Table[256];</text:span></text:span></text:p>
      <text:p text:style-name="P283"><text:span text:style-name="Absatz-Standardschriftart"><text:span text:style-name="T12"/></text:span></text:p>
      <text:p text:style-name="P283"><text:span text:style-name="Absatz-Standardschriftart"><text:span text:style-name="T12"><text:s text:c="4"/>if(!crc32TableCreated)</text:span></text:span></text:p>
      <text:p text:style-name="P283"><text:span text:style-name="Absatz-Standardschriftart"><text:span text:style-name="T12"><text:s text:c="4"/>{</text:span></text:span></text:p>
      <text:p text:style-name="P283"><text:span text:style-name="Absatz-Standardschriftart"><text:span text:style-name="T12"><text:s text:c="8"/>const quint32 CRCPOLY = 0xEDB88320;</text:span></text:span></text:p>
      <text:p text:style-name="P283"><text:span text:style-name="Absatz-Standardschriftart"><text:span text:style-name="T12"><text:s text:c="8"/>quint32 value;</text:span></text:span></text:p>
      <text:p text:style-name="P283"><text:span text:style-name="Absatz-Standardschriftart"><text:span text:style-name="T12"><text:s text:c="8"/>for (quint32 i = 0; i &lt; 256; i++)</text:span></text:span></text:p>
      <text:p text:style-name="P283"><text:span text:style-name="Absatz-Standardschriftart"><text:span text:style-name="T12"><text:s text:c="8"/>{</text:span></text:span></text:p>
      <text:p text:style-name="P283"><text:span text:style-name="Absatz-Standardschriftart"><text:span text:style-name="T12"><text:s text:c="12"/>value = i;</text:span></text:span></text:p>
      <text:p text:style-name="P283"><text:span text:style-name="Absatz-Standardschriftart"><text:span text:style-name="T12"><text:s text:c="12"/>for (int j = 8; j &gt; 0; j--)</text:span></text:span></text:p>
      <text:p text:style-name="P283"><text:span text:style-name="Absatz-Standardschriftart"><text:span text:style-name="T12"><text:s text:c="12"/>{</text:span></text:span></text:p>
      <text:p text:style-name="P283"><text:span text:style-name="Absatz-Standardschriftart"><text:span text:style-name="T12"><text:s text:c="16"/>if (value &amp; 1)</text:span></text:span></text:p>
      <text:p text:style-name="P283"><text:span text:style-name="Absatz-Standardschriftart"><text:span text:style-name="T12"><text:s text:c="16"/>{</text:span></text:span></text:p>
      <text:p text:style-name="P283"><text:span text:style-name="Absatz-Standardschriftart"><text:span text:style-name="T12"><text:s text:c="20"/>value = (value &gt;&gt; 1) ^ CRCPOLY;</text:span></text:span></text:p>
      <text:p text:style-name="P283"><text:span text:style-name="Absatz-Standardschriftart"><text:span text:style-name="T12"><text:s text:c="16"/>}</text:span></text:span></text:p>
      <text:p text:style-name="P283"><text:span text:style-name="Absatz-Standardschriftart"><text:span text:style-name="T12"><text:s text:c="16"/>else</text:span></text:span></text:p>
      <text:p text:style-name="P283"><text:span text:style-name="Absatz-Standardschriftart"><text:span text:style-name="T12"><text:s text:c="16"/>{</text:span></text:span></text:p>
      <text:p text:style-name="P283"><text:span text:style-name="Absatz-Standardschriftart"><text:span text:style-name="T12"><text:s text:c="20"/>value &gt;&gt;= 1;</text:span></text:span></text:p>
      <text:p text:style-name="P283"><text:span text:style-name="Absatz-Standardschriftart"><text:span text:style-name="T12"><text:s text:c="16"/>}</text:span></text:span></text:p>
      <text:p text:style-name="P283"><text:span text:style-name="Absatz-Standardschriftart"><text:span text:style-name="T12"><text:s text:c="12"/>}</text:span></text:span></text:p>
      <text:p text:style-name="P283"><text:span text:style-name="Absatz-Standardschriftart"><text:span text:style-name="T12"><text:s text:c="12"/>crc32Table[i] = value;</text:span></text:span></text:p>
      <text:p text:style-name="P283"><text:span text:style-name="Absatz-Standardschriftart"><text:span text:style-name="T12"><text:s text:c="8"/>}</text:span></text:span></text:p>
      <text:p text:style-name="P283"><text:span text:style-name="Absatz-Standardschriftart"><text:span text:style-name="T12"/></text:span></text:p>
      <text:p text:style-name="P283"><text:span text:style-name="Absatz-Standardschriftart"><text:span text:style-name="T12"><text:s text:c="8"/>crc32TableCreated = true;</text:span></text:span></text:p>
      <text:p text:style-name="P283"><text:span text:style-name="Absatz-Standardschriftart"><text:span text:style-name="T12"><text:s text:c="4"/>}</text:span></text:span></text:p>
      <text:p text:style-name="P283"><text:span text:style-name="Absatz-Standardschriftart"><text:span text:style-name="T12"/></text:span></text:p>
      <text:p text:style-name="P283"><text:span text:style-name="Absatz-Standardschriftart"><text:span text:style-name="T12"><text:s text:c="4"/>quint32 crc = 0xFFFFFFFF;</text:span></text:span></text:p>
      <text:p text:style-name="P283"><text:span text:style-name="Absatz-Standardschriftart"><text:span text:style-name="T12"><text:s text:c="4"/>for (auto val : data)</text:span></text:span></text:p>
      <text:p text:style-name="P283"><text:span text:style-name="Absatz-Standardschriftart"><text:span text:style-name="T12"><text:s text:c="4"/>{</text:span></text:span></text:p>
      <text:p text:style-name="P283"><text:span text:style-name="Absatz-Standardschriftart"><text:span text:style-name="T12"><text:s text:c="8"/>crc = crc32Table[(crc ^ val) &amp; 0xFF] ^ (crc &gt;&gt; 8);</text:span></text:span></text:p>
      <text:p text:style-name="P283"><text:span text:style-name="Absatz-Standardschriftart"><text:span text:style-name="T12"><text:s text:c="4"/>}</text:span></text:span></text:p>
      <text:p text:style-name="P283"><text:span text:style-name="Absatz-Standardschriftart"><text:span text:style-name="T12"><text:s text:c="4"/>crc = ~crc;</text:span></text:span></text:p>
      <text:p text:style-name="P283"><text:span text:style-name="Absatz-Standardschriftart"><text:span text:style-name="T12"><text:s text:c="4"/>return crc;</text:span></text:span></text:p>
      <text:p text:style-name="P283"><text:span text:style-name="Absatz-Standardschriftart"><text:span text:style-name="T12">}</text:span></text:span></text:p>
      <text:p text:style-name="P283"><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2">Calculates a CRC64.</text:p>
      <text:p text:style-name="P32">Arguments:</text:p>
      <text:list xml:id="list180752907464101" text:continue-numbering="true" text:style-name="L37">
        <text:list-item>
          <text:p text:style-name="P561">data: The data <text:span text:style-name="T418">(byte array) </text:span>for calculating the CRC</text:p>
        </text:list-item>
      </text:list>
      <text:p text:style-name="P33">Return: The CRC</text:p>
      <text:p text:style-name="P32">Example: <text:s/></text:p>
      <text:p text:style-name="P283"><text:span text:style-name="Absatz-Standardschriftart"><text:span text:style-name="T12">var dataArray = Array(0, 1, 2, 3, 4, 5, 6, 7)</text:span></text:span></text:p>
      <text:p text:style-name="P283"><text:span text:style-name="Absatz-Standardschriftart"><text:span text:style-name="T12">var crc = <text:s/>scriptThread.calculateCrc64(dataArray);</text:span></text:span></text:p>
      <text:p text:style-name="P283"/>
      <text:p text:style-name="P283">Following code is used to calculate the CRC64: <text:s/></text:p>
      <text:p text:style-name="P283"/>
      <text:p text:style-name="P283"><text:span text:style-name="Absatz-Standardschriftart"><text:span text:style-name="T12">quint64 ScriptThread::calculateCrc64(Array&lt;unsigned char&gt; data)</text:span></text:span></text:p>
      <text:p text:style-name="P283"><text:span text:style-name="Absatz-Standardschriftart"><text:span text:style-name="T12">{</text:span></text:span></text:p>
      <text:p text:style-name="P283"><text:span text:style-name="Absatz-Standardschriftart"><text:span text:style-name="T12"><text:s text:c="4"/>static bool crc64TableCreated = false;</text:span></text:span></text:p>
      <text:p text:style-name="P283"><text:span text:style-name="Absatz-Standardschriftart"><text:span text:style-name="T12"><text:s text:c="4"/>static quint64 crc64Table[256];</text:span></text:span></text:p>
      <text:p text:style-name="P283"><text:span text:style-name="Absatz-Standardschriftart"><text:span text:style-name="T12"/></text:span></text:p>
      <text:p text:style-name="P283"><text:span text:style-name="Absatz-Standardschriftart"><text:span text:style-name="T12"><text:s text:c="4"/>if(!crc64TableCreated)</text:span></text:span></text:p>
      <text:p text:style-name="P283"><text:span text:style-name="Absatz-Standardschriftart"><text:span text:style-name="T12"><text:s text:c="4"/>{</text:span></text:span></text:p>
      <text:p text:style-name="P283"><text:span text:style-name="Absatz-Standardschriftart"><text:span text:style-name="T12"><text:s text:c="8"/>const quint64 CRCPOLY = 0x42F0E1EBA9EA3693;</text:span></text:span></text:p>
      <text:p text:style-name="P283"><text:span text:style-name="Absatz-Standardschriftart"><text:span text:style-name="T12"/></text:span></text:p>
      <text:p text:style-name="P283"><text:span text:style-name="Absatz-Standardschriftart"><text:span text:style-name="T12"><text:s text:c="8"/>quint64 value;</text:span></text:span></text:p>
      <text:p text:style-name="P283"><text:span text:style-name="Absatz-Standardschriftart"><text:span text:style-name="T12"><text:s text:c="8"/>for (quint32 i = 0; i &lt; 256; i++)</text:span></text:span></text:p>
      <text:p text:style-name="P283"><text:soft-page-break/><text:span text:style-name="Absatz-Standardschriftart"><text:span text:style-name="T12"><text:s text:c="8"/>{</text:span></text:span></text:p>
      <text:p text:style-name="P283"><text:span text:style-name="Absatz-Standardschriftart"><text:span text:style-name="T12"><text:s text:c="12"/>value = i;</text:span></text:span></text:p>
      <text:p text:style-name="P283"><text:span text:style-name="Absatz-Standardschriftart"><text:span text:style-name="T12"><text:s text:c="12"/>for (int j = 8; j &gt; 0; j--)</text:span></text:span></text:p>
      <text:p text:style-name="P283"><text:span text:style-name="Absatz-Standardschriftart"><text:span text:style-name="T12"><text:s text:c="12"/>{</text:span></text:span></text:p>
      <text:p text:style-name="P283"><text:span text:style-name="Absatz-Standardschriftart"><text:span text:style-name="T12"><text:s text:c="16"/>if (value &amp; 1)</text:span></text:span></text:p>
      <text:p text:style-name="P283"><text:span text:style-name="Absatz-Standardschriftart"><text:span text:style-name="T12"><text:s text:c="16"/>{</text:span></text:span></text:p>
      <text:p text:style-name="P283"><text:span text:style-name="Absatz-Standardschriftart"><text:span text:style-name="T12"><text:s text:c="20"/>value = (value &gt;&gt; 1) ^ CRCPOLY;</text:span></text:span></text:p>
      <text:p text:style-name="P283"><text:span text:style-name="Absatz-Standardschriftart"><text:span text:style-name="T12"><text:s text:c="16"/>}</text:span></text:span></text:p>
      <text:p text:style-name="P283"><text:span text:style-name="Absatz-Standardschriftart"><text:span text:style-name="T12"><text:s text:c="16"/>else</text:span></text:span></text:p>
      <text:p text:style-name="P283"><text:span text:style-name="Absatz-Standardschriftart"><text:span text:style-name="T12"><text:s text:c="16"/>{</text:span></text:span></text:p>
      <text:p text:style-name="P283"><text:span text:style-name="Absatz-Standardschriftart"><text:span text:style-name="T12"><text:s text:c="20"/>value &gt;&gt;= 1;</text:span></text:span></text:p>
      <text:p text:style-name="P283"><text:span text:style-name="Absatz-Standardschriftart"><text:span text:style-name="T12"><text:s text:c="16"/>}</text:span></text:span></text:p>
      <text:p text:style-name="P283"><text:span text:style-name="Absatz-Standardschriftart"><text:span text:style-name="T12"><text:s text:c="12"/>}</text:span></text:span></text:p>
      <text:p text:style-name="P283"><text:span text:style-name="Absatz-Standardschriftart"><text:span text:style-name="T12"><text:s text:c="12"/>crc64Table[i] = value;</text:span></text:span></text:p>
      <text:p text:style-name="P283"><text:span text:style-name="Absatz-Standardschriftart"><text:span text:style-name="T12"><text:s text:c="8"/>}</text:span></text:span></text:p>
      <text:p text:style-name="P283"><text:span text:style-name="Absatz-Standardschriftart"><text:span text:style-name="T12"/></text:span></text:p>
      <text:p text:style-name="P283"><text:span text:style-name="Absatz-Standardschriftart"><text:span text:style-name="T12"><text:s text:c="8"/>crc64TableCreated = true;</text:span></text:span></text:p>
      <text:p text:style-name="P283"><text:span text:style-name="Absatz-Standardschriftart"><text:span text:style-name="T12"><text:s text:c="4"/>}</text:span></text:span></text:p>
      <text:p text:style-name="P283"><text:span text:style-name="Absatz-Standardschriftart"><text:span text:style-name="T12"/></text:span></text:p>
      <text:p text:style-name="P283"><text:span text:style-name="Absatz-Standardschriftart"><text:span text:style-name="T12"><text:s text:c="4"/>quint64 crc = 0;</text:span></text:span></text:p>
      <text:p text:style-name="P283"><text:span text:style-name="Absatz-Standardschriftart"><text:span text:style-name="T12"><text:s text:c="4"/>for (auto val : data)</text:span></text:span></text:p>
      <text:p text:style-name="P283"><text:span text:style-name="Absatz-Standardschriftart"><text:span text:style-name="T12"><text:s text:c="4"/>{</text:span></text:span></text:p>
      <text:p text:style-name="P283"><text:span text:style-name="Absatz-Standardschriftart"><text:span text:style-name="T12"><text:s text:c="8"/>crc = crc64Table[(crc ^ val) &amp; 0xFF] ^ (crc &gt;&gt; 8);</text:span></text:span></text:p>
      <text:p text:style-name="P283"><text:span text:style-name="Absatz-Standardschriftart"><text:span text:style-name="T12"><text:s text:c="4"/>}</text:span></text:span></text:p>
      <text:p text:style-name="P283"><text:span text:style-name="Absatz-Standardschriftart"><text:span text:style-name="T12"><text:s text:c="4"/>crc = ~crc;</text:span></text:span></text:p>
      <text:p text:style-name="P283"><text:span text:style-name="Absatz-Standardschriftart"><text:span text:style-name="T12"><text:s text:c="4"/>return crc;</text:span></text:span></text:p>
      <text:p text:style-name="P283"><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80753236991036" text:continue-numbering="true" text:style-name="L37">
        <text:list-item>
          <text:p text:style-name="P559">name: Name of the string variable</text:p>
        </text:list-item>
        <text:list-item>
          <text:p text:style-name="P559">string: The string</text:p>
        </text:list-item>
      </text:list>
      <text:p text:style-name="P434"/>
      <text:h text:style-name="Heading_20_4" text:outline-level="4">String getGlobalString(String name, bool removeValue=false)</text:h>
      <text:p text:style-name="P32">Returns a string from the global string map.</text:p>
      <text:p text:style-name="P32">Arguments:</text:p>
      <text:list xml:id="list180752003927135" text:continue-numbering="true" text:style-name="L37">
        <text:list-item>
          <text:p text:style-name="P559">name: Name of the variable</text:p>
        </text:list-item>
        <text:list-item>
          <text:p text:style-name="P559">removeValue: True if the variable shall be removed from the string map</text:p>
        </text:list-item>
      </text:list>
      <text:p text:style-name="P434">Return: The read string. Returns an empty string if name is not in the string map.</text:p>
      <text:p text:style-name="P434"/>
      <text:h text:style-name="P1049" text:outline-level="4">void globalStringChangedSignal(String name, String string)</text:h>
      <text:p text:style-name="P32">This signal is emitted if a string in the global string map has been changed.</text:p>
      <text:p text:style-name="P32">Arguments:</text:p>
      <text:list xml:id="list180752787058804" text:continue-numbering="true" text:style-name="L37">
        <text:list-item>
          <text:p text:style-name="P559">name: Name of the variable</text:p>
        </text:list-item>
        <text:list-item>
          <text:p text:style-name="P559">string: The content of the string</text:p>
        </text:list-item>
      </text:list>
      <text:p text:style-name="P462"/>
      <text:h text:style-name="Heading_20_4" text:outline-level="4">void setGlobalDataArray(String name, Array&lt;Number&gt; data)</text:h>
      <text:p text:style-name="P32">Sets a data <text:span text:style-name="T419">(byte) </text:span>array in the global data array map.</text:p>
      <text:p text:style-name="P32">Arguments:</text:p>
      <text:list xml:id="list180751882611939" text:continue-numbering="true" text:style-name="L37">
        <text:list-item>
          <text:p text:style-name="P559">name: Name of the variable</text:p>
        </text:list-item>
        <text:list-item>
          <text:p text:style-name="P559"><text:soft-page-break/>data: The data <text:span text:style-name="T419">(byte) </text:span>array</text:p>
        </text:list-item>
      </text:list>
      <text:p text:style-name="P260"/>
      <text:h text:style-name="Heading_20_4" text:outline-level="4">Array&lt;Number&gt; getGlobalDataArray(String name, <text:s/>bool removeValue=false)</text:h>
      <text:p text:style-name="P32">Returns a data <text:span text:style-name="T419">(byte) </text:span>array from the global data array map.</text:p>
      <text:p text:style-name="P32">Arguments:</text:p>
      <text:list xml:id="list180753566596277" text:continue-numbering="true" text:style-name="L37">
        <text:list-item>
          <text:p text:style-name="P559">name: Name of the variable</text:p>
        </text:list-item>
        <text:list-item>
          <text:p text:style-name="P559">removeValue: True if the variable shall be removed from the data array map</text:p>
        </text:list-item>
      </text:list>
      <text:p text:style-name="P434">Return: The read data <text:span text:style-name="T419">(byte) </text:span>array. Returns an empty data array if name is not in the data array map.</text:p>
      <text:p text:style-name="P434"/>
      <text:h text:style-name="P1049" text:outline-level="4">void globalDataArrayChangedSignal(String name, Array&lt;Number&gt; data)</text:h>
      <text:p text:style-name="P32">This signal is emitted if a data vector in the global string data vector has been changed.</text:p>
      <text:p text:style-name="P32">Arguments:</text:p>
      <text:list xml:id="list180753332587901" text:continue-numbering="true" text:style-name="L37">
        <text:list-item>
          <text:p text:style-name="P874">name: Name of the variable</text:p>
        </text:list-item>
        <text:list-item>
          <text:p text:style-name="P874">data: The content of data <text:span text:style-name="T419">(byte) </text:span>array</text:p>
        </text:list-item>
      </text:list>
      <text:p text:style-name="P434"/>
      <text:h text:style-name="Heading_20_4" text:outline-level="4">void setGlobalUnsignedNumber(String name, Number number)</text:h>
      <text:p text:style-name="P32">Sets a<text:span text:style-name="T244">n</text:span> unsigned number in the global unsigned number map.</text:p>
      <text:p text:style-name="P32">Arguments:</text:p>
      <text:list xml:id="list180752232522310" text:continue-numbering="true" text:style-name="L37">
        <text:list-item>
          <text:p text:style-name="P559">name: Name of the variable</text:p>
        </text:list-item>
        <text:list-item>
          <text:p text:style-name="P559">number: The number</text:p>
        </text:list-item>
      </text:list>
      <text:p text:style-name="P260"/>
      <text:h text:style-name="Heading_20_4" text:outline-level="4">Array&lt;Number&gt; getGlobalUnsignedNumber(String name, bool removeValue=false)</text:h>
      <text:p text:style-name="P32">Returns a<text:span text:style-name="T244">n</text:span> unsigned number from the global unsigned number map.</text:p>
      <text:p text:style-name="P32">Arguments:</text:p>
      <text:list xml:id="list180752418102536" text:continue-numbering="true" text:style-name="L37">
        <text:list-item>
          <text:p text:style-name="P559">name: Name of the variable</text:p>
        </text:list-item>
        <text:list-item>
          <text:p text:style-name="P559">removeValue: True if the variable shall be removed from the unsigned number map</text:p>
        </text:list-item>
      </text:list>
      <text:p text:style-name="P434">Return: The first element in the result list is the result status (1=name found, 0=name not found). The second element is the read value.</text:p>
      <text:p text:style-name="P434">Example:</text:p>
      <text:p text:style-name="P436">//Read the stored value</text:p>
      <text:p text:style-name="P436">var resultArray = scriptThread.getGlobalUnsignedNumber("U_Number");</text:p>
      <text:p text:style-name="P436">if(resultArray[0] == 1)</text:p>
      <text:p text:style-name="P436">{</text:p>
      <text:p text:style-name="P436"><text:tab/>scriptThread.appendTextToConsole("unumber: " + resultArray[1]);</text:p>
      <text:p text:style-name="P436">}</text:p>
      <text:p text:style-name="P435"/>
      <text:h text:style-name="P1049" text:outline-level="4">void globalUnsignedChangedSignal(String name, Number number)</text:h>
      <text:p text:style-name="P32">This signal is emitted if an unsigned number in the global unsigned number map has been changed.</text:p>
      <text:p text:style-name="P32">Arguments:</text:p>
      <text:list xml:id="list180752689464333" text:continue-numbering="true" text:style-name="L37">
        <text:list-item>
          <text:p text:style-name="P559">name: Name of the variable</text:p>
        </text:list-item>
        <text:list-item>
          <text:p text:style-name="P559">number: The value of the variable</text:p>
        </text:list-item>
      </text:list>
      <text:p text:style-name="P435"/>
      <text:h text:style-name="Heading_20_4" text:outline-level="4">void setGlobalSignedNumber(String name, Number number)</text:h>
      <text:p text:style-name="P32">Sets a<text:span text:style-name="T463">n</text:span> unsigned number in the global signed number map.</text:p>
      <text:p text:style-name="P32">Arguments:</text:p>
      <text:list xml:id="list180753471952485" text:continue-numbering="true" text:style-name="L37">
        <text:list-item>
          <text:p text:style-name="P559">name: Name of the variable</text:p>
        </text:list-item>
        <text:list-item>
          <text:p text:style-name="P559">number: The number</text:p>
        </text:list-item>
      </text:list>
      <text:p text:style-name="P260"/>
      <text:h text:style-name="Heading_20_4" text:outline-level="4"><text:soft-page-break/>Array&lt;Number&gt; getGlobalSignedNumber(String name, bool removeValue=false)</text:h>
      <text:p text:style-name="P32">Returns a<text:span text:style-name="T420">n</text:span> unsigned number from the global signed number map.</text:p>
      <text:p text:style-name="P32">Arguments:</text:p>
      <text:list xml:id="list180753321133800" text:continue-numbering="true" text:style-name="L37">
        <text:list-item>
          <text:p text:style-name="P559">name: Name of the variable</text:p>
        </text:list-item>
        <text:list-item>
          <text:p text:style-name="P559">removeValue: True if the variable shall be removed from the signed number map</text:p>
        </text:list-item>
      </text:list>
      <text:p text:style-name="P434">Return: The first element in the result list is the result status (1=name found, 0=name not found). The second element is the read value.</text:p>
      <text:p text:style-name="P434">Example:</text:p>
      <text:p text:style-name="P436">//Read the stored value</text:p>
      <text:p text:style-name="P436">var resultArray = scriptThread.getGlobalSignedNumber("S_Number");</text:p>
      <text:p text:style-name="P436">if(resultArray[0] == 1)</text:p>
      <text:p text:style-name="P436">{</text:p>
      <text:p text:style-name="P436"><text:tab/>scriptThread.appendTextToConsole("snumber: " + resultArray[1]);</text:p>
      <text:p text:style-name="P435"><text:span text:style-name="Absatz-Standardschriftart"><text:span text:style-name="T145">}</text:span></text:span></text:p>
      <text:p text:style-name="P435"><text:span text:style-name="Absatz-Standardschriftart"><text:span text:style-name="T126"/></text:span></text:p>
      <text:h text:style-name="P1049" text:outline-level="4">void globalUnsignedChangedSignal(String name, Number number)</text:h>
      <text:p text:style-name="P32">This signal is emitted if a signed number in the global signed number map has been changed.</text:p>
      <text:p text:style-name="P32">Arguments:</text:p>
      <text:list xml:id="list180753288536570" text:continue-numbering="true" text:style-name="L37">
        <text:list-item>
          <text:p text:style-name="P559">name: Name of the variable</text:p>
        </text:list-item>
        <text:list-item>
          <text:p text:style-name="P559"><text:span text:style-name="Absatz-Standardschriftart"><text:span text:style-name="T127">number: The value of the variable</text:span></text:span></text:p>
          <text:p text:style-name="P559"><text:span text:style-name="Absatz-Standardschriftart"><text:span text:style-name="T127"/></text:span></text:p>
        </text:list-item>
      </text:list>
      <text:h text:style-name="Heading_20_4" text:outline-level="4">void setGlobalRealNumber(String name, Number number)</text:h>
      <text:p text:style-name="P32">Sets a real number in the global real number map.</text:p>
      <text:p text:style-name="P32">Arguments:</text:p>
      <text:list xml:id="list180753782524968" text:continue-numbering="true" text:style-name="L37">
        <text:list-item>
          <text:p text:style-name="P559">name: Name of the variable</text:p>
        </text:list-item>
        <text:list-item>
          <text:p text:style-name="P559">number: The number</text:p>
          <text:p text:style-name="P682"/>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80752367596717" text:continue-numbering="true" text:style-name="L37">
        <text:list-item>
          <text:p text:style-name="P559">name: Name of the variable</text:p>
        </text:list-item>
        <text:list-item>
          <text:p text:style-name="P559">removeValue: True if the variable shall be removed from the real number map</text:p>
        </text:list-item>
      </text:list>
      <text:p text:style-name="P434">Return: The first element in the result list is the result status (1.0=name found, 0.0=name not found). The second element is the read value.</text:p>
      <text:p text:style-name="P434">Example:</text:p>
      <text:p text:style-name="P436">//Read the stored value</text:p>
      <text:p text:style-name="P436">var resultArray = scriptThread.getGlobalRealNumber("R_Number");</text:p>
      <text:p text:style-name="P436">if(resultArray[0] == 1.0)</text:p>
      <text:p text:style-name="P436">{</text:p>
      <text:p text:style-name="P436"><text:tab/>scriptThread.appendTextToConsole("rnumber: " + resultArray[1]);</text:p>
      <text:p text:style-name="P434"><text:span text:style-name="Absatz-Standardschriftart"><text:span text:style-name="T12">}</text:span></text:span></text:p>
      <text:p text:style-name="P434"><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80752997436701" text:continue-numbering="true" text:style-name="L37">
        <text:list-item>
          <text:p text:style-name="P559">name: Name of the variable</text:p>
        </text:list-item>
        <text:list-item>
          <text:p text:style-name="P559"><text:span text:style-name="Absatz-Standardschriftart"><text:span text:style-name="T127">number: The value of the variable</text:span></text:span></text:p>
        </text:list-item>
      </text:list>
      <text:p text:style-name="P260"><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941" text:outline-level="4"><text:bookmark-start text:name="_Toc403041659"/><text:soft-page-break/>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80752024084354" text:continue-numbering="true" text:style-name="L37">
        <text:list-item>
          <text:p text:style-name="P562">program: The program to start</text:p>
        </text:list-item>
        <text:list-item>
          <text:p text:style-name="P562"><text:span text:style-name="T251">a</text:span>rguments: The arguments</text:p>
        </text:list-item>
        <text:list-item>
          <text:p text:style-name="P562"><text:span text:style-name="Absatz-Standardschriftart">workingDirectory: The working directory.</text:span></text:p>
        </text:list-item>
      </text:list>
      <text:p text:style-name="P34">Return: True on success</text:p>
      <text:p text:style-name="P96">Example: <text:s/></text:p>
      <text:p text:style-name="P33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3"><text:span text:style-name="Absatz-Standardschriftart"><text:span text:style-name="T12">scriptThread.createProcessDetached("D:/notepad.exe", arguments,"");</text:span></text:span></text:p>
      <text:p text:style-name="P332"><text:span text:style-name="Absatz-Standardschriftart"><text:span text:style-name="T2"/></text:span></text:p>
      <text:h text:style-name="P941"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80751968286874" text:continue-numbering="true" text:style-name="L37">
        <text:list-item>
          <text:p text:style-name="P562">program: The program to start</text:p>
        </text:list-item>
        <text:list-item>
          <text:p text:style-name="P562"><text:span text:style-name="T251">a</text:span>rguments: The arguments</text:p>
        </text:list-item>
      </text:list>
      <text:p text:style-name="P34">Return: True on success</text:p>
      <text:p text:style-name="P96">Example: <text:s/></text:p>
      <text:p text:style-name="P33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3"><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32"><text:span text:style-name="Absatz-Standardschriftart"><text:span text:style-name="T75"/></text:span></text:p>
      <text:h text:style-name="P942"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80753100202315" text:continue-numbering="true" text:style-name="L37">
        <text:list-item>
          <text:p text:style-name="P563">program: The program to start</text:p>
        </text:list-item>
        <text:list-item>
          <text:p text:style-name="P563"><text:span text:style-name="T251">a</text:span>rguments: The arguments</text:p>
        </text:list-item>
        <text:list-item>
          <text:p text:style-name="P610">startWaitTime: The max. wait time.</text:p>
        </text:list-item>
        <text:list-item>
          <text:p text:style-name="P614">workingDirectory: The working directory. If empty then the working directory of the process is set the ScriptCommunicator directory.</text:p>
        </text:list-item>
      </text:list>
      <text:p text:style-name="P35">Return: <text:span text:style-name="T250">The created process</text:span> on success. <text:span text:style-name="T250">An invalid object on failure.</text:span></text:p>
      <text:p text:style-name="P97">Example: <text:s/></text:p>
      <text:p text:style-name="P33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3"><text:span text:style-name="Absatz-Standardschriftart"><text:span text:style-name="T60">var process = scriptThread.createProcessAsynchronous("D:/notepad.exe", arguments);</text:span></text:span></text:p>
      <text:p text:style-name="P333"><text:span text:style-name="Absatz-Standardschriftart"><text:span text:style-name="T60">if(typeof process == 'undefined')</text:span></text:span></text:p>
      <text:p text:style-name="P334"><text:span text:style-name="Absatz-Standardschriftart"><text:span text:style-name="T61">{</text:span></text:span></text:p>
      <text:p text:style-name="P33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4"><text:span text:style-name="Absatz-Standardschriftart"><text:span text:style-name="T61">}</text:span></text:span></text:p>
      <text:p text:style-name="P334"><text:span text:style-name="Absatz-Standardschriftart"><text:span text:style-name="T61">else</text:span></text:span></text:p>
      <text:p text:style-name="P334"><text:span text:style-name="Absatz-Standardschriftart"><text:span text:style-name="T61">{</text:span></text:span></text:p>
      <text:p text:style-name="P367"><text:span text:style-name="Absatz-Standardschriftart"><text:span text:style-name="T61"><text:tab/>scriptThread.waitForFinishedProcess(process);</text:span></text:span></text:p>
      <text:p text:style-name="P367"><text:soft-page-break/><text:span text:style-name="Absatz-Standardschriftart"><text:span text:style-name="T61">}</text:span></text:span></text:p>
      <text:p text:style-name="P367"><text:span text:style-name="Absatz-Standardschriftart"><text:span text:style-name="T61"/></text:span></text:p>
      <text:h text:style-name="P943" text:outline-level="4">bool waitForFinishedProcess(ScriptProcess process, Number waitTime=30000)</text:h>
      <text:p text:style-name="P100">Blocks until the process has finished or until msecs milliseconds have passed (-1=infinite).</text:p>
      <text:p text:style-name="P99">Arguments:</text:p>
      <text:list xml:id="list180752034759221" text:continue-numbering="true" text:style-name="L37">
        <text:list-item>
          <text:p text:style-name="P564">pro<text:span text:style-name="T252">cess: The process</text:span></text:p>
        </text:list-item>
        <text:list-item>
          <text:p text:style-name="P615">waitTime: The max. wait time.</text:p>
        </text:list-item>
      </text:list>
      <text:p text:style-name="P36">Return: <text:span text:style-name="T252">True if the process is finished.</text:span></text:p>
      <text:p text:style-name="P36"/>
      <text:h text:style-name="P944" text:outline-level="4">Number getProcessExitCode(ScriptProcess process)</text:h>
      <text:p text:style-name="P102">Returns the exit code of process.</text:p>
      <text:p text:style-name="P101">Arguments:</text:p>
      <text:list xml:id="list180753859557233" text:continue-numbering="true" text:style-name="L37">
        <text:list-item>
          <text:p text:style-name="P565">pro<text:span text:style-name="T252">cess: The process</text:span></text:p>
        </text:list-item>
      </text:list>
      <text:p text:style-name="P37">Return: <text:span text:style-name="T252">The process exit code.</text:span></text:p>
      <text:p text:style-name="P37"/>
      <text:h text:style-name="P945" text:outline-level="4">void killProcess(ScriptProcess process)</text:h>
      <text:p text:style-name="P104">Kills the current process, causing it to exit immediately.</text:p>
      <text:p text:style-name="P103">Arguments:</text:p>
      <text:list xml:id="list180753164843383" text:continue-numbering="true" text:style-name="L37">
        <text:list-item>
          <text:p text:style-name="P616">pro<text:span text:style-name="T252">cess: The process</text:span></text:p>
        </text:list-item>
      </text:list>
      <text:p text:style-name="P262"/>
      <text:h text:style-name="P945"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80752292481456" text:continue-numbering="true" text:style-name="L37">
        <text:list-item>
          <text:p text:style-name="P566">pro<text:span text:style-name="T252">cess: The process</text:span></text:p>
        </text:list-item>
      </text:list>
      <text:p text:style-name="P261"/>
      <text:h text:style-name="P946" text:outline-level="4">bool writeToProcessStdin(ScriptProcess process, Array&lt;Number&gt; data, Number waitTime=30000)</text:h>
      <text:p text:style-name="P107">Write<text:span text:style-name="T421">s</text:span> data <text:span text:style-name="T418">(byte array) </text:span>to the standard input of process. Returns true on success.</text:p>
      <text:p text:style-name="P106">Note: Blocks until the writing is finished or until msecs milliseconds have passed (-1=infinite).</text:p>
      <text:p text:style-name="P105">Arguments:</text:p>
      <text:list xml:id="list180752643530921" text:continue-numbering="true" text:style-name="L37">
        <text:list-item>
          <text:p text:style-name="P567">program: The program to start</text:p>
        </text:list-item>
        <text:list-item>
          <text:p text:style-name="P568"><text:span text:style-name="T253">data</text:span>: The <text:span text:style-name="T253">data (byte array)</text:span></text:p>
        </text:list-item>
        <text:list-item>
          <text:p text:style-name="P611"><text:span text:style-name="T253">w</text:span>aitTime: The max. wait time.</text:p>
        </text:list-item>
      </text:list>
      <text:p text:style-name="P38">Return: <text:span text:style-name="T250">True on success.</text:span></text:p>
      <text:p text:style-name="P105">Example: <text:s/></text:p>
      <text:p text:style-name="P335"><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5"><text:span text:style-name="Absatz-Standardschriftart"><text:span text:style-name="T60">var process = scriptThread.createProcessAsynchronous("D:/notepad.exe", arguments);</text:span></text:span></text:p>
      <text:p text:style-name="P335"><text:span text:style-name="Absatz-Standardschriftart"><text:span text:style-name="T60">if(typeof process == 'undefined')</text:span></text:span></text:p>
      <text:p text:style-name="P335"><text:span text:style-name="Absatz-Standardschriftart"><text:span text:style-name="T61">{</text:span></text:span></text:p>
      <text:p text:style-name="P335"><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5"><text:span text:style-name="Absatz-Standardschriftart"><text:span text:style-name="T61">}</text:span></text:span></text:p>
      <text:p text:style-name="P335"><text:span text:style-name="Absatz-Standardschriftart"><text:span text:style-name="T61">else</text:span></text:span></text:p>
      <text:p text:style-name="P335"><text:span text:style-name="Absatz-Standardschriftart"><text:span text:style-name="T61">{</text:span></text:span></text:p>
      <text:p text:style-name="P336"><text:span text:style-name="Absatz-Standardschriftart"><text:span text:style-name="T62"><text:tab/>var data = scriptThread.stringToArray("test standard in\n");</text:span></text:span></text:p>
      <text:p text:style-name="P336"><text:span text:style-name="Absatz-Standardschriftart"><text:span text:style-name="T62"><text:tab/>scriptThread.writeToProcessStdin(process, data);</text:span></text:span></text:p>
      <text:p text:style-name="P335"><text:span text:style-name="Absatz-Standardschriftart"><text:span text:style-name="T61">}</text:span></text:span></text:p>
      <text:p text:style-name="P335"><text:span text:style-name="Absatz-Standardschriftart"><text:span text:style-name="T9"/></text:span></text:p>
      <text:h text:style-name="P947" text:outline-level="4"><text:span text:style-name="T397">bool</text:span> <text:span text:style-name="T397">processIsRunning</text:span>(ScriptProcess process)</text:h>
      <text:p text:style-name="P195">Returns true if the process is running.</text:p>
      <text:p text:style-name="P194">Arguments:</text:p>
      <text:list xml:id="list180753241929068" text:continue-numbering="true" text:style-name="L37">
        <text:list-item>
          <text:p text:style-name="P569"><text:soft-page-break/>program: The program to start</text:p>
          <text:p text:style-name="P683"><text:span text:style-name="Absatz-Standardschriftart"><text:span text:style-name="T10"/></text:span></text:p>
        </text:list-item>
      </text:list>
      <text:h text:style-name="P948" text:outline-level="4">Array&lt;Number&gt; readAllStandardOutputFromProcess(ScriptProcess process, bool isBlocking=false, Number blockByte='\n', Number blockTime=30000)</text:h>
      <text:p text:style-name="P110">This function returns all data <text:span text:style-name="T418">(byte array) </text:span>available from the standard output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08">Arguments:</text:p>
      <text:list xml:id="list180752964341465" text:continue-numbering="true" text:style-name="L37">
        <text:list-item>
          <text:p text:style-name="P570">program: The program to start</text:p>
        </text:list-item>
        <text:list-item>
          <text:p text:style-name="P570"><text:span text:style-name="T254">isBlocking</text:span>: <text:span text:style-name="T254">True if this function is blocking.</text:span></text:p>
        </text:list-item>
        <text:list-item>
          <text:p text:style-name="P617">BlockByte: The block byte.</text:p>
        </text:list-item>
        <text:list-item>
          <text:p text:style-name="P612"><text:span text:style-name="T254">blockTime</text:span>: The max. <text:span text:style-name="T254">block</text:span> time.</text:p>
        </text:list-item>
      </text:list>
      <text:p text:style-name="P41">Return: <text:span text:style-name="T250">The read data (byte array).</text:span></text:p>
      <text:p text:style-name="P108">Example: <text:s/></text:p>
      <text:p text:style-name="P33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7"><text:span text:style-name="Absatz-Standardschriftart"><text:span text:style-name="T60">var process = scriptThread.createProcessAsynchronous("D:/notepad.exe", arguments);</text:span></text:span></text:p>
      <text:p text:style-name="P337"><text:span text:style-name="Absatz-Standardschriftart"><text:span text:style-name="T60">if(typeof process == 'undefined')</text:span></text:span></text:p>
      <text:p text:style-name="P337"><text:span text:style-name="Absatz-Standardschriftart"><text:span text:style-name="T61">{</text:span></text:span></text:p>
      <text:p text:style-name="P33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7"><text:span text:style-name="Absatz-Standardschriftart"><text:span text:style-name="T61">}</text:span></text:span></text:p>
      <text:p text:style-name="P337"><text:span text:style-name="Absatz-Standardschriftart"><text:span text:style-name="T61">else</text:span></text:span></text:p>
      <text:p text:style-name="P337"><text:span text:style-name="Absatz-Standardschriftart"><text:span text:style-name="T61">{</text:span></text:span></text:p>
      <text:p text:style-name="P374"><text:span text:style-name="Absatz-Standardschriftart"><text:span text:style-name="T63"><text:tab/>if(scriptThread.waitForFinishedProcess(process, 120000))</text:span></text:span></text:p>
      <text:p text:style-name="P374"><text:span text:style-name="Absatz-Standardschriftart"><text:span text:style-name="T63"><text:tab/>{</text:span></text:span></text:p>
      <text:p text:style-name="P337"><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37"><text:span text:style-name="Absatz-Standardschriftart"><text:span text:style-name="T64"><text:tab/><text:tab/>res = conv.byteArrayToString(res).replace("\n", "")</text:span></text:span></text:p>
      <text:p text:style-name="P337"><text:span text:style-name="Absatz-Standardschriftart"><text:span text:style-name="T64"><text:tab/><text:tab/>scriptThread.appendTextToConsole("stdout data: <text:s/>" + <text:tab/>res);</text:span></text:span></text:p>
      <text:p text:style-name="P374"><text:span text:style-name="Absatz-Standardschriftart"><text:span text:style-name="T63"><text:tab/>}</text:span></text:span></text:p>
      <text:p text:style-name="P374"><text:span text:style-name="Absatz-Standardschriftart"><text:span text:style-name="T63"><text:tab/>else</text:span></text:span></text:p>
      <text:p text:style-name="P374"><text:span text:style-name="Absatz-Standardschriftart"><text:span text:style-name="T63"><text:tab/>{</text:span></text:span></text:p>
      <text:p text:style-name="P37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4"><text:span text:style-name="Absatz-Standardschriftart"><text:span text:style-name="T63"><text:tab/>}</text:span></text:span></text:p>
      <text:p text:style-name="P337"><text:span text:style-name="Absatz-Standardschriftart"><text:span text:style-name="T61">}</text:span></text:span></text:p>
      <text:p text:style-name="P337"><text:span text:style-name="Absatz-Standardschriftart"><text:span text:style-name="T9"/></text:span></text:p>
      <text:h text:style-name="P949" text:outline-level="4">Array&lt;Number&gt; <text:span text:style-name="T255">readAllStandardErrorFromProcess</text:span>(ScriptProcess process, bool isBlocking=false, Number blockByte='\n', Number blockTime=30000)</text:h>
      <text:p text:style-name="P110">This function returns all data <text:span text:style-name="T418">(byte array) </text:span>available from the standard <text:span text:style-name="T255">error</text:span>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11">Arguments:</text:p>
      <text:list xml:id="list180753734148929" text:continue-numbering="true" text:style-name="L37">
        <text:list-item>
          <text:p text:style-name="P571">program: The program to start.</text:p>
        </text:list-item>
        <text:list-item>
          <text:p text:style-name="P571"><text:span text:style-name="T254">isBlocking</text:span>: <text:span text:style-name="T254">True if this function is blocking.</text:span></text:p>
        </text:list-item>
        <text:list-item>
          <text:p text:style-name="P618">BlockByte: The block byte.</text:p>
        </text:list-item>
        <text:list-item>
          <text:p text:style-name="P613"><text:span text:style-name="T254">blockTime</text:span>: The max. <text:span text:style-name="T254">block</text:span> time.</text:p>
        </text:list-item>
      </text:list>
      <text:p text:style-name="P41">Return: <text:span text:style-name="T250">The read data (byte array).</text:span></text:p>
      <text:p text:style-name="P111">Example: <text:s/></text:p>
      <text:p text:style-name="P338"><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8"><text:span text:style-name="Absatz-Standardschriftart"><text:span text:style-name="T60">var process = scriptThread.createProcessAsynchronous("D:/notepad.exe", arguments);</text:span></text:span></text:p>
      <text:p text:style-name="P338"><text:span text:style-name="Absatz-Standardschriftart"><text:span text:style-name="T60">if(typeof process == 'undefined')</text:span></text:span></text:p>
      <text:p text:style-name="P338"><text:span text:style-name="Absatz-Standardschriftart"><text:span text:style-name="T61">{</text:span></text:span></text:p>
      <text:p text:style-name="P338"><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8"><text:span text:style-name="Absatz-Standardschriftart"><text:span text:style-name="T61">}</text:span></text:span></text:p>
      <text:p text:style-name="P338"><text:span text:style-name="Absatz-Standardschriftart"><text:span text:style-name="T61">else</text:span></text:span></text:p>
      <text:p text:style-name="P338"><text:span text:style-name="Absatz-Standardschriftart"><text:span text:style-name="T61">{</text:span></text:span></text:p>
      <text:p text:style-name="P374"><text:span text:style-name="Absatz-Standardschriftart"><text:span text:style-name="T63"><text:tab/>if(scriptThread.waitForFinishedProcess(process, 120000))</text:span></text:span></text:p>
      <text:p text:style-name="P374"><text:span text:style-name="Absatz-Standardschriftart"><text:span text:style-name="T63"><text:tab/>{</text:span></text:span></text:p>
      <text:p text:style-name="P338"><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38"><text:span text:style-name="Absatz-Standardschriftart"><text:span text:style-name="T64"><text:tab/><text:tab/>res = conv.byteArrayToString(res).replace("\n", "")</text:span></text:span></text:p>
      <text:p text:style-name="P338"><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74"><text:span text:style-name="Absatz-Standardschriftart"><text:span text:style-name="T63"><text:tab/>}</text:span></text:span></text:p>
      <text:p text:style-name="P374"><text:span text:style-name="Absatz-Standardschriftart"><text:span text:style-name="T63"><text:tab/>else</text:span></text:span></text:p>
      <text:p text:style-name="P374"><text:span text:style-name="Absatz-Standardschriftart"><text:span text:style-name="T63"><text:tab/>{</text:span></text:span></text:p>
      <text:p text:style-name="P37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4"><text:span text:style-name="Absatz-Standardschriftart"><text:span text:style-name="T63"><text:tab/>}</text:span></text:span></text:p>
      <text:p text:style-name="P338"><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5"><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5"><text:span text:style-name="Absatz-Standardschriftart"/></text:p>
      <text:h text:style-name="P950" text:outline-level="4">bool checkScriptCommunicatorVersion(String minVersion)</text:h>
      <text:p text:style-name="P402">Checks if the version of ScriptCommunicator is equal/greater then the version in minVersion.</text:p>
      <text:p text:style-name="P402">The format of minVersion is: 'major'.'minor' (e.g. 04.11).</text:p>
      <text:p text:style-name="P401">Arguments:</text:p>
      <text:p text:style-name="P522"><text:span text:style-name="Absatz-Standardschriftart"><text:span text:style-name="T78">minVersion: The minimum version</text:span></text:span></text:p>
      <text:h text:style-name="P951" text:outline-level="4">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441757900322932809" text:style-name="L38">
        <text:list-item>
          <text:p text:style-name="P619">state: The state in which the script shall be switched. Possible value are:</text:p>
          <text:list>
            <text:list-item>
              <text:p text:style-name="P619">0: running</text:p>
            </text:list-item>
            <text:list-item>
              <text:p text:style-name="P619">1: paused</text:p>
            </text:list-item>
            <text:list-item>
              <text:p text:style-name="P619">2: stopped</text:p>
            </text:list-item>
          </text:list>
        </text:list-item>
        <text:list-item>
          <text:p text:style-name="P619">scriptTableEntryName: The name of the script in the script-table (script window).</text:p>
          <text:p text:style-name="P690">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952"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2">This function can be used to append a text to the script window console.</text:p>
      <text:p text:style-name="P32">Arguments:</text:p>
      <text:list xml:id="list180753464869802" text:continue-numbering="true" text:style-name="L38">
        <text:list-item>
          <text:p text:style-name="P619">text: The text which has to be appended to the console</text:p>
        </text:list-item>
        <text:list-item>
          <text:p text:style-name="P619">newLine: If true then the text will be appended in a new line </text:p>
        </text:list-item>
        <text:list-item>
          <text:p text:style-name="P621">bringToForeground: True if the script window shall be on top of all windows</text:p>
        </text:list-item>
      </text:list>
      <text:p text:style-name="P32">Example: <text:s text:c="2"/></text:p>
      <text:p text:style-name="P295">scriptThread.appendTextToConsole("exception in dataReceivedSlot: " + e);</text:p>
      <text:p text:style-name="P284"/>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2">Forces the script thread to sleep for ms milliseconds.</text:p>
      <text:p text:style-name="P32">Arguments:</text:p>
      <text:list xml:id="list180753074325368" text:continue-numbering="true" text:style-name="L38">
        <text:list-item>
          <text:p text:style-name="P619">timeMs: The time to sleep in milliseconds</text:p>
        </text:list-item>
      </text:list>
      <text:p text:style-name="P32">Example:</text:p>
      <text:p text:style-name="P283"><text:s/><text:span text:style-name="T171">scriptThread.sleepFromScript(10);</text:span></text:p>
      <text:p text:style-name="P284"/>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2">Returns true if the script shall exit. This can occur if:</text:p>
      <text:list xml:id="list2056110534571804419" text:style-name="L39">
        <text:list-item>
          <text:p text:style-name="P876">the user has pressed the stop button (main or script window)</text:p>
        </text:list-item>
        <text:list-item>
          <text:p text:style-name="P876">the script has called scriptThread.stopScript()</text:p>
        </text:list-item>
        <text:list-item>
          <text:p text:style-name="P876">an uncaught exception has been occurred</text:p>
        </text:list-item>
      </text:list>
      <text:p text:style-name="P285"><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2"><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83"><text:span text:style-name="Absatz-Standardschriftart"><text:span text:style-name="T12">var timer = scriptThread.createTimer();</text:span></text:span></text:p>
      <text:p text:style-name="P283"><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2"><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83"><text:span text:style-name="Absatz-Standardschriftart"><text:span text:style-name="T12">var plotWindow = scriptThread.createPlotWindow();</text:span></text:span></text:p>
      <text:p text:style-name="P283"/>
      <text:p text:style-name="P283"><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32">Loads/includes one script (QtScript has no built-in include mechanism).</text:p>
      <text:p text:style-name="P32">Arguments:</text:p>
      <text:list xml:id="list180752068841296" text:continue-list="list180753734148929" text:style-name="L37">
        <text:list-item>
          <text:p text:style-name="P559">scriptPath: The file path</text:p>
        </text:list-item>
        <text:list-item>
          <text:p text:style-name="P559">isRelativePath: True if the path of script <text:s/>is relative to current script (which executes this function)</text:p>
        </text:list-item>
      </text:list>
      <text:p text:style-name="P32">Return: True on success</text:p>
      <text:p text:style-name="P32">Example: <text:s/></text:p>
      <text:p text:style-name="P283"><text:span text:style-name="Absatz-Standardschriftart"><text:span text:style-name="T12">var result = scriptThread.loadScript("Testscript.js");</text:span></text:span></text:p>
      <text:p text:style-name="P283"><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2">Arguments:</text:p>
      <text:list xml:id="list180753429252996" text:continue-numbering="true" text:style-name="L37">
        <text:list-item>
          <text:p text:style-name="P559">path: The library file path</text:p>
        </text:list-item>
        <text:list-item>
          <text:p text:style-name="P559">isRelativePath: True if the library path is relative to the current script (which executes this function)</text:p>
        </text:list-item>
      </text:list>
      <text:p text:style-name="P32"><text:s/>Return: True on success</text:p>
      <text:p text:style-name="P32">Example: <text:s/></text:p>
      <text:p text:style-name="P283"><text:span text:style-name="Absatz-Standardschriftart"><text:span text:style-name="T12">var result = scriptThread.loadLibrary("testDll.dll");</text:span></text:span></text:p>
      <text:p text:style-name="P28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6">and shows the GUI</text:span>.</text:p>
      <text:p text:style-name="P32">Arguments:</text:p>
      <text:list xml:id="list180753832147745" text:continue-numbering="true" text:style-name="L37">
        <text:list-item>
          <text:p text:style-name="P559">path: The user interface file path.</text:p>
        </text:list-item>
        <text:list-item>
          <text:p text:style-name="P559">isRelativePath: True if the file path is relative to the current script (which executes this function)</text:p>
        </text:list-item>
        <text:list-item>
          <text:p text:style-name="P559">showAfterLoading: True if the first element of the user interface file (normally a window) shall be shown</text:p>
        </text:list-item>
      </text:list>
      <text:p text:style-name="P33">Return: True on success</text:p>
      <text:p text:style-name="P32">Example: <text:s/></text:p>
      <text:p text:style-name="P283"><text:span text:style-name="Absatz-Standardschriftart"><text:span text:style-name="T12">if(!uiFileLoaded)</text:span></text:span></text:p>
      <text:p text:style-name="P283"><text:span text:style-name="Absatz-Standardschriftart"><text:span text:style-name="T12">{</text:span></text:span></text:p>
      <text:p text:style-name="P283"><text:span text:style-name="Absatz-Standardschriftart"><text:span text:style-name="T12"><text:tab/>scriptThread.appendTextToConsole("no ui file in script window, loading file: <text:tab/><text:tab/><text:tab/><text:tab/><text:tab/><text:tab/>guiExample.ui");</text:span></text:span></text:p>
      <text:p text:style-name="P283"><text:span text:style-name="Absatz-Standardschriftart"><text:span text:style-name="T12"><text:tab/>uiFileLoaded = scriptThread.loadUserInterfaceFile("guiExample.ui");</text:span></text:span></text:p>
      <text:p text:style-name="P283"><text:span text:style-name="Absatz-Standardschriftart"><text:span text:style-name="T12">}</text:span></text:span></text:p>
      <text:p text:style-name="P283"><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2">This function stops the current script.</text:p>
      <text:p text:style-name="P32">Example: <text:s/></text:p>
      <text:p text:style-name="P283"><text:span text:style-name="Absatz-Standardschriftart"><text:span text:style-name="T12">if(error)</text:span></text:span></text:p>
      <text:p text:style-name="P283"><text:span text:style-name="Absatz-Standardschriftart"><text:span text:style-name="T12">{</text:span></text:span></text:p>
      <text:p text:style-name="P283"><text:span text:style-name="Absatz-Standardschriftart"><text:span text:style-name="T12"><text:tab/>scriptThread.stopScript(scriptThread);</text:span></text:span></text:p>
      <text:p text:style-name="P283"><text:span text:style-name="Absatz-Standardschriftart"><text:span text:style-name="T12">}</text:span></text:span></text:p>
      <text:p text:style-name="P283"><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2">Returns all IP addresses (IPv4 and IPv6) found on the host machine (array with strings).</text:p>
      <text:p text:style-name="P32">Example: <text:s/></text:p>
      <text:p text:style-name="P283"><text:span text:style-name="Absatz-Standardschriftart"><text:span text:style-name="T12">var ipList = scriptThread.getLocalIpAdress();</text:span></text:span></text:p>
      <text:p text:style-name="P283"><text:soft-page-break/><text:span text:style-name="Absatz-Standardschriftart"><text:span text:style-name="T12">for(var i = 0; i &lt; ipList.length; i++)</text:span></text:span></text:p>
      <text:p text:style-name="P283"><text:span text:style-name="Absatz-Standardschriftart"><text:span text:style-name="T12">{</text:span></text:span></text:p>
      <text:p text:style-name="P283"><text:span text:style-name="Absatz-Standardschriftart"><text:span text:style-name="T12"><text:tab/> scriptThread.appendTextToConsole(ipList[i])</text:span></text:span></text:p>
      <text:p text:style-name="P283"><text:span text:style-name="Absatz-Standardschriftart"><text:span text:style-name="T12">}</text:span></text:span></text:p>
      <text:p text:style-name="P283"><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2">Scripts can switch on/off the adding of received data in the main window consoles (for fast data transfers).</text:p>
      <text:p text:style-name="P32">Arguments:</text:p>
      <text:list xml:id="list180752110089668" text:continue-numbering="true" text:style-name="L37">
        <text:list-item>
          <text:p text:style-name="P559">show: True=show receiv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2">Scripts can switch on/off the adding of transmitted data in the main window consoles (for fast data transfers).</text:p>
      <text:p text:style-name="P32">Arguments:</text:p>
      <text:list xml:id="list180753134931292" text:continue-numbering="true" text:style-name="L37">
        <text:list-item>
          <text:p text:style-name="P559">show: True=show transmitt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180752962437168" text:continue-numbering="true" text:style-name="L37">
        <text:list-item>
          <text:p text:style-name="P559">text: The message text</text:p>
        </text:list-item>
        <text:list-item>
          <text:p text:style-name="P559">forceTimeStamp: True if a time stamp shall be generated (independently from the time stamp settings)</text:p>
        </text:list-item>
      </text:list>
      <text:p text:style-name="P434"/>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80752790372464" text:continue-numbering="true" text:style-name="L37">
        <text:list-item>
          <text:p text:style-name="P559">priority: The new priority. Possible values are: <text:s/></text:p>
          <text:list>
            <text:list-item>
              <text:p text:style-name="P559">LowestPriority</text:p>
            </text:list-item>
            <text:list-item>
              <text:p text:style-name="P559">LowPriority</text:p>
            </text:list-item>
            <text:list-item>
              <text:p text:style-name="P559">NormalPriority</text:p>
            </text:list-item>
            <text:list-item>
              <text:p text:style-name="P559">HighPriority</text:p>
            </text:list-item>
            <text:list-item>
              <text:p text:style-name="P559">HighestPriority</text:p>
            </text:list-item>
          </text:list>
        </text:list-item>
      </text:list>
      <text:p text:style-name="P283"><text:span text:style-name="Absatz-Standardschriftart"><text:span text:style-name="T72">Return: True on success.</text:span></text:span></text:p>
      <text:p text:style-name="P283"><text:span text:style-name="Absatz-Standardschriftart"><text:span text:style-name="T72">Example: <text:s/></text:span></text:span></text:p>
      <text:p text:style-name="P283"><text:span text:style-name="Absatz-Standardschriftart"><text:span text:style-name="T12">scriptThread.setScriptThreadPriority("NormalPriority");</text:span></text:span></text:p>
      <text:p text:style-name="P283"><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text:soft-page-break/>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77">Returns the architecture of the CPU that the application is running on, in text format. </text:p>
      <text:p text:style-name="P27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798711804517612793" text:style-name="L40">
        <text:list-item>
          <text:p text:style-name="P1079">"arm" </text:p>
        </text:list-item>
        <text:list-item>
          <text:p text:style-name="P1079">"arm64" </text:p>
        </text:list-item>
        <text:list-item>
          <text:p text:style-name="P1079">"i386" </text:p>
        </text:list-item>
        <text:list-item>
          <text:p text:style-name="P1079">"ia64" </text:p>
        </text:list-item>
        <text:list-item>
          <text:p text:style-name="P1079">"mips" </text:p>
        </text:list-item>
        <text:list-item>
          <text:p text:style-name="P1079">"mips64" </text:p>
        </text:list-item>
        <text:list-item>
          <text:p text:style-name="P1079">"power" </text:p>
        </text:list-item>
        <text:list-item>
          <text:p text:style-name="P1079">"power64" </text:p>
        </text:list-item>
        <text:list-item>
          <text:p text:style-name="P1079">"sparc" </text:p>
        </text:list-item>
        <text:list-item>
          <text:p text:style-name="P1079">"sparcv9" </text:p>
        </text:list-item>
        <text:list-item>
          <text:p text:style-name="P1078">"x86_64</text:p>
        </text:list-item>
      </text:list>
      <text:h text:style-name="Heading_20_4" text:outline-level="4"><text:bookmark-start text:name="_Toc40304165811111131311"/>String <text:bookmark-end text:name="_Toc40304165811111131311"/>productType(void)</text:h>
      <text:p text:style-name="P27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953"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7">Returns the script arguments (command-line argument -A).</text:p>
      <text:p text:style-name="P114">Example: <text:s/></text:p>
      <text:p text:style-name="P339"><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39"><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39"><text:span text:style-name="Absatz-Standardschriftart"><text:span text:style-name="T12">{</text:span></text:span></text:p>
      <text:p text:style-name="P339"><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39"><text:span text:style-name="Absatz-Standardschriftart"><text:span text:style-name="T12">}</text:span></text:span></text:p>
      <text:p text:style-name="P114"/>
      <text:h text:style-name="P954" text:outline-level="4">String getScriptCommunicatorFolder(void)</text:h>
      <text:p text:style-name="P278">Returns the ScriptCommunicator program folder.</text:p>
      <text:p text:style-name="P278"/>
      <text:h text:style-name="P955" text:outline-level="4">String getUserDocumentsFolder(void)</text:h>
      <text:p text:style-name="P279">Returns the directory containing user document files.</text:p>
      <text:p text:style-name="P279"/>
      <text:h text:style-name="P1050"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80752638504867" text:continue-list="list180752790372464" text:style-name="L37">
        <text:list-item>
          <text:p text:style-name="P572"><text:span text:style-name="T304">tabWidget</text:span>: The <text:span text:style-name="T304">ScriptTab</text:span><text:span text:style-name="T306">Widget which contains the tabs which shall be added to the main window</text:span></text:p>
        </text:list-item>
      </text:list>
      <text:p text:style-name="P131">Return: True on success</text:p>
      <text:p text:style-name="P131">Example: <text:s/></text:p>
      <text:p text:style-name="P343"><text:span text:style-name="Absatz-Standardschriftart"><text:span text:style-name="T20">scriptThread.loadUserInterfaceFile("tabs.ui", true, false);</text:span></text:span></text:p>
      <text:p text:style-name="P343"><text:span text:style-name="Absatz-Standardschriftart"><text:span text:style-name="T20"/></text:span></text:p>
      <text:p text:style-name="P343"><text:span text:style-name="Absatz-Standardschriftart"><text:span text:style-name="T20">//Remove the tab from the dialog and add it to the main window.</text:span></text:span></text:p>
      <text:p text:style-name="P343"><text:span text:style-name="Absatz-Standardschriftart"><text:span text:style-name="T20">if(!scriptThread.addTabsToMainWindow(UI_TabWidget))</text:span></text:span></text:p>
      <text:p text:style-name="P343"><text:span text:style-name="Absatz-Standardschriftart"><text:span text:style-name="T20">{</text:span></text:span></text:p>
      <text:p text:style-name="P343"><text:span text:style-name="Absatz-Standardschriftart"><text:span text:style-name="T20"><text:tab/>scriptThread.messageBox("Critical", "Error", "addTabsToMainWindow failed");</text:span></text:span></text:p>
      <text:p text:style-name="P343"><text:span text:style-name="Absatz-Standardschriftart"><text:span text:style-name="T20"><text:tab/>scriptThread.stopScript();</text:span></text:span></text:p>
      <text:p text:style-name="P343"><text:span text:style-name="Absatz-Standardschriftart"><text:span text:style-name="T20">}</text:span></text:span></text:p>
      <text:p text:style-name="P343"><text:span text:style-name="Absatz-Standardschriftart"><text:span text:style-name="T3"/></text:span></text:p>
      <text:p text:style-name="P343"><text:soft-page-break/><text:span text:style-name="Absatz-Standardschriftart"><text:span text:style-name="T76">An example can be found under exampleScripts\WorkerScripts\TestAddTabsToMainWindow.</text:span></text:span></text:p>
      <text:p text:style-name="P343"><text:span text:style-name="Absatz-Standardschriftart"><text:span text:style-name="T76"/></text:span></text:p>
      <text:h text:style-name="P1050" text:outline-level="4">bool <text:span text:style-name="T316">addToolBoxPagesToMainWindow(ScriptToolBox* scriptToolBox)</text:span></text:h>
      <text:p text:style-name="P130">Adds script toolbox pages to the main window (all pages are removed from <text:span text:style-name="T317">scriptT</text:span>oolBox).</text:p>
      <text:p text:style-name="P129">Note: This function fails in command-line mode.</text:p>
      <text:p text:style-name="P131">Arguments:</text:p>
      <text:list xml:id="list180753269300321" text:continue-numbering="true" text:style-name="L37">
        <text:list-item>
          <text:p text:style-name="P572"><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1">Return: True on success</text:p>
      <text:p text:style-name="P131">Example: <text:s/></text:p>
      <text:p text:style-name="P343"><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43"><text:span text:style-name="Absatz-Standardschriftart"><text:span text:style-name="T20"/></text:span></text:p>
      <text:p text:style-name="P343"><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43"><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43"><text:span text:style-name="Absatz-Standardschriftart"><text:span text:style-name="T20">{</text:span></text:span></text:p>
      <text:p text:style-name="P343"><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43"><text:span text:style-name="Absatz-Standardschriftart"><text:span text:style-name="T20"><text:tab/>scriptThread.stopScript();</text:span></text:span></text:p>
      <text:p text:style-name="P343"><text:span text:style-name="Absatz-Standardschriftart"><text:span text:style-name="T20">}</text:span></text:span></text:p>
      <text:p text:style-name="P343"><text:span text:style-name="Absatz-Standardschriftart"><text:span text:style-name="T3"/></text:span></text:p>
      <text:p text:style-name="P344"><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43"><text:span text:style-name="Absatz-Standardschriftart"><text:span text:style-name="T3"/></text:span></text:p>
      <text:h text:style-name="P1051" text:outline-level="4">Array&lt;String&gt; getAllObjectPropertiesAndFunctions(QScriptValue object, bool printInScriptWindowConsole=false)</text:h>
      <text:p text:style-name="P134">Returns and prints (if printInScriptWindowConsole is true) all functions, <text:span text:style-name="T327">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80753911742962" text:continue-numbering="true" text:style-name="L37">
        <text:list-item>
          <text:p text:style-name="P573"><text:span text:style-name="T325">object</text:span>: The <text:span text:style-name="T308">object</text:span></text:p>
        </text:list-item>
        <text:list-item>
          <text:p text:style-name="P623"><text:span text:style-name="T308">printInScriptWindowConsole: </text:span><text:span text:style-name="T305">True if the result shall be printed in the script window console.</text:span></text:p>
        </text:list-item>
      </text:list>
      <text:p text:style-name="P351"><text:span text:style-name="Absatz-Standardschriftart"><text:span text:style-name="T79">Return: </text:span></text:span><text:span text:style-name="Absatz-Standardschriftart"><text:span text:style-name="T80">All functions and properties of the object.</text:span></text:span></text:p>
      <text:p text:style-name="P351"><text:span text:style-name="Absatz-Standardschriftart"><text:span text:style-name="T80"/></text:span></text:p>
      <text:h text:style-name="P1052" text:outline-level="4"><text:span text:style-name="T336">void</text:span> <text:span text:style-name="T336">mainWindowClearConsoleClickedSignal</text:span>(<text:span text:style-name="T336">void</text:span>)</text:h>
      <text:p text:style-name="P138">Is emitted if the clear console button in the main window is pressed.</text:p>
      <text:p text:style-name="P137">Example: <text:s/></text:p>
      <text:p text:style-name="P138"><text:span text:style-name="Absatz-Standardschriftart"><text:span text:style-name="T67">function mainWindowClearConsoleClicked()</text:span></text:span></text:p>
      <text:p text:style-name="P138"><text:span text:style-name="Absatz-Standardschriftart"><text:span text:style-name="T67">{</text:span></text:span></text:p>
      <text:p text:style-name="P138"><text:span text:style-name="Absatz-Standardschriftart"><text:span text:style-name="T67"><text:tab/>UI_TextEdit1.clear();</text:span></text:span></text:p>
      <text:p text:style-name="P138"><text:span text:style-name="Absatz-Standardschriftart"><text:span text:style-name="T67">}</text:span></text:span></text:p>
      <text:p text:style-name="P352"><text:span text:style-name="Absatz-Standardschriftart"><text:span text:style-name="T68">scriptThread.mainWindowClearConsoleClickedSignal.connect(mainWindowClearConsoleClicked);</text:span></text:span></text:p>
      <text:p text:style-name="P345"><text:span text:style-name="Absatz-Standardschriftart"><text:span text:style-name="T76"/></text:span></text:p>
      <text:h text:style-name="P1053" text:outline-level="4"><text:span text:style-name="T336">void</text:span> <text:span text:style-name="T337">mainWindowLockScrollingClickedSignal(bool isChecked)</text:span></text:h>
      <text:p text:style-name="P141">Is emitted if the lock scrolling button in the main window is pressed.</text:p>
      <text:p text:style-name="P142">Arguments:</text:p>
      <text:list xml:id="list180752462231913" text:continue-numbering="true" text:style-name="L37">
        <text:list-item>
          <text:p text:style-name="P624"><text:span text:style-name="T338">isChecked</text:span>: T<text:span text:style-name="T309">rue if the main interface lock scrolling button is checked.</text:span></text:p>
        </text:list-item>
      </text:list>
      <text:p text:style-name="P140">Example: <text:s/></text:p>
      <text:p text:style-name="P139"><text:span text:style-name="Absatz-Standardschriftart"><text:span text:style-name="T69">function mainWindowLockScrollingClicked(isChecked)</text:span></text:span></text:p>
      <text:p text:style-name="P139"><text:span text:style-name="Absatz-Standardschriftart"><text:span text:style-name="T69">{</text:span></text:span></text:p>
      <text:p text:style-name="P139"><text:span text:style-name="Absatz-Standardschriftart"><text:span text:style-name="T69"><text:tab/>UI_TextEdit1.lockScrolling(isChecked);</text:span></text:span></text:p>
      <text:p text:style-name="P139"><text:span text:style-name="Absatz-Standardschriftart"><text:span text:style-name="T69">}</text:span></text:span></text:p>
      <text:p text:style-name="P346"><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46"><text:span text:style-name="Absatz-Standardschriftart"><text:span text:style-name="T11"/></text:span></text:p>
      <text:h text:style-name="P1055" text:outline-level="4"><text:soft-page-break/>String getMainWindowTitle(void)</text:h>
      <text:p text:style-name="P115"><text:span text:style-name="Absatz-Standardschriftart"><text:span text:style-name="T105">Returns the title of the main window.</text:span></text:span></text:p>
      <text:p text:style-name="P347"><text:span text:style-name="Absatz-Standardschriftart"><text:span text:style-name="T104"/></text:span></text:p>
      <text:h text:style-name="P1055" text:outline-level="4">void setMainWindowTitle(String newTitle)</text:h>
      <text:p text:style-name="P153">Sets the title of the main window.</text:p>
      <text:p text:style-name="P189">Arguments:</text:p>
      <text:list xml:id="list180753088016270" text:continue-numbering="true" text:style-name="L37">
        <text:list-item>
          <text:p text:style-name="P574"><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48"><text:span text:style-name="Absatz-Standardschriftart"><text:span text:style-name="T107"/></text:span></text:p>
      <text:h text:style-name="P1056" text:outline-level="4">String <text:span text:style-name="T378">getTimestamp</text:span>(void)</text:h>
      <text:p text:style-name="P349"><text:span text:style-name="Absatz-Standardschriftart"><text:span text:style-name="T111">Returns the current time stamp in a specific format (see QDateTime.toString for more details).</text:span></text:span></text:p>
      <text:p text:style-name="P349"><text:span text:style-name="Absatz-Standardschriftart"><text:span text:style-name="T111">If the format string is empty then the format from the settings dialog (console options tab) is used.</text:span></text:span></text:p>
      <text:p text:style-name="P350"><text:span text:style-name="Absatz-Standardschriftart"><text:span text:style-name="T111">Example: <text:s/></text:span></text:span></text:p>
      <text:p text:style-name="P350"><text:span text:style-name="Absatz-Standardschriftart"><text:span text:style-name="T70">scriptThread.appendTextToConsole(scriptThread.getTimestamp("yyyy-MM-dd hh:mm:ss.zzz"));</text:span></text:span></text:p>
      <text:p text:style-name="P348"><text:span text:style-name="Absatz-Standardschriftart"><text:span text:style-name="T108"/></text:span></text:p>
      <text:h text:style-name="P956" text:outline-level="4"><text:span text:style-name="T386">ConsoleSettings getConsoleSettings</text:span>(void)</text:h>
      <text:p text:style-name="P186">Returns the console settings (settings dialog).</text:p>
      <text:p text:style-name="P185"><text:span text:style-name="T386">Return</text:span>:</text:p>
      <text:list xml:id="list180752169912308" text:continue-numbering="true" text:style-name="L37">
        <text:list-item>
          <text:p text:style-name="P575"><text:span text:style-name="T387">ConsoleSettings</text:span>: <text:span text:style-name="T330">The console settings.</text:span> <text:span text:style-name="T387">ConsoleSettings contains following properties:</text:span></text:p>
          <text:list>
            <text:list-item>
              <text:p text:style-name="P625"><text:span text:style-name="T387">bool</text:span> <text:span text:style-name="T387">showReceivedData</text:span>: <text:span text:style-name="T387">True if the received data (main interface) shall be shown in the console.</text:span></text:p>
            </text:list-item>
            <text:list-item>
              <text:p text:style-name="P625"><text:span text:style-name="T387">bool</text:span> <text:span text:style-name="T387">showSendData</text:span>: <text:span text:style-name="T387">True if the send data (main interface) shall be shown in the console.</text:span></text:p>
            </text:list-item>
            <text:list-item>
              <text:p text:style-name="P626"><text:span text:style-name="T488">Number maxChars</text:span>: <text:span text:style-name="T387">Max. numbers of chars in the consoles.</text:span></text:p>
            </text:list-item>
            <text:list-item>
              <text:p text:style-name="P625"><text:span text:style-name="T387">bool lockScrolling</text:span>: <text:span text:style-name="T387">If true then the consoles do not scroll to the end after adding new data.</text:span></text:p>
            </text:list-item>
            <text:list-item>
              <text:p text:style-name="P625"><text:span text:style-name="T387">String</text:span> <text:span text:style-name="T387">font: The consoles font.</text:span></text:p>
            </text:list-item>
            <text:list-item>
              <text:p text:style-name="P625"><text:span text:style-name="T387">String fontSize</text:span>: <text:span text:style-name="T387">The consoles font size.</text:span></text:p>
            </text:list-item>
            <text:list-item>
              <text:p text:style-name="P626"><text:span text:style-name="T488">Number updateInterval</text:span>: <text:span text:style-name="T387">The consoles update interval.</text:span></text:p>
            </text:list-item>
            <text:list-item>
              <text:p text:style-name="P629">String receiveColor: The color (hex) of receive data.</text:p>
            </text:list-item>
            <text:list-item>
              <text:p text:style-name="P630">String sendColor: The color (hex) of send data.</text:p>
            </text:list-item>
            <text:list-item>
              <text:p text:style-name="P631">String backgroundColor: The background color (hex) of the consoles.</text:p>
            </text:list-item>
            <text:list-item>
              <text:p text:style-name="P632">String timestampColor: The color (hex) of timestamps.</text:p>
            </text:list-item>
            <text:list-item>
              <text:p text:style-name="P633"><text:span text:style-name="T488">Number</text:span> newLineAfterBytes: New line after ... number of sent/received bytes (0=off).</text:p>
            </text:list-item>
            <text:list-item>
              <text:p text:style-name="P633"><text:span text:style-name="T488">Number</text:span> newLineAfterPause: New line after ... ms send/receive pause (0=off).</text:p>
            </text:list-item>
            <text:list-item>
              <text:p text:style-name="P634">bool createNewLineAtByte: True if a new line shall be created at a specific byte. (<text:span text:style-name="T388">newLineAtByte</text:span>).</text:p>
            </text:list-item>
            <text:list-item>
              <text:p text:style-name="P633"><text:span text:style-name="T488">Number</text:span> newLineAtByte: <text:span text:style-name="T390">These bytes will be replaced by a new line</text:span>.</text:p>
            </text:list-item>
            <text:list-item>
              <text:p text:style-name="P634">bool ceateTimestampAt<text:span text:style-name="T390">Byte</text:span>: True if a timestamp shall be created at a specific byte (timestampAtByte)</text:p>
            </text:list-item>
            <text:list-item>
              <text:p text:style-name="P635"><text:span text:style-name="T488">Number</text:span> <text:s/><text:span text:style-name="T389">timestampAtByte: </text:span>New timestamp at byte.</text:p>
            </text:list-item>
            <text:list-item>
              <text:p text:style-name="P627"><text:span text:style-name="T387">bool</text:span> <text:span text:style-name="T387">generateCyclicTimeStamps</text:span>: <text:span text:style-name="T387">True if cyclic timestamps shall be created in the. consoles (timeStampInterval).</text:span></text:p>
            </text:list-item>
            <text:list-item>
              <text:p text:style-name="P626"><text:span text:style-name="T488">Number timeStampInterval</text:span>: <text:span text:style-name="T387">The console timestamp interval.</text:span></text:p>
            </text:list-item>
            <text:list-item>
              <text:p text:style-name="P636"><text:span text:style-name="T487">String </text:span>imestampFormat: The timestamp format.</text:p>
            </text:list-item>
          </text:list>
        </text:list-item>
      </text:list>
      <text:p text:style-name="P368"><text:span text:style-name="Absatz-Standardschriftart"><text:span text:style-name="T78">Example:</text:span></text:span><text:span text:style-name="Absatz-Standardschriftart"><text:span text:style-name="T4"> <text:s/></text:span></text:span></text:p>
      <text:p text:style-name="P369"><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69"><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73"><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958"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80753861325533" text:continue-numbering="true" text:style-name="L37">
        <text:list-item>
          <text:p text:style-name="P574"><text:span text:style-name="Absatz-Standardschriftart"><text:span text:style-name="T110">iconFile: The file name of the icon</text:span></text:span></text:p>
        </text:list-item>
        <text:list-item>
          <text:p text:style-name="P637">isRelativePath: True if the file path is relative to the current script (which executes this function)</text:p>
          <text:p text:style-name="P691">Note: An example can be found under: <text:s/>exampleScripts\WorkerScripts\SendUserInput</text:p>
        </text:list-item>
      </text:list>
      <text:p text:style-name="P450"/>
      <text:h text:style-name="P934" text:outline-level="2"><text:bookmark-start text:name="__RefHeading___Toc28833_1169487438"/>The scriptInf object/class<text:bookmark-end text:name="__RefHeading___Toc28833_1169487438"/></text:h>
      <text:p text:style-name="P408">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924" text:outline-level="3"><text:bookmark-start text:name="__RefHeading___Toc31895_1169487438"/><text:bookmark-start text:name="_Toc403041654627"/>M<text:bookmark-end text:name="_Toc403041654627"/>ain interface<text:bookmark-end text:name="__RefHeading___Toc31895_1169487438"/></text:h>
      <text:p text:style-name="P29">The following functions can be used to send and receive data with the main interface.</text:p>
      <text:p text:style-name="P233">Note: </text:p>
      <text:list xml:id="list6103577704695249729" text:style-name="L41">
        <text:list-item>
          <text:p text:style-name="P877">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878"><text:span text:style-name="T459">E</text:span>xamples of all interface types can be found <text:span text:style-name="T459">at the end of this chapter.</text:span></text:p>
        </text:list-item>
      </text:list>
      <text:p text:style-name="P233"/>
      <text:h text:style-name="P959" text:outline-level="4">bool sendDataArray(Array&lt;Number&gt; data, Number repetitionCount=0, Number pause=0<text:span text:style-name="T303">, bool addToMainWindowSendHistory=false</text:span>)</text:h>
      <text:p text:style-name="P233">Sends a data <text:span text:style-name="T416">(byte)</text:span> array with the main interface.</text:p>
      <text:p text:style-name="P233">Arguments:</text:p>
      <text:list xml:id="list180753160264201" text:continue-list="list180753861325533" text:style-name="L37">
        <text:list-item>
          <text:p text:style-name="P576">data: The data array</text:p>
        </text:list-item>
        <text:list-item>
          <text:p text:style-name="P576">repetitionCount: The data array is repeated until the number has been reached</text:p>
        </text:list-item>
        <text:list-item>
          <text:p text:style-name="P576">pause: The pause (milliseconds) between two repetitions</text:p>
        </text:list-item>
        <text:list-item>
          <text:p text:style-name="P640">addToMainWindowSendHistory: True if the data shall be added to the send history in the main window</text:p>
        </text:list-item>
      </text:list>
      <text:p text:style-name="P233"><text:s/>Return: True on success</text:p>
      <text:p text:style-name="P233">Example: <text:s/></text:p>
      <text:p text:style-name="P404"><text:span text:style-name="Absatz-Standardschriftart"><text:span text:style-name="T12">var array = Array(1,2,3,4);</text:span></text:span></text:p>
      <text:p text:style-name="P404"><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04"><text:span text:style-name="Absatz-Standardschriftart"><text:span text:style-name="T2"/></text:span></text:p>
      <text:p text:style-name="P404"><text:span text:style-name="Absatz-Standardschriftart"><text:span text:style-name="T96">Note: </text:span></text:span></text:p>
      <text:list xml:id="list5087157386295743997" text:style-name="L42">
        <text:list-item>
          <text:p text:style-name="P879"><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879"><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880"><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04"><text:soft-page-break/><text:span text:style-name="Absatz-Standardschriftart"><text:span text:style-name="T2"/></text:span></text:p>
      <text:h text:style-name="P959" text:outline-level="4">bool sendString(String string, Number repetitionCount=0, Number pause=0<text:span text:style-name="T303">, bool addToMainWindowSendHistory=false</text:span>)</text:h>
      <text:p text:style-name="P233">Sends a string with the main interface.</text:p>
      <text:p text:style-name="P233">Arguments:</text:p>
      <text:list xml:id="list180753079033665" text:continue-list="list180753160264201" text:style-name="L37">
        <text:list-item>
          <text:p text:style-name="P576">string: The string</text:p>
        </text:list-item>
        <text:list-item>
          <text:p text:style-name="P576">repetitionCount: The data array is repeated until the number has been reached</text:p>
        </text:list-item>
        <text:list-item>
          <text:p text:style-name="P576">pause: The pause (ms) between two repetitions</text:p>
        </text:list-item>
        <text:list-item>
          <text:p text:style-name="P640">addToMainWindowSendHistory: True if the data shall be added to the send history in the main window</text:p>
        </text:list-item>
      </text:list>
      <text:p text:style-name="P233"><text:s/>Return: True on success</text:p>
      <text:p text:style-name="P233">Example: <text:s/></text:p>
      <text:p text:style-name="P405"><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04"><text:span text:style-name="Absatz-Standardschriftart"><text:span text:style-name="T2"/></text:span></text:p>
      <text:p text:style-name="P404"><text:span text:style-name="Absatz-Standardschriftart"><text:span text:style-name="T96">Note: </text:span></text:span></text:p>
      <text:list xml:id="list180753236548047" text:continue-list="list5087157386295743997" text:style-name="L42">
        <text:list-item>
          <text:p text:style-name="P879"><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879"><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881"><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879"><text:span text:style-name="Absatz-Standardschriftart"><text:span text:style-name="T96"/></text:span></text:p>
        </text:list-item>
      </text:list>
      <text:h text:style-name="P959" text:outline-level="4">bool sendCanMessage(Number type, Number canId, Array&lt;Number&gt; data, Number repetitionCount=0, Number pause=0<text:span text:style-name="T303">, bool addToMainWindowSendHistory=false</text:span>)</text:h>
      <text:p text:style-name="P233">Sends a can message with the main interface (in MainInterfaceThread). If more then 8 data bytes are given several can messages with the same can id will be sent.</text:p>
      <text:p text:style-name="P233">Arguments:</text:p>
      <text:list xml:id="list180753429859011" text:continue-list="list180753079033665" text:style-name="L37">
        <text:list-item>
          <text:p text:style-name="P576">type: The can message type (0=standard, 1=standard remote-transfer-request, 2=extended, 3= extended remote-transfer-request)</text:p>
        </text:list-item>
        <text:list-item>
          <text:p text:style-name="P576">canId: The can id</text:p>
        </text:list-item>
        <text:list-item>
          <text:p text:style-name="P576">data: the can data <text:span text:style-name="T416">(byte array)</text:span></text:p>
        </text:list-item>
        <text:list-item>
          <text:p text:style-name="P576">repetitionCount: The data message is repeated until the number has been reached</text:p>
        </text:list-item>
        <text:list-item>
          <text:p text:style-name="P576">pause: The pause (ms) between two repetitions</text:p>
        </text:list-item>
        <text:list-item>
          <text:p text:style-name="P640">addToMainWindowSendHistory: True if the data shall be added to the send history in the main window</text:p>
        </text:list-item>
      </text:list>
      <text:p text:style-name="P233"><text:s/>Return: True on success</text:p>
      <text:p text:style-name="P233">Example: <text:s/></text:p>
      <text:p text:style-name="P405"><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04"><text:span text:style-name="Absatz-Standardschriftart"><text:span text:style-name="T2"/></text:span></text:p>
      <text:h text:style-name="P959" text:outline-level="4">bool isConnectedWithCan(void)</text:h>
      <text:p text:style-name="P233">Returns true if the main interface is a CAN interface (and is connected).</text:p>
      <text:p text:style-name="P233">Example: <text:s/></text:p>
      <text:p text:style-name="P405"><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04"><text:span text:style-name="Absatz-Standardschriftart"><text:span text:style-name="T12">{</text:span></text:span></text:p>
      <text:p text:style-name="P405"><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04"><text:span text:style-name="Absatz-Standardschriftart"><text:span text:style-name="T12">}</text:span></text:span></text:p>
      <text:p text:style-name="P404"/>
      <text:h text:style-name="P959" text:outline-level="4"><text:soft-page-break/>bool isConnectedWith<text:span text:style-name="T427">I2c</text:span>(void)</text:h>
      <text:p text:style-name="P40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04"><text:span text:style-name="Absatz-Standardschriftart"><text:span text:style-name="T2"/></text:span></text:p>
      <text:h text:style-name="P959" text:outline-level="4">bool isConnected(void)</text:h>
      <text:p text:style-name="P233">Returns true if the main interface is connected.</text:p>
      <text:p text:style-name="P233">Example: <text:s/></text:p>
      <text:p text:style-name="P404"><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04"><text:span text:style-name="Absatz-Standardschriftart"><text:span text:style-name="T12">{</text:span></text:span></text:p>
      <text:p text:style-name="P404"><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04"><text:span text:style-name="Absatz-Standardschriftart"><text:span text:style-name="T12">}</text:span></text:span></text:p>
      <text:p text:style-name="P404"><text:span text:style-name="Absatz-Standardschriftart"><text:span text:style-name="T2"/></text:span></text:p>
      <text:h text:style-name="P959" text:outline-level="4">void disconnect(void)</text:h>
      <text:p text:style-name="P233"><text:span text:style-name="Absatz-Standardschriftart"><text:span text:style-name="T72">Disconnects the main interface.</text:span></text:span></text:p>
      <text:p text:style-name="P233"><text:span text:style-name="Absatz-Standardschriftart"><text:span text:style-name="T72"/></text:span></text:p>
      <text:h text:style-name="P959" text:outline-level="4">bool connectPcan(Number channel, Number baudrate, Number connectTimeout = 2000, bool busOffAutoReset = true, bool powerSupply = false, bool filterExtended = true, Number filterFrom = 0, Number filterTo = 0x1fffffff)</text:h>
      <text:p text:style-name="P233">Connects the main interface (PCAN).</text:p>
      <text:p text:style-name="P233">Note: A successful call will modify the corresponding settings in the settings dialog.</text:p>
      <text:p text:style-name="P233">Arguments:</text:p>
      <text:list xml:id="list180753148809234" text:continue-numbering="true" text:style-name="L37">
        <text:list-item>
          <text:p text:style-name="P576"><text:span text:style-name="Absatz-Standardschriftart"><text:span text:style-name="T72">channel: The PCAN channel</text:span></text:span></text:p>
        </text:list-item>
        <text:list-item>
          <text:p text:style-name="P576"><text:span text:style-name="Absatz-Standardschriftart"><text:span text:style-name="T72">baudrate(kBaud): The baudrate. <text:s/>Possible values are:</text:span></text:span></text:p>
          <text:p text:style-name="P576"><text:span text:style-name="Absatz-Standardschriftart"><text:span text:style-name="T72">1000, 800, 500, 250, 125,100,95,83,50,47,33,20,10,5.</text:span></text:span></text:p>
        </text:list-item>
        <text:list-item>
          <text:p text:style-name="P576"><text:span text:style-name="Absatz-Standardschriftart"><text:span text:style-name="T72">connectTimeout: Connect timeout (ms)</text:span></text:span></text:p>
        </text:list-item>
        <text:list-item>
          <text:p text:style-name="P576"><text:span text:style-name="Absatz-Standardschriftart"><text:span text:style-name="T72">busOffAutoReset: True if the PCAN driver shall reset automatically the CAN controller of a PCAN Channel if a bus-off state is detected</text:span></text:span></text:p>
        </text:list-item>
        <text:list-item>
          <text:p text:style-name="P576"><text:span text:style-name="Absatz-Standardschriftart"><text:span text:style-name="T72">powerSupply: True if the external 5V on the D-Sub connector shall be switched on</text:span></text:span></text:p>
        </text:list-item>
        <text:list-item>
          <text:p text:style-name="P576"><text:span text:style-name="Absatz-Standardschriftart"><text:span text:style-name="T72">filterExtended: True if the filer message type is extended (29-bit identifier) or false if the filter message type is standard (11-bit identifier)</text:span></text:span></text:p>
        </text:list-item>
        <text:list-item>
          <text:p text:style-name="P576"><text:span text:style-name="Absatz-Standardschriftart"><text:span text:style-name="T72">filterFrom: The lowest CAN ID to be received</text:span></text:span></text:p>
        </text:list-item>
        <text:list-item>
          <text:p text:style-name="P576"><text:span text:style-name="Absatz-Standardschriftart"><text:span text:style-name="T72">filterTo: The highest CAN ID to be received</text:span></text:span></text:p>
          <text:p text:style-name="P684"><text:span text:style-name="Absatz-Standardschriftart"><text:span text:style-name="T72">Return: True on success</text:span></text:span></text:p>
        </text:list-item>
      </text:list>
      <text:p text:style-name="P233">Example: <text:s/></text:p>
      <text:p text:style-name="P404"><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04"><text:span text:style-name="Absatz-Standardschriftart"><text:span text:style-name="T12">{</text:span></text:span></text:p>
      <text:p text:style-name="P404"><text:span text:style-name="Absatz-Standardschriftart"><text:span text:style-name="T12"><text:tab/>scriptThread.appendTextToConsole ("connectPcan succeeded");</text:span></text:span></text:p>
      <text:p text:style-name="P404"><text:span text:style-name="Absatz-Standardschriftart"><text:span text:style-name="T12">}</text:span></text:span></text:p>
      <text:p text:style-name="P404"><text:span text:style-name="Absatz-Standardschriftart"><text:span text:style-name="T2"/></text:span></text:p>
      <text:h text:style-name="P959" text:outline-level="4">bool connectSocket(bool isTcp, bool isServer, String ip, Number <text:span text:style-name="T329">destination</text:span>Port, Number ownPort, Number connectTimeout = 5000)</text:h>
      <text:p text:style-name="P233">Connects the main interface (UDP or TCP socket).</text:p>
      <text:p text:style-name="P233">Note: A successful call will modify the corresponding settings in the settings dialog.</text:p>
      <text:p text:style-name="P233">Arguments:</text:p>
      <text:list xml:id="list180753304462114" text:continue-numbering="true" text:style-name="L37">
        <text:list-item>
          <text:p text:style-name="P576"><text:span text:style-name="Absatz-Standardschriftart"><text:span text:style-name="T72">isTcp: True for TCP and false for UDP</text:span></text:span></text:p>
        </text:list-item>
        <text:list-item>
          <text:p text:style-name="P576"><text:span text:style-name="Absatz-Standardschriftart"><text:span text:style-name="T72">isServer: True if the connection type is a (TCP) server</text:span></text:span></text:p>
        </text:list-item>
        <text:list-item>
          <text:p text:style-name="P576"><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576"><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576"><text:span text:style-name="Absatz-Standardschriftart"><text:span text:style-name="T72">ownPort: The own port</text:span></text:span></text:p>
        </text:list-item>
        <text:list-item>
          <text:p text:style-name="P576"><text:span text:style-name="Absatz-Standardschriftart"><text:span text:style-name="T72">connectTimeout: Connection timeout (ms)</text:span></text:span></text:p>
          <text:p text:style-name="P684"><text:soft-page-break/><text:span text:style-name="Absatz-Standardschriftart"><text:span text:style-name="T72">Return: True on success</text:span></text:span></text:p>
        </text:list-item>
      </text:list>
      <text:p text:style-name="P233">Example: <text:s/></text:p>
      <text:p text:style-name="P406"><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04"><text:span text:style-name="Absatz-Standardschriftart"><text:span text:style-name="T12">{</text:span></text:span></text:p>
      <text:p text:style-name="P404"><text:span text:style-name="Absatz-Standardschriftart"><text:span text:style-name="T12"><text:tab/>scriptThread.appendTextToConsole ("connectSocket succeeded (UDP socket)");</text:span></text:span></text:p>
      <text:p text:style-name="P404"><text:span text:style-name="Absatz-Standardschriftart"><text:span text:style-name="T12">}</text:span></text:span></text:p>
      <text:p text:style-name="P404"/>
      <text:h text:style-name="P959"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3">Connects the main interface (serial port).</text:p>
      <text:p text:style-name="P233">Note: A successful call will modify the corresponding settings in the settings dialog.</text:p>
      <text:p text:style-name="P233">Arguments:</text:p>
      <text:list xml:id="list180752824789121" text:continue-numbering="true" text:style-name="L37">
        <text:list-item>
          <text:p text:style-name="P576"><text:span text:style-name="Absatz-Standardschriftart"><text:span text:style-name="T72">name: True serial port name</text:span></text:span></text:p>
        </text:list-item>
        <text:list-item>
          <text:p text:style-name="P576"><text:span text:style-name="Absatz-Standardschriftart"><text:span text:style-name="T72">baudrate: The baudrate</text:span></text:span></text:p>
        </text:list-item>
        <text:list-item>
          <text:p text:style-name="P576"><text:span text:style-name="Absatz-Standardschriftart"><text:span text:style-name="T72">connectTimeout: Connection timeout (ms)</text:span></text:span></text:p>
        </text:list-item>
        <text:list-item>
          <text:p text:style-name="P576"><text:span text:style-name="Absatz-Standardschriftart"><text:span text:style-name="T72">dataBits: The number of data bits</text:span></text:span></text:p>
        </text:list-item>
        <text:list-item>
          <text:p text:style-name="P576"><text:span text:style-name="Absatz-Standardschriftart"><text:span text:style-name="T72">parity: The parity. Possible values are: "None ", "Even ", "Odd ", "Space" and "Mark"</text:span></text:span></text:p>
        </text:list-item>
        <text:list-item>
          <text:p text:style-name="P576"><text:span text:style-name="Absatz-Standardschriftart"><text:span text:style-name="T72">stopBits: The number of stop bits. Possible values are: "1 ", "1.5" and "2"</text:span></text:span></text:p>
        </text:list-item>
        <text:list-item>
          <text:p text:style-name="P576"><text:span text:style-name="Absatz-Standardschriftart"><text:span text:style-name="T72">flowControl: The flow control. Possible values are: "RTS/CTS", "XON/XOFF" and "None"</text:span></text:span></text:p>
          <text:p text:style-name="P684"><text:span text:style-name="Absatz-Standardschriftart"><text:span text:style-name="T72">Return: True on success</text:span></text:span></text:p>
        </text:list-item>
      </text:list>
      <text:p text:style-name="P233">Example: <text:s/></text:p>
      <text:p text:style-name="P406"><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04"><text:span text:style-name="Absatz-Standardschriftart"><text:span text:style-name="T12">{</text:span></text:span></text:p>
      <text:p text:style-name="P404"><text:span text:style-name="Absatz-Standardschriftart"><text:span text:style-name="T12"><text:tab/>scriptThread.appendTextToConsole ("connectSerialPort succeeded");</text:span></text:span></text:p>
      <text:p text:style-name="P404"><text:span text:style-name="Absatz-Standardschriftart"><text:span text:style-name="T12">}</text:span></text:span></text:p>
      <text:p text:style-name="P404"/>
      <text:h text:style-name="P959" text:outline-level="4"><text:bookmark-start text:name="__RefHeading__14002_509297979"/>void setSerialPortPins(bool setRTS, bool setDTR)<text:bookmark-end text:name="__RefHeading__14002_509297979"/></text:h>
      <text:p text:style-name="P404">Sets the serial port (main interface) RTS (request to send) and DTR (data terminal ready) pins.</text:p>
      <text:p text:style-name="P404">Note: A call to this function changes the value of the RTS (request to send) and the DTR (data terminal ready) check box in the main window.</text:p>
      <text:p text:style-name="P404">Arguments:</text:p>
      <text:list xml:id="list180752781700432" text:continue-numbering="true" text:style-name="L37">
        <text:list-item>
          <text:p text:style-name="P576"><text:span text:style-name="Absatz-Standardschriftart"><text:span text:style-name="T72">setRTS: true=set the pin to 1, false=set the pin to 0</text:span></text:span></text:p>
        </text:list-item>
        <text:list-item>
          <text:p text:style-name="P576"><text:span text:style-name="Absatz-Standardschriftart"><text:span text:style-name="T72">setDTR: true=set the pin to 1, false=set the pin to 0</text:span></text:span></text:p>
        </text:list-item>
      </text:list>
      <text:p text:style-name="P274"><text:span text:style-name="Absatz-Standardschriftart"><text:span text:style-name="T72"/></text:span></text:p>
      <text:h text:style-name="P960" text:outline-level="4">Number getSerialPortSignals(void)</text:h>
      <text:p text:style-name="P404"><text:span text:style-name="Absatz-Standardschriftart"><text:span text:style-name="T86">Returns the state of the serial port signals (pins).The signals are bit coded:</text:span></text:span></text:p>
      <text:list xml:id="list6625696095355870330" text:style-name="L43">
        <text:list-item>
          <text:p text:style-name="P882"><text:span text:style-name="Absatz-Standardschriftart"><text:span text:style-name="T86">NoSignal = 0x00</text:span></text:span></text:p>
        </text:list-item>
        <text:list-item>
          <text:p text:style-name="P882"><text:span text:style-name="Absatz-Standardschriftart"><text:span text:style-name="T86">DataTerminalReadySignal = 0x04</text:span></text:span></text:p>
        </text:list-item>
        <text:list-item>
          <text:p text:style-name="P882"><text:span text:style-name="Absatz-Standardschriftart"><text:span text:style-name="T86">DataCarrierDetectSignal = 0x08</text:span></text:span></text:p>
        </text:list-item>
        <text:list-item>
          <text:p text:style-name="P882"><text:span text:style-name="Absatz-Standardschriftart"><text:span text:style-name="T86">DataSetReadySignal = 0x10</text:span></text:span></text:p>
        </text:list-item>
        <text:list-item>
          <text:p text:style-name="P882"><text:span text:style-name="Absatz-Standardschriftart"><text:span text:style-name="T86">RingIndicatorSignal = 0x20</text:span></text:span></text:p>
        </text:list-item>
        <text:list-item>
          <text:p text:style-name="P882"><text:span text:style-name="Absatz-Standardschriftart"><text:span text:style-name="T86">RequestToSendSignal = 0x40</text:span></text:span></text:p>
        </text:list-item>
        <text:list-item>
          <text:p text:style-name="P882"><text:span text:style-name="Absatz-Standardschriftart"><text:span text:style-name="T86"><text:s/>ClearToSendSignal = 0x80</text:span></text:span></text:p>
        </text:list-item>
      </text:list>
      <text:p text:style-name="P404"><text:span text:style-name="Absatz-Standardschriftart"><text:span text:style-name="T2"/></text:span></text:p>
      <text:p text:style-name="P404"><text:span text:style-name="Absatz-Standardschriftart"><text:span text:style-name="T2"/></text:span></text:p>
      <text:h text:style-name="P959" text:outline-level="4">v<text:span text:style-name="T323">oid sendReceivedDataToMainInterface(Array&lt;Number&gt; data)</text:span></text:h>
      <text:p text:style-name="P403">Sends received data (received with a script internal interface) to the main interface.</text:p>
      <text:p text:style-name="P403">This data will be shown as received data in the consoles, the log and will be received by</text:p>
      <text:p text:style-name="P403"><text:soft-page-break/>worker scripts via the dataReceivedSignal.</text:p>
      <text:p text:style-name="P404">Arguments:</text:p>
      <text:list xml:id="list180753452197235" text:continue-list="list180752781700432" text:style-name="L37">
        <text:list-item>
          <text:p text:style-name="P576"><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54"/>
      <text:h text:style-name="P957" text:outline-level="4">SerialPortSettings getMainInterfaceSerialPortSettings(void)</text:h>
      <text:p text:style-name="P227">Returns the serial port settings of the main interface.</text:p>
      <text:p text:style-name="P233"><text:span text:style-name="T386">Return</text:span>:</text:p>
      <text:list xml:id="list180753023162089" text:continue-numbering="true" text:style-name="L37">
        <text:list-item>
          <text:p text:style-name="P576"><text:span text:style-name="T330">SerialPortSettings</text:span>: <text:span text:style-name="T330">The serial port settings.</text:span> <text:span text:style-name="T330">SerialPortSettings contains following properties:</text:span></text:p>
          <text:list>
            <text:list-item>
              <text:p text:style-name="P628">String name: The name of the serial port.</text:p>
            </text:list-item>
            <text:list-item>
              <text:p text:style-name="P628">Number baudRate: The baudrate.</text:p>
            </text:list-item>
            <text:list-item>
              <text:p text:style-name="P628">Number dataBits: The number of data bits.</text:p>
            </text:list-item>
            <text:list-item>
              <text:p text:style-name="P628">String parity: The parity.</text:p>
            </text:list-item>
            <text:list-item>
              <text:p text:style-name="P628">String stopBits: The stop bits.</text:p>
            </text:list-item>
            <text:list-item>
              <text:p text:style-name="P628">String flowControl: The flow control.</text:p>
            </text:list-item>
            <text:list-item>
              <text:p text:style-name="P628">bool rts: True if the RTS pin is on.</text:p>
            </text:list-item>
            <text:list-item>
              <text:p text:style-name="P628">bool dtr: True if the DTR pin is on.</text:p>
            </text:list-item>
          </text:list>
        </text:list-item>
      </text:list>
      <text:p text:style-name="P404"><text:span text:style-name="Absatz-Standardschriftart"><text:span text:style-name="T78">Example:</text:span></text:span><text:span text:style-name="Absatz-Standardschriftart"><text:span text:style-name="T4"> <text:s/></text:span></text:span></text:p>
      <text:p text:style-name="P40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04"><text:span text:style-name="Absatz-Standardschriftart"><text:span text:style-name="T22">scriptThread.appendTextToConsole(settings.name);</text:span></text:span></text:p>
      <text:p text:style-name="P404"><text:span text:style-name="Absatz-Standardschriftart"><text:span text:style-name="T22">scriptThread.appendTextToConsole(settings.baudRate);</text:span></text:span></text:p>
      <text:p text:style-name="P404"><text:span text:style-name="Absatz-Standardschriftart"><text:span text:style-name="T22">scriptThread.appendTextToConsole(settings.dataBits);</text:span></text:span></text:p>
      <text:p text:style-name="P404"><text:span text:style-name="Absatz-Standardschriftart"><text:span text:style-name="T22">scriptThread.appendTextToConsole(settings.parity);</text:span></text:span></text:p>
      <text:p text:style-name="P404"><text:span text:style-name="Absatz-Standardschriftart"><text:span text:style-name="T22">scriptThread.appendTextToConsole(settings.stopBits);</text:span></text:span></text:p>
      <text:p text:style-name="P404"><text:span text:style-name="Absatz-Standardschriftart"><text:span text:style-name="T22">scriptThread.appendTextToConsole(settings.flowControl);</text:span></text:span></text:p>
      <text:p text:style-name="P404"><text:span text:style-name="Absatz-Standardschriftart"><text:span text:style-name="T22">scriptThread.appendTextToConsole(settings.rts);</text:span></text:span></text:p>
      <text:p text:style-name="P404"><text:span text:style-name="Absatz-Standardschriftart"><text:span text:style-name="T22">scriptThread.appendTextToConsole(settings.dtr);</text:span></text:span></text:p>
      <text:p text:style-name="P404"><text:span text:style-name="Absatz-Standardschriftart"><text:span text:style-name="T2"/></text:span></text:p>
      <text:h text:style-name="P957" text:outline-level="4">SocketSettings getMainInterfaceSocketSettings(void)</text:h>
      <text:p text:style-name="P228">Returns the socket (UDP, TCP client/server) settings of the main interface.</text:p>
      <text:p text:style-name="P233"><text:span text:style-name="T386">Return</text:span>:</text:p>
      <text:list xml:id="list180753472922715" text:continue-numbering="true" text:style-name="L37">
        <text:list-item>
          <text:p text:style-name="P576"><text:span text:style-name="T330">SocketSettings</text:span>: <text:span text:style-name="T331">The socket settings.</text:span> <text:span text:style-name="T330">SocketSettings contains following properties:</text:span></text:p>
          <text:list>
            <text:list-item>
              <text:p text:style-name="P628"><text:span text:style-name="T332">Number destinationPort</text:span>: The <text:span text:style-name="T332">detination port.</text:span></text:p>
            </text:list-item>
            <text:list-item>
              <text:p text:style-name="P641">String destinationIpAddress: The destination <text:span text:style-name="T333">IP</text:span> address.</text:p>
            </text:list-item>
            <text:list-item>
              <text:p text:style-name="P642">Number ownPort: The own port.</text:p>
            </text:list-item>
            <text:list-item>
              <text:p text:style-name="P642">String socketType: The socket type ('TCP client', 'TCP server' or 'UDP socket').</text:p>
            </text:list-item>
            <text:list-item>
              <text:p text:style-name="P642">Number proxySettings: <text:span text:style-name="T334">The proxy settings:</text:span></text:p>
              <text:list>
                <text:list-item>
                  <text:p text:style-name="P643">0 = no proxy</text:p>
                </text:list-item>
                <text:list-item>
                  <text:p text:style-name="P643">1 = use system proxy settings</text:p>
                </text:list-item>
                <text:list-item>
                  <text:p text:style-name="P643">2 = use custom proxy settings</text:p>
                </text:list-item>
              </text:list>
            </text:list-item>
            <text:list-item>
              <text:p text:style-name="P642">String proxyIpAddress: <text:span text:style-name="T334">The proxy IP address.</text:span></text:p>
            </text:list-item>
            <text:list-item>
              <text:p text:style-name="P642">Number proxyPort: <text:span text:style-name="T334">The proxy port.</text:span></text:p>
            </text:list-item>
            <text:list-item>
              <text:p text:style-name="P642">String proxyUserName: <text:span text:style-name="T334">The proxy user name.</text:span></text:p>
            </text:list-item>
            <text:list-item>
              <text:p text:style-name="P642">String proxyPassword: <text:span text:style-name="T334">The proxy password.</text:span></text:p>
            </text:list-item>
          </text:list>
        </text:list-item>
      </text:list>
      <text:p text:style-name="P404"><text:span text:style-name="Absatz-Standardschriftart"><text:span text:style-name="T78">Example:</text:span></text:span><text:span text:style-name="Absatz-Standardschriftart"><text:span text:style-name="T4"> <text:s/></text:span></text:span></text:p>
      <text:p text:style-name="P40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04"><text:span text:style-name="Absatz-Standardschriftart"><text:span text:style-name="T22">scriptThread.appendTextToConsole(settings.destinationPort);</text:span></text:span></text:p>
      <text:p text:style-name="P404"><text:span text:style-name="Absatz-Standardschriftart"><text:span text:style-name="T22">scriptThread.appendTextToConsole(settings.destinationIpAddress);</text:span></text:span></text:p>
      <text:p text:style-name="P404"><text:span text:style-name="Absatz-Standardschriftart"><text:span text:style-name="T22">scriptThread.appendTextToConsole(settings.ownPort);</text:span></text:span></text:p>
      <text:p text:style-name="P404"><text:span text:style-name="Absatz-Standardschriftart"><text:span text:style-name="T22">scriptThread.appendTextToConsole(settings.socketType);</text:span></text:span></text:p>
      <text:p text:style-name="P404"><text:span text:style-name="Absatz-Standardschriftart"><text:span text:style-name="T22">scriptThread.appendTextToConsole(settings.proxySettings);</text:span></text:span></text:p>
      <text:p text:style-name="P404"><text:span text:style-name="Absatz-Standardschriftart"><text:span text:style-name="T22">scriptThread.appendTextToConsole(settings.proxyIpAddress);</text:span></text:span></text:p>
      <text:p text:style-name="P404"><text:span text:style-name="Absatz-Standardschriftart"><text:span text:style-name="T22">scriptThread.appendTextToConsole(settings.proxyPort);</text:span></text:span></text:p>
      <text:p text:style-name="P404"><text:span text:style-name="Absatz-Standardschriftart"><text:span text:style-name="T22">scriptThread.appendTextToConsole(settings.proxyUserName);</text:span></text:span></text:p>
      <text:p text:style-name="P404"><text:soft-page-break/><text:span text:style-name="Absatz-Standardschriftart"><text:span text:style-name="T22">scriptThread.appendTextToConsole(settings.proxyPassword);</text:span></text:span></text:p>
      <text:p text:style-name="P404"><text:span text:style-name="Absatz-Standardschriftart"><text:span text:style-name="T5"/></text:span></text:p>
      <text:h text:style-name="P961" text:outline-level="4">String aardvarkI2cSpiDetectDevices(void)</text:h>
      <text:p text:style-name="P399"><text:span text:style-name="Absatz-Standardschriftart"><text:span text:style-name="T90">Returns a string which contains informations about all detected Aardvark I2C/SPI devices.</text:span></text:span></text:p>
      <text:p text:style-name="P399"><text:span text:style-name="Absatz-Standardschriftart"><text:span text:style-name="T6"/></text:span></text:p>
      <text:h text:style-name="P959" text:outline-level="4"><text:bookmark-start text:name="__RefHeading___Toc27250_287047459"/><text:bookmark-start text:name="_Toc403041657211642"/>bool <text:bookmark-end text:name="_Toc403041657211642"/><text:span text:style-name="T432">aardvarkI2cSpiConnect(AardvarkI2cSpiSettings aardvarkI2cSpiSettings, Number connectTimeout = 5000)</text:span><text:bookmark-end text:name="__RefHeading___Toc27250_287047459"/></text:h>
      <text:p text:style-name="P229">Connects the main interface (Aardvark I2C/SPI).</text:p>
      <text:p text:style-name="P229">Note: A successful call will modify the corresponding settings in the settings dialog.</text:p>
      <text:p text:style-name="P233">Arguments:</text:p>
      <text:list xml:id="list180752976711610" text:continue-numbering="true" text:style-name="L37">
        <text:list-item>
          <text:p text:style-name="P576"><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576"><text:span text:style-name="Absatz-Standardschriftart"><text:span text:style-name="T72">connectTimeout: Connection timeout (ms)</text:span></text:span></text:p>
          <text:p text:style-name="P684"><text:span text:style-name="Absatz-Standardschriftart"><text:span text:style-name="T72">Return: True on success</text:span></text:span></text:p>
        </text:list-item>
      </text:list>
      <text:p text:style-name="P233">Example: <text:s/></text:p>
      <text:p text:style-name="P404"><text:span text:style-name="Absatz-Standardschriftart"><text:span text:style-name="T26">/************************Create the AardvarkI2cSpiSettings structure***************/</text:span></text:span></text:p>
      <text:p text:style-name="P404"><text:span text:style-name="Absatz-Standardschriftart"><text:span text:style-name="T26">settings = Array();</text:span></text:span></text:p>
      <text:p text:style-name="P404"><text:span text:style-name="Absatz-Standardschriftart"><text:span text:style-name="T26">settings.devicePort = <text:s/>parseInt(UI_AardvarkI2cSpiPort.text());</text:span></text:span></text:p>
      <text:p text:style-name="P404"><text:span text:style-name="Absatz-Standardschriftart"><text:span text:style-name="T26">settings.deviceMode = <text:s/>UI_AardvarkI2cSpiMode.currentIndex();</text:span></text:span></text:p>
      <text:p text:style-name="P404"><text:span text:style-name="Absatz-Standardschriftart"><text:span text:style-name="T26">settings.device5VIsOn = <text:s/>(UI_AardvarkI2cSpi5V.currentText() == "On") ? true : false</text:span></text:span></text:p>
      <text:p text:style-name="P404"><text:span text:style-name="Absatz-Standardschriftart"><text:span text:style-name="T26"><text:tab/><text:tab/></text:span></text:span></text:p>
      <text:p text:style-name="P404"><text:span text:style-name="Absatz-Standardschriftart"><text:span text:style-name="T26">settings.i2cBaudrate = <text:s/>parseInt(UI_AardvarkI2cBaudrate.text());</text:span></text:span></text:p>
      <text:p text:style-name="P410"><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04"><text:span text:style-name="Absatz-Standardschriftart"><text:span text:style-name="T26">settings.i2cPullupsOn = (UI_AardvarkI2cPullUp.currentText() == "On") ? true : false</text:span></text:span></text:p>
      <text:p text:style-name="P404"><text:span text:style-name="Absatz-Standardschriftart"><text:span text:style-name="T26"><text:tab/><text:tab/></text:span></text:span></text:p>
      <text:p text:style-name="P404"><text:span text:style-name="Absatz-Standardschriftart"><text:span text:style-name="T26">settings.spiPolarity = <text:s/>UI_AardvarkSpiPolarity.currentIndex();</text:span></text:span></text:p>
      <text:p text:style-name="P404"><text:span text:style-name="Absatz-Standardschriftart"><text:span text:style-name="T26">settings.spiSSPolarity = <text:s/>UI_AardvarkSpiSSPolarity.currentIndex();</text:span></text:span></text:p>
      <text:p text:style-name="P404"><text:span text:style-name="Absatz-Standardschriftart"><text:span text:style-name="T26">settings.spiBitorder = <text:s/>UI_AardvarkSpiBitorder.currentIndex();</text:span></text:span></text:p>
      <text:p text:style-name="P404"><text:span text:style-name="Absatz-Standardschriftart"><text:span text:style-name="T26">settings.spiPhase = <text:s/>UI_AardvarkSpiPhase.currentIndex();</text:span></text:span></text:p>
      <text:p text:style-name="P404"><text:span text:style-name="Absatz-Standardschriftart"><text:span text:style-name="T26">settings.spiBaudrate = <text:s/>parseInt(UI_AardvarkSpiBaudrate.text());</text:span></text:span></text:p>
      <text:p text:style-name="P404"><text:span text:style-name="Absatz-Standardschriftart"><text:span text:style-name="T26"/></text:span></text:p>
      <text:p text:style-name="P404"><text:span text:style-name="Absatz-Standardschriftart"><text:span text:style-name="T26">settings.pinConfigs = <text:s/>Array();</text:span></text:span></text:p>
      <text:p text:style-name="P404"><text:span text:style-name="Absatz-Standardschriftart"><text:span text:style-name="T26">for(var i = 0; i &lt; AARDVARD_I2C_SPI_GPIO_COUNT; i++)</text:span></text:span></text:p>
      <text:p text:style-name="P404"><text:span text:style-name="Absatz-Standardschriftart"><text:span text:style-name="T26">{</text:span></text:span></text:p>
      <text:p text:style-name="P404"><text:span text:style-name="Absatz-Standardschriftart"><text:span text:style-name="T26"><text:tab/>settings.pinConfigs[i] = Array();<text:tab/></text:span></text:span></text:p>
      <text:p text:style-name="P404"><text:span text:style-name="Absatz-Standardschriftart"><text:span text:style-name="T26"><text:tab/>settings.pinConfigs[i].isInput = (g_aardvardI2cGpioGuiElements[i].mode.currentText().indexOf("in") != -1) ? true : false;</text:span></text:span></text:p>
      <text:p text:style-name="P404"><text:span text:style-name="Absatz-Standardschriftart"><text:span text:style-name="T26"><text:tab/>settings.pinConfigs[i].withPullups = (g_aardvardI2cGpioGuiElements[i].mode.currentText().indexOf("in pullup") != -1) ? true : false;</text:span></text:span></text:p>
      <text:p text:style-name="P404"><text:span text:style-name="Absatz-Standardschriftart"><text:span text:style-name="T26"><text:tab/>settings.pinConfigs[i].outValue = (g_aardvardI2cGpioGuiElements[i].outValue.currentText() == 1) ? true : false;</text:span></text:span></text:p>
      <text:p text:style-name="P404"><text:span text:style-name="Absatz-Standardschriftart"><text:span text:style-name="T26"><text:tab/><text:tab/>}</text:span></text:span></text:p>
      <text:p text:style-name="P404"><text:span text:style-name="Absatz-Standardschriftart"><text:span text:style-name="T26">/**********************************************************************************/</text:span></text:span></text:p>
      <text:p text:style-name="P404"><text:span text:style-name="Absatz-Standardschriftart"><text:span text:style-name="T26"><text:tab/><text:tab/></text:span></text:span></text:p>
      <text:p text:style-name="P406"><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04"><text:span text:style-name="Absatz-Standardschriftart"><text:span text:style-name="T26">{</text:span></text:span></text:p>
      <text:p text:style-name="P40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4"><text:span text:style-name="Absatz-Standardschriftart"><text:span text:style-name="T26">}</text:span></text:span></text:p>
      <text:p text:style-name="P404"><text:span text:style-name="Absatz-Standardschriftart"><text:span text:style-name="T5"/></text:span></text:p>
      <text:h text:style-name="P1057" text:outline-level="4"><text:bookmark-start text:name="__RefHeading___Toc27350_1470557487"/>AardvarkI2cSpiSettings<text:bookmark-end text:name="__RefHeading___Toc27350_1470557487"/></text:h>
      <text:p text:style-name="P400">This object/structure contains <text:span text:style-name="T434">the settings for an Aardvark I2C/SPI interface</text:span>:</text:p>
      <text:list xml:id="list7230533541953506759" text:style-name="L44">
        <text:list-item>
          <text:p text:style-name="P883">Number devicePort: The device port.</text:p>
        </text:list-item>
        <text:list-item>
          <text:p text:style-name="P883">Number deviceMode: The device mode (0=I2C master and GPIO, 1=SPI master and GPIO, 2=GPIO)</text:p>
        </text:list-item>
        <text:list-item>
          <text:p text:style-name="P883">bool device5VIsOn: True if the 5V pins shall be on.</text:p>
        </text:list-item>
        <text:list-item>
          <text:p text:style-name="P883">Number i2cBaudrate: The I2C baudrate.</text:p>
        </text:list-item>
        <text:list-item>
          <text:p text:style-name="P884">Number i2cSlaveAddress: The I2C address in slave mode.</text:p>
        </text:list-item>
        <text:list-item>
          <text:p text:style-name="P883">bool i2cPullupsOn: True if the I2C pullups shall be enabled.</text:p>
        </text:list-item>
        <text:list-item>
          <text:p text:style-name="P883">AardvarkSpiPolarity spiPolarity: The SPI Polarity (0=rising/falling, 1=faling/rising).</text:p>
        </text:list-item>
        <text:list-item>
          <text:p text:style-name="P883">AardvarkSpiSSPolarity spiSSPolarity: The SPI slave select polarity (0=active low, 1=active high).</text:p>
        </text:list-item>
        <text:list-item>
          <text:p text:style-name="P883"><text:soft-page-break/>AardvarkSpiBitorder spiBitorder: The SPI bitorder (0=MSB, 1=LSB).</text:p>
        </text:list-item>
        <text:list-item>
          <text:p text:style-name="P883">AardvarkSpiPhase spiPhase: The SPI phase (0=sample setup, 1=setup sample).</text:p>
        </text:list-item>
        <text:list-item>
          <text:p text:style-name="P883">Number spiBaudrate: The SPI baudrate.</text:p>
        </text:list-item>
        <text:list-item>
          <text:p text:style-name="P883">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30"/>
      <text:p text:style-name="P233"><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3"/>
      <text:h text:style-name="P1058" text:outline-level="4"><text:bookmark-start text:name="__RefHeading___Toc28263_287047459"/>AardvarkI2cSpiGpioConfig<text:bookmark-end text:name="__RefHeading___Toc28263_287047459"/></text:h>
      <text:p text:style-name="P379">Contains the pin configuration for an <text:span text:style-name="T434">Aardvark I2C/SPI interface:</text:span></text:p>
      <text:list xml:id="list3242413602018564968" text:style-name="L45">
        <text:list-item>
          <text:p text:style-name="P885">bool isInput: True if the pin is an input.</text:p>
        </text:list-item>
        <text:list-item>
          <text:p text:style-name="P885">bool withPullups: True if the pin shall have a pullup (works only with inputs).</text:p>
        </text:list-item>
        <text:list-item>
          <text:p text:style-name="P885">bool outValue: The value of the output.</text:p>
        </text:list-item>
      </text:list>
      <text:p text:style-name="P245"/>
      <text:h text:style-name="P1059" text:outline-level="4">Array&lt;bool&gt; aardvarkI2cSpiReadAllInputs(void)</text:h>
      <text:p text:style-name="P425"><text:span text:style-name="T472">Reads all inputs of the Aardvark I2C/SPI device</text:span>.</text:p>
      <text:p text:style-name="P424">The indexes of the result array are:0=Pin1/SCL, 1=Pin3/SDA, 2=Pin5/MISO, 3=Pin7/SCK, 4=Pin8/MOSI, 5=Pin9/SS0.</text:p>
      <text:p text:style-name="P379"/>
      <text:h text:style-name="P1060" text:outline-level="4">AardvarkI2cSpiSettings aardvarkI2cSpiGetMainInterfaceSettings(void)</text:h>
      <text:p text:style-name="P382">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3">Example: <text:s/></text:p>
      <text:p text:style-name="P383"><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82"><text:span text:style-name="Absatz-Standardschriftart"><text:span text:style-name="T28">var consoleString = "connected: &lt;br&gt;" + settingsStructToString(readSettings);</text:span></text:span></text:p>
      <text:p text:style-name="P382"><text:span text:style-name="Absatz-Standardschriftart"><text:span text:style-name="T28">scriptThread.appendTextToConsole(consoleString);</text:span></text:span></text:p>
      <text:p text:style-name="P382"><text:span text:style-name="Absatz-Standardschriftart"><text:span text:style-name="T28"/></text:span></text:p>
      <text:p text:style-name="P382"><text:span text:style-name="Absatz-Standardschriftart"><text:span text:style-name="T28">function settingsStructToString(readSettings)</text:span></text:span></text:p>
      <text:p text:style-name="P382"><text:span text:style-name="Absatz-Standardschriftart"><text:span text:style-name="T28">{</text:span></text:span></text:p>
      <text:p text:style-name="P382"><text:span text:style-name="Absatz-Standardschriftart"><text:span text:style-name="T28"><text:tab/>var result = "devicePort=" + readSettings.devicePort + " deviceMode=" + readSettings.deviceMode + " <text:tab/><text:tab/><text:tab/>device5VIsOn=" + <text:tab/>readSettings.device5VIsOn;</text:span></text:span></text:p>
      <text:p text:style-name="P386"><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82"><text:span text:style-name="Absatz-Standardschriftart"><text:span text:style-name="T28"><text:tab/>result += " spiBitorder=" + readSettings.spiBitorder + " spiPhase=" + readSettings.spiPhase + " <text:tab/><text:tab/>spiBaudrate=" + readSettings.spiBaudrate;</text:span></text:span></text:p>
      <text:p text:style-name="P382"><text:span text:style-name="Absatz-Standardschriftart"><text:span text:style-name="T28"><text:tab/>for(var i = 0; i &lt; AARDVARD_I2C_SPI_GPIO_COUNT; i++)</text:span></text:span></text:p>
      <text:p text:style-name="P382"><text:span text:style-name="Absatz-Standardschriftart"><text:span text:style-name="T28"><text:tab/>{</text:span></text:span></text:p>
      <text:p text:style-name="P382"><text:span text:style-name="Absatz-Standardschriftart"><text:span text:style-name="T28"><text:tab/><text:tab/>var mode = "out";</text:span></text:span></text:p>
      <text:p text:style-name="P382"><text:span text:style-name="Absatz-Standardschriftart"><text:span text:style-name="T28"><text:tab/><text:tab/>if(readSettings.pinConfigs[i].isInput)</text:span></text:span></text:p>
      <text:p text:style-name="P382"><text:span text:style-name="Absatz-Standardschriftart"><text:span text:style-name="T28"><text:tab/><text:tab/>{</text:span></text:span></text:p>
      <text:p text:style-name="P382"><text:span text:style-name="Absatz-Standardschriftart"><text:span text:style-name="T28"><text:tab/><text:tab/><text:tab/>if(readSettings.pinConfigs[i].withPullups)</text:span></text:span></text:p>
      <text:p text:style-name="P382"><text:span text:style-name="Absatz-Standardschriftart"><text:span text:style-name="T28"><text:tab/><text:tab/><text:tab/>{</text:span></text:span></text:p>
      <text:p text:style-name="P382"><text:span text:style-name="Absatz-Standardschriftart"><text:span text:style-name="T28"><text:tab/><text:tab/><text:tab/><text:tab/>mode = "in pullups";</text:span></text:span></text:p>
      <text:p text:style-name="P382"><text:span text:style-name="Absatz-Standardschriftart"><text:span text:style-name="T28"><text:tab/><text:tab/><text:tab/>}</text:span></text:span></text:p>
      <text:p text:style-name="P382"><text:span text:style-name="Absatz-Standardschriftart"><text:span text:style-name="T28"><text:tab/><text:tab/><text:tab/>else</text:span></text:span></text:p>
      <text:p text:style-name="P382"><text:span text:style-name="Absatz-Standardschriftart"><text:span text:style-name="T28"><text:tab/><text:tab/><text:tab/>{</text:span></text:span></text:p>
      <text:p text:style-name="P382"><text:span text:style-name="Absatz-Standardschriftart"><text:span text:style-name="T28"><text:tab/><text:tab/><text:tab/><text:tab/>mode = "in";</text:span></text:span></text:p>
      <text:p text:style-name="P382"><text:span text:style-name="Absatz-Standardschriftart"><text:span text:style-name="T28"><text:tab/><text:tab/><text:tab/>}</text:span></text:span></text:p>
      <text:p text:style-name="P382"><text:span text:style-name="Absatz-Standardschriftart"><text:span text:style-name="T28"><text:tab/><text:tab/>}</text:span></text:span></text:p>
      <text:p text:style-name="P382"><text:span text:style-name="Absatz-Standardschriftart"><text:span text:style-name="T28"><text:tab/><text:tab/>result += "&lt;br&gt;"+ g_aardvardI2cGpioGuiElements[i].mode.getAdditionalData(0) + " mode=" + <text:tab/><text:tab/><text:tab/>mode;</text:span></text:span></text:p>
      <text:p text:style-name="P382"><text:span text:style-name="Absatz-Standardschriftart"><text:span text:style-name="T28"><text:tab/><text:tab/>result += " "+ g_aardvardI2cGpioGuiElements[i].mode.getAdditionalData(0) + " outValue=" + <text:tab/><text:tab/><text:tab/>readSettings.pinConfigs[i].outValue;</text:span></text:span></text:p>
      <text:p text:style-name="P382"><text:span text:style-name="Absatz-Standardschriftart"><text:span text:style-name="T28"><text:tab/>}</text:span></text:span></text:p>
      <text:p text:style-name="P382"><text:span text:style-name="Absatz-Standardschriftart"><text:span text:style-name="T28"><text:tab/></text:span></text:span></text:p>
      <text:p text:style-name="P382"><text:span text:style-name="Absatz-Standardschriftart"><text:span text:style-name="T28"><text:tab/>return result;</text:span></text:span></text:p>
      <text:p text:style-name="P382"><text:span text:style-name="Absatz-Standardschriftart"><text:span text:style-name="T28">}</text:span></text:span></text:p>
      <text:p text:style-name="P379"><text:soft-page-break/></text:p>
      <text:h text:style-name="P962" text:outline-level="4">bool aardvarkI2cSpiChangePinConfiguration(Number pinIndex, bool isInput, bool withPullups=false)</text:h>
      <text:p text:style-name="P211">Changes the configuration of a pin (Aardvark I2C/SPI device).</text:p>
      <text:p text:style-name="P233">Arguments:</text:p>
      <text:list xml:id="list180753899358630" text:continue-list="list180752976711610" text:style-name="L37">
        <text:list-item>
          <text:p text:style-name="P57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76"><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644"><text:span text:style-name="T436">w</text:span>ithPullups: <text:span text:style-name="T436">True of the input pin shall have a pullup (not possible with output).</text:span></text:p>
          <text:p text:style-name="P694"><text:span text:style-name="Absatz-Standardschriftart"><text:span text:style-name="T72">Return: True on success</text:span></text:span></text:p>
          <text:p text:style-name="P694"><text:span text:style-name="Absatz-Standardschriftart"><text:span text:style-name="T72"/></text:span></text:p>
        </text:list-item>
      </text:list>
      <text:h text:style-name="P963" text:outline-level="4">bool <text:span text:style-name="T436">aardvarkI2cSpiSetOutput(Number pinIndex, bool high, bool updateSettingsDialog=false)</text:span></text:h>
      <text:p text:style-name="P213">Sets the value of an output pin (Aardvark I2C/SPI device).</text:p>
      <text:p text:style-name="P233">Arguments:</text:p>
      <text:list xml:id="list180753806164101" text:continue-numbering="true" text:style-name="L37">
        <text:list-item>
          <text:p text:style-name="P57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76"><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577"><text:span text:style-name="Absatz-Standardschriftart"><text:span text:style-name="T101">updateSettingsDialog: True if the new output value should be displayed in the the settings dialog</text:span></text:span></text:p>
          <text:p text:style-name="P694"><text:span text:style-name="Absatz-Standardschriftart"><text:span text:style-name="T72">Return: True on success</text:span></text:span></text:p>
          <text:p text:style-name="P694"><text:span text:style-name="Absatz-Standardschriftart"><text:span text:style-name="T72"/></text:span></text:p>
        </text:list-item>
      </text:list>
      <text:h text:style-name="P959"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1">master</text:span>. <text:span text:style-name="T441">To receive data in master mode the signal i2cMasterDataReceivedSignal must be used.</text:span></text:p>
      <text:p text:style-name="P233">Arguments:</text:p>
      <text:list xml:id="list180753406933036" text:continue-numbering="true" text:style-name="L37">
        <text:list-item>
          <text:p text:style-name="P646">flags: The I2C flags: 0x00= no flags, 0x01= 10bit address, 0x02=combined FMT,0x04= no stop condition (use i2cMasterFreeBus to generate the stop condition later)</text:p>
        </text:list-item>
        <text:list-item>
          <text:p text:style-name="P646">slaveAddress: The I2C address</text:p>
        </text:list-item>
        <text:list-item>
          <text:p text:style-name="P646">numberOfBytesToRead: The number of bytes wich shall be read.</text:p>
        </text:list-item>
        <text:list-item>
          <text:p text:style-name="P576"><text:span text:style-name="T438">dataToSend</text:span>: <text:span text:style-name="T438">The bytes which shall be send/written (if this array is empty only a read is performed)</text:span></text:p>
        </text:list-item>
        <text:list-item>
          <text:p text:style-name="P576">repetitionCount: The <text:span text:style-name="T437">I2C access</text:span> is repeated until the number has been reached</text:p>
        </text:list-item>
        <text:list-item>
          <text:p text:style-name="P576">pause: The pause (milliseconds) between two repetitions</text:p>
        </text:list-item>
        <text:list-item>
          <text:p text:style-name="P640">addToMainWindowSendHistory: True if the data shall be added to the send history in the main window</text:p>
        </text:list-item>
      </text:list>
      <text:p text:style-name="P233"><text:s/>Return: True on success</text:p>
      <text:p text:style-name="P233">Example: <text:s/></text:p>
      <text:p text:style-name="P380"><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79"><text:span text:style-name="Absatz-Standardschriftart"><text:span text:style-name="T2"/></text:span></text:p>
      <text:h text:style-name="P1062" text:outline-level="4">void i2cMasterFreeBus(void)</text:h>
      <text:p text:style-name="P394">Frees the main interface I2C bus (this function can be used if the no stop condition was created during the last i2cMasterReadWrite call).</text:p>
      <text:p text:style-name="P379"><text:span text:style-name="Absatz-Standardschriftart"><text:span text:style-name="T7"/></text:span></text:p>
      <text:h text:style-name="P959" text:outline-level="4"><text:bookmark-start text:name="__RefHeading__5954_596565095"/><text:bookmark-start text:name="_Toc403041657"/><text:soft-page-break/>void dataReceivedSignal(Array&lt;Number&gt; data)<text:bookmark-end text:name="__RefHeading__5954_596565095"/><text:bookmark-end text:name="_Toc403041657"/></text:h>
      <text:p text:style-name="P233"><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3">Arguments:</text:p>
      <text:list xml:id="list180752289817250" text:continue-numbering="true" text:style-name="L37">
        <text:list-item>
          <text:p text:style-name="P576">data: The received data <text:span text:style-name="T417">(byte array)</text:span></text:p>
        </text:list-item>
      </text:list>
      <text:p text:style-name="P233">Example: <text:s/></text:p>
      <text:p text:style-name="P404"><text:span text:style-name="Absatz-Standardschriftart"><text:span text:style-name="T12">function dataReceivedSlot(data) </text:span></text:span></text:p>
      <text:p text:style-name="P404"><text:span text:style-name="Absatz-Standardschriftart"><text:span text:style-name="T12">{</text:span></text:span></text:p>
      <text:p text:style-name="P404"><text:span text:style-name="Absatz-Standardschriftart"><text:span text:style-name="T12"><text:tab/>scriptThread.appendTextToConsole("data received: " + data);</text:span></text:span></text:p>
      <text:p text:style-name="P404"><text:span text:style-name="Absatz-Standardschriftart"><text:span text:style-name="T12">}</text:span></text:span></text:p>
      <text:p text:style-name="P404"><text:span text:style-name="Absatz-Standardschriftart"><text:span text:style-name="T12"/></text:span></text:p>
      <text:p text:style-name="P40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06"><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04"><text:span text:style-name="Absatz-Standardschriftart"><text:span text:style-name="T2"/></text:span></text:p>
      <text:h text:style-name="P959"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3">This signal is emitted if a can message (or several) has been received with the main interface.</text:p>
      <text:p text:style-name="P233">Arguments:</text:p>
      <text:list xml:id="list180753842818551" text:continue-numbering="true" text:style-name="L37">
        <text:list-item>
          <text:p text:style-name="P576">types: The can types of the received can messages (0=standard, 1=standard remote-transfer-request, 2=extended, 3= extended remote-transfer-request)</text:p>
        </text:list-item>
        <text:list-item>
          <text:p text:style-name="P576">messageIds: The can ids of the received can messages</text:p>
        </text:list-item>
        <text:list-item>
          <text:p text:style-name="P576">timestamps: Time stamps for the received can messages (milliseconds since the first message has been received). </text:p>
        </text:list-item>
        <text:list-item>
          <text:p text:style-name="P576">data: The data <text:span text:style-name="T417">(byte array)</text:span> of the received can messages</text:p>
        </text:list-item>
      </text:list>
      <text:p text:style-name="P233">Example: <text:s/></text:p>
      <text:p text:style-name="P404"><text:span text:style-name="Absatz-Standardschriftart"><text:span text:style-name="T12">function canMessagesReceived(types, ids, timeStamps, data)</text:span></text:span></text:p>
      <text:p text:style-name="P404"><text:span text:style-name="Absatz-Standardschriftart"><text:span text:style-name="T12">{</text:span></text:span></text:p>
      <text:p text:style-name="P404"><text:span text:style-name="Absatz-Standardschriftart"><text:span text:style-name="T12"><text:tab/>for(var index = 0; index &lt; types.length; index++)</text:span></text:span></text:p>
      <text:p text:style-name="P404"><text:span text:style-name="Absatz-Standardschriftart"><text:span text:style-name="T12"><text:tab/>{</text:span></text:span></text:p>
      <text:p text:style-name="P404"><text:span text:style-name="Absatz-Standardschriftart"><text:span text:style-name="T12"><text:tab/><text:tab/>scriptThread.appendTextToConsole("message received: " + ids[index]);</text:span></text:span></text:p>
      <text:p text:style-name="P404"><text:span text:style-name="Absatz-Standardschriftart"><text:span text:style-name="T12"><text:tab/>}</text:span></text:span></text:p>
      <text:p text:style-name="P404"><text:span text:style-name="Absatz-Standardschriftart"><text:span text:style-name="T12">}</text:span></text:span></text:p>
      <text:p text:style-name="P404"><text:span text:style-name="Absatz-Standardschriftart"><text:span text:style-name="T12"/></text:span></text:p>
      <text:p text:style-name="P40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06"><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04"><text:span text:style-name="Absatz-Standardschriftart"><text:span text:style-name="T72"/></text:span></text:p>
      <text:h text:style-name="P966" text:outline-level="4">void <text:span text:style-name="T452">i2cMasterDataReceivedSignal</text:span>(Number flags, Number address, Array&lt;Number&gt; data)</text:h>
      <text:p text:style-name="P231">This signal is emitted if data has been received with the main interface and the main interface is an I2C bus.</text:p>
      <text:p text:style-name="P233">Arguments:</text:p>
      <text:list xml:id="list180753585935296" text:continue-numbering="true" text:style-name="L37">
        <text:list-item>
          <text:p text:style-name="P646">flags: The I2C flags: 0x00= no flags, 0x01= 10bit address, 0x02=combined FMT,0x04= no stop condition (use i2cMasterFreeBus to generate the stop condition later)</text:p>
        </text:list-item>
        <text:list-item>
          <text:p text:style-name="P646"><text:span text:style-name="T441">a</text:span>ddress: The I2C address</text:p>
        </text:list-item>
        <text:list-item>
          <text:p text:style-name="P648">data: The received data.</text:p>
        </text:list-item>
      </text:list>
      <text:p text:style-name="P233">Example: <text:s/></text:p>
      <text:p text:style-name="P380"><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79"><text:span text:style-name="Absatz-Standardschriftart"><text:span text:style-name="T34">function i2cDataReceivedSlot(flags, address, data)</text:span></text:span></text:p>
      <text:p text:style-name="P379"><text:span text:style-name="Absatz-Standardschriftart"><text:span text:style-name="T34">{</text:span></text:span></text:p>
      <text:p text:style-name="P379"><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79"><text:span text:style-name="Absatz-Standardschriftart"><text:span text:style-name="T34">}</text:span></text:span></text:p>
      <text:p text:style-name="P379"><text:span text:style-name="Absatz-Standardschriftart"><text:span text:style-name="T7"/></text:span></text:p>
      <text:h text:style-name="P967" text:outline-level="4">void aardvarkI2cSpiInputStatesChangedSignal(Array&lt;bool&gt; states)</text:h>
      <text:p text:style-name="P217">Is emitted if the input states of the Ardvard I2C/SPI device (main interface) have been changed.</text:p>
      <text:p text:style-name="P233"><text:soft-page-break/>Arguments:</text:p>
      <text:list xml:id="list180752248826655" text:continue-numbering="true" text:style-name="L37">
        <text:list-item>
          <text:p text:style-name="P646"><text:span text:style-name="T442">states</text:span>: The <text:span text:style-name="T442">states of the inputs <text:s/>(true=1. false=0). Elements of state are:0=Pin1/SCL, 1=Pin3/SDA, 2=Pin5/MISO, 3=Pin7/SCK, 4=Pin8/MOSI, 5=Pin9/SS0.</text:span></text:p>
          <text:p text:style-name="P649"><text:span text:style-name="Absatz-Standardschriftart"><text:span text:style-name="T8"/></text:span></text:p>
        </text:list-item>
      </text:list>
      <text:h text:style-name="P959" text:outline-level="4"><text:bookmark-start text:name="__RefHeading__5954_596565095677"/><text:bookmark-start text:name="_Toc403041657676"/>v<text:bookmark-end text:name="_Toc403041657676"/><text:span text:style-name="T323">oid sendDataFromMainInterfaceSignal(Array&lt;Number&gt; data)</text:span><text:bookmark-end text:name="__RefHeading__5954_596565095677"/></text:h>
      <text:p text:style-name="P232">Is emitted if the main interface shall send data. Scripts can use this signal to send the <text:span text:style-name="T335">main interface </text:span>data with an additional interface.</text:p>
      <text:p text:style-name="P233">Arguments:</text:p>
      <text:list xml:id="list180753373468574" text:continue-numbering="true" text:style-name="L37">
        <text:list-item>
          <text:p text:style-name="P576">data: The data <text:span text:style-name="T417">(byte array)</text:span></text:p>
        </text:list-item>
      </text:list>
      <text:p text:style-name="P233">Example: <text:s/></text:p>
      <text:p text:style-name="P404"><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04"><text:span text:style-name="Absatz-Standardschriftart"><text:span text:style-name="T12">{</text:span></text:span></text:p>
      <text:p text:style-name="P404"><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04"><text:span text:style-name="Absatz-Standardschriftart"><text:span text:style-name="T12">}</text:span></text:span></text:p>
      <text:p text:style-name="P404"><text:span text:style-name="Absatz-Standardschriftart"><text:span text:style-name="T12"/></text:span></text:p>
      <text:p text:style-name="P404"><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06"><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04"/>
      <text:h text:style-name="P969" text:outline-level="4"><text:bookmark-start text:name="_Toc403041657644"/>void <text:span text:style-name="T460">slaveDataSentSignal</text:span>(Array&lt;Number&gt; data)<text:bookmark-end text:name="_Toc403041657644"/></text:h>
      <text:p text:style-name="P236">Is emitted if the main interface is a I2C or SPI slave and has sent data.</text:p>
      <text:p text:style-name="P235">Arguments:</text:p>
      <text:list xml:id="list180753836326475" text:continue-numbering="true" text:style-name="L37">
        <text:list-item>
          <text:p text:style-name="P578">data: The <text:span text:style-name="T460">sent</text:span> data <text:span text:style-name="T417">(byte array)</text:span></text:p>
        </text:list-item>
      </text:list>
      <text:p text:style-name="P235">Example: <text:s/></text:p>
      <text:p text:style-name="P412"><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12"><text:span text:style-name="Absatz-Standardschriftart"><text:span text:style-name="T12">{</text:span></text:span></text:p>
      <text:p text:style-name="P412"><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12"><text:span text:style-name="Absatz-Standardschriftart"><text:span text:style-name="T12">}</text:span></text:span></text:p>
      <text:p text:style-name="P412"><text:span text:style-name="Absatz-Standardschriftart"><text:span text:style-name="T12"/></text:span></text:p>
      <text:p text:style-name="P412"><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12"><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04"/>
      <text:h text:style-name="P1065" text:outline-level="4">Main interface serial port example</text:h>
      <text:p text:style-name="P413">This example sends every second a message with the main interface <text:span text:style-name="T471">(serial port) </text:span>and shows the received data in the script window console.</text:p>
      <text:p text:style-name="P413"/>
      <text:p text:style-name="P296">//Is called if data has been received with the main interface.</text:p>
      <text:p text:style-name="P296">function dataReceivedSlot(data)</text:p>
      <text:p text:style-name="P296">{</text:p>
      <text:p text:style-name="P296"><text:tab/>scriptThread.appendTextToConsole("data received: data=" + conv.byteArrayToHexString(data));</text:p>
      <text:p text:style-name="P296">}</text:p>
      <text:p text:style-name="P296"/>
      <text:p text:style-name="P296">//Is called if the timer times out.</text:p>
      <text:p text:style-name="P296">function timerSlot()</text:p>
      <text:p text:style-name="P296">{</text:p>
      <text:p text:style-name="P296"><text:tab/>if(!scriptInf.sendString("Test message\n"))</text:p>
      <text:p text:style-name="P296"><text:tab/>{</text:p>
      <text:p text:style-name="P296"><text:tab/><text:tab/>scriptThread.appendTextToConsole("send failed");</text:p>
      <text:p text:style-name="P296"><text:tab/>}</text:p>
      <text:p text:style-name="P296">}</text:p>
      <text:p text:style-name="P296"/>
      <text:p text:style-name="P296">scriptInf.dataReceivedSignal.connect(dataReceivedSlot);</text:p>
      <text:p text:style-name="P296"/>
      <text:p text:style-name="P296">if(!scriptInf.connectSerialPort("COM1", 9600))</text:p>
      <text:p text:style-name="P296">{</text:p>
      <text:p text:style-name="P296"><text:tab/>scriptThread.appendTextToConsole("connectSerialPort failed");</text:p>
      <text:p text:style-name="P302"><text:tab/><text:span text:style-name="T467">scriptThread.stopScript();</text:span></text:p>
      <text:p text:style-name="P296">}</text:p>
      <text:p text:style-name="P296"/>
      <text:p text:style-name="P296">var timer = scriptThread.createTimer();</text:p>
      <text:p text:style-name="P296">timer.timeoutSignal.connect(timerSlot);</text:p>
      <text:p text:style-name="P296">timer.start(1000);</text:p>
      <text:p text:style-name="P296"/>
      <text:h text:style-name="P1065" text:outline-level="4"><text:soft-page-break/>Main interface UDP socket example</text:h>
      <text:p text:style-name="P414">This example sends every second a message with the main interface <text:span text:style-name="T471">(UDP socket)</text:span> and shows the received data in the script window console.</text:p>
      <text:p text:style-name="P414"/>
      <text:p text:style-name="P297">//Is called if data has been received with the main interface.</text:p>
      <text:p text:style-name="P297">function dataReceivedSlot(data)</text:p>
      <text:p text:style-name="P297">{</text:p>
      <text:p text:style-name="P297"><text:tab/>scriptThread.appendTextToConsole("data received: data=" + conv.byteArrayToHexString(data));</text:p>
      <text:p text:style-name="P297">}</text:p>
      <text:p text:style-name="P297"/>
      <text:p text:style-name="P297">//Is called if the timer times out.</text:p>
      <text:p text:style-name="P297">function timerSlot()</text:p>
      <text:p text:style-name="P297">{</text:p>
      <text:p text:style-name="P297"><text:tab/><text:span text:style-name="T465">if(scriptInf.isConnected())</text:span></text:p>
      <text:p text:style-name="P309"><text:tab/>{</text:p>
      <text:p text:style-name="P309"><text:tab/><text:tab/>if(!scriptInf.sendString("Test message\n"))</text:p>
      <text:p text:style-name="P309"><text:tab/><text:tab/>{</text:p>
      <text:p text:style-name="P309"><text:tab/><text:tab/><text:tab/>scriptThread.appendTextToConsole("send failed");</text:p>
      <text:p text:style-name="P309"><text:tab/><text:tab/>}</text:p>
      <text:p text:style-name="P310"><text:tab/>}</text:p>
      <text:p text:style-name="P297">}</text:p>
      <text:p text:style-name="P297"/>
      <text:p text:style-name="P297">scriptInf.dataReceivedSignal.connect(dataReceivedSlot);</text:p>
      <text:p text:style-name="P297"/>
      <text:p text:style-name="P304">if(!scriptInf.connectSocket(false, false, "127.0.0.1", 5555, 6666))</text:p>
      <text:p text:style-name="P304">{</text:p>
      <text:p text:style-name="P304"><text:tab/>scriptThread.appendTextToConsole("connectSocket failed");</text:p>
      <text:p text:style-name="P307"><text:tab/><text:span text:style-name="T467">scriptThread.stopScript();</text:span></text:p>
      <text:p text:style-name="P304">}</text:p>
      <text:p text:style-name="P297"/>
      <text:p text:style-name="P297">var timer = scriptThread.createTimer();</text:p>
      <text:p text:style-name="P297">timer.timeoutSignal.connect(timerSlot);</text:p>
      <text:p text:style-name="P297">timer.start(1000);</text:p>
      <text:p text:style-name="P297"/>
      <text:h text:style-name="P1065" text:outline-level="4">Main interface TCP/IP client example</text:h>
      <text:p text:style-name="P415">This example sends every second a message with the main interface <text:span text:style-name="T471">(TCP/IP client)</text:span> and shows the received data in the script window console.</text:p>
      <text:p text:style-name="P415"/>
      <text:p text:style-name="P298">//Is called if data has been received with the main interface.</text:p>
      <text:p text:style-name="P298">function dataReceivedSlot(data)</text:p>
      <text:p text:style-name="P298">{</text:p>
      <text:p text:style-name="P298"><text:tab/>scriptThread.appendTextToConsole("data received: data=" + conv.byteArrayToHexString(data));</text:p>
      <text:p text:style-name="P298">}</text:p>
      <text:p text:style-name="P298"/>
      <text:p text:style-name="P298">//Is called if the timer times out.</text:p>
      <text:p text:style-name="P298">function timerSlot()</text:p>
      <text:p text:style-name="P298">{</text:p>
      <text:p text:style-name="P300"><text:tab/><text:span text:style-name="T465">if(scriptInf.isConnected())</text:span></text:p>
      <text:p text:style-name="P309"><text:tab/>{</text:p>
      <text:p text:style-name="P309"><text:tab/><text:tab/>if(!scriptInf.sendString("Test message\n"))</text:p>
      <text:p text:style-name="P309"><text:tab/><text:tab/>{</text:p>
      <text:p text:style-name="P309"><text:tab/><text:tab/><text:tab/>scriptThread.appendTextToConsole("send failed");</text:p>
      <text:p text:style-name="P309"><text:tab/><text:tab/>}</text:p>
      <text:p text:style-name="P309"><text:tab/>}</text:p>
      <text:p text:style-name="P298">}</text:p>
      <text:p text:style-name="P298"/>
      <text:p text:style-name="P298">scriptInf.dataReceivedSignal.connect(dataReceivedSlot);</text:p>
      <text:p text:style-name="P298"/>
      <text:p text:style-name="P308">if(!scriptInf.connectSocket(true, false, "127.0.0.1", 5555, 0))</text:p>
      <text:p text:style-name="P305">{</text:p>
      <text:p text:style-name="P305"><text:tab/>scriptThread.appendTextToConsole("connectSocket failed");</text:p>
      <text:p text:style-name="P317"><text:tab/>scriptThread.stopScript();</text:p>
      <text:p text:style-name="P305">}</text:p>
      <text:p text:style-name="P298"/>
      <text:p text:style-name="P298">var timer = scriptThread.createTimer();</text:p>
      <text:p text:style-name="P298">timer.timeoutSignal.connect(timerSlot);</text:p>
      <text:p text:style-name="P298">timer.start(1000);</text:p>
      <text:p text:style-name="P409"/>
      <text:h text:style-name="P1065" text:outline-level="4"><text:soft-page-break/>Main interface TCP/IP server example</text:h>
      <text:p text:style-name="P416">This example sends every second a message with the main interface <text:span text:style-name="T471">(TCP/IP server)</text:span> and shows the received data in the script window console.</text:p>
      <text:p text:style-name="P416"/>
      <text:p text:style-name="P299">//Is called if data has been received with the main interface.</text:p>
      <text:p text:style-name="P299">function dataReceivedSlot(data)</text:p>
      <text:p text:style-name="P299">{</text:p>
      <text:p text:style-name="P299"><text:tab/>scriptThread.appendTextToConsole("data received: data=" + conv.byteArrayToHexString(data));</text:p>
      <text:p text:style-name="P299">}</text:p>
      <text:p text:style-name="P299"/>
      <text:p text:style-name="P299">//Is called if the timer times out.</text:p>
      <text:p text:style-name="P299">function timerSlot()</text:p>
      <text:p text:style-name="P299">{</text:p>
      <text:p text:style-name="P300"><text:tab/><text:span text:style-name="T465">if(scriptInf.isConnected())</text:span></text:p>
      <text:p text:style-name="P309"><text:tab/>{</text:p>
      <text:p text:style-name="P309"><text:tab/><text:tab/>if(!scriptInf.sendString("Test message\n"))</text:p>
      <text:p text:style-name="P309"><text:tab/><text:tab/>{</text:p>
      <text:p text:style-name="P309"><text:tab/><text:tab/><text:tab/>scriptThread.appendTextToConsole("send failed");</text:p>
      <text:p text:style-name="P309"><text:tab/><text:tab/>}</text:p>
      <text:p text:style-name="P309"><text:tab/>}</text:p>
      <text:p text:style-name="P299">}</text:p>
      <text:p text:style-name="P299"/>
      <text:p text:style-name="P299">scriptInf.dataReceivedSignal.connect(dataReceivedSlot);</text:p>
      <text:p text:style-name="P299"/>
      <text:p text:style-name="P309">if(!scriptInf.connectSocket(true, true, "", 0, 5555))</text:p>
      <text:p text:style-name="P306">{</text:p>
      <text:p text:style-name="P306"><text:tab/>scriptThread.appendTextToConsole("connectSocket failed");</text:p>
      <text:p text:style-name="P316"><text:tab/>scriptThread.stopScript();</text:p>
      <text:p text:style-name="P306">}</text:p>
      <text:p text:style-name="P299"/>
      <text:p text:style-name="P299">var timer = scriptThread.createTimer();</text:p>
      <text:p text:style-name="P299">timer.timeoutSignal.connect(timerSlot);</text:p>
      <text:p text:style-name="P299">timer.start(1000);</text:p>
      <text:p text:style-name="P299"/>
      <text:h text:style-name="P1065" text:outline-level="4">Main interface I2C master example</text:h>
      <text:p text:style-name="P417">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11"/>
      <text:p text:style-name="P311">//Is called if data has been received with the main interface and the interface is a I2C master.</text:p>
      <text:p text:style-name="P311">function i2cMasterDataReceivedSlot(flags, address, data)</text:p>
      <text:p text:style-name="P311">{</text:p>
      <text:p text:style-name="P311"><text:tab/>scriptThread.appendTextToConsole("I2C master data received: flags=0x" + flags.toString(16) + " address=0x" + address.toString(16) + " data=" + conv.byteArrayToHexString(data));</text:p>
      <text:p text:style-name="P311">}</text:p>
      <text:p text:style-name="P311"/>
      <text:p text:style-name="P311"/>
      <text:p text:style-name="P311">//Is called if the timer times out.</text:p>
      <text:p text:style-name="P311">function timerSlot()</text:p>
      <text:p text:style-name="P311">{</text:p>
      <text:p text:style-name="P311"><text:tab/>if(scriptInf.isConnectedWithI2c())</text:p>
      <text:p text:style-name="P311"><text:tab/>{<text:tab/><text:tab/></text:p>
      <text:p text:style-name="P311"><text:tab/><text:tab/>if(!scriptInf.i2cMasterReadWrite(0, 0x2, 4, <text:s/>Array(1, 2, 3, 4, 5)))</text:p>
      <text:p text:style-name="P311"><text:tab/><text:tab/>{</text:p>
      <text:p text:style-name="P311"><text:tab/><text:tab/><text:tab/>scriptThread.appendTextToConsole("send failed");</text:p>
      <text:p text:style-name="P311"><text:tab/><text:tab/>}</text:p>
      <text:p text:style-name="P311"><text:tab/>}</text:p>
      <text:p text:style-name="P311">}</text:p>
      <text:p text:style-name="P311"/>
      <text:p text:style-name="P311">//Get the current Aardvard I2C/SPI settings.</text:p>
      <text:p text:style-name="P311">settings = scriptInf.aardvarkI2cSpiGetMainInterfaceSettings();</text:p>
      <text:p text:style-name="P311">settings.devicePort = <text:s/>0;</text:p>
      <text:p text:style-name="P311">settings.deviceMode = <text:s/>0;//I2C master</text:p>
      <text:p text:style-name="P311">settings.device5VIsOn = <text:s/>false;</text:p>
      <text:p text:style-name="P311">settings.i2cBaudrate = <text:s/>400;</text:p>
      <text:p text:style-name="P311">settings.i2cPullupsOn = true;</text:p>
      <text:p text:style-name="P311"/>
      <text:p text:style-name="P311">//Configure all pins to input without pullups.</text:p>
      <text:p text:style-name="P311">for(var i = 0; i &lt; 6; i++)</text:p>
      <text:p text:style-name="P311">{</text:p>
      <text:p text:style-name="P311"><text:tab/>settings.pinConfigs[i] = Array();<text:tab/></text:p>
      <text:p text:style-name="P311"><text:tab/>settings.pinConfigs[i].isInput = true;</text:p>
      <text:p text:style-name="P311"><text:tab/>settings.pinConfigs[i].withPullups = false;</text:p>
      <text:p text:style-name="P311"><text:tab/>settings.pinConfigs[i].outValue = 0;</text:p>
      <text:p text:style-name="P311"><text:soft-page-break/>}</text:p>
      <text:p text:style-name="P311"/>
      <text:p text:style-name="P311">if(!scriptInf.aardvarkI2cSpiConnect(settings))</text:p>
      <text:p text:style-name="P311">{</text:p>
      <text:p text:style-name="P311"><text:tab/>scriptThread.appendTextToConsole("aardvarkI2cSpiConnect failed");</text:p>
      <text:p text:style-name="P316"><text:tab/>scriptThread.stopScript();</text:p>
      <text:p text:style-name="P311">}</text:p>
      <text:p text:style-name="P311"/>
      <text:p text:style-name="P313">scriptInf.i2cMasterDataReceivedSignal.connect(i2cMasterDataReceivedSlot);</text:p>
      <text:p text:style-name="P313"/>
      <text:p text:style-name="P311">var timer = scriptThread.createTimer();</text:p>
      <text:p text:style-name="P311">timer.timeoutSignal.connect(timerSlot);</text:p>
      <text:p text:style-name="P311">timer.start(1000);</text:p>
      <text:p text:style-name="P301"/>
      <text:h text:style-name="P1065" text:outline-level="4">Main interface I2C slave example</text:h>
      <text:p text:style-name="P421">This example <text:span text:style-name="T468">reads/sends data from/to an I2C master (main interface)</text:span>.</text:p>
      <text:p text:style-name="P312"/>
      <text:p text:style-name="P327">function dataReceivedSlot(data)</text:p>
      <text:p text:style-name="P327">{</text:p>
      <text:p text:style-name="P327"><text:tab/>scriptThread.appendTextToConsole("data received: data=" + conv.byteArrayToHexString(data));</text:p>
      <text:p text:style-name="P327">}</text:p>
      <text:p text:style-name="P312"/>
      <text:p text:style-name="P327">function slaveDataSentSlot(data)</text:p>
      <text:p text:style-name="P327">{</text:p>
      <text:p text:style-name="P327"><text:tab/>scriptThread.appendTextToConsole("data sent: data=" + conv.byteArrayToHexString(data));</text:p>
      <text:p text:style-name="P327">}</text:p>
      <text:p text:style-name="P312"/>
      <text:p text:style-name="P312"/>
      <text:p text:style-name="P312"/>
      <text:p text:style-name="P327">//Get the current Aardvard I2C/SPI settings.</text:p>
      <text:p text:style-name="P327">settings = scriptInf.aardvarkI2cSpiGetMainInterfaceSettings();</text:p>
      <text:p text:style-name="P327">settings.devicePort = <text:s/>0;</text:p>
      <text:p text:style-name="P327">settings.deviceMode = <text:s/>1;//I2C slave</text:p>
      <text:p text:style-name="P327">settings.device5VIsOn = <text:s/>false;</text:p>
      <text:p text:style-name="P327">settings.i2cBaudrate = <text:s/>400;</text:p>
      <text:p text:style-name="P327">settings.i2cPullupsOn = true;</text:p>
      <text:p text:style-name="P312"/>
      <text:p text:style-name="P327">//Configure all pins to input without pullups.</text:p>
      <text:p text:style-name="P327">for(var i = 0; i &lt; 6; i++)</text:p>
      <text:p text:style-name="P327">{</text:p>
      <text:p text:style-name="P327"><text:tab/>settings.pinConfigs[i] = Array();<text:tab/></text:p>
      <text:p text:style-name="P327"><text:tab/>settings.pinConfigs[i].isInput = true;</text:p>
      <text:p text:style-name="P327"><text:tab/>settings.pinConfigs[i].withPullups = false;</text:p>
      <text:p text:style-name="P327"><text:tab/>settings.pinConfigs[i].outValue = 0;</text:p>
      <text:p text:style-name="P327">}</text:p>
      <text:p text:style-name="P312"/>
      <text:p text:style-name="P327">if(!scriptInf.aardvarkI2cSpiConnect(settings))</text:p>
      <text:p text:style-name="P327">{</text:p>
      <text:p text:style-name="P327"><text:tab/>scriptThread.appendTextToConsole("aardvarkI2cSpiConnect failed");</text:p>
      <text:p text:style-name="P327"><text:tab/>scriptThread.stopScript();</text:p>
      <text:p text:style-name="P327">}</text:p>
      <text:p text:style-name="P312"/>
      <text:p text:style-name="P312">//<text:span text:style-name="T468">Set the response (this data is only send if the master requests it).</text:span></text:p>
      <text:p text:style-name="P327">if(!scriptInf.sendDataArray(Array(0, 1, 2, 3, 4)))</text:p>
      <text:p text:style-name="P327">{</text:p>
      <text:p text:style-name="P327"><text:tab/>UI_Console.append("set slave response failed");</text:p>
      <text:p text:style-name="P327"><text:tab/>scriptThread.stopScript();</text:p>
      <text:p text:style-name="P327">}</text:p>
      <text:p text:style-name="P312"/>
      <text:p text:style-name="P327">scriptInf.dataReceivedSignal.connect(dataReceivedSlot);</text:p>
      <text:p text:style-name="P327">scriptInf.slaveDataSentSignal.connect(slaveDataSentSlot);</text:p>
      <text:p text:style-name="P312"/>
      <text:h text:style-name="P1065" text:outline-level="4">Main interface SPI master example</text:h>
      <text:p text:style-name="P418">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13"/>
      <text:p text:style-name="P318">//Is called if data has been received with the main interface and the interface is a SPI master.</text:p>
      <text:p text:style-name="P318">function dataReceivedSlot(data)</text:p>
      <text:p text:style-name="P318">{</text:p>
      <text:p text:style-name="P318"><text:tab/>scriptThread.appendTextToConsole("SPI master data received: data=" + conv.byteArrayToHexString(data));</text:p>
      <text:p text:style-name="P318">}</text:p>
      <text:p text:style-name="P318"/>
      <text:p text:style-name="P318"/>
      <text:p text:style-name="P318">//Is called if the timer times out.</text:p>
      <text:p text:style-name="P318"><text:soft-page-break/>function timerSlot()</text:p>
      <text:p text:style-name="P318">{</text:p>
      <text:p text:style-name="P318"><text:tab/>if(scriptInf.isConnected())</text:p>
      <text:p text:style-name="P318"><text:tab/>{<text:tab/><text:tab/></text:p>
      <text:p text:style-name="P318"><text:tab/><text:tab/>if(!scriptInf.sendDataArray(Array(1, 2, 3, 4, 5)))</text:p>
      <text:p text:style-name="P318"><text:tab/><text:tab/>{</text:p>
      <text:p text:style-name="P318"><text:tab/><text:tab/><text:tab/>scriptThread.appendTextToConsole("send failed");</text:p>
      <text:p text:style-name="P318"><text:tab/><text:tab/>}</text:p>
      <text:p text:style-name="P318"><text:tab/>}</text:p>
      <text:p text:style-name="P318">}</text:p>
      <text:p text:style-name="P318"/>
      <text:p text:style-name="P318"/>
      <text:p text:style-name="P318">//Get the current Aardvard I2C/SPI settings.</text:p>
      <text:p text:style-name="P318">settings = scriptInf.aardvarkI2cSpiGetMainInterfaceSettings();</text:p>
      <text:p text:style-name="P318">settings.devicePort = <text:s/>0;</text:p>
      <text:p text:style-name="P318">settings.deviceMode = <text:s/>2;//SPI master</text:p>
      <text:p text:style-name="P318">settings.device5VIsOn = <text:s/>false;</text:p>
      <text:p text:style-name="P318">settings.spiPolarity = <text:s/>0; //rising/falling</text:p>
      <text:p text:style-name="P318">settings.spiSSPolarity = <text:s/>0;//active low</text:p>
      <text:p text:style-name="P318">settings.spiBitorder = <text:s/>0;//MSB</text:p>
      <text:p text:style-name="P318">settings.spiPhase = <text:s/>0;//sample setup</text:p>
      <text:p text:style-name="P318">settings.spiBaudrate = <text:s/>1000;</text:p>
      <text:p text:style-name="P318"/>
      <text:p text:style-name="P318">//Configure all pins to input without pullups.</text:p>
      <text:p text:style-name="P318">for(var i = 0; i &lt; 6; i++)</text:p>
      <text:p text:style-name="P318">{</text:p>
      <text:p text:style-name="P318"><text:tab/>settings.pinConfigs[i] = Array();<text:tab/></text:p>
      <text:p text:style-name="P318"><text:tab/>settings.pinConfigs[i].isInput = true;</text:p>
      <text:p text:style-name="P318"><text:tab/>settings.pinConfigs[i].withPullups = false;</text:p>
      <text:p text:style-name="P318"><text:tab/>settings.pinConfigs[i].outValue = 0;</text:p>
      <text:p text:style-name="P318">}</text:p>
      <text:p text:style-name="P318"/>
      <text:p text:style-name="P318">if(!scriptInf.aardvarkI2cSpiConnect(settings))</text:p>
      <text:p text:style-name="P318">{</text:p>
      <text:p text:style-name="P318"><text:tab/>scriptThread.appendTextToConsole("aardvarkI2cSpiConnect failed");</text:p>
      <text:p text:style-name="P318"><text:tab/>scriptThread.stopScript();</text:p>
      <text:p text:style-name="P318">}</text:p>
      <text:p text:style-name="P318"/>
      <text:p text:style-name="P318">scriptInf.dataReceivedSignal.connect(dataReceivedSlot);</text:p>
      <text:p text:style-name="P318"/>
      <text:p text:style-name="P318">var timer = scriptThread.createTimer();</text:p>
      <text:p text:style-name="P318">timer.timeoutSignal.connect(timerSlot);</text:p>
      <text:p text:style-name="P318">timer.start(1000);</text:p>
      <text:p text:style-name="P313"/>
      <text:h text:style-name="P1065" text:outline-level="4">Main interface SPI slave example</text:h>
      <text:p text:style-name="P420">This example <text:span text:style-name="T468">reads/sends data from/to an SPI master (main interface)</text:span>. <text:span text:style-name="T466">The sent and received data is </text:span>show<text:span text:style-name="T466">n</text:span> in the script window console.</text:p>
      <text:p text:style-name="P314"/>
      <text:p text:style-name="P319">function dataReceivedSlot(data)</text:p>
      <text:p text:style-name="P319">{</text:p>
      <text:p text:style-name="P319"><text:tab/>scriptThread.appendTextToConsole("data received: data=" + conv.byteArrayToHexString(data));</text:p>
      <text:p text:style-name="P319">}</text:p>
      <text:p text:style-name="P319"/>
      <text:p text:style-name="P319">function slaveDataSentSlot(data)</text:p>
      <text:p text:style-name="P319">{</text:p>
      <text:p text:style-name="P319"><text:tab/>scriptThread.appendTextToConsole("data sent: data=" + conv.byteArrayToHexString(data));</text:p>
      <text:p text:style-name="P319">}</text:p>
      <text:p text:style-name="P319"/>
      <text:p text:style-name="P319"/>
      <text:p text:style-name="P319"/>
      <text:p text:style-name="P319">//Get the current Aardvard I2C/SPI settings.</text:p>
      <text:p text:style-name="P319">settings = scriptInf.aardvarkI2cSpiGetMainInterfaceSettings();</text:p>
      <text:p text:style-name="P319">settings.devicePort = <text:s/>0;</text:p>
      <text:p text:style-name="P319">settings.deviceMode = <text:s/>3;//SPI slave</text:p>
      <text:p text:style-name="P319">settings.device5VIsOn = <text:s/>false;</text:p>
      <text:p text:style-name="P319">settings.spiPolarity = <text:s/>0; //rising/falling</text:p>
      <text:p text:style-name="P319">settings.spiSSPolarity = <text:s/>0;//active low</text:p>
      <text:p text:style-name="P319">settings.spiBitorder = <text:s/>0;//MSB</text:p>
      <text:p text:style-name="P319">settings.spiPhase = <text:s/>0;//sample setup</text:p>
      <text:p text:style-name="P319">settings.spiBaudrate = <text:s/>1000;</text:p>
      <text:p text:style-name="P319"/>
      <text:p text:style-name="P319">//Configure all pins to input without pullups.</text:p>
      <text:p text:style-name="P319">for(var i = 0; i &lt; 6; i++)</text:p>
      <text:p text:style-name="P319">{</text:p>
      <text:p text:style-name="P319"><text:tab/>settings.pinConfigs[i] = Array();<text:tab/></text:p>
      <text:p text:style-name="P319"><text:tab/>settings.pinConfigs[i].isInput = true;</text:p>
      <text:p text:style-name="P319"><text:soft-page-break/><text:tab/>settings.pinConfigs[i].withPullups = false;</text:p>
      <text:p text:style-name="P319"><text:tab/>settings.pinConfigs[i].outValue = 0;</text:p>
      <text:p text:style-name="P319">}</text:p>
      <text:p text:style-name="P319"/>
      <text:p text:style-name="P319">if(!scriptInf.aardvarkI2cSpiConnect(settings))</text:p>
      <text:p text:style-name="P319">{</text:p>
      <text:p text:style-name="P319"><text:tab/>scriptThread.appendTextToConsole("aardvarkI2cSpiConnect failed");</text:p>
      <text:p text:style-name="P319"><text:tab/>scriptThread.stopScript();</text:p>
      <text:p text:style-name="P319">}</text:p>
      <text:p text:style-name="P319"/>
      <text:p text:style-name="P319">//Set the response (this data is only send if the master requests it).</text:p>
      <text:p text:style-name="P319">if(!scriptInf.sendDataArray(Array(0, 1, 2, 3, 4)))</text:p>
      <text:p text:style-name="P319">{</text:p>
      <text:p text:style-name="P319"><text:tab/>UI_Console.append("set slave response failed");</text:p>
      <text:p text:style-name="P319"><text:tab/>scriptThread.stopScript();</text:p>
      <text:p text:style-name="P319">}</text:p>
      <text:p text:style-name="P319"/>
      <text:p text:style-name="P319">scriptInf.dataReceivedSignal.connect(dataReceivedSlot);</text:p>
      <text:p text:style-name="P319">scriptInf.slaveDataSentSignal.connect(slaveDataSentSlot);</text:p>
      <text:h text:style-name="P925"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970"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397"><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397"><text:span text:style-name="Absatz-Standardschriftart"><text:span text:style-name="T2"/></text:span></text:p>
      <text:h text:style-name="P970" text:outline-level="4"><text:bookmark-start text:name="__RefHeading__5920_596565095656"/><text:bookmark-start text:name="_Toc403041640655"/>ScriptTcpServer createTcpServer (void)<text:bookmark-end text:name="__RefHeading__5920_596565095656"/><text:bookmark-end text:name="_Toc403041640655"/></text:h>
      <text:p text:style-name="P225"><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398"><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397"><text:span text:style-name="Absatz-Standardschriftart"><text:span text:style-name="T2"/></text:span></text:p>
      <text:h text:style-name="P970" text:outline-level="4"><text:bookmark-start text:name="__RefHeading__5922_596565095658"/><text:bookmark-start text:name="_Toc403041641657"/>ScriptTcpClient createTcpClient (void)<text:bookmark-end text:name="__RefHeading__5922_596565095658"/><text:bookmark-end text:name="_Toc403041641657"/></text:h>
      <text:p text:style-name="P225"><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398"><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397"><text:span text:style-name="Absatz-Standardschriftart"><text:span text:style-name="T2"/></text:span></text:p>
      <text:h text:style-name="P970"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5"><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398"><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397"><text:span text:style-name="Absatz-Standardschriftart"><text:span text:style-name="T2"/></text:span></text:p>
      <text:h text:style-name="P970" text:outline-level="4"><text:bookmark-start text:name="__RefHeading__5926_596565095662"/><text:bookmark-start text:name="_Toc403041643661"/>ScriptSerialPort createSerialPort (void)<text:bookmark-end text:name="__RefHeading__5926_596565095662"/><text:bookmark-end text:name="_Toc403041643661"/></text:h>
      <text:p text:style-name="P225"><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398"><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396"/>
      <text:h text:style-name="P1063" text:outline-level="4"><text:bookmark-start text:name="__RefHeading___Toc29579_1340973868663"/>ScriptAardvarkI2cSpi aardvarkI2cSpiCreateInterface(void)<text:bookmark-end text:name="__RefHeading___Toc29579_1340973868663"/></text:h>
      <text:p text:style-name="P393">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5">Example: <text:s/></text:p>
      <text:p text:style-name="P393"><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397"><text:soft-page-break/><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2">Binds the socket to a port.</text:p>
      <text:p text:style-name="P32">Arguments:</text:p>
      <text:list xml:id="list180752409090343" text:continue-numbering="true" text:style-name="L37">
        <text:list-item>
          <text:p text:style-name="P559">port: The port</text:p>
          <text:p text:style-name="P559"/>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Toc403041663"/><text:bookmark-start text:name="__RefHeading__5968_596565095"/>void close(void)<text:bookmark-end text:name="_Toc403041663"/><text:bookmark-end text:name="__RefHeading__5968_596565095"/></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18">(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2">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6">Write<text:span text:style-name="T241">s</text:span> data <text:span text:style-name="T418">(byte array) </text:span>to the socket.</text:p>
      <text:p text:style-name="P32">Arguments:</text:p>
      <text:list xml:id="list180752758333902" text:continue-numbering="true" text:style-name="L37">
        <text:list-item>
          <text:p text:style-name="P579">data: The data <text:span text:style-name="T418">(byte array)</text:span></text:p>
        </text:list-item>
        <text:list-item>
          <text:p text:style-name="P559">hostAdress: The host address</text:p>
        </text:list-item>
        <text:list-item>
          <text:p text:style-name="P559">hostPort: The port of the host</text:p>
        </text:list-item>
      </text:list>
      <text:p text:style-name="P32">Return: The number of written bytes</text:p>
      <text:p text:style-name="P32"/>
      <text:h text:style-name="P971" text:outline-level="4"><text:bookmark-start text:name="_Toc403041666621"/>Number write<text:span text:style-name="T241">String</text:span>(String<text:span text:style-name="T241"> string</text:span>, String hostAdress, Number hostPort)<text:bookmark-end text:name="_Toc403041666621"/></text:h>
      <text:p text:style-name="P93">Write<text:span text:style-name="T422">s</text:span> <text:span text:style-name="T241">a string</text:span> to the socket.</text:p>
      <text:p text:style-name="P93">Arguments:</text:p>
      <text:list xml:id="list180753834339690" text:continue-numbering="true" text:style-name="L37">
        <text:list-item>
          <text:p text:style-name="P580"><text:span text:style-name="T241">string</text:span>: The <text:span text:style-name="T241">string</text:span></text:p>
        </text:list-item>
        <text:list-item>
          <text:p text:style-name="P580">hostAdress: The host address</text:p>
        </text:list-item>
        <text:list-item>
          <text:p text:style-name="P580">hostPort: The port of the host</text:p>
        </text:list-item>
      </text:list>
      <text:p text:style-name="P93">Return: The number of written bytes</text:p>
      <text:p text:style-name="P32"/>
      <text:h text:style-name="P1074" text:outline-level="4">void enableMainInterfaceRouting(String routingHostAddress, Number routingHostPort)</text:h>
      <text:p text:style-name="P32">Enables the main interface routing (all data from the main interface is send with this socket and</text:p>
      <text:p text:style-name="P32"><text:soft-page-break/>all received (with this socket) data is sent with the main interface).</text:p>
      <text:p text:style-name="P32">Arguments:</text:p>
      <text:list xml:id="list180753613971933" text:continue-numbering="true" text:style-name="L37">
        <text:list-item>
          <text:p text:style-name="P559">routingHostAdress: The host address, to which all data from the main interface is sent</text:p>
        </text:list-item>
        <text:list-item>
          <text:p text:style-name="P559">routingHostPort: The port of the host, to which all data from the main interface is sent</text:p>
        </text:list-item>
      </text:list>
      <text:p text:style-name="P32"/>
      <text:h text:style-name="P1074" text:outline-level="4">void disableMainInterfaceRouting(void)</text:h>
      <text:p text:style-name="P32">Disables the main interface routing.</text:p>
      <text:p text:style-name="P32"/>
      <text:h text:style-name="P1074"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80752509801063" text:continue-numbering="true" text:style-name="L37">
        <text:list-item>
          <text:p text:style-name="P559">removeNewLine: If removeNewLine is true then the '\n' will not returned (is removed from the received line).</text:p>
        </text:list-item>
        <text:list-item>
          <text:p text:style-name="P559">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83"><text:span text:style-name="Absatz-Standardschriftart"><text:span text:style-name="T12">function readyReadSlot()</text:span></text:span></text:p>
      <text:p text:style-name="P283"><text:span text:style-name="Absatz-Standardschriftart"><text:span text:style-name="T12">{</text:span></text:span></text:p>
      <text:p text:style-name="P283"><text:span text:style-name="Absatz-Standardschriftart"><text:span text:style-name="T12"><text:tab/>if(udpSocket.canReadLine())</text:span></text:span></text:p>
      <text:p text:style-name="P283"><text:span text:style-name="Absatz-Standardschriftart"><text:span text:style-name="T12"><text:tab/>{</text:span></text:span></text:p>
      <text:p text:style-name="P283"><text:span text:style-name="Absatz-Standardschriftart"><text:span text:style-name="T12"><text:tab/><text:tab/>var line = udpSocket.readLine();</text:span></text:span></text:p>
      <text:p text:style-name="P283"><text:span text:style-name="Absatz-Standardschriftart"><text:span text:style-name="T12"><text:tab/><text:tab/>scriptThread.appendTextToConsole("line received: <text:s/>" <text:s/>+ line);</text:span></text:span></text:p>
      <text:p text:style-name="P283"><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80752983954340" text:continue-numbering="true" text:style-name="L37">
        <text:list-item>
          <text:p text:style-name="P559">removeNewLine: If removeNewLine is true then the '\n' will not returned (is removed from the received lines).</text:p>
        </text:list-item>
        <text:list-item>
          <text:p text:style-name="P559">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83"><text:span text:style-name="Absatz-Standardschriftart"><text:span text:style-name="T12">function readyReadSlot()</text:span></text:span></text:p>
      <text:p text:style-name="P283"><text:span text:style-name="Absatz-Standardschriftart"><text:span text:style-name="T12">{</text:span></text:span></text:p>
      <text:p text:style-name="P283"><text:span text:style-name="Absatz-Standardschriftart"><text:span text:style-name="T12"><text:tab/>var lines = udpSocket.readAllLines();</text:span></text:span></text:p>
      <text:p text:style-name="P283"><text:span text:style-name="Absatz-Standardschriftart"><text:span text:style-name="T12"><text:tab/>for(var index = 0; index &lt; lines.length; index++)</text:span></text:span></text:p>
      <text:p text:style-name="P283"><text:span text:style-name="Absatz-Standardschriftart"><text:span text:style-name="T12"><text:tab/>{</text:span></text:span></text:p>
      <text:p text:style-name="P283"><text:span text:style-name="Absatz-Standardschriftart"><text:span text:style-name="T12"><text:tab/><text:tab/>scriptThread.appendTextToConsole("line received: <text:s/>" <text:s/>+ lines[index]);</text:span></text:span></text:p>
      <text:p text:style-name="P283"><text:span text:style-name="Absatz-Standardschriftart"><text:span text:style-name="T12"><text:tab/>}</text:span></text:span></text:p>
      <text:p text:style-name="P283"><text:span text:style-name="Absatz-Standardschriftart"><text:span text:style-name="T12">}</text:span></text:span></text:p>
      <text:p text:style-name="P32"/>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text:soft-page-break/>UDP socket example<text:bookmark-end text:name="_Toc403041668"/><text:bookmark-end text:name="__RefHeading__5978_596565095"/></text:h>
      <text:p text:style-name="Standard">The following Code shows the typically use of the UDP socket class:</text:p>
      <text:p text:style-name="P283"><text:span text:style-name="Absatz-Standardschriftart"><text:span text:style-name="T12">function readyReadSlot()</text:span></text:span></text:p>
      <text:p text:style-name="P283"><text:span text:style-name="Absatz-Standardschriftart"><text:span text:style-name="T12">{</text:span></text:span></text:p>
      <text:p text:style-name="P283"><text:span text:style-name="Absatz-Standardschriftart"><text:span text:style-name="T12"><text:tab/>var data = udpSocket.readAll();</text:span></text:span></text:p>
      <text:p text:style-name="P283"><text:span text:style-name="Absatz-Standardschriftart"><text:span text:style-name="T12"><text:tab/>udpSocket.write(data, "127.0.0.1", 111);</text:span></text:span></text:p>
      <text:p text:style-name="P283"><text:span text:style-name="Absatz-Standardschriftart"><text:span text:style-name="T12">}</text:span></text:span></text:p>
      <text:p text:style-name="P406"><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83"><text:span text:style-name="Absatz-Standardschriftart"><text:span text:style-name="T12"/></text:span></text:p>
      <text:p text:style-name="P283"><text:span text:style-name="Absatz-Standardschriftart"><text:span text:style-name="T12">//connect the readyReadSlot function to the readyReadSignal signal</text:span></text:span></text:p>
      <text:p text:style-name="P283"><text:span text:style-name="Absatz-Standardschriftart"><text:span text:style-name="T12">udpSocket.readyReadSignal.connect(readyReadSlot);</text:span></text:span></text:p>
      <text:p text:style-name="P283"><text:span text:style-name="Absatz-Standardschriftart"><text:span text:style-name="T12">udpSocket.bind(11112);</text:span></text:span></text:p>
      <text:p text:style-name="P283"><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180754204475719" text:continue-numbering="true" text:style-name="L37">
        <text:list-item>
          <text:p text:style-name="P559">hostAdress: The host address</text:p>
        </text:list-item>
        <text:list-item>
          <text:p text:style-name="P559">port: The port of the host</text:p>
          <text:p text:style-name="P559"/>
        </text:list-item>
      </text:list>
      <text:h text:style-name="Heading_20_4" text:outline-level="4"><text:bookmark-start text:name="__RefHeading__6676_254725059"/>bool isOpen(void)<text:bookmark-end text:name="__RefHeading__6676_254725059"/></text:h>
      <text:p text:style-name="P283">Returns true if the TCP client is open/connected.</text:p>
      <text:p text:style-name="P283"/>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18">(byte array)</text:span>.</text:p>
      <text:p text:style-name="P32"/>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7">Write<text:span text:style-name="T242">s</text:span> data <text:span text:style-name="T418">(byte array) </text:span>to the socket.</text:p>
      <text:p text:style-name="P32">Arguments:</text:p>
      <text:list xml:id="list180753667525301" text:continue-numbering="true" text:style-name="L37">
        <text:list-item>
          <text:p text:style-name="P581">data: The data <text:span text:style-name="T418">(byte array)</text:span></text:p>
        </text:list-item>
      </text:list>
      <text:p text:style-name="P32">Return: The number of written bytes</text:p>
      <text:p text:style-name="P32"/>
      <text:h text:style-name="P972" text:outline-level="4"><text:bookmark-start text:name="_Toc403041670621"/>Number write<text:span text:style-name="T242">String</text:span>(String<text:span text:style-name="T242"> string</text:span>)<text:bookmark-end text:name="_Toc403041670621"/></text:h>
      <text:p text:style-name="P94">Write<text:span text:style-name="T242">s</text:span> <text:span text:style-name="T242">a string</text:span> to the socket.</text:p>
      <text:p text:style-name="P94"><text:soft-page-break/>Arguments:</text:p>
      <text:list xml:id="list180753957545293" text:continue-numbering="true" text:style-name="L37">
        <text:list-item>
          <text:p text:style-name="P582"><text:span text:style-name="T242">string</text:span>: The <text:span text:style-name="T242">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1074"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1074" text:outline-level="4">void disableMainInterfaceRouting(void)</text:h>
      <text:p text:style-name="P32">Disables the main interface routing.</text:p>
      <text:p text:style-name="P32"/>
      <text:h text:style-name="P1074" text:outline-level="4">void setProxy(String proxyType = "NO_PROXY", String proxyUserName= "", String proxyPassword = "", String proxyIpAddress = "", Number proxyPort = 0)</text:h>
      <text:p text:style-name="P32">Sets the network proxy.</text:p>
      <text:p text:style-name="P32">Arguments:</text:p>
      <text:list xml:id="list180753382749821" text:continue-numbering="true" text:style-name="L37">
        <text:list-item>
          <text:p text:style-name="P559">proxyType: The proxy type, possible values are:</text:p>
          <text:list>
            <text:list-item>
              <text:p text:style-name="P559">NO_PROXY</text:p>
            </text:list-item>
            <text:list-item>
              <text:p text:style-name="P559">SYSTEM_PROXY</text:p>
            </text:list-item>
            <text:list-item>
              <text:p text:style-name="P559">CUSTOM_PROXY</text:p>
            </text:list-item>
          </text:list>
        </text:list-item>
        <text:list-item>
          <text:p text:style-name="P559">proxyUserName: The proxy user name </text:p>
        </text:list-item>
        <text:list-item>
          <text:p text:style-name="P559">proxyPassword: The proxy user password</text:p>
        </text:list-item>
        <text:list-item>
          <text:p text:style-name="P559">proxyIpAddress: The proxy ip address</text:p>
        </text:list-item>
        <text:list-item>
          <text:p text:style-name="P559">proxyPort: The proxy port</text:p>
        </text:list-item>
      </text:list>
      <text:p text:style-name="P283"><text:span text:style-name="Absatz-Standardschriftart"><text:span text:style-name="T72">Example: <text:s/></text:span></text:span></text:p>
      <text:p text:style-name="P40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83"><text:span text:style-name="Absatz-Standardschriftart"><text:span text:style-name="T12">//No proxy.</text:span></text:span></text:p>
      <text:p text:style-name="P283"><text:span text:style-name="Absatz-Standardschriftart"><text:span text:style-name="T12">tcpClient.setProxy("NO_PROXY");</text:span></text:span></text:p>
      <text:p text:style-name="P283"><text:span text:style-name="Absatz-Standardschriftart"><text:span text:style-name="T12"/></text:span></text:p>
      <text:p text:style-name="P283"><text:span text:style-name="Absatz-Standardschriftart"><text:span text:style-name="T12">//Use the system proxy settings.</text:span></text:span></text:p>
      <text:p text:style-name="P283"><text:span text:style-name="Absatz-Standardschriftart"><text:span text:style-name="T12">tcpClient.setProxy("SYSTEM_PROXY", "proxy_user", "proxy_password");</text:span></text:span></text:p>
      <text:p text:style-name="P283"><text:span text:style-name="Absatz-Standardschriftart"><text:span text:style-name="T12"/></text:span></text:p>
      <text:p text:style-name="P283"><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1074"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80754005107230" text:continue-numbering="true" text:style-name="L37">
        <text:list-item>
          <text:p text:style-name="P559">removeNewLine: If removeNewLine is true then the '\n' will not returned (is removed from the received line).</text:p>
        </text:list-item>
        <text:list-item>
          <text:p text:style-name="P559">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83"><text:span text:style-name="Absatz-Standardschriftart"><text:span text:style-name="T12">function readyReadSlot()</text:span></text:span></text:p>
      <text:p text:style-name="P283"><text:span text:style-name="Absatz-Standardschriftart"><text:span text:style-name="T12">{</text:span></text:span></text:p>
      <text:p text:style-name="P283"><text:span text:style-name="Absatz-Standardschriftart"><text:span text:style-name="T12"><text:tab/>if(tcpClient.canReadLine())</text:span></text:span></text:p>
      <text:p text:style-name="P283"><text:span text:style-name="Absatz-Standardschriftart"><text:span text:style-name="T12"><text:tab/>{</text:span></text:span></text:p>
      <text:p text:style-name="P283"><text:span text:style-name="Absatz-Standardschriftart"><text:span text:style-name="T12"><text:tab/><text:tab/>var line = tcpClient.readLine();</text:span></text:span></text:p>
      <text:p text:style-name="P283"><text:span text:style-name="Absatz-Standardschriftart"><text:span text:style-name="T12"><text:tab/><text:tab/>scriptThread.appendTextToConsole("line received: <text:s/>" <text:s/>+ line);</text:span></text:span></text:p>
      <text:p text:style-name="P283"><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80753309008694" text:continue-numbering="true" text:style-name="L37">
        <text:list-item>
          <text:p text:style-name="P559">removeNewLine: If removeNewLine is true then the '\n' will not returned (is removed from the received lines).</text:p>
        </text:list-item>
        <text:list-item>
          <text:p text:style-name="P559">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83"><text:span text:style-name="Absatz-Standardschriftart"><text:span text:style-name="T12">function readyReadSlot()</text:span></text:span></text:p>
      <text:p text:style-name="P283"><text:span text:style-name="Absatz-Standardschriftart"><text:span text:style-name="T12">{</text:span></text:span></text:p>
      <text:p text:style-name="P283"><text:span text:style-name="Absatz-Standardschriftart"><text:span text:style-name="T12"><text:tab/>var lines = tcpClient.readAllLines();</text:span></text:span></text:p>
      <text:p text:style-name="P283"><text:span text:style-name="Absatz-Standardschriftart"><text:span text:style-name="T12"><text:tab/>for(var index = 0; index &lt; lines.length; index++)</text:span></text:span></text:p>
      <text:p text:style-name="P283"><text:span text:style-name="Absatz-Standardschriftart"><text:span text:style-name="T12"><text:tab/>{</text:span></text:span></text:p>
      <text:p text:style-name="P283"><text:span text:style-name="Absatz-Standardschriftart"><text:span text:style-name="T12"><text:tab/><text:tab/>scriptThread.appendTextToConsole("line received: <text:s/>" <text:s/>+ lines[index]);</text:span></text:span></text:p>
      <text:p text:style-name="P283"><text:span text:style-name="Absatz-Standardschriftart"><text:span text:style-name="T12"><text:tab/>}</text:span></text:span></text:p>
      <text:p text:style-name="P283"><text:span text:style-name="Absatz-Standardschriftart"><text:span text:style-name="T12">}</text:span></text:span></text:p>
      <text:p text:style-name="P32"/>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80752337710662" text:continue-numbering="true" text:style-name="L37">
        <text:list-item>
          <text:p text:style-name="P559">error: The error</text:p>
          <text:p text:style-name="P682">Internally error has the type QabstractSocket::SocketError. Therefore error can have the following values:</text:p>
        </text:list-item>
      </text:list>
      <text:p text:style-name="P434"/>
      <table:table table:name="Tabelle1" table:style-name="Tabelle1">
        <table:table-column table:style-name="Tabelle1.A"/>
        <table:table-column table:style-name="Tabelle1.B"/>
        <table:table-column table:style-name="Tabelle1.C"/>
        <table:table-row>
          <table:table-cell table:style-name="Tabelle1.A1" office:value-type="string">
            <text:p text:style-name="P434">QAbstractSocket::ConnectionRefusedError</text:p>
          </table:table-cell>
          <table:table-cell table:style-name="Tabelle1.A1" office:value-type="string">
            <text:p text:style-name="P434">0</text:p>
          </table:table-cell>
          <table:table-cell table:style-name="Tabelle1.C1" office:value-type="string">
            <text:p text:style-name="P434">The connection was refused by the peer (or timed out).</text:p>
          </table:table-cell>
        </table:table-row>
        <table:table-row>
          <table:table-cell table:style-name="Tabelle1.A2" office:value-type="string">
            <text:p text:style-name="P434">QAbstractSocket::RemoteHostClosedError</text:p>
          </table:table-cell>
          <table:table-cell table:style-name="Tabelle1.A2" office:value-type="string">
            <text:p text:style-name="P434">1</text:p>
          </table:table-cell>
          <table:table-cell table:style-name="Tabelle1.C2" office:value-type="string">
            <text:p text:style-name="P434">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34">QAbstractSocket::HostNotFoundError</text:p>
          </table:table-cell>
          <table:table-cell table:style-name="Tabelle1.A2" office:value-type="string">
            <text:p text:style-name="P434">2</text:p>
          </table:table-cell>
          <table:table-cell table:style-name="Tabelle1.C2" office:value-type="string">
            <text:p text:style-name="P434">The host address was not found.</text:p>
          </table:table-cell>
        </table:table-row>
        <table:table-row>
          <table:table-cell table:style-name="Tabelle1.A2" office:value-type="string">
            <text:p text:style-name="P434">QAbstractSocket::SocketAccessError</text:p>
          </table:table-cell>
          <table:table-cell table:style-name="Tabelle1.A2" office:value-type="string">
            <text:p text:style-name="P434">3</text:p>
          </table:table-cell>
          <table:table-cell table:style-name="Tabelle1.C2" office:value-type="string">
            <text:p text:style-name="P434">The socket operation failed because the application lacked the required privileges.</text:p>
          </table:table-cell>
        </table:table-row>
        <table:table-row>
          <table:table-cell table:style-name="Tabelle1.A2" office:value-type="string">
            <text:p text:style-name="P434">QAbstractSocket::SocketResourceError</text:p>
          </table:table-cell>
          <table:table-cell table:style-name="Tabelle1.A2" office:value-type="string">
            <text:p text:style-name="P434">4</text:p>
          </table:table-cell>
          <table:table-cell table:style-name="Tabelle1.C2" office:value-type="string">
            <text:p text:style-name="P434">The local system ran out of resources (e.g., too many sockets).</text:p>
          </table:table-cell>
        </table:table-row>
        <table:table-row>
          <table:table-cell table:style-name="Tabelle1.A2" office:value-type="string">
            <text:p text:style-name="P434">QAbstractSocket::SocketTimeoutError</text:p>
          </table:table-cell>
          <table:table-cell table:style-name="Tabelle1.A2" office:value-type="string">
            <text:p text:style-name="P434">5</text:p>
          </table:table-cell>
          <table:table-cell table:style-name="Tabelle1.C2" office:value-type="string">
            <text:p text:style-name="P434">The socket operation timed out.</text:p>
          </table:table-cell>
        </table:table-row>
        <table:table-row>
          <table:table-cell table:style-name="Tabelle1.A2" office:value-type="string">
            <text:p text:style-name="P434">QAbstractSocket::DatagramTooLargeError</text:p>
          </table:table-cell>
          <table:table-cell table:style-name="Tabelle1.A2" office:value-type="string">
            <text:p text:style-name="P434">6</text:p>
          </table:table-cell>
          <table:table-cell table:style-name="Tabelle1.C2" office:value-type="string">
            <text:p text:style-name="P434">The datagram was larger than the operating system's limit (which can be as low as 8192 bytes).</text:p>
          </table:table-cell>
        </table:table-row>
        <table:table-row>
          <table:table-cell table:style-name="Tabelle1.A2" office:value-type="string">
            <text:p text:style-name="P434">QAbstractSocket::NetworkError</text:p>
          </table:table-cell>
          <table:table-cell table:style-name="Tabelle1.A2" office:value-type="string">
            <text:p text:style-name="P434">7</text:p>
          </table:table-cell>
          <table:table-cell table:style-name="Tabelle1.C2" office:value-type="string">
            <text:p text:style-name="P434">An error occurred with the network (e.g., the network cable was accidentally plugged out).</text:p>
          </table:table-cell>
        </table:table-row>
        <table:table-row>
          <table:table-cell table:style-name="Tabelle1.A2" office:value-type="string">
            <text:p text:style-name="P434">QAbstractSocket::AddressInUseError</text:p>
          </table:table-cell>
          <table:table-cell table:style-name="Tabelle1.A2" office:value-type="string">
            <text:p text:style-name="P434">8</text:p>
          </table:table-cell>
          <table:table-cell table:style-name="Tabelle1.C2" office:value-type="string">
            <text:p text:style-name="P434">The address specified to QAbstractSocket::bind() is already in use and was set to be exclusive.</text:p>
          </table:table-cell>
        </table:table-row>
        <table:table-row>
          <table:table-cell table:style-name="Tabelle1.A2" office:value-type="string">
            <text:p text:style-name="P434">QAbstractSocket::SocketAddressNotAvailableError</text:p>
          </table:table-cell>
          <table:table-cell table:style-name="Tabelle1.A2" office:value-type="string">
            <text:p text:style-name="P434">9</text:p>
          </table:table-cell>
          <table:table-cell table:style-name="Tabelle1.C2" office:value-type="string">
            <text:p text:style-name="P434">The address specified to QAbstractSocket::bind() does not belong to the host.</text:p>
          </table:table-cell>
        </table:table-row>
        <table:table-row>
          <table:table-cell table:style-name="Tabelle1.A2" office:value-type="string">
            <text:p text:style-name="P434">QAbstractSocket::UnsupportedSocketOperationError</text:p>
          </table:table-cell>
          <table:table-cell table:style-name="Tabelle1.A2" office:value-type="string">
            <text:p text:style-name="P434">10</text:p>
          </table:table-cell>
          <table:table-cell table:style-name="Tabelle1.C2" office:value-type="string">
            <text:p text:style-name="P434">The requested socket operation is not supported by the local operating system (e.g., lack of IPv6 support).</text:p>
          </table:table-cell>
        </table:table-row>
        <table:table-row>
          <table:table-cell table:style-name="Tabelle1.A2" office:value-type="string">
            <text:p text:style-name="P434">QAbstractSocket::ProxyAuthenticationRequiredError</text:p>
          </table:table-cell>
          <table:table-cell table:style-name="Tabelle1.A2" office:value-type="string">
            <text:p text:style-name="P434">12</text:p>
          </table:table-cell>
          <table:table-cell table:style-name="Tabelle1.C2" office:value-type="string">
            <text:p text:style-name="P434">The socket is using a proxy, and the proxy requires authentication.</text:p>
          </table:table-cell>
        </table:table-row>
        <table:table-row>
          <table:table-cell table:style-name="Tabelle1.A2" office:value-type="string">
            <text:p text:style-name="P434">QAbstractSocket::SslHandshakeFailedError</text:p>
          </table:table-cell>
          <table:table-cell table:style-name="Tabelle1.A2" office:value-type="string">
            <text:p text:style-name="P434">13</text:p>
          </table:table-cell>
          <table:table-cell table:style-name="Tabelle1.C2" office:value-type="string">
            <text:p text:style-name="P434">The SSL/TLS handshake failed, so the connection was closed (only used in QSslSocket)</text:p>
          </table:table-cell>
        </table:table-row>
        <table:table-row>
          <table:table-cell table:style-name="Tabelle1.A2" office:value-type="string">
            <text:p text:style-name="P434">QAbstractSocket::UnfinishedSocketOperationError</text:p>
          </table:table-cell>
          <table:table-cell table:style-name="Tabelle1.A2" office:value-type="string">
            <text:p text:style-name="P434">11</text:p>
          </table:table-cell>
          <table:table-cell table:style-name="Tabelle1.C2" office:value-type="string">
            <text:p text:style-name="P434">Used by QAbstractSocketEngine only, The last operation attempted has not finished yet (still in progress in the background).</text:p>
          </table:table-cell>
        </table:table-row>
        <table:table-row>
          <table:table-cell table:style-name="Tabelle1.A2" office:value-type="string">
            <text:p text:style-name="P434">QAbstractSocket::ProxyConnectionRefusedError</text:p>
          </table:table-cell>
          <table:table-cell table:style-name="Tabelle1.A2" office:value-type="string">
            <text:p text:style-name="P434">14</text:p>
          </table:table-cell>
          <table:table-cell table:style-name="Tabelle1.C2" office:value-type="string">
            <text:p text:style-name="P434">Could not contact the proxy server because the connection to that server was denied</text:p>
          </table:table-cell>
        </table:table-row>
        <table:table-row>
          <table:table-cell table:style-name="Tabelle1.A2" office:value-type="string">
            <text:p text:style-name="P434">QAbstractSocket::ProxyConnectionClosedError</text:p>
          </table:table-cell>
          <table:table-cell table:style-name="Tabelle1.A2" office:value-type="string">
            <text:p text:style-name="P434">15</text:p>
          </table:table-cell>
          <table:table-cell table:style-name="Tabelle1.C2" office:value-type="string">
            <text:p text:style-name="P434">The connection to the proxy server was closed unexpectedly (before the connection to the final peer was established)</text:p>
          </table:table-cell>
        </table:table-row>
        <table:table-row>
          <table:table-cell table:style-name="Tabelle1.A2" office:value-type="string">
            <text:p text:style-name="P434">QAbstractSocket::ProxyConnectionTimeoutError</text:p>
          </table:table-cell>
          <table:table-cell table:style-name="Tabelle1.A2" office:value-type="string">
            <text:p text:style-name="P434">16</text:p>
          </table:table-cell>
          <table:table-cell table:style-name="Tabelle1.C2" office:value-type="string">
            <text:p text:style-name="P434">The connection to the proxy server timed out or the proxy server stopped responding in the authentication phase.</text:p>
          </table:table-cell>
        </table:table-row>
        <table:table-row>
          <table:table-cell table:style-name="Tabelle1.A2" office:value-type="string">
            <text:p text:style-name="P434">QAbstractSocket::ProxyNotFoundError</text:p>
          </table:table-cell>
          <table:table-cell table:style-name="Tabelle1.A2" office:value-type="string">
            <text:p text:style-name="P434">17</text:p>
          </table:table-cell>
          <table:table-cell table:style-name="Tabelle1.C2" office:value-type="string">
            <text:p text:style-name="P434">The proxy address set with setProxy() (or the application proxy) was not found.</text:p>
          </table:table-cell>
        </table:table-row>
        <table:table-row>
          <table:table-cell table:style-name="Tabelle1.A2" office:value-type="string">
            <text:p text:style-name="P434">QAbstractSocket::ProxyProtocolError</text:p>
          </table:table-cell>
          <table:table-cell table:style-name="Tabelle1.A2" office:value-type="string">
            <text:p text:style-name="P434">18</text:p>
          </table:table-cell>
          <table:table-cell table:style-name="Tabelle1.C2" office:value-type="string">
            <text:p text:style-name="P434">The connection negotiation with the proxy server failed, because the response from the proxy server could not be understood.</text:p>
          </table:table-cell>
        </table:table-row>
        <table:table-row>
          <table:table-cell table:style-name="Tabelle1.A2" office:value-type="string">
            <text:p text:style-name="P434">QAbstractSocket::OperationError</text:p>
          </table:table-cell>
          <table:table-cell table:style-name="Tabelle1.A2" office:value-type="string">
            <text:p text:style-name="P434">19</text:p>
          </table:table-cell>
          <table:table-cell table:style-name="Tabelle1.C2" office:value-type="string">
            <text:p text:style-name="P434">An operation was attempted while the socket was in a state that did not permit it.</text:p>
          </table:table-cell>
        </table:table-row>
        <table:table-row>
          <table:table-cell table:style-name="Tabelle1.A2" office:value-type="string">
            <text:p text:style-name="P434">QAbstractSocket::SslInternalError</text:p>
          </table:table-cell>
          <table:table-cell table:style-name="Tabelle1.A2" office:value-type="string">
            <text:p text:style-name="P434">20</text:p>
          </table:table-cell>
          <table:table-cell table:style-name="Tabelle1.C2" office:value-type="string">
            <text:p text:style-name="P434">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34">QAbstractSocket::SslInvalidUserDataError</text:p>
          </table:table-cell>
          <table:table-cell table:style-name="Tabelle1.A2" office:value-type="string">
            <text:p text:style-name="P434">21</text:p>
          </table:table-cell>
          <table:table-cell table:style-name="Tabelle1.C2" office:value-type="string">
            <text:p text:style-name="P434">Invalid data (certificate, key, cypher, etc.) was provided and its use resulted in an error in the SSL library.</text:p>
          </table:table-cell>
        </table:table-row>
        <table:table-row>
          <table:table-cell table:style-name="Tabelle1.A2" office:value-type="string">
            <text:p text:style-name="P434">QAbstractSocket::TemporaryError</text:p>
          </table:table-cell>
          <table:table-cell table:style-name="Tabelle1.A2" office:value-type="string">
            <text:p text:style-name="P434">22</text:p>
          </table:table-cell>
          <table:table-cell table:style-name="Tabelle1.C2" office:value-type="string">
            <text:p text:style-name="P434">A temporary error occurred (e.g., operation would block and socket is non-blocking).</text:p>
          </table:table-cell>
        </table:table-row>
        <table:table-row>
          <table:table-cell table:style-name="Tabelle1.A2" office:value-type="string">
            <text:p text:style-name="P434">QAbstractSocket::UnknownSocketError</text:p>
          </table:table-cell>
          <table:table-cell table:style-name="Tabelle1.A2" office:value-type="string">
            <text:p text:style-name="P434">-1</text:p>
          </table:table-cell>
          <table:table-cell table:style-name="Tabelle1.C2" office:value-type="string">
            <text:p text:style-name="P434">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83"><text:span text:style-name="Absatz-Standardschriftart"><text:span text:style-name="T12">//Connection established.</text:span></text:span></text:p>
      <text:p text:style-name="P283"><text:span text:style-name="Absatz-Standardschriftart"><text:span text:style-name="T12">function connectSlot()</text:span></text:span></text:p>
      <text:p text:style-name="P283"><text:span text:style-name="Absatz-Standardschriftart"><text:span text:style-name="T12">{</text:span></text:span></text:p>
      <text:p text:style-name="P283"><text:span text:style-name="Absatz-Standardschriftart"><text:span text:style-name="T12"><text:tab/>var array = Array(1,2,3,4,5,6);</text:span></text:span></text:p>
      <text:p text:style-name="P283"><text:span text:style-name="Absatz-Standardschriftart"><text:span text:style-name="T12"><text:tab/>//send data to the host</text:span></text:span></text:p>
      <text:p text:style-name="P283"><text:span text:style-name="Absatz-Standardschriftart"><text:span text:style-name="T12"><text:tab/>tcpClient.write(array);</text:span></text:span></text:p>
      <text:p text:style-name="P283"><text:span text:style-name="Absatz-Standardschriftart"><text:span text:style-name="T12">}</text:span></text:span></text:p>
      <text:p text:style-name="P283"><text:span text:style-name="Absatz-Standardschriftart"><text:span text:style-name="T12">//Connection closed.</text:span></text:span></text:p>
      <text:p text:style-name="P283"><text:span text:style-name="Absatz-Standardschriftart"><text:span text:style-name="T12">function disconnectSlot()</text:span></text:span></text:p>
      <text:p text:style-name="P283"><text:span text:style-name="Absatz-Standardschriftart"><text:span text:style-name="T12">{</text:span></text:span></text:p>
      <text:p text:style-name="P283"><text:span text:style-name="Absatz-Standardschriftart"><text:span text:style-name="T12"><text:tab/>scriptThread.appendTextToConsole("disconnected ");</text:span></text:span></text:p>
      <text:p text:style-name="P283"><text:span text:style-name="Absatz-Standardschriftart"><text:span text:style-name="T12"><text:tab/>tcpClient.close();</text:span></text:span></text:p>
      <text:p text:style-name="P283"><text:span text:style-name="Absatz-Standardschriftart"><text:span text:style-name="T12">}</text:span></text:span></text:p>
      <text:p text:style-name="P283"><text:span text:style-name="Absatz-Standardschriftart"><text:span text:style-name="T12">//Data has been received.</text:span></text:span></text:p>
      <text:p text:style-name="P283"><text:span text:style-name="Absatz-Standardschriftart"><text:span text:style-name="T12">function readyReadSlot ()</text:span></text:span></text:p>
      <text:p text:style-name="P283"><text:span text:style-name="Absatz-Standardschriftart"><text:span text:style-name="T12">{<text:tab/></text:span></text:span></text:p>
      <text:p text:style-name="P283"><text:span text:style-name="Absatz-Standardschriftart"><text:span text:style-name="T12"><text:tab/>var array = tcpClient.readAll();</text:span></text:span></text:p>
      <text:p text:style-name="P283"><text:span text:style-name="Absatz-Standardschriftart"><text:span text:style-name="T12"><text:tab/>scriptThread.appendTextToConsole("data received: <text:s/>" <text:s/>+ array);</text:span></text:span></text:p>
      <text:p text:style-name="P283"><text:span text:style-name="Absatz-Standardschriftart"><text:span text:style-name="T12"><text:tab/>//send data to the host</text:span></text:span></text:p>
      <text:p text:style-name="P283"><text:span text:style-name="Absatz-Standardschriftart"><text:span text:style-name="T12"><text:tab/>tcpClient.write(array);</text:span></text:span></text:p>
      <text:p text:style-name="P283"><text:span text:style-name="Absatz-Standardschriftart"><text:span text:style-name="T12"/></text:span></text:p>
      <text:p text:style-name="P283"><text:span text:style-name="Absatz-Standardschriftart"><text:span text:style-name="T12">}</text:span></text:span></text:p>
      <text:p text:style-name="P283"><text:span text:style-name="Absatz-Standardschriftart"><text:span text:style-name="T12">//An error has been ocurred.</text:span></text:span></text:p>
      <text:p text:style-name="P283"><text:span text:style-name="Absatz-Standardschriftart"><text:span text:style-name="T12">function tcpClientErrorSlot(error)</text:span></text:span></text:p>
      <text:p text:style-name="P283"><text:span text:style-name="Absatz-Standardschriftart"><text:span text:style-name="T12">{</text:span></text:span></text:p>
      <text:p text:style-name="P283"><text:span text:style-name="Absatz-Standardschriftart"><text:span text:style-name="T12"><text:tab/>if(error != 1)</text:span></text:span></text:p>
      <text:p text:style-name="P283"><text:span text:style-name="Absatz-Standardschriftart"><text:span text:style-name="T12"><text:tab/>{//The error is not QAbstractSocket::RemoteHostClosedError.</text:span></text:span></text:p>
      <text:p text:style-name="P283"><text:span text:style-name="Absatz-Standardschriftart"><text:span text:style-name="T12"><text:tab/><text:tab/>disconnectSlot();</text:span></text:span></text:p>
      <text:p text:style-name="P283"><text:span text:style-name="Absatz-Standardschriftart"><text:span text:style-name="T12"><text:tab/>}</text:span></text:span></text:p>
      <text:p text:style-name="P283"><text:span text:style-name="Absatz-Standardschriftart"><text:span text:style-name="T12"/></text:span></text:p>
      <text:p text:style-name="P283"><text:span text:style-name="Absatz-Standardschriftart"><text:span text:style-name="T12"><text:tab/>if(error == 0) //QAbstractSocket::ConnectionRefusedError</text:span></text:span></text:p>
      <text:p text:style-name="P283"><text:span text:style-name="Absatz-Standardschriftart"><text:span text:style-name="T12"><text:tab/>{</text:span></text:span></text:p>
      <text:p text:style-name="P283"><text:span text:style-name="Absatz-Standardschriftart"><text:span text:style-name="T12"><text:tab/><text:tab/>scriptThread.messageBox("Critical", "TCP error",</text:span></text:span></text:p>
      <text:p text:style-name="P283"><text:span text:style-name="Absatz-Standardschriftart"><text:span text:style-name="T12"><text:tab/><text:tab/><text:tab/><text:tab/><text:tab/>"The connection was refused. " +</text:span></text:span></text:p>
      <text:p text:style-name="P283"><text:span text:style-name="Absatz-Standardschriftart"><text:span text:style-name="T12"><text:tab/><text:tab/><text:tab/><text:tab/><text:tab/>"Make sure the server is running, " +</text:span></text:span></text:p>
      <text:p text:style-name="P283"><text:span text:style-name="Absatz-Standardschriftart"><text:span text:style-name="T12"><text:tab/><text:tab/><text:tab/><text:tab/><text:tab/>"and check that the host name and port " +</text:span></text:span></text:p>
      <text:p text:style-name="P283"><text:span text:style-name="Absatz-Standardschriftart"><text:span text:style-name="T12"><text:tab/><text:tab/><text:tab/><text:tab/><text:tab/>"settings are correct.");</text:span></text:span></text:p>
      <text:p text:style-name="P283"><text:span text:style-name="Absatz-Standardschriftart"><text:span text:style-name="T12"><text:tab/>}</text:span></text:span></text:p>
      <text:p text:style-name="P283"><text:span text:style-name="Absatz-Standardschriftart"><text:span text:style-name="T12"><text:tab/>else if(error == 1) //QAbstractSocket::RemoteHostClosedError</text:span></text:span></text:p>
      <text:p text:style-name="P283"><text:span text:style-name="Absatz-Standardschriftart"><text:span text:style-name="T12"><text:tab/>{</text:span></text:span></text:p>
      <text:p text:style-name="P283"><text:span text:style-name="Absatz-Standardschriftart"><text:span text:style-name="T12"><text:tab/><text:tab/>//The connection has been closed. Do nothing.</text:span></text:span></text:p>
      <text:p text:style-name="P283"><text:span text:style-name="Absatz-Standardschriftart"><text:span text:style-name="T12"><text:tab/>}</text:span></text:span></text:p>
      <text:p text:style-name="P283"><text:span text:style-name="Absatz-Standardschriftart"><text:span text:style-name="T12"><text:tab/>else if(error == 2) //QAbstractSocket::HostNotFoundError</text:span></text:span></text:p>
      <text:p text:style-name="P283"><text:span text:style-name="Absatz-Standardschriftart"><text:span text:style-name="T12"><text:tab/>{</text:span></text:span></text:p>
      <text:p text:style-name="P283"><text:span text:style-name="Absatz-Standardschriftart"><text:span text:style-name="T12"><text:tab/><text:tab/>scriptThread.messageBox("Critical", "TCP error",</text:span></text:span></text:p>
      <text:p text:style-name="P283"><text:span text:style-name="Absatz-Standardschriftart"><text:span text:style-name="T12"><text:tab/><text:tab/><text:tab/><text:tab/><text:tab/>"The server was not found. Please check the " +</text:span></text:span></text:p>
      <text:p text:style-name="P283"><text:span text:style-name="Absatz-Standardschriftart"><text:span text:style-name="T12"><text:tab/><text:tab/><text:tab/><text:tab/><text:tab/>"host name and port settings.");</text:span></text:span></text:p>
      <text:p text:style-name="P283"><text:span text:style-name="Absatz-Standardschriftart"><text:span text:style-name="T12"><text:tab/>}</text:span></text:span></text:p>
      <text:p text:style-name="P283"><text:span text:style-name="Absatz-Standardschriftart"><text:span text:style-name="T12"><text:tab/>else</text:span></text:span></text:p>
      <text:p text:style-name="P283"><text:span text:style-name="Absatz-Standardschriftart"><text:span text:style-name="T12"><text:tab/>{</text:span></text:span></text:p>
      <text:p text:style-name="P283"><text:span text:style-name="Absatz-Standardschriftart"><text:span text:style-name="T12"><text:tab/><text:tab/>scriptThread.messageBox("Critical", "TCP error",</text:span></text:span></text:p>
      <text:p text:style-name="P283"><text:span text:style-name="Absatz-Standardschriftart"><text:span text:style-name="T12"><text:tab/><text:tab/><text:tab/><text:tab/><text:tab/>"The following error occurred: " +</text:span></text:span></text:p>
      <text:p text:style-name="P283"><text:span text:style-name="Absatz-Standardschriftart"><text:span text:style-name="T12"><text:tab/><text:tab/><text:tab/><text:tab/><text:tab/>tcpClient.getErrorString());</text:span></text:span></text:p>
      <text:p text:style-name="P283"><text:span text:style-name="Absatz-Standardschriftart"><text:span text:style-name="T12"><text:tab/>}</text:span></text:span></text:p>
      <text:p text:style-name="P283"><text:span text:style-name="Absatz-Standardschriftart"><text:span text:style-name="T12">}</text:span></text:span></text:p>
      <text:p text:style-name="P283"><text:span text:style-name="Absatz-Standardschriftart"><text:span text:style-name="T12"/></text:span></text:p>
      <text:p text:style-name="P40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83"><text:span text:style-name="Absatz-Standardschriftart"><text:span text:style-name="T12">tcpClient.readyReadSignal.connect(readyReadSlot);</text:span></text:span></text:p>
      <text:p text:style-name="P283"><text:span text:style-name="Absatz-Standardschriftart"><text:span text:style-name="T12">tcpClient.disconnectedSignal.connect(disconnectSlot);</text:span></text:span></text:p>
      <text:p text:style-name="P283"><text:span text:style-name="Absatz-Standardschriftart"><text:span text:style-name="T12">tcpClient.connectedSignal.connect(connectSlot);</text:span></text:span></text:p>
      <text:p text:style-name="P283"><text:span text:style-name="Absatz-Standardschriftart"><text:span text:style-name="T12">tcpClient.errorSignal.connect(tcpClientErrorSlot);</text:span></text:span></text:p>
      <text:p text:style-name="P283"><text:soft-page-break/><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80753136794037" text:continue-numbering="true" text:style-name="L37">
        <text:list-item>
          <text:p text:style-name="P559">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180752873933593" text:continue-numbering="true" text:style-name="L37">
        <text:list-item>
          <text:p text:style-name="P559">numConnections: The max. pending connections</text:p>
        </text:list-item>
      </text:list>
      <text:p text:style-name="P260"/>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83"><text:span text:style-name="Absatz-Standardschriftart"><text:span text:style-name="T12">function connectionEstablished()</text:span></text:span></text:p>
      <text:p text:style-name="P283"><text:span text:style-name="Absatz-Standardschriftart"><text:span text:style-name="T12">{<text:tab/></text:span></text:span></text:p>
      <text:p text:style-name="P283"><text:span text:style-name="Absatz-Standardschriftart"><text:span text:style-name="T12"><text:tab/>tcpServerClient = tcpServer.nextPendingConnection();</text:span></text:span></text:p>
      <text:p text:style-name="P283"><text:span text:style-name="Absatz-Standardschriftart"><text:span text:style-name="T12"><text:tab/>tcpServerClient.disconnectedSignal.connect(disconnectSlot);</text:span></text:span></text:p>
      <text:p text:style-name="P283"><text:span text:style-name="Absatz-Standardschriftart"><text:span text:style-name="T12"><text:tab/>tcpServerClient.readyReadSignal.connect(readyReadSlot);</text:span></text:span></text:p>
      <text:p text:style-name="P283"><text:span text:style-name="Absatz-Standardschriftart"><text:span text:style-name="T12">}</text:span></text:span></text:p>
      <text:p text:style-name="P283"><text:span text:style-name="Absatz-Standardschriftart"><text:span text:style-name="T12">function disconnectSlot()</text:span></text:span></text:p>
      <text:p text:style-name="P283"><text:span text:style-name="Absatz-Standardschriftart"><text:span text:style-name="T12">{</text:span></text:span></text:p>
      <text:p text:style-name="P283"><text:span text:style-name="Absatz-Standardschriftart"><text:span text:style-name="T12"><text:tab/>scriptThread.appendTextToConsole("disconnected ");</text:span></text:span></text:p>
      <text:p text:style-name="P283"><text:span text:style-name="Absatz-Standardschriftart"><text:span text:style-name="T12">}</text:span></text:span></text:p>
      <text:p text:style-name="P283"><text:span text:style-name="Absatz-Standardschriftart"><text:span text:style-name="T12">function readyReadSlot()</text:span></text:span></text:p>
      <text:p text:style-name="P283"><text:span text:style-name="Absatz-Standardschriftart"><text:span text:style-name="T12">{<text:tab/></text:span></text:span></text:p>
      <text:p text:style-name="P283"><text:span text:style-name="Absatz-Standardschriftart"><text:span text:style-name="T12"><text:tab/>var array = tcpServerClient.readAll();</text:span></text:span></text:p>
      <text:p text:style-name="P283"><text:span text:style-name="Absatz-Standardschriftart"><text:span text:style-name="T12"><text:tab/>scriptThread.appendTextToConsole("data received: <text:s/>" <text:s/>+ array);</text:span></text:span></text:p>
      <text:p text:style-name="P283"><text:span text:style-name="Absatz-Standardschriftart"><text:span text:style-name="T12"><text:tab/>//send data to the host</text:span></text:span></text:p>
      <text:p text:style-name="P283"><text:span text:style-name="Absatz-Standardschriftart"><text:span text:style-name="T12"><text:tab/>tcpServerClient.write(array);</text:span></text:span></text:p>
      <text:p text:style-name="P283"><text:span text:style-name="Absatz-Standardschriftart"><text:span text:style-name="T12">}</text:span></text:span></text:p>
      <text:p text:style-name="P407"><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83"><text:span text:style-name="Absatz-Standardschriftart"><text:span text:style-name="T12">var tcpServerClient = undefined;</text:span></text:span></text:p>
      <text:p text:style-name="P283"><text:span text:style-name="Absatz-Standardschriftart"><text:span text:style-name="T12">tcpServer.newConnectionSignal.connect(connectionEstablished);</text:span></text:span></text:p>
      <text:p text:style-name="P283"><text:span text:style-name="Absatz-Standardschriftart"><text:span text:style-name="T12">tcpServer.listen(112);</text:span></text:span></text:p>
      <text:p text:style-name="P283"><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81">Note:</text:p>
      <text:p text:style-name="P28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80753536874668" text:continue-numbering="true" text:style-name="L37">
        <text:list-item>
          <text:p text:style-name="P559">name: The name of the serial port</text:p>
          <text:p text:style-name="P55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80753245111226" text:continue-numbering="true" text:style-name="L37">
        <text:list-item>
          <text:p text:style-name="P559">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80754041099189" text:continue-numbering="true" text:style-name="L37">
        <text:list-item>
          <text:p text:style-name="P559">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80753841559960" text:continue-numbering="true" text:style-name="L37">
        <text:list-item>
          <text:p text:style-name="P559">parityString: The new parity. Possible values are: "None ", "Even ", "Odd ", "Space" and "Mark"</text:p>
        </text:list-item>
      </text:list>
      <text:p text:style-name="P32">Return: True on success</text:p>
      <text:p text:style-name="P32"><text:soft-page-break/></text:p>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80752730090597" text:continue-numbering="true" text:style-name="L37">
        <text:list-item>
          <text:p text:style-name="P559">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80752323578110" text:continue-numbering="true" text:style-name="L37">
        <text:list-item>
          <text:p text:style-name="P559">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80752325759724" text:continue-numbering="true" text:style-name="L37">
        <text:list-item>
          <text:p text:style-name="P559">set: true=set the pin to 1, false=set the pin to 0 </text:p>
        </text:list-item>
      </text:list>
      <text:p text:style-name="P260"/>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80753440302521" text:continue-numbering="true" text:style-name="L37">
        <text:list-item>
          <text:p text:style-name="P559">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18">(byte array)</text:span>.</text:p>
      <text:p text:style-name="P32"/>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8">Write<text:span text:style-name="T243">s</text:span> data <text:span text:style-name="T418">(byte array) </text:span>to the serial port.</text:p>
      <text:p text:style-name="P32">Arguments:</text:p>
      <text:list xml:id="list180753159386331" text:continue-numbering="true" text:style-name="L37">
        <text:list-item>
          <text:p text:style-name="P583">data: The data <text:span text:style-name="T418">(byte array)</text:span></text:p>
        </text:list-item>
      </text:list>
      <text:p text:style-name="P32">Return: The number of written bytes</text:p>
      <text:p text:style-name="P32"/>
      <text:h text:style-name="P973" text:outline-level="4"><text:bookmark-start text:name="_Toc403041682623"/>Number write<text:span text:style-name="T243">String</text:span>(String<text:span text:style-name="T243"> string</text:span>)<text:bookmark-end text:name="_Toc403041682623"/></text:h>
      <text:p text:style-name="P95">Write<text:span text:style-name="T243">s</text:span> <text:span text:style-name="T243">a string</text:span> to the serial port.</text:p>
      <text:p text:style-name="P95">Arguments:</text:p>
      <text:list xml:id="list180753142301866" text:continue-numbering="true" text:style-name="L37">
        <text:list-item>
          <text:p text:style-name="P584"><text:span text:style-name="T243">string</text:span>: The <text:span text:style-name="T243">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80753959663241" text:continue-numbering="true" text:style-name="L37">
        <text:list-item>
          <text:p text:style-name="P559">msecs: The max. time to wait</text:p>
        </text:list-item>
      </text:list>
      <text:p text:style-name="P32">Return: True if all bytes have been written</text:p>
      <text:p text:style-name="P32"/>
      <text:h text:style-name="P1074"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1074" text:outline-level="4">void disableMainInterfaceRouting(void)</text:h>
      <text:p text:style-name="P32">Disables the main interface routing.</text:p>
      <text:p text:style-name="P32"/>
      <text:h text:style-name="P1074"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80753759359786" text:continue-numbering="true" text:style-name="L37">
        <text:list-item>
          <text:p text:style-name="P559">removeNewLine: If removeNewLine is true then the '\n' will not returned (is removed from the received line).</text:p>
        </text:list-item>
        <text:list-item>
          <text:p text:style-name="P559"><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83"><text:span text:style-name="Absatz-Standardschriftart"><text:span text:style-name="T12">function readyReadSlot()</text:span></text:span></text:p>
      <text:p text:style-name="P283"><text:span text:style-name="Absatz-Standardschriftart"><text:span text:style-name="T12">{</text:span></text:span></text:p>
      <text:p text:style-name="P283"><text:span text:style-name="Absatz-Standardschriftart"><text:span text:style-name="T12"><text:tab/>if(serialPort.canReadLine())</text:span></text:span></text:p>
      <text:p text:style-name="P283"><text:span text:style-name="Absatz-Standardschriftart"><text:span text:style-name="T12"><text:tab/>{</text:span></text:span></text:p>
      <text:p text:style-name="P283"><text:span text:style-name="Absatz-Standardschriftart"><text:span text:style-name="T12"><text:tab/><text:tab/>var line = serialPort.readLine();</text:span></text:span></text:p>
      <text:p text:style-name="P283"><text:span text:style-name="Absatz-Standardschriftart"><text:span text:style-name="T12"><text:tab/><text:tab/>scriptThread.appendTextToConsole("line received: <text:s/>" <text:s/>+ line);</text:span></text:span></text:p>
      <text:p text:style-name="P283"><text:span text:style-name="Absatz-Standardschriftart"><text:span text:style-name="T12"><text:tab/>}</text:span></text:span></text:p>
      <text:p text:style-name="P283"><text:span text:style-name="Absatz-Standardschriftart"><text:span text:style-name="T12">}</text:span></text:span></text:p>
      <text:p text:style-name="P459"/>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80753053768284" text:continue-numbering="true" text:style-name="L37">
        <text:list-item>
          <text:p text:style-name="P559">removeNewLine: If removeNewLine is true then the '\n' will not returned (is removed from the received lines).</text:p>
        </text:list-item>
        <text:list-item>
          <text:p text:style-name="P559">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83"><text:span text:style-name="Absatz-Standardschriftart"><text:span text:style-name="T12">function readyReadSlot()</text:span></text:span></text:p>
      <text:p text:style-name="P283"><text:span text:style-name="Absatz-Standardschriftart"><text:span text:style-name="T12">{</text:span></text:span></text:p>
      <text:p text:style-name="P283"><text:span text:style-name="Absatz-Standardschriftart"><text:span text:style-name="T12"><text:tab/>var lines = serialPort.readAllLines();</text:span></text:span></text:p>
      <text:p text:style-name="P283"><text:span text:style-name="Absatz-Standardschriftart"><text:span text:style-name="T12"><text:tab/>for(var index = 0; index &lt; lines.length; index++)</text:span></text:span></text:p>
      <text:p text:style-name="P283"><text:span text:style-name="Absatz-Standardschriftart"><text:span text:style-name="T12"><text:tab/>{</text:span></text:span></text:p>
      <text:p text:style-name="P283"><text:span text:style-name="Absatz-Standardschriftart"><text:span text:style-name="T12"><text:tab/><text:tab/>scriptThread.appendTextToConsole("line received: <text:s/>" <text:s/>+ lines[index]);</text:span></text:span></text:p>
      <text:p text:style-name="P283"><text:span text:style-name="Absatz-Standardschriftart"><text:span text:style-name="T12"><text:tab/>}</text:span></text:span></text:p>
      <text:p text:style-name="P283"><text:span text:style-name="Absatz-Standardschriftart"><text:span text:style-name="T12">}</text:span></text:span></text:p>
      <text:p text:style-name="P283"><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2">This signal is emitted if data is available for reading (if data has been received).</text:p>
      <text:p text:style-name="P32"/>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2">Returns the state of the serial port signals (pins).</text:p>
      <text:p text:style-name="P32">The signals are bit coded:</text:p>
      <text:list xml:id="list4605669345553144513" text:style-name="L46">
        <text:list-item>
          <text:p text:style-name="P886">NoSignal = 0x00,</text:p>
        </text:list-item>
        <text:list-item>
          <text:p text:style-name="P886">DataTerminalReadySignal = 0x04</text:p>
        </text:list-item>
        <text:list-item>
          <text:p text:style-name="P886">DataCarrierDetectSignal = 0x08</text:p>
        </text:list-item>
        <text:list-item>
          <text:p text:style-name="P886">DataSetReadySignal = 0x10</text:p>
        </text:list-item>
        <text:list-item>
          <text:p text:style-name="P886">RingIndicatorSignal = 0x20</text:p>
        </text:list-item>
        <text:list-item>
          <text:p text:style-name="P886">RequestToSendSignal = 0x40</text:p>
        </text:list-item>
        <text:list-item>
          <text:p text:style-name="P886">ClearToSendSignal = 0x80</text:p>
          <text:p text:style-name="P887"/>
          <text:p text:style-name="P886"/>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83"><text:span text:style-name="Absatz-Standardschriftart"><text:span text:style-name="T12">function readyReadSlot()</text:span></text:span></text:p>
      <text:p text:style-name="P283"><text:span text:style-name="Absatz-Standardschriftart"><text:span text:style-name="T12">{</text:span></text:span></text:p>
      <text:p text:style-name="P283"><text:span text:style-name="Absatz-Standardschriftart"><text:span text:style-name="T12"><text:tab/>var array = serialPort.readAll();</text:span></text:span></text:p>
      <text:p text:style-name="P283"><text:soft-page-break/><text:span text:style-name="Absatz-Standardschriftart"><text:span text:style-name="T12"><text:tab/>scriptThread.appendTextToConsole("data received: <text:s/>" <text:s/>+ array);</text:span></text:span></text:p>
      <text:p text:style-name="P283"><text:span text:style-name="Absatz-Standardschriftart"><text:span text:style-name="T12"><text:tab/>//send data to the host</text:span></text:span></text:p>
      <text:p text:style-name="P283"><text:span text:style-name="Absatz-Standardschriftart"><text:span text:style-name="T12"><text:tab/>serialPort.write(array);</text:span></text:span></text:p>
      <text:p text:style-name="P283"><text:span text:style-name="Absatz-Standardschriftart"><text:span text:style-name="T12">}</text:span></text:span></text:p>
      <text:p text:style-name="P283"><text:span text:style-name="Absatz-Standardschriftart"><text:span text:style-name="T12"/></text:span></text:p>
      <text:p text:style-name="P407"><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83"><text:span text:style-name="Absatz-Standardschriftart"><text:span text:style-name="T12">serialPort.readyReadSignal.connect(readyReadSlot);</text:span></text:span></text:p>
      <text:p text:style-name="P283"><text:span text:style-name="Absatz-Standardschriftart"><text:span text:style-name="T12"/></text:span></text:p>
      <text:p text:style-name="P283"><text:span text:style-name="Absatz-Standardschriftart"><text:span text:style-name="T12">serialPort.setPortName("COM1");</text:span></text:span></text:p>
      <text:p text:style-name="P283"><text:span text:style-name="Absatz-Standardschriftart"><text:span text:style-name="T12">serialPort.setDTR(false);</text:span></text:span></text:p>
      <text:p text:style-name="P283"><text:span text:style-name="Absatz-Standardschriftart"><text:span text:style-name="T12">if (serialPort.open())</text:span></text:span></text:p>
      <text:p text:style-name="P283"><text:span text:style-name="Absatz-Standardschriftart"><text:span text:style-name="T12">{</text:span></text:span></text:p>
      <text:p text:style-name="P460"><text:span text:style-name="Absatz-Standardschriftart"><text:span text:style-name="T12">serialPort.setBaudRate(19200);</text:span></text:span></text:p>
      <text:p text:style-name="P460"><text:span text:style-name="Absatz-Standardschriftart"><text:span text:style-name="T12">serialPort.setDataBits(8);</text:span></text:span></text:p>
      <text:p text:style-name="P460"><text:span text:style-name="Absatz-Standardschriftart"><text:span text:style-name="T12">serialPort.setParity("None");</text:span></text:span></text:p>
      <text:p text:style-name="P460"><text:span text:style-name="Absatz-Standardschriftart"><text:span text:style-name="T12">serialPort.setStopBits("1.5");</text:span></text:span></text:p>
      <text:p text:style-name="P460"><text:span text:style-name="Absatz-Standardschriftart"><text:span text:style-name="T12">serialPort.setFlowControl("None");</text:span></text:span></text:p>
      <text:p text:style-name="P283"><text:span text:style-name="Absatz-Standardschriftart"><text:span text:style-name="T12"><text:tab/>serialPort.setDTR(true);</text:span></text:span></text:p>
      <text:p text:style-name="P283"><text:span text:style-name="Absatz-Standardschriftart"><text:span text:style-name="T12"><text:tab/>serialPort.setRTS(true);</text:span></text:span></text:p>
      <text:p text:style-name="P460"><text:span text:style-name="Absatz-Standardschriftart"><text:span text:style-name="T12">scriptThread.appendTextToConsole("serial port signals:" + <text:tab/><text:tab/><text:tab/><text:tab/><text:tab/><text:tab/><text:tab/><text:tab/><text:tab/><text:tab/>serialPort.getSerialPortSignals().toString(16) );</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text:span></text:span></text:p>
      <text:p text:style-name="P283"><text:span text:style-name="Absatz-Standardschriftart"><text:span text:style-name="T12"><text:tab/>scriptThread.messageBox("Critical", 'error', 'could not open serial port');</text:span></text:span></text:p>
      <text:p text:style-name="P283"><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80752187688665" text:continue-list="list180753053768284" text:style-name="L37">
        <text:list-item>
          <text:p text:style-name="P559">channel: The PCAN channel</text:p>
        </text:list-item>
        <text:list-item>
          <text:p text:style-name="P559">baudRate: The baudrate (kHz), possible values are: 1000, 800, 500, 250, 125,100,95,83,50,47,33,20,10,5</text:p>
        </text:list-item>
        <text:list-item>
          <text:p text:style-name="P559">busOffAutoReset: Automatic reset on BUS-OFF on/off</text:p>
        </text:list-item>
        <text:list-item>
          <text:p text:style-name="P559">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80753656196283" text:continue-numbering="true" text:style-name="L37">
        <text:list-item>
          <text:p text:style-name="P559">filterExtended: True if the filer message type is extended (29-bit identifier) or false if the filter message type is standard (11-bit identifier)</text:p>
        </text:list-item>
        <text:list-item>
          <text:p text:style-name="P559">filterFrom: The lowest CAN ID to be received</text:p>
        </text:list-item>
        <text:list-item>
          <text:p text:style-name="P559">filterTo: The highest CAN ID to be received</text:p>
        </text:list-item>
      </text:list>
      <text:p text:style-name="P32">Return: True on success.</text:p>
      <text:p text:style-name="P32"/>
      <text:h text:style-name="Heading_20_4" text:outline-level="4"><text:bookmark-start text:name="__RefHeading__11762_1353097723"/><text:soft-page-break/>bool sendCanMessage(Number type, Number canId, Array&lt;Number&gt; data)<text:bookmark-end text:name="__RefHeading__11762_1353097723"/></text:h>
      <text:p text:style-name="P208">Sends a can message <text:span text:style-name="T418">(byte array)</text:span>. If more then 8 data bytes are given several can messages with the same can id will be sent.</text:p>
      <text:p text:style-name="P32">Arguments:</text:p>
      <text:list xml:id="list180753749567355" text:continue-numbering="true" text:style-name="L37">
        <text:list-item>
          <text:p text:style-name="P559">type: The can message type: 0=standard, 1=standard remote-transfer-request, 2=extended, 3= extended remote-transfer-request</text:p>
        </text:list-item>
        <text:list-item>
          <text:p text:style-name="P559">canId: The CAN id</text:p>
        </text:list-item>
        <text:list-item>
          <text:p text:style-name="P583">data: The CAN data <text:span text:style-name="T418">(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80753261537455" text:continue-numbering="true" text:style-name="L37">
        <text:list-item>
          <text:p text:style-name="P559">parameter: The PCAN parameter. Possible values are:</text:p>
          <text:list>
            <text:list-item>
              <text:p text:style-name="P559">0x01=PCAN_DEVICE_NUMBER</text:p>
            </text:list-item>
            <text:list-item>
              <text:p text:style-name="P559">0x02=PCAN_5VOLTS_POWER</text:p>
            </text:list-item>
            <text:list-item>
              <text:p text:style-name="P559">0x07=PCAN_BUSOFF_AUTORESET</text:p>
            </text:list-item>
            <text:list-item>
              <text:p text:style-name="P559">0x08=PCAN_LISTEN_ONLY</text:p>
            </text:list-item>
            <text:list-item>
              <text:p text:style-name="P559"><text:s/>0x0F=PCAN_RECEIVE_STATUS</text:p>
            </text:list-item>
            <text:list-item>
              <text:p text:style-name="P559"><text:s/>0x10=PCAN_CONTROLLER_NUMBER</text:p>
            </text:list-item>
            <text:list-item>
              <text:p text:style-name="P559"><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80752701632087" text:continue-numbering="true" text:style-name="L37">
        <text:list-item>
          <text:p text:style-name="P559">parameter: The PCAN parameter. Possible values are:</text:p>
          <text:list>
            <text:list-item>
              <text:p text:style-name="P559">0x01=PCAN_DEVICE_NUMBER</text:p>
            </text:list-item>
            <text:list-item>
              <text:p text:style-name="P559">0x02=PCAN_5VOLTS_POWER</text:p>
            </text:list-item>
            <text:list-item>
              <text:p text:style-name="P559">0x07=PCAN_BUSOFF_AUTORESET</text:p>
            </text:list-item>
            <text:list-item>
              <text:p text:style-name="P559">0x08=PCAN_LISTEN_ONLY</text:p>
            </text:list-item>
            <text:list-item>
              <text:p text:style-name="P559"><text:s/>0x0F=PCAN_RECEIVE_STATUS</text:p>
            </text:list-item>
            <text:list-item>
              <text:p text:style-name="P559"><text:s/>0x15=PCAN_CHANNEL_IDENTIFYING</text:p>
            </text:list-item>
          </text:list>
        </text:list-item>
        <text:list-item>
          <text:p text:style-name="P559">data: The new parameter value</text:p>
        </text:list-item>
      </text:list>
      <text:p text:style-name="P32">Return: True on success.</text:p>
      <text:p text:style-name="P32"/>
      <text:h text:style-name="Heading_20_4"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80753644891252" text:continue-numbering="true" text:style-name="L37">
        <text:list-item>
          <text:p text:style-name="P559">types: The can types of the received can messages (0=standard, 1=standard remote-transfer-request, 2=extended, 3= extended remote-transfer-request)</text:p>
        </text:list-item>
        <text:list-item>
          <text:p text:style-name="P559">messageIds: The can ids of the received can messages</text:p>
        </text:list-item>
        <text:list-item>
          <text:p text:style-name="P559">timestamps: The time-stamps of the received can messages</text:p>
        </text:list-item>
        <text:list-item>
          <text:p text:style-name="P583">data: The data of the received can messages <text:span text:style-name="T418">(byte arrays)</text:span></text:p>
          <text:p text:style-name="P55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83"><text:span text:style-name="Absatz-Standardschriftart"><text:span text:style-name="T12">function pcanMessagesReceived(type, id, timeStamp, data)</text:span></text:span></text:p>
      <text:p text:style-name="P283"><text:span text:style-name="Absatz-Standardschriftart"><text:span text:style-name="T12">{</text:span></text:span></text:p>
      <text:p text:style-name="P283"><text:span text:style-name="Absatz-Standardschriftart"><text:span text:style-name="T12"><text:tab/>for(var index = 0; index &lt; type.length; index++)</text:span></text:span></text:p>
      <text:p text:style-name="P283"><text:span text:style-name="Absatz-Standardschriftart"><text:span text:style-name="T12"><text:tab/>{</text:span></text:span></text:p>
      <text:p text:style-name="P283"><text:span text:style-name="Absatz-Standardschriftart"><text:span text:style-name="T12"><text:tab/><text:tab/>pcan.sendCanMessage(type[index], id[index], data[index], 0, 0);</text:span></text:span></text:p>
      <text:p text:style-name="P283"><text:span text:style-name="Absatz-Standardschriftart"><text:span text:style-name="T12"><text:tab/>}<text:tab/></text:span></text:span></text:p>
      <text:p text:style-name="P283"><text:span text:style-name="Absatz-Standardschriftart"><text:span text:style-name="T12">}</text:span></text:span></text:p>
      <text:p text:style-name="P407"><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83"><text:span text:style-name="Absatz-Standardschriftart"><text:span text:style-name="T12">pcan.canMessagesReceivedSignal.connect(pcanMessagesReceived);</text:span></text:span></text:p>
      <text:p text:style-name="P283"><text:span text:style-name="Absatz-Standardschriftart"><text:span text:style-name="T12"/></text:span></text:p>
      <text:p text:style-name="P283"><text:span text:style-name="Absatz-Standardschriftart"><text:span text:style-name="T12">if(!pcan.open(2, 1000, true, false))</text:span></text:span></text:p>
      <text:p text:style-name="P283"><text:span text:style-name="Absatz-Standardschriftart"><text:span text:style-name="T12">{</text:span></text:span></text:p>
      <text:p text:style-name="P283"><text:span text:style-name="Absatz-Standardschriftart"><text:span text:style-name="T12"><text:tab/>scriptThread.messageBox("Critical", "error", 'could not open pcan');</text:span></text:span></text:p>
      <text:p text:style-name="P283"><text:span text:style-name="Absatz-Standardschriftart"><text:span text:style-name="T12">}</text:span></text:span></text:p>
      <text:p text:style-name="P283"><text:span text:style-name="Absatz-Standardschriftart"><text:span text:style-name="T12">if(!pcan.setFilter(true, 0, 0x1fffffffff))</text:span></text:span></text:p>
      <text:p text:style-name="P283"><text:span text:style-name="Absatz-Standardschriftart"><text:span text:style-name="T12">{</text:span></text:span></text:p>
      <text:p text:style-name="P283"><text:span text:style-name="Absatz-Standardschriftart"><text:span text:style-name="T12"><text:tab/>scriptThread.messageBox("Critical", "error", 'setFilter failed');</text:span></text:span></text:p>
      <text:p text:style-name="P283"><text:span text:style-name="Absatz-Standardschriftart"><text:span text:style-name="T12">}</text:span></text:span></text:p>
      <text:p text:style-name="P283"><text:span text:style-name="Absatz-Standardschriftart"><text:span text:style-name="T12"><text:tab/><text:tab/></text:span></text:span></text:p>
      <text:p text:style-name="P283"><text:span text:style-name="Absatz-Standardschriftart"><text:span text:style-name="T12">//PCAN_CHANNEL_IDENTIFYING=0x15</text:span></text:span></text:p>
      <text:p text:style-name="P283"><text:span text:style-name="Absatz-Standardschriftart"><text:span text:style-name="T12">var valueAndStatus = pcan.getCanParameter(0x15, value);</text:span></text:span></text:p>
      <text:p text:style-name="P283"><text:span text:style-name="Absatz-Standardschriftart"><text:span text:style-name="T12">var status = valueAndStatus &gt;&gt; 15;</text:span></text:span></text:p>
      <text:p text:style-name="P283"><text:span text:style-name="Absatz-Standardschriftart"><text:span text:style-name="T12">var value = valueAndStatus &amp; 0xff;</text:span></text:span></text:p>
      <text:p text:style-name="P283"><text:span text:style-name="Absatz-Standardschriftart"><text:span text:style-name="T12">if(!status)</text:span></text:span></text:p>
      <text:p text:style-name="P283"><text:span text:style-name="Absatz-Standardschriftart"><text:span text:style-name="T12">{</text:span></text:span></text:p>
      <text:p text:style-name="P283"><text:span text:style-name="Absatz-Standardschriftart"><text:span text:style-name="T12"><text:tab/>scriptThread.messageBox("Critical", "error", ' getCanParameter failed')</text:span></text:span></text:p>
      <text:p text:style-name="P283"><text:span text:style-name="Absatz-Standardschriftart"><text:span text:style-name="T12">}</text:span></text:span></text:p>
      <text:p text:style-name="P283"><text:span text:style-name="Absatz-Standardschriftart"><text:span text:style-name="T2"/></text:span></text:p>
      <text:h text:style-name="P933"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87"><text:span text:style-name="Absatz-Standardschriftart"><text:span text:style-name="T114">The functions and signals which can be used are described in the following chapters.</text:span></text:span></text:p>
      <text:p text:style-name="P387"><text:span text:style-name="Absatz-Standardschriftart"><text:span text:style-name="T114"/></text:span></text:p>
      <text:h text:style-name="P1061" text:outline-level="4">AardvarkI2cSpiSettings <text:span text:style-name="T444">getInterfaceSettings</text:span>(void)</text:h>
      <text:p text:style-name="P38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8">Example: <text:s/></text:p>
      <text:p text:style-name="P384"><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81"><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81"><text:span text:style-name="Absatz-Standardschriftart"><text:span text:style-name="T28">var consoleString = "connected: &lt;br&gt;" + settingsStructToString(readSettings);</text:span></text:span></text:p>
      <text:p text:style-name="P381"><text:span text:style-name="Absatz-Standardschriftart"><text:span text:style-name="T28">scriptThread.appendTextToConsole(consoleString);</text:span></text:span></text:p>
      <text:p text:style-name="P381"><text:span text:style-name="Absatz-Standardschriftart"><text:span text:style-name="T28"/></text:span></text:p>
      <text:p text:style-name="P381"><text:span text:style-name="Absatz-Standardschriftart"><text:span text:style-name="T28">function settingsStructToString(readSettings)</text:span></text:span></text:p>
      <text:p text:style-name="P381"><text:span text:style-name="Absatz-Standardschriftart"><text:span text:style-name="T28">{</text:span></text:span></text:p>
      <text:p text:style-name="P381"><text:span text:style-name="Absatz-Standardschriftart"><text:span text:style-name="T28"><text:tab/>var result = "devicePort=" + readSettings.devicePort + " deviceMode=" + readSettings.deviceMode + " <text:tab/><text:tab/><text:tab/>device5VIsOn=" + <text:tab/>readSettings.device5VIsOn;</text:span></text:span></text:p>
      <text:p text:style-name="P385"><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81"><text:span text:style-name="Absatz-Standardschriftart"><text:span text:style-name="T28"><text:tab/>result += " spiBitorder=" + readSettings.spiBitorder + " spiPhase=" + readSettings.spiPhase + " <text:tab/><text:tab/>spiBaudrate=" + readSettings.spiBaudrate;</text:span></text:span></text:p>
      <text:p text:style-name="P381"><text:span text:style-name="Absatz-Standardschriftart"><text:span text:style-name="T28"><text:tab/>for(var i = 0; i &lt; AARDVARD_I2C_SPI_GPIO_COUNT; i++)</text:span></text:span></text:p>
      <text:p text:style-name="P381"><text:span text:style-name="Absatz-Standardschriftart"><text:span text:style-name="T28"><text:tab/>{</text:span></text:span></text:p>
      <text:p text:style-name="P381"><text:span text:style-name="Absatz-Standardschriftart"><text:span text:style-name="T28"><text:tab/><text:tab/>var mode = "out";</text:span></text:span></text:p>
      <text:p text:style-name="P381"><text:span text:style-name="Absatz-Standardschriftart"><text:span text:style-name="T28"><text:tab/><text:tab/>if(readSettings.pinConfigs[i].isInput)</text:span></text:span></text:p>
      <text:p text:style-name="P381"><text:span text:style-name="Absatz-Standardschriftart"><text:span text:style-name="T28"><text:tab/><text:tab/>{</text:span></text:span></text:p>
      <text:p text:style-name="P381"><text:span text:style-name="Absatz-Standardschriftart"><text:span text:style-name="T28"><text:tab/><text:tab/><text:tab/>if(readSettings.pinConfigs[i].withPullups)</text:span></text:span></text:p>
      <text:p text:style-name="P381"><text:span text:style-name="Absatz-Standardschriftart"><text:span text:style-name="T28"><text:tab/><text:tab/><text:tab/>{</text:span></text:span></text:p>
      <text:p text:style-name="P381"><text:span text:style-name="Absatz-Standardschriftart"><text:span text:style-name="T28"><text:tab/><text:tab/><text:tab/><text:tab/>mode = "in pullups";</text:span></text:span></text:p>
      <text:p text:style-name="P381"><text:span text:style-name="Absatz-Standardschriftart"><text:span text:style-name="T28"><text:tab/><text:tab/><text:tab/>}</text:span></text:span></text:p>
      <text:p text:style-name="P381"><text:span text:style-name="Absatz-Standardschriftart"><text:span text:style-name="T28"><text:tab/><text:tab/><text:tab/>else</text:span></text:span></text:p>
      <text:p text:style-name="P381"><text:span text:style-name="Absatz-Standardschriftart"><text:span text:style-name="T28"><text:tab/><text:tab/><text:tab/>{</text:span></text:span></text:p>
      <text:p text:style-name="P381"><text:span text:style-name="Absatz-Standardschriftart"><text:span text:style-name="T28"><text:tab/><text:tab/><text:tab/><text:tab/>mode = "in";</text:span></text:span></text:p>
      <text:p text:style-name="P381"><text:span text:style-name="Absatz-Standardschriftart"><text:span text:style-name="T28"><text:tab/><text:tab/><text:tab/>}</text:span></text:span></text:p>
      <text:p text:style-name="P381"><text:span text:style-name="Absatz-Standardschriftart"><text:span text:style-name="T28"><text:tab/><text:tab/>}</text:span></text:span></text:p>
      <text:p text:style-name="P381"><text:span text:style-name="Absatz-Standardschriftart"><text:span text:style-name="T28"><text:tab/><text:tab/>result += "&lt;br&gt;"+ g_aardvardI2cGpioGuiElements[i].mode.getAdditionalData(0) + " mode=" + <text:tab/><text:tab/><text:tab/>mode;</text:span></text:span></text:p>
      <text:p text:style-name="P381"><text:span text:style-name="Absatz-Standardschriftart"><text:span text:style-name="T28"><text:tab/><text:tab/>result += " "+ g_aardvardI2cGpioGuiElements[i].mode.getAdditionalData(0) + " outValue=" + <text:tab/><text:tab/><text:tab/>readSettings.pinConfigs[i].outValue;</text:span></text:span></text:p>
      <text:p text:style-name="P381"><text:span text:style-name="Absatz-Standardschriftart"><text:span text:style-name="T28"><text:tab/>}</text:span></text:span></text:p>
      <text:p text:style-name="P381"><text:span text:style-name="Absatz-Standardschriftart"><text:span text:style-name="T28"><text:tab/></text:span></text:span></text:p>
      <text:p text:style-name="P381"><text:span text:style-name="Absatz-Standardschriftart"><text:span text:style-name="T28"><text:tab/>return result;</text:span></text:span></text:p>
      <text:p text:style-name="P381"><text:span text:style-name="Absatz-Standardschriftart"><text:span text:style-name="T28">}</text:span></text:span></text:p>
      <text:p text:style-name="P387"><text:span text:style-name="Absatz-Standardschriftart"><text:span text:style-name="T114"/></text:span></text:p>
      <text:h text:style-name="P1064" text:outline-level="4">void i2cMasterFreeBus(void)</text:h>
      <text:p text:style-name="P392"><text:span text:style-name="Absatz-Standardschriftart"><text:span text:style-name="T122">Frees the main interface I2C bus (this function can be used if the no stop condition was created during the last i2cMasterReadWrite call).</text:span></text:span></text:p>
      <text:p text:style-name="P388"><text:span text:style-name="Absatz-Standardschriftart"><text:span text:style-name="T115"/></text:span></text:p>
      <text:h text:style-name="P1067" text:outline-level="4">String detectDevices(void)</text:h>
      <text:p text:style-name="P388"><text:span text:style-name="Absatz-Standardschriftart"><text:span text:style-name="T115">Frees the main interface I2C bus (this function can be used if the no stop condition was created</text:span></text:span></text:p>
      <text:p text:style-name="P388"><text:span text:style-name="Absatz-Standardschriftart"><text:span text:style-name="T115">during the last masterI2cSendReceiveData call).</text:span></text:span></text:p>
      <text:p text:style-name="P388"><text:span text:style-name="Absatz-Standardschriftart"><text:span text:style-name="T115"/></text:span></text:p>
      <text:h text:style-name="P974" text:outline-level="4"><text:bookmark-start text:name="_Toc403041657211642651"/>bool <text:bookmark-end text:name="_Toc403041657211642651"/><text:span text:style-name="T445">connectToDevice(AardvarkI2cSpiSettings aardvarkI2cSpiSettings)</text:span></text:h>
      <text:p text:style-name="P220">Connects to the Aardvark I2C/SPI device/interface.</text:p>
      <text:p text:style-name="P219">Arguments:</text:p>
      <text:list xml:id="list180753311487170" text:continue-numbering="true" text:style-name="L37">
        <text:list-item>
          <text:p text:style-name="P585"><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685"><text:span text:style-name="Absatz-Standardschriftart"><text:span text:style-name="T72">Return: True on success</text:span></text:span></text:p>
        </text:list-item>
      </text:list>
      <text:p text:style-name="P219">Example: <text:s/></text:p>
      <text:p text:style-name="P395"><text:span text:style-name="Absatz-Standardschriftart"><text:span text:style-name="T26">/************************Create the AardvarkI2cSpiSettings structure***************/</text:span></text:span></text:p>
      <text:p text:style-name="P395"><text:span text:style-name="Absatz-Standardschriftart"><text:span text:style-name="T26">settings = Array();</text:span></text:span></text:p>
      <text:p text:style-name="P395"><text:span text:style-name="Absatz-Standardschriftart"><text:span text:style-name="T26">settings.devicePort = <text:s/>parseInt(UI_AardvarkI2cSpiPort.text());</text:span></text:span></text:p>
      <text:p text:style-name="P395"><text:span text:style-name="Absatz-Standardschriftart"><text:span text:style-name="T26">settings.deviceMode = <text:s/>UI_AardvarkI2cSpiMode.currentIndex();</text:span></text:span></text:p>
      <text:p text:style-name="P395"><text:span text:style-name="Absatz-Standardschriftart"><text:span text:style-name="T26">settings.device5VIsOn = <text:s/>(UI_AardvarkI2cSpi5V.currentText() == "On") ? true : false</text:span></text:span></text:p>
      <text:p text:style-name="P395"><text:span text:style-name="Absatz-Standardschriftart"><text:span text:style-name="T26"><text:tab/><text:tab/></text:span></text:span></text:p>
      <text:p text:style-name="P395"><text:span text:style-name="Absatz-Standardschriftart"><text:span text:style-name="T26">settings.i2cBaudrate = <text:s/>parseInt(UI_AardvarkI2cBaudrate.text());</text:span></text:span></text:p>
      <text:p text:style-name="P411"><text:span text:style-name="Absatz-Standardschriftart"><text:span text:style-name="T43">settings.i2cSlaveAddress = <text:s/>parseInt(UI_AardvarkI2cSlaveAddress.text());</text:span></text:span></text:p>
      <text:p text:style-name="P395"><text:span text:style-name="Absatz-Standardschriftart"><text:span text:style-name="T26">settings.i2cPullupsOn = (UI_AardvarkI2cPullUp.currentText() == "On") ? true : false</text:span></text:span></text:p>
      <text:p text:style-name="P395"><text:span text:style-name="Absatz-Standardschriftart"><text:span text:style-name="T26"><text:tab/><text:tab/></text:span></text:span></text:p>
      <text:p text:style-name="P395"><text:span text:style-name="Absatz-Standardschriftart"><text:span text:style-name="T26">settings.spiPolarity = <text:s/>UI_AardvarkSpiPolarity.currentIndex();</text:span></text:span></text:p>
      <text:p text:style-name="P395"><text:span text:style-name="Absatz-Standardschriftart"><text:span text:style-name="T26">settings.spiSSPolarity = <text:s/>UI_AardvarkSpiSSPolarity.currentIndex();</text:span></text:span></text:p>
      <text:p text:style-name="P395"><text:span text:style-name="Absatz-Standardschriftart"><text:span text:style-name="T26">settings.spiBitorder = <text:s/>UI_AardvarkSpiBitorder.currentIndex();</text:span></text:span></text:p>
      <text:p text:style-name="P395"><text:span text:style-name="Absatz-Standardschriftart"><text:span text:style-name="T26">settings.spiPhase = <text:s/>UI_AardvarkSpiPhase.currentIndex();</text:span></text:span></text:p>
      <text:p text:style-name="P395"><text:span text:style-name="Absatz-Standardschriftart"><text:span text:style-name="T26">settings.spiBaudrate = <text:s/>parseInt(UI_AardvarkSpiBaudrate.text());</text:span></text:span></text:p>
      <text:p text:style-name="P395"><text:span text:style-name="Absatz-Standardschriftart"><text:span text:style-name="T26"/></text:span></text:p>
      <text:p text:style-name="P395"><text:span text:style-name="Absatz-Standardschriftart"><text:span text:style-name="T26">settings.pinConfigs = <text:s/>Array();</text:span></text:span></text:p>
      <text:p text:style-name="P395"><text:span text:style-name="Absatz-Standardschriftart"><text:span text:style-name="T26">for(var i = 0; i &lt; AARDVARD_I2C_SPI_GPIO_COUNT; i++)</text:span></text:span></text:p>
      <text:p text:style-name="P395"><text:span text:style-name="Absatz-Standardschriftart"><text:span text:style-name="T26">{</text:span></text:span></text:p>
      <text:p text:style-name="P395"><text:span text:style-name="Absatz-Standardschriftart"><text:span text:style-name="T26"><text:tab/>settings.pinConfigs[i] = Array();<text:tab/></text:span></text:span></text:p>
      <text:p text:style-name="P395"><text:span text:style-name="Absatz-Standardschriftart"><text:span text:style-name="T26"><text:tab/>settings.pinConfigs[i].isInput = (g_aardvardI2cGpioGuiElements[i].mode.currentText().indexOf("in") != -1) ? true : false;</text:span></text:span></text:p>
      <text:p text:style-name="P395"><text:span text:style-name="Absatz-Standardschriftart"><text:span text:style-name="T26"><text:tab/>settings.pinConfigs[i].withPullups = (g_aardvardI2cGpioGuiElements[i].mode.currentText().indexOf("in pullup") != -1) ? true : false;</text:span></text:span></text:p>
      <text:p text:style-name="P395"><text:span text:style-name="Absatz-Standardschriftart"><text:span text:style-name="T26"><text:tab/>settings.pinConfigs[i].outValue = (g_aardvardI2cGpioGuiElements[i].outValue.currentText() == 1) ? true : false;</text:span></text:span></text:p>
      <text:p text:style-name="P395"><text:soft-page-break/><text:span text:style-name="Absatz-Standardschriftart"><text:span text:style-name="T26"><text:tab/><text:tab/>}</text:span></text:span></text:p>
      <text:p text:style-name="P395"><text:span text:style-name="Absatz-Standardschriftart"><text:span text:style-name="T26">/**********************************************************************************/</text:span></text:span></text:p>
      <text:p text:style-name="P395"><text:span text:style-name="Absatz-Standardschriftart"><text:span text:style-name="T26"><text:tab/></text:span></text:span></text:p>
      <text:p text:style-name="P407"><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395"><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395"><text:span text:style-name="Absatz-Standardschriftart"><text:span text:style-name="T26">{</text:span></text:span></text:p>
      <text:p text:style-name="P395"><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89"><text:span text:style-name="Absatz-Standardschriftart"><text:span text:style-name="T26">}</text:span></text:span></text:p>
      <text:p text:style-name="P388"><text:span text:style-name="Absatz-Standardschriftart"><text:span text:style-name="T115"/></text:span></text:p>
      <text:h text:style-name="P1068" text:outline-level="4">void disconnect(void)</text:h>
      <text:p text:style-name="P389"><text:span text:style-name="Absatz-Standardschriftart"><text:span text:style-name="T116">Disconnects from the interface.</text:span></text:span></text:p>
      <text:p text:style-name="P389"><text:span text:style-name="Absatz-Standardschriftart"><text:span text:style-name="T116"/></text:span></text:p>
      <text:h text:style-name="P974" text:outline-level="4">bool <text:span text:style-name="T445">i2cMasterReadWrite(Number flags, Number slaveAddress, Number numberOfBytesToRead, Array&lt;Number&gt; dataToSend = Array&lt;Number&gt;(), Number)</text:span></text:h>
      <text:p text:style-name="P214">Accesses the I2C bus (write/read). <text:span text:style-name="T445">The received data can be read with i2cMasterReadLastReceivedData.</text:span></text:p>
      <text:p text:style-name="P219">Arguments:</text:p>
      <text:list xml:id="list180754084121647" text:continue-numbering="true" text:style-name="L37">
        <text:list-item>
          <text:p text:style-name="P647">flags: The I2C flags: 0x00= no flags, 0x01= 10bit address, 0x02=combined FMT,0x04= no stop condition (use i2cMasterFreeBus to generate the stop condition later)</text:p>
        </text:list-item>
        <text:list-item>
          <text:p text:style-name="P647">slaveAddress: The I2C address</text:p>
        </text:list-item>
        <text:list-item>
          <text:p text:style-name="P647">numberOfBytesToRead: The number of bytes wich shall be read.</text:p>
        </text:list-item>
        <text:list-item>
          <text:p text:style-name="P585"><text:span text:style-name="T438">dataToSend</text:span>: <text:span text:style-name="T438">The bytes which shall be send/written (if this array is empty only a read is performed)</text:span></text:p>
        </text:list-item>
      </text:list>
      <text:p text:style-name="P219"><text:s/>Return: True on success</text:p>
      <text:p text:style-name="P219">Example: <text:s/></text:p>
      <text:p text:style-name="P37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9"><text:span text:style-name="Absatz-Standardschriftart"><text:span text:style-name="T116"/></text:span></text:p>
      <text:h text:style-name="P1069" text:outline-level="4">Array&lt;Number&gt; i2cMasterReadLastReceivedData(void)</text:h>
      <text:p text:style-name="P390"><text:span text:style-name="Absatz-Standardschriftart"><text:span text:style-name="T117">Returns last received data from the I2C interface (master mode).</text:span></text:span></text:p>
      <text:p text:style-name="P390"><text:span text:style-name="Absatz-Standardschriftart"><text:span text:style-name="T117"/></text:span></text:p>
      <text:h text:style-name="P975"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80754104111500" text:continue-numbering="true" text:style-name="L37">
        <text:list-item>
          <text:p text:style-name="P586"><text:span text:style-name="T438">dataToSend</text:span>: <text:span text:style-name="T438">The bytes which shall be send/written (if this array is empty only a read is performed)</text:span></text:p>
        </text:list-item>
      </text:list>
      <text:p text:style-name="P221"><text:s/>Return: True on success</text:p>
      <text:p text:style-name="P221">Example: <text:s/></text:p>
      <text:p text:style-name="P378"><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78"><text:span text:style-name="Absatz-Standardschriftart"><text:span text:style-name="T7"/></text:span></text:p>
      <text:h text:style-name="P1069" text:outline-level="4">Array&lt;Number&gt; spiMasterReadLastReceivedData(void)</text:h>
      <text:p text:style-name="P390"><text:span text:style-name="Absatz-Standardschriftart"><text:span text:style-name="T117">Returns last received data from the SPI interface (master mode).</text:span></text:span></text:p>
      <text:p text:style-name="P390"><text:span text:style-name="Absatz-Standardschriftart"><text:span text:style-name="T117"/></text:span></text:p>
      <text:h text:style-name="P964" text:outline-level="4">bool <text:span text:style-name="T446">setOutput(Number pinIndex, bool high)</text:span></text:h>
      <text:p text:style-name="P212">Sets the value of an output pin.</text:p>
      <text:p text:style-name="P223">Arguments:</text:p>
      <text:list xml:id="list180753691892864" text:continue-numbering="true" text:style-name="L37">
        <text:list-item>
          <text:p text:style-name="P58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87"><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695"><text:span text:style-name="Absatz-Standardschriftart"><text:span text:style-name="T94">Return: True on success</text:span></text:span></text:p>
        </text:list-item>
      </text:list>
      <text:p text:style-name="P390"><text:span text:style-name="Absatz-Standardschriftart"><text:span text:style-name="T117"/></text:span></text:p>
      <text:h text:style-name="P964" text:outline-level="4"><text:soft-page-break/>bool <text:span text:style-name="T446">changePinConfiguration</text:span>(Number pinIndex, bool isInput, bool withPullups=false)</text:h>
      <text:p text:style-name="P210">Changes the configuration of a pin.</text:p>
      <text:p text:style-name="P223">Arguments:</text:p>
      <text:list xml:id="list180753699251740" text:continue-numbering="true" text:style-name="L37">
        <text:list-item>
          <text:p text:style-name="P58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587"><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645"><text:span text:style-name="T436">w</text:span>ithPullups: <text:span text:style-name="T436">True of the input pin shall have a pullup (not possible with output).</text:span></text:p>
          <text:p text:style-name="P695"><text:span text:style-name="Absatz-Standardschriftart"><text:span text:style-name="T72">Return: True on success</text:span></text:span></text:p>
        </text:list-item>
      </text:list>
      <text:p text:style-name="P453"><text:span text:style-name="Absatz-Standardschriftart"><text:span text:style-name="T94"/></text:span></text:p>
      <text:h text:style-name="P1070" text:outline-level="4">Array&lt;bool&gt; readAllInputs(void)</text:h>
      <text:p text:style-name="P426">Reads all inputs.</text:p>
      <text:p text:style-name="P426">The indexes of the result array are:0=Pin1/SCL, 1=Pin3/SDA, 2=Pin5/MISO, 3=Pin7/SCK, 4=Pin8/MOSI, 5=Pin9/SS0.</text:p>
      <text:p text:style-name="P453"/>
      <text:h text:style-name="P1071" text:outline-level="4">bool isConnected(void)</text:h>
      <text:p text:style-name="P391"><text:span text:style-name="Absatz-Standardschriftart"><text:span text:style-name="T118">Returns true if the interface is connected</text:span></text:span><text:span text:style-name="Absatz-Standardschriftart"><text:span text:style-name="T117">.</text:span></text:span></text:p>
      <text:p text:style-name="P391"><text:span text:style-name="Absatz-Standardschriftart"><text:span text:style-name="T117"/></text:span></text:p>
      <text:h text:style-name="P976" text:outline-level="4">bool slaveSetResponse(Array&lt;Number&gt; response)</text:h>
      <text:p text:style-name="P238">Sets the slave (I2C/SPI) response. slaveDataSentSignal can be used to receive the sent data and slaveDataReceivedSignal can be uses to read the received data.</text:p>
      <text:p text:style-name="P240">If more bytes are requested in a transaction (from the master), the response will be wrapped as many times as necessary to complete the transaction. The device buffer space is 64 bytes.</text:p>
      <text:p text:style-name="P237">Arguments:</text:p>
      <text:list xml:id="list180752591550890" text:continue-numbering="true" text:style-name="L37">
        <text:list-item>
          <text:p text:style-name="P588"><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696"><text:span text:style-name="Absatz-Standardschriftart"><text:span text:style-name="T94">Return: True on success</text:span></text:span></text:p>
        </text:list-item>
      </text:list>
      <text:p text:style-name="P391"><text:span text:style-name="Absatz-Standardschriftart"><text:span text:style-name="T117"/></text:span></text:p>
      <text:h text:style-name="P968" text:outline-level="4">void aardvarkI2cSpiInputStatesChangedSignal(Array&lt;bool&gt; states)</text:h>
      <text:p text:style-name="P216">Is emitted if the input states of the Ardvard I2C/SPI device (main interface) have been changed.</text:p>
      <text:p text:style-name="P224">Arguments:</text:p>
      <text:list xml:id="list180752544836445" text:continue-numbering="true" text:style-name="L37">
        <text:list-item>
          <text:p text:style-name="P589"><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57"/>
      <text:h text:style-name="P965" text:outline-level="4"><text:span text:style-name="T461">void</text:span> <text:span text:style-name="T461">slaveDataSentSignal(Array&lt;Number&gt; data)</text:span></text:h>
      <text:p text:style-name="P238">Is called if the interface is a I2C or SPI slave and has sent data.</text:p>
      <text:p text:style-name="P237">Arguments:</text:p>
      <text:list xml:id="list180754147506337" text:continue-numbering="true" text:style-name="L37">
        <text:list-item>
          <text:p text:style-name="P588"><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52"><text:span text:style-name="Absatz-Standardschriftart"><text:span text:style-name="T92"/></text:span></text:p>
      <text:h text:style-name="P976" text:outline-level="4">void slaveDataReceivedSignal(Array&lt;Number&gt; data)</text:h>
      <text:p text:style-name="P238">Is called if the interface is a I2C or SPI slave and has received data.</text:p>
      <text:p text:style-name="P237">Arguments:</text:p>
      <text:list xml:id="list180753641100520" text:continue-numbering="true" text:style-name="L37">
        <text:list-item>
          <text:p text:style-name="P588"><text:span text:style-name="Absatz-Standardschriftart"><text:span text:style-name="T99">data: The received data</text:span></text:span><text:span text:style-name="Absatz-Standardschriftart"><text:span text:style-name="T91">.</text:span></text:span></text:p>
        </text:list-item>
      </text:list>
      <text:p text:style-name="P457"/>
      <text:h text:style-name="P1066" text:outline-level="4">I2C master example</text:h>
      <text:p text:style-name="P419">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20"/>
      <text:p text:style-name="P321">//Is called if the timer times out.</text:p>
      <text:p text:style-name="P321">function timerSlot()</text:p>
      <text:p text:style-name="P321"><text:soft-page-break/>{</text:p>
      <text:p text:style-name="P321"><text:tab/>if(g_interface.isConnected())</text:p>
      <text:p text:style-name="P321"><text:tab/>{<text:tab/><text:tab/></text:p>
      <text:p text:style-name="P321"><text:tab/><text:tab/>var sendData = Array(1, 2, 3, 4, 5);</text:p>
      <text:p text:style-name="P321"><text:tab/><text:tab/>if(!g_interface.i2cMasterReadWrite(0, 0x2, 4, sendData ))</text:p>
      <text:p text:style-name="P321"><text:tab/><text:tab/>{</text:p>
      <text:p text:style-name="P321"><text:tab/><text:tab/><text:tab/>scriptThread.appendTextToConsole("send failed");</text:p>
      <text:p text:style-name="P321"><text:tab/><text:tab/>}</text:p>
      <text:p text:style-name="P321"><text:tab/><text:tab/>else</text:p>
      <text:p text:style-name="P321"><text:tab/><text:tab/>{</text:p>
      <text:p text:style-name="P321"><text:tab/><text:tab/><text:tab/>scriptThread.appendTextToConsole("I2C data sent: data=" + conv.byteArrayToHexString(sendData));</text:p>
      <text:p text:style-name="P321"><text:tab/><text:tab/><text:tab/></text:p>
      <text:p text:style-name="P321"><text:tab/><text:tab/><text:tab/>var receivedData = g_interface.i2cMasterReadLastReceivedData();</text:p>
      <text:p text:style-name="P321"><text:tab/><text:tab/><text:tab/>if(receivedData.length != 0)</text:p>
      <text:p text:style-name="P321"><text:tab/><text:tab/><text:tab/>{</text:p>
      <text:p text:style-name="P321"><text:tab/><text:tab/><text:tab/><text:tab/>scriptThread.appendTextToConsole("I2C data received: data=" + conv.byteArrayToHexString(receivedData));</text:p>
      <text:p text:style-name="P321"><text:tab/><text:tab/><text:tab/>}</text:p>
      <text:p text:style-name="P321"><text:tab/><text:tab/>}</text:p>
      <text:p text:style-name="P321"><text:tab/>}</text:p>
      <text:p text:style-name="P321">}</text:p>
      <text:p text:style-name="P321"/>
      <text:p text:style-name="P321">var g_interface = scriptInf.aardvarkI2cSpiCreateInterface();</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0;//I2C master</text:p>
      <text:p text:style-name="P321">settings.device5VIsOn = <text:s/>false;</text:p>
      <text:p text:style-name="P321">settings.i2cBaudrate = <text:s/>400;</text:p>
      <text:p text:style-name="P321">settings.i2cPullupsOn = true;</text:p>
      <text:p text:style-name="P321"/>
      <text:p text:style-name="P321">//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p>
      <text:p text:style-name="P321"/>
      <text:p text:style-name="P321">if(!g_interface.connectToDevice(settings))</text:p>
      <text:p text:style-name="P321">{</text:p>
      <text:p text:style-name="P321"><text:tab/>scriptThread.appendTextToConsole("connectToDevice failed: " + result);</text:p>
      <text:p text:style-name="P321"><text:tab/>scriptThread.stopScript();</text:p>
      <text:p text:style-name="P321">}</text:p>
      <text:p text:style-name="P321"/>
      <text:p text:style-name="P321">var timer = scriptThread.createTimer();</text:p>
      <text:p text:style-name="P321">timer.timeoutSignal.connect(timerSlot);</text:p>
      <text:p text:style-name="P321">timer.start(1000);</text:p>
      <text:p text:style-name="P303"/>
      <text:h text:style-name="P1066" text:outline-level="4">I2C slave example</text:h>
      <text:p text:style-name="P421">This example <text:span text:style-name="T468">reads/sends data from/to an I2C master (Aardvark I2C interface, slave mode)</text:span>. <text:span text:style-name="T466">The sent and received data is </text:span>show<text:span text:style-name="T466">n</text:span> in the script window console.</text:p>
      <text:p text:style-name="P322"/>
      <text:p text:style-name="P322">function slaveDataSentSlot(data)</text:p>
      <text:p text:style-name="P322">{</text:p>
      <text:p text:style-name="P322"><text:tab/>scriptThread.appendTextToConsole("slave data sent: data=" + conv.byteArrayToHexString(data));</text:p>
      <text:p text:style-name="P322">}</text:p>
      <text:p text:style-name="P322"/>
      <text:p text:style-name="P322">function slaveDataReceivedSlot(data)</text:p>
      <text:p text:style-name="P322">{</text:p>
      <text:p text:style-name="P322"><text:tab/>scriptThread.appendTextToConsole("slave data received: data=" + conv.byteArrayToHexString(data));</text:p>
      <text:p text:style-name="P322">}</text:p>
      <text:p text:style-name="P322"/>
      <text:p text:style-name="P322">var g_interface = scriptInf.aardvarkI2cSpiCreateInterface();</text:p>
      <text:p text:style-name="P322"/>
      <text:p text:style-name="P322">//Get the current Aardvard I2C/SPI settings.</text:p>
      <text:p text:style-name="P322">settings = scriptInf.aardvarkI2cSpiGetMainInterfaceSettings();</text:p>
      <text:p text:style-name="P322">settings.devicePort = <text:s/>0;</text:p>
      <text:p text:style-name="P322">settings.deviceMode = <text:s/>1;//I2C slave</text:p>
      <text:p text:style-name="P322">settings.device5VIsOn = <text:s/>false;</text:p>
      <text:p text:style-name="P322">settings.i2cBaudrate = <text:s/>400;</text:p>
      <text:p text:style-name="P322">settings.i2cPullupsOn = true;</text:p>
      <text:p text:style-name="P322"/>
      <text:p text:style-name="P322"><text:soft-page-break/>//Configure all pins to input without pullups.</text:p>
      <text:p text:style-name="P322">for(var i = 0; i &lt; 6; i++)</text:p>
      <text:p text:style-name="P322">{</text:p>
      <text:p text:style-name="P322"><text:tab/>settings.pinConfigs[i] = Array();<text:tab/></text:p>
      <text:p text:style-name="P322"><text:tab/>settings.pinConfigs[i].isInput = true;</text:p>
      <text:p text:style-name="P322"><text:tab/>settings.pinConfigs[i].withPullups = false;</text:p>
      <text:p text:style-name="P322"><text:tab/>settings.pinConfigs[i].outValue = 0;</text:p>
      <text:p text:style-name="P322">}</text:p>
      <text:p text:style-name="P322"/>
      <text:p text:style-name="P322">if(!g_interface.connectToDevice(settings))</text:p>
      <text:p text:style-name="P322">{</text:p>
      <text:p text:style-name="P322"><text:tab/>scriptThread.appendTextToConsole("connectToDevice failed: " + result);</text:p>
      <text:p text:style-name="P322"><text:tab/>scriptThread.stopScript();</text:p>
      <text:p text:style-name="P322">}</text:p>
      <text:p text:style-name="P322"/>
      <text:p text:style-name="P322">if(!g_interface.slaveSetResponse(Array(1, 2, 3, 4, 5)))</text:p>
      <text:p text:style-name="P322">{</text:p>
      <text:p text:style-name="P322"><text:tab/>scriptThread.appendTextToConsole("slaveSetResponse failed");</text:p>
      <text:p text:style-name="P322"><text:tab/>scriptThread.stopScript();</text:p>
      <text:p text:style-name="P322">}</text:p>
      <text:p text:style-name="P322"/>
      <text:p text:style-name="P322">g_interface.slaveDataSentSignal.connect(slaveDataSentSlot);</text:p>
      <text:p text:style-name="P322">g_interface.slaveDataReceivedSignal.connect(slaveDataReceivedSlot);</text:p>
      <text:p text:style-name="P315"/>
      <text:h text:style-name="P1066" text:outline-level="4">SPI master example</text:h>
      <text:p text:style-name="P419">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15"/>
      <text:p text:style-name="P323">//Is called if the timer times out.</text:p>
      <text:p text:style-name="P323">function timerSlot()</text:p>
      <text:p text:style-name="P323">{</text:p>
      <text:p text:style-name="P323"><text:tab/>if(g_interface.isConnected())</text:p>
      <text:p text:style-name="P323"><text:tab/>{<text:tab/><text:tab/></text:p>
      <text:p text:style-name="P323"><text:tab/><text:tab/>var sendData = Array(1, 2, 3, 4, 5);</text:p>
      <text:p text:style-name="P323"><text:tab/><text:tab/>if(!g_interface.spiMasterSendReceiveData(sendData ))</text:p>
      <text:p text:style-name="P323"><text:tab/><text:tab/>{</text:p>
      <text:p text:style-name="P323"><text:tab/><text:tab/><text:tab/>scriptThread.appendTextToConsole("send failed");</text:p>
      <text:p text:style-name="P323"><text:tab/><text:tab/>}</text:p>
      <text:p text:style-name="P323"><text:tab/><text:tab/>else</text:p>
      <text:p text:style-name="P323"><text:tab/><text:tab/>{</text:p>
      <text:p text:style-name="P323"><text:tab/><text:tab/><text:tab/>scriptThread.appendTextToConsole("SPI data sent: data=" + conv.byteArrayToHexString(sendData));</text:p>
      <text:p text:style-name="P323"><text:tab/><text:tab/><text:tab/></text:p>
      <text:p text:style-name="P323"><text:tab/><text:tab/><text:tab/>var receivedData = g_interface.spiMasterReadLastReceivedData();</text:p>
      <text:p text:style-name="P323"><text:tab/><text:tab/><text:tab/>if(receivedData.length != 0)</text:p>
      <text:p text:style-name="P323"><text:tab/><text:tab/><text:tab/>{</text:p>
      <text:p text:style-name="P323"><text:tab/><text:tab/><text:tab/><text:tab/>scriptThread.appendTextToConsole("SPI data received: data=" + conv.byteArrayToHexString(receivedData));</text:p>
      <text:p text:style-name="P323"><text:tab/><text:tab/><text:tab/>}</text:p>
      <text:p text:style-name="P323"><text:tab/><text:tab/>}</text:p>
      <text:p text:style-name="P323"><text:tab/>}</text:p>
      <text:p text:style-name="P323">}</text:p>
      <text:p text:style-name="P323"/>
      <text:p text:style-name="P323">var g_interface = scriptInf.aardvarkI2cSpiCreateInterface();</text:p>
      <text:p text:style-name="P323"/>
      <text:p text:style-name="P323">//Get the current Aardvard I2C/SPI settings.</text:p>
      <text:p text:style-name="P323">settings = scriptInf.aardvarkI2cSpiGetMainInterfaceSettings();</text:p>
      <text:p text:style-name="P323">settings.devicePort = <text:s/>0;</text:p>
      <text:p text:style-name="P323">settings.deviceMode = <text:s/>2;//SPI master</text:p>
      <text:p text:style-name="P323">settings.device5VIsOn = <text:s/>false;</text:p>
      <text:p text:style-name="P323">settings.spiPolarity = <text:s/>0; //rising/falling</text:p>
      <text:p text:style-name="P323">settings.spiSSPolarity = <text:s/>0;//active low</text:p>
      <text:p text:style-name="P323">settings.spiBitorder = <text:s/>0;//MSB</text:p>
      <text:p text:style-name="P323">settings.spiPhase = <text:s/>0;//sample setup</text:p>
      <text:p text:style-name="P323">settings.spiBaudrate = <text:s/>1000;</text:p>
      <text:p text:style-name="P323"/>
      <text:p text:style-name="P323">//Configure all pins to input without pullups.</text:p>
      <text:p text:style-name="P323">for(var i = 0; i &lt; 6; i++)</text:p>
      <text:p text:style-name="P323">{</text:p>
      <text:p text:style-name="P323"><text:tab/>settings.pinConfigs[i] = Array();<text:tab/></text:p>
      <text:p text:style-name="P323"><text:tab/>settings.pinConfigs[i].isInput = true;</text:p>
      <text:p text:style-name="P323"><text:tab/>settings.pinConfigs[i].withPullups = false;</text:p>
      <text:p text:style-name="P323"><text:tab/>settings.pinConfigs[i].outValue = 0;</text:p>
      <text:p text:style-name="P323">}</text:p>
      <text:p text:style-name="P323"/>
      <text:p text:style-name="P323">if(!g_interface.connectToDevice(settings))</text:p>
      <text:p text:style-name="P323"><text:soft-page-break/>{</text:p>
      <text:p text:style-name="P323"><text:tab/>scriptThread.appendTextToConsole("connectToDevice failed: " + result);</text:p>
      <text:p text:style-name="P323"><text:tab/>scriptThread.stopScript();</text:p>
      <text:p text:style-name="P323">}</text:p>
      <text:p text:style-name="P323"/>
      <text:p text:style-name="P323">var timer = scriptThread.createTimer();</text:p>
      <text:p text:style-name="P323">timer.timeoutSignal.connect(timerSlot);</text:p>
      <text:p text:style-name="P323">timer.start(1000);</text:p>
      <text:p text:style-name="P315"/>
      <text:h text:style-name="P1066" text:outline-level="4">SPI slave example</text:h>
      <text:p text:style-name="P421">This example <text:span text:style-name="T468">reads/sends data from/to an SPI master (Aardvark SPI interface, slave mode)</text:span>. <text:span text:style-name="T466">The sent and received data is </text:span>show<text:span text:style-name="T466">n</text:span> in the script window console.</text:p>
      <text:p text:style-name="P315"/>
      <text:p text:style-name="P323">function slaveDataSentSlot(data)</text:p>
      <text:p text:style-name="P323">{</text:p>
      <text:p text:style-name="P323"><text:tab/>scriptThread.appendTextToConsole("slave data sent: data=" + conv.byteArrayToHexString(data));</text:p>
      <text:p text:style-name="P323">}</text:p>
      <text:p text:style-name="P323"/>
      <text:p text:style-name="P323">function slaveDataReceivedSlot(data)</text:p>
      <text:p text:style-name="P323">{</text:p>
      <text:p text:style-name="P323"><text:tab/>scriptThread.appendTextToConsole("slave data received: data=" + conv.byteArrayToHexString(data));</text:p>
      <text:p text:style-name="P323">}</text:p>
      <text:p text:style-name="P323"/>
      <text:p text:style-name="P323">var g_interface = scriptInf.aardvarkI2cSpiCreateInterface();</text:p>
      <text:p text:style-name="P323"/>
      <text:p text:style-name="P323">//Get the current Aardvard I2C/SPI settings.</text:p>
      <text:p text:style-name="P323">settings = scriptInf.aardvarkI2cSpiGetMainInterfaceSettings();</text:p>
      <text:p text:style-name="P323">settings.devicePort = <text:s/>0;</text:p>
      <text:p text:style-name="P323">settings.deviceMode = <text:s/>3;//SPI slave</text:p>
      <text:p text:style-name="P323">settings.device5VIsOn = <text:s/>false;</text:p>
      <text:p text:style-name="P323">settings.spiPolarity = <text:s/>0; //rising/falling</text:p>
      <text:p text:style-name="P323">settings.spiSSPolarity = <text:s/>0;//active low</text:p>
      <text:p text:style-name="P323">settings.spiBitorder = <text:s/>0;//MSB</text:p>
      <text:p text:style-name="P323">settings.spiPhase = <text:s/>0;//sample setup</text:p>
      <text:p text:style-name="P323">settings.spiBaudrate = <text:s/>1000;</text:p>
      <text:p text:style-name="P323"/>
      <text:p text:style-name="P323">//Configure all pins to input without pullups.</text:p>
      <text:p text:style-name="P323">for(var i = 0; i &lt; 6; i++)</text:p>
      <text:p text:style-name="P323">{</text:p>
      <text:p text:style-name="P323"><text:tab/>settings.pinConfigs[i] = Array();<text:tab/></text:p>
      <text:p text:style-name="P323"><text:tab/>settings.pinConfigs[i].isInput = true;</text:p>
      <text:p text:style-name="P323"><text:tab/>settings.pinConfigs[i].withPullups = false;</text:p>
      <text:p text:style-name="P323"><text:tab/>settings.pinConfigs[i].outValue = 0;</text:p>
      <text:p text:style-name="P323">}</text:p>
      <text:p text:style-name="P323"/>
      <text:p text:style-name="P323">if(!g_interface.connectToDevice(settings))</text:p>
      <text:p text:style-name="P323">{</text:p>
      <text:p text:style-name="P323"><text:tab/>scriptThread.appendTextToConsole("connectToDevice failed: " + result);</text:p>
      <text:p text:style-name="P323"><text:tab/>scriptThread.stopScript();</text:p>
      <text:p text:style-name="P323">}</text:p>
      <text:p text:style-name="P323"/>
      <text:p text:style-name="P323">if(!g_interface.slaveSetResponse(Array(1, 2, 3, 4, 5)))</text:p>
      <text:p text:style-name="P323">{</text:p>
      <text:p text:style-name="P323"><text:tab/>scriptThread.appendTextToConsole("slaveSetResponse failed");</text:p>
      <text:p text:style-name="P323"><text:tab/>scriptThread.stopScript();</text:p>
      <text:p text:style-name="P323">}</text:p>
      <text:p text:style-name="P323"/>
      <text:p text:style-name="P323">g_interface.slaveDataSentSignal.connect(slaveDataSentSlot);</text:p>
      <text:p text:style-name="P323">g_interface.slaveDataReceivedSignal.connect(slaveDataReceivedSlot);</text:p>
      <text:p text:style-name="P457"/>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80752963698855" text:continue-numbering="true" text:style-name="L37">
        <text:list-item>
          <text:p text:style-name="P559"><text:soft-page-break/>msec: The timer interval in milliseconds</text:p>
        </text:list-item>
      </text:list>
      <text:p text:style-name="P260"/>
      <text:h text:style-name="P977" text:outline-level="4">void start(<text:span text:style-name="T343">void</text:span>)</text:h>
      <text:p text:style-name="P355"><text:span text:style-name="T343">Starts or restarts the timer with the timeout interval set in setInterval.</text:span> If the timer is already running, it will be stopped and restarted. If the timer is a single-shot timer, then the timer will be activated only once.</text:p>
      <text:list xml:id="list180753165670466" text:continue-numbering="true" text:style-name="L37">
        <text:list-header>
          <text:p text:style-name="P559"/>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978" text:outline-level="4">void setSingleShot(bool singleShot)</text:h>
      <text:p text:style-name="P146">Sets the timer to single-shot or non-single-shot. A single-shot timer fires only once, non-single-shot timers fire every interval milliseconds.</text:p>
      <text:p text:style-name="P145">Arguments:</text:p>
      <text:list xml:id="list180753544759072" text:continue-numbering="true" text:style-name="L37">
        <text:list-item>
          <text:p text:style-name="P590"><text:span text:style-name="T344">singleShot</text:span>: <text:span text:style-name="T344">True if the timer is a single-shot timer.</text:span></text:p>
          <text:p text:style-name="P590"/>
        </text:list-item>
      </text:list>
      <text:h text:style-name="P979" text:outline-level="4">bool isSingleShot(void)</text:h>
      <text:p text:style-name="P356">Returns true if the timer is a single-shot timer.</text:p>
      <text:p text:style-name="P356"/>
      <text:h text:style-name="P979" text:outline-level="4">void setInterval(Number msec)</text:h>
      <text:p text:style-name="P148">Sets the timer interval.</text:p>
      <text:p text:style-name="P147">Arguments:</text:p>
      <text:list xml:id="list180753974335416" text:continue-numbering="true" text:style-name="L37">
        <text:list-item>
          <text:p text:style-name="P591"><text:span text:style-name="T345">msec</text:span>: <text:span text:style-name="T344">The timer interval in milliseconds.</text:span></text:p>
        </text:list-item>
      </text:list>
      <text:p text:style-name="P266"/>
      <text:h text:style-name="P980" text:outline-level="4">Number interval(void)</text:h>
      <text:p text:style-name="P357">Returns the timer interval.</text:p>
      <text:p text:style-name="P357"/>
      <text:h text:style-name="P980" text:outline-level="4">bool isActive(void)</text:h>
      <text:p text:style-name="P357">Returns true if the timer is running, otherwise false.</text:p>
      <text:p text:style-name="P357"/>
      <text:h text:style-name="P981" text:outline-level="4">Number remainingTime(void)</text:h>
      <text:p text:style-name="P358">Returns the timer's remaining value in milliseconds left until the timeout. If the timer is inactive, the returned value will be -1. If the timer is overdue, the returned value will be 0.</text:p>
      <text:list xml:id="list180753830633130" text:continue-numbering="true" text:style-name="L37">
        <text:list-header>
          <text:p text:style-name="P686"/>
        </text:list-header>
      </text:list>
      <text:h text:style-name="P982"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83"><text:span text:style-name="Absatz-Standardschriftart"><text:span text:style-name="T12">function updateConsole()</text:span></text:span></text:p>
      <text:p text:style-name="P283"><text:span text:style-name="Absatz-Standardschriftart"><text:span text:style-name="T12">{</text:span></text:span></text:p>
      <text:p text:style-name="P283"><text:span text:style-name="Absatz-Standardschriftart"><text:span text:style-name="T12"><text:tab/>scriptThread.appendTextToConsole("updateConsole function called")</text:span></text:span></text:p>
      <text:p text:style-name="P283"><text:span text:style-name="Absatz-Standardschriftart"><text:span text:style-name="T12">}</text:span></text:span></text:p>
      <text:p text:style-name="P283"><text:span text:style-name="Absatz-Standardschriftart"><text:span text:style-name="T12">var consoleTimer = scriptThread.createTimer()</text:span></text:span></text:p>
      <text:p text:style-name="P354"><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83"><text:span text:style-name="Absatz-Standardschriftart"><text:span text:style-name="T12">consoleTimer.start(200);</text:span></text:span></text:p>
      <text:p text:style-name="P283"><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text:soft-page-break/>Script plot window <text:bookmark-end text:name="_Ref402513187"/>class<text:bookmark-end text:name="_Toc403041685"/><text:bookmark-end text:name="_Ref402849284"/><text:bookmark-end text:name="__RefHeading__6012_59656509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
      <text:p text:style-name="P32">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80752394943023" text:continue-numbering="true" text:style-name="L37">
        <text:list-item>
          <text:p text:style-name="P605">color: The color of the graph <text:span text:style-name="T492">(svg color keyword, e.g. </text:span>"blue", "red", "yellow", "green", "black", …<text:span text:style-name="T492">).</text:span></text:p>
        </text:list-item>
        <text:list-item>
          <text:p text:style-name="P559">penStyle: The pen style of the graph. Allowed values are: "dash", "dot" and "solid"</text:p>
        </text:list-item>
        <text:list-item>
          <text:p text:style-name="P559">name: The name of the graph</text:p>
        </text:list-item>
      </text:list>
      <text:p text:style-name="P32">Return: The index of the added graph</text:p>
      <text:p text:style-name="P32"/>
      <text:h text:style-name="P983" text:outline-level="4"><text:bookmark-start text:name="__RefHeading__6493_2547250591"/>void setInitialAxisRanges(Number xRange, Number yMinValue, Number yMaxValue, <text:span text:style-name="T490">bool addSpaceAfterBiggestValues = true</text:span>)<text:bookmark-end text:name="__RefHeading__6493_2547250591"/></text:h>
      <text:p text:style-name="P32">Sets the initial ranges of the diagram.</text:p>
      <text:p text:style-name="P32">Arguments:</text:p>
      <text:list xml:id="list180753673720875" text:continue-numbering="true" text:style-name="L37">
        <text:list-item>
          <text:p text:style-name="P559">xRange: The range of the x axis (the x axis starts always with 0)</text:p>
        </text:list-item>
        <text:list-item>
          <text:p text:style-name="P559">yMinValue: The min. values of the y axis</text:p>
        </text:list-item>
        <text:list-item>
          <text:p text:style-name="P559">yMaxValue: The max. value of the y axis</text:p>
        </text:list-item>
        <text:list-item>
          <text:p text:style-name="P650">addSpaceAfterBiggestValues: True if a space shall be added after the biggest value of a graph</text:p>
          <text:p text:style-name="P559"/>
        </text:list-item>
      </text:list>
      <text:h text:style-name="Heading_20_4" text:outline-level="4"><text:bookmark-start text:name="__RefHeading__6495_2547250591"/>bool addDataToGraph(Number graphIndex, Number x, Number y)<text:bookmark-end text:name="__RefHeading__6495_2547250591"/></text:h>
      <text:p text:style-name="P32">Adds one point to a graph.</text:p>
      <text:p text:style-name="P32">Arguments:</text:p>
      <text:list xml:id="list180754035956733" text:continue-numbering="true" text:style-name="L37">
        <text:list-item>
          <text:p text:style-name="P559">graphIndex: The graph index</text:p>
        </text:list-item>
        <text:list-item>
          <text:p text:style-name="P559"><text:soft-page-break/>x: The x value of the point</text:p>
        </text:list-item>
        <text:list-item>
          <text:p text:style-name="P559">y: The y value of the point</text:p>
          <text:p text:style-name="P559"/>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80753103736211" text:continue-numbering="true" text:style-name="L37">
        <text:list-item>
          <text:p text:style-name="P559">xAxisLabel: The label of the x axis</text:p>
        </text:list-item>
        <text:list-item>
          <text:p text:style-name="P559">yAxisLabel: The label of the y axis</text:p>
          <text:p text:style-name="P559"/>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80753600189460" text:continue-numbering="true" text:style-name="L37">
        <text:list-item>
          <text:p text:style-name="P559">show: True=show, false=hide</text:p>
          <text:p text:style-name="P559"/>
        </text:list-item>
      </text:list>
      <text:h text:style-name="Heading_20_4" text:outline-level="4"><text:bookmark-start text:name="_Toc40304168612"/>void clearGraphs(void)<text:bookmark-end text:name="_Toc40304168612"/></text:h>
      <text:p text:style-name="P283">This function clears the data of all graphs.</text:p>
      <text:p text:style-name="P434"/>
      <text:h text:style-name="Heading_20_4" text:outline-level="4"><text:bookmark-start text:name="_Toc403041686111"/>void removeAllGraphs(void)<text:bookmark-end text:name="_Toc403041686111"/></text:h>
      <text:p text:style-name="P283">This function removes all graphs.</text:p>
      <text:p text:style-name="P283"/>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83">Arguments:</text:p>
      <text:list xml:id="list180753655182327" text:continue-numbering="true" text:style-name="L37">
        <text:list-item>
          <text:p text:style-name="P559">showXRange: True if the x range input field shall be visible</text:p>
        </text:list-item>
        <text:list-item>
          <text:p text:style-name="P559">showYRange: True if the y range input fields shall be visible</text:p>
        </text:list-item>
        <text:list-item>
          <text:p text:style-name="P559">showUpdate: True if the x update check box shall be visible</text:p>
        </text:list-item>
        <text:list-item>
          <text:p text:style-name="P559">showSave: True if the save button shall be visible</text:p>
        </text:list-item>
        <text:list-item>
          <text:p text:style-name="P559">showLoad: True if the load button shall be visible</text:p>
        </text:list-item>
        <text:list-item>
          <text:p text:style-name="P559">showClear: True if the clear button shall be visible</text:p>
        </text:list-item>
        <text:list-item>
          <text:p text:style-name="P559">showGraphVisibility: True if the show group box</text:p>
        </text:list-item>
        <text:list-item>
          <text:p text:style-name="P559">graphVisibilityMaxSize: The max. width of the show group box</text:p>
        </text:list-item>
        <text:list-item>
          <text:p text:style-name="P559">showLegend: True if the show legend check box shall be visible</text:p>
        </text:list-item>
      </text:list>
      <text:p text:style-name="P283"/>
      <text:h text:style-name="Heading_20_4" text:outline-level="4">void setUpdateInterval(Number updateInterval)</text:h>
      <text:p text:style-name="P32">Sets the update-interval.</text:p>
      <text:p text:style-name="P32">Arguments:</text:p>
      <text:list xml:id="list180754081699250" text:continue-numbering="true" text:style-name="L37">
        <text:list-item>
          <text:p text:style-name="P559">updateInterval: The new interval</text:p>
        </text:list-item>
      </text:list>
      <text:p text:style-name="P434"/>
      <text:h text:style-name="P984" text:outline-level="4">void <text:bookmark-start text:name="_Toc40304168621645"/><text:span text:style-name="T475">setScatterStyle(Number graphIndex, String style, Number size)</text:span><text:bookmark-end text:name="_Toc40304168621645"/></text:h>
      <text:p text:style-name="P246">Sets the visual appearance of single data points in the plot.</text:p>
      <text:p text:style-name="P427"><text:soft-page-break/>Arguments:</text:p>
      <text:list xml:id="list180752628721865" text:continue-numbering="true" text:style-name="L37">
        <text:list-item>
          <text:p text:style-name="P592"><text:span text:style-name="T475">graphIndex</text:span>: <text:span text:style-name="T475">The graph index.</text:span></text:p>
        </text:list-item>
        <text:list-item>
          <text:p text:style-name="P592"><text:span text:style-name="T475">style</text:span>: <text:span text:style-name="T475">The style of the single data points. Possible values:</text:span></text:p>
          <text:list>
            <text:list-item>
              <text:p text:style-name="P651">None: No scatter symbols are drawn.</text:p>
            </text:list-item>
            <text:list-item>
              <text:p text:style-name="P651">Dot: A single pixel.</text:p>
            </text:list-item>
            <text:list-item>
              <text:p text:style-name="P651">Cross: A cross.</text:p>
            </text:list-item>
            <text:list-item>
              <text:p text:style-name="P651">Plus: A plus.</text:p>
            </text:list-item>
            <text:list-item>
              <text:p text:style-name="P651">Circle: A circle.</text:p>
            </text:list-item>
            <text:list-item>
              <text:p text:style-name="P651">Disc: A circle which is filled with the pen's color.</text:p>
            </text:list-item>
            <text:list-item>
              <text:p text:style-name="P651">Square: A square.</text:p>
            </text:list-item>
            <text:list-item>
              <text:p text:style-name="P651">Diamond: A diamond.</text:p>
            </text:list-item>
            <text:list-item>
              <text:p text:style-name="P651">Star: A star with eight arms, i.e. a combination of cross and plus.</text:p>
            </text:list-item>
            <text:list-item>
              <text:p text:style-name="P651">Triangle: An equilateral triangle, standing on baseline.</text:p>
            </text:list-item>
            <text:list-item>
              <text:p text:style-name="P651">TriangleInverted: An equilateral triangle, standing on corner.</text:p>
            </text:list-item>
            <text:list-item>
              <text:p text:style-name="P651">CrossSquare: A square with a cross inside.</text:p>
            </text:list-item>
            <text:list-item>
              <text:p text:style-name="P651">PlusSquare: A square with a plus inside.</text:p>
            </text:list-item>
            <text:list-item>
              <text:p text:style-name="P651">CrossCircle: A circle with a cross inside.</text:p>
            </text:list-item>
            <text:list-item>
              <text:p text:style-name="P651">PlusCircle: A circle with a plus inside.</text:p>
            </text:list-item>
            <text:list-item>
              <text:p text:style-name="P652">Peace: A circle, with one vertical and two downward diagonal lines.</text:p>
            </text:list-item>
          </text:list>
        </text:list-item>
        <text:list-item>
          <text:p text:style-name="P593"><text:span text:style-name="T475">size</text:span>: <text:span text:style-name="T475">The size of the single data points.</text:span></text:p>
          <text:p text:style-name="P687"/>
        </text:list-item>
      </text:list>
      <text:h text:style-name="P984" text:outline-level="4">void <text:bookmark-start text:name="_Toc40304168621645646"/><text:span text:style-name="T475">setLineStyle(Number graphIndex, String style)</text:span><text:bookmark-end text:name="_Toc40304168621645646"/></text:h>
      <text:p text:style-name="P246">Sets the line style of a graph.</text:p>
      <text:p text:style-name="P427">Arguments:</text:p>
      <text:list xml:id="list180752809467594" text:continue-numbering="true" text:style-name="L37">
        <text:list-item>
          <text:p text:style-name="P592"><text:span text:style-name="T475">graphIndex</text:span>: <text:span text:style-name="T475">The graph index.</text:span></text:p>
        </text:list-item>
        <text:list-item>
          <text:p text:style-name="P592"><text:span text:style-name="T475">style</text:span>: <text:span text:style-name="T475">The style of the single data points. Possible values:</text:span></text:p>
          <text:list>
            <text:list-item>
              <text:p text:style-name="P651">None: Data points are not connected with any lines (e.g. data only represented with symbols according to the scatter style (is set with setScatterStyle)).</text:p>
            </text:list-item>
            <text:list-item>
              <text:p text:style-name="P651">Line: Data points are connected by a straight line.</text:p>
            </text:list-item>
            <text:list-item>
              <text:p text:style-name="P651">StepLeft: Line is drawn as steps where the step height is the value of the left data point.</text:p>
            </text:list-item>
            <text:list-item>
              <text:p text:style-name="P651">StepRight: Line is drawn as steps where the step height is the value of the right data point.</text:p>
            </text:list-item>
            <text:list-item>
              <text:p text:style-name="P651">StepCenter: Line is drawn as steps where the step is in between two data points.</text:p>
            </text:list-item>
            <text:list-item>
              <text:p text:style-name="P651">Impulse: Each data point is represented by a line parallel to the value axis, which reaches from the data point to the zero-value-line.</text:p>
            </text:list-item>
          </text:list>
        </text:list-item>
      </text:list>
      <text:p text:style-name="P275"/>
      <text:h text:style-name="P985" text:outline-level="4">void <text:bookmark-start text:name="_Toc403041686216456461"/><text:span text:style-name="T482">removeDataRangeFromGraph(Number graphIndex, Number xFrom, Number xTo)</text:span><text:bookmark-end text:name="_Toc403041686216456461"/></text:h>
      <text:p text:style-name="P252">Removes all data poNumbers with (sort-)keys between xFrom and xTo. If xFrom is greater or equal to xTo, the function does nothing.</text:p>
      <text:p text:style-name="P429">Arguments:</text:p>
      <text:list xml:id="list180753030257921" text:continue-numbering="true" text:style-name="L37">
        <text:list-item>
          <text:p text:style-name="P593"><text:span text:style-name="T475">graphIndex</text:span>: <text:span text:style-name="T475">The graph index.</text:span></text:p>
        </text:list-item>
        <text:list-item>
          <text:p text:style-name="P654">xFrom: The start position.</text:p>
        </text:list-item>
        <text:list-item>
          <text:p text:style-name="P654">xTo: The end position.</text:p>
        </text:list-item>
      </text:list>
      <text:p text:style-name="P659"/>
      <text:h text:style-name="P1042" text:outline-level="4"><text:soft-page-break/>void setCurrentAxisRanges(Number xMinValue, Number xMaxValue, Number yMinValue, Number yMaxValue)</text:h>
      <text:p text:style-name="P909">The function sets the current ranges of the diagram. Automatic update should be disabled (see setAutoUpdateEnabled).</text:p>
      <text:p text:style-name="P916">Arguments:</text:p>
      <text:list xml:id="list180753308224777" text:continue-numbering="true" text:style-name="L37">
        <text:list-item>
          <text:p text:style-name="P606"><text:span text:style-name="T494">xMinValue</text:span>: <text:span text:style-name="T495">The min. values of the x axis.</text:span></text:p>
        </text:list-item>
        <text:list-item>
          <text:p text:style-name="P655"><text:span text:style-name="T494">xMaxValue</text:span>: <text:span text:style-name="T495">The max. value of the x axis.</text:span></text:p>
        </text:list-item>
        <text:list-item>
          <text:p text:style-name="P655"><text:span text:style-name="T494">yMinValue</text:span>: <text:span text:style-name="T495">The min. values of the y axis.</text:span></text:p>
        </text:list-item>
        <text:list-item>
          <text:p text:style-name="P655"><text:span text:style-name="T494">YmaxValue: The max. value of the y axis.</text:span></text:p>
        </text:list-item>
      </text:list>
      <text:p text:style-name="P660"/>
      <text:h text:style-name="P1044" text:outline-level="4">void setAutoUpdateEnabled(bool enabled)</text:h>
      <text:p text:style-name="P921">Sets the automatic update enabled state.</text:p>
      <text:p text:style-name="P921"/>
      <text:h text:style-name="P1044" text:outline-level="4">bool isAutoUpdateEnabled(void)</text:h>
      <text:p text:style-name="P921">Returns the automatic update enabled state.</text:p>
      <text:p text:style-name="P921"/>
      <text:h text:style-name="P1044" text:outline-level="4">void updatePlot(void)</text:h>
      <text:p text:style-name="P921">Repaints the plot widget.</text:p>
      <text:p text:style-name="P921"/>
      <text:h text:style-name="P1044" text:outline-level="4">void setLineWidth(Number graphIndex, Number width)</text:h>
      <text:p text:style-name="P911">This function sets the line width in pixel of a graph.</text:p>
      <text:p text:style-name="P917">Arguments:</text:p>
      <text:list xml:id="list180753484910399" text:continue-numbering="true" text:style-name="L37">
        <text:list-item>
          <text:p text:style-name="P606"><text:span text:style-name="T495">graphIndex</text:span>: <text:span text:style-name="T495">The graph index.</text:span></text:p>
        </text:list-item>
        <text:list-item>
          <text:p text:style-name="P655"><text:span text:style-name="T495">width</text:span>: <text:span text:style-name="T495">The line width (pixel).</text:span></text:p>
        </text:list-item>
      </text:list>
      <text:p text:style-name="P660"/>
      <text:h text:style-name="P1046" text:outline-level="4">Array&lt;ScriptPlotDataPoint&gt; getDataFromGraph(Number graphIndex, Number xStart, Number count)</text:h>
      <text:p text:style-name="P913">This function returns several data points from a graph. </text:p>
      <text:p text:style-name="P918">Arguments:</text:p>
      <text:list xml:id="list180753956980817" text:continue-numbering="true" text:style-name="L37">
        <text:list-item>
          <text:p text:style-name="P607"><text:span text:style-name="T495">graphIndex</text:span>: <text:span text:style-name="T495">The graph index.</text:span></text:p>
        </text:list-item>
        <text:list-item>
          <text:p text:style-name="P656"><text:span text:style-name="T496">xStart</text:span>: <text:span text:style-name="T496">The x coordinate of the first data point.</text:span></text:p>
        </text:list-item>
        <text:list-item>
          <text:p text:style-name="P656"><text:span text:style-name="T496">count</text:span>: <text:span text:style-name="T496">Number of points to grab. If negative then this function grabs backwards.</text:span></text:p>
          <text:p text:style-name="P699">Return: Array with the data points (ScriptPlotDataPoint).</text:p>
          <text:p text:style-name="P699"/>
          <text:p text:style-name="P699">Note: The properties of ScriptPlotDataPoint are x and y.</text:p>
        </text:list-item>
      </text:list>
      <text:p text:style-name="P458"/>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83">Arguments:</text:p>
      <text:list xml:id="list180754149683051" text:continue-numbering="true" text:style-name="L37">
        <text:list-item>
          <text:p text:style-name="P559">xValue: The x-position of the click</text:p>
        </text:list-item>
        <text:list-item>
          <text:p text:style-name="P559">yValue: The y-position of the click</text:p>
        </text:list-item>
        <text:list-item>
          <text:p text:style-name="P559">mouseButton: The used mouse button (enumeration Qt::MouseButton)</text:p>
        </text:list-item>
      </text:list>
      <text:p text:style-name="P260"/>
      <text:h text:style-name="Heading_20_4" text:outline-level="4"><text:bookmark-start text:name="_Toc403041686211"/>void clearButtonPressedSignal (void)<text:bookmark-end text:name="_Toc403041686211"/></text:h>
      <text:p text:style-name="P32">Is emitted if the user clicks the clear button.</text:p>
      <text:p text:style-name="P32"><text:soft-page-break/></text:p>
      <text:h text:style-name="Heading_20_4" text:outline-level="4"><text:bookmark-start text:name="_Toc403041686"/>void closedSignal (void)<text:bookmark-end text:name="_Toc403041686"/></text:h>
      <text:p text:style-name="Standard">This signal is emitted if the plot window has been closed.</text:p>
      <text:h text:style-name="P986"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83"><text:span text:style-name="Absatz-Standardschriftart"><text:span text:style-name="T12">'name of the graph','color of the graph (rgb)','graph style (Qt::PenStyle)',x1:y1,x2:y2,...</text:span></text:span></text:p>
      <text:p text:style-name="P283"><text:span text:style-name="Absatz-Standardschriftart"><text:span text:style-name="T2"/></text:span></text:p>
      <text:p text:style-name="P32"><text:span text:style-name="Absatz-Standardschriftart"><text:span text:style-name="T72">Note: The single graphs are separated with a \n.</text:span></text:span></text:p>
      <text:p text:style-name="P32"><text:span text:style-name="Absatz-Standardschriftart"><text:span text:style-name="T72">Example:</text:span></text:span></text:p>
      <text:p text:style-name="P283"><text:span text:style-name="Absatz-Standardschriftart"><text:span text:style-name="T12">graph 1,#0000ff,1,0:0,1:0,2:0,3:0,4:0</text:span></text:span></text:p>
      <text:p text:style-name="P283"><text:span text:style-name="Absatz-Standardschriftart"><text:span text:style-name="T12">graph 2,#00ff00,2,0:0,1:0,2:0,3:0,4:0</text:span></text:span></text:p>
      <text:p text:style-name="P283"><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83"><text:span text:style-name="Absatz-Standardschriftart"><text:span text:style-name="T12">function plotWindowClosedSlot()</text:span></text:span></text:p>
      <text:p text:style-name="P283"><text:span text:style-name="Absatz-Standardschriftart"><text:span text:style-name="T12">{</text:span></text:span></text:p>
      <text:p text:style-name="P283"><text:span text:style-name="Absatz-Standardschriftart"><text:span text:style-name="T12"><text:tab/>scriptThread.stopScript()</text:span></text:span></text:p>
      <text:p text:style-name="P283"><text:span text:style-name="Absatz-Standardschriftart"><text:span text:style-name="T12">}</text:span></text:span></text:p>
      <text:p text:style-name="P283"><text:span text:style-name="Absatz-Standardschriftart"><text:span text:style-name="T12">function clearButtonPressed()</text:span></text:span></text:p>
      <text:p text:style-name="P283"><text:span text:style-name="Absatz-Standardschriftart"><text:span text:style-name="T12">{</text:span></text:span></text:p>
      <text:p text:style-name="P283"><text:span text:style-name="Absatz-Standardschriftart"><text:span text:style-name="T12"><text:tab/>plotWindow.clearGraphs();</text:span></text:span></text:p>
      <text:p text:style-name="P283"><text:span text:style-name="Absatz-Standardschriftart"><text:span text:style-name="T12">}</text:span></text:span></text:p>
      <text:p text:style-name="P283"><text:span text:style-name="Absatz-Standardschriftart"><text:span text:style-name="T12">var plotWindow = scriptThread.createPlotWindow();</text:span></text:span></text:p>
      <text:p text:style-name="P283"><text:span text:style-name="Absatz-Standardschriftart"><text:span text:style-name="T12">plotWindow.setWindowTitle("plot window created/used by script");</text:span></text:span></text:p>
      <text:p text:style-name="P283"><text:span text:style-name="Absatz-Standardschriftart"><text:span text:style-name="T12">plotWindow.setAxisLabels("x axis plot 1", "y axis plot 1");</text:span></text:span></text:p>
      <text:p text:style-name="P283"><text:span text:style-name="Absatz-Standardschriftart"><text:span text:style-name="T12">plotWindow.showLegend(true);</text:span></text:span></text:p>
      <text:p text:style-name="P283"><text:span text:style-name="Absatz-Standardschriftart"><text:span text:style-name="T12">plotWindow.setInitialAxisRanges(100, 0, 15);</text:span></text:span></text:p>
      <text:p text:style-name="P283"><text:span text:style-name="Absatz-Standardschriftart"><text:span text:style-name="T12">var plotWindowGraph1Index = plotWindow.addGraph("blue", "solid", "graph 1");</text:span></text:span></text:p>
      <text:p text:style-name="P283"><text:span text:style-name="Absatz-Standardschriftart"><text:span text:style-name="T12">var plotWindowGraph2Index = plotWindow.addGraph("red", "dot", "graph 2");</text:span></text:span></text:p>
      <text:p text:style-name="P283"><text:span text:style-name="Absatz-Standardschriftart"><text:span text:style-name="T12">plotWindow.showHelperElements(true, true, true, true, true, true);</text:span></text:span></text:p>
      <text:p text:style-name="P283"><text:span text:style-name="Absatz-Standardschriftart"><text:span text:style-name="T12">plotWindow.show();</text:span></text:span></text:p>
      <text:p text:style-name="P283"><text:span text:style-name="Absatz-Standardschriftart"><text:span text:style-name="T12"/></text:span></text:p>
      <text:p text:style-name="P283"><text:span text:style-name="Absatz-Standardschriftart"><text:span text:style-name="T12">plotWindow.clearButtonPressedSignal.connect(clearButtonPressed)</text:span></text:span></text:p>
      <text:p text:style-name="P283"><text:span text:style-name="Absatz-Standardschriftart"><text:span text:style-name="T12">plotWindow.closedSignal.connect(plotWindowClosedSlot)</text:span></text:span></text:p>
      <text:p text:style-name="P239"/>
      <text:p text:style-name="P283"><text:span text:style-name="Absatz-Standardschriftart"><text:span text:style-name="T12">var x = 0;</text:span></text:span></text:p>
      <text:p text:style-name="P283"><text:span text:style-name="Absatz-Standardschriftart"><text:span text:style-name="T12">var y = 0;</text:span></text:span></text:p>
      <text:p text:style-name="P283"><text:span text:style-name="Absatz-Standardschriftart"><text:span text:style-name="T12">for(var i = 0; i &lt; 100; i++)</text:span></text:span></text:p>
      <text:p text:style-name="P283"><text:span text:style-name="Absatz-Standardschriftart"><text:span text:style-name="T12">{</text:span></text:span></text:p>
      <text:p text:style-name="P283"><text:span text:style-name="Absatz-Standardschriftart"><text:span text:style-name="T12"><text:tab/>x++;</text:span></text:span></text:p>
      <text:p text:style-name="P283"><text:span text:style-name="Absatz-Standardschriftart"><text:span text:style-name="T12"><text:tab/>y++;</text:span></text:span></text:p>
      <text:p text:style-name="P283"><text:span text:style-name="Absatz-Standardschriftart"><text:span text:style-name="T12"><text:tab/>plotWindow.addDataToGraph(plotWindowGraph1Index, <text:s/>x, <text:s/>y);</text:span></text:span></text:p>
      <text:p text:style-name="P283"><text:span text:style-name="Absatz-Standardschriftart"><text:span text:style-name="T12"><text:tab/>plotWindow.addDataToGraph(plotWindowGraph2Index, <text:s/>x + 10, <text:s/>y);</text:span></text:span></text:p>
      <text:p text:style-name="P283"><text:span text:style-name="Absatz-Standardschriftart"><text:span text:style-name="T12"><text:tab/>if(y &gt; 10)</text:span></text:span></text:p>
      <text:p text:style-name="P283"><text:span text:style-name="Absatz-Standardschriftart"><text:span text:style-name="T12"><text:tab/>{</text:span></text:span></text:p>
      <text:p text:style-name="P283"><text:span text:style-name="Absatz-Standardschriftart"><text:span text:style-name="T12"><text:tab/><text:tab/>y = 0;</text:span></text:span></text:p>
      <text:p text:style-name="P283"><text:span text:style-name="Absatz-Standardschriftart"><text:span text:style-name="T12"><text:tab/>}</text:span></text:span></text:p>
      <text:p text:style-name="P283"><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text:soft-page-break/>Following (Qt) GUI elements are supported:</text:p>
      <text:list xml:id="list9091964330487773281" text:style-name="L47">
        <text:list-item>
          <text:p text:style-name="P888">QDialog</text:p>
        </text:list-item>
        <text:list-item>
          <text:p text:style-name="P888">QMainWindow</text:p>
        </text:list-item>
        <text:list-item>
          <text:p text:style-name="P888">QTabWidget</text:p>
        </text:list-item>
        <text:list-item>
          <text:p text:style-name="P888">QToolBox</text:p>
        </text:list-item>
        <text:list-item>
          <text:p text:style-name="P888">QGroupBox</text:p>
        </text:list-item>
        <text:list-item>
          <text:p text:style-name="P888">QLabel</text:p>
        </text:list-item>
        <text:list-item>
          <text:p text:style-name="P888">QAction</text:p>
        </text:list-item>
        <text:list-item>
          <text:p text:style-name="P888">QStatusBar</text:p>
        </text:list-item>
        <text:list-item>
          <text:p text:style-name="P888">QPushButton</text:p>
        </text:list-item>
        <text:list-item>
          <text:p text:style-name="P888">QToolButton</text:p>
        </text:list-item>
        <text:list-item>
          <text:p text:style-name="P888">QCheckBox</text:p>
        </text:list-item>
        <text:list-item>
          <text:p text:style-name="P888">QRadioButton</text:p>
        </text:list-item>
        <text:list-item>
          <text:p text:style-name="P888">Q<text:span text:style-name="T287">C</text:span>omboBox</text:p>
        </text:list-item>
        <text:list-item>
          <text:p text:style-name="P889">QFontComboBox</text:p>
        </text:list-item>
        <text:list-item>
          <text:p text:style-name="P888">QLineEdit</text:p>
        </text:list-item>
        <text:list-item>
          <text:p text:style-name="P888">QTableWidget</text:p>
        </text:list-item>
        <text:list-item>
          <text:p text:style-name="P888">QListWidget</text:p>
        </text:list-item>
        <text:list-item>
          <text:p text:style-name="P888">QTreeWidget</text:p>
        </text:list-item>
        <text:list-item>
          <text:p text:style-name="P888">QTreeWidgetItem</text:p>
        </text:list-item>
        <text:list-item>
          <text:p text:style-name="P888">QTextEdit</text:p>
        </text:list-item>
        <text:list-item>
          <text:p text:style-name="P888">QProgressBar</text:p>
        </text:list-item>
        <text:list-item>
          <text:p text:style-name="P888">QSlider</text:p>
        </text:list-item>
        <text:list-item>
          <text:p text:style-name="P888">QSpinBox</text:p>
        </text:list-item>
        <text:list-item>
          <text:p text:style-name="P888">QDoubleSpinBox</text:p>
        </text:list-item>
        <text:list-item>
          <text:p text:style-name="P888">QTimeEdit</text:p>
        </text:list-item>
        <text:list-item>
          <text:p text:style-name="P888">QDateEdit</text:p>
        </text:list-item>
        <text:list-item>
          <text:p text:style-name="P888">QDateTimeEdit</text:p>
        </text:list-item>
        <text:list-item>
          <text:p text:style-name="P888">QCalendarWidget</text:p>
        </text:list-item>
        <text:list-item>
          <text:p text:style-name="P888">QSplitter</text:p>
        </text:list-item>
        <text:list-item>
          <text:p text:style-name="P888">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2">A QDialog in the user interface file is passed to the worker script via a <text:span text:style-name="T289">S</text:span>cript<text:span text:style-name="T289">D</text:span>ialog class object.</text:p>
      <text:p text:style-name="P32">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989" text:outline-level="4">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988" text:outline-level="4"><text:bookmark-start text:name="__RefHeading__6590_596565095"/>Script dialog example<text:bookmark-end text:name="__RefHeading__6590_596565095"/></text:h>
      <text:p text:style-name="Standard">The following Code shows the typically use of the ScriptDialog class:</text:p>
      <text:p text:style-name="P283"><text:soft-page-break/><text:span text:style-name="Absatz-Standardschriftart"><text:span text:style-name="T12">function DialogFinished()</text:span></text:span></text:p>
      <text:p text:style-name="P283"><text:span text:style-name="Absatz-Standardschriftart"><text:span text:style-name="T12">{</text:span></text:span></text:p>
      <text:p text:style-name="P460"><text:span text:style-name="Absatz-Standardschriftart"><text:span text:style-name="T12">UI_testTextEdit.append("DialogFinished");</text:span></text:span></text:p>
      <text:p text:style-name="P460"><text:span text:style-name="Absatz-Standardschriftart"><text:span text:style-name="T12">scriptThread.stopScript()</text:span></text:span></text:p>
      <text:p text:style-name="P283"><text:span text:style-name="Absatz-Standardschriftart"><text:span text:style-name="T12">}</text:span></text:span></text:p>
      <text:p text:style-name="P283"><text:span text:style-name="Absatz-Standardschriftart"><text:span text:style-name="T12">UI_Dialog.setWindowTitle("gui example");</text:span></text:span></text:p>
      <text:p text:style-name="P283"><text:span text:style-name="Absatz-Standardschriftart"><text:span text:style-name="T12">Ui_Dialog.setWindowPositionAndSize("100,100,500,500");</text:span></text:span></text:p>
      <text:p text:style-name="P283"><text:span text:style-name="Absatz-Standardschriftart"><text:span text:style-name="T12">UI_Dialog.finishedSignal.connect(DialogFinished);</text:span></text:span></text:p>
      <text:p text:style-name="P283"><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990" text:outline-level="4">creating shortcuts</text:h>
      <text:p text:style-name="P22">For creating shortcuts (e.g. Ctrl+V):</text:p>
      <text:list xml:id="list5672145422060219409" text:style-name="L48">
        <text:list-item>
          <text:p text:style-name="P703"><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890"><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991" text:outline-level="4">void showMessage(String text, Number duration)</text:h>
      <text:p text:style-name="P187">Shows a message in the status bar.</text:p>
      <text:p text:style-name="P187">Arguments:</text:p>
      <text:list xml:id="list180753170123242" text:continue-list="list180754149683051" text:style-name="L37">
        <text:list-item>
          <text:p text:style-name="P594">text: The message text</text:p>
        </text:list-item>
        <text:list-item>
          <text:p text:style-name="P594">duration: The duration of the message (after this time the status bar will be cleared)</text:p>
          <text:p text:style-name="P594"/>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83"><text:span text:style-name="Absatz-Standardschriftart"><text:span text:style-name="T12">function MainWindowFinished(e)</text:span></text:span></text:p>
      <text:p text:style-name="P283"><text:span text:style-name="Absatz-Standardschriftart"><text:span text:style-name="T12">{</text:span></text:span></text:p>
      <text:p text:style-name="P283"><text:span text:style-name="Absatz-Standardschriftart"><text:span text:style-name="T12"><text:tab/>scriptThread.stopScript()</text:span></text:span></text:p>
      <text:p text:style-name="P283"><text:span text:style-name="Absatz-Standardschriftart"><text:span text:style-name="T12">}</text:span></text:span></text:p>
      <text:p text:style-name="P283"><text:span text:style-name="Absatz-Standardschriftart"><text:span text:style-name="T12">UI_MainWindow.finishedSignal.connect(MainWindowFinished);</text:span></text:span></text:p>
      <text:p text:style-name="P283"><text:span text:style-name="Absatz-Standardschriftart"><text:span text:style-name="T12">UI_MainWindow.setWindowTitle("main window example");</text:span></text:span></text:p>
      <text:p text:style-name="P283"><text:span text:style-name="Absatz-Standardschriftart"><text:span text:style-name="T12">UI_MainWindow.setWindowPositionAndSize("100,100,300,300");</text:span></text:span></text:p>
      <text:p text:style-name="P370"><text:span text:style-name="Absatz-Standardschriftart"><text:span text:style-name="T12">UI_MainWindow.showMessage("new message", 1000);</text:span></text:span></text:p>
      <text:p text:style-name="P283"><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3">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text:soft-page-break/>void setTabText(Number index, String text)<text:bookmark-end text:name="__RefHeading__6596_596565095"/></text:h>
      <text:p text:style-name="P32">Sets the tab text.</text:p>
      <text:p text:style-name="P32">Arguments:</text:p>
      <text:list xml:id="list180753159780963" text:continue-numbering="true" text:style-name="L37">
        <text:list-item>
          <text:p text:style-name="P559">index: The tab index</text:p>
        </text:list-item>
        <text:list-item>
          <text:p text:style-name="P559">text: The new text</text:p>
          <text:p text:style-name="P559"/>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80753159954851" text:continue-numbering="true" text:style-name="L37">
        <text:list-item>
          <text:p text:style-name="P559">index: The tab index</text:p>
          <text:p text:style-name="P559"/>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80753013538046" text:continue-numbering="true" text:style-name="L37">
        <text:list-item>
          <text:p text:style-name="P559">index: The new tab index</text:p>
        </text:list-item>
      </text:list>
      <text:p text:style-name="P260"/>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83"><text:span text:style-name="Absatz-Standardschriftart"><text:span text:style-name="T12">//the user has changed the tab index</text:span></text:span></text:p>
      <text:p text:style-name="P283"><text:span text:style-name="Absatz-Standardschriftart"><text:span text:style-name="T12">function CurrentTabChanged(index)</text:span></text:span></text:p>
      <text:p text:style-name="P283"><text:span text:style-name="Absatz-Standardschriftart"><text:span text:style-name="T12">{</text:span></text:span></text:p>
      <text:p text:style-name="P283"><text:span text:style-name="Absatz-Standardschriftart"><text:span text:style-name="T12"><text:tab/>UI_testTextEdit.append("CurrentTabChanged: " + index);</text:span></text:span></text:p>
      <text:p text:style-name="P283"><text:span text:style-name="Absatz-Standardschriftart"><text:span text:style-name="T12">}</text:span></text:span></text:p>
      <text:p text:style-name="P283"><text:span text:style-name="Absatz-Standardschriftart"><text:span text:style-name="T12">UI_tabWidget1.setTabText(0, "new text");</text:span></text:span></text:p>
      <text:p text:style-name="P283"><text:span text:style-name="Absatz-Standardschriftart"><text:span text:style-name="T12">UI_tabWidget1.setCurrentIndex(UI_tabWidget1.currentIndex() + 1);</text:span></text:span></text:p>
      <text:p text:style-name="P283"><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2">A QToolBox in the user interface file is passed to the worker script via a <text:span text:style-name="T292">S</text:span>cript<text:span text:style-name="T292">T</text:span>ool<text:span text:style-name="T292">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180754023186546" text:continue-numbering="true" text:style-name="L37">
        <text:list-item>
          <text:p text:style-name="P559">index: The item index</text:p>
        </text:list-item>
        <text:list-item>
          <text:p text:style-name="P559">text: The new text</text:p>
          <text:p text:style-name="P559"/>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80754045259338" text:continue-numbering="true" text:style-name="L37">
        <text:list-item>
          <text:p text:style-name="P559"><text:soft-page-break/>index: The item index</text:p>
          <text:p text:style-name="P559"/>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80753376258582" text:continue-numbering="true" text:style-name="L37">
        <text:list-item>
          <text:p text:style-name="P559">index: The new item index</text:p>
        </text:list-item>
      </text:list>
      <text:p text:style-name="P260"/>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83"><text:span text:style-name="Absatz-Standardschriftart"><text:span text:style-name="T12">//the user has changed the item index</text:span></text:span></text:p>
      <text:p text:style-name="P283"><text:span text:style-name="Absatz-Standardschriftart"><text:span text:style-name="T12">function ToolBoxCurrentItemChanged(index)</text:span></text:span></text:p>
      <text:p text:style-name="P283"><text:span text:style-name="Absatz-Standardschriftart"><text:span text:style-name="T12">{</text:span></text:span></text:p>
      <text:p text:style-name="P283"><text:span text:style-name="Absatz-Standardschriftart"><text:span text:style-name="T12"><text:tab/>UI_testTextEdit.append("ToolBoxCurrentItemChanged: " + index);</text:span></text:span></text:p>
      <text:p text:style-name="P283"><text:span text:style-name="Absatz-Standardschriftart"><text:span text:style-name="T12">}</text:span></text:span></text:p>
      <text:p text:style-name="P283"><text:span text:style-name="Absatz-Standardschriftart"><text:span text:style-name="T12"/></text:span></text:p>
      <text:p text:style-name="P283"><text:span text:style-name="Absatz-Standardschriftart"><text:span text:style-name="T12">UI_toolBox.setItemText(1, "new text");</text:span></text:span></text:p>
      <text:p text:style-name="P283"><text:span text:style-name="Absatz-Standardschriftart"><text:span text:style-name="T12">UI_toolBox.setCurrentIndex(UI_toolBox.currentIndex() + 1);</text:span></text:span></text:p>
      <text:p text:style-name="P283"><text:span text:style-name="Absatz-Standardschriftart"><text:span text:style-name="T12">UI_toolBox.currentItemChangedSignal.connect(ToolBoxCurrentItemChanged);</text:span></text:span></text:p>
      <text:p text:style-name="P283"><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3">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80754113646172" text:continue-numbering="true" text:style-name="L37">
        <text:list-item>
          <text:p text:style-name="P559">title: The new title</text:p>
          <text:p text:style-name="P559"/>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2"/>
      <text:h text:style-name="P992" text:outline-level="4"><text:bookmark-start text:name="__RefHeading___Toc24370_521371646"/><text:span text:style-name="T425">ScriptCanvas2DWidget addCanvas2DWidget</text:span>(void)<text:bookmark-end text:name="__RefHeading___Toc24370_521371646"/></text:h>
      <text:p text:style-name="P209">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3">S</text:span>cript<text:span text:style-name="T293">G</text:span>roup<text:span text:style-name="T293">B</text:span>ox class:</text:p>
      <text:p text:style-name="P32"><text:soft-page-break/></text:p>
      <text:p text:style-name="P283"><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2">A QLabel in the user interface file is passed to the worker script via a <text:span text:style-name="T293">S</text:span>cript<text:span text:style-name="T293">L</text:span>abe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80754425627824" text:continue-numbering="true" text:style-name="L37">
        <text:list-item>
          <text:p text:style-name="P874">text: The new text</text:p>
        </text:list-item>
      </text:list>
      <text:p text:style-name="P32">Example:</text:p>
      <text:p text:style-name="P283"><text:span text:style-name="Absatz-Standardschriftart"><text:span text:style-name="T12">UI_createProcessProgramLabel.setText("program");</text:span></text:span></text:p>
      <text:p text:style-name="P28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83"><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1">(menu entry)</text:span><text:bookmark-end text:name="__RefHeading__6030_596565095"/></text:h>
      <text:p text:style-name="P199">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200">Note: Menus can be created in QtDesigner (only main windows can have menus).</text:p>
      <text:p text:style-name="P32"/>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80752709730825" text:continue-numbering="true" text:style-name="L37">
        <text:list-item>
          <text:p text:style-name="P559">text: The new text</text:p>
          <text:p text:style-name="P559"/>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180753493443675" text:continue-numbering="true" text:style-name="L37">
        <text:list-item>
          <text:p text:style-name="P559">check: True=checked, false=not checked</text:p>
          <text:p text:style-name="P55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93">S</text:span>cript<text:span text:style-name="T293">A</text:span>ction class:</text:p>
      <text:p text:style-name="P283"><text:span text:style-name="Absatz-Standardschriftart"><text:span text:style-name="T12">function myActionClicked()</text:span></text:span></text:p>
      <text:p text:style-name="P283"><text:span text:style-name="Absatz-Standardschriftart"><text:span text:style-name="T12">{</text:span></text:span></text:p>
      <text:p text:style-name="P283"><text:span text:style-name="Absatz-Standardschriftart"><text:span text:style-name="T12"><text:tab/>scriptThread.appendTextToConsole("myActionClicked");<text:tab/></text:span></text:span></text:p>
      <text:p text:style-name="P283"><text:span text:style-name="Absatz-Standardschriftart"><text:span text:style-name="T12">}</text:span></text:span></text:p>
      <text:p text:style-name="P283"><text:span text:style-name="Absatz-Standardschriftart"><text:span text:style-name="T12">UI_myAction.setText("new text")</text:span></text:span></text:p>
      <text:p text:style-name="P375"><text:span text:style-name="Absatz-Standardschriftart"><text:span text:style-name="T12">UI_myAction.clickedSignal.connect(myActionClicked);</text:span></text:span></text:p>
      <text:p text:style-name="P283"><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2">A QPushButton in the user interface file is passed to the worker script via a <text:span text:style-name="T294">S</text:span>cript<text:span text:style-name="T294">B</text:span>utton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80752460718786" text:continue-numbering="true" text:style-name="L37">
        <text:list-item>
          <text:p text:style-name="P559">text: The new text</text:p>
          <text:p text:style-name="P55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80752963190609" text:continue-numbering="true" text:style-name="L37">
        <text:list-item>
          <text:p text:style-name="P559">iconFileName: The path to the icon (absolute path)</text:p>
        </text:list-item>
      </text:list>
      <text:p text:style-name="P260"/>
      <text:h text:style-name="P993" text:outline-level="4">void <text:span text:style-name="T373">setCheckable(bool checkable)</text:span></text:h>
      <text:p text:style-name="P175">Sets the checkable property of the button.</text:p>
      <text:p text:style-name="P179">Arguments:</text:p>
      <text:list xml:id="list180753115480385" text:continue-numbering="true" text:style-name="L37">
        <text:list-item>
          <text:p text:style-name="P662">checkable: The new value of the checkable property</text:p>
        </text:list-item>
      </text:list>
      <text:h text:style-name="P994" text:outline-level="4">bool isCheckable(void)</text:h>
      <text:p text:style-name="P177">Returns true if the button is checkable and false if not.</text:p>
      <text:p text:style-name="P177"/>
      <text:h text:style-name="P993" text:outline-level="4">void <text:span text:style-name="T374">setChecked(bool checked)</text:span></text:h>
      <text:p text:style-name="P177">Checks or unchecks the button.</text:p>
      <text:p text:style-name="P179">Arguments:</text:p>
      <text:list xml:id="list180753773064054" text:continue-numbering="true" text:style-name="L37">
        <text:list-item>
          <text:p text:style-name="P662">check<text:span text:style-name="T374">ed</text:span>: <text:span text:style-name="T374">true=check, false=uncheck</text:span></text:p>
        </text:list-item>
      </text:list>
      <text:p text:style-name="P177"/>
      <text:h text:style-name="P994" text:outline-level="4">bool isChecked(void)</text:h>
      <text:p text:style-name="P177">Returns true if the button is checked and false if not.</text:p>
      <text:list xml:id="list180753008147062" text:continue-numbering="true" text:style-name="L37">
        <text:list-header>
          <text:p text:style-name="P559"/>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94">S</text:span>cript<text:span text:style-name="T294">B</text:span>utton class:</text:p>
      <text:p text:style-name="P283"><text:span text:style-name="Absatz-Standardschriftart"><text:span text:style-name="T12">function myButtonClicked()</text:span></text:span></text:p>
      <text:p text:style-name="P283"><text:span text:style-name="Absatz-Standardschriftart"><text:span text:style-name="T12">{</text:span></text:span></text:p>
      <text:p text:style-name="P283"><text:span text:style-name="Absatz-Standardschriftart"><text:span text:style-name="T12"><text:tab/>scriptThread.appendTextToConsole("myButtonClicked");</text:span></text:span></text:p>
      <text:p text:style-name="P283"><text:span text:style-name="Absatz-Standardschriftart"><text:span text:style-name="T12"><text:tab/>//disable the button</text:span></text:span></text:p>
      <text:p text:style-name="P283"><text:span text:style-name="Absatz-Standardschriftart"><text:span text:style-name="T12"><text:tab/>UI_myButton.setEnabled(false);</text:span></text:span></text:p>
      <text:p text:style-name="P283"><text:span text:style-name="Absatz-Standardschriftart"><text:span text:style-name="T12">}</text:span></text:span></text:p>
      <text:p text:style-name="P283"><text:span text:style-name="Absatz-Standardschriftart"><text:span text:style-name="T12">UI_myButton.setText("new text")</text:span></text:span></text:p>
      <text:p text:style-name="P283"><text:span text:style-name="Absatz-Standardschriftart"><text:span text:style-name="T12">UI_myButton.setIcon(scriptThread.createAbsolutePath("icons/button.gif")</text:span></text:span></text:p>
      <text:p text:style-name="P283"><text:span text:style-name="Absatz-Standardschriftart"><text:span text:style-name="T12">UI_myButton.clickedSignal.connect(myButtonClicked);</text:span></text:span></text:p>
      <text:p text:style-name="P283"><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3">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80753814404072" text:continue-numbering="true" text:style-name="L37">
        <text:list-item>
          <text:p text:style-name="P559">text: The new text</text:p>
          <text:p text:style-name="P55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80752370626450" text:continue-numbering="true" text:style-name="L37">
        <text:list-item>
          <text:p text:style-name="P559">iconFileName: The path to the icon (absolute path)</text:p>
        </text:list-item>
      </text:list>
      <text:p text:style-name="P260"/>
      <text:h text:style-name="P996" text:outline-level="4">void <text:span text:style-name="T373">setCheckable(bool checkable)</text:span></text:h>
      <text:p text:style-name="P174">Sets the checkable property of the button.</text:p>
      <text:p text:style-name="P173">Arguments:</text:p>
      <text:list xml:id="list180752456426077" text:continue-numbering="true" text:style-name="L37">
        <text:list-item>
          <text:p text:style-name="P663">checkable: The new value of the checkable property</text:p>
        </text:list-item>
      </text:list>
      <text:p text:style-name="P271"/>
      <text:h text:style-name="P995" text:outline-level="4">bool isCheckable(void)</text:h>
      <text:p text:style-name="P176">Returns true if the button is checkable and false if not.</text:p>
      <text:p text:style-name="P176"/>
      <text:h text:style-name="P997" text:outline-level="4">void <text:span text:style-name="T374">setChecked(bool checked)</text:span></text:h>
      <text:p text:style-name="P176">Checks or unchecks the button.</text:p>
      <text:p text:style-name="P178">Arguments:</text:p>
      <text:list xml:id="list180752824344772" text:continue-numbering="true" text:style-name="L37">
        <text:list-item>
          <text:p text:style-name="P664">check<text:span text:style-name="T374">ed</text:span>: <text:span text:style-name="T374">true=check, false=uncheck</text:span></text:p>
        </text:list-item>
      </text:list>
      <text:p text:style-name="P176"/>
      <text:h text:style-name="P995" text:outline-level="4">bool isChecked(void)</text:h>
      <text:p text:style-name="P176">Returns true if the button is checked and false if not.</text:p>
      <text:list xml:id="list180754354312310" text:continue-numbering="true" text:style-name="L37">
        <text:list-header>
          <text:p text:style-name="P559"/>
        </text:list-header>
      </text:list>
      <text:h text:style-name="Heading_20_4" text:outline-level="4"><text:bookmark-start text:name="__RefHeading__6634_5965650951"/><text:soft-page-break/>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83"><text:span text:style-name="Absatz-Standardschriftart"><text:span text:style-name="T12">function myButtonClicked()</text:span></text:span></text:p>
      <text:p text:style-name="P283"><text:span text:style-name="Absatz-Standardschriftart"><text:span text:style-name="T12">{</text:span></text:span></text:p>
      <text:p text:style-name="P283"><text:span text:style-name="Absatz-Standardschriftart"><text:span text:style-name="T12"><text:tab/>scriptThread.appendTextToConsole("myButtonClicked");</text:span></text:span></text:p>
      <text:p text:style-name="P283"><text:span text:style-name="Absatz-Standardschriftart"><text:span text:style-name="T12"><text:tab/>//disable the button</text:span></text:span></text:p>
      <text:p text:style-name="P283"><text:span text:style-name="Absatz-Standardschriftart"><text:span text:style-name="T12"><text:tab/>UI_myButton.setEnabled(false);</text:span></text:span></text:p>
      <text:p text:style-name="P283"><text:span text:style-name="Absatz-Standardschriftart"><text:span text:style-name="T12">}</text:span></text:span></text:p>
      <text:p text:style-name="P283"><text:span text:style-name="Absatz-Standardschriftart"><text:span text:style-name="T12">UI_myButton.setText("new text")</text:span></text:span></text:p>
      <text:p text:style-name="P283"><text:span text:style-name="Absatz-Standardschriftart"><text:span text:style-name="T12">UI_myButton.setIcon(scriptThread.createAbsolutePath("icons/button.gif")</text:span></text:span></text:p>
      <text:p text:style-name="P283"><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3">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80753648448713" text:continue-numbering="true" text:style-name="L37">
        <text:list-item>
          <text:p text:style-name="P559">text: The new text</text:p>
          <text:p text:style-name="P55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80752658322680" text:continue-numbering="true" text:style-name="L37">
        <text:list-item>
          <text:p text:style-name="P559">check: True=checked, false=not checked</text:p>
          <text:p text:style-name="P55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83"><text:span text:style-name="Absatz-Standardschriftart"><text:span text:style-name="T12">function myCheckBoxClicked()</text:span></text:span></text:p>
      <text:p text:style-name="P283"><text:span text:style-name="Absatz-Standardschriftart"><text:span text:style-name="T12">{</text:span></text:span></text:p>
      <text:p text:style-name="P283"><text:span text:style-name="Absatz-Standardschriftart"><text:span text:style-name="T12"><text:tab/>scriptThread.appendTextToConsole("myCheckBoxClicked");</text:span></text:span></text:p>
      <text:p text:style-name="P283"><text:span text:style-name="Absatz-Standardschriftart"><text:span text:style-name="T12"><text:tab/>//disable the check box</text:span></text:span></text:p>
      <text:p text:style-name="P283"><text:span text:style-name="Absatz-Standardschriftart"><text:span text:style-name="T12"><text:tab/>UI_myCheckBox.setEnabled(false);</text:span></text:span></text:p>
      <text:p text:style-name="P283"><text:span text:style-name="Absatz-Standardschriftart"><text:span text:style-name="T12">}</text:span></text:span></text:p>
      <text:p text:style-name="P283"><text:span text:style-name="Absatz-Standardschriftart"><text:span text:style-name="T12">UI_myCheckBox.setText("new text")</text:span></text:span></text:p>
      <text:p text:style-name="P283"><text:span text:style-name="Absatz-Standardschriftart"><text:span text:style-name="T12">UI_myCheckBox.clickedSignal.connect(myCheckBoxClicked);</text:span></text:span></text:p>
      <text:p text:style-name="P283"><text:span text:style-name="Absatz-Standardschriftart"><text:span text:style-name="T2"/></text:span></text:p>
      <text:h text:style-name="Heading_20_3" text:outline-level="3"><text:bookmark-start text:name="_Toc4030416903"/><text:bookmark-start text:name="__RefHeading__5856_1858286537"/><text:soft-page-break/>Script <text:bookmark-end text:name="_Toc4030416903"/>radio button<text:bookmark-end text:name="__RefHeading__5856_1858286537"/></text:h>
      <text:p text:style-name="P123">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6">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80753340392116" text:continue-numbering="true" text:style-name="L37">
        <text:list-item>
          <text:p text:style-name="P559">text: The new text</text:p>
          <text:p text:style-name="P559"/>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80753518483235" text:continue-numbering="true" text:style-name="L37">
        <text:list-item>
          <text:p text:style-name="P559">check: True=checked, false=not checked</text:p>
          <text:p text:style-name="P55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83"><text:span text:style-name="Absatz-Standardschriftart"><text:span text:style-name="T12">function myRadioButtonClicked()</text:span></text:span></text:p>
      <text:p text:style-name="P283"><text:span text:style-name="Absatz-Standardschriftart"><text:span text:style-name="T12">{</text:span></text:span></text:p>
      <text:p text:style-name="P283"><text:span text:style-name="Absatz-Standardschriftart"><text:span text:style-name="T12"><text:tab/>scriptThread.appendTextToConsole("myRadioButtonClicked");</text:span></text:span></text:p>
      <text:p text:style-name="P283"><text:span text:style-name="Absatz-Standardschriftart"><text:span text:style-name="T12"><text:tab/>//disable the check box</text:span></text:span></text:p>
      <text:p text:style-name="P283"><text:span text:style-name="Absatz-Standardschriftart"><text:span text:style-name="T12"><text:tab/>UI_myRadioButton.setEnabled(false);<text:tab/></text:span></text:span></text:p>
      <text:p text:style-name="P283"><text:span text:style-name="Absatz-Standardschriftart"><text:span text:style-name="T12">}</text:span></text:span></text:p>
      <text:p text:style-name="P283"><text:span text:style-name="Absatz-Standardschriftart"><text:span text:style-name="T12">UI_myRadioButton.setText("new text")</text:span></text:span></text:p>
      <text:p text:style-name="P283"><text:span text:style-name="Absatz-Standardschriftart"><text:span text:style-name="T12">UI_myRadioButton.clickedSignal.connect(myRadioButtonClicked);</text:span></text:span></text:p>
      <text:p text:style-name="P283"><text:span text:style-name="Absatz-Standardschriftart"><text:span text:style-name="T2"/></text:span></text:p>
      <text:h text:style-name="P926" text:outline-level="3"><text:bookmark-start text:name="_Toc403041691"/><text:bookmark-start text:name="__RefHeading__6038_596565095"/>Script <text:span text:style-name="T288">c</text:span>ombo <text:span text:style-name="T288">b</text:span>ox<text:bookmark-end text:name="_Toc403041691"/> <text:span text:style-name="T288">and <text:s/>font combo box</text:span><text:bookmark-end text:name="__RefHeading__6038_596565095"/></text:h>
      <text:p text:style-name="P123">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text:soft-page-break/>Arguments:</text:p>
      <text:list xml:id="list180752409277655" text:continue-numbering="true" text:style-name="L37">
        <text:list-item>
          <text:p text:style-name="P559">text: The text of the new item</text:p>
          <text:p text:style-name="P559"/>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80754032825150" text:continue-numbering="true" text:style-name="L37">
        <text:list-item>
          <text:p text:style-name="P559">index: The index of the new item</text:p>
        </text:list-item>
        <text:list-item>
          <text:p text:style-name="P559">text: The text of the new item</text:p>
          <text:p text:style-name="P559"/>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80752595407618" text:continue-numbering="true" text:style-name="L37">
        <text:list-item>
          <text:p text:style-name="P559">index: The index of the item</text:p>
          <text:p text:style-name="P559"/>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80752683722716" text:continue-numbering="true" text:style-name="L37">
        <text:list-item>
          <text:p text:style-name="P559">editable: True=editable, false=not editable</text:p>
          <text:p text:style-name="P559"/>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80753112061710" text:continue-numbering="true" text:style-name="L37">
        <text:list-item>
          <text:p text:style-name="P559">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80753582162201" text:continue-numbering="true" text:style-name="L37">
        <text:list-item>
          <text:p text:style-name="P559">index: The index of the item</text:p>
        </text:list-item>
        <text:list-item>
          <text:p text:style-name="P559">text: The new text</text:p>
          <text:p text:style-name="P559"/>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80752547060620" text:continue-numbering="true" text:style-name="L37">
        <text:list-item>
          <text:p text:style-name="P559"><text:soft-page-break/>text: The new text</text:p>
        </text:list-item>
      </text:list>
      <text:p text:style-name="P434"/>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80753106777569" text:continue-numbering="true" text:style-name="L37">
        <text:list-item>
          <text:p text:style-name="P559">index: The index of the new selected item</text:p>
        </text:list-item>
      </text:list>
      <text:p text:style-name="P260"/>
      <text:h text:style-name="Heading_20_4" text:outline-level="4">Number count(void)</text:h>
      <text:p text:style-name="P32">Returns the number of items in the combo box.</text:p>
      <text:p text:style-name="P32"/>
      <text:h text:style-name="Heading_20_4" text:outline-level="4">void clear(void)</text:h>
      <text:p text:style-name="P283">Clears the combo box and removes all items.</text:p>
      <text:p text:style-name="P283"/>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80753821594104" text:continue-numbering="true" text:style-name="L37">
        <text:list-item>
          <text:p text:style-name="P874">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80753147339345" text:continue-numbering="true" text:style-name="L37">
        <text:list-item>
          <text:p text:style-name="P874">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83"><text:span text:style-name="Absatz-Standardschriftart"><text:span text:style-name="T12">function myComboBoxCurrentTextChanged(text)</text:span></text:span></text:p>
      <text:p text:style-name="P283"><text:span text:style-name="Absatz-Standardschriftart"><text:span text:style-name="T12">{</text:span></text:span></text:p>
      <text:p text:style-name="P283"><text:span text:style-name="Absatz-Standardschriftart"><text:span text:style-name="T12"><text:tab/>UI_testTextEdit.append("myComboBoxCurrentTextChanged");</text:span></text:span></text:p>
      <text:p text:style-name="P283"><text:span text:style-name="Absatz-Standardschriftart"><text:span text:style-name="T12">}</text:span></text:span></text:p>
      <text:p text:style-name="P283"><text:span text:style-name="Absatz-Standardschriftart"><text:span text:style-name="T12">UI_myComboBox.setCurrentText("myItem");</text:span></text:span></text:p>
      <text:p text:style-name="P283"><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2">A QLineEdit in the user interface file is passed to the worker script via a <text:span text:style-name="T296">S</text:span>cript<text:span text:style-name="T296">L</text:span>ine<text:span text:style-name="T296">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80754125921603" text:continue-numbering="true" text:style-name="L37">
        <text:list-item>
          <text:p text:style-name="P559">text: The new text</text:p>
          <text:p text:style-name="P559"/>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text:soft-page-break/>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80753398314368" text:continue-numbering="true" text:style-name="L37">
        <text:list-item>
          <text:p text:style-name="P559">readOnly: True=read only, false=editable</text:p>
          <text:p text:style-name="P559"/>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80754480274612" text:continue-numbering="true" text:style-name="L37">
        <text:list-item>
          <text:p text:style-name="P559">bottom: The min. value</text:p>
        </text:list-item>
        <text:list-item>
          <text:p text:style-name="P559">top: The max. value</text:p>
          <text:p text:style-name="P559"/>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80753123314127" text:continue-numbering="true" text:style-name="L37">
        <text:list-item>
          <text:p text:style-name="P559">bottom: The min. value</text:p>
        </text:list-item>
        <text:list-item>
          <text:p text:style-name="P559">top: The max. value</text:p>
        </text:list-item>
        <text:list-item>
          <text:p text:style-name="P559">decimals: the max. number of digits after the decimal point</text:p>
          <text:p text:style-name="P559"/>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80753990264019" text:continue-numbering="true" text:style-name="L37">
        <text:list-item>
          <text:p text:style-name="P55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59">caseSensitiv: True if the pattern shall be matched case sensitively</text:p>
          <text:p text:style-name="P559"/>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80753259874372" text:continue-numbering="true" text:style-name="L37">
        <text:list-item>
          <text:p text:style-name="P874">currentText: The current text of the line edit</text:p>
          <text:p text:style-name="P874"/>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83"><text:span text:style-name="Absatz-Standardschriftart"><text:span text:style-name="T12">function textChangedSlot(text)</text:span></text:span></text:p>
      <text:p text:style-name="P283"><text:span text:style-name="Absatz-Standardschriftart"><text:span text:style-name="T12">{</text:span></text:span></text:p>
      <text:p text:style-name="P283"><text:span text:style-name="Absatz-Standardschriftart"><text:span text:style-name="T12"><text:tab/>UI_testTextEdit.append("textChangedSlot: " + text);</text:span></text:span></text:p>
      <text:p text:style-name="P283"><text:span text:style-name="Absatz-Standardschriftart"><text:span text:style-name="T12">}</text:span></text:span></text:p>
      <text:p text:style-name="P283"><text:span text:style-name="Absatz-Standardschriftart"><text:span text:style-name="T12">UI_lineEdit.addIntValidator(0, 2000);</text:span></text:span></text:p>
      <text:p text:style-name="P283"><text:span text:style-name="Absatz-Standardschriftart"><text:span text:style-name="T12">UI_lineEdit.textChangedSignal.connect(textChangedSlot);</text:span></text:span></text:p>
      <text:p text:style-name="P283"><text:span text:style-name="Absatz-Standardschriftart"><text:span text:style-name="T12">var text = UI_lineEdit.text()</text:span></text:span></text:p>
      <text:h text:style-name="Heading_20_3" text:outline-level="3"><text:bookmark-start text:name="_Toc403041694"/><text:bookmark-start text:name="__RefHeading__6042_596565095"/><text:soft-page-break/>Script table widget<text:bookmark-end text:name="_Toc403041694"/><text:bookmark-end text:name="__RefHeading__6042_596565095"/></text:h>
      <text:p text:style-name="P124">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80753866480333" text:continue-numbering="true" text:style-name="L37">
        <text:list-item>
          <text:p text:style-name="P874">row: The row of the cell</text:p>
        </text:list-item>
        <text:list-item>
          <text:p text:style-name="P874">column: The column of the cell</text:p>
        </text:list-item>
        <text:list-item>
          <text:p text:style-name="P874">text: The new text</text:p>
          <text:p text:style-name="P874"/>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80753123807754" text:continue-numbering="true" text:style-name="L37">
        <text:list-item>
          <text:p text:style-name="P874">row: The row of the header</text:p>
        </text:list-item>
        <text:list-item>
          <text:p text:style-name="P874">text: The new text</text:p>
          <text:p text:style-name="P874"/>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80752530343141" text:continue-numbering="true" text:style-name="L37">
        <text:list-item>
          <text:p text:style-name="P874">column: the column of the header</text:p>
        </text:list-item>
        <text:list-item>
          <text:p text:style-name="P874">text: The new text</text:p>
          <text:p text:style-name="P874"/>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80752597482074" text:continue-numbering="true" text:style-name="L37">
        <text:list-item>
          <text:p text:style-name="P874">row: The row of the cell</text:p>
        </text:list-item>
        <text:list-item>
          <text:p text:style-name="P874">column: The column of the cell</text:p>
        </text:list-item>
        <text:list-item>
          <text:p text:style-name="P874">editable: True=editable, false=not editable</text:p>
          <text:p text:style-name="P874"/>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80753259451119" text:continue-numbering="true" text:style-name="L37">
        <text:list-item>
          <text:p text:style-name="P528">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80752852912462" text:continue-numbering="true" text:style-name="L37">
        <text:list-item>
          <text:p text:style-name="P528">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998" text:outline-level="4">void <text:span text:style-name="T375">insertRowWithContent(Number row, Array&lt;String&gt; texts, Array&lt;String&gt; backgroundColors, Array&lt;String&gt; foregroundColors)</text:span></text:h>
      <text:p text:style-name="P181">This function inserts one row at row and fills the cells with content.</text:p>
      <text:p text:style-name="P181"><text:span text:style-name="T376">Note: </text:span>Possible colors are: black, white, gray, red, green, blue, cyan, magenta and yellow.</text:p>
      <text:p text:style-name="P180">Arguments:</text:p>
      <text:list xml:id="list180753004769174" text:continue-numbering="true" text:style-name="L37">
        <text:list-item>
          <text:p text:style-name="P875">row: The row </text:p>
        </text:list-item>
        <text:list-item>
          <text:p text:style-name="P891">texts: The texts of the cells</text:p>
        </text:list-item>
        <text:list-item>
          <text:p text:style-name="P891">backgroundColors: The background colors of the cells</text:p>
        </text:list-item>
        <text:list-item>
          <text:p text:style-name="P891">foregroundColors: The foreground colors of the cells</text:p>
        </text:list-item>
      </text:list>
      <text:p text:style-name="P182">Example:</text:p>
      <text:p text:style-name="P366"><text:span text:style-name="Absatz-Standardschriftart"><text:span text:style-name="T47">UI_testSendTableWidget.insertRowWithContent(1, Array("text1", "text2"), Array("red", "green"), Array("white", "black"));</text:span></text:span></text:p>
      <text:p text:style-name="P36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180752614188426" text:continue-numbering="true" text:style-name="L37">
        <text:list-item>
          <text:p text:style-name="P874">color: The color, possible values are: black, white, gray, red, green, blue, cyan, magenta and yellow</text:p>
        </text:list-item>
        <text:list-item>
          <text:p text:style-name="P874">row: The row of the cell</text:p>
        </text:list-item>
        <text:list-item>
          <text:p text:style-name="P874">column: The column of the cell</text:p>
        </text:list-item>
      </text:list>
      <text:p text:style-name="P32">Example:</text:p>
      <text:p text:style-name="P283"><text:span text:style-name="Absatz-Standardschriftart"><text:span text:style-name="T12">UI_testSetTextLineEdit.setBackgroundColor("red", 0, 0);</text:span></text:span></text:p>
      <text:p text:style-name="P283"><text:span text:style-name="Absatz-Standardschriftart"><text:span text:style-name="T2"/></text:span></text:p>
      <text:h text:style-name="Heading_20_4" text:outline-level="4"><text:soft-page-break/>void setCellForegroundColor(String color, Number row, Number column)</text:h>
      <text:p text:style-name="P32">Sets the foreground color of a single cell.</text:p>
      <text:p text:style-name="P32">Arguments:</text:p>
      <text:list xml:id="list180754355985435" text:continue-numbering="true" text:style-name="L37">
        <text:list-item>
          <text:p text:style-name="P874">color: The color, possible values are: black, white, gray, red, green, blue, cyan, magenta and yellow</text:p>
        </text:list-item>
        <text:list-item>
          <text:p text:style-name="P874">row: The row of the cell</text:p>
        </text:list-item>
        <text:list-item>
          <text:p text:style-name="P874">column: The column of the cell</text:p>
        </text:list-item>
      </text:list>
      <text:p text:style-name="P32">Example:</text:p>
      <text:p text:style-name="P283"><text:span text:style-name="Absatz-Standardschriftart"><text:span text:style-name="T12">UI_testSetTextLineEdit.setBackgroundColor("red", 0, 0);</text:span></text:span></text:p>
      <text:p text:style-name="P283"><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80753484488970" text:continue-numbering="true" text:style-name="L37">
        <text:list-item>
          <text:p text:style-name="P874">column: The column</text:p>
        </text:list-item>
        <text:list-item>
          <text:p text:style-name="P874">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80753420861987" text:continue-numbering="true" text:style-name="L37">
        <text:list-item>
          <text:p text:style-name="P874">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80753562183361" text:continue-numbering="true" text:style-name="L37">
        <text:list-item>
          <text:p text:style-name="P874">row: The row</text:p>
          <text:p text:style-name="P874"/>
        </text:list-item>
      </text:list>
      <text:h text:style-name="Heading_20_4" text:outline-level="4">void setRowHeight(Number row, Number height)</text:h>
      <text:p text:style-name="P32">Sets the height of the given row to be height.</text:p>
      <text:p text:style-name="P32">Arguments:</text:p>
      <text:list xml:id="list180754061379008" text:continue-numbering="true" text:style-name="L37">
        <text:list-item>
          <text:p text:style-name="P874">row: The row</text:p>
        </text:list-item>
        <text:list-item>
          <text:p text:style-name="P874">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180753792408241" text:continue-numbering="true" text:style-name="L37">
        <text:list-item>
          <text:p text:style-name="P874">column: The column</text:p>
        </text:list-item>
        <text:list-item>
          <text:p text:style-name="P874">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text:soft-page-break/>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2">Arguments:</text:p>
      <text:list xml:id="list180752625769161" text:continue-numbering="true" text:style-name="L37">
        <text:list-item>
          <text:p text:style-name="P874">row: The row of the cell</text:p>
        </text:list-item>
        <text:list-item>
          <text:p text:style-name="P874">column: The column of the cell</text:p>
        </text:list-item>
        <text:list-item>
          <text:p text:style-name="P874">type: The type of the created widget. Possible type values are:</text:p>
          <text:list>
            <text:list-item>
              <text:p text:style-name="P874">LineEdit</text:p>
            </text:list-item>
            <text:list-item>
              <text:p text:style-name="P874">ComboBox</text:p>
            </text:list-item>
            <text:list-item>
              <text:p text:style-name="P874">Button</text:p>
            </text:list-item>
            <text:list-item>
              <text:p text:style-name="P874">CheckBox</text:p>
            </text:list-item>
            <text:list-item>
              <text:p text:style-name="P874">SpinBox</text:p>
            </text:list-item>
            <text:list-item>
              <text:p text:style-name="P874">DoubleSpinBox</text:p>
            </text:list-item>
            <text:list-item>
              <text:p text:style-name="P874">VerticalSlider</text:p>
            </text:list-item>
            <text:list-item>
              <text:p text:style-name="P874">HorizontalSlider</text:p>
            </text:list-item>
            <text:list-item>
              <text:p text:style-name="P874">TimeEdit</text:p>
            </text:list-item>
            <text:list-item>
              <text:p text:style-name="P874">DateEdit</text:p>
            </text:list-item>
            <text:list-item>
              <text:p text:style-name="P874">DateTimeEdit</text:p>
            </text:list-item>
            <text:list-item>
              <text:p text:style-name="P874">CalendarWidget</text:p>
            </text:list-item>
            <text:list-item>
              <text:p text:style-name="P874">TextEdit</text:p>
            </text:list-item>
            <text:list-item>
              <text:p text:style-name="P874">Dial</text:p>
            </text:list-item>
          </text:list>
        </text:list-item>
      </text:list>
      <text:p text:style-name="P32">Return: True on success</text:p>
      <text:p text:style-name="P32">Example:</text:p>
      <text:p text:style-name="P283"><text:span text:style-name="Absatz-Standardschriftart"><text:span text:style-name="T12">function TableCheckBoxClicked(checked)</text:span></text:span></text:p>
      <text:p text:style-name="P283"><text:span text:style-name="Absatz-Standardschriftart"><text:span text:style-name="T12">{</text:span></text:span></text:p>
      <text:p text:style-name="P283"><text:span text:style-name="Absatz-Standardschriftart"><text:span text:style-name="T12"><text:tab/>UI_testTextEdit.append("TableCheckBoxClicked: " + checked);</text:span></text:span></text:p>
      <text:p text:style-name="P283"><text:span text:style-name="Absatz-Standardschriftart"><text:span text:style-name="T12">}</text:span></text:span></text:p>
      <text:p text:style-name="P283"><text:span text:style-name="Absatz-Standardschriftart"><text:span text:style-name="T12">UI_testSendTableWidget.insertWidget(3, 1, "CheckBox");</text:span></text:span></text:p>
      <text:p text:style-name="P283"><text:span text:style-name="Absatz-Standardschriftart"><text:span text:style-name="T12">var UI_tableCheckBox1 = UI_testSendTableWidget.getWidget(3, 1);</text:span></text:span></text:p>
      <text:p text:style-name="P283"><text:span text:style-name="Absatz-Standardschriftart"><text:span text:style-name="T12">if(typeof UI_tableCheckBox1 != 'undefined')</text:span></text:span></text:p>
      <text:p text:style-name="P283"><text:span text:style-name="Absatz-Standardschriftart"><text:span text:style-name="T12">{</text:span></text:span></text:p>
      <text:p text:style-name="P283"><text:span text:style-name="Absatz-Standardschriftart"><text:span text:style-name="T12"><text:tab/>UI_tableComboBox1.addItem("val1");</text:span></text:span></text:p>
      <text:p text:style-name="P283"><text:span text:style-name="Absatz-Standardschriftart"><text:span text:style-name="T12"><text:tab/>UI_tableCheckBox1.clickedSignal.connect(TableCheckBoxClicked)</text:span></text:span></text:p>
      <text:p text:style-name="P283"><text:span text:style-name="Absatz-Standardschriftart"><text:span text:style-name="T12">}</text:span></text:span></text:p>
      <text:p text:style-name="P283"><text:span text:style-name="Absatz-Standardschriftart"><text:span text:style-name="T2"/></text:span></text:p>
      <text:h text:style-name="Heading_20_4" text:outline-level="4"><text:bookmark-start text:name="__RefHeading__19610_1541510536"/><text:soft-page-break/>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180752812901259" text:continue-numbering="true" text:style-name="L37">
        <text:list-item>
          <text:p text:style-name="P559">row: The row of the cell</text:p>
        </text:list-item>
        <text:list-item>
          <text:p text:style-name="P559">column: The column of the cell</text:p>
        </text:list-item>
        <text:list-item>
          <text:p text:style-name="P559">iconFileName: The path to the item icon</text:p>
        </text:list-item>
      </text:list>
      <text:p text:style-name="P260"/>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80753522223499" text:continue-numbering="true" text:style-name="L37">
        <text:list-item>
          <text:p text:style-name="P559">canBeMoved: True for moving selected rows</text:p>
        </text:list-item>
      </text:list>
      <text:p text:style-name="P260"/>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1049" text:outline-level="4"><text:bookmark-start text:name="__RefHeading__20911_1541510536"/>void cellChangedSignal (void)<text:bookmark-end text:name="__RefHeading__20911_1541510536"/></text:h>
      <text:p text:style-name="P283">This signal is emitted if a cell has been changed.</text:p>
      <text:p text:style-name="P32">Example:</text:p>
      <text:p text:style-name="P283"><text:span text:style-name="Absatz-Standardschriftart"><text:span text:style-name="T12">function ReceiveTableSelectionChanged()</text:span></text:span></text:p>
      <text:p text:style-name="P283"><text:span text:style-name="Absatz-Standardschriftart"><text:span text:style-name="T12">{<text:tab/></text:span></text:span></text:p>
      <text:p text:style-name="P283"><text:span text:style-name="Absatz-Standardschriftart"><text:span text:style-name="T12"><text:tab/>var cells = UI_testReceiveTableWidget.getAllSelectedCells();</text:span></text:span></text:p>
      <text:p text:style-name="P283"><text:span text:style-name="Absatz-Standardschriftart"><text:span text:style-name="T12"><text:tab/>for(var i = 0; i &lt; cells.length; i++)</text:span></text:span></text:p>
      <text:p text:style-name="P283"><text:span text:style-name="Absatz-Standardschriftart"><text:span text:style-name="T12"><text:tab/>{</text:span></text:span></text:p>
      <text:p text:style-name="P283"><text:span text:style-name="Absatz-Standardschriftart"><text:span text:style-name="T12"><text:tab/><text:tab/>UI_testTextEdit.append('column: ' + cells[i].column + ' <text:s/>row: ' <text:tab/><text:tab/><text:tab/><text:tab/><text:tab/><text:tab/><text:tab/><text:tab/> + cells[i].row);</text:span></text:span></text:p>
      <text:p text:style-name="P283"><text:span text:style-name="Absatz-Standardschriftart"><text:span text:style-name="T12"><text:tab/>}</text:span></text:span></text:p>
      <text:p text:style-name="P283"><text:span text:style-name="Absatz-Standardschriftart"><text:span text:style-name="T12"><text:tab/></text:span></text:span></text:p>
      <text:p text:style-name="P283"><text:span text:style-name="Absatz-Standardschriftart"><text:span text:style-name="T12">}</text:span></text:span></text:p>
      <text:p text:style-name="P283"><text:span text:style-name="Absatz-Standardschriftart"><text:span text:style-name="T12">UI_testSendTableWidget.cellSelectionChangedSignal.connect(SendTableSelectionChanged)</text:span></text:span></text:p>
      <text:p text:style-name="P283"/>
      <text:h text:style-name="Heading_20_4" text:outline-level="4">void cellPressedSignal(Number row, Number column)</text:h>
      <text:p text:style-name="P32">This signal is emitted if the user has pressed a cell.</text:p>
      <text:p text:style-name="P32">Arguments:</text:p>
      <text:list xml:id="list180753909038135" text:continue-numbering="true" text:style-name="L37">
        <text:list-item>
          <text:p text:style-name="P874">row: The row of the cell</text:p>
        </text:list-item>
        <text:list-item>
          <text:p text:style-name="P874">column: The column of the cell</text:p>
          <text:p text:style-name="P874"/>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80753570782159" text:continue-numbering="true" text:style-name="L37">
        <text:list-item>
          <text:p text:style-name="P874">row: The row of the cell</text:p>
        </text:list-item>
        <text:list-item>
          <text:p text:style-name="P874"><text:soft-page-break/>column: The column of the cell</text:p>
          <text:p text:style-name="P874"/>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80753607986923" text:continue-numbering="true" text:style-name="L37">
        <text:list-item>
          <text:p text:style-name="P874">row: The row of the cell</text:p>
        </text:list-item>
        <text:list-item>
          <text:p text:style-name="P874">column: The column of the cell</text:p>
          <text:p text:style-name="P874"/>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80753113947091" text:continue-numbering="true" text:style-name="L37">
        <text:list-item>
          <text:p text:style-name="P874">row: The row of the cell</text:p>
        </text:list-item>
        <text:list-item>
          <text:p text:style-name="P874">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80753863855710" text:continue-numbering="true" text:style-name="L37">
        <text:list-item>
          <text:p text:style-name="P874">logicalIndex: The section's logical number</text:p>
        </text:list-item>
        <text:list-item>
          <text:p text:style-name="P874">oldSize: The old size</text:p>
        </text:list-item>
        <text:list-item>
          <text:p text:style-name="P874">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83"><text:span text:style-name="Absatz-Standardschriftart"><text:span text:style-name="T12">function tableWidgetCellChanged (row, column)</text:span></text:span></text:p>
      <text:p text:style-name="P283"><text:span text:style-name="Absatz-Standardschriftart"><text:span text:style-name="T12">{</text:span></text:span></text:p>
      <text:p text:style-name="P283"><text:span text:style-name="Absatz-Standardschriftart"><text:span text:style-name="T12"><text:tab/>UI_testTextEdit.append("tableWidgetCellChanged: " + </text:span></text:span></text:p>
      <text:p text:style-name="P283"><text:span text:style-name="Absatz-Standardschriftart"><text:span text:style-name="T12"><text:tab/><text:tab/><text:tab/><text:tab/><text:tab/>UI_tableWidget.getText(row, column));</text:span></text:span></text:p>
      <text:p text:style-name="P283"><text:span text:style-name="Absatz-Standardschriftart"><text:span text:style-name="T12">}</text:span></text:span></text:p>
      <text:p text:style-name="P283"><text:span text:style-name="Absatz-Standardschriftart"><text:span text:style-name="T12">UI_tableWidget.setRowCount(2);</text:span></text:span></text:p>
      <text:p text:style-name="P283"><text:span text:style-name="Absatz-Standardschriftart"><text:span text:style-name="T12">UI_tableWidget.setColumnCount(2);</text:span></text:span></text:p>
      <text:p text:style-name="P283"><text:span text:style-name="Absatz-Standardschriftart"><text:span text:style-name="T12">UI_tableWidget.setVerticalHeaderLabel(0, "ver1");</text:span></text:span></text:p>
      <text:p text:style-name="P283"><text:span text:style-name="Absatz-Standardschriftart"><text:span text:style-name="T12">UI_tableWidget.setVerticalHeaderLabel(1, "ver2");</text:span></text:span></text:p>
      <text:p text:style-name="P283"><text:span text:style-name="Absatz-Standardschriftart"><text:span text:style-name="T12">UI_tableWidget.setHorizontalHeaderLabel(0, "hor1");</text:span></text:span></text:p>
      <text:p text:style-name="P283"><text:span text:style-name="Absatz-Standardschriftart"><text:span text:style-name="T12">UI_tableWidget.setHorizontalHeaderLabel(1, "hor2");</text:span></text:span></text:p>
      <text:p text:style-name="P283"><text:span text:style-name="Absatz-Standardschriftart"><text:span text:style-name="T12">UI_tableWidget.setCellEditable(0,0, false);</text:span></text:span></text:p>
      <text:p text:style-name="P283"><text:span text:style-name="Absatz-Standardschriftart"><text:span text:style-name="T12">UI_tableWidget.setCellEditable(1,0, false);</text:span></text:span></text:p>
      <text:p text:style-name="P283"><text:span text:style-name="Absatz-Standardschriftart"><text:span text:style-name="T12">UI_tableWidget.insertRow(UI_testSendTableWidget.rowCount() )</text:span></text:span></text:p>
      <text:p text:style-name="P283"><text:span text:style-name="Absatz-Standardschriftart"><text:span text:style-name="T12">UI_tableWidget.setHorizontalHeaderLabel(2, "hor3");</text:span></text:span></text:p>
      <text:p text:style-name="P283"><text:span text:style-name="Absatz-Standardschriftart"><text:span text:style-name="T12">UI_tableWidget.setText(0, 0, "test1");</text:span></text:span></text:p>
      <text:p text:style-name="P283"><text:span text:style-name="Absatz-Standardschriftart"><text:span text:style-name="T12">UI_tableWidget.setText(1, 0, "test2");</text:span></text:span></text:p>
      <text:p text:style-name="P283"><text:span text:style-name="Absatz-Standardschriftart"><text:span text:style-name="T12">UI_tableWidget.setText(2, 0, "test3")</text:span></text:span></text:p>
      <text:p text:style-name="P283"><text:span text:style-name="Absatz-Standardschriftart"><text:span text:style-name="T12">UI_tableWidget.cellChangedSignal.connect(UI_tableWidgetCellChanged);</text:span></text:span></text:p>
      <text:p text:style-name="P28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83"><text:span text:style-name="Absatz-Standardschriftart"><text:span text:style-name="T12">//Adjust the width of the right column, so that all columns fit in the complete table.</text:span></text:span></text:p>
      <text:p text:style-name="P283"><text:span text:style-name="Absatz-Standardschriftart"><text:span text:style-name="T12">function adjustTableColmnWidth()</text:span></text:span></text:p>
      <text:p text:style-name="P283"><text:span text:style-name="Absatz-Standardschriftart"><text:span text:style-name="T12">{</text:span></text:span></text:p>
      <text:p text:style-name="P283"><text:span text:style-name="Absatz-Standardschriftart"><text:span text:style-name="T12"><text:tab/>var verticalScrollBarWidth = 0;</text:span></text:span></text:p>
      <text:p text:style-name="P283"><text:span text:style-name="Absatz-Standardschriftart"><text:span text:style-name="T12"><text:tab/>if(UI_TableWidget.isVerticalScrollBarVisible())</text:span></text:span></text:p>
      <text:p text:style-name="P283"><text:span text:style-name="Absatz-Standardschriftart"><text:span text:style-name="T12"><text:tab/>{</text:span></text:span></text:p>
      <text:p text:style-name="P283"><text:span text:style-name="Absatz-Standardschriftart"><text:span text:style-name="T12"><text:tab/>verticalScrollBarWidth = UI_TableWidget.verticalScrollBarWidth();</text:span></text:span></text:p>
      <text:p text:style-name="P283"><text:span text:style-name="Absatz-Standardschriftart"><text:span text:style-name="T12"><text:tab/>}</text:span></text:span></text:p>
      <text:p text:style-name="P283"><text:span text:style-name="Absatz-Standardschriftart"><text:span text:style-name="T12"><text:tab/>UI_TableWidget.setColumnWidth(1, UI_TableWidget.width() -</text:span></text:span></text:p>
      <text:p text:style-name="P283"><text:soft-page-break/><text:span text:style-name="Absatz-Standardschriftart"><text:span text:style-name="T12"><text:s text:c="27"/><text:tab/>(UI_TableWidget.columnWidth(0)</text:span></text:span></text:p>
      <text:p text:style-name="P283"><text:span text:style-name="Absatz-Standardschriftart"><text:span text:style-name="T12"><text:tab/><text:tab/><text:tab/><text:tab/><text:tab/>+ 2 * UI_TableWidget.frameWidth()</text:span></text:span></text:p>
      <text:p text:style-name="P283"><text:span text:style-name="Absatz-Standardschriftart"><text:span text:style-name="T12"><text:s text:c="27"/><text:tab/>+ UI_TableWidget.verticalHeaderWidth() </text:span></text:span></text:p>
      <text:p text:style-name="P283"><text:span text:style-name="Absatz-Standardschriftart"><text:span text:style-name="T12"><text:s text:c="33"/>+ verticalScrollBarWidth));</text:span></text:span></text:p>
      <text:p text:style-name="P283"><text:span text:style-name="Absatz-Standardschriftart"><text:span text:style-name="T12">}</text:span></text:span></text:p>
      <text:p text:style-name="P283"><text:span text:style-name="Absatz-Standardschriftart"><text:span text:style-name="T12"/></text:span></text:p>
      <text:p text:style-name="P283"><text:span text:style-name="Absatz-Standardschriftart"><text:span text:style-name="T12">//The width of a header has been changed.</text:span></text:span></text:p>
      <text:p text:style-name="P283"><text:span text:style-name="Absatz-Standardschriftart"><text:span text:style-name="T12">function UI_tableHorizontalHeaderSectionResizedSignal(logicalIndex, oldSize, newSize)</text:span></text:span></text:p>
      <text:p text:style-name="P283"><text:span text:style-name="Absatz-Standardschriftart"><text:span text:style-name="T12">{</text:span></text:span></text:p>
      <text:p text:style-name="P283"><text:span text:style-name="Absatz-Standardschriftart"><text:span text:style-name="T12"><text:tab/>adjustSendTableColmnWidth();</text:span></text:span></text:p>
      <text:p text:style-name="P283"><text:span text:style-name="Absatz-Standardschriftart"><text:span text:style-name="T12">}</text:span></text:span></text:p>
      <text:p text:style-name="P283"><text:span text:style-name="Absatz-Standardschriftart"><text:span text:style-name="T12">//Start a timer which periodically calls adjustTableColmnWidth(if the dialog/table </text:span></text:span></text:p>
      <text:p text:style-name="P283"><text:span text:style-name="Absatz-Standardschriftart"><text:span text:style-name="T12">//size has been changed the columns have to be adjusted)</text:span></text:span></text:p>
      <text:p text:style-name="P283"><text:span text:style-name="Absatz-Standardschriftart"><text:span text:style-name="T12">var tableAdjustWidthTimer = scriptThread.createTimer()</text:span></text:span></text:p>
      <text:p text:style-name="P283"><text:span text:style-name="Absatz-Standardschriftart"><text:span text:style-name="T12">tableAdjustWidthTimer.timeout.connect(adjustTableColmnWidth)</text:span></text:span></text:p>
      <text:p text:style-name="P283"><text:span text:style-name="Absatz-Standardschriftart"><text:span text:style-name="T12">tableAdjustWidthTimer.start(200);</text:span></text:span></text:p>
      <text:p text:style-name="P283"><text:span text:style-name="Absatz-Standardschriftart"><text:span text:style-name="T12"/></text:span></text:p>
      <text:p text:style-name="P283"><text:span text:style-name="Absatz-Standardschriftart"><text:span text:style-name="T12">UI_testSendTableWidget.horizontalHeaderSectionResizedSignal.connect(UI_tableHorizontalHeaderSectionResizedSignal);</text:span></text:span></text:p>
      <text:p text:style-name="P283"><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4">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80752656446820" text:continue-numbering="true" text:style-name="L37">
        <text:list-item>
          <text:p text:style-name="P874">row: The row of the new item</text:p>
        </text:list-item>
        <text:list-item>
          <text:p text:style-name="P874">itemText: The text of the new item</text:p>
        </text:list-item>
        <text:list-item>
          <text:p text:style-name="P874">iconFileName: The path to the item icon (if empty then no icon will be added)</text:p>
          <text:p text:style-name="P559"/>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4">n</text:span> item from the list widget.</text:p>
      <text:p text:style-name="P32">Arguments:</text:p>
      <text:list xml:id="list180753106149342" text:continue-numbering="true" text:style-name="L37">
        <text:list-item>
          <text:p text:style-name="P874">row: The row of the item</text:p>
          <text:p text:style-name="P682"/>
        </text:list-item>
      </text:list>
      <text:h text:style-name="Heading_20_4" text:outline-level="4">Number currentSelectedRow(void)</text:h>
      <text:p text:style-name="P283">Returns the current selected row.</text:p>
      <text:p text:style-name="P283"/>
      <text:h text:style-name="Heading_20_4" text:outline-level="4">void setCurrentRow(Number row)</text:h>
      <text:p text:style-name="P32">Sets the current selected row.</text:p>
      <text:p text:style-name="P32">Arguments:</text:p>
      <text:list xml:id="list180754521414646" text:continue-numbering="true" text:style-name="L37">
        <text:list-item>
          <text:p text:style-name="P874">row: The row of the item</text:p>
          <text:p text:style-name="P682"><text:soft-page-break/></text:p>
        </text:list-item>
      </text:list>
      <text:h text:style-name="Heading_20_4" text:outline-level="4">void clear(void)</text:h>
      <text:p text:style-name="P283">Clears the list widget.</text:p>
      <text:p text:style-name="P283"/>
      <text:h text:style-name="Heading_20_4" text:outline-level="4">void setItemBackgroundColor(Number row, String color)</text:h>
      <text:p text:style-name="P32">Sets the background color of an item.</text:p>
      <text:p text:style-name="P32">Arguments:</text:p>
      <text:list xml:id="list180753337964706" text:continue-numbering="true" text:style-name="L37">
        <text:list-item>
          <text:p text:style-name="P559">row: The row of the item</text:p>
        </text:list-item>
        <text:list-item>
          <text:p text:style-name="P559">color: The color, possible values are: black, white, gray, red, green, blue, cyan, magenta and yellow</text:p>
        </text:list-item>
      </text:list>
      <text:p text:style-name="P260"/>
      <text:h text:style-name="Heading_20_4" text:outline-level="4">void setItemForegroundColor(Number row, String color)</text:h>
      <text:p text:style-name="P32">Sets the foreground color of an item.</text:p>
      <text:p text:style-name="P32">Arguments:</text:p>
      <text:list xml:id="list180753908494624" text:continue-numbering="true" text:style-name="L37">
        <text:list-item>
          <text:p text:style-name="P559">row: The row of the item</text:p>
        </text:list-item>
        <text:list-item>
          <text:p text:style-name="P559">color: The color, possible values are: black, white, gray, red, green, blue, cyan, magenta and yellow</text:p>
        </text:list-item>
      </text:list>
      <text:p text:style-name="P434"/>
      <text:h text:style-name="Heading_20_4" text:outline-level="4">String getItemText(Number row)</text:h>
      <text:p text:style-name="P283">Returns the item text.</text:p>
      <text:p text:style-name="P434">Arguments:</text:p>
      <text:list xml:id="list180752777017042" text:continue-numbering="true" text:style-name="L37">
        <text:list-item>
          <text:p text:style-name="P559">row: The row of the item</text:p>
        </text:list-item>
      </text:list>
      <text:p text:style-name="P283"/>
      <text:h text:style-name="Heading_20_4" text:outline-level="4">void setItemText(Number row, String text)</text:h>
      <text:p text:style-name="P32">Sets the item text.</text:p>
      <text:p text:style-name="P32">Arguments:</text:p>
      <text:list xml:id="list180753349593923" text:continue-numbering="true" text:style-name="L37">
        <text:list-item>
          <text:p text:style-name="P559">row: The row of the item</text:p>
        </text:list-item>
        <text:list-item>
          <text:p text:style-name="P559">text: The new text</text:p>
        </text:list-item>
      </text:list>
      <text:h text:style-name="Heading_20_4" text:outline-level="4">void setItemIcon(Number row, String iconFileName)</text:h>
      <text:p text:style-name="P32">Sets the item icon.</text:p>
      <text:p text:style-name="P32">Arguments:</text:p>
      <text:list xml:id="list180754484121397" text:continue-numbering="true" text:style-name="L37">
        <text:list-item>
          <text:p text:style-name="P559">row: The row of the item</text:p>
        </text:list-item>
        <text:list-item>
          <text:p text:style-name="P559">iconFileName: The path to the item icon</text:p>
        </text:list-item>
      </text:list>
      <text:p text:style-name="P260"/>
      <text:h text:style-name="Heading_20_4" text:outline-level="4">void sortItems(bool ascendingOrder=true)</text:h>
      <text:p text:style-name="P32">Sorts the items in the widget in the specified order(true=AscendingOrder, false=DescendingOrder).</text:p>
      <text:p text:style-name="P260"/>
      <text:h text:style-name="Heading_20_4" text:outline-level="4">void currentRowChangedSignal(Number currentRow)</text:h>
      <text:p text:style-name="P32">This signal is emitted if the current row selection has been changed.</text:p>
      <text:p text:style-name="P283">Arguments:</text:p>
      <text:list xml:id="list180752707254194" text:continue-numbering="true" text:style-name="L37">
        <text:list-item>
          <text:p text:style-name="P559">currentRow: The index of the current selected item</text:p>
        </text:list-item>
      </text:list>
      <text:p text:style-name="P434"/>
      <text:h text:style-name="Heading_20_4" text:outline-level="4">void itemClickedSignal(Number row)</text:h>
      <text:p text:style-name="P32">This signal is emitted if a row has been clicked.</text:p>
      <text:p text:style-name="P283">Arguments:</text:p>
      <text:list xml:id="list180753955762949" text:continue-numbering="true" text:style-name="L37">
        <text:list-item>
          <text:p text:style-name="P559"><text:soft-page-break/>row: The row of the item</text:p>
        </text:list-item>
      </text:list>
      <text:p text:style-name="P434"/>
      <text:h text:style-name="Heading_20_4" text:outline-level="4">void itemDoubleClickedSignal(Number row)</text:h>
      <text:p text:style-name="P32">This signal is emitted if a row has been double clicked.</text:p>
      <text:p text:style-name="P283">Arguments:</text:p>
      <text:list xml:id="list180754547190444" text:continue-numbering="true" text:style-name="L37">
        <text:list-item>
          <text:p text:style-name="P559">row: The row of the item</text:p>
        </text:list-item>
      </text:list>
      <text:p text:style-name="P260"/>
      <text:h text:style-name="Heading_20_4" text:outline-level="4">Script list widget example</text:h>
      <text:p text:style-name="P341">The following Code shows the typically use of the <text:span text:style-name="T296">S</text:span>cript<text:span text:style-name="T296">L</text:span>ist<text:span text:style-name="T296">W</text:span>idget class:</text:p>
      <text:p text:style-name="P283"/>
      <text:p text:style-name="P295">function UI_listWidgetCurrentRowChanged(currentRow)</text:p>
      <text:p text:style-name="P295">{</text:p>
      <text:p text:style-name="P295"><text:tab/>UI_testTextEdit.append("UI_listWidgetCurrentRowChanged: " + currentRow);</text:p>
      <text:p text:style-name="P295">}</text:p>
      <text:p text:style-name="P295">function UI_listWidgetItemClicked(currentRow)</text:p>
      <text:p text:style-name="P295">{</text:p>
      <text:p text:style-name="P295"><text:tab/>UI_testTextEdit.append("UI_listWidgetItemClicked: " + currentRow);</text:p>
      <text:p text:style-name="P295">}</text:p>
      <text:p text:style-name="P295">function UI_listWidgetItemDoubleClicked(currentRow)</text:p>
      <text:p text:style-name="P295">{</text:p>
      <text:p text:style-name="P295"><text:tab/>UI_testTextEdit.append("UI_listWidgetItemDoubleClicked: " + currentRow);</text:p>
      <text:p text:style-name="P295">}</text:p>
      <text:p text:style-name="P423"/>
      <text:p text:style-name="P295">UI_sendListWidget.insertNewItem(UI_sendListWidget.rowCount(), "item0", scriptThread.createAbsolutePath("icons/folder.gif"));</text:p>
      <text:p text:style-name="P295">UI_sendListWidget.seItemBackgroundColor(UI_sendListWidget.rowCount() - 1, "red")</text:p>
      <text:p text:style-name="P295"/>
      <text:p text:style-name="P295">UI_sendListWidget.insertNewItem(UI_sendListWidget.rowCount(), "item1", scriptThread.createAbsolutePath("icons/browser.ico"));</text:p>
      <text:p text:style-name="P295">UI_sendListWidget.setCurrentRow(0);</text:p>
      <text:p text:style-name="P295"><text:tab/>UI_sendListWidget.currentRowChangedSignal.connect(UI_listWidgetCurrentRowChanged);</text:p>
      <text:p text:style-name="P295">UI_sendListWidget.itemClickedSignal.connect(UI_listWidgetItemClick)</text:p>
      <text:p text:style-name="P295">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4">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Example:</text:p>
      <text:p text:style-name="P295">var headerList = Array("header 1", "header 2");</text:p>
      <text:p text:style-name="P295">UI_treeWidget.setHeaderLabels(headerList);</text:p>
      <text:p text:style-name="P284"/>
      <text:h text:style-name="Heading_20_4" text:outline-level="4">void setColumnWidth(Number column, Number size)</text:h>
      <text:p text:style-name="P32">Sets the width of a column.</text:p>
      <text:p text:style-name="P32"><text:soft-page-break/></text:p>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text:soft-page-break/></text:p>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42">The following Code shows the typically use of the <text:span text:style-name="T297">S</text:span>cript<text:span text:style-name="T297">T</text:span>ree<text:span text:style-name="T297">W</text:span>idget class:</text:p>
      <text:p text:style-name="P283"/>
      <text:p text:style-name="P295">function UI_treeWidgetItemClicked(item, column)</text:p>
      <text:p text:style-name="P295">{</text:p>
      <text:p text:style-name="P295"><text:tab/>UI_testTextEdit.append("UI_treeWidgetItemClicked: " + item.text(column));</text:p>
      <text:p text:style-name="P295">}</text:p>
      <text:p text:style-name="P295"/>
      <text:p text:style-name="P295">function UI_treeWidgetItemDoubleClicked(item, column)</text:p>
      <text:p text:style-name="P295">{</text:p>
      <text:p text:style-name="P295"><text:tab/>UI_testTextEdit.append("UI_treeWidgetItemDoubleClicked: " + <text:tab/><text:tab/><text:tab/><text:tab/><text:tab/><text:tab/><text:tab/>item.text(column));</text:p>
      <text:p text:style-name="P295">}</text:p>
      <text:p text:style-name="P295"/>
      <text:p text:style-name="P295">UI_treeWidget.itemClickedSignal.connect(UI_treeWidgetItemClicked);</text:p>
      <text:p text:style-name="P295">UI_treeWidget.itemDoubleClickedSignal.connect(UI_treeWidgetItemDoubleClicked);</text:p>
      <text:p text:style-name="P295"/>
      <text:p text:style-name="P295">UI_treeWidget.setColumnWidth(0, 100);</text:p>
      <text:p text:style-name="P295"/>
      <text:p text:style-name="P295">var treeItem1 = UI_treeWidget.createScriptTreeWidgetItem();</text:p>
      <text:p text:style-name="P295">treeItem1.setText(0, "value1");</text:p>
      <text:p text:style-name="P295">treeItem1.setData(0, 0, "value 1");</text:p>
      <text:p text:style-name="P295">treeItem1.setText(0, treeItem1.data(0, 0));</text:p>
      <text:p text:style-name="P295">treeItem1.setItemIcon(0, scriptThread.createAbsolutePath("icons/openfolder.gif"));</text:p>
      <text:p text:style-name="P295">treeItem1.setText(1, "value2");</text:p>
      <text:p text:style-name="P295">treeItem1.setItemIcon(1, scriptThread.createAbsolutePath("icons/folder.gif"));</text:p>
      <text:p text:style-name="P295">UI_treeWidget.addTopLevelItem(treeItem1);</text:p>
      <text:p text:style-name="P295"/>
      <text:p text:style-name="P295">var treeItem2 = UI_treeWidget.createScriptTreeWidgetItem();</text:p>
      <text:p text:style-name="P295">treeItem2.setText(0, "value3");</text:p>
      <text:p text:style-name="P295">treeItem2.setItemIcon(0, scriptThread.createAbsolutePath("icons/browser.ico"));</text:p>
      <text:p text:style-name="P295">treeItem2.setText(1, "value4");</text:p>
      <text:p text:style-name="P295">treeItem2.setItemIcon(1, scriptThread.createAbsolutePath("icons/browser.ico"));</text:p>
      <text:p text:style-name="P295"><text:soft-page-break/>UI_treeWidget.insertTopLevelItem(UI_treeWidget.topLevelItemCount(), treeItem2)</text:p>
      <text:p text:style-name="P295">treeItem2.setBackgroundColor(0, "red");</text:p>
      <text:p text:style-name="P295">treeItem2.setForegroundColor(1, "blue");</text:p>
      <text:p text:style-name="P295">treeItem1.addChild(treeItem2);</text:p>
      <text:p text:style-name="P295"/>
      <text:p text:style-name="P295">UI_treeWidget.expandItem(treeItem1);</text:p>
      <text:p text:style-name="P284"/>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text:soft-page-break/>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1074" text:outline-level="4">Script tree widget item example</text:h>
      <text:p text:style-name="P122">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2">A QTextEdit in the user interface file is passed to the worker script via a <text:span text:style-name="T298">S</text:span>cript<text:span text:style-name="T298">T</text:span>ext<text:span text:style-name="T298">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180752854515195" text:continue-numbering="true" text:style-name="L37">
        <text:list-item>
          <text:p text:style-name="P528">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80754143867193" text:continue-numbering="true" text:style-name="L37">
        <text:list-item>
          <text:p text:style-name="P528">maxChars: The new value for max. characters</text:p>
        </text:list-item>
      </text:list>
      <text:h text:style-name="P999" text:outline-level="4">String replaceNonHtmlChars(String text, <text:span text:style-name="T486">bool replaceNewLine=true</text:span>)</text:h>
      <text:p text:style-name="P32">Replaces the characters '\n',' ', '&lt;' and '&gt;' to their html representation.</text:p>
      <text:p text:style-name="P32">Arguments:</text:p>
      <text:list xml:id="list180753849845277" text:continue-numbering="true" text:style-name="L37">
        <text:list-item>
          <text:p text:style-name="P874">text: The old text.</text:p>
        </text:list-item>
        <text:list-item>
          <text:p text:style-name="P892">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80754142762761" text:continue-numbering="true" text:style-name="L37">
        <text:list-item>
          <text:p text:style-name="P528">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80753783399449" text:continue-numbering="true" text:style-name="L37">
        <text:list-item>
          <text:p text:style-name="P528">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1000" text:outline-level="4">void insertPlainText(String text<text:span text:style-name="T300">, bool atTheEnd=true</text:span>)</text:h>
      <text:p text:style-name="P32">Inserts plain text into the text edit.</text:p>
      <text:p text:style-name="P32">Arguments:</text:p>
      <text:list xml:id="list180753012900408" text:continue-list="list180753783399449" text:style-name="L49">
        <text:list-item>
          <text:p text:style-name="P665">text: The text</text:p>
        </text:list-item>
        <text:list-item>
          <text:p text:style-name="P666"><text:soft-page-break/>atTheEnd: If true then the text is inserted at the end if false then the text is inserted at the cursor position</text:p>
          <text:p text:style-name="P666"/>
        </text:list-item>
      </text:list>
      <text:h text:style-name="P1000" text:outline-level="4"><text:bookmark-start text:name="__RefHeading__6762_596565095"/>void insertHtml(String htmlString<text:span text:style-name="T300">, bool atTheEnd=true</text:span>)<text:bookmark-end text:name="__RefHeading__6762_596565095"/></text:h>
      <text:p text:style-name="P32">Inserts <text:span text:style-name="T301">HTML text</text:span> into the text edit.</text:p>
      <text:p text:style-name="P32">Arguments:</text:p>
      <text:list xml:id="list180753453099592" text:continue-numbering="true" text:style-name="L49">
        <text:list-item>
          <text:p text:style-name="P665">htmlString: The <text:span text:style-name="T301">HTML</text:span> string</text:p>
        </text:list-item>
        <text:list-item>
          <text:p text:style-name="P666">atTheEnd: If true then the text is inserted at the end if false then the text is inserted at the cursor position</text:p>
          <text:p text:style-name="P666"/>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80752779298670" text:continue-list="list180753453099592" text:style-name="L37">
        <text:list-item>
          <text:p text:style-name="P528">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80753530092609" text:continue-numbering="true" text:style-name="L37">
        <text:list-item>
          <text:p text:style-name="P528">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80754289699456" text:continue-numbering="true" text:style-name="L37">
        <text:list-item>
          <text:p text:style-name="P528">text: The text</text:p>
        </text:list-item>
      </text:list>
      <text:h text:style-name="P1072" text:outline-level="4">void <text:span text:style-name="T300">lockScrolling(bool lock)</text:span></text:h>
      <text:p text:style-name="P126">Locks or unlocks the scrolling of the vertical scroll bar.</text:p>
      <text:p text:style-name="P125">Arguments:</text:p>
      <text:list xml:id="list180754202926501" text:continue-numbering="true" text:style-name="L37">
        <text:list-item>
          <text:p text:style-name="P595"><text:span text:style-name="T300">lock</text:span>: <text:span text:style-name="T300">true for locking and false for unlocking</text:span></text:p>
        </text:list-item>
      </text:list>
      <text:p text:style-name="P270"/>
      <text:h text:style-name="P1073" text:outline-level="4">void <text:span text:style-name="T363">setUpdateRate(Number updateRate)</text:span></text:h>
      <text:p text:style-name="P164">Sets the update rate of the script text edit.</text:p>
      <text:p text:style-name="P163">Arguments:</text:p>
      <text:list xml:id="list180754527312069" text:continue-numbering="true" text:style-name="L37">
        <text:list-item>
          <text:p text:style-name="P596"><text:span text:style-name="T363">updateRate</text:span>: <text:span text:style-name="T363">The new update rate</text:span></text:p>
          <text:p text:style-name="P68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2">A QProgressBar in the user interface file is passed to the script via a <text:span text:style-name="T298">S</text:span>cript<text:span text:style-name="T298">P</text:span>rogress<text:span text:style-name="T298">B</text:span>a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text:soft-page-break/>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80754570640581" text:continue-numbering="true" text:style-name="L37">
        <text:list-item>
          <text:p text:style-name="P559">minimum: The minimum</text:p>
        </text:list-item>
        <text:list-item>
          <text:p text:style-name="P559">maximum: The maximum</text:p>
          <text:p text:style-name="P559"/>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80753181962154" text:continue-numbering="true" text:style-name="L37">
        <text:list-item>
          <text:p text:style-name="P559">minimum: The minimum</text:p>
          <text:p text:style-name="P559"/>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80754420771421" text:continue-numbering="true" text:style-name="L37">
        <text:list-item>
          <text:p text:style-name="P559">maximum: The maximum</text:p>
          <text:p text:style-name="P559"/>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80754309426770" text:continue-numbering="true" text:style-name="L37">
        <text:list-item>
          <text:p text:style-name="P559">value: The current value</text:p>
          <text:p text:style-name="P682"/>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83"><text:span text:style-name="Absatz-Standardschriftart"><text:span text:style-name="T12">UI_progressBar.setMinimum(0);</text:span></text:span></text:p>
      <text:p text:style-name="P283"><text:span text:style-name="Absatz-Standardschriftart"><text:span text:style-name="T12">UI_progressBar.setMaximum(100);</text:span></text:span></text:p>
      <text:p text:style-name="P283"><text:span text:style-name="Absatz-Standardschriftart"><text:span text:style-name="T12">UI_progressBar.setValue(10);</text:span></text:span></text:p>
      <text:p text:style-name="P283"><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4">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180753240307724" text:continue-numbering="true" text:style-name="L37">
        <text:list-item>
          <text:p text:style-name="P874">min: The minimum</text:p>
        </text:list-item>
        <text:list-item>
          <text:p text:style-name="P874">max: The maximum</text:p>
          <text:p text:style-name="P874"/>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80752583160557" text:continue-numbering="true" text:style-name="L37">
        <text:list-item>
          <text:p text:style-name="P559"><text:soft-page-break/>value: The current value</text:p>
        </text:list-item>
      </text:list>
      <text:p text:style-name="P434"/>
      <text:h text:style-name="Heading_20_4" text:outline-level="4">Number value(void)</text:h>
      <text:p text:style-name="P283">Returns <text:s/>the slider's current value.</text:p>
      <text:p text:style-name="P283"/>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83"><text:span text:style-name="Absatz-Standardschriftart"><text:span text:style-name="T12">function UI_horizontalSliderValueChanged(value)</text:span></text:span></text:p>
      <text:p text:style-name="P283"><text:span text:style-name="Absatz-Standardschriftart"><text:span text:style-name="T12">{</text:span></text:span></text:p>
      <text:p text:style-name="P283"><text:span text:style-name="Absatz-Standardschriftart"><text:span text:style-name="T12"><text:tab/>UI_testTextEdit.append("UI_horizontalSliderValueChanged");</text:span></text:span></text:p>
      <text:p text:style-name="P283"><text:span text:style-name="Absatz-Standardschriftart"><text:span text:style-name="T12">}</text:span></text:span></text:p>
      <text:p text:style-name="P283"><text:span text:style-name="Absatz-Standardschriftart"><text:span text:style-name="T12">UI_horizontalSlider.valueChangedSignal.connect(UI_horizontalSliderValueChanged);</text:span></text:span></text:p>
      <text:p text:style-name="P283"><text:span text:style-name="Absatz-Standardschriftart"><text:span text:style-name="T12">UI_horizontalSlider.setRange(0,100);</text:span></text:span></text:p>
      <text:p text:style-name="P283"><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2">A QSpinBox in the user interface file is passed to the worker script via a <text:span text:style-name="T298">S</text:span>cript<text:span text:style-name="T298">S</text:span>pin<text:span text:style-name="T298">B</text:span>ox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80753520782590" text:continue-numbering="true" text:style-name="L37">
        <text:list-item>
          <text:p text:style-name="P874">min: The minimum</text:p>
        </text:list-item>
        <text:list-item>
          <text:p text:style-name="P874">max: The maximum</text:p>
          <text:p text:style-name="P874"/>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80752553320725" text:continue-numbering="true" text:style-name="L37">
        <text:list-item>
          <text:p text:style-name="P559">value: The current value</text:p>
        </text:list-item>
      </text:list>
      <text:p text:style-name="P260"/>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180752816731786" text:continue-numbering="true" text:style-name="L37">
        <text:list-item>
          <text:p text:style-name="P559">value: The new value</text:p>
        </text:list-item>
      </text:list>
      <text:p text:style-name="P434"/>
      <text:h text:style-name="Heading_20_4" text:outline-level="4">Number singleStep(void)</text:h>
      <text:p text:style-name="P283">Returns the single step value.</text:p>
      <text:p text:style-name="P32"><text:soft-page-break/></text:p>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83"><text:span text:style-name="Absatz-Standardschriftart"><text:span text:style-name="T12">function UI_spinBoxValueChanged(value)</text:span></text:span></text:p>
      <text:p text:style-name="P283"><text:span text:style-name="Absatz-Standardschriftart"><text:span text:style-name="T12">{</text:span></text:span></text:p>
      <text:p text:style-name="P283"><text:span text:style-name="Absatz-Standardschriftart"><text:span text:style-name="T12"><text:tab/>UI_testTextEdit.append("UI_spinBoxValueChanged: " + value);</text:span></text:span></text:p>
      <text:p text:style-name="P283"><text:span text:style-name="Absatz-Standardschriftart"><text:span text:style-name="T12">}</text:span></text:span></text:p>
      <text:p text:style-name="P283"><text:span text:style-name="Absatz-Standardschriftart"><text:span text:style-name="T12">UI_spinBox.valueChangedSignal.connect(UI_spinBoxValueChanged);</text:span></text:span></text:p>
      <text:p text:style-name="P283"><text:span text:style-name="Absatz-Standardschriftart"><text:span text:style-name="T12">UI_spinBox.setRange(0,100);</text:span></text:span></text:p>
      <text:p text:style-name="P283"><text:span text:style-name="Absatz-Standardschriftart"><text:span text:style-name="T12">UI_spinBox.setValue(0);</text:span></text:span></text:p>
      <text:p text:style-name="P283"><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4">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80752519897186" text:continue-numbering="true" text:style-name="L37">
        <text:list-item>
          <text:p text:style-name="P874">min: The minimum</text:p>
        </text:list-item>
        <text:list-item>
          <text:p text:style-name="P874">max: The maximum</text:p>
          <text:p text:style-name="P874"/>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80753341179855" text:continue-numbering="true" text:style-name="L37">
        <text:list-item>
          <text:p text:style-name="P559">value: The current value</text:p>
        </text:list-item>
      </text:list>
      <text:p text:style-name="P260"/>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80754098211502" text:continue-numbering="true" text:style-name="L37">
        <text:list-item>
          <text:p text:style-name="P559">value: The new value</text:p>
          <text:p text:style-name="P682"/>
        </text:list-item>
      </text:list>
      <text:h text:style-name="Heading_20_4" text:outline-level="4">Number singleStep(void)</text:h>
      <text:p text:style-name="P283">Returns the single step value.</text:p>
      <text:p text:style-name="P283"/>
      <text:h text:style-name="Heading_20_4" text:outline-level="4">void setDecimals(Number value)</text:h>
      <text:p text:style-name="P32">Sets the precision of the spin box, in decimals.</text:p>
      <text:p text:style-name="P32">Arguments:</text:p>
      <text:list xml:id="list180753877217798" text:continue-numbering="true" text:style-name="L37">
        <text:list-item>
          <text:p text:style-name="P559"><text:soft-page-break/>value: The new value</text:p>
        </text:list-item>
      </text:list>
      <text:p text:style-name="P260"/>
      <text:h text:style-name="Heading_20_4" text:outline-level="4">Number decimals(void)</text:h>
      <text:p text:style-name="P283">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83"><text:span text:style-name="Absatz-Standardschriftart"><text:span text:style-name="T12">function UI_doubleSpinBoxValueChanged(value)</text:span></text:span></text:p>
      <text:p text:style-name="P283"><text:span text:style-name="Absatz-Standardschriftart"><text:span text:style-name="T12">{</text:span></text:span></text:p>
      <text:p text:style-name="P283"><text:span text:style-name="Absatz-Standardschriftart"><text:span text:style-name="T12"><text:tab/>UI_testTextEdit.append("UI_doubleSpinBoxValueChanged: " + value);</text:span></text:span></text:p>
      <text:p text:style-name="P283"><text:span text:style-name="Absatz-Standardschriftart"><text:span text:style-name="T12">}</text:span></text:span></text:p>
      <text:p text:style-name="P283"><text:span text:style-name="Absatz-Standardschriftart"><text:span text:style-name="T12">UI_doubleSpinBox.valueChangedSignal.connect(UI_doubleSpinBoxValueChanged);</text:span></text:span></text:p>
      <text:p text:style-name="P283"><text:span text:style-name="Absatz-Standardschriftart"><text:span text:style-name="T12">UI_doubleSpinBox.setRange(0,100);</text:span></text:span></text:p>
      <text:p text:style-name="P283"><text:span text:style-name="Absatz-Standardschriftart"><text:span text:style-name="T12">UI_doubleSpinBox.setDecimals(2);</text:span></text:span></text:p>
      <text:p text:style-name="P283"><text:span text:style-name="Absatz-Standardschriftart"><text:span text:style-name="T12">UI_doubleSpinBox.setValue(0);</text:span></text:span></text:p>
      <text:p text:style-name="P283"><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2">A QTimeEdit in the user interface file is passed to the worker script via a <text:span text:style-name="T299">S</text:span>cript<text:span text:style-name="T299">T</text:span>im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80754301212161" text:continue-numbering="true" text:style-name="L37">
        <text:list-item>
          <text:p text:style-name="P559">time: The time (must satisfy the display format)</text:p>
          <text:p text:style-name="P559"/>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80752726775474" text:continue-numbering="true" text:style-name="L37">
        <text:list-item>
          <text:p text:style-name="P874">format: The new display format (see chapter <text:span text:style-name="Absatz-Standardschriftart"><text:span text:style-name="T152"><text:bookmark-ref text:reference-format="text" text:ref-name="__RefHeading__13033_443172521">Time format</text:bookmark-ref></text:span></text:span>)</text:p>
          <text:p text:style-name="P559"/>
        </text:list-item>
      </text:list>
      <text:h text:style-name="Heading_20_4" text:outline-level="4">String getDisplayFormat(void)</text:h>
      <text:p text:style-name="P283">Returns the display format.</text:p>
      <text:p text:style-name="P28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ext:soft-page-break/>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83"><text:span text:style-name="Absatz-Standardschriftart"><text:span text:style-name="T12">//time is 12:01.00</text:span></text:span></text:p>
      <text:p text:style-name="P283"><text:span text:style-name="Absatz-Standardschriftart"><text:span text:style-name="T12">UI_timeEdit.setDisplayFormat("m'mm'hcarss");</text:span></text:span></text:p>
      <text:p text:style-name="P328"><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83"><text:span text:style-name="Absatz-Standardschriftart"><text:span text:style-name="T12">//invalid</text:span></text:span></text:p>
      <text:p text:style-name="P283"><text:span text:style-name="Absatz-Standardschriftart"><text:span text:style-name="T12">UI_timeEdit.setDisplayFormat("hh:ms");</text:span></text:span></text:p>
      <text:p text:style-name="P328"><text:span text:style-name="Absatz-Standardschriftart"><text:span text:style-name="T12">UI_timeEdit.setTime("00:710");</text:span></text:span></text:p>
      <text:p text:style-name="P328"><text:span text:style-name="Absatz-Standardschriftart"><text:span text:style-name="T2"/></text:span></text:p>
      <text:p text:style-name="P32"><text:span text:style-name="Absatz-Standardschriftart"><text:span text:style-name="T173">Any field that is not represented in the format will be set to zero. For example:</text:span></text:span></text:p>
      <text:p text:style-name="P32"><text:span text:style-name="Absatz-Standardschriftart"><text:span text:style-name="T173"/></text:span></text:p>
      <text:p text:style-name="P283"><text:span text:style-name="Absatz-Standardschriftart"><text:span text:style-name="T175">//time is 00:01:30.000</text:span></text:span></text:p>
      <text:p text:style-name="P283"><text:span text:style-name="Absatz-Standardschriftart"><text:span text:style-name="T12">UI_timeEdit.setDisplayFormat("m.s");</text:span></text:span></text:p>
      <text:p text:style-name="P328"><text:span text:style-name="Absatz-Standardschriftart"><text:span text:style-name="T12">UI_timeEdit.setTime("1.30");</text:span></text:span></text:p>
      <text:p text:style-name="P32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83"><text:span text:style-name="Absatz-Standardschriftart"><text:span text:style-name="T12">function UI_timeEditTimeChanged(time)</text:span></text:span></text:p>
      <text:p text:style-name="P283"><text:span text:style-name="Absatz-Standardschriftart"><text:span text:style-name="T12">{</text:span></text:span></text:p>
      <text:p text:style-name="P283"><text:span text:style-name="Absatz-Standardschriftart"><text:span text:style-name="T12"><text:tab/>UI_testTextEdit.append("UI_timeEditTimeChanged: " + time);</text:span></text:span></text:p>
      <text:p text:style-name="P283"><text:span text:style-name="Absatz-Standardschriftart"><text:span text:style-name="T12">}</text:span></text:span></text:p>
      <text:p text:style-name="P283"><text:span text:style-name="Absatz-Standardschriftart"><text:span text:style-name="T12">UI_timeEdit.setDisplayFormat("hh:mm:ss");</text:span></text:span></text:p>
      <text:p text:style-name="P283"><text:span text:style-name="Absatz-Standardschriftart"><text:span text:style-name="T12">UI_timeEdit.setTime("10:09:08");</text:span></text:span></text:p>
      <text:p text:style-name="P283"><text:span text:style-name="Absatz-Standardschriftart"><text:span text:style-name="T12">UI_timeEdit.timeChangedSignal.connect(UI_timeEditTimeChanged);</text:span></text:span></text:p>
      <text:p text:style-name="P283"><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2">A QDateEdit in the user interface file is passed to the worker script via a <text:span text:style-name="T299">S</text:span>cript<text:span text:style-name="T299">D</text:span>at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text:soft-page-break/>void setDate(String date)<text:bookmark-end text:name="__RefHeading__6784_596565095111"/></text:h>
      <text:p text:style-name="P32">Sets the date.</text:p>
      <text:p text:style-name="P32">Arguments:</text:p>
      <text:list xml:id="list180753669038563" text:continue-numbering="true" text:style-name="L37">
        <text:list-item>
          <text:p text:style-name="P559">date: The date (must satisfy the display format)</text:p>
          <text:p text:style-name="P559"/>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80754143829432" text:continue-numbering="true" text:style-name="L37">
        <text:list-item>
          <text:p text:style-name="P874">format: The new display format (see chapter <text:span text:style-name="Absatz-Standardschriftart"><text:span text:style-name="T152"><text:bookmark-ref text:reference-format="text" text:ref-name="__RefHeading__13341_443172521">Date format</text:bookmark-ref></text:span></text:span>)</text:p>
          <text:p text:style-name="P559"/>
        </text:list-item>
      </text:list>
      <text:h text:style-name="Heading_20_4" text:outline-level="4">String getDisplayFormat(void)</text:h>
      <text:p text:style-name="P283">Returns the display format.</text:p>
      <text:p text:style-name="P28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83"><text:span text:style-name="Absatz-Standardschriftart"><text:span text:style-name="T12">//date is 1 December 2003</text:span></text:span></text:p>
      <text:p text:style-name="P283"><text:span text:style-name="Absatz-Standardschriftart"><text:span text:style-name="T12">UI_dateEdit.setDisplayFormat("d'MM'MMcaryyyy");</text:span></text:span></text:p>
      <text:p text:style-name="P283"><text:span text:style-name="Absatz-Standardschriftart"><text:span text:style-name="T12">UI_dateEdit.setDate("1MM12car2003");</text:span></text:span></text:p>
      <text:p text:style-name="P283"><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72">other sections. For example, the following format string could have meant January 30 but the M will grab two digits, resulting in an invalid date:</text:span></text:span></text:p>
      <text:p text:style-name="P283"><text:span text:style-name="Absatz-Standardschriftart"><text:span text:style-name="T12">//invalid</text:span></text:span></text:p>
      <text:p text:style-name="P283"><text:span text:style-name="Absatz-Standardschriftart"><text:span text:style-name="T12">UI_dateEdit.setDisplayFormat("Md");</text:span></text:span></text:p>
      <text:p text:style-name="P283"><text:span text:style-name="Absatz-Standardschriftart"><text:span text:style-name="T12">UI_dateEdit.setDate("130");</text:span></text:span></text:p>
      <text:p text:style-name="P283"><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4">Field</text:span></text:span></text:p>
          </table:table-cell>
          <table:table-cell table:style-name="Table4.B1" office:value-type="string">
            <text:p text:style-name="P32"><text:span text:style-name="Absatz-Standardschriftart"><text:span text:style-name="T124">Default value</text:span></text:span></text:p>
          </table:table-cell>
        </table:table-row>
        <table:table-row>
          <table:table-cell table:style-name="Table4.A2" office:value-type="string">
            <text:p text:style-name="P32"><text:span text:style-name="Absatz-Standardschriftart"><text:span text:style-name="T123">Year</text:span></text:span></text:p>
          </table:table-cell>
          <table:table-cell table:style-name="Table4.B2" office:value-type="string">
            <text:p text:style-name="P32"><text:span text:style-name="Absatz-Standardschriftart"><text:span text:style-name="T123">1900</text:span></text:span></text:p>
          </table:table-cell>
        </table:table-row>
        <table:table-row>
          <table:table-cell table:style-name="Table4.A2" office:value-type="string">
            <text:p text:style-name="P32"><text:span text:style-name="Absatz-Standardschriftart"><text:span text:style-name="T123">Month</text:span></text:span></text:p>
          </table:table-cell>
          <table:table-cell table:style-name="Table4.B2" office:value-type="string">
            <text:p text:style-name="P32"><text:span text:style-name="Absatz-Standardschriftart"><text:span text:style-name="T123">1</text:span></text:span></text:p>
          </table:table-cell>
        </table:table-row>
        <table:table-row>
          <table:table-cell table:style-name="Table4.A2" office:value-type="string">
            <text:p text:style-name="P32"><text:span text:style-name="Absatz-Standardschriftart"><text:span text:style-name="T123">Day</text:span></text:span></text:p>
          </table:table-cell>
          <table:table-cell table:style-name="Table4.B2" office:value-type="string">
            <text:p text:style-name="P32"><text:span text:style-name="Absatz-Standardschriftart"><text:span text:style-name="T123">1</text:span></text:span></text:p>
          </table:table-cell>
        </table:table-row>
      </table:table>
      <text:p text:style-name="Standard">The following examples demonstrate the default values:</text:p>
      <text:p text:style-name="P283"><text:span text:style-name="Absatz-Standardschriftart"><text:span text:style-name="T12">//</text:span></text:span><text:span text:style-name="Absatz-Standardschriftart"><text:span text:style-name="T174">January 30 1900</text:span></text:span></text:p>
      <text:p text:style-name="P283"><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83"><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83"><text:span text:style-name="Absatz-Standardschriftart"><text:span text:style-name="T12"/></text:span></text:p>
      <text:p text:style-name="P283"><text:span text:style-name="Absatz-Standardschriftart"><text:span text:style-name="T12">//</text:span></text:span><text:span text:style-name="Absatz-Standardschriftart"><text:span text:style-name="T174">January 10, 2000</text:span></text:span></text:p>
      <text:p text:style-name="P283"><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8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83"><text:span text:style-name="Absatz-Standardschriftart"><text:span text:style-name="T12"/></text:span></text:p>
      <text:p text:style-name="P283"><text:span text:style-name="Absatz-Standardschriftart"><text:span text:style-name="T12">//</text:span></text:span><text:span text:style-name="Absatz-Standardschriftart"><text:span text:style-name="T174">January 10, 2000</text:span></text:span></text:p>
      <text:p text:style-name="P283"><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8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83"><text:span text:style-name="Absatz-Standardschriftart"><text:span text:style-name="T12">function UI_dateEditDateChanged(date)</text:span></text:span></text:p>
      <text:p text:style-name="P283"><text:span text:style-name="Absatz-Standardschriftart"><text:span text:style-name="T12">{</text:span></text:span></text:p>
      <text:p text:style-name="P283"><text:span text:style-name="Absatz-Standardschriftart"><text:span text:style-name="T12"><text:tab/>UI_testTextEdit.append("UI_dateEditDateChanged: " + date);</text:span></text:span></text:p>
      <text:p text:style-name="P283"><text:span text:style-name="Absatz-Standardschriftart"><text:span text:style-name="T12">}</text:span></text:span></text:p>
      <text:p text:style-name="P283"><text:span text:style-name="Absatz-Standardschriftart"><text:span text:style-name="T12">UI_dateEdit.setDisplayFormat("dd.MM.yyyy");</text:span></text:span></text:p>
      <text:p text:style-name="P283"><text:span text:style-name="Absatz-Standardschriftart"><text:span text:style-name="T12">UI_dateEdit.setDate("01.02.2014");</text:span></text:span></text:p>
      <text:p text:style-name="P283"><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4">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180754391629087" text:continue-numbering="true" text:style-name="L37">
        <text:list-item>
          <text:p text:style-name="P559">date: The date and time (must satisfy the display format)</text:p>
          <text:p text:style-name="P559"/>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text:soft-page-break/>void setDisplayFormat(String format)</text:h>
      <text:p text:style-name="P32">Sets the display format.</text:p>
      <text:p text:style-name="P32">Arguments:</text:p>
      <text:list xml:id="list180753681311843" text:continue-numbering="true" text:style-name="L37">
        <text:list-item>
          <text:p text:style-name="P874">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689">Example:</text:p>
        </text:list-item>
      </text:list>
      <text:p text:style-name="P456"><text:span text:style-name="Absatz-Standardschriftart"><text:span text:style-name="T12">UI_dateTimeEdit.setDisplayFormat("dd.MM.yyyy hh:mm:ss");</text:span></text:span></text:p>
      <text:list xml:id="list180752732206044" text:continue-numbering="true" text:style-name="L37">
        <text:list-header>
          <text:p text:style-name="P559"/>
        </text:list-header>
      </text:list>
      <text:h text:style-name="Heading_20_4" text:outline-level="4">String getDisplayFormat(void)</text:h>
      <text:p text:style-name="P283">Returns the display format.</text:p>
      <text:p text:style-name="P28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83"><text:span text:style-name="Absatz-Standardschriftart"><text:span text:style-name="T12">//the user has changed the date and/or the time</text:span></text:span></text:p>
      <text:p text:style-name="P283"><text:span text:style-name="Absatz-Standardschriftart"><text:span text:style-name="T12">function UI_dateTimeEditTimeChanged(dateTime)</text:span></text:span></text:p>
      <text:p text:style-name="P283"><text:span text:style-name="Absatz-Standardschriftart"><text:span text:style-name="T12">{</text:span></text:span></text:p>
      <text:p text:style-name="P283"><text:span text:style-name="Absatz-Standardschriftart"><text:span text:style-name="T12"><text:tab/>UI_testTextEdit.append("UI_dateTimeEditTimeChanged: " + dateTime);<text:tab/><text:tab/></text:span></text:span></text:p>
      <text:p text:style-name="P283"><text:span text:style-name="Absatz-Standardschriftart"><text:span text:style-name="T12">}</text:span></text:span></text:p>
      <text:p text:style-name="P283"><text:span text:style-name="Absatz-Standardschriftart"><text:span text:style-name="T12">UI_dateTimeEdit.setDisplayFormat("dd.MM.yyyy hh:mm:ss");</text:span></text:span></text:p>
      <text:p text:style-name="P283"><text:span text:style-name="Absatz-Standardschriftart"><text:span text:style-name="T12">UI_dateTimeEdit.setDateTime("01.01.2016 10:09:08");</text:span></text:span></text:p>
      <text:p text:style-name="P283"><text:span text:style-name="Absatz-Standardschriftart"><text:span text:style-name="T12">UI_dateTimeEdit.dateTimeChangedSignal.connect(UI_dateTimeEditTimeChanged);</text:span></text:span></text:p>
      <text:p text:style-name="P32"/>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4">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80754429963052" text:continue-numbering="true" text:style-name="L37">
        <text:list-item>
          <text:p text:style-name="P559">date: The date (must satisfy the date format)</text:p>
          <text:p text:style-name="P559"/>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80753690133118" text:continue-numbering="true" text:style-name="L37">
        <text:list-item>
          <text:p text:style-name="P874">format: The new date format (see chapter <text:span text:style-name="Absatz-Standardschriftart"><text:span text:style-name="T152"><text:bookmark-ref text:reference-format="text" text:ref-name="__RefHeading__13341_443172521">Date format</text:bookmark-ref></text:span></text:span>)</text:p>
          <text:p text:style-name="P559"/>
        </text:list-item>
      </text:list>
      <text:h text:style-name="Heading_20_4" text:outline-level="4">String getDateFormat(void)</text:h>
      <text:p text:style-name="P283">Returns the date format.</text:p>
      <text:p text:style-name="P283"/>
      <text:h text:style-name="Heading_20_4" text:outline-level="4"><text:soft-page-break/>void setDateRange(String min, String max)</text:h>
      <text:p text:style-name="P283">Sets the minimum and the maximum date.</text:p>
      <text:p text:style-name="P283">Arguments:</text:p>
      <text:list xml:id="list3336610736151769506" text:style-name="L50">
        <text:list-item>
          <text:p text:style-name="P893">min: the min. date (must satisfy the date format)</text:p>
        </text:list-item>
        <text:list-item>
          <text:p text:style-name="P893">max: the max. date (must satisfy the date format)</text:p>
          <text:p text:style-name="P893"/>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83"><text:span text:style-name="Absatz-Standardschriftart"><text:span text:style-name="T12">//the user has changed the date</text:span></text:span></text:p>
      <text:p text:style-name="P283"><text:span text:style-name="Absatz-Standardschriftart"><text:span text:style-name="T12">function UI_calendarSelectionChangedSignal(date)</text:span></text:span></text:p>
      <text:p text:style-name="P283"><text:span text:style-name="Absatz-Standardschriftart"><text:span text:style-name="T12">{</text:span></text:span></text:p>
      <text:p text:style-name="P283"><text:span text:style-name="Absatz-Standardschriftart"><text:span text:style-name="T12"><text:tab/>UI_testTextEdit.append("UI_calendarSelectionChangedSignal: " + date);</text:span></text:span></text:p>
      <text:p text:style-name="P283"><text:span text:style-name="Absatz-Standardschriftart"><text:span text:style-name="T12">}</text:span></text:span></text:p>
      <text:p text:style-name="P283"><text:span text:style-name="Absatz-Standardschriftart"><text:span text:style-name="T12">UI_calendar.setDateFormat("dd.MM.yyyy");</text:span></text:span></text:p>
      <text:p text:style-name="P283"><text:span text:style-name="Absatz-Standardschriftart"><text:span text:style-name="T12">UI_calendar.setDateRange("01.01.2014", "01.01.2016");</text:span></text:span></text:p>
      <text:p text:style-name="P283"><text:span text:style-name="Absatz-Standardschriftart"><text:span text:style-name="T12">UI_calendar.setSelectedDate("01.02.2015");</text:span></text:span></text:p>
      <text:p text:style-name="P283"><text:span text:style-name="Absatz-Standardschriftart"><text:span text:style-name="T12">UI_calendar.selectionChangedSignal.connect(UI_calendarSelectionChangedSignal);</text:span></text:span></text:p>
      <text:p text:style-name="P32"/>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2">A QSplitter in the user interface file is passed to the worker script via a <text:span text:style-name="T299">S</text:span>cript<text:span text:style-name="T299">S</text:span>plitte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80753019216799" text:continue-list="list180753690133118" text:style-name="L37">
        <text:list-header>
          <text:p text:style-name="P559"/>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83"><text:soft-page-break/><text:span text:style-name="Absatz-Standardschriftart"><text:span text:style-name="T12">var sizeList = UI_SecondDialogSplitter.sizes();<text:tab/><text:tab/><text:tab/></text:span></text:span></text:p>
      <text:p text:style-name="P283"><text:span text:style-name="Absatz-Standardschriftart"><text:span text:style-name="T12">//Change the sizes.</text:span></text:span></text:p>
      <text:p text:style-name="P283"><text:span text:style-name="Absatz-Standardschriftart"><text:span text:style-name="T12">sizeList[0] -= 50;</text:span></text:span></text:p>
      <text:p text:style-name="P283"><text:span text:style-name="Absatz-Standardschriftart"><text:span text:style-name="T12">sizeList[1] += 50;</text:span></text:span></text:p>
      <text:p text:style-name="P283"><text:span text:style-name="Absatz-Standardschriftart"><text:span text:style-name="T12">UI_SecondDialogSplitter.setSizes(sizeList);</text:span></text:span></text:p>
      <text:p text:style-name="P283"><text:span text:style-name="Absatz-Standardschriftart"><text:span text:style-name="T2"/></text:span></text:p>
      <text:p text:style-name="P32"><text:span text:style-name="Absatz-Standardschriftart"><text:span text:style-name="T72">Note: To add a splitter in the designer following must be done:</text:span></text:span></text:p>
      <text:list xml:id="list7524161585594970712" text:style-name="L51">
        <text:list-item>
          <text:p text:style-name="P894"><text:span text:style-name="Absatz-Standardschriftart"><text:span text:style-name="T72">select several items</text:span></text:span></text:p>
        </text:list-item>
        <text:list-item>
          <text:p text:style-name="P894"><text:span text:style-name="Absatz-Standardschriftart"><text:span text:style-name="T72">press the right mouse button</text:span></text:span></text:p>
        </text:list-item>
        <text:list-item>
          <text:p text:style-name="P894"><text:span text:style-name="Absatz-Standardschriftart"><text:span text:style-name="T72">go to the 'lay out' menu</text:span></text:span></text:p>
        </text:list-item>
        <text:list-item>
          <text:p text:style-name="P894"><text:span text:style-name="Absatz-Standardschriftart"><text:span text:style-name="T72">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2">A QDial in the user interface file is passed to the worker script via a <text:span text:style-name="T299">S</text:span>cript<text:span text:style-name="T299">D</text:span>ial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80753091608197" text:continue-list="list180753019216799" text:style-name="L37">
        <text:list-item>
          <text:p text:style-name="P874">min: The minimum</text:p>
        </text:list-item>
        <text:list-item>
          <text:p text:style-name="P874">max: The maximum</text:p>
          <text:p text:style-name="P874"/>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80753148131262" text:continue-numbering="true" text:style-name="L37">
        <text:list-item>
          <text:p text:style-name="P559"><text:soft-page-break/>value: The current value</text:p>
        </text:list-item>
      </text:list>
      <text:p text:style-name="P434"/>
      <text:h text:style-name="Heading_20_4" text:outline-level="4">Number value(void)</text:h>
      <text:p text:style-name="P283">Returns <text:s/>the dial's current value.</text:p>
      <text:p text:style-name="P283"/>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83"><text:span text:style-name="Absatz-Standardschriftart"><text:span text:style-name="T12">function UI_dialValueChanged(value)</text:span></text:span></text:p>
      <text:p text:style-name="P283"><text:span text:style-name="Absatz-Standardschriftart"><text:span text:style-name="T12">{</text:span></text:span></text:p>
      <text:p text:style-name="P283"><text:span text:style-name="Absatz-Standardschriftart"><text:span text:style-name="T12"><text:tab/>UI_testTextEdit.append("UI_dialValueChanged");</text:span></text:span></text:p>
      <text:p text:style-name="P283"><text:span text:style-name="Absatz-Standardschriftart"><text:span text:style-name="T12">}</text:span></text:span></text:p>
      <text:p text:style-name="P283"><text:span text:style-name="Absatz-Standardschriftart"><text:span text:style-name="T12">UI_dial.valueChangedSignal.connect(UI_dialValueChanged);</text:span></text:span></text:p>
      <text:p text:style-name="P283"><text:span text:style-name="Absatz-Standardschriftart"><text:span text:style-name="T12">UI_dial.setRange(0,100);</text:span></text:span></text:p>
      <text:p text:style-name="P283"><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2">To create a <text:span text:style-name="T299">S</text:span>cript<text:span text:style-name="T299">P</text:span>lot<text:span text:style-name="T299">W</text:span>idget following must be done:</text:p>
      <text:list xml:id="list4007130733145747570" text:style-name="L52">
        <text:list-item>
          <text:p text:style-name="P895">add a group box to the script GUI (QtDesigner)</text:p>
        </text:list-item>
        <text:list-item>
          <text:p text:style-name="P895">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80753323559926" text:continue-numbering="true" text:style-name="L52">
        <text:list-header>
          <text:p text:style-name="P895"/>
        </text:list-header>
      </text:list>
      <text:h text:style-name="Heading_20_4" text:outline-level="4">Number addGraph(String color, String penStyle, String name)</text:h>
      <text:p text:style-name="P32">This function adds a graph to the diagram.</text:p>
      <text:p text:style-name="P32">Arguments:</text:p>
      <text:list xml:id="list180754199334498" text:continue-list="list180753148131262" text:style-name="L37">
        <text:list-item>
          <text:p text:style-name="P605">color: The color of the graph <text:span text:style-name="T492">(svg color keyword, e.g. </text:span>"blue", "red", "yellow", "green", "black", …<text:span text:style-name="T492">).</text:span></text:p>
        </text:list-item>
        <text:list-item>
          <text:p text:style-name="P559"><text:soft-page-break/>penStyle: The pen style of the graph. Allowed values are: "dash", "dot" and "solid"</text:p>
        </text:list-item>
        <text:list-item>
          <text:p text:style-name="P559">name: The name of the graph</text:p>
        </text:list-item>
      </text:list>
      <text:p text:style-name="P32">Return: The index of the added graph</text:p>
      <text:p text:style-name="P32"/>
      <text:h text:style-name="P983" text:outline-level="4"><text:bookmark-start text:name="__RefHeading__6493_254725059"/>void setInitialAxisRanges(Number xRange, Number yMinValue, Number yMaxValue, <text:span text:style-name="T490">bool addSpaceAfterBiggestValues = true</text:span>)<text:bookmark-end text:name="__RefHeading__6493_254725059"/></text:h>
      <text:p text:style-name="P32">Sets the initial ranges of the diagram.</text:p>
      <text:p text:style-name="P32">Arguments:</text:p>
      <text:list xml:id="list180754601453548" text:continue-numbering="true" text:style-name="L37">
        <text:list-item>
          <text:p text:style-name="P559">xRange: The range of the x axis (the x axis starts always with 0)</text:p>
        </text:list-item>
        <text:list-item>
          <text:p text:style-name="P559">yMinValue: The min. values of the y axis</text:p>
        </text:list-item>
        <text:list-item>
          <text:p text:style-name="P559">yMaxValue: The max. value of the y axis</text:p>
        </text:list-item>
        <text:list-item>
          <text:p text:style-name="P650">addSpaceAfterBiggestValues: True if a space shall be added after the biggest value of a graph</text:p>
          <text:p text:style-name="P559"/>
        </text:list-item>
      </text:list>
      <text:h text:style-name="Heading_20_4" text:outline-level="4"><text:bookmark-start text:name="__RefHeading__6495_254725059"/>bool addDataToGraph(Number graphIndex, Number x, Number y)<text:bookmark-end text:name="__RefHeading__6495_254725059"/></text:h>
      <text:p text:style-name="P32">Adds one point to a graph.</text:p>
      <text:p text:style-name="P32">Arguments:</text:p>
      <text:list xml:id="list180752806936549" text:continue-numbering="true" text:style-name="L37">
        <text:list-item>
          <text:p text:style-name="P559">graphIndex: The graph index</text:p>
        </text:list-item>
        <text:list-item>
          <text:p text:style-name="P559">x: The x value of the point</text:p>
        </text:list-item>
        <text:list-item>
          <text:p text:style-name="P559">y: The y value of the point</text:p>
          <text:p text:style-name="P559"/>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80752920995673" text:continue-numbering="true" text:style-name="L37">
        <text:list-item>
          <text:p text:style-name="P559">xAxisLabel: The label of the x axis</text:p>
        </text:list-item>
        <text:list-item>
          <text:p text:style-name="P559">yAxisLabel: The label of the y axis</text:p>
          <text:p text:style-name="P559"/>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80753017733860" text:continue-numbering="true" text:style-name="L37">
        <text:list-item>
          <text:p text:style-name="P559">show: True=show, false=hide</text:p>
          <text:p text:style-name="P559"/>
        </text:list-item>
      </text:list>
      <text:h text:style-name="Heading_20_4" text:outline-level="4"><text:bookmark-start text:name="_Toc4030416861"/>void clearGraphs(void)<text:bookmark-end text:name="_Toc4030416861"/></text:h>
      <text:p text:style-name="P283">This function clears the data of all graphs.</text:p>
      <text:p text:style-name="P434"/>
      <text:h text:style-name="Heading_20_4" text:outline-level="4"><text:bookmark-start text:name="_Toc40304168611"/>void removeAllGraphs(void)<text:bookmark-end text:name="_Toc40304168611"/></text:h>
      <text:p text:style-name="P283">This function removes all graphs.</text:p>
      <text:p text:style-name="P283"/>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83">Arguments:</text:p>
      <text:list xml:id="list180753304980194" text:continue-numbering="true" text:style-name="L37">
        <text:list-item>
          <text:p text:style-name="P559">showXRange: True if the x range input field shall be visible</text:p>
        </text:list-item>
        <text:list-item>
          <text:p text:style-name="P559">showYRange: True if the y range input fields shall be visible</text:p>
        </text:list-item>
        <text:list-item>
          <text:p text:style-name="P559">showUpdate: True if the x update check box shall be visible</text:p>
        </text:list-item>
        <text:list-item>
          <text:p text:style-name="P559"><text:soft-page-break/>showSave: True if the save button shall be visible</text:p>
        </text:list-item>
        <text:list-item>
          <text:p text:style-name="P559">showLoad: True if the load button shall be visible</text:p>
        </text:list-item>
        <text:list-item>
          <text:p text:style-name="P559">showClear: True if the clear button shall be visible</text:p>
        </text:list-item>
        <text:list-item>
          <text:p text:style-name="P559">showGraphVisibility: True if the show group box</text:p>
        </text:list-item>
        <text:list-item>
          <text:p text:style-name="P559">graphVisibilityMaxSize: The max. width of the show group box</text:p>
        </text:list-item>
        <text:list-item>
          <text:p text:style-name="P559">showLegend: True if the show legend check box shall be visible</text:p>
        </text:list-item>
      </text:list>
      <text:p text:style-name="P283"/>
      <text:h text:style-name="Heading_20_4" text:outline-level="4">void setMaxDataPointsPerGraph(Number maxDataPointsPerGraph)</text:h>
      <text:p text:style-name="P283">Sets the max. number of data points per graph (the default is 10.000.000.).</text:p>
      <text:p text:style-name="P283"/>
      <text:h text:style-name="Heading_20_4" text:outline-level="4">void setUpdateInterval(Number updateInterval)</text:h>
      <text:p text:style-name="P32">Sets the update-interval.</text:p>
      <text:p text:style-name="P32">Arguments:</text:p>
      <text:list xml:id="list180753218258020" text:continue-numbering="true" text:style-name="L37">
        <text:list-item>
          <text:p text:style-name="P559">updateInterval: The new interval</text:p>
        </text:list-item>
      </text:list>
      <text:p text:style-name="P434"/>
      <text:h text:style-name="P984" text:outline-level="4">void <text:bookmark-start text:name="_Toc40304168621645647"/><text:span text:style-name="T475">setScatterStyle(Number graphIndex, String style, Number size)</text:span><text:bookmark-end text:name="_Toc40304168621645647"/></text:h>
      <text:p text:style-name="P246">Sets the visual appearance of single data points in the plot.</text:p>
      <text:p text:style-name="P427">Arguments:</text:p>
      <text:list xml:id="list180752901536699" text:continue-numbering="true" text:style-name="L37">
        <text:list-item>
          <text:p text:style-name="P592"><text:span text:style-name="T475">graphIndex</text:span>: <text:span text:style-name="T475">The graph index.</text:span></text:p>
        </text:list-item>
        <text:list-item>
          <text:p text:style-name="P592"><text:span text:style-name="T475">style</text:span>: <text:span text:style-name="T475">The style of the single data points. Possible values:</text:span></text:p>
          <text:list>
            <text:list-item>
              <text:p text:style-name="P651">None: No scatter symbols are drawn.</text:p>
            </text:list-item>
            <text:list-item>
              <text:p text:style-name="P651">Dot: A single pixel.</text:p>
            </text:list-item>
            <text:list-item>
              <text:p text:style-name="P651">Cross: A cross.</text:p>
            </text:list-item>
            <text:list-item>
              <text:p text:style-name="P651">Plus: A plus.</text:p>
            </text:list-item>
            <text:list-item>
              <text:p text:style-name="P651">Circle: A circle.</text:p>
            </text:list-item>
            <text:list-item>
              <text:p text:style-name="P651">Disc: A circle which is filled with the pen's color.</text:p>
            </text:list-item>
            <text:list-item>
              <text:p text:style-name="P651">Square: A square.</text:p>
            </text:list-item>
            <text:list-item>
              <text:p text:style-name="P651">Diamond: A diamond.</text:p>
            </text:list-item>
            <text:list-item>
              <text:p text:style-name="P651">Star: A star with eight arms, i.e. a combination of cross and plus.</text:p>
            </text:list-item>
            <text:list-item>
              <text:p text:style-name="P651">Triangle: An equilateral triangle, standing on baseline.</text:p>
            </text:list-item>
            <text:list-item>
              <text:p text:style-name="P651">TriangleInverted: An equilateral triangle, standing on corner.</text:p>
            </text:list-item>
            <text:list-item>
              <text:p text:style-name="P651">CrossSquare: A square with a cross inside.</text:p>
            </text:list-item>
            <text:list-item>
              <text:p text:style-name="P651">PlusSquare: A square with a plus inside.</text:p>
            </text:list-item>
            <text:list-item>
              <text:p text:style-name="P651">CrossCircle: A circle with a cross inside.</text:p>
            </text:list-item>
            <text:list-item>
              <text:p text:style-name="P651">PlusCircle: A circle with a plus inside.</text:p>
            </text:list-item>
            <text:list-item>
              <text:p text:style-name="P651">Peace: A circle, with one vertical and two downward diagonal lines.</text:p>
            </text:list-item>
          </text:list>
        </text:list-item>
        <text:list-item>
          <text:p text:style-name="P592"><text:span text:style-name="T475">size</text:span>: <text:span text:style-name="T475">The size of the single data points.</text:span></text:p>
        </text:list-item>
      </text:list>
      <text:p text:style-name="P458"/>
      <text:h text:style-name="P984" text:outline-level="4">void <text:bookmark-start text:name="_Toc40304168621645646648"/><text:span text:style-name="T475">setLineStyle(Number graphIndex, String style)</text:span><text:bookmark-end text:name="_Toc40304168621645646648"/></text:h>
      <text:p text:style-name="P246">Sets the line style of a graph.</text:p>
      <text:p text:style-name="P427">Arguments:</text:p>
      <text:list xml:id="list180754463455874" text:continue-numbering="true" text:style-name="L37">
        <text:list-item>
          <text:p text:style-name="P592"><text:span text:style-name="T475">graphIndex</text:span>: <text:span text:style-name="T475">The graph index.</text:span></text:p>
        </text:list-item>
        <text:list-item>
          <text:p text:style-name="P592"><text:span text:style-name="T475">style</text:span>: <text:span text:style-name="T475">The style of the single data points. Possible values:</text:span></text:p>
          <text:list>
            <text:list-item>
              <text:p text:style-name="P651">None: Data points are not connected with any lines (e.g. data only represented with symbols according to the scatter style (is set with setScatterStyle)).</text:p>
            </text:list-item>
            <text:list-item>
              <text:p text:style-name="P651"><text:soft-page-break/>Line: Data points are connected by a straight line.</text:p>
            </text:list-item>
            <text:list-item>
              <text:p text:style-name="P651">StepLeft: Line is drawn as steps where the step height is the value of the left data point.</text:p>
            </text:list-item>
            <text:list-item>
              <text:p text:style-name="P651">StepRight: Line is drawn as steps where the step height is the value of the right data point.</text:p>
            </text:list-item>
            <text:list-item>
              <text:p text:style-name="P651">StepCenter: Line is drawn as steps where the step is in between two data points.</text:p>
            </text:list-item>
            <text:list-item>
              <text:p text:style-name="P651">Impulse: Each data point is represented by a line parallel to the value axis, which reaches from the data point to the zero-value-line.</text:p>
            </text:list-item>
          </text:list>
        </text:list-item>
      </text:list>
      <text:p text:style-name="P275"/>
      <text:h text:style-name="P1048" text:outline-level="4">void <text:bookmark-start text:name="_Toc4030416862164564612"/><text:span text:style-name="T482">removeDataRangeFromGraph(Number graphIndex, Number xFrom, Number xTo)</text:span><text:bookmark-end text:name="_Toc4030416862164564612"/></text:h>
      <text:p text:style-name="P908">Removes all data poNumbers with (sort-)keys between xFrom and xTo. If xFrom is greater or equal to xTo, the function does nothing.</text:p>
      <text:p text:style-name="P920">Arguments:</text:p>
      <text:list xml:id="list180753525455952" text:continue-numbering="true" text:style-name="L37">
        <text:list-item>
          <text:p text:style-name="P609"><text:span text:style-name="T475">graphIndex</text:span>: <text:span text:style-name="T475">The graph index.</text:span></text:p>
        </text:list-item>
        <text:list-item>
          <text:p text:style-name="P658">xFrom: The start position.</text:p>
        </text:list-item>
        <text:list-item>
          <text:p text:style-name="P658">xTo: The end position.</text:p>
        </text:list-item>
      </text:list>
      <text:p text:style-name="P275"/>
      <text:h text:style-name="P1043" text:outline-level="4">void setCurrentAxisRanges(Number xMinValue, Number xMaxValue, Number yMinValue, Number yMaxValue)</text:h>
      <text:p text:style-name="P910">The function sets the current ranges of the diagram. Automatic update should be disabled (see setAutoUpdateEnabled).</text:p>
      <text:p text:style-name="P919">Arguments:</text:p>
      <text:list xml:id="list180752705875034" text:continue-numbering="true" text:style-name="L37">
        <text:list-item>
          <text:p text:style-name="P608"><text:span text:style-name="T494">xMinValue</text:span>: <text:span text:style-name="T495">The min. values of the x axis.</text:span></text:p>
        </text:list-item>
        <text:list-item>
          <text:p text:style-name="P657"><text:span text:style-name="T494">xMaxValue</text:span>: <text:span text:style-name="T495">The max. value of the x axis.</text:span></text:p>
        </text:list-item>
        <text:list-item>
          <text:p text:style-name="P657"><text:span text:style-name="T494">yMinValue</text:span>: <text:span text:style-name="T495">The min. values of the y axis.</text:span></text:p>
        </text:list-item>
        <text:list-item>
          <text:p text:style-name="P657"><text:span text:style-name="T494">YmaxValue: The max. value of the y axis.</text:span></text:p>
        </text:list-item>
      </text:list>
      <text:p text:style-name="P661"/>
      <text:h text:style-name="P1045" text:outline-level="4">void setAutoUpdateEnabled(bool enabled)</text:h>
      <text:p text:style-name="P922">Sets the automatic update enabled state.</text:p>
      <text:p text:style-name="P922"/>
      <text:h text:style-name="P1045" text:outline-level="4">bool isAutoUpdateEnabled(void)</text:h>
      <text:p text:style-name="P922">Returns the automatic update enabled state.</text:p>
      <text:p text:style-name="P922"/>
      <text:h text:style-name="P1045" text:outline-level="4">void updatePlot(void)</text:h>
      <text:p text:style-name="P922">Repaints the plot widget.</text:p>
      <text:p text:style-name="P922"/>
      <text:h text:style-name="P1045" text:outline-level="4">void setLineWidth(Number graphIndex, Number width)</text:h>
      <text:p text:style-name="P912">This function sets the line width in pixel of a graph.</text:p>
      <text:p text:style-name="P919">Arguments:</text:p>
      <text:list xml:id="list180754237017938" text:continue-numbering="true" text:style-name="L37">
        <text:list-item>
          <text:p text:style-name="P608"><text:span text:style-name="T495">graphIndex</text:span>: <text:span text:style-name="T495">The graph index.</text:span></text:p>
        </text:list-item>
        <text:list-item>
          <text:p text:style-name="P657"><text:span text:style-name="T495">width</text:span>: <text:span text:style-name="T495">The line width (pixel).</text:span></text:p>
        </text:list-item>
      </text:list>
      <text:p text:style-name="P661"/>
      <text:h text:style-name="P1047" text:outline-level="4">Array&lt;ScriptPlotDataPoint&gt; getDataFromGraph(Number graphIndex, Number xStart, Number count)</text:h>
      <text:p text:style-name="P914">This function returns several data points from a graph. </text:p>
      <text:p text:style-name="P919"><text:soft-page-break/>Arguments:</text:p>
      <text:list xml:id="list180753587319714" text:continue-numbering="true" text:style-name="L37">
        <text:list-item>
          <text:p text:style-name="P608"><text:span text:style-name="T495">graphIndex</text:span>: <text:span text:style-name="T495">The graph index.</text:span></text:p>
        </text:list-item>
        <text:list-item>
          <text:p text:style-name="P657"><text:span text:style-name="T496">xStart</text:span>: <text:span text:style-name="T496">The x coordinate of the first data point.</text:span></text:p>
        </text:list-item>
        <text:list-item>
          <text:p text:style-name="P657"><text:span text:style-name="T496">count</text:span>: <text:span text:style-name="T496">Number of points to grab. If negative then this function grabs backwards.</text:span></text:p>
          <text:p text:style-name="P700">Return: Array with the data points (ScriptPlotDataPoint).</text:p>
          <text:p text:style-name="P700"/>
          <text:p text:style-name="P700">Note: The properties of ScriptPlotDataPoint are x and y.</text:p>
        </text:list-item>
      </text:list>
      <text:p text:style-name="P43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83">Arguments:</text:p>
      <text:list xml:id="list180752697227727" text:continue-numbering="true" text:style-name="L37">
        <text:list-item>
          <text:p text:style-name="P559">xValue: The x-position of the click</text:p>
        </text:list-item>
        <text:list-item>
          <text:p text:style-name="P559">yValue: The y-position of the click</text:p>
        </text:list-item>
        <text:list-item>
          <text:p text:style-name="P559">mouseButton: The used mouse button (enumeration Qt::MouseButton)</text:p>
        </text:list-item>
      </text:list>
      <text:p text:style-name="P260"/>
      <text:h text:style-name="P987" text:outline-level="4"><text:bookmark-start text:name="_Toc403041686560561"/>void xRangeChangedSignal(Number newValue)<text:bookmark-end text:name="_Toc403041686560561"/></text:h>
      <text:p text:style-name="P433">Is emitted if the user changes the value in the x-range textedit.</text:p>
      <text:list xml:id="list180752777078863" text:continue-numbering="true" text:style-name="L37">
        <text:list-header>
          <text:p text:style-name="P559"/>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83"><text:span text:style-name="Absatz-Standardschriftart"><text:span text:style-name="T12">//Is called if the user clicks the button.</text:span></text:span></text:p>
      <text:p text:style-name="P283"><text:span text:style-name="Absatz-Standardschriftart"><text:span text:style-name="T12">function clearButtonPressed()</text:span></text:span></text:p>
      <text:p text:style-name="P283"><text:span text:style-name="Absatz-Standardschriftart"><text:span text:style-name="T12">{</text:span></text:span></text:p>
      <text:p text:style-name="P283"><text:span text:style-name="Absatz-Standardschriftart"><text:span text:style-name="T12"><text:tab/>plotXCounter = 0;</text:span></text:span></text:p>
      <text:p text:style-name="P283"><text:span text:style-name="Absatz-Standardschriftart"><text:span text:style-name="T12"><text:tab/>plotWindow.clearGraphs();</text:span></text:span></text:p>
      <text:p text:style-name="P283"><text:span text:style-name="Absatz-Standardschriftart"><text:span text:style-name="T12"><text:tab/>plotWidget.clearGraphs();</text:span></text:span></text:p>
      <text:p text:style-name="P283"><text:span text:style-name="Absatz-Standardschriftart"><text:span text:style-name="T12">}</text:span></text:span></text:p>
      <text:p text:style-name="P283"><text:span text:style-name="Absatz-Standardschriftart"><text:span text:style-name="T12"/></text:span></text:p>
      <text:p text:style-name="P283"><text:span text:style-name="Absatz-Standardschriftart"><text:span text:style-name="T12">var plotWidget = UI_PlotGroupBox.addPlotWidget();</text:span></text:span></text:p>
      <text:p text:style-name="P283"><text:span text:style-name="Absatz-Standardschriftart"><text:span text:style-name="T12">plotWidget.setAxisLabels("x axis plot 1", "y axis plot 1");</text:span></text:span></text:p>
      <text:p text:style-name="P283"><text:span text:style-name="Absatz-Standardschriftart"><text:span text:style-name="T12">plotWidget.showLegend(true);</text:span></text:span></text:p>
      <text:p text:style-name="P283"><text:span text:style-name="Absatz-Standardschriftart"><text:span text:style-name="T12">plotWidget.setInitialAxisRanges(100, 0, 15);</text:span></text:span></text:p>
      <text:p text:style-name="P283"><text:span text:style-name="Absatz-Standardschriftart"><text:span text:style-name="T12">var plotWidgetGraph1Index = plotWidget.addGraph("blue", "solid", "value 5");</text:span></text:span></text:p>
      <text:p text:style-name="P283"><text:span text:style-name="Absatz-Standardschriftart"><text:span text:style-name="T12">var plotWidgetGraph2Index = plotWidget.addGraph("red", "solid", "value 5 + offset");</text:span></text:span></text:p>
      <text:p text:style-name="P283"><text:span text:style-name="Absatz-Standardschriftart"><text:span text:style-name="T12">plotWidget.showHelperElements(true, true, true, true, true, true);</text:span></text:span></text:p>
      <text:p text:style-name="P283"><text:span text:style-name="Absatz-Standardschriftart"><text:span text:style-name="T12">plotWidget.clearButtonPressedSignal.connect(clearButtonPressed);</text:span></text:span></text:p>
      <text:p text:style-name="P283"><text:span text:style-name="Absatz-Standardschriftart"><text:span text:style-name="T12"/></text:span></text:p>
      <text:p text:style-name="P283"><text:span text:style-name="Absatz-Standardschriftart"><text:span text:style-name="T12">var x = 0;</text:span></text:span></text:p>
      <text:p text:style-name="P283"><text:span text:style-name="Absatz-Standardschriftart"><text:span text:style-name="T12">var y = 0;</text:span></text:span></text:p>
      <text:p text:style-name="P283"><text:span text:style-name="Absatz-Standardschriftart"><text:span text:style-name="T12">for(var i = 0; i &lt; 100; i++)</text:span></text:span></text:p>
      <text:p text:style-name="P283"><text:span text:style-name="Absatz-Standardschriftart"><text:span text:style-name="T12">{</text:span></text:span></text:p>
      <text:p text:style-name="P283"><text:span text:style-name="Absatz-Standardschriftart"><text:span text:style-name="T12"><text:tab/>x++;</text:span></text:span></text:p>
      <text:p text:style-name="P283"><text:span text:style-name="Absatz-Standardschriftart"><text:span text:style-name="T12"><text:tab/>y++;</text:span></text:span></text:p>
      <text:p text:style-name="P283"><text:span text:style-name="Absatz-Standardschriftart"><text:span text:style-name="T12"><text:tab/>plotWidget.addDataToGraph(plotWidgetGraph1Index, <text:s/>x, <text:s/>y);</text:span></text:span></text:p>
      <text:p text:style-name="P283"><text:span text:style-name="Absatz-Standardschriftart"><text:span text:style-name="T12"><text:tab/>plotWidget.addDataToGraph(plotWidgetGraph2Index, <text:s/>x + 10, <text:s/>y);</text:span></text:span></text:p>
      <text:p text:style-name="P283"><text:span text:style-name="Absatz-Standardschriftart"><text:span text:style-name="T12"><text:tab/>if(y &gt; 10)</text:span></text:span></text:p>
      <text:p text:style-name="P283"><text:span text:style-name="Absatz-Standardschriftart"><text:span text:style-name="T12"><text:tab/>{</text:span></text:span></text:p>
      <text:p text:style-name="P283"><text:span text:style-name="Absatz-Standardschriftart"><text:span text:style-name="T12"><text:tab/><text:tab/>y = 0;</text:span></text:span></text:p>
      <text:p text:style-name="P283"><text:span text:style-name="Absatz-Standardschriftart"><text:span text:style-name="T12"><text:tab/>}</text:span></text:span></text:p>
      <text:p text:style-name="P283"><text:soft-page-break/><text:span text:style-name="Absatz-Standardschriftart"><text:span text:style-name="T12">}</text:span></text:span></text:p>
      <text:p text:style-name="P283"><text:span text:style-name="Absatz-Standardschriftart"><text:span text:style-name="T2"/></text:span></text:p>
      <text:h text:style-name="P927" text:outline-level="3"><text:bookmark-start text:name="__RefHeading___Toc20641_1050142399"/>Script <text:span text:style-name="T198">Canvas2D</text:span><text:bookmark-end text:name="__RefHeading___Toc20641_1050142399"/></text:h>
      <text:p text:style-name="P329"><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30"><text:span text:style-name="Absatz-Standardschriftart"><text:span text:style-name="T74"/></text:span></text:p>
      <text:p text:style-name="P55">To create a <text:span text:style-name="T299">S</text:span>cript<text:span text:style-name="T299">Canvas2DW</text:span>idget following must be done:</text:p>
      <text:list xml:id="list180753038568647" text:continue-list="list180753323559926" text:style-name="L52">
        <text:list-item>
          <text:p text:style-name="P896">add a group box to the script GUI (QtDesigner)</text:p>
        </text:list-item>
        <text:list-item>
          <text:p text:style-name="P896"><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29"><text:span text:style-name="Absatz-Standardschriftart"><text:span text:style-name="T72"/></text:span></text:p>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30"><text:span text:style-name="Absatz-Standardschriftart"><text:span text:style-name="T72">The functions and signals which can be used from script are described in the following chapters.</text:span></text:span></text:p>
      <text:p text:style-name="P330"><text:span text:style-name="Absatz-Standardschriftart"><text:span text:style-name="T182"/></text:span></text:p>
      <text:h text:style-name="P1001" text:outline-level="4"><text:bookmark-start text:name="__RefHeading__6792_596565095"/><text:span text:style-name="T206">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1001" text:outline-level="4"><text:span text:style-name="T206">String </text:span>globalCompositeOperation</text:h>
      <text:p text:style-name="P58">This read/write property holds the current the current composition operation.</text:p>
      <text:p text:style-name="P58">The default value is source-over. Following values are possible:</text:p>
      <text:list xml:id="list7621188227431992830" text:style-name="L53">
        <text:list-item>
          <text:p text:style-name="P897">"source-over"</text:p>
        </text:list-item>
        <text:list-item>
          <text:p text:style-name="P897">"destination-over"</text:p>
        </text:list-item>
        <text:list-item>
          <text:p text:style-name="P897">"clear"</text:p>
        </text:list-item>
        <text:list-item>
          <text:p text:style-name="P897">"source"</text:p>
        </text:list-item>
        <text:list-item>
          <text:p text:style-name="P897">"destination"</text:p>
        </text:list-item>
        <text:list-item>
          <text:p text:style-name="P897">"source-in"</text:p>
        </text:list-item>
        <text:list-item>
          <text:p text:style-name="P897">"destination-in"</text:p>
        </text:list-item>
        <text:list-item>
          <text:p text:style-name="P897">"source-out"</text:p>
        </text:list-item>
        <text:list-item>
          <text:p text:style-name="P897">"destination-out"</text:p>
        </text:list-item>
        <text:list-item>
          <text:p text:style-name="P897">"source-atop"</text:p>
        </text:list-item>
        <text:list-item>
          <text:p text:style-name="P897">"destination-atop"</text:p>
        </text:list-item>
        <text:list-item>
          <text:p text:style-name="P897">"xor"</text:p>
        </text:list-item>
        <text:list-item>
          <text:p text:style-name="P897">"plus"</text:p>
        </text:list-item>
        <text:list-item>
          <text:p text:style-name="P897">"multiply"</text:p>
        </text:list-item>
        <text:list-item>
          <text:p text:style-name="P897">"screen"</text:p>
        </text:list-item>
        <text:list-item>
          <text:p text:style-name="P897">"overlay"</text:p>
        </text:list-item>
        <text:list-item>
          <text:p text:style-name="P897">"darken"</text:p>
        </text:list-item>
        <text:list-item>
          <text:p text:style-name="P897">"lighten"</text:p>
        </text:list-item>
        <text:list-item>
          <text:p text:style-name="P897"><text:s/>"color-dodge"</text:p>
        </text:list-item>
        <text:list-item>
          <text:p text:style-name="P897">"color-burn"</text:p>
        </text:list-item>
        <text:list-item>
          <text:p text:style-name="P897">"hard-light"</text:p>
        </text:list-item>
        <text:list-item>
          <text:p text:style-name="P897"><text:soft-page-break/>"soft-light"</text:p>
        </text:list-item>
        <text:list-item>
          <text:p text:style-name="P897">"difference"</text:p>
        </text:list-item>
        <text:list-item>
          <text:p text:style-name="P897">"exclusion"</text:p>
        </text:list-item>
      </text:list>
      <text:p text:style-name="P58"><text:s text:c="4"/>Note: See QPainter::CompositionMode for more details.</text:p>
      <text:p text:style-name="P32"/>
      <text:h text:style-name="P1002" text:outline-level="4">QVariant strokeStyle</text:h>
      <text:p text:style-name="P59">This read/write property h<text:span text:style-name="T202">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1004" text:outline-level="4"><text:span text:style-name="T207">QVariant </text:span>fillStyle</text:h>
      <text:p text:style-name="P60">This read/write property h<text:span text:style-name="T203">olds the current style used for filling shapes. The style can be either a string containing a CSS color, a CanvasGradient or CanvasPattern object- The default value is '#000000'.</text:span></text:p>
      <text:p text:style-name="P60"/>
      <text:h text:style-name="P1005" text:outline-level="4"><text:span text:style-name="T207">Number </text:span>lineWidth</text:h>
      <text:p text:style-name="P61">This read/write property h<text:span text:style-name="T204">olds the current line width. Values that are not finite values greater than zero are ignored. The default value is 1.</text:span></text:p>
      <text:p text:style-name="P61"/>
      <text:h text:style-name="P1006" text:outline-level="4"><text:span text:style-name="T207">String </text:span>lineCap</text:h>
      <text:p text:style-name="P62">This read/write property h<text:span text:style-name="T205">olds the current line cap style. The possible line cap styles are:</text:span></text:p>
      <text:list xml:id="list2581570922977964627" text:style-name="L54">
        <text:list-item>
          <text:p text:style-name="P898">butt: the end of each line has a flat edge perpendicular to the direction of the line, this is the default line cap value.</text:p>
        </text:list-item>
        <text:list-item>
          <text:p text:style-name="P898"><text:span text:style-name="T207">r</text:span>ound: a semi-circle with the diameter equal to the width of the line must then be added on to the end of the line.</text:p>
        </text:list-item>
        <text:list-item>
          <text:p text:style-name="P898"><text:span text:style-name="T207">s</text:span>quare: a rectangle with the length of the line width and the width of half the line width, placed flat against the edge perpendicular to the direction of the line.</text:p>
        </text:list-item>
      </text:list>
      <text:p text:style-name="P69"/>
      <text:h text:style-name="P1003" text:outline-level="4">String lineJoin</text:h>
      <text:p text:style-name="P63">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1614971249632312854" text:style-name="L55">
        <text:list-item>
          <text:p text:style-name="P899">bevel: this is all that is rendered at joins.</text:p>
        </text:list-item>
        <text:list-item>
          <text:p text:style-name="P89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899">miter: a second filled triangle must (if it can given the miter length) be rendered at the join, this is the default line join style.</text:p>
        </text:list-item>
      </text:list>
      <text:p text:style-name="P59"/>
      <text:h text:style-name="P1007" text:outline-level="4">Number miterLimit</text:h>
      <text:p text:style-name="P64">This read/write property h<text:span text:style-name="T209">olds the current miter limit ratio. The default miter limit value is 10.0.</text:span></text:p>
      <text:p text:style-name="P64"/>
      <text:h text:style-name="P1007" text:outline-level="4"><text:soft-page-break/>Number shadowOffsetX</text:h>
      <text:p text:style-name="P64">This read/write property h<text:span text:style-name="T209">olds the current shadow offset in the positive horizontal distance. The default value is 0.</text:span></text:p>
      <text:p text:style-name="P64"/>
      <text:h text:style-name="P1007" text:outline-level="4">Number shadowOffsetY</text:h>
      <text:p text:style-name="P64">This read/write property h<text:span text:style-name="T209">olds the current shadow offset in the positive vertical distance. The default value is 0.</text:span></text:p>
      <text:p text:style-name="P64"/>
      <text:h text:style-name="P1007" text:outline-level="4">Number shadowBlur</text:h>
      <text:p text:style-name="P64">This read/write property h<text:span text:style-name="T209">olds the current level of blur applied to shadows. The default value is 0.</text:span></text:p>
      <text:p text:style-name="P64"/>
      <text:h text:style-name="P1007" text:outline-level="4">String shadowColor</text:h>
      <text:p text:style-name="P64">This read/write property h<text:span text:style-name="T209">olds the current shadow color. The default value is '#000000'.</text:span></text:p>
      <text:p text:style-name="P64"/>
      <text:h text:style-name="P1008" text:outline-level="4">String <text:span text:style-name="T210">width</text:span></text:h>
      <text:p text:style-name="P65">This read property h<text:span text:style-name="T210">olds the width of the canvas widget.</text:span></text:p>
      <text:p text:style-name="P65"/>
      <text:h text:style-name="P1008" text:outline-level="4">String <text:span text:style-name="T210">height</text:span></text:h>
      <text:p text:style-name="P65">This read property h<text:span text:style-name="T210">olds the height of the canvas widget.</text:span></text:p>
      <text:p text:style-name="P65"/>
      <text:h text:style-name="P1009" text:outline-level="4">String <text:span text:style-name="T476">textAlign</text:span></text:h>
      <text:p text:style-name="P68">This read/write property h<text:span text:style-name="T209">olds the current text alignment. The default value is Qt::AlignLeft.</text:span></text:p>
      <text:p text:style-name="P247">Possible values:</text:p>
      <text:list xml:id="list4314673253206353681" text:style-name="L56">
        <text:list-item>
          <text:p text:style-name="P900">0x0001 <text:span text:style-name="T478">(</text:span>Qt::AlignLeftAligns<text:span text:style-name="T478">): W</text:span>ith the left edge.</text:p>
        </text:list-item>
        <text:list-item>
          <text:p text:style-name="P900">0x0002 <text:span text:style-name="T478">(</text:span>Qt::AlignRight<text:span text:style-name="T478">): </text:span>Aligns with the right edge.</text:p>
        </text:list-item>
        <text:list-item>
          <text:p text:style-name="P900">0x0004 <text:span text:style-name="T478">(</text:span>Qt::AlignHCenter<text:span text:style-name="T478">): </text:span>Centers horizontally in the available space.</text:p>
        </text:list-item>
        <text:list-item>
          <text:p text:style-name="P900">0x0008 <text:span text:style-name="T478">(</text:span>Qt::AlignJustify<text:span text:style-name="T478">): </text:span>Justifies the text in the available space.</text:p>
        </text:list-item>
        <text:list-item>
          <text:p text:style-name="P900">0x0020 <text:span text:style-name="T478">(</text:span>Qt::AlignTop<text:span text:style-name="T478">): </text:span>Aligns with the top.</text:p>
        </text:list-item>
        <text:list-item>
          <text:p text:style-name="P900">0x0040 <text:span text:style-name="T478">(</text:span>Qt::AlignBottom<text:span text:style-name="T478">): </text:span>Aligns with the bottom.</text:p>
        </text:list-item>
        <text:list-item>
          <text:p text:style-name="P900">0x0080 <text:span text:style-name="T478">(</text:span>Qt::AlignVCenter<text:span text:style-name="T478">): </text:span>Centers vertically in the available space.</text:p>
        </text:list-item>
        <text:list-item>
          <text:p text:style-name="P900">0x0100 <text:span text:style-name="T478">(</text:span>Qt::AlignBaseline<text:span text:style-name="T478">): </text:span>Aligns with the baseline.</text:p>
        </text:list-item>
      </text:list>
      <text:p text:style-name="P247">Example:</text:p>
      <text:p text:style-name="P247"><text:span text:style-name="Absatz-Standardschriftart"><text:span text:style-name="T12">ctxPlasma.textAlign = 0x0004 //Qt::AlignHCenter</text:span></text:span></text:p>
      <text:h text:style-name="P1010" text:outline-level="4"/>
      <text:h text:style-name="P1010" text:outline-level="4">void <text:span text:style-name="T477">setFont(String family, Number pixelSize, int weight, bool italic)</text:span></text:h>
      <text:p text:style-name="P248">Sets the current font.</text:p>
      <text:p text:style-name="P248">Arguments</text:p>
      <text:list xml:id="list180754584715805" text:continue-list="list180752777078863" text:style-name="L37">
        <text:list-item>
          <text:p text:style-name="P597"><text:span text:style-name="T477">family</text:span>: The <text:span text:style-name="T477">font family.</text:span></text:p>
        </text:list-item>
        <text:list-item>
          <text:p text:style-name="P667">pixelSize: The font size(pixel).</text:p>
        </text:list-item>
        <text:list-item>
          <text:p text:style-name="P667">weight: The weight. Possible values:</text:p>
          <text:list>
            <text:list-item>
              <text:p text:style-name="P667">QFont::Thin: 0</text:p>
            </text:list-item>
            <text:list-item>
              <text:p text:style-name="P667">QFont::ExtraLight: 12</text:p>
            </text:list-item>
            <text:list-item>
              <text:p text:style-name="P667">QFont::Light: 25</text:p>
            </text:list-item>
            <text:list-item>
              <text:p text:style-name="P667">QFont::Normal: 50</text:p>
            </text:list-item>
            <text:list-item>
              <text:p text:style-name="P667">QFont::Medium: 57</text:p>
            </text:list-item>
            <text:list-item>
              <text:p text:style-name="P667"><text:soft-page-break/>QFont::DemiBold: 63</text:p>
            </text:list-item>
            <text:list-item>
              <text:p text:style-name="P667">QFont::Bold: 75</text:p>
            </text:list-item>
            <text:list-item>
              <text:p text:style-name="P667">QFont::ExtraBold: 81</text:p>
            </text:list-item>
            <text:list-item>
              <text:p text:style-name="P667">QFont::Black: 87</text:p>
            </text:list-item>
          </text:list>
        </text:list-item>
        <text:list-item>
          <text:p text:style-name="P669">italic: True of the font style shall be italic.</text:p>
        </text:list-item>
      </text:list>
      <text:p text:style-name="P77"/>
      <text:h text:style-name="P1011" text:outline-level="4">void <text:span text:style-name="T479">fillText(Number x, Number y, Number w, Number h, String text)</text:span></text:h>
      <text:p text:style-name="P249">Draws the given text beginning at the given position(x,y) and the given max. dimensions (w,h).</text:p>
      <text:list xml:id="list180753499344439" text:continue-numbering="true" text:style-name="L37">
        <text:list-header>
          <text:p text:style-name="P668"/>
        </text:list-header>
      </text:list>
      <text:h text:style-name="P1013"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283372807153908685" text:style-name="L57">
        <text:list-item>
          <text:p text:style-name="P901">strokeStyle</text:p>
        </text:list-item>
        <text:list-item>
          <text:p text:style-name="P901"><text:s text:c="4"/>fillStyle</text:p>
        </text:list-item>
        <text:list-item>
          <text:p text:style-name="P901"><text:s text:c="4"/>globalAlpha</text:p>
        </text:list-item>
        <text:list-item>
          <text:p text:style-name="P901"><text:s text:c="4"/>lineWidth</text:p>
        </text:list-item>
        <text:list-item>
          <text:p text:style-name="P901"><text:s text:c="4"/>lineCap</text:p>
        </text:list-item>
        <text:list-item>
          <text:p text:style-name="P901"><text:s text:c="4"/>lineJoin</text:p>
        </text:list-item>
        <text:list-item>
          <text:p text:style-name="P901"><text:s text:c="4"/>miterLimit</text:p>
        </text:list-item>
        <text:list-item>
          <text:p text:style-name="P901"><text:s text:c="4"/>shadowOffsetX</text:p>
        </text:list-item>
        <text:list-item>
          <text:p text:style-name="P901"><text:s text:c="4"/>shadowOffsetY</text:p>
        </text:list-item>
        <text:list-item>
          <text:p text:style-name="P901"><text:s text:c="4"/>shadowBlur</text:p>
        </text:list-item>
        <text:list-item>
          <text:p text:style-name="P901"><text:s text:c="4"/>shadowColor</text:p>
        </text:list-item>
        <text:list-item>
          <text:p text:style-name="P901"><text:s text:c="4"/>globalCompositeOperation</text:p>
        </text:list-item>
      </text:list>
      <text:p text:style-name="P72"/>
      <text:h text:style-name="P1014" text:outline-level="4">void <text:span text:style-name="T211">restore</text:span>()</text:h>
      <text:p text:style-name="P73">Pops the top state on the stack, restoring the context to that state.</text:p>
      <text:p text:style-name="P73"/>
      <text:h text:style-name="P1015"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1016" text:outline-level="4">void rotate(Number angle)</text:h>
      <text:p text:style-name="P74">Rotate the canvas around the current origin by angle in radians and clockwise direction.</text:p>
      <text:p text:style-name="P74"/>
      <text:h text:style-name="P1017"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1017" text:outline-level="4"><text:soft-page-break/>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1017" text:outline-level="4">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1012"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1012"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1012" text:outline-level="4">void clearRect(Number x, Number y, Number w, Number h)</text:h>
      <text:p text:style-name="P76">Clears all pixels on the canvas in the given rectangle to transparent black. </text:p>
      <text:p text:style-name="P76"/>
      <text:h text:style-name="P1012" text:outline-level="4">void fillRect(Number x, Number y, Number w, Number h)</text:h>
      <text:p text:style-name="P76">Paint the specified rectangular area using the fillStyle.</text:p>
      <text:p text:style-name="P76"/>
      <text:h text:style-name="P1012" text:outline-level="4">void strokeRect(Number x, Number y, Number w, Number h)</text:h>
      <text:p text:style-name="P76">Stroke the specified rectangle's path using the strokeStyle, lineWidth, lineJoin, and (if appropriate) miterLimit attributes.</text:p>
      <text:p text:style-name="P76"/>
      <text:h text:style-name="P1012" text:outline-level="4">void beginPath()</text:h>
      <text:p text:style-name="P76">Resets the current path to a new path.</text:p>
      <text:p text:style-name="P76"/>
      <text:h text:style-name="P1012"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1012" text:outline-level="4">void moveTo(Number x, Number y)</text:h>
      <text:p text:style-name="P76">Creates a new subpath with the given point.</text:p>
      <text:p text:style-name="P76"/>
      <text:h text:style-name="P1012" text:outline-level="4">void lineTo(Number x, Number y)</text:h>
      <text:p text:style-name="P76">Draws a line from the current position to the point (x, y).</text:p>
      <text:p text:style-name="P76"><text:soft-page-break/></text:p>
      <text:h text:style-name="P1012" text:outline-level="4">void quadraticCurveTo(Number cpx, Number cpy, Number x, Number y)</text:h>
      <text:p text:style-name="P76">Adds a quadratic bezier curve between the current point and the endpoint (x, y) with the control point specified by (cpx, cpy). </text:p>
      <text:p text:style-name="P76"/>
      <text:h text:style-name="P1012" text:outline-level="4">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1012"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1012" text:outline-level="4">void rect(Number x, Number y, Number w, Number h)</text:h>
      <text:p text:style-name="P76">Adds a rectangle at position (x, y), with the given width w and height h, as a closed subpath.</text:p>
      <text:p text:style-name="P76"/>
      <text:h text:style-name="P1012"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1012" text:outline-level="4">void fill()</text:h>
      <text:p text:style-name="P76">Fills the subpaths with the current fill style.</text:p>
      <text:p text:style-name="P76"/>
      <text:h text:style-name="P1012" text:outline-level="4">void stroke()</text:h>
      <text:p text:style-name="P76">Strokes the subpaths with the current stroke style.</text:p>
      <text:p text:style-name="P76"/>
      <text:h text:style-name="P1012" text:outline-level="4">void clip()</text:h>
      <text:p text:style-name="P76">Creates the clipping region from the current path. Any parts of the shape outside the clipping path are not displayed.</text:p>
      <text:p text:style-name="P76"/>
      <text:h text:style-name="P1012" text:outline-level="4">bool isPointInPath(Number x, Number y)</text:h>
      <text:p text:style-name="P76">Returns true if the given point is in the current path.</text:p>
      <text:p text:style-name="P76"/>
      <text:h text:style-name="P1012" text:outline-level="4">void clear()</text:h>
      <text:p text:style-name="P76">Clears the canvas widget.</text:p>
      <text:p text:style-name="P76"/>
      <text:h text:style-name="P1012" text:outline-level="4">void reset()</text:h>
      <text:p text:style-name="P76">Resets the canvas widget.</text:p>
      <text:p text:style-name="P76"/>
      <text:h text:style-name="P1075" text:outline-level="4"><text:soft-page-break/>bool saveToFile(String fileName, String imageType="")</text:h>
      <text:p text:style-name="P87">Save the canvas widget to an image file. If imageType is empty then the image format will be detected by inspecting the extension of fileName.</text:p>
      <text:p text:style-name="P89">Arguments:</text:p>
      <text:list xml:id="list180753810125255" text:continue-list="list180753499344439" text:style-name="L37">
        <text:list-item>
          <text:p text:style-name="P598"><text:span text:style-name="T228">fileName</text:span>: The <text:span text:style-name="T228">file name</text:span></text:p>
        </text:list-item>
        <text:list-item>
          <text:p text:style-name="P598"><text:span text:style-name="T228">imageType</text:span>: The <text:span text:style-name="T228">image type. Following types are supported.</text:span></text:p>
          <text:list>
            <text:list-item>
              <text:p text:style-name="P670">BMP (Windows Bitmap)</text:p>
            </text:list-item>
            <text:list-item>
              <text:p text:style-name="P670">JPG (Joint Photographic Experts Group)</text:p>
            </text:list-item>
            <text:list-item>
              <text:p text:style-name="P670">PNG (Portable Network Graphics)</text:p>
            </text:list-item>
            <text:list-item>
              <text:p text:style-name="P670">PBM (Portable Bitmap)</text:p>
            </text:list-item>
            <text:list-item>
              <text:p text:style-name="P670">PGM (Portable Graymap)</text:p>
            </text:list-item>
            <text:list-item>
              <text:p text:style-name="P670">PPM (Portable Pixmap)</text:p>
            </text:list-item>
          </text:list>
        </text:list-item>
      </text:list>
      <text:p text:style-name="P87">Return: True on success.</text:p>
      <text:p text:style-name="P87"/>
      <text:h text:style-name="P1076" text:outline-level="4">void print(String printDialogTitle="")</text:h>
      <text:p text:style-name="P90">Opens a print dialog and prints the canvas widget.</text:p>
      <text:p text:style-name="P88">Arguments:</text:p>
      <text:list xml:id="list180753630725712" text:continue-numbering="true" text:style-name="L37">
        <text:list-item>
          <text:p text:style-name="P671">print<text:span text:style-name="T229">DialogTitle</text:span>: <text:span text:style-name="T229">The title of the print dialog</text:span></text:p>
        </text:list-item>
      </text:list>
      <text:p text:style-name="P76"/>
      <text:h text:style-name="P1018" text:outline-level="4"><text:span text:style-name="Absatz-Standardschriftart"><text:span text:style-name="T199">Script Canvas2D Example</text:span></text:span></text:h>
      <text:p text:style-name="P66"><text:span text:style-name="Absatz-Standardschriftart"><text:span text:style-name="T181">An example can be found under exampleScripts\WorkerScripts\Canvas2D.</text:span></text:span></text:p>
      <text:h text:style-name="P928" text:outline-level="3"><text:bookmark-start text:name="__RefHeading___Toc23998_1050142399"/><text:bookmark-start text:name="_Toc403041698"/>Script<text:span text:style-name="T290">W</text:span>idget<text:bookmark-end text:name="_Toc403041698"/> <text:span text:style-name="T290">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1019" text:outline-level="4">void setEnabled(bool isEnabled)</text:h>
      <text:p text:style-name="P331"><text:span text:style-name="Absatz-Standardschriftart"><text:span text:style-name="T72">Enables or disables the widget.</text:span></text:span></text:p>
      <text:p text:style-name="P331"><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text:soft-page-break/>void setWindowTitle(String title)<text:bookmark-end text:name="__RefHeading__6804_596565095"/></text:h>
      <text:p text:style-name="P32">Sets the window title.</text:p>
      <text:p text:style-name="P32">Arguments:</text:p>
      <text:list xml:id="list180753793947421" text:continue-numbering="true" text:style-name="L37">
        <text:list-item>
          <text:p text:style-name="P528">title: The new title</text:p>
        </text:list-item>
      </text:list>
      <text:h text:style-name="Heading_20_4" text:outline-level="4"><text:bookmark-start text:name="__RefHeading__6806_596565095"/>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80753959316360" text:continue-numbering="true" text:style-name="L37">
        <text:list-item>
          <text:p text:style-name="P528">positionAndSize: The position and size string</text:p>
        </text:list-item>
      </text:list>
      <text:p text:style-name="P32">Example:</text:p>
      <text:p text:style-name="P283"><text:span text:style-name="Absatz-Standardschriftart"><text:span text:style-name="T12">Ui_Dialog.setWindowPositionAndSize("100,100,500,500");</text:span></text:span></text:p>
      <text:p text:style-name="P28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80754451237577" text:continue-numbering="true" text:style-name="L37">
        <text:list-item>
          <text:p text:style-name="P529">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83"><text:span text:style-name="Absatz-Standardschriftart"><text:span text:style-name="T12">UI_testSetTextLineEdit.setBackgroundColor("red");</text:span></text:span></text:p>
      <text:p text:style-name="P283"><text:span text:style-name="Absatz-Standardschriftart"><text:span text:style-name="T12"/></text:span></text:p>
      <text:p text:style-name="P428"><text:span text:style-name="Absatz-Standardschriftart"><text:span text:style-name="T102">Note:</text:span></text:span></text:p>
      <text:p text:style-name="P428"><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8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80753809738582" text:continue-numbering="true" text:style-name="L37">
        <text:list-item>
          <text:p text:style-name="P529">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83"><text:span text:style-name="Absatz-Standardschriftart"><text:span text:style-name="T12">UI_testReceiveCheckBox.setWindowTextColor("red");</text:span></text:span></text:p>
      <text:p text:style-name="P283"><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80754309232580" text:continue-numbering="true" text:style-name="L37">
        <text:list-item>
          <text:p text:style-name="P529">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83"><text:soft-page-break/><text:span text:style-name="Absatz-Standardschriftart"><text:span text:style-name="T12">UI_testReceiveCheckBox.setTextColor("red");</text:span></text:span></text:p>
      <text:p text:style-name="P283"><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80754447885948" text:continue-numbering="true" text:style-name="L37">
        <text:list-item>
          <text:p text:style-name="P599">palette: <text:s/>The palette element, possible values are: Base, <text:span text:style-name="T481">Button, </text:span>Foreground, Background, WindowText, Window, Text <text:span text:style-name="T285">and ButtonText</text:span>.</text:p>
        </text:list-item>
        <text:list-item>
          <text:p text:style-name="P599">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83"><text:span text:style-name="Absatz-Standardschriftart"><text:span text:style-name="T12">UI_testReceiveCheckBox.setPaletteColor("Text", "red");</text:span></text:span></text:p>
      <text:p text:style-name="P283"><text:span text:style-name="Absatz-Standardschriftart"><text:span text:style-name="T2"/></text:span></text:p>
      <text:h text:style-name="P1020" text:outline-level="4">void <text:span text:style-name="T286">setPaletteColorRgb(Number red, Number green, Number blue, String palette)</text:span></text:h>
      <text:p text:style-name="P121">Sets a palette color of a script gui element.</text:p>
      <text:p text:style-name="P121">Arguments:</text:p>
      <text:list xml:id="list180753800786461" text:continue-numbering="true" text:style-name="L37">
        <text:list-item>
          <text:p text:style-name="P672">red: the red value</text:p>
        </text:list-item>
        <text:list-item>
          <text:p text:style-name="P672">green: the green value</text:p>
        </text:list-item>
        <text:list-item>
          <text:p text:style-name="P672">blue: the blue value</text:p>
        </text:list-item>
        <text:list-item>
          <text:p text:style-name="P600">palette: <text:s/>The palette element, possible values are: Base, Foreground, Background, WindowText, Window, Text <text:span text:style-name="T285">and ButtonText</text:span>.</text:p>
        </text:list-item>
      </text:list>
      <text:p text:style-name="P121">Example:</text:p>
      <text:p text:style-name="P340"><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83"><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80753433687593" text:continue-numbering="true" text:style-name="L37">
        <text:list-item>
          <text:p text:style-name="P874">text: The tool tip text</text:p>
        </text:list-item>
        <text:list-item>
          <text:p text:style-name="P874">duration: The tool tip duration</text:p>
        </text:list-item>
      </text:list>
      <text:p text:style-name="P32">Example:</text:p>
      <text:p text:style-name="P283"><text:span text:style-name="Absatz-Standardschriftart"><text:span text:style-name="T12">UI_testGetTextLineEdit.setToolTip("tool tip text", -1);</text:span></text:span></text:p>
      <text:p text:style-name="P283"><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text:soft-page-break/>Note: This function calls setParent() when changing the flags for a window, causing the widget to be hidden. You must call <text:span text:style-name="T151">ScriptWidget::show()</text:span> to make the widget visible again.</text:p>
      <text:p text:style-name="P32">Arguments:</text:p>
      <text:list xml:id="list180752911542826" text:continue-numbering="true" text:style-name="L37">
        <text:list-item>
          <text:p text:style-name="P528">flags: The new additional window flags</text:p>
          <text:p text:style-name="P698">The flag argument is a Qt enumeration. It is defined as:</text:p>
          <text:p text:style-name="P915"><text:span text:style-name="Absatz-Standardschriftart"><text:span text:style-name="T12">enum WindowType </text:span></text:span></text:p>
          <text:p text:style-name="P915"><text:span text:style-name="Absatz-Standardschriftart"><text:span text:style-name="T12">{</text:span></text:span></text:p>
        </text:list-item>
      </text:list>
      <text:p text:style-name="P283"><text:span text:style-name="Absatz-Standardschriftart"><text:span text:style-name="T12"><text:s text:c="8"/>Widget = 0x00000000,</text:span></text:span></text:p>
      <text:p text:style-name="P283"><text:span text:style-name="Absatz-Standardschriftart"><text:span text:style-name="T12"><text:s text:c="8"/>Window = 0x00000001,</text:span></text:span></text:p>
      <text:p text:style-name="P283"><text:span text:style-name="Absatz-Standardschriftart"><text:span text:style-name="T12"><text:s text:c="8"/>Dialog = 0x00000002 | Window,</text:span></text:span></text:p>
      <text:p text:style-name="P283"><text:span text:style-name="Absatz-Standardschriftart"><text:span text:style-name="T12"><text:s text:c="8"/>Sheet = 0x00000004 | Window,</text:span></text:span></text:p>
      <text:p text:style-name="P283"><text:span text:style-name="Absatz-Standardschriftart"><text:span text:style-name="T12"><text:s text:c="8"/>Drawer = Sheet | Dialog,</text:span></text:span></text:p>
      <text:p text:style-name="P283"><text:span text:style-name="Absatz-Standardschriftart"><text:span text:style-name="T12"><text:s text:c="8"/>Popup = 0x00000008 | Window,</text:span></text:span></text:p>
      <text:p text:style-name="P283"><text:span text:style-name="Absatz-Standardschriftart"><text:span text:style-name="T12"><text:s text:c="8"/>Tool = Popup | Dialog,</text:span></text:span></text:p>
      <text:p text:style-name="P283"><text:span text:style-name="Absatz-Standardschriftart"><text:span text:style-name="T12"><text:s text:c="8"/>ToolTip = Popup | Sheet,</text:span></text:span></text:p>
      <text:p text:style-name="P283"><text:span text:style-name="Absatz-Standardschriftart"><text:span text:style-name="T12"><text:s text:c="8"/>SplashScreen = ToolTip | Dialog,</text:span></text:span></text:p>
      <text:p text:style-name="P283"><text:span text:style-name="Absatz-Standardschriftart"><text:span text:style-name="T12"><text:s text:c="8"/>Desktop = 0x00000010 | Window,</text:span></text:span></text:p>
      <text:p text:style-name="P283"><text:span text:style-name="Absatz-Standardschriftart"><text:span text:style-name="T12"><text:s text:c="8"/>SubWindow = 0x00000012,</text:span></text:span></text:p>
      <text:p text:style-name="P283"><text:span text:style-name="Absatz-Standardschriftart"><text:span text:style-name="T12"><text:s text:c="8"/>ForeignWindow = 0x00000020 | Window,</text:span></text:span></text:p>
      <text:p text:style-name="P283"><text:span text:style-name="Absatz-Standardschriftart"><text:span text:style-name="T12"><text:s text:c="8"/>CoverWindow = 0x00000040 | Window,</text:span></text:span></text:p>
      <text:p text:style-name="P283"><text:span text:style-name="Absatz-Standardschriftart"><text:span text:style-name="T12"/></text:span></text:p>
      <text:p text:style-name="P283"><text:span text:style-name="Absatz-Standardschriftart"><text:span text:style-name="T12"><text:s text:c="8"/>WindowType_Mask = 0x000000ff,</text:span></text:span></text:p>
      <text:p text:style-name="P283"><text:span text:style-name="Absatz-Standardschriftart"><text:span text:style-name="T12"><text:s text:c="8"/>MSWindowsFixedSizeDialogHint = 0x00000100,</text:span></text:span></text:p>
      <text:p text:style-name="P283"><text:span text:style-name="Absatz-Standardschriftart"><text:span text:style-name="T12"><text:s text:c="8"/>MSWindowsOwnDC = 0x00000200,</text:span></text:span></text:p>
      <text:p text:style-name="P283"><text:span text:style-name="Absatz-Standardschriftart"><text:span text:style-name="T12"><text:s text:c="8"/>BypassWindowManagerHint = 0x00000400,</text:span></text:span></text:p>
      <text:p text:style-name="P283"><text:span text:style-name="Absatz-Standardschriftart"><text:span text:style-name="T12"><text:s text:c="8"/>X11BypassWindowManagerHint = BypassWindowManagerHint,</text:span></text:span></text:p>
      <text:p text:style-name="P283"><text:span text:style-name="Absatz-Standardschriftart"><text:span text:style-name="T12"><text:s text:c="8"/>FramelessWindowHint = 0x00000800,</text:span></text:span></text:p>
      <text:p text:style-name="P283"><text:span text:style-name="Absatz-Standardschriftart"><text:span text:style-name="T12"><text:s text:c="8"/>WindowTitleHint = 0x00001000,</text:span></text:span></text:p>
      <text:p text:style-name="P283"><text:span text:style-name="Absatz-Standardschriftart"><text:span text:style-name="T12"><text:s text:c="8"/>WindowSystemMenuHint = 0x00002000,</text:span></text:span></text:p>
      <text:p text:style-name="P283"><text:span text:style-name="Absatz-Standardschriftart"><text:span text:style-name="T12"><text:s text:c="8"/>WindowMinimizeButtonHint = 0x00004000,</text:span></text:span></text:p>
      <text:p text:style-name="P283"><text:span text:style-name="Absatz-Standardschriftart"><text:span text:style-name="T12"><text:s text:c="8"/>WindowMaximizeButtonHint = 0x00008000,</text:span></text:span></text:p>
      <text:p text:style-name="P283"><text:span text:style-name="Absatz-Standardschriftart"><text:span text:style-name="T12"><text:s text:c="8"/>WindowMinMaxButtonsHint = WindowMinimizeButtonHint | <text:tab/><text:tab/><text:tab/><text:tab/><text:tab/><text:tab/><text:tab/><text:tab/><text:tab/>WindowMaximizeButtonHint,</text:span></text:span></text:p>
      <text:p text:style-name="P283"><text:span text:style-name="Absatz-Standardschriftart"><text:span text:style-name="T12"><text:s text:c="8"/>WindowContextHelpButtonHint = 0x00010000,</text:span></text:span></text:p>
      <text:p text:style-name="P283"><text:span text:style-name="Absatz-Standardschriftart"><text:span text:style-name="T12"><text:s text:c="8"/>WindowShadeButtonHint = 0x00020000,</text:span></text:span></text:p>
      <text:p text:style-name="P283"><text:span text:style-name="Absatz-Standardschriftart"><text:span text:style-name="T12"><text:s text:c="8"/>WindowStaysOnTopHint = 0x00040000,</text:span></text:span></text:p>
      <text:p text:style-name="P283"><text:span text:style-name="Absatz-Standardschriftart"><text:span text:style-name="T12"><text:s text:c="8"/>WindowTransparentForInput = 0x00080000,</text:span></text:span></text:p>
      <text:p text:style-name="P283"><text:span text:style-name="Absatz-Standardschriftart"><text:span text:style-name="T12"><text:s text:c="8"/>WindowOverridesSystemGestures = 0x00100000,</text:span></text:span></text:p>
      <text:p text:style-name="P283"><text:span text:style-name="Absatz-Standardschriftart"><text:span text:style-name="T12"><text:s text:c="8"/>WindowDoesNotAcceptFocus = 0x00200000,</text:span></text:span></text:p>
      <text:p text:style-name="P283"><text:span text:style-name="Absatz-Standardschriftart"><text:span text:style-name="T12"/></text:span></text:p>
      <text:p text:style-name="P283"><text:span text:style-name="Absatz-Standardschriftart"><text:span text:style-name="T12"><text:s text:c="8"/>CustomizeWindowHint = 0x02000000,</text:span></text:span></text:p>
      <text:p text:style-name="P283"><text:span text:style-name="Absatz-Standardschriftart"><text:span text:style-name="T12"><text:s text:c="8"/>WindowStaysOnBottomHint = 0x04000000,</text:span></text:span></text:p>
      <text:p text:style-name="P283"><text:span text:style-name="Absatz-Standardschriftart"><text:span text:style-name="T12"><text:s text:c="8"/>WindowCloseButtonHint = 0x08000000,</text:span></text:span></text:p>
      <text:p text:style-name="P283"><text:span text:style-name="Absatz-Standardschriftart"><text:span text:style-name="T12"><text:s text:c="8"/>MacWindowToolBarButtonHint = 0x10000000,</text:span></text:span></text:p>
      <text:p text:style-name="P283"><text:span text:style-name="Absatz-Standardschriftart"><text:span text:style-name="T12"><text:s text:c="8"/>BypassGraphicsProxyWidget = 0x20000000,</text:span></text:span></text:p>
      <text:p text:style-name="P283"><text:span text:style-name="Absatz-Standardschriftart"><text:span text:style-name="T12"><text:s text:c="8"/>WindowOkButtonHint = 0x00080000,</text:span></text:span></text:p>
      <text:p text:style-name="P283"><text:span text:style-name="Absatz-Standardschriftart"><text:span text:style-name="T12"><text:s text:c="8"/>WindowCancelButtonHint = 0x00100000,</text:span></text:span></text:p>
      <text:p text:style-name="P283"><text:span text:style-name="Absatz-Standardschriftart"><text:span text:style-name="T12"><text:s text:c="8"/>NoDropShadowWindowHint = 0x40000000,</text:span></text:span></text:p>
      <text:p text:style-name="P283"><text:span text:style-name="Absatz-Standardschriftart"><text:span text:style-name="T12"><text:s text:c="8"/>WindowFullscreenButtonHint = 0x80000000</text:span></text:span></text:p>
      <text:p text:style-name="P283"><text:span text:style-name="Absatz-Standardschriftart"><text:span text:style-name="T12"><text:s text:c="4"/>};</text:span></text:span></text:p>
      <text:p text:style-name="P32">Example:</text:p>
      <text:p text:style-name="P283"><text:span text:style-name="Absatz-Standardschriftart"><text:span text:style-name="T12">UI_ReceiveFileDialog.setWindowFlags(0x00040000);</text:span></text:span></text:p>
      <text:p text:style-name="P283"><text:span text:style-name="Absatz-Standardschriftart"><text:span text:style-name="T12">//show must be called after setWindowFlags</text:span></text:span></text:p>
      <text:p text:style-name="P283"><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1074" text:outline-level="4">void clearWindowFlags(Number flags)</text:h>
      <text:p text:style-name="P32">Clears the given window flags.</text:p>
      <text:p text:style-name="P32">Note: ScriptWidget::show must be called after a clearWindowFlags call.</text:p>
      <text:p text:style-name="P32">Arguments:</text:p>
      <text:list xml:id="list180754006118165" text:continue-numbering="true" text:style-name="L37">
        <text:list-item>
          <text:p text:style-name="P874">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2"><text:soft-page-break/>Example:</text:p>
      <text:p text:style-name="P283"><text:span text:style-name="Absatz-Standardschriftart"><text:span text:style-name="T12">UI_ReceiveFileDialog.clearWindowFlags(0x00040000);</text:span></text:span></text:p>
      <text:p text:style-name="P283"><text:span text:style-name="Absatz-Standardschriftart"><text:span text:style-name="T12">//show must be called after setWindowFlags</text:span></text:span></text:p>
      <text:p text:style-name="P283"><text:span text:style-name="Absatz-Standardschriftart"><text:span text:style-name="T12">UI_ReceiveFileDialog.show();</text:span></text:span></text:p>
      <text:p text:style-name="P283"><text:span text:style-name="Absatz-Standardschriftart"><text:span text:style-name="T2"/></text:span></text:p>
      <text:h text:style-name="Heading_20_4" text:outline-level="4">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1021" text:outline-level="4">void <text:span text:style-name="T197">height</text:span>(void)</text:h>
      <text:p text:style-name="P57">Returns the <text:span text:style-name="T197">height</text:span> of the widget excluding any window frame.</text:p>
      <text:p text:style-name="P32"/>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2">Returns the widget pointer.</text:p>
      <text:p text:style-name="P32">Example: <text:s/></text:p>
      <text:p text:style-name="P283"><text:span text:style-name="Absatz-Standardschriftart"><text:span text:style-name="T12">var input = scriptThread.showTextInputDialog(“Title”, “label”, “initial text”, UI_Dialog.getWidgetPointer())</text:span></text:span></text:p>
      <text:p text:style-name="P283"/>
      <text:h text:style-name="Heading_20_4" text:outline-level="4">void setAdditionalData(Number key, String data)</text:h>
      <text:p text:style-name="P32">Sets/stores an additional data entry (internally stored in a QMap&lt;int, String&gt; map).</text:p>
      <text:p text:style-name="P32">Arguments:</text:p>
      <text:list xml:id="list180754718217711" text:continue-numbering="true" text:style-name="L37">
        <text:list-item>
          <text:p text:style-name="P874">key: The data key</text:p>
        </text:list-item>
        <text:list-item>
          <text:p text:style-name="P874">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80754420455228" text:continue-numbering="true" text:style-name="L37">
        <text:list-item>
          <text:p text:style-name="P874">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83"><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1022" text:outline-level="4">String <text:span text:style-name="T372">getObjectName</text:span>(Number key)</text:h>
      <text:p text:style-name="P171">Returns the name of this object (UI_'object name in the ui file').</text:p>
      <text:p text:style-name="P172">Note: <text:span text:style-name="T392">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71"><text:span text:style-name="Absatz-Standardschriftart"><text:span text:style-name="T50">function sendSequence()</text:span></text:span></text:p>
      <text:p text:style-name="P371"><text:span text:style-name="Absatz-Standardschriftart"><text:span text:style-name="T50">{</text:span></text:span></text:p>
      <text:p text:style-name="P371"><text:span text:style-name="Absatz-Standardschriftart"><text:span text:style-name="T50"><text:s text:c="4"/>var sender = this;</text:span></text:span></text:p>
      <text:p text:style-name="P371"><text:span text:style-name="Absatz-Standardschriftart"><text:span text:style-name="T50"><text:s text:c="4"/>if(sender.getObjectName() == "UI_SendButton1")</text:span></text:span></text:p>
      <text:p text:style-name="P371"><text:span text:style-name="Absatz-Standardschriftart"><text:span text:style-name="T50"><text:s text:c="4"/>{</text:span></text:span></text:p>
      <text:p text:style-name="P371"><text:span text:style-name="Absatz-Standardschriftart"><text:span text:style-name="T50"><text:s text:c="4"/>}</text:span></text:span></text:p>
      <text:p text:style-name="P371"><text:soft-page-break/><text:span text:style-name="Absatz-Standardschriftart"><text:span text:style-name="T50"><text:s text:c="4"/>else</text:span></text:span></text:p>
      <text:p text:style-name="P371"><text:span text:style-name="Absatz-Standardschriftart"><text:span text:style-name="T50"><text:s text:c="4"/>{//UI_SendButton2</text:span></text:span></text:p>
      <text:p text:style-name="P371"><text:span text:style-name="Absatz-Standardschriftart"><text:span text:style-name="T50"><text:s text:c="4"/>} <text:s text:c="2"/></text:span></text:span></text:p>
      <text:p text:style-name="P371"><text:span text:style-name="Absatz-Standardschriftart"><text:span text:style-name="T50">}</text:span></text:span></text:p>
      <text:p text:style-name="P371"><text:span text:style-name="Absatz-Standardschriftart"><text:span text:style-name="T50">UI_SendButton1.clickedSignal.connect(UI_SendButton1, sendSequence);</text:span></text:span></text:p>
      <text:p text:style-name="P371"><text:span text:style-name="Absatz-Standardschriftart"><text:span text:style-name="T50">UI_SendButton2.clickedSignal.connect(UI_SendButton2, sendSequence);</text:span></text:span></text:p>
      <text:p text:style-name="P250"/>
      <text:h text:style-name="P1023" text:outline-level="4">void <text:span text:style-name="T480">setAutoFillBackground(bool enabled)</text:span></text:h>
      <text:p text:style-name="P251">This property holds whether the widget background is filled automatically. If enabled, this property will cause Qt to fill the background of the widget before invoking the paint event.</text:p>
      <text:p text:style-name="P251">Note: </text:p>
      <text:p text:style-name="P251">Some GUI elements (like the RadioButton) need this property set to true if the background color shall be changed with setBackgroundColor.</text:p>
      <text:p text:style-name="P273"/>
      <text:h text:style-name="P1024" text:outline-level="4"><text:bookmark-start text:name="__RefHeading__20327_1541510536666"/>void setObjectName(<text:span text:style-name="T377">S</text:span>tring name)<text:bookmark-end text:name="__RefHeading__20327_1541510536666"/></text:h>
      <text:p text:style-name="P191">Sets the name of the current object (can be retrieved with getObjectName).</text:p>
      <text:p text:style-name="P191"/>
      <text:h text:style-name="P1025" text:outline-level="4">void <text:span text:style-name="T394">setWindowIcon(String iconFile, bool isRelativePath=true)</text:span></text:h>
      <text:p text:style-name="P192">Sets the window icon of a dialog or a main window. Supported formats: .ico, .gif, .png, .jpeg, .tiff, .bmp, .icns.</text:p>
      <text:p text:style-name="P193">Arguments:</text:p>
      <text:list xml:id="list180753682228055" text:continue-numbering="true" text:style-name="L37">
        <text:list-item>
          <text:p text:style-name="P601"><text:span text:style-name="Absatz-Standardschriftart"><text:span text:style-name="T110">iconFile: The file name of the icon</text:span></text:span></text:p>
        </text:list-item>
        <text:list-item>
          <text:p text:style-name="P638">isRelativePath: True if the file path is relative to the current script (which executes this function)</text:p>
          <text:p text:style-name="P692">Note: An example can be found under: <text:s/>exampleScripts\WorkerScripts\SendUserInput</text:p>
        </text:list-item>
      </text:list>
      <text:p text:style-name="P449"/>
      <text:h text:style-name="P1026" text:outline-level="4"><text:bookmark-start text:name="__RefHeading___Toc27539_1991468012"/>void <text:span text:style-name="T402">createShortCut(QString keys, QScriptValue scriptFunction)</text:span><text:bookmark-end text:name="__RefHeading___Toc27539_1991468012"/></text:h>
      <text:p text:style-name="P197">Creates <text:span text:style-name="T405">a </text:span>shortcut and connects it to a script function.</text:p>
      <text:p text:style-name="P196">Arguments:</text:p>
      <text:list xml:id="list180753697479731" text:continue-numbering="true" text:style-name="L37">
        <text:list-item>
          <text:p text:style-name="P602"><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639"><text:span text:style-name="T402">scriptFunction</text:span>: T<text:span text:style-name="T402">he script function which shall be called if the user enters the shortcuts.</text:span></text:p>
        </text:list-item>
      </text:list>
      <text:p text:style-name="P198">Example: <text:s/></text:p>
      <text:p text:style-name="P372"><text:span text:style-name="Absatz-Standardschriftart"><text:span text:style-name="T51">function testShortcut1(){scriptThread.appendTextToConsole("testShortcut1");}</text:span></text:span></text:p>
      <text:p text:style-name="P372"><text:span text:style-name="Absatz-Standardschriftart"><text:span text:style-name="T51">function testShortcut2(){scriptThread.appendTextToConsole("testShortcut2");}</text:span></text:span></text:p>
      <text:p text:style-name="P372"><text:span text:style-name="Absatz-Standardschriftart"><text:span text:style-name="T51">function testShortcut3(){scriptThread.appendTextToConsole("testShortcut3");}</text:span></text:span></text:p>
      <text:p text:style-name="P372"><text:span text:style-name="Absatz-Standardschriftart"><text:span text:style-name="T51"/></text:span></text:p>
      <text:p text:style-name="P372"><text:span text:style-name="Absatz-Standardschriftart"><text:span text:style-name="T51">//Test shortcut 1.</text:span></text:span></text:p>
      <text:p text:style-name="P372"><text:span text:style-name="Absatz-Standardschriftart"><text:span text:style-name="T51">UI_Dialog.createShortCut("Alt+V", testShortcut1);</text:span></text:span></text:p>
      <text:p text:style-name="P372"><text:span text:style-name="Absatz-Standardschriftart"><text:span text:style-name="T51"/></text:span></text:p>
      <text:p text:style-name="P372"><text:span text:style-name="Absatz-Standardschriftart"><text:span text:style-name="T51">//Test shortcut 2.</text:span></text:span></text:p>
      <text:p text:style-name="P372"><text:span text:style-name="Absatz-Standardschriftart"><text:span text:style-name="T51">UI_Dialog.createShortCut("F1", testShortcut2);</text:span></text:span></text:p>
      <text:p text:style-name="P372"><text:span text:style-name="Absatz-Standardschriftart"><text:span text:style-name="T51"/></text:span></text:p>
      <text:p text:style-name="P372"><text:span text:style-name="Absatz-Standardschriftart"><text:span text:style-name="T51">//To activate test shortcut 3:</text:span></text:span></text:p>
      <text:p text:style-name="P372"><text:span text:style-name="Absatz-Standardschriftart"><text:span text:style-name="T51">//- enter Alt+Ctrl+X, release Alt+Ctrl+X</text:span></text:span></text:p>
      <text:p text:style-name="P372"><text:span text:style-name="Absatz-Standardschriftart"><text:span text:style-name="T51">//- enter Ctrl+S, release Ctrl+S</text:span></text:span></text:p>
      <text:p text:style-name="P372"><text:span text:style-name="Absatz-Standardschriftart"><text:span text:style-name="T51">//- enter Q</text:span></text:span></text:p>
      <text:p text:style-name="P372"><text:span text:style-name="Absatz-Standardschriftart"><text:span text:style-name="T51">UI_Dialog.createShortCut("Alt+Ctrl+X,Ctrl+S,Q", testShortcut3);</text:span></text:span></text:p>
      <text:p text:style-name="P272"/>
      <text:list xml:id="list180754111501364" text:continue-numbering="true" text:style-name="L37">
        <text:list-header>
          <text:p text:style-name="P693">Note: An example can be found under: <text:s/>exampleScripts\WorkerScripts\SendUserInput</text:p>
        </text:list-header>
      </text:list>
      <text:h text:style-name="P92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510769213011189656" text:style-name="L58">
        <text:list-item>
          <text:p text:style-name="P902"><text:soft-page-break/>create a Qt widget (<text:span text:style-name="T215">see the Qt documentation)</text:span></text:p>
        </text:list-item>
        <text:list-item>
          <text:p text:style-name="P903">create a QtDesigner plug-in (<text:span text:style-name="T215">see the Qt documentation)</text:span></text:p>
        </text:list-item>
        <text:list-item>
          <text:p text:style-name="P903">export the functions GetScriptCommunicatorWidgetName and CreateScriptCommunicatorWidget</text:p>
        </text:list-item>
        <text:list-item>
          <text:p text:style-name="P903">create a wrapper class through which worker scripts can access the custom widget (the custom widget resides (like a GUI elements) in the main thread and worker threads resides in their own thread)</text:p>
        </text:list-item>
        <text:list-item>
          <text:p text:style-name="P904">put the <text:span text:style-name="T214">QtDesigner plug-in </text:span>library into the plugins\designer folder</text:p>
          <text:p text:style-name="P904"/>
        </text:list-item>
      </text:list>
      <text:p text:style-name="P79">Note: All functions a<text:span text:style-name="T224">nd</text:span> classes must reside in the QtDesigner plug-in library.</text:p>
      <text:p text:style-name="P79"/>
      <text:h text:style-name="P1027"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1028" text:outline-level="4">extern "C" Q_DECL_EXPORT QObject *<text:span text:style-name="T221">CreateScriptCommunicatorWidget(QObject *scriptThread, QWidget *customWidget, bool scriptRunsInDebugger)</text:span></text:h>
      <text:p text:style-name="P80">Creates the wrapper class through which a worker-script can access the custom widget.</text:p>
      <text:p text:style-name="P82">Arguments:</text:p>
      <text:list xml:id="list180754446059475" text:continue-list="list180754111501364" text:style-name="L37">
        <text:list-item>
          <text:p text:style-name="P905"><text:span text:style-name="T220">scriptThread</text:span>: <text:span text:style-name="T220">Pointer to the script thread.</text:span></text:p>
        </text:list-item>
        <text:list-item>
          <text:p text:style-name="P906"><text:span text:style-name="T222">c</text:span>ustomWidget: The custom widget.</text:p>
        </text:list-item>
        <text:list-item>
          <text:p text:style-name="P907"><text:span text:style-name="T222">s</text:span>criptRunsInDebugger: True if the script thread runs in a script debugger.</text:p>
        </text:list-item>
      </text:list>
      <text:p text:style-name="P83"/>
      <text:p text:style-name="P81">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5">E</text:span>xample<text:span text:style-name="T225">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37">functionality</text:span> by loading a dynamic link library. This library must export following function:</text:p>
      <text:p text:style-name="P283"><text:span text:style-name="Absatz-Standardschriftart"><text:span text:style-name="T12">extern "C" Q_DECL_EXPORT void init(QScriptEngine* engine);</text:span></text:span></text:p>
      <text:p text:style-name="P283"><text:span text:style-name="Absatz-Standardschriftart"><text:span text:style-name="T2"/></text:span></text:p>
      <text:p text:style-name="Standard">In this function all objects and functions which are accessible by script must be registered. </text:p>
      <text:p text:style-name="P32">C++ Example:</text:p>
      <text:p text:style-name="P283"><text:span text:style-name="Absatz-Standardschriftart"><text:span text:style-name="T12">void init(QScriptEngine* engine)</text:span></text:span></text:p>
      <text:p text:style-name="P283"><text:span text:style-name="Absatz-Standardschriftart"><text:span text:style-name="T12">{</text:span></text:span></text:p>
      <text:p text:style-name="P283"><text:span text:style-name="Absatz-Standardschriftart"><text:span text:style-name="T12"><text:s text:c="4"/>qRegisterMetaType&lt;QScriptEngine*&gt;("TestDll*");</text:span></text:span></text:p>
      <text:p text:style-name="P283"><text:span text:style-name="Absatz-Standardschriftart"><text:span text:style-name="T12"><text:s text:c="4"/>engine-&gt;globalObject().setProperty("TestDll", engine-&gt;newQObject(&amp;testDll));</text:span></text:span></text:p>
      <text:p text:style-name="P283"><text:span text:style-name="Absatz-Standardschriftart"><text:span text:style-name="T12"/></text:span></text:p>
      <text:p text:style-name="P283"><text:span text:style-name="Absatz-Standardschriftart"><text:span text:style-name="T12"><text:s text:c="4"/>QScriptValue sendDataArrayFunction = engine-&gt;evaluate("sendDataArray");</text:span></text:span></text:p>
      <text:p text:style-name="P283"><text:span text:style-name="Absatz-Standardschriftart"><text:span text:style-name="T12"><text:s text:c="4"/>testDll.setSendDataArrayFunction(sendDataArrayFunction);</text:span></text:span></text:p>
      <text:p text:style-name="P283"><text:span text:style-name="Absatz-Standardschriftart"><text:span text:style-name="T12"><text:s text:c="4"/>testDll.setScriptEngine(engine);</text:span></text:span></text:p>
      <text:p text:style-name="P283"><text:span text:style-name="Absatz-Standardschriftart"><text:span text:style-name="T12">}</text:span></text:span></text:p>
      <text:p text:style-name="P283"><text:soft-page-break/><text:span text:style-name="Absatz-Standardschriftart"><text:span text:style-name="T2"/></text:span></text:p>
      <text:p text:style-name="P32">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2">Example:</text:p>
      <text:p text:style-name="P283"><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295">function sendData(data)</text:p>
      <text:p text:style-name="P295">{</text:p>
      <text:p text:style-name="P295"><text:tab/>var counter = 0;</text:p>
      <text:p text:style-name="P295"><text:tab/>//Read the stored counter value</text:p>
      <text:p text:style-name="P295"><text:tab/>var resultArray = seq.getGlobalUnsignedNumber("Counter");</text:p>
      <text:p text:style-name="P295"><text:tab/>if(resultArray[0] == 1)</text:p>
      <text:p text:style-name="P295"><text:tab/>{</text:p>
      <text:p text:style-name="P295"><text:tab/><text:tab/>counter = resultArray[1];</text:p>
      <text:p text:style-name="P295"><text:tab/>}</text:p>
      <text:p text:style-name="P295"><text:tab/><text:tab/></text:p>
      <text:p text:style-name="P295"><text:tab/>//Append the counter value.</text:p>
      <text:p text:style-name="P295"><text:tab/>data.push((counter &gt;&gt; 24) &amp; 0xff);<text:tab/></text:p>
      <text:p text:style-name="P295"><text:tab/>data.push((counter &gt;&gt; 16) &amp; 0xff);<text:tab/></text:p>
      <text:p text:style-name="P295"><text:tab/>data.push((counter &gt;&gt; 8) &amp; 0xff);<text:tab/></text:p>
      <text:p text:style-name="P295"><text:tab/>data.push(counter &amp; 0xff);<text:tab/></text:p>
      <text:p text:style-name="P295"><text:tab/><text:tab/></text:p>
      <text:p text:style-name="P295"><text:tab/>//Append a CRC8.</text:p>
      <text:p text:style-name="P295"><text:tab/>var crc8 = seq.calculateCrc8(data);</text:p>
      <text:p text:style-name="P295"><text:tab/>data.push(crc8 &amp; 0xff);<text:tab/></text:p>
      <text:p text:style-name="P295"/>
      <text:p text:style-name="P295"><text:tab/>counter++;</text:p>
      <text:p text:style-name="P295"><text:tab/>//Store the new counter value.</text:p>
      <text:p text:style-name="P295"><text:tab/>seq.setGlobalUnsignedNumber("Counter", counter);<text:tab/></text:p>
      <text:p text:style-name="P295"/>
      <text:p text:style-name="P295"><text:tab/>return data;</text:p>
      <text:p text:style-name="P295">}</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2"/>
      <text:h text:style-name="Heading_20_4" text:outline-level="4"><text:soft-page-break/>Array&lt;Number&gt; data sendData(Array&lt;Number&gt; data)</text:h>
      <text:p text:style-name="P32">This function is called if a sequence shall be sent (every sequence script must contain this function).</text:p>
      <text:p text:style-name="P32">Arguments:</text:p>
      <text:list xml:id="list180752712221150" text:continue-numbering="true" text:style-name="L37">
        <text:list-item>
          <text:p text:style-name="P874">data: The sequence data <text:span text:style-name="T424">(byte) </text:span>array</text:p>
        </text:list-item>
      </text:list>
      <text:p text:style-name="P32">Return: The modified data array.</text:p>
      <text:p text:style-name="P32">Note: The sequence will not be sent if an empty array (Array()) is returned.</text:p>
      <text:p text:style-name="P283"/>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80753531705887" text:continue-list="list180753311221571" text:style-name="L31">
        <text:list-item>
          <text:p text:style-name="P546">title: The title of the dialog</text:p>
        </text:list-item>
        <text:list-item>
          <text:p text:style-name="P546">label: The label over the input area</text:p>
        </text:list-item>
        <text:list-item>
          <text:p text:style-name="P546">displayedText: The initial displayed text in the input area</text:p>
        </text:list-item>
      </text:list>
      <text:p text:style-name="P32">Return: The text in the input section after closing the dialog (empty if the ok button was not pressed).</text:p>
      <text:p text:style-name="P32">Example: <text:s/></text:p>
      <text:p text:style-name="P283"><text:span text:style-name="Absatz-Standardschriftart"><text:span text:style-name="T12">var input = seq.showTextInputDialog("Title", "label", "initial text");</text:span></text:span></text:p>
      <text:p text:style-name="P283"><text:span text:style-name="Absatz-Standardschriftart"><text:span text:style-name="T12">if(input != "")</text:span></text:span></text:p>
      <text:p text:style-name="P283"><text:span text:style-name="Absatz-Standardschriftart"><text:span text:style-name="T12">{//OK button pressed.</text:span></text:span></text:p>
      <text:p text:style-name="P283"><text:span text:style-name="Absatz-Standardschriftart"><text:span text:style-name="T12"><text:tab/>//Process the string in 'input'.</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OK button not pressed or empty input.</text:span></text:span></text:p>
      <text:p text:style-name="P283"><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80753503280999" text:continue-numbering="true" text:style-name="L31">
        <text:list-item>
          <text:p text:style-name="P546">title: The title of the dialog</text:p>
        </text:list-item>
        <text:list-item>
          <text:p text:style-name="P546">label: The label over the input area</text:p>
        </text:list-item>
        <text:list-item>
          <text:p text:style-name="P546">displayedText: The initial displayed text in the input area</text:p>
        </text:list-item>
        <text:list-item>
          <text:p text:style-name="P54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83"><text:span text:style-name="Absatz-Standardschriftart"><text:span text:style-name="T12">var input = seq.showMultiLineTextInputDialog("Enter name", "item name", "newItem");</text:span></text:span></text:p>
      <text:p text:style-name="P283"><text:span text:style-name="Absatz-Standardschriftart"><text:span text:style-name="T12">if(input != "")</text:span></text:span></text:p>
      <text:p text:style-name="P283"><text:span text:style-name="Absatz-Standardschriftart"><text:span text:style-name="T12">{//OK button pressed.</text:span></text:span></text:p>
      <text:p text:style-name="P283"><text:span text:style-name="Absatz-Standardschriftart"><text:span text:style-name="T12"><text:tab/>//Process the string in 'input'.</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OK button not pressed or empty input.</text:span></text:span></text:p>
      <text:p text:style-name="P283"><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80752928474085" text:continue-numbering="true" text:style-name="L31">
        <text:list-item>
          <text:p text:style-name="P546">title: The title of the dialog</text:p>
        </text:list-item>
        <text:list-item>
          <text:p text:style-name="P546">label: The label over the input area</text:p>
        </text:list-item>
        <text:list-item>
          <text:p text:style-name="P546">displayedItems: The displayed items</text:p>
        </text:list-item>
        <text:list-item>
          <text:p text:style-name="P546">currentItemIndex: The current combobox index</text:p>
        </text:list-item>
        <text:list-item>
          <text:p text:style-name="P546">editable: True if the combobox shall be editable</text:p>
        </text:list-item>
        <text:list-item>
          <text:p text:style-name="P54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83"><text:span text:style-name="Absatz-Standardschriftart"><text:span text:style-name="T12">var input = seq.showGetItemDialog("Enter name", "item name", Array("item1", "item2"), 1, true);</text:span></text:span></text:p>
      <text:p text:style-name="P283"><text:span text:style-name="Absatz-Standardschriftart"><text:span text:style-name="T12">if(input != "")</text:span></text:span></text:p>
      <text:p text:style-name="P283"><text:span text:style-name="Absatz-Standardschriftart"><text:span text:style-name="T12">{//OK button pressed.</text:span></text:span></text:p>
      <text:p text:style-name="P283"><text:span text:style-name="Absatz-Standardschriftart"><text:span text:style-name="T12"><text:tab/>//Process the string in 'input'.</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OK button not pressed or empty input.</text:span></text:span></text:p>
      <text:p text:style-name="P283"><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80753722148023" text:continue-numbering="true" text:style-name="L31">
        <text:list-item>
          <text:p text:style-name="P546">title: The title of the dialog</text:p>
        </text:list-item>
        <text:list-item>
          <text:p text:style-name="P546">label: The label over the input area</text:p>
        </text:list-item>
        <text:list-item>
          <text:p text:style-name="P546">intialValue: The initial value.</text:p>
        </text:list-item>
        <text:list-item>
          <text:p text:style-name="P546">min: The minimum value</text:p>
        </text:list-item>
        <text:list-item>
          <text:p text:style-name="P546">max: The maximum value.</text:p>
        </text:list-item>
        <text:list-item>
          <text:p text:style-name="P546">step: The amount by which the values change as the user presses the arrow buttons to increment or decrement the value</text:p>
        </text:list-item>
        <text:list-item>
          <text:p text:style-name="P54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80753008593391" text:continue-numbering="true" text:style-name="L31">
        <text:list-item>
          <text:p text:style-name="P546">array item 0: 1 if the ok button has been pressed, 0 otherwise</text:p>
        </text:list-item>
        <text:list-item>
          <text:p text:style-name="P546">array item 1: The value of the spinbox after closing the dialog</text:p>
        </text:list-item>
      </text:list>
      <text:p text:style-name="P32">Example: <text:s/></text:p>
      <text:p text:style-name="P283"><text:span text:style-name="Absatz-Standardschriftart"><text:span text:style-name="T12">var resultArray = seq.showGetIntDialog("Enter value", "value item name", 10, 0, 20, 2);</text:span></text:span></text:p>
      <text:p text:style-name="P283"><text:span text:style-name="Absatz-Standardschriftart"><text:span text:style-name="T12">if(resultArray[0] == 1)</text:span></text:span></text:p>
      <text:p text:style-name="P283"><text:span text:style-name="Absatz-Standardschriftart"><text:span text:style-name="T12">{//OK button pressed.</text:span></text:span></text:p>
      <text:p text:style-name="P283"><text:span text:style-name="Absatz-Standardschriftart"><text:span text:style-name="T12"><text:tab/>//Process the string in 'input'.</text:span></text:span></text:p>
      <text:p text:style-name="P283"><text:soft-page-break/><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OK button not pressed or empty input.</text:span></text:span></text:p>
      <text:p text:style-name="P283"><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80754104058234" text:continue-numbering="true" text:style-name="L31">
        <text:list-item>
          <text:p text:style-name="P546">title: The title of the dialog</text:p>
        </text:list-item>
        <text:list-item>
          <text:p text:style-name="P546">label: The label over the input area</text:p>
        </text:list-item>
        <text:list-item>
          <text:p text:style-name="P546">intialValue: The initial value.</text:p>
        </text:list-item>
        <text:list-item>
          <text:p text:style-name="P546">min: The minimum value</text:p>
        </text:list-item>
        <text:list-item>
          <text:p text:style-name="P546">max: The maximum value.</text:p>
        </text:list-item>
        <text:list-item>
          <text:p text:style-name="P546">decimals: The maximum number of decimal places the number may have</text:p>
        </text:list-item>
        <text:list-item>
          <text:p text:style-name="P54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80753054643814" text:continue-numbering="true" text:style-name="L31">
        <text:list-item>
          <text:p text:style-name="P546">array item 0: 1.0 if the ok button has been pressed, 0 otherwise</text:p>
        </text:list-item>
        <text:list-item>
          <text:p text:style-name="P546">array item 1: The value of the spinbox after closing the dialog</text:p>
        </text:list-item>
      </text:list>
      <text:p text:style-name="P32">Example: <text:s/></text:p>
      <text:p text:style-name="P283"><text:span text:style-name="Absatz-Standardschriftart"><text:span text:style-name="T12">var resultArray = seq.showGetDoubleDialog("Enter value", "value", 10, 0, 20, 2);</text:span></text:span></text:p>
      <text:p text:style-name="P283"><text:span text:style-name="Absatz-Standardschriftart"><text:span text:style-name="T12">if(resultArray[0] &gt;= 1.0)</text:span></text:span></text:p>
      <text:p text:style-name="P283"><text:span text:style-name="Absatz-Standardschriftart"><text:span text:style-name="T12">{//OK button pressed.</text:span></text:span></text:p>
      <text:p text:style-name="P283"><text:span text:style-name="Absatz-Standardschriftart"><text:span text:style-name="T12"><text:tab/>//Process the string in 'input'.</text:span></text:span></text:p>
      <text:p text:style-name="P283"><text:span text:style-name="Absatz-Standardschriftart"><text:span text:style-name="T12">}</text:span></text:span></text:p>
      <text:p text:style-name="P283"><text:span text:style-name="Absatz-Standardschriftart"><text:span text:style-name="T12">else</text:span></text:span></text:p>
      <text:p text:style-name="P283"><text:span text:style-name="Absatz-Standardschriftart"><text:span text:style-name="T12">{//OK button not pressed or empty input.</text:span></text:span></text:p>
      <text:p text:style-name="P283"><text:span text:style-name="Absatz-Standardschriftart"><text:span text:style-name="T12">}</text:span></text:span></text:p>
      <text:p text:style-name="P283"><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2">This function shows a <text:s/>message box.</text:p>
      <text:p text:style-name="P32">Arguments:</text:p>
      <text:list xml:id="list6226165574227202394" text:style-name="L59">
        <text:list-item>
          <text:p text:style-name="P673">icon: The icon of the message box. Possible values are: "Information"," Warning", "Critical" and "Question"</text:p>
        </text:list-item>
        <text:list-item>
          <text:p text:style-name="P673">title: The title of the message box</text:p>
        </text:list-item>
        <text:list-item>
          <text:p text:style-name="P673">text: The text of the message box</text:p>
        </text:list-item>
        <text:list-item>
          <text:p text:style-name="P67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text:soft-page-break/>Example: <text:s/></text:p>
      <text:p text:style-name="P283"><text:span text:style-name="Absatz-Standardschriftart"><text:span text:style-name="T12">seq.messageBox("Information", "Title", "test text");</text:span></text:span></text:p>
      <text:p text:style-name="P283"><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2">This function shows a <text:s/>yes/no dialog.</text:p>
      <text:p text:style-name="P32">Arguments:</text:p>
      <text:list xml:id="list180754782515598" text:continue-numbering="true" text:style-name="L59">
        <text:list-item>
          <text:p text:style-name="P673">icon: The icon of the dialog. Possible values are: "Information"," Warning", "Critical" and "Question"</text:p>
        </text:list-item>
        <text:list-item>
          <text:p text:style-name="P673">title: The title of the dialog</text:p>
        </text:list-item>
        <text:list-item>
          <text:p text:style-name="P673">text: The text of the dialog</text:p>
        </text:list-item>
        <text:list-item>
          <text:p text:style-name="P67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697">Return: True if the user has pressed the yes button</text:p>
        </text:list-item>
      </text:list>
      <text:p text:style-name="P32">Example: <text:s/></text:p>
      <text:p text:style-name="P283"><text:span text:style-name="Absatz-Standardschriftart"><text:span text:style-name="T12">if(seq.showYesNoDialog("Information", "Title", "yes or no?"))</text:span></text:span></text:p>
      <text:p text:style-name="P283"><text:span text:style-name="Absatz-Standardschriftart"><text:span text:style-name="T12">{//Yes clicked.</text:span></text:span></text:p>
      <text:p text:style-name="P283"><text:span text:style-name="Absatz-Standardschriftart"><text:span text:style-name="T12"><text:tab/>//Do something.</text:span></text:span></text:p>
      <text:p text:style-name="P283"><text:span text:style-name="Absatz-Standardschriftart"><text:span text:style-name="T12">}</text:span></text:span></text:p>
      <text:p text:style-name="P283"><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80753040611666" text:continue-list="list180753741757163" text:style-name="L32">
        <text:list-item>
          <text:p text:style-name="P548">initialRed: The initial value for red</text:p>
        </text:list-item>
        <text:list-item>
          <text:p text:style-name="P548">initialGreen: The initial value for green</text:p>
        </text:list-item>
        <text:list-item>
          <text:p text:style-name="P555">initialBlue: The initial value for blue</text:p>
        </text:list-item>
        <text:list-item>
          <text:p text:style-name="P555">initialAlpha: The initial value for alpha</text:p>
        </text:list-item>
        <text:list-item>
          <text:p text:style-name="P555">alphaIsEnabled: True if the alpha value should be visible/editable</text:p>
          <text:p text:style-name="P681">Return: integer list which contains:</text:p>
        </text:list-item>
        <text:list-item>
          <text:p text:style-name="P556">element 0: 1 = OK button press, 0 OK button not pressed</text:p>
        </text:list-item>
        <text:list-item>
          <text:p text:style-name="P556">element 1: red <text:s/>(0-255)</text:p>
        </text:list-item>
        <text:list-item>
          <text:p text:style-name="P556">element 2: green <text:s/>(0-255)</text:p>
        </text:list-item>
        <text:list-item>
          <text:p text:style-name="P556">element 3: blue (0-255)</text:p>
        </text:list-item>
        <text:list-item>
          <text:p text:style-name="P556">element 4: alpha (0-255)</text:p>
        </text:list-item>
      </text:list>
      <text:p text:style-name="P32">Example: <text:s/></text:p>
      <text:p text:style-name="P283"><text:span text:style-name="Absatz-Standardschriftart"><text:span text:style-name="T12">var resultArray = seq.showColorDialog(1,2,3,4,true);</text:span></text:span></text:p>
      <text:p text:style-name="P283"><text:span text:style-name="Absatz-Standardschriftart"><text:span text:style-name="T12">var data = Array();</text:span></text:span></text:p>
      <text:p text:style-name="P283"><text:soft-page-break/><text:span text:style-name="Absatz-Standardschriftart"><text:span text:style-name="T12">if(resultArray[0])</text:span></text:span></text:p>
      <text:p text:style-name="P283"><text:span text:style-name="Absatz-Standardschriftart"><text:span text:style-name="T12">{//OK clicked.</text:span></text:span></text:p>
      <text:p text:style-name="P283"><text:span text:style-name="Absatz-Standardschriftart"><text:span text:style-name="T12"><text:tab/>data.push(resultArray[1]);<text:tab/>//Red</text:span></text:span></text:p>
      <text:p text:style-name="P283"><text:span text:style-name="Absatz-Standardschriftart"><text:span text:style-name="T12"><text:tab/>data.push(resultArray[2]);<text:tab/>//Green</text:span></text:span></text:p>
      <text:p text:style-name="P283"><text:span text:style-name="Absatz-Standardschriftart"><text:span text:style-name="T12"><text:tab/>data.push(resultArray[3]);<text:tab/>//Blue</text:span></text:span></text:p>
      <text:p text:style-name="P283"><text:span text:style-name="Absatz-Standardschriftart"><text:span text:style-name="T12"><text:tab/>data.push(resultArray[4]);<text:tab/>//Alpha</text:span></text:span></text:p>
      <text:p text:style-name="P283"><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34">Calculates a CRC8.</text:p>
      <text:p text:style-name="P434">Arguments:</text:p>
      <text:list xml:id="list1981570793522387143" text:style-name="L60">
        <text:list-item>
          <text:p text:style-name="P674">data: The data for calculating the CRC</text:p>
        </text:list-item>
      </text:list>
      <text:p text:style-name="P434">Return: The CRC</text:p>
      <text:p text:style-name="P434">Example: <text:s/></text:p>
      <text:p text:style-name="P283"><text:span text:style-name="Absatz-Standardschriftart"><text:span text:style-name="T12">var dataArray = Array(0, 1, 2, 3, 4, 5, 6, 7)</text:span></text:span></text:p>
      <text:p text:style-name="P283"><text:span text:style-name="Absatz-Standardschriftart"><text:span text:style-name="T12">var crc = <text:s/>seq.calculateCrc8(dataArray);</text:span></text:span></text:p>
      <text:p text:style-name="P434"/>
      <text:p text:style-name="P32">The used code for the CRC calculation is shown on page <text:span text:style-name="Absatz-Standardschriftart"><text:span text:style-name="T152"><text:bookmark-ref text:reference-format="page" text:ref-name="__RefHeading__15034_1722588897">46</text:bookmark-ref></text:span></text:span>.</text:p>
      <text:p text:style-name="P32"/>
      <text:h text:style-name="P1029" text:outline-level="4">Number <text:span text:style-name="T349">calculateCrc8WithPolynomial</text:span>(Array&lt;Number&gt; data, <text:span text:style-name="T349">Number polynomial, Number startValue=0</text:span>)</text:h>
      <text:p text:style-name="P151">Calculates a crc8 with a given polynomial.</text:p>
      <text:p text:style-name="P152">Arguments:</text:p>
      <text:list xml:id="list180754473016935" text:continue-list="list180752712221150" text:style-name="L37">
        <text:list-item>
          <text:p text:style-name="P603">data: The data <text:span text:style-name="T424">(byte array) </text:span>for calculating the CRC</text:p>
        </text:list-item>
        <text:list-item>
          <text:p text:style-name="P871">polynomial: The used polynomial</text:p>
        </text:list-item>
        <text:list-item>
          <text:p text:style-name="P873">startValue: The CRC start value</text:p>
        </text:list-item>
      </text:list>
      <text:p text:style-name="P40">Return: The CRC</text:p>
      <text:p text:style-name="P149">Example: <text:s/></text:p>
      <text:p text:style-name="P359"><text:span text:style-name="Absatz-Standardschriftart"><text:span text:style-name="T12">var dataArray = Array(0, 1, 2, 3, 4, 5, 6, 7)</text:span></text:span></text:p>
      <text:p text:style-name="P359"><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59"><text:span text:style-name="Absatz-Standardschriftart"><text:span text:style-name="T2"/></text:span></text:p>
      <text:p text:style-name="P359"><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34"/>
      <text:h text:style-name="Heading_20_4" text:outline-level="4">Number calculateCrc16(Array&lt;Number&gt; data)</text:h>
      <text:p text:style-name="P434">Calculates a CRC16.</text:p>
      <text:p text:style-name="P434">Arguments:</text:p>
      <text:list xml:id="list180754451933684" text:continue-list="list1981570793522387143" text:style-name="L60">
        <text:list-item>
          <text:p text:style-name="P675">data: The data <text:span text:style-name="T424">(byte array) </text:span>for calculating the CRC</text:p>
        </text:list-item>
      </text:list>
      <text:p text:style-name="P434">Return: The CRC</text:p>
      <text:p text:style-name="P434">Example: <text:s/></text:p>
      <text:p text:style-name="P283"><text:soft-page-break/><text:span text:style-name="Absatz-Standardschriftart"><text:span text:style-name="T12">var dataArray = Array(0, 1, 2, 3, 4, 5, 6, 7)</text:span></text:span></text:p>
      <text:p text:style-name="P283"><text:span text:style-name="Absatz-Standardschriftart"><text:span text:style-name="T12">var crc = <text:s/>seq.calculateCrc16(dataArray);</text:span></text:span></text:p>
      <text:p text:style-name="P434"/>
      <text:p text:style-name="P32">The used code for the CRC calculation is shown on page <text:span text:style-name="Absatz-Standardschriftart"><text:span text:style-name="T152"><text:bookmark-ref text:ref-name="__RefHeading__9873_562515255">48</text:bookmark-ref></text:span></text:span>.</text:p>
      <text:p text:style-name="P434"/>
      <text:h text:style-name="Heading_20_4" text:outline-level="4">Number calculateCrc32(Array&lt;Number&gt; data)</text:h>
      <text:p text:style-name="P434">Calculates a CRC32.</text:p>
      <text:p text:style-name="P434">Arguments:</text:p>
      <text:list xml:id="list180754564498984" text:continue-numbering="true" text:style-name="L60">
        <text:list-item>
          <text:p text:style-name="P675">data: The data <text:span text:style-name="T424">(byte array) </text:span>for calculating the CRC</text:p>
        </text:list-item>
      </text:list>
      <text:p text:style-name="P434">Return: The CRC</text:p>
      <text:p text:style-name="P434">Example: <text:s/></text:p>
      <text:p text:style-name="P283"><text:span text:style-name="Absatz-Standardschriftart"><text:span text:style-name="T12">var dataArray = Array(0, 1, 2, 3, 4, 5, 6, 7)</text:span></text:span></text:p>
      <text:p text:style-name="P283"><text:span text:style-name="Absatz-Standardschriftart"><text:span text:style-name="T12">var crc = <text:s/>seq.calculateCrc32(dataArray);</text:span></text:span></text:p>
      <text:p text:style-name="P434"/>
      <text:p text:style-name="P32">The used code for the CRC calculation is shown on page <text:span text:style-name="Absatz-Standardschriftart"><text:span text:style-name="T152"><text:bookmark-ref text:ref-name="__RefHeading__9875_562515255">48</text:bookmark-ref></text:span></text:span>.</text:p>
      <text:p text:style-name="P434"/>
      <text:h text:style-name="Heading_20_4" text:outline-level="4">Number calculateCrc64(Array&lt;Number&gt; data)</text:h>
      <text:p text:style-name="P434">Calculates a CRC64.</text:p>
      <text:p text:style-name="P434">Arguments:</text:p>
      <text:list xml:id="list180754461311851" text:continue-numbering="true" text:style-name="L60">
        <text:list-item>
          <text:p text:style-name="P675">data: The data <text:span text:style-name="T424">(byte array) </text:span>for calculating the CRC</text:p>
        </text:list-item>
      </text:list>
      <text:p text:style-name="P434">Return: The CRC</text:p>
      <text:p text:style-name="P434">Example: <text:s/></text:p>
      <text:p text:style-name="P283"><text:span text:style-name="Absatz-Standardschriftart"><text:span text:style-name="T12">var dataArray = Array(0, 1, 2, 3, 4, 5, 6, 7)</text:span></text:span></text:p>
      <text:p text:style-name="P283"><text:span text:style-name="Absatz-Standardschriftart"><text:span text:style-name="T12">var crc = <text:s/>seq.calculateCrc64(dataArray);</text:span></text:span></text:p>
      <text:p text:style-name="P434"/>
      <text:p text:style-name="P32">The used code for the CRC calculation is shown on page <text:span text:style-name="Absatz-Standardschriftart"><text:span text:style-name="T152"><text:bookmark-ref text:ref-name="__RefHeading__9877_562515255">49</text:bookmark-ref></text:span></text:span>.</text:p>
      <text:p text:style-name="P434"/>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83">Version format: major.minor (eg. 3.09)</text:p>
      <text:p text:style-name="P283"/>
      <text:h text:style-name="Heading_20_4" text:outline-level="4"><text:bookmark-start text:name="_Toc4030416581111113121"/>void setBlockTime(Number blockTime)<text:bookmark-end text:name="_Toc4030416581111113121"/></text:h>
      <text:p text:style-name="P283">Sets the script block time.</text:p>
      <text:p text:style-name="P283">Note: After this execution time (sendData and the script main function (all outside a function))</text:p>
      <text:p text:style-name="P283">the script is regarded as blocked and will be stopped. The default is 10000.</text:p>
      <text:p text:style-name="P283"/>
      <text:h text:style-name="P1054" text:outline-level="4">Array&lt;String&gt; getAllObjectPropertiesAndFunctions(QScriptValue object)</text:h>
      <text:p text:style-name="P133">Returns all functions and properties of an object.</text:p>
      <text:p text:style-name="P135">Arguments:</text:p>
      <text:list xml:id="list180754119404124" text:continue-list="list180754473016935" text:style-name="L37">
        <text:list-item>
          <text:p text:style-name="P604"><text:span text:style-name="T325">object</text:span>: The <text:span text:style-name="T308">object</text:span></text:p>
        </text:list-item>
      </text:list>
      <text:p text:style-name="P353"><text:span text:style-name="Absatz-Standardschriftart"><text:span text:style-name="T79">Return: </text:span></text:span><text:span text:style-name="Absatz-Standardschriftart"><text:span text:style-name="T80">All functions and properties of the object.</text:span></text:span></text:p>
      <text:p text:style-name="P353"><text:span text:style-name="Absatz-Standardschriftart"><text:span text:style-name="T80"/></text:span></text:p>
      <text:h text:style-name="P1030" text:outline-level="4">void appendTextToConsole(String text, bool newLine=true<text:span text:style-name="T339">, bool bringToForeground=false</text:span>)</text:h>
      <text:p text:style-name="P143">This function can be used to append a text to the script window console <text:span text:style-name="T341">(e.g. to print debug messages)</text:span>.</text:p>
      <text:p text:style-name="P143">Arguments:</text:p>
      <text:list xml:id="list180752929380378" text:continue-list="list180753074325368" text:style-name="L38">
        <text:list-item>
          <text:p text:style-name="P620">text: The text which has to be appended to the console</text:p>
        </text:list-item>
        <text:list-item>
          <text:p text:style-name="P620">newLine: If true then the text will be appended in a new line </text:p>
        </text:list-item>
        <text:list-item>
          <text:p text:style-name="P622"><text:soft-page-break/>bringToForeground: True if the script window shall be on top of all windows</text:p>
        </text:list-item>
      </text:list>
      <text:p text:style-name="P143">Example: <text:s text:c="2"/></text:p>
      <text:p text:style-name="P287"><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83"/>
      <text:h text:style-name="P1031" text:outline-level="4">Converter function<text:span text:style-name="T358">s</text:span></text:h>
      <text:p text:style-name="P36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8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4138274170921565811" text:style-name="L61">
        <text:list-item>
          <text:p text:style-name="P676">name: Name of the string variable</text:p>
        </text:list-item>
        <text:list-item>
          <text:p text:style-name="P676">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80753241786571" text:continue-numbering="true" text:style-name="L61">
        <text:list-item>
          <text:p text:style-name="P676">name: Name of the variable</text:p>
        </text:list-item>
        <text:list-item>
          <text:p text:style-name="P676">removeValue: True if the variable shall be removed from the string map</text:p>
        </text:list-item>
      </text:list>
      <text:p text:style-name="P434">Return: The read string. Returns an empty string if name is not in the string map.</text:p>
      <text:h text:style-name="Heading_20_5" text:outline-level="5">void setGlobalDataArray(String name, Array&lt;Number&gt; data)</text:h>
      <text:p text:style-name="P32">Sets a data <text:span text:style-name="T424">(byte) </text:span>array in the global data array map.</text:p>
      <text:p text:style-name="P32">Arguments:</text:p>
      <text:list xml:id="list180753068020392" text:continue-numbering="true" text:style-name="L61">
        <text:list-item>
          <text:p text:style-name="P676">name: Name of the variable</text:p>
        </text:list-item>
        <text:list-item>
          <text:p text:style-name="P676">data: The data <text:span text:style-name="T424">(byte) </text:span>array</text:p>
        </text:list-item>
      </text:list>
      <text:h text:style-name="Heading_20_5" text:outline-level="5">Array&lt;Number&gt; getGlobalDataArray(String name, bool removeValue=false)</text:h>
      <text:p text:style-name="P32">Returns a data <text:span text:style-name="T424">(byte) </text:span>array from the global data array map.</text:p>
      <text:p text:style-name="P32">Arguments:</text:p>
      <text:list xml:id="list180753980476747" text:continue-numbering="true" text:style-name="L61">
        <text:list-item>
          <text:p text:style-name="P676">name: Name of the variable</text:p>
        </text:list-item>
        <text:list-item>
          <text:p text:style-name="P676">removeValue: True if the variable shall be removed from the data array map</text:p>
        </text:list-item>
      </text:list>
      <text:p text:style-name="P434">Return: The read data <text:span text:style-name="T424">(byte) </text:span>array. Returns an empty data array if name is not in the data array map.</text:p>
      <text:h text:style-name="Heading_20_5" text:outline-level="5">void setGlobalUnsignedNumber(String name, Number number)</text:h>
      <text:p text:style-name="P32">Sets a<text:span text:style-name="T238">n</text:span> unsigned number in the global unsigned number map.</text:p>
      <text:p text:style-name="P32">Arguments:</text:p>
      <text:list xml:id="list180754750516835" text:continue-numbering="true" text:style-name="L61">
        <text:list-item>
          <text:p text:style-name="P676">name: Name of the variable</text:p>
        </text:list-item>
        <text:list-item>
          <text:p text:style-name="P676">number: The number</text:p>
        </text:list-item>
      </text:list>
      <text:h text:style-name="Heading_20_5" text:outline-level="5"><text:soft-page-break/><text:span text:style-name="T423">Array</text:span>&lt;Number&gt; getGlobalUnsignedNumber(String name,bool removeValue=false)</text:h>
      <text:p text:style-name="P32">Returns a<text:span text:style-name="T239">n</text:span> unsigned number from the global unsigned number map.</text:p>
      <text:p text:style-name="P32">Arguments:</text:p>
      <text:list xml:id="list180754823566210" text:continue-numbering="true" text:style-name="L61">
        <text:list-item>
          <text:p text:style-name="P676">name: Name of the variable</text:p>
        </text:list-item>
        <text:list-item>
          <text:p text:style-name="P676">removeValue: True if the variable shall be removed from the unsigned number map</text:p>
        </text:list-item>
      </text:list>
      <text:p text:style-name="P434">Return: The first element in the result list is the result status (1=name found, 0=name not found). The second element is the read value.</text:p>
      <text:p text:style-name="P434">Example:</text:p>
      <text:p text:style-name="P436">var counter = 0;</text:p>
      <text:p text:style-name="P436">//Read the stored counter value</text:p>
      <text:p text:style-name="P436">var resultArray = seq.getGlobalUnsignedNumber("Counter");</text:p>
      <text:p text:style-name="P436">if(resultArray[0] == 1)</text:p>
      <text:p text:style-name="P436">{</text:p>
      <text:p text:style-name="P436"><text:tab/>counter = resultArray[1];</text:p>
      <text:p text:style-name="P436">}</text:p>
      <text:h text:style-name="Heading_20_5" text:outline-level="5">void setGlobalSignedNumber(String name, Number number)</text:h>
      <text:p text:style-name="P32">Sets a signed number in the global signed number map.</text:p>
      <text:p text:style-name="P32">Arguments:</text:p>
      <text:list xml:id="list180754321064641" text:continue-numbering="true" text:style-name="L61">
        <text:list-item>
          <text:p text:style-name="P676">name: Name of the variable</text:p>
        </text:list-item>
        <text:list-item>
          <text:p text:style-name="P676">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80752725387665" text:continue-numbering="true" text:style-name="L61">
        <text:list-item>
          <text:p text:style-name="P676">name: Name of the variable</text:p>
        </text:list-item>
        <text:list-item>
          <text:p text:style-name="P676">removeValue: True if the variable shall be removed from the signed number map</text:p>
        </text:list-item>
      </text:list>
      <text:p text:style-name="P434">Return: The first element in the result list is the result status (1=name found, 0=name not found). The second element is the read value.</text:p>
      <text:p text:style-name="P434">Example:</text:p>
      <text:p text:style-name="P436">var counter = 0;</text:p>
      <text:p text:style-name="P436">//Read the stored counter value</text:p>
      <text:p text:style-name="P436">var resultArray = seq.getGlobalSignedNumber("Counter");</text:p>
      <text:p text:style-name="P436">if(resultArray[0] == 1)</text:p>
      <text:p text:style-name="P436">{</text:p>
      <text:p text:style-name="P436"><text:tab/>counter = resultArray[1];</text:p>
      <text:p text:style-name="P436">}</text:p>
      <text:p text:style-name="P260"><text:span text:style-name="Absatz-Standardschriftart"/></text:p>
      <text:h text:style-name="P930"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62"><text:span text:style-name="Absatz-Standardschriftart"/></text:p>
      <text:p text:style-name="P363"><text:span text:style-name="Absatz-Standardschriftart"><text:span text:style-name="T356">The script converter class provides several converter functions. These functions can be accessed with the conv object. Example:</text:span></text:span></text:p>
      <text:p text:style-name="P363"><text:span text:style-name="Absatz-Standardschriftart"><text:span text:style-name="T58">var array = conv.addUint16ToArray(array, 61234, true);</text:span></text:span></text:p>
      <text:p text:style-name="P363"><text:span text:style-name="Absatz-Standardschriftart"/></text:p>
      <text:p text:style-name="P361"><text:span text:style-name="Absatz-Standardschriftart">The functions which can be used are described in the following chapters.</text:span></text:p>
      <text:p text:style-name="P361"><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25">var array = Array(48, 49, 50);</text:p>
      <text:p text:style-name="P325">var string = <text:span text:style-name="T357">conv</text:span>.byteArrayToString(array);</text:p>
      <text:p text:style-name="P286"/>
      <text:h text:style-name="P1032" text:outline-level="4"><text:soft-page-break/>String byteArrayTo<text:span text:style-name="T385">Utf8</text:span>String (Array&lt;Number&gt; data)</text:h>
      <text:p text:style-name="P184">Converts a byte array which contains utf8 characters into an utf8 string (QString).</text:p>
      <text:p text:style-name="P183">Example: <text:s/></text:p>
      <text:p text:style-name="P326">var array = Array(<text:span text:style-name="T383">0x61, 0x62, 0xc3, 0xa4</text:span>);</text:p>
      <text:p text:style-name="P326">var string = <text:span text:style-name="T357">conv</text:span>.<text:span text:style-name="T384">byteArrayToUtf8String</text:span>(array);</text:p>
      <text:p text:style-name="P286"/>
      <text:h text:style-name="P1033" text:outline-level="4">String byteArrayToHexString (Array&lt;Number&gt; data)</text:h>
      <text:p text:style-name="P154">Converts a byte array into a hex string.</text:p>
      <text:p text:style-name="P154">Example: <text:s/></text:p>
      <text:p text:style-name="P325">var array = Array(2, 3, 4, 33);</text:p>
      <text:p text:style-name="P325">var string = <text:span text:style-name="T357">conv</text:span>.byteArrayToHexString(array);</text:p>
      <text:p text:style-name="P361"><text:span text:style-name="Absatz-Standardschriftart"><text:span text:style-name="T2"/></text:span></text:p>
      <text:h text:style-name="P1034" text:outline-level="4">Array&lt;Number&gt; stringToArray(String str)</text:h>
      <text:p text:style-name="P112">Converts an ASCII string into a byte array.</text:p>
      <text:p text:style-name="P154">Example: <text:s/></text:p>
      <text:p text:style-name="P286"><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88"><text:span text:style-name="Absatz-Standardschriftart"><text:span text:style-name="T1"/></text:span></text:p>
      <text:h text:style-name="P1036" text:outline-level="4"><text:span text:style-name="T424">Number</text:span> byteArrayToUint16(<text:span text:style-name="T362">Array</text:span>&lt;Number&gt; data, bool littleEndian)</text:h>
      <text:p text:style-name="P156">Converts the first Bytes of a byte array to an uint16.</text:p>
      <text:p text:style-name="P160">Arguments:</text:p>
      <text:list xml:id="list180753527712612" text:continue-list="list180753040611666" text:style-name="L32">
        <text:list-item>
          <text:p text:style-name="P55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5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1037" text:outline-level="4"><text:span text:style-name="T424">Number</text:span> byteArrayToUint<text:span text:style-name="T360">32</text:span>(<text:span text:style-name="T362">Array</text:span>&lt;Number&gt; data, bool littleEndian)</text:h>
      <text:p text:style-name="P157">Converts the first Bytes of a byte array to an uint<text:span text:style-name="T360">32</text:span>.</text:p>
      <text:p text:style-name="P160">Arguments:</text:p>
      <text:list xml:id="list180754089380922" text:continue-numbering="true" text:style-name="L32">
        <text:list-item>
          <text:p text:style-name="P55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5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0"><text:span text:style-name="Absatz-Standardschriftart"><text:span text:style-name="T1"/></text:span></text:p>
      <text:h text:style-name="P1037" text:outline-level="4"><text:span text:style-name="T424">Number</text:span> byteArrayToUint<text:span text:style-name="T360">64</text:span>(<text:span text:style-name="T362">Array</text:span>&lt;Number&gt; data, bool littleEndian)</text:h>
      <text:p text:style-name="P157">Converts the first Bytes of a byte array to an uint<text:span text:style-name="T360">64</text:span>.</text:p>
      <text:p text:style-name="P160">Arguments:</text:p>
      <text:list xml:id="list180753522705252" text:continue-numbering="true" text:style-name="L32">
        <text:list-item>
          <text:p text:style-name="P55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5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7"><text:span text:style-name="Absatz-Standardschriftart"><text:span text:style-name="T83"/></text:span></text:p>
      <text:h text:style-name="P1037" text:outline-level="4"><text:span text:style-name="T424">Number unsignedCharToSignedChar</text:span>(<text:span text:style-name="T364">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90"><text:span text:style-name="Absatz-Standardschriftart"><text:span text:style-name="T1"/></text:span></text:p>
      <text:h text:style-name="P1037" text:outline-level="4"><text:span text:style-name="T424">Number</text:span> byteArrayTo<text:span text:style-name="T360">I</text:span>nt16(<text:span text:style-name="T362">Array</text:span>&lt;Number&gt; data, bool littleEndian)</text:h>
      <text:p text:style-name="P157">Converts the first Bytes of a byte array to an int16.</text:p>
      <text:p text:style-name="P160">Arguments:</text:p>
      <text:list xml:id="list180754345376694" text:continue-numbering="true" text:style-name="L32">
        <text:list-item>
          <text:p text:style-name="P55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5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0"><text:span text:style-name="Absatz-Standardschriftart"><text:span text:style-name="T1"/></text:span></text:p>
      <text:h text:style-name="P1037" text:outline-level="4"><text:span text:style-name="T424">Number</text:span> byteArrayTo<text:span text:style-name="T360">I</text:span>nt<text:span text:style-name="T360">32</text:span>(<text:span text:style-name="T362">Array</text:span>&lt;Number&gt; data, bool littleEndian)</text:h>
      <text:p text:style-name="P157">Converts the first Bytes of a byte array to an int32.</text:p>
      <text:p text:style-name="P160">Arguments:</text:p>
      <text:list xml:id="list180752950344748" text:continue-numbering="true" text:style-name="L32">
        <text:list-item>
          <text:p text:style-name="P55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5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0"><text:soft-page-break/><text:span text:style-name="Absatz-Standardschriftart"><text:span text:style-name="T1"/></text:span></text:p>
      <text:h text:style-name="P1037" text:outline-level="4"><text:span text:style-name="T424">Number</text:span> byteArrayTo<text:span text:style-name="T360">I</text:span>nt<text:span text:style-name="T360">64</text:span>(<text:span text:style-name="T362">Array</text:span>&lt;Number&gt; data, bool littleEndian)</text:h>
      <text:p text:style-name="P157">Converts the first Bytes of a byte array to an int64.</text:p>
      <text:p text:style-name="P160">Arguments:</text:p>
      <text:list xml:id="list180754200753375" text:continue-numbering="true" text:style-name="L32">
        <text:list-item>
          <text:p text:style-name="P55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5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0"><text:span text:style-name="Absatz-Standardschriftart"><text:span text:style-name="T1"/></text:span></text:p>
      <text:h text:style-name="P1038" text:outline-level="4">Number byteArrayToFloat32(<text:span text:style-name="T362">Array</text:span>&lt;Number&gt; data, bool littleEndian)</text:h>
      <text:p text:style-name="P241">Converts the first Bytes of a byte array to a float32.</text:p>
      <text:p text:style-name="P160">Arguments:</text:p>
      <text:list xml:id="list180754720266891" text:continue-numbering="true" text:style-name="L32">
        <text:list-item>
          <text:p text:style-name="P55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5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1"><text:span text:style-name="Absatz-Standardschriftart"><text:span text:style-name="T1"/></text:span></text:p>
      <text:h text:style-name="P1038" text:outline-level="4">Number byteArrayToFloat64(<text:span text:style-name="T362">Array</text:span>&lt;Number&gt; data, bool littleEndian)</text:h>
      <text:p text:style-name="P159">Converts the first Bytes of a byte array to a double.</text:p>
      <text:p text:style-name="P160">Arguments:</text:p>
      <text:list xml:id="list180753443413717" text:continue-numbering="true" text:style-name="L32">
        <text:list-item>
          <text:p text:style-name="P552"><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55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2"><text:span text:style-name="Absatz-Standardschriftart"><text:span text:style-name="T1"/></text:span></text:p>
      <text:h text:style-name="P1035"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293"><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3"><text:span text:style-name="Absatz-Standardschriftart"><text:span text:style-name="T1"/></text:span></text:p>
      <text:h text:style-name="P1039" text:outline-level="4">Array&lt;Number&gt; addUint16ToArray(Array&lt;Number&gt; array, <text:span text:style-name="T489">Number </text:span>value, bool littleEndian)</text:h>
      <text:p text:style-name="P242">Adds an uint16 to a byte array.</text:p>
      <text:p text:style-name="P160">Arguments:</text:p>
      <text:list xml:id="list180753302374499" text:continue-numbering="true" text:style-name="L32">
        <text:list-item>
          <text:p text:style-name="P552"><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52"><text:span text:style-name="Absatz-Standardschriftart"><text:span text:style-name="T361">value: The value</text:span></text:span></text:p>
        </text:list-item>
        <text:list-item>
          <text:p text:style-name="P55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7"><text:span text:style-name="Absatz-Standardschriftart"><text:span text:style-name="T83"/></text:span></text:p>
      <text:h text:style-name="P1039" text:outline-level="4">Array&lt;Number&gt; addUint32ToArray(Array&lt;Number&gt; array, <text:span text:style-name="T489">Number </text:span>value, bool littleEndian)</text:h>
      <text:p text:style-name="P242">Adds an uint32 to a byte array.</text:p>
      <text:p text:style-name="P160">Arguments:</text:p>
      <text:list xml:id="list180753394803013" text:continue-numbering="true" text:style-name="L32">
        <text:list-item>
          <text:p text:style-name="P552"><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52"><text:span text:style-name="Absatz-Standardschriftart"><text:span text:style-name="T361">value: The value</text:span></text:span></text:p>
        </text:list-item>
        <text:list-item>
          <text:p text:style-name="P552"><text:span text:style-name="Absatz-Standardschriftart"><text:span text:style-name="T83">littleEndian: True if the byte order is little endian (least significant byte first)</text:span></text:span></text:p>
        </text:list-item>
      </text:list>
      <text:p text:style-name="P267"><text:span text:style-name="Absatz-Standardschriftart"><text:span text:style-name="T83"/></text:span></text:p>
      <text:h text:style-name="P1039" text:outline-level="4">Array&lt;Number&gt; addUint64ToArray(Array&lt;Number&gt; array, <text:span text:style-name="T489">Number</text:span> value, bool littleEndian)</text:h>
      <text:p text:style-name="P242">Adds an uint64 to a byte array.</text:p>
      <text:p text:style-name="P160">Arguments:</text:p>
      <text:list xml:id="list180752930325489" text:continue-numbering="true" text:style-name="L32">
        <text:list-item>
          <text:p text:style-name="P552"><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52"><text:span text:style-name="Absatz-Standardschriftart"><text:span text:style-name="T361">value: The value</text:span></text:span></text:p>
        </text:list-item>
        <text:list-item>
          <text:p text:style-name="P552"><text:soft-page-break/><text:span text:style-name="Absatz-Standardschriftart"><text:span text:style-name="T83">littleEndian: True if the byte order is little endian (least significant byte first)</text:span></text:span></text:p>
        </text:list-item>
      </text:list>
      <text:p text:style-name="P267"><text:span text:style-name="Absatz-Standardschriftart"><text:span text:style-name="T83"/></text:span></text:p>
      <text:h text:style-name="P1039" text:outline-level="4">Array&lt;Number&gt; add<text:span text:style-name="T362">I</text:span>nt16ToArray(Array&lt;Number&gt; array, <text:span text:style-name="T489">Number</text:span> value, bool littleEndian)</text:h>
      <text:p text:style-name="P243">Adds an int16 to a byte array.</text:p>
      <text:p text:style-name="P161">Arguments:</text:p>
      <text:list xml:id="list180753013888528" text:continue-numbering="true" text:style-name="L32">
        <text:list-item>
          <text:p text:style-name="P55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53"><text:span text:style-name="Absatz-Standardschriftart"><text:span text:style-name="T361">value: The value</text:span></text:span></text:p>
        </text:list-item>
        <text:list-item>
          <text:p text:style-name="P55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8"><text:span text:style-name="Absatz-Standardschriftart"><text:span text:style-name="T83"/></text:span></text:p>
      <text:h text:style-name="P1039" text:outline-level="4">Array&lt;Number&gt; add<text:span text:style-name="T362">I</text:span>nt32ToArray(Array&lt;Number&gt; array, <text:span text:style-name="T489">Number</text:span> value, bool littleEndian)</text:h>
      <text:p text:style-name="P243">Adds an int32 to a byte array.</text:p>
      <text:p text:style-name="P161">Arguments:</text:p>
      <text:list xml:id="list180753923826807" text:continue-numbering="true" text:style-name="L32">
        <text:list-item>
          <text:p text:style-name="P55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53"><text:span text:style-name="Absatz-Standardschriftart"><text:span text:style-name="T361">value: The value</text:span></text:span></text:p>
        </text:list-item>
        <text:list-item>
          <text:p text:style-name="P553"><text:span text:style-name="Absatz-Standardschriftart"><text:span text:style-name="T83">littleEndian: True if the byte order is little endian (least significant byte first)</text:span></text:span></text:p>
        </text:list-item>
      </text:list>
      <text:p text:style-name="P268"><text:span text:style-name="Absatz-Standardschriftart"><text:span text:style-name="T83"/></text:span></text:p>
      <text:h text:style-name="P1040" text:outline-level="4">Array&lt;Number&gt; add<text:span text:style-name="T362">I</text:span>nt64ToArray(Array&lt;Number&gt; array, <text:span text:style-name="T489">Number </text:span>value, bool littleEndian)</text:h>
      <text:p text:style-name="P243">Adds an int64 to a byte array.</text:p>
      <text:p text:style-name="P161">Arguments:</text:p>
      <text:list xml:id="list180754438686518" text:continue-numbering="true" text:style-name="L32">
        <text:list-item>
          <text:p text:style-name="P55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53"><text:span text:style-name="Absatz-Standardschriftart"><text:span text:style-name="T361">value: The value</text:span></text:span></text:p>
        </text:list-item>
        <text:list-item>
          <text:p text:style-name="P553"><text:span text:style-name="Absatz-Standardschriftart"><text:span text:style-name="T83">littleEndian: True if the byte order is little endian (least significant byte first)</text:span></text:span></text:p>
        </text:list-item>
      </text:list>
      <text:p text:style-name="P268"><text:span text:style-name="Absatz-Standardschriftart"><text:span text:style-name="T83"/></text:span></text:p>
      <text:h text:style-name="P1041" text:outline-level="4">Array&lt;Number&gt; addFloat32ToArray(Array&lt;Number&gt; array, Number value, bool littleEndian)</text:h>
      <text:p text:style-name="P244">Adds a float32 to a byte array.</text:p>
      <text:p text:style-name="P162">Arguments:</text:p>
      <text:list xml:id="list180752737085029" text:continue-numbering="true" text:style-name="L32">
        <text:list-item>
          <text:p text:style-name="P55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54"><text:span text:style-name="Absatz-Standardschriftart"><text:span text:style-name="T361">value: The value</text:span></text:span></text:p>
        </text:list-item>
        <text:list-item>
          <text:p text:style-name="P554"><text:span text:style-name="Absatz-Standardschriftart"><text:span text:style-name="T83">littleEndian: True if the byte order is little endian (least significant byte first)</text:span></text:span></text:p>
        </text:list-item>
      </text:list>
      <text:p text:style-name="P269"><text:span text:style-name="Absatz-Standardschriftart"><text:span text:style-name="T83"/></text:span></text:p>
      <text:h text:style-name="P1041" text:outline-level="4">Array&lt;Number&gt; addFloat64ToArray(Array&lt;Number&gt; array, Number value, bool littleEndian)</text:h>
      <text:p text:style-name="P244">Adds a float64 to a byte array.</text:p>
      <text:p text:style-name="P162">Arguments:</text:p>
      <text:list xml:id="list180753315196630" text:continue-numbering="true" text:style-name="L32">
        <text:list-item>
          <text:p text:style-name="P55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554"><text:span text:style-name="Absatz-Standardschriftart"><text:span text:style-name="T361">value: The value</text:span></text:span></text:p>
        </text:list-item>
        <text:list-item>
          <text:p text:style-name="P554"><text:span text:style-name="Absatz-Standardschriftart"><text:span text:style-name="T8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09-09T18:07:51.201000000</dc:date>
    <meta:print-date>2014-11-04T09:54:00Z</meta:print-date>
    <meta:editing-cycles>2757</meta:editing-cycles>
    <meta:editing-duration>P5DT8H52M7S</meta:editing-duration>
    <meta:document-statistic meta:table-count="5" meta:image-count="34" meta:object-count="0" meta:page-count="172" meta:paragraph-count="6568" meta:word-count="41586" meta:character-count="299621" meta:non-whitespace-character-count="263169"/>
    <meta:template xlink:type="simple" xlink:actuate="onRequest" xlink:title="" xlink:href="Normal.dotm"/>
  </office:meta>
</office:document-meta>
</file>